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83in"/>
    </style:style>
    <style:style style:name="co3" style:family="table-column">
      <style:table-column-properties fo:break-before="auto" style:column-width="0.4173in"/>
    </style:style>
    <style:style style:name="co4" style:family="table-column">
      <style:table-column-properties fo:break-before="auto" style:column-width="0.3591in"/>
    </style:style>
    <style:style style:name="co5" style:family="table-column">
      <style:table-column-properties fo:break-before="auto" style:column-width="0.5598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4764in"/>
    </style:style>
    <style:style style:name="co10" style:family="table-column">
      <style:table-column-properties fo:break-before="auto" style:column-width="0.4591in"/>
    </style:style>
    <style:style style:name="co11" style:family="table-column">
      <style:table-column-properties fo:break-before="auto" style:column-width="0.4846in"/>
    </style:style>
    <style:style style:name="co13" style:family="table-column">
      <style:table-column-properties fo:break-before="auto" style:column-width="0.8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ext-properties style:font-name="Liberation Sans1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00"/>
  </office:automatic-styles>
  <office:body>
    <office:spreadsheet>
      <table:calculation-settings table:automatic-find-labels="false"/>
      <table:table table:name="Layou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6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UO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style-name="ce11" office:value-type="string" calcext:value-type="string">
            <text:p>ie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uo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ur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y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table:number-columns-repeated="9"/>
          <table:table-cell table:number-columns-repeated="7"/>
        </table:table-row>
        <table:table-row table:style-name="ro1"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N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hm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hn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x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rr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ny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gg</text:p>
          </table:table-cell>
          <table:table-cell table:style-name="ce15" office:value-type="string" calcext:value-type="string">
            <text:p>h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style-name="ce4" office:value-type="string" calcext:value-type="string">
            <text:p>nb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BK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et</text:p>
          </table:table-cell>
          <table:table-cell office:value-type="string" calcext:value-type="string">
            <text:p>at</text:p>
          </table:table-cell>
          <table:table-cell table:style-name="ce6"/>
          <table:table-cell office:value-type="string" calcext:value-type="string">
            <text:p>ot</text:p>
          </table:table-cell>
          <table:table-cell table:style-name="ce6" table:number-columns-repeated="5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NM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uox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x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ep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uop</text:p>
          </table:table-cell>
          <table:table-cell office:value-type="string" calcext:value-type="string">
            <text:p>op</text:p>
          </table:table-cell>
          <table:table-cell table:style-name="ce6" table:number-columns-repeated="4"/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9:.L12];&quot;[z|s|c|h|g|m|n|d|b|j|r]?[a-z]?[y|u|e|o|a|i][o|e|r]?[x|t|p]?&quot;)" office:value-type="float" office:value="21" calcext:value-type="float">
            <text:p>21</text:p>
          </table:table-cell>
          <table:table-cell table:formula="of:=[.O12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biet</text:p>
          </table:table-cell>
          <table:table-cell office:value-type="string" calcext:value-type="string">
            <text:p>bat</text:p>
          </table:table-cell>
          <table:table-cell table:style-name="ce6"/>
          <table:table-cell office:value-type="string" calcext:value-type="string">
            <text:p>bot</text:p>
          </table:table-cell>
          <table:table-cell table:style-name="ce6"/>
          <table:table-cell office:value-type="string" calcext:value-type="string">
            <text:p>but</text:p>
          </table:table-cell>
          <table:table-cell table:style-name="ce6"/>
          <table:table-cell office:value-type="string" calcext:value-type="string">
            <text:p>byt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NM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biex</text:p>
          </table:table-cell>
          <table:table-cell office:value-type="string" calcext:value-type="string">
            <text:p>bax</text:p>
          </table:table-cell>
          <table:table-cell office:value-type="string" calcext:value-type="string">
            <text:p>bu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ex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rx</text:p>
          </table:table-cell>
          <table:table-cell office:value-type="string" calcext:value-type="string">
            <text:p>byx</text:p>
          </table:table-cell>
          <table:table-cell office:value-type="string" calcext:value-type="string">
            <text:p>byr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uo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y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bip</text:p>
          </table:table-cell>
          <table:table-cell office:value-type="string" calcext:value-type="string">
            <text:p>biep</text:p>
          </table:table-cell>
          <table:table-cell office:value-type="string" calcext:value-type="string">
            <text:p>bap</text:p>
          </table:table-cell>
          <table:table-cell office:value-type="string" calcext:value-type="string">
            <text:p>buop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ep</text:p>
          </table:table-cell>
          <table:table-cell office:value-type="string" calcext:value-type="string">
            <text:p>bup</text:p>
          </table:table-cell>
          <table:table-cell table:style-name="ce6"/>
          <table:table-cell office:value-type="string" calcext:value-type="string">
            <text:p>byp</text:p>
          </table:table-cell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14:.L17];&quot;[z|s|c|h|g|m|n|d|b|j|r]?[a-z]?[y|u|e|o|a|i][o|e|r]?[x|t|p]?&quot;)" office:value-type="float" office:value="34" calcext:value-type="float">
            <text:p>34</text:p>
          </table:table-cell>
          <table:table-cell table:formula="of:=[.O17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it</text:p>
          </table:table-cell>
          <table:table-cell table:style-name="ce6"/>
          <table:table-cell office:value-type="string" calcext:value-type="string">
            <text:p>pat</text:p>
          </table:table-cell>
          <table:table-cell table:style-name="ce6"/>
          <table:table-cell office:value-type="string" calcext:value-type="string">
            <text:p>pot</text:p>
          </table:table-cell>
          <table:table-cell table:style-name="ce6"/>
          <table:table-cell office:value-type="string" calcext:value-type="string">
            <text:p>put</text:p>
          </table:table-cell>
          <table:table-cell table:style-name="ce6"/>
          <table:table-cell office:value-type="string" calcext:value-type="string">
            <text:p>pyt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NM</text:p>
          </table:table-cell>
          <table:table-cell office:value-type="string" calcext:value-type="string">
            <text:p>pix</text:p>
          </table:table-cell>
          <table:table-cell office:value-type="string" calcext:value-type="string">
            <text:p>piex</text:p>
          </table:table-cell>
          <table:table-cell office:value-type="string" calcext:value-type="string">
            <text:p>pax</text:p>
          </table:table-cell>
          <table:table-cell office:value-type="string" calcext:value-type="string">
            <text:p>puox</text:p>
          </table:table-cell>
          <table:table-cell office:value-type="string" calcext:value-type="string">
            <text:p>pox</text:p>
          </table:table-cell>
          <table:table-cell table:style-name="ce6"/>
          <table:table-cell office:value-type="string" calcext:value-type="string">
            <text:p>pux</text:p>
          </table:table-cell>
          <table:table-cell office:value-type="string" calcext:value-type="string">
            <text:p>purx</text:p>
          </table:table-cell>
          <table:table-cell office:value-type="string" calcext:value-type="string">
            <text:p>pyx</text:p>
          </table:table-cell>
          <table:table-cell office:value-type="string" calcext:value-type="string">
            <text:p>pyr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uo</text:p>
          </table:table-cell>
          <table:table-cell office:value-type="string" calcext:value-type="string">
            <text:p>po</text:p>
          </table:table-cell>
          <table:table-cell table:style-name="ce6"/>
          <table:table-cell office:value-type="string" calcext:value-type="string">
            <text:p>pu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y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piep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puop</text:p>
          </table:table-cell>
          <table:table-cell office:value-type="string" calcext:value-type="string">
            <text:p>pop</text:p>
          </table:table-cell>
          <table:table-cell table:style-name="ce6"/>
          <table:table-cell office:value-type="string" calcext:value-type="string">
            <text:p>pup</text:p>
          </table:table-cell>
          <table:table-cell table:style-name="ce6"/>
          <table:table-cell office:value-type="string" calcext:value-type="string">
            <text:p>pyp</text:p>
          </table:table-cell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19:.L22];&quot;[z|s|c|h|g|m|n|d|b|j|r]?[a-z]?[y|u|e|o|a|i][o|e|r]?[x|t|p]?&quot;)" office:value-type="float" office:value="30" calcext:value-type="float">
            <text:p>30</text:p>
          </table:table-cell>
          <table:table-cell table:formula="of:=[.O2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bbit</text:p>
          </table:table-cell>
          <table:table-cell office:value-type="string" calcext:value-type="string">
            <text:p>bbiet</text:p>
          </table:table-cell>
          <table:table-cell office:value-type="string" calcext:value-type="string">
            <text:p>bbat</text:p>
          </table:table-cell>
          <table:table-cell table:style-name="ce6"/>
          <table:table-cell office:value-type="string" calcext:value-type="string">
            <text:p>bbot</text:p>
          </table:table-cell>
          <table:table-cell table:style-name="ce6"/>
          <table:table-cell office:value-type="string" calcext:value-type="string">
            <text:p>bbut</text:p>
          </table:table-cell>
          <table:table-cell table:style-name="ce6"/>
          <table:table-cell office:value-type="string" calcext:value-type="string">
            <text:p>bbyt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NM</text:p>
          </table:table-cell>
          <table:table-cell office:value-type="string" calcext:value-type="string">
            <text:p>bbix</text:p>
          </table:table-cell>
          <table:table-cell office:value-type="string" calcext:value-type="string">
            <text:p>bbiex</text:p>
          </table:table-cell>
          <table:table-cell office:value-type="string" calcext:value-type="string">
            <text:p>bbax</text:p>
          </table:table-cell>
          <table:table-cell office:value-type="string" calcext:value-type="string">
            <text:p>bbuox</text:p>
          </table:table-cell>
          <table:table-cell office:value-type="string" calcext:value-type="string">
            <text:p>bbox</text:p>
          </table:table-cell>
          <table:table-cell office:value-type="string" calcext:value-type="string">
            <text:p>bbex</text:p>
          </table:table-cell>
          <table:table-cell office:value-type="string" calcext:value-type="string">
            <text:p>bbux</text:p>
          </table:table-cell>
          <table:table-cell office:value-type="string" calcext:value-type="string">
            <text:p>bburx</text:p>
          </table:table-cell>
          <table:table-cell office:value-type="string" calcext:value-type="string">
            <text:p>bbyx</text:p>
          </table:table-cell>
          <table:table-cell table:style-name="ce6"/>
          <table:table-cell table:number-columns-repeated="7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bbi</text:p>
          </table:table-cell>
          <table:table-cell office:value-type="string" calcext:value-type="string">
            <text:p>bbie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bbuo</text:p>
          </table:table-cell>
          <table:table-cell office:value-type="string" calcext:value-type="string">
            <text:p>bbo</text:p>
          </table:table-cell>
          <table:table-cell office:value-type="string" calcext:value-type="string">
            <text:p>bbe</text:p>
          </table:table-cell>
          <table:table-cell office:value-type="string" calcext:value-type="string">
            <text:p>bbu</text:p>
          </table:table-cell>
          <table:table-cell office:value-type="string" calcext:value-type="string">
            <text:p>bbur</text:p>
          </table:table-cell>
          <table:table-cell office:value-type="string" calcext:value-type="string">
            <text:p>bby</text:p>
          </table:table-cell>
          <table:table-cell table:style-name="ce6"/>
          <table:table-cell table:number-columns-repeated="7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bbip</text:p>
          </table:table-cell>
          <table:table-cell office:value-type="string" calcext:value-type="string">
            <text:p>bbiep</text:p>
          </table:table-cell>
          <table:table-cell office:value-type="string" calcext:value-type="string">
            <text:p>bbap</text:p>
          </table:table-cell>
          <table:table-cell office:value-type="string" calcext:value-type="string">
            <text:p>bbuop</text:p>
          </table:table-cell>
          <table:table-cell office:value-type="string" calcext:value-type="string">
            <text:p>bbop</text:p>
          </table:table-cell>
          <table:table-cell office:value-type="string" calcext:value-type="string">
            <text:p>bbep</text:p>
          </table:table-cell>
          <table:table-cell office:value-type="string" calcext:value-type="string">
            <text:p>bbup</text:p>
          </table:table-cell>
          <table:table-cell table:style-name="ce6"/>
          <table:table-cell office:value-type="string" calcext:value-type="string">
            <text:p>bbyp</text:p>
          </table:table-cell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24:.L27];&quot;[z|s|c|h|g|m|n|d|b|j|r]?[a-z]?[y|u|e|o|a|i][o|e|r]?[x|t|p]?&quot;)" office:value-type="float" office:value="32" calcext:value-type="float">
            <text:p>32</text:p>
          </table:table-cell>
          <table:table-cell table:formula="of:=[.O27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nbit</text:p>
          </table:table-cell>
          <table:table-cell table:style-name="ce6"/>
          <table:table-cell office:value-type="string" calcext:value-type="string">
            <text:p>nbat</text:p>
          </table:table-cell>
          <table:table-cell table:style-name="ce6"/>
          <table:table-cell office:value-type="string" calcext:value-type="string">
            <text:p>nbot</text:p>
          </table:table-cell>
          <table:table-cell table:style-name="ce6"/>
          <table:table-cell office:value-type="string" calcext:value-type="string">
            <text:p>nbut</text:p>
          </table:table-cell>
          <table:table-cell table:style-name="ce6"/>
          <table:table-cell office:value-type="string" calcext:value-type="string">
            <text:p>nbyt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NM</text:p>
          </table:table-cell>
          <table:table-cell office:value-type="string" calcext:value-type="string">
            <text:p>nbix</text:p>
          </table:table-cell>
          <table:table-cell office:value-type="string" calcext:value-type="string">
            <text:p>nbiex</text:p>
          </table:table-cell>
          <table:table-cell office:value-type="string" calcext:value-type="string">
            <text:p>nbax</text:p>
          </table:table-cell>
          <table:table-cell table:style-name="ce6"/>
          <table:table-cell office:value-type="string" calcext:value-type="string">
            <text:p>nbox</text:p>
          </table:table-cell>
          <table:table-cell table:style-name="ce6"/>
          <table:table-cell office:value-type="string" calcext:value-type="string">
            <text:p>nbux</text:p>
          </table:table-cell>
          <table:table-cell office:value-type="string" calcext:value-type="string">
            <text:p>nburx</text:p>
          </table:table-cell>
          <table:table-cell office:value-type="string" calcext:value-type="string">
            <text:p>nbyx</text:p>
          </table:table-cell>
          <table:table-cell office:value-type="string" calcext:value-type="string">
            <text:p>nbyr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nbi</text:p>
          </table:table-cell>
          <table:table-cell office:value-type="string" calcext:value-type="string">
            <text:p>nbie</text:p>
          </table:table-cell>
          <table:table-cell office:value-type="string" calcext:value-type="string">
            <text:p>nba</text:p>
          </table:table-cell>
          <table:table-cell table:style-name="ce6"/>
          <table:table-cell office:value-type="string" calcext:value-type="string">
            <text:p>nbo</text:p>
          </table:table-cell>
          <table:table-cell table:style-name="ce6"/>
          <table:table-cell office:value-type="string" calcext:value-type="string">
            <text:p>nbu</text:p>
          </table:table-cell>
          <table:table-cell office:value-type="string" calcext:value-type="string">
            <text:p>nbur</text:p>
          </table:table-cell>
          <table:table-cell office:value-type="string" calcext:value-type="string">
            <text:p>nby</text:p>
          </table:table-cell>
          <table:table-cell office:value-type="string" calcext:value-type="string">
            <text:p>nby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nbip</text:p>
          </table:table-cell>
          <table:table-cell office:value-type="string" calcext:value-type="string">
            <text:p>nbiep</text:p>
          </table:table-cell>
          <table:table-cell office:value-type="string" calcext:value-type="string">
            <text:p>nbap</text:p>
          </table:table-cell>
          <table:table-cell table:style-name="ce6"/>
          <table:table-cell office:value-type="string" calcext:value-type="string">
            <text:p>nbop</text:p>
          </table:table-cell>
          <table:table-cell table:style-name="ce6"/>
          <table:table-cell office:value-type="string" calcext:value-type="string">
            <text:p>nbup</text:p>
          </table:table-cell>
          <table:table-cell table:style-name="ce6"/>
          <table:table-cell office:value-type="string" calcext:value-type="string">
            <text:p>nbyp</text:p>
          </table:table-cell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29:.L32];&quot;[z|s|c|h|g|m|n|d|b|j|r]?[a-z]?[y|u|e|o|a|i][o|e|r]?[x|t|p]?&quot;)" office:value-type="float" office:value="27" calcext:value-type="float">
            <text:p>27</text:p>
          </table:table-cell>
          <table:table-cell table:formula="of:=[.O32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hm</text:p>
          </table:table-cell>
          <table:table-cell/>
          <table:table-cell table:formula="of:=IFERROR(VLOOKUP(COM.MICROSOFT.CONCAT([.$A34];[.C$2];[.$Q34]);[$Lookup.$A$1:.$C$1165];1;0);&quot;&quot;)" office:value-type="string" office:string-value="hmit" calcext:value-type="string">
            <text:p>hmit</text:p>
          </table:table-cell>
          <table:table-cell table:formula="of:=IFERROR(VLOOKUP(COM.MICROSOFT.CONCAT([.$A34];[.D$2];[.$Q34]);[$Lookup.$A$1:.$C$1165];1;0);&quot;&quot;)">
            <text:p/>
          </table:table-cell>
          <table:table-cell table:formula="of:=IFERROR(VLOOKUP(COM.MICROSOFT.CONCAT([.$A34];[.E$2];[.$Q34]);[$Lookup.$A$1:.$C$1165];1;0);&quot;&quot;)" office:value-type="string" office:string-value="hmat" calcext:value-type="string">
            <text:p>hmat</text:p>
          </table:table-cell>
          <table:table-cell table:formula="of:=IFERROR(VLOOKUP(COM.MICROSOFT.CONCAT([.$A34];[.F$2];[.$Q34]);[$Lookup.$A$1:.$C$1165];1;0);&quot;&quot;)">
            <text:p/>
          </table:table-cell>
          <table:table-cell table:formula="of:=IFERROR(VLOOKUP(COM.MICROSOFT.CONCAT([.$A34];[.G$2];[.$Q34]);[$Lookup.$A$1:.$C$1165];1;0);&quot;&quot;)" office:value-type="string" office:string-value="hmot" calcext:value-type="string">
            <text:p>hmot</text:p>
          </table:table-cell>
          <table:table-cell table:formula="of:=IFERROR(VLOOKUP(COM.MICROSOFT.CONCAT([.$A34];[.H$2];[.$Q34]);[$Lookup.$A$1:.$C$1165];1;0);&quot;&quot;)">
            <text:p/>
          </table:table-cell>
          <table:table-cell table:formula="of:=IFERROR(VLOOKUP(COM.MICROSOFT.CONCAT([.$A34];[.I$2];[.$Q34]);[$Lookup.$A$1:.$C$1165];1;0);&quot;&quot;)" office:value-type="string" office:string-value="hmut" calcext:value-type="string">
            <text:p>hmut</text:p>
          </table:table-cell>
          <table:table-cell table:formula="of:=IFERROR(VLOOKUP(COM.MICROSOFT.CONCAT([.$A34];[.J$2];[.$Q34]);[$Lookup.$A$1:.$C$1165];1;0);&quot;&quot;)">
            <text:p/>
          </table:table-cell>
          <table:table-cell table:formula="of:=IFERROR(VLOOKUP(COM.MICROSOFT.CONCAT([.$A34];[.K$2];[.$Q34]);[$Lookup.$A$1:.$C$1165];1;0);&quot;&quot;)">
            <text:p/>
          </table:table-cell>
          <table:table-cell table:formula="of:=IFERROR(VLOOKUP(COM.MICROSOFT.CONCAT([.$A34];[.L$2];[.$Q3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NM</text:p>
          </table:table-cell>
          <table:table-cell table:formula="of:=IFERROR(VLOOKUP(COM.MICROSOFT.CONCAT([.$A35];[.C$2];[.$Q35]);[$Lookup.$A$1:.$C$1165];1;0);&quot;&quot;)" office:value-type="string" office:string-value="hmix" calcext:value-type="string">
            <text:p>hmix</text:p>
          </table:table-cell>
          <table:table-cell table:formula="of:=IFERROR(VLOOKUP(COM.MICROSOFT.CONCAT([.$A35];[.D$2];[.$Q35]);[$Lookup.$A$1:.$C$1165];1;0);&quot;&quot;)" office:value-type="string" office:string-value="hmiex" calcext:value-type="string">
            <text:p>hmiex</text:p>
          </table:table-cell>
          <table:table-cell table:formula="of:=IFERROR(VLOOKUP(COM.MICROSOFT.CONCAT([.$A35];[.E$2];[.$Q35]);[$Lookup.$A$1:.$C$1165];1;0);&quot;&quot;)" office:value-type="string" office:string-value="hmax" calcext:value-type="string">
            <text:p>hmax</text:p>
          </table:table-cell>
          <table:table-cell table:formula="of:=IFERROR(VLOOKUP(COM.MICROSOFT.CONCAT([.$A35];[.F$2];[.$Q35]);[$Lookup.$A$1:.$C$1165];1;0);&quot;&quot;)" office:value-type="string" office:string-value="hmuox" calcext:value-type="string">
            <text:p>hmuox</text:p>
          </table:table-cell>
          <table:table-cell table:formula="of:=IFERROR(VLOOKUP(COM.MICROSOFT.CONCAT([.$A35];[.G$2];[.$Q35]);[$Lookup.$A$1:.$C$1165];1;0);&quot;&quot;)" office:value-type="string" office:string-value="hmox" calcext:value-type="string">
            <text:p>hmox</text:p>
          </table:table-cell>
          <table:table-cell table:formula="of:=IFERROR(VLOOKUP(COM.MICROSOFT.CONCAT([.$A35];[.H$2];[.$Q35]);[$Lookup.$A$1:.$C$1165];1;0);&quot;&quot;)">
            <text:p/>
          </table:table-cell>
          <table:table-cell table:formula="of:=IFERROR(VLOOKUP(COM.MICROSOFT.CONCAT([.$A35];[.I$2];[.$Q35]);[$Lookup.$A$1:.$C$1165];1;0);&quot;&quot;)" office:value-type="string" office:string-value="hmux" calcext:value-type="string">
            <text:p>hmux</text:p>
          </table:table-cell>
          <table:table-cell table:formula="of:=IFERROR(VLOOKUP(COM.MICROSOFT.CONCAT([.$A35];[.J$2];[.$Q35]);[$Lookup.$A$1:.$C$1165];1;0);&quot;&quot;)" office:value-type="string" office:string-value="hmurx" calcext:value-type="string">
            <text:p>hmurx</text:p>
          </table:table-cell>
          <table:table-cell table:formula="of:=IFERROR(VLOOKUP(COM.MICROSOFT.CONCAT([.$A35];[.K$2];[.$Q35]);[$Lookup.$A$1:.$C$1165];1;0);&quot;&quot;)" office:value-type="string" office:string-value="hmyx" calcext:value-type="string">
            <text:p>hmyx</text:p>
          </table:table-cell>
          <table:table-cell table:formula="of:=IFERROR(VLOOKUP(COM.MICROSOFT.CONCAT([.$A35];[.L$2];[.$Q35]);[$Lookup.$A$1:.$C$1165];1;0);&quot;&quot;)" office:value-type="string" office:string-value="hmyrx" calcext:value-type="string">
            <text:p>hm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NL</text:p>
          </table:table-cell>
          <table:table-cell table:formula="of:=IFERROR(VLOOKUP(COM.MICROSOFT.CONCAT([.$A36];[.C$2];[.$Q36]);[$Lookup.$A$1:.$C$1165];1;0);&quot;&quot;)" office:value-type="string" office:string-value="hmi" calcext:value-type="string">
            <text:p>hmi</text:p>
          </table:table-cell>
          <table:table-cell table:formula="of:=IFERROR(VLOOKUP(COM.MICROSOFT.CONCAT([.$A36];[.D$2];[.$Q36]);[$Lookup.$A$1:.$C$1165];1;0);&quot;&quot;)" office:value-type="string" office:string-value="hmie" calcext:value-type="string">
            <text:p>hmie</text:p>
          </table:table-cell>
          <table:table-cell table:formula="of:=IFERROR(VLOOKUP(COM.MICROSOFT.CONCAT([.$A36];[.E$2];[.$Q36]);[$Lookup.$A$1:.$C$1165];1;0);&quot;&quot;)" office:value-type="string" office:string-value="hma" calcext:value-type="string">
            <text:p>hma</text:p>
          </table:table-cell>
          <table:table-cell table:formula="of:=IFERROR(VLOOKUP(COM.MICROSOFT.CONCAT([.$A36];[.F$2];[.$Q36]);[$Lookup.$A$1:.$C$1165];1;0);&quot;&quot;)" office:value-type="string" office:string-value="hmuo" calcext:value-type="string">
            <text:p>hmuo</text:p>
          </table:table-cell>
          <table:table-cell table:formula="of:=IFERROR(VLOOKUP(COM.MICROSOFT.CONCAT([.$A36];[.G$2];[.$Q36]);[$Lookup.$A$1:.$C$1165];1;0);&quot;&quot;)" office:value-type="string" office:string-value="hmo" calcext:value-type="string">
            <text:p>hmo</text:p>
          </table:table-cell>
          <table:table-cell table:formula="of:=IFERROR(VLOOKUP(COM.MICROSOFT.CONCAT([.$A36];[.H$2];[.$Q36]);[$Lookup.$A$1:.$C$1165];1;0);&quot;&quot;)">
            <text:p/>
          </table:table-cell>
          <table:table-cell table:formula="of:=IFERROR(VLOOKUP(COM.MICROSOFT.CONCAT([.$A36];[.I$2];[.$Q36]);[$Lookup.$A$1:.$C$1165];1;0);&quot;&quot;)" office:value-type="string" office:string-value="hmu" calcext:value-type="string">
            <text:p>hmu</text:p>
          </table:table-cell>
          <table:table-cell table:formula="of:=IFERROR(VLOOKUP(COM.MICROSOFT.CONCAT([.$A36];[.J$2];[.$Q36]);[$Lookup.$A$1:.$C$1165];1;0);&quot;&quot;)" office:value-type="string" office:string-value="hmur" calcext:value-type="string">
            <text:p>hmur</text:p>
          </table:table-cell>
          <table:table-cell table:formula="of:=IFERROR(VLOOKUP(COM.MICROSOFT.CONCAT([.$A36];[.K$2];[.$Q36]);[$Lookup.$A$1:.$C$1165];1;0);&quot;&quot;)" office:value-type="string" office:string-value="hmy" calcext:value-type="string">
            <text:p>hmy</text:p>
          </table:table-cell>
          <table:table-cell table:formula="of:=IFERROR(VLOOKUP(COM.MICROSOFT.CONCAT([.$A36];[.L$2];[.$Q36]);[$Lookup.$A$1:.$C$1165];1;0);&quot;&quot;)" office:value-type="string" office:string-value="hmyr" calcext:value-type="string">
            <text:p>hm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GL</text:p>
          </table:table-cell>
          <table:table-cell table:formula="of:=IFERROR(VLOOKUP(COM.MICROSOFT.CONCAT([.$A37];[.C$2];[.$Q37]);[$Lookup.$A$1:.$C$1165];1;0);&quot;&quot;)" office:value-type="string" office:string-value="hmip" calcext:value-type="string">
            <text:p>hmip</text:p>
          </table:table-cell>
          <table:table-cell table:formula="of:=IFERROR(VLOOKUP(COM.MICROSOFT.CONCAT([.$A37];[.D$2];[.$Q37]);[$Lookup.$A$1:.$C$1165];1;0);&quot;&quot;)" office:value-type="string" office:string-value="hmiep" calcext:value-type="string">
            <text:p>hmiep</text:p>
          </table:table-cell>
          <table:table-cell table:formula="of:=IFERROR(VLOOKUP(COM.MICROSOFT.CONCAT([.$A37];[.E$2];[.$Q37]);[$Lookup.$A$1:.$C$1165];1;0);&quot;&quot;)" office:value-type="string" office:string-value="hmap" calcext:value-type="string">
            <text:p>hmap</text:p>
          </table:table-cell>
          <table:table-cell table:formula="of:=IFERROR(VLOOKUP(COM.MICROSOFT.CONCAT([.$A37];[.F$2];[.$Q37]);[$Lookup.$A$1:.$C$1165];1;0);&quot;&quot;)" office:value-type="string" office:string-value="hmuop" calcext:value-type="string">
            <text:p>hmuop</text:p>
          </table:table-cell>
          <table:table-cell table:formula="of:=IFERROR(VLOOKUP(COM.MICROSOFT.CONCAT([.$A37];[.G$2];[.$Q37]);[$Lookup.$A$1:.$C$1165];1;0);&quot;&quot;)" office:value-type="string" office:string-value="hmop" calcext:value-type="string">
            <text:p>hmop</text:p>
          </table:table-cell>
          <table:table-cell table:formula="of:=IFERROR(VLOOKUP(COM.MICROSOFT.CONCAT([.$A37];[.H$2];[.$Q37]);[$Lookup.$A$1:.$C$1165];1;0);&quot;&quot;)">
            <text:p/>
          </table:table-cell>
          <table:table-cell table:formula="of:=IFERROR(VLOOKUP(COM.MICROSOFT.CONCAT([.$A37];[.I$2];[.$Q37]);[$Lookup.$A$1:.$C$1165];1;0);&quot;&quot;)" office:value-type="string" office:string-value="hmup" calcext:value-type="string">
            <text:p>hmup</text:p>
          </table:table-cell>
          <table:table-cell table:formula="of:=IFERROR(VLOOKUP(COM.MICROSOFT.CONCAT([.$A37];[.J$2];[.$Q37]);[$Lookup.$A$1:.$C$1165];1;0);&quot;&quot;)">
            <text:p/>
          </table:table-cell>
          <table:table-cell table:formula="of:=IFERROR(VLOOKUP(COM.MICROSOFT.CONCAT([.$A37];[.K$2];[.$Q37]);[$Lookup.$A$1:.$C$1165];1;0);&quot;&quot;)" office:value-type="string" office:string-value="hmyp" calcext:value-type="string">
            <text:p>hmyp</text:p>
          </table:table-cell>
          <table:table-cell table:formula="of:=IFERROR(VLOOKUP(COM.MICROSOFT.CONCAT([.$A37];[.L$2];[.$Q3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34:.L37];&quot;[z|s|c|h|g|m|n|d|b|j|r]?[a-z]?[y|u|e|o|a|i][o|e|r]?[x|t|p]?&quot;)" office:value-type="float" office:value="29" calcext:value-type="float">
            <text:p>29</text:p>
          </table:table-cell>
          <table:table-cell table:formula="of:=COUNTA([.C34:.L37])-COUNTBLANK([.C34:.L37])"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formula="of:=IFERROR(VLOOKUP(COM.MICROSOFT.CONCAT([.$A39];[.C$2];[.$Q39]);[$Lookup.$A$1:.$C$1165];1;0);&quot;&quot;)" office:value-type="string" office:string-value="mit" calcext:value-type="string">
            <text:p>mit</text:p>
          </table:table-cell>
          <table:table-cell table:formula="of:=IFERROR(VLOOKUP(COM.MICROSOFT.CONCAT([.$A39];[.D$2];[.$Q39]);[$Lookup.$A$1:.$C$1165];1;0);&quot;&quot;)">
            <text:p/>
          </table:table-cell>
          <table:table-cell table:formula="of:=IFERROR(VLOOKUP(COM.MICROSOFT.CONCAT([.$A39];[.E$2];[.$Q39]);[$Lookup.$A$1:.$C$1165];1;0);&quot;&quot;)" office:value-type="string" office:string-value="mat" calcext:value-type="string">
            <text:p>mat</text:p>
          </table:table-cell>
          <table:table-cell table:formula="of:=IFERROR(VLOOKUP(COM.MICROSOFT.CONCAT([.$A39];[.F$2];[.$Q39]);[$Lookup.$A$1:.$C$1165];1;0);&quot;&quot;)" office:value-type="string" office:string-value="muot" calcext:value-type="string">
            <text:p>muot</text:p>
          </table:table-cell>
          <table:table-cell table:formula="of:=IFERROR(VLOOKUP(COM.MICROSOFT.CONCAT([.$A39];[.G$2];[.$Q39]);[$Lookup.$A$1:.$C$1165];1;0);&quot;&quot;)" office:value-type="string" office:string-value="mot" calcext:value-type="string">
            <text:p>mot</text:p>
          </table:table-cell>
          <table:table-cell table:formula="of:=IFERROR(VLOOKUP(COM.MICROSOFT.CONCAT([.$A39];[.H$2];[.$Q39]);[$Lookup.$A$1:.$C$1165];1;0);&quot;&quot;)">
            <text:p/>
          </table:table-cell>
          <table:table-cell table:formula="of:=IFERROR(VLOOKUP(COM.MICROSOFT.CONCAT([.$A39];[.I$2];[.$Q39]);[$Lookup.$A$1:.$C$1165];1;0);&quot;&quot;)" office:value-type="string" office:string-value="mut" calcext:value-type="string">
            <text:p>mut</text:p>
          </table:table-cell>
          <table:table-cell table:formula="of:=IFERROR(VLOOKUP(COM.MICROSOFT.CONCAT([.$A39];[.J$2];[.$Q39]);[$Lookup.$A$1:.$C$1165];1;0);&quot;&quot;)">
            <text:p/>
          </table:table-cell>
          <table:table-cell table:formula="of:=IFERROR(VLOOKUP(COM.MICROSOFT.CONCAT([.$A39];[.K$2];[.$Q39]);[$Lookup.$A$1:.$C$1165];1;0);&quot;&quot;)" office:value-type="string" office:string-value="myt" calcext:value-type="string">
            <text:p>myt</text:p>
          </table:table-cell>
          <table:table-cell table:formula="of:=IFERROR(VLOOKUP(COM.MICROSOFT.CONCAT([.$A39];[.L$2];[.$Q3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table:formula="of:=IFERROR(VLOOKUP(COM.MICROSOFT.CONCAT([.$A40];[.C$2];[.$Q40]);[$Lookup.$A$1:.$C$1165];1;0);&quot;&quot;)" office:value-type="string" office:string-value="mix" calcext:value-type="string">
            <text:p>mix</text:p>
          </table:table-cell>
          <table:table-cell table:formula="of:=IFERROR(VLOOKUP(COM.MICROSOFT.CONCAT([.$A40];[.D$2];[.$Q40]);[$Lookup.$A$1:.$C$1165];1;0);&quot;&quot;)" office:value-type="string" office:string-value="miex" calcext:value-type="string">
            <text:p>miex</text:p>
          </table:table-cell>
          <table:table-cell table:formula="of:=IFERROR(VLOOKUP(COM.MICROSOFT.CONCAT([.$A40];[.E$2];[.$Q40]);[$Lookup.$A$1:.$C$1165];1;0);&quot;&quot;)" office:value-type="string" office:string-value="max" calcext:value-type="string">
            <text:p>max</text:p>
          </table:table-cell>
          <table:table-cell table:formula="of:=IFERROR(VLOOKUP(COM.MICROSOFT.CONCAT([.$A40];[.F$2];[.$Q40]);[$Lookup.$A$1:.$C$1165];1;0);&quot;&quot;)" office:value-type="string" office:string-value="muox" calcext:value-type="string">
            <text:p>muox</text:p>
          </table:table-cell>
          <table:table-cell table:formula="of:=IFERROR(VLOOKUP(COM.MICROSOFT.CONCAT([.$A40];[.G$2];[.$Q40]);[$Lookup.$A$1:.$C$1165];1;0);&quot;&quot;)" office:value-type="string" office:string-value="mox" calcext:value-type="string">
            <text:p>mox</text:p>
          </table:table-cell>
          <table:table-cell table:formula="of:=IFERROR(VLOOKUP(COM.MICROSOFT.CONCAT([.$A40];[.H$2];[.$Q40]);[$Lookup.$A$1:.$C$1165];1;0);&quot;&quot;)" office:value-type="string" office:string-value="mex" calcext:value-type="string">
            <text:p>mex</text:p>
          </table:table-cell>
          <table:table-cell table:formula="of:=IFERROR(VLOOKUP(COM.MICROSOFT.CONCAT([.$A40];[.I$2];[.$Q40]);[$Lookup.$A$1:.$C$1165];1;0);&quot;&quot;)" office:value-type="string" office:string-value="mux" calcext:value-type="string">
            <text:p>mux</text:p>
          </table:table-cell>
          <table:table-cell table:formula="of:=IFERROR(VLOOKUP(COM.MICROSOFT.CONCAT([.$A40];[.J$2];[.$Q40]);[$Lookup.$A$1:.$C$1165];1;0);&quot;&quot;)" office:value-type="string" office:string-value="murx" calcext:value-type="string">
            <text:p>murx</text:p>
          </table:table-cell>
          <table:table-cell table:formula="of:=IFERROR(VLOOKUP(COM.MICROSOFT.CONCAT([.$A40];[.K$2];[.$Q40]);[$Lookup.$A$1:.$C$1165];1;0);&quot;&quot;)" office:value-type="string" office:string-value="myx" calcext:value-type="string">
            <text:p>myx</text:p>
          </table:table-cell>
          <table:table-cell table:formula="of:=IFERROR(VLOOKUP(COM.MICROSOFT.CONCAT([.$A40];[.L$2];[.$Q4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L</text:p>
          </table:table-cell>
          <table:table-cell table:formula="of:=IFERROR(VLOOKUP(COM.MICROSOFT.CONCAT([.$A41];[.C$2];[.$Q41]);[$Lookup.$A$1:.$C$1165];1;0);&quot;&quot;)" office:value-type="string" office:string-value="mi" calcext:value-type="string">
            <text:p>mi</text:p>
          </table:table-cell>
          <table:table-cell table:formula="of:=IFERROR(VLOOKUP(COM.MICROSOFT.CONCAT([.$A41];[.D$2];[.$Q41]);[$Lookup.$A$1:.$C$1165];1;0);&quot;&quot;)" office:value-type="string" office:string-value="mie" calcext:value-type="string">
            <text:p>mie</text:p>
          </table:table-cell>
          <table:table-cell table:formula="of:=IFERROR(VLOOKUP(COM.MICROSOFT.CONCAT([.$A41];[.E$2];[.$Q41]);[$Lookup.$A$1:.$C$1165];1;0);&quot;&quot;)" office:value-type="string" office:string-value="ma" calcext:value-type="string">
            <text:p>ma</text:p>
          </table:table-cell>
          <table:table-cell table:formula="of:=IFERROR(VLOOKUP(COM.MICROSOFT.CONCAT([.$A41];[.F$2];[.$Q41]);[$Lookup.$A$1:.$C$1165];1;0);&quot;&quot;)" office:value-type="string" office:string-value="muo" calcext:value-type="string">
            <text:p>muo</text:p>
          </table:table-cell>
          <table:table-cell table:formula="of:=IFERROR(VLOOKUP(COM.MICROSOFT.CONCAT([.$A41];[.G$2];[.$Q41]);[$Lookup.$A$1:.$C$1165];1;0);&quot;&quot;)" office:value-type="string" office:string-value="mo" calcext:value-type="string">
            <text:p>mo</text:p>
          </table:table-cell>
          <table:table-cell table:formula="of:=IFERROR(VLOOKUP(COM.MICROSOFT.CONCAT([.$A41];[.H$2];[.$Q41]);[$Lookup.$A$1:.$C$1165];1;0);&quot;&quot;)" office:value-type="string" office:string-value="me" calcext:value-type="string">
            <text:p>me</text:p>
          </table:table-cell>
          <table:table-cell table:formula="of:=IFERROR(VLOOKUP(COM.MICROSOFT.CONCAT([.$A41];[.I$2];[.$Q41]);[$Lookup.$A$1:.$C$1165];1;0);&quot;&quot;)" office:value-type="string" office:string-value="mu" calcext:value-type="string">
            <text:p>mu</text:p>
          </table:table-cell>
          <table:table-cell table:formula="of:=IFERROR(VLOOKUP(COM.MICROSOFT.CONCAT([.$A41];[.J$2];[.$Q41]);[$Lookup.$A$1:.$C$1165];1;0);&quot;&quot;)" office:value-type="string" office:string-value="mur" calcext:value-type="string">
            <text:p>mur</text:p>
          </table:table-cell>
          <table:table-cell table:formula="of:=IFERROR(VLOOKUP(COM.MICROSOFT.CONCAT([.$A41];[.K$2];[.$Q41]);[$Lookup.$A$1:.$C$1165];1;0);&quot;&quot;)" office:value-type="string" office:string-value="my" calcext:value-type="string">
            <text:p>my</text:p>
          </table:table-cell>
          <table:table-cell table:formula="of:=IFERROR(VLOOKUP(COM.MICROSOFT.CONCAT([.$A41];[.L$2];[.$Q41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L</text:p>
          </table:table-cell>
          <table:table-cell table:formula="of:=IFERROR(VLOOKUP(COM.MICROSOFT.CONCAT([.$A42];[.C$2];[.$Q42]);[$Lookup.$A$1:.$C$1165];1;0);&quot;&quot;)" office:value-type="string" office:string-value="mip" calcext:value-type="string">
            <text:p>mip</text:p>
          </table:table-cell>
          <table:table-cell table:formula="of:=IFERROR(VLOOKUP(COM.MICROSOFT.CONCAT([.$A42];[.D$2];[.$Q42]);[$Lookup.$A$1:.$C$1165];1;0);&quot;&quot;)" office:value-type="string" office:string-value="miep" calcext:value-type="string">
            <text:p>miep</text:p>
          </table:table-cell>
          <table:table-cell table:formula="of:=IFERROR(VLOOKUP(COM.MICROSOFT.CONCAT([.$A42];[.E$2];[.$Q42]);[$Lookup.$A$1:.$C$1165];1;0);&quot;&quot;)" office:value-type="string" office:string-value="map" calcext:value-type="string">
            <text:p>map</text:p>
          </table:table-cell>
          <table:table-cell table:formula="of:=IFERROR(VLOOKUP(COM.MICROSOFT.CONCAT([.$A42];[.F$2];[.$Q42]);[$Lookup.$A$1:.$C$1165];1;0);&quot;&quot;)" office:value-type="string" office:string-value="muop" calcext:value-type="string">
            <text:p>muop</text:p>
          </table:table-cell>
          <table:table-cell table:formula="of:=IFERROR(VLOOKUP(COM.MICROSOFT.CONCAT([.$A42];[.G$2];[.$Q42]);[$Lookup.$A$1:.$C$1165];1;0);&quot;&quot;)" office:value-type="string" office:string-value="mop" calcext:value-type="string">
            <text:p>mop</text:p>
          </table:table-cell>
          <table:table-cell table:formula="of:=IFERROR(VLOOKUP(COM.MICROSOFT.CONCAT([.$A42];[.H$2];[.$Q42]);[$Lookup.$A$1:.$C$1165];1;0);&quot;&quot;)">
            <text:p/>
          </table:table-cell>
          <table:table-cell table:formula="of:=IFERROR(VLOOKUP(COM.MICROSOFT.CONCAT([.$A42];[.I$2];[.$Q42]);[$Lookup.$A$1:.$C$1165];1;0);&quot;&quot;)" office:value-type="string" office:string-value="mup" calcext:value-type="string">
            <text:p>mup</text:p>
          </table:table-cell>
          <table:table-cell table:formula="of:=IFERROR(VLOOKUP(COM.MICROSOFT.CONCAT([.$A42];[.J$2];[.$Q42]);[$Lookup.$A$1:.$C$1165];1;0);&quot;&quot;)">
            <text:p/>
          </table:table-cell>
          <table:table-cell table:formula="of:=IFERROR(VLOOKUP(COM.MICROSOFT.CONCAT([.$A42];[.K$2];[.$Q42]);[$Lookup.$A$1:.$C$1165];1;0);&quot;&quot;)" office:value-type="string" office:string-value="myp" calcext:value-type="string">
            <text:p>myp</text:p>
          </table:table-cell>
          <table:table-cell table:formula="of:=IFERROR(VLOOKUP(COM.MICROSOFT.CONCAT([.$A42];[.L$2];[.$Q4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39:.L42];&quot;[z|s|c|h|g|m|n|d|b|j|r]?[a-z]?[y|u|e|o|a|i][o|e|r]?[x|t|p]?&quot;)" office:value-type="float" office:value="31" calcext:value-type="float">
            <text:p>31</text:p>
          </table:table-cell>
          <table:table-cell table:formula="of:=COUNTA([.C39:.L42])-COUNTBLANK([.C39:.L42])" office:value-type="float" office:value="31" calcext:value-type="float">
            <text:p>3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IFERROR(VLOOKUP(COM.MICROSOFT.CONCAT([.$A44];[.C$2];[.$Q44]);[$Lookup.$A$1:.$C$1165];1;0);&quot;&quot;)" office:value-type="string" office:string-value="fit" calcext:value-type="string">
            <text:p>fit</text:p>
          </table:table-cell>
          <table:table-cell table:formula="of:=IFERROR(VLOOKUP(COM.MICROSOFT.CONCAT([.$A44];[.D$2];[.$Q44]);[$Lookup.$A$1:.$C$1165];1;0);&quot;&quot;)">
            <text:p/>
          </table:table-cell>
          <table:table-cell table:formula="of:=IFERROR(VLOOKUP(COM.MICROSOFT.CONCAT([.$A44];[.E$2];[.$Q44]);[$Lookup.$A$1:.$C$1165];1;0);&quot;&quot;)" office:value-type="string" office:string-value="fat" calcext:value-type="string">
            <text:p>fat</text:p>
          </table:table-cell>
          <table:table-cell table:formula="of:=IFERROR(VLOOKUP(COM.MICROSOFT.CONCAT([.$A44];[.F$2];[.$Q44]);[$Lookup.$A$1:.$C$1165];1;0);&quot;&quot;)">
            <text:p/>
          </table:table-cell>
          <table:table-cell table:formula="of:=IFERROR(VLOOKUP(COM.MICROSOFT.CONCAT([.$A44];[.G$2];[.$Q44]);[$Lookup.$A$1:.$C$1165];1;0);&quot;&quot;)">
            <text:p/>
          </table:table-cell>
          <table:table-cell table:formula="of:=IFERROR(VLOOKUP(COM.MICROSOFT.CONCAT([.$A44];[.H$2];[.$Q44]);[$Lookup.$A$1:.$C$1165];1;0);&quot;&quot;)">
            <text:p/>
          </table:table-cell>
          <table:table-cell table:formula="of:=IFERROR(VLOOKUP(COM.MICROSOFT.CONCAT([.$A44];[.I$2];[.$Q44]);[$Lookup.$A$1:.$C$1165];1;0);&quot;&quot;)" office:value-type="string" office:string-value="fut" calcext:value-type="string">
            <text:p>fut</text:p>
          </table:table-cell>
          <table:table-cell table:formula="of:=IFERROR(VLOOKUP(COM.MICROSOFT.CONCAT([.$A44];[.J$2];[.$Q44]);[$Lookup.$A$1:.$C$1165];1;0);&quot;&quot;)">
            <text:p/>
          </table:table-cell>
          <table:table-cell table:formula="of:=IFERROR(VLOOKUP(COM.MICROSOFT.CONCAT([.$A44];[.K$2];[.$Q44]);[$Lookup.$A$1:.$C$1165];1;0);&quot;&quot;)" office:value-type="string" office:string-value="fyt" calcext:value-type="string">
            <text:p>fyt</text:p>
          </table:table-cell>
          <table:table-cell table:formula="of:=IFERROR(VLOOKUP(COM.MICROSOFT.CONCAT([.$A44];[.L$2];[.$Q4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M</text:p>
          </table:table-cell>
          <table:table-cell table:formula="of:=IFERROR(VLOOKUP(COM.MICROSOFT.CONCAT([.$A45];[.C$2];[.$Q45]);[$Lookup.$A$1:.$C$1165];1;0);&quot;&quot;)" office:value-type="string" office:string-value="fix" calcext:value-type="string">
            <text:p>fix</text:p>
          </table:table-cell>
          <table:table-cell table:formula="of:=IFERROR(VLOOKUP(COM.MICROSOFT.CONCAT([.$A45];[.D$2];[.$Q45]);[$Lookup.$A$1:.$C$1165];1;0);&quot;&quot;)">
            <text:p/>
          </table:table-cell>
          <table:table-cell table:formula="of:=IFERROR(VLOOKUP(COM.MICROSOFT.CONCAT([.$A45];[.E$2];[.$Q45]);[$Lookup.$A$1:.$C$1165];1;0);&quot;&quot;)" office:value-type="string" office:string-value="fax" calcext:value-type="string">
            <text:p>fax</text:p>
          </table:table-cell>
          <table:table-cell table:formula="of:=IFERROR(VLOOKUP(COM.MICROSOFT.CONCAT([.$A45];[.F$2];[.$Q45]);[$Lookup.$A$1:.$C$1165];1;0);&quot;&quot;)">
            <text:p/>
          </table:table-cell>
          <table:table-cell table:formula="of:=IFERROR(VLOOKUP(COM.MICROSOFT.CONCAT([.$A45];[.G$2];[.$Q45]);[$Lookup.$A$1:.$C$1165];1;0);&quot;&quot;)" office:value-type="string" office:string-value="fox" calcext:value-type="string">
            <text:p>fox</text:p>
          </table:table-cell>
          <table:table-cell table:formula="of:=IFERROR(VLOOKUP(COM.MICROSOFT.CONCAT([.$A45];[.H$2];[.$Q45]);[$Lookup.$A$1:.$C$1165];1;0);&quot;&quot;)">
            <text:p/>
          </table:table-cell>
          <table:table-cell table:formula="of:=IFERROR(VLOOKUP(COM.MICROSOFT.CONCAT([.$A45];[.I$2];[.$Q45]);[$Lookup.$A$1:.$C$1165];1;0);&quot;&quot;)" office:value-type="string" office:string-value="fux" calcext:value-type="string">
            <text:p>fux</text:p>
          </table:table-cell>
          <table:table-cell table:formula="of:=IFERROR(VLOOKUP(COM.MICROSOFT.CONCAT([.$A45];[.J$2];[.$Q45]);[$Lookup.$A$1:.$C$1165];1;0);&quot;&quot;)" office:value-type="string" office:string-value="furx" calcext:value-type="string">
            <text:p>furx</text:p>
          </table:table-cell>
          <table:table-cell table:formula="of:=IFERROR(VLOOKUP(COM.MICROSOFT.CONCAT([.$A45];[.K$2];[.$Q45]);[$Lookup.$A$1:.$C$1165];1;0);&quot;&quot;)" office:value-type="string" office:string-value="fyx" calcext:value-type="string">
            <text:p>fyx</text:p>
          </table:table-cell>
          <table:table-cell table:formula="of:=IFERROR(VLOOKUP(COM.MICROSOFT.CONCAT([.$A45];[.L$2];[.$Q4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L</text:p>
          </table:table-cell>
          <table:table-cell table:formula="of:=IFERROR(VLOOKUP(COM.MICROSOFT.CONCAT([.$A46];[.C$2];[.$Q46]);[$Lookup.$A$1:.$C$1165];1;0);&quot;&quot;)" office:value-type="string" office:string-value="fi" calcext:value-type="string">
            <text:p>fi</text:p>
          </table:table-cell>
          <table:table-cell table:formula="of:=IFERROR(VLOOKUP(COM.MICROSOFT.CONCAT([.$A46];[.D$2];[.$Q46]);[$Lookup.$A$1:.$C$1165];1;0);&quot;&quot;)">
            <text:p/>
          </table:table-cell>
          <table:table-cell table:formula="of:=IFERROR(VLOOKUP(COM.MICROSOFT.CONCAT([.$A46];[.E$2];[.$Q46]);[$Lookup.$A$1:.$C$1165];1;0);&quot;&quot;)" office:value-type="string" office:string-value="fa" calcext:value-type="string">
            <text:p>fa</text:p>
          </table:table-cell>
          <table:table-cell table:formula="of:=IFERROR(VLOOKUP(COM.MICROSOFT.CONCAT([.$A46];[.F$2];[.$Q46]);[$Lookup.$A$1:.$C$1165];1;0);&quot;&quot;)">
            <text:p/>
          </table:table-cell>
          <table:table-cell table:formula="of:=IFERROR(VLOOKUP(COM.MICROSOFT.CONCAT([.$A46];[.G$2];[.$Q46]);[$Lookup.$A$1:.$C$1165];1;0);&quot;&quot;)" office:value-type="string" office:string-value="fo" calcext:value-type="string">
            <text:p>fo</text:p>
          </table:table-cell>
          <table:table-cell table:formula="of:=IFERROR(VLOOKUP(COM.MICROSOFT.CONCAT([.$A46];[.H$2];[.$Q46]);[$Lookup.$A$1:.$C$1165];1;0);&quot;&quot;)">
            <text:p/>
          </table:table-cell>
          <table:table-cell table:formula="of:=IFERROR(VLOOKUP(COM.MICROSOFT.CONCAT([.$A46];[.I$2];[.$Q46]);[$Lookup.$A$1:.$C$1165];1;0);&quot;&quot;)" office:value-type="string" office:string-value="fu" calcext:value-type="string">
            <text:p>fu</text:p>
          </table:table-cell>
          <table:table-cell table:formula="of:=IFERROR(VLOOKUP(COM.MICROSOFT.CONCAT([.$A46];[.J$2];[.$Q46]);[$Lookup.$A$1:.$C$1165];1;0);&quot;&quot;)" office:value-type="string" office:string-value="fur" calcext:value-type="string">
            <text:p>fur</text:p>
          </table:table-cell>
          <table:table-cell table:formula="of:=IFERROR(VLOOKUP(COM.MICROSOFT.CONCAT([.$A46];[.K$2];[.$Q46]);[$Lookup.$A$1:.$C$1165];1;0);&quot;&quot;)" office:value-type="string" office:string-value="fy" calcext:value-type="string">
            <text:p>fy</text:p>
          </table:table-cell>
          <table:table-cell table:formula="of:=IFERROR(VLOOKUP(COM.MICROSOFT.CONCAT([.$A46];[.L$2];[.$Q46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L</text:p>
          </table:table-cell>
          <table:table-cell table:formula="of:=IFERROR(VLOOKUP(COM.MICROSOFT.CONCAT([.$A47];[.C$2];[.$Q47]);[$Lookup.$A$1:.$C$1165];1;0);&quot;&quot;)" office:value-type="string" office:string-value="fip" calcext:value-type="string">
            <text:p>fip</text:p>
          </table:table-cell>
          <table:table-cell table:formula="of:=IFERROR(VLOOKUP(COM.MICROSOFT.CONCAT([.$A47];[.D$2];[.$Q47]);[$Lookup.$A$1:.$C$1165];1;0);&quot;&quot;)">
            <text:p/>
          </table:table-cell>
          <table:table-cell table:formula="of:=IFERROR(VLOOKUP(COM.MICROSOFT.CONCAT([.$A47];[.E$2];[.$Q47]);[$Lookup.$A$1:.$C$1165];1;0);&quot;&quot;)" office:value-type="string" office:string-value="fap" calcext:value-type="string">
            <text:p>fap</text:p>
          </table:table-cell>
          <table:table-cell table:formula="of:=IFERROR(VLOOKUP(COM.MICROSOFT.CONCAT([.$A47];[.F$2];[.$Q47]);[$Lookup.$A$1:.$C$1165];1;0);&quot;&quot;)">
            <text:p/>
          </table:table-cell>
          <table:table-cell table:formula="of:=IFERROR(VLOOKUP(COM.MICROSOFT.CONCAT([.$A47];[.G$2];[.$Q47]);[$Lookup.$A$1:.$C$1165];1;0);&quot;&quot;)" office:value-type="string" office:string-value="fop" calcext:value-type="string">
            <text:p>fop</text:p>
          </table:table-cell>
          <table:table-cell table:formula="of:=IFERROR(VLOOKUP(COM.MICROSOFT.CONCAT([.$A47];[.H$2];[.$Q47]);[$Lookup.$A$1:.$C$1165];1;0);&quot;&quot;)">
            <text:p/>
          </table:table-cell>
          <table:table-cell table:formula="of:=IFERROR(VLOOKUP(COM.MICROSOFT.CONCAT([.$A47];[.I$2];[.$Q47]);[$Lookup.$A$1:.$C$1165];1;0);&quot;&quot;)" office:value-type="string" office:string-value="fup" calcext:value-type="string">
            <text:p>fup</text:p>
          </table:table-cell>
          <table:table-cell table:formula="of:=IFERROR(VLOOKUP(COM.MICROSOFT.CONCAT([.$A47];[.J$2];[.$Q47]);[$Lookup.$A$1:.$C$1165];1;0);&quot;&quot;)">
            <text:p/>
          </table:table-cell>
          <table:table-cell table:formula="of:=IFERROR(VLOOKUP(COM.MICROSOFT.CONCAT([.$A47];[.K$2];[.$Q47]);[$Lookup.$A$1:.$C$1165];1;0);&quot;&quot;)" office:value-type="string" office:string-value="fyp" calcext:value-type="string">
            <text:p>fyp</text:p>
          </table:table-cell>
          <table:table-cell table:formula="of:=IFERROR(VLOOKUP(COM.MICROSOFT.CONCAT([.$A47];[.L$2];[.$Q4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44:.L47];&quot;[z|s|c|h|g|m|n|d|b|j|r]?[a-z]?[y|u|e|o|a|i][o|e|r]?[x|t|p]?&quot;)" office:value-type="float" office:value="21" calcext:value-type="float">
            <text:p>21</text:p>
          </table:table-cell>
          <table:table-cell table:formula="of:=COUNTA([.C44:.L47])-COUNTBLANK([.C44:.L47])"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formula="of:=IFERROR(VLOOKUP(COM.MICROSOFT.CONCAT([.$A49];[.C$2];[.$Q49]);[$Lookup.$A$1:.$C$1165];1;0);&quot;&quot;)" office:value-type="string" office:string-value="vit" calcext:value-type="string">
            <text:p>vit</text:p>
          </table:table-cell>
          <table:table-cell table:formula="of:=IFERROR(VLOOKUP(COM.MICROSOFT.CONCAT([.$A49];[.D$2];[.$Q49]);[$Lookup.$A$1:.$C$1165];1;0);&quot;&quot;)" office:value-type="string" office:string-value="viet" calcext:value-type="string">
            <text:p>viet</text:p>
          </table:table-cell>
          <table:table-cell table:formula="of:=IFERROR(VLOOKUP(COM.MICROSOFT.CONCAT([.$A49];[.E$2];[.$Q49]);[$Lookup.$A$1:.$C$1165];1;0);&quot;&quot;)" office:value-type="string" office:string-value="vat" calcext:value-type="string">
            <text:p>vat</text:p>
          </table:table-cell>
          <table:table-cell table:formula="of:=IFERROR(VLOOKUP(COM.MICROSOFT.CONCAT([.$A49];[.F$2];[.$Q49]);[$Lookup.$A$1:.$C$1165];1;0);&quot;&quot;)">
            <text:p/>
          </table:table-cell>
          <table:table-cell table:formula="of:=IFERROR(VLOOKUP(COM.MICROSOFT.CONCAT([.$A49];[.G$2];[.$Q49]);[$Lookup.$A$1:.$C$1165];1;0);&quot;&quot;)" office:value-type="string" office:string-value="vot" calcext:value-type="string">
            <text:p>vot</text:p>
          </table:table-cell>
          <table:table-cell table:formula="of:=IFERROR(VLOOKUP(COM.MICROSOFT.CONCAT([.$A49];[.H$2];[.$Q49]);[$Lookup.$A$1:.$C$1165];1;0);&quot;&quot;)">
            <text:p/>
          </table:table-cell>
          <table:table-cell table:formula="of:=IFERROR(VLOOKUP(COM.MICROSOFT.CONCAT([.$A49];[.I$2];[.$Q49]);[$Lookup.$A$1:.$C$1165];1;0);&quot;&quot;)" office:value-type="string" office:string-value="vut" calcext:value-type="string">
            <text:p>vut</text:p>
          </table:table-cell>
          <table:table-cell table:formula="of:=IFERROR(VLOOKUP(COM.MICROSOFT.CONCAT([.$A49];[.J$2];[.$Q49]);[$Lookup.$A$1:.$C$1165];1;0);&quot;&quot;)">
            <text:p/>
          </table:table-cell>
          <table:table-cell table:formula="of:=IFERROR(VLOOKUP(COM.MICROSOFT.CONCAT([.$A49];[.K$2];[.$Q49]);[$Lookup.$A$1:.$C$1165];1;0);&quot;&quot;)" office:value-type="string" office:string-value="vyt" calcext:value-type="string">
            <text:p>vyt</text:p>
          </table:table-cell>
          <table:table-cell table:formula="of:=IFERROR(VLOOKUP(COM.MICROSOFT.CONCAT([.$A49];[.L$2];[.$Q4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M</text:p>
          </table:table-cell>
          <table:table-cell table:formula="of:=IFERROR(VLOOKUP(COM.MICROSOFT.CONCAT([.$A50];[.C$2];[.$Q50]);[$Lookup.$A$1:.$C$1165];1;0);&quot;&quot;)" office:value-type="string" office:string-value="vix" calcext:value-type="string">
            <text:p>vix</text:p>
          </table:table-cell>
          <table:table-cell table:formula="of:=IFERROR(VLOOKUP(COM.MICROSOFT.CONCAT([.$A50];[.D$2];[.$Q50]);[$Lookup.$A$1:.$C$1165];1;0);&quot;&quot;)" office:value-type="string" office:string-value="viex" calcext:value-type="string">
            <text:p>viex</text:p>
          </table:table-cell>
          <table:table-cell table:formula="of:=IFERROR(VLOOKUP(COM.MICROSOFT.CONCAT([.$A50];[.E$2];[.$Q50]);[$Lookup.$A$1:.$C$1165];1;0);&quot;&quot;)" office:value-type="string" office:string-value="vax" calcext:value-type="string">
            <text:p>vax</text:p>
          </table:table-cell>
          <table:table-cell table:formula="of:=IFERROR(VLOOKUP(COM.MICROSOFT.CONCAT([.$A50];[.F$2];[.$Q50]);[$Lookup.$A$1:.$C$1165];1;0);&quot;&quot;)">
            <text:p/>
          </table:table-cell>
          <table:table-cell table:formula="of:=IFERROR(VLOOKUP(COM.MICROSOFT.CONCAT([.$A50];[.G$2];[.$Q50]);[$Lookup.$A$1:.$C$1165];1;0);&quot;&quot;)" office:value-type="string" office:string-value="vox" calcext:value-type="string">
            <text:p>vox</text:p>
          </table:table-cell>
          <table:table-cell table:formula="of:=IFERROR(VLOOKUP(COM.MICROSOFT.CONCAT([.$A50];[.H$2];[.$Q50]);[$Lookup.$A$1:.$C$1165];1;0);&quot;&quot;)" office:value-type="string" office:string-value="vex" calcext:value-type="string">
            <text:p>vex</text:p>
          </table:table-cell>
          <table:table-cell table:formula="of:=IFERROR(VLOOKUP(COM.MICROSOFT.CONCAT([.$A50];[.I$2];[.$Q50]);[$Lookup.$A$1:.$C$1165];1;0);&quot;&quot;)" office:value-type="string" office:string-value="vux" calcext:value-type="string">
            <text:p>vux</text:p>
          </table:table-cell>
          <table:table-cell table:formula="of:=IFERROR(VLOOKUP(COM.MICROSOFT.CONCAT([.$A50];[.J$2];[.$Q50]);[$Lookup.$A$1:.$C$1165];1;0);&quot;&quot;)" office:value-type="string" office:string-value="vurx" calcext:value-type="string">
            <text:p>vurx</text:p>
          </table:table-cell>
          <table:table-cell table:formula="of:=IFERROR(VLOOKUP(COM.MICROSOFT.CONCAT([.$A50];[.K$2];[.$Q50]);[$Lookup.$A$1:.$C$1165];1;0);&quot;&quot;)" office:value-type="string" office:string-value="vyx" calcext:value-type="string">
            <text:p>vyx</text:p>
          </table:table-cell>
          <table:table-cell table:formula="of:=IFERROR(VLOOKUP(COM.MICROSOFT.CONCAT([.$A50];[.L$2];[.$Q50]);[$Lookup.$A$1:.$C$1165];1;0);&quot;&quot;)" office:value-type="string" office:string-value="vyrx" calcext:value-type="string">
            <text:p>v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L</text:p>
          </table:table-cell>
          <table:table-cell table:formula="of:=IFERROR(VLOOKUP(COM.MICROSOFT.CONCAT([.$A51];[.C$2];[.$Q51]);[$Lookup.$A$1:.$C$1165];1;0);&quot;&quot;)" office:value-type="string" office:string-value="vi" calcext:value-type="string">
            <text:p>vi</text:p>
          </table:table-cell>
          <table:table-cell table:formula="of:=IFERROR(VLOOKUP(COM.MICROSOFT.CONCAT([.$A51];[.D$2];[.$Q51]);[$Lookup.$A$1:.$C$1165];1;0);&quot;&quot;)" office:value-type="string" office:string-value="vie" calcext:value-type="string">
            <text:p>vie</text:p>
          </table:table-cell>
          <table:table-cell table:formula="of:=IFERROR(VLOOKUP(COM.MICROSOFT.CONCAT([.$A51];[.E$2];[.$Q51]);[$Lookup.$A$1:.$C$1165];1;0);&quot;&quot;)" office:value-type="string" office:string-value="va" calcext:value-type="string">
            <text:p>va</text:p>
          </table:table-cell>
          <table:table-cell table:formula="of:=IFERROR(VLOOKUP(COM.MICROSOFT.CONCAT([.$A51];[.F$2];[.$Q51]);[$Lookup.$A$1:.$C$1165];1;0);&quot;&quot;)">
            <text:p/>
          </table:table-cell>
          <table:table-cell table:formula="of:=IFERROR(VLOOKUP(COM.MICROSOFT.CONCAT([.$A51];[.G$2];[.$Q51]);[$Lookup.$A$1:.$C$1165];1;0);&quot;&quot;)" office:value-type="string" office:string-value="vo" calcext:value-type="string">
            <text:p>vo</text:p>
          </table:table-cell>
          <table:table-cell table:formula="of:=IFERROR(VLOOKUP(COM.MICROSOFT.CONCAT([.$A51];[.H$2];[.$Q51]);[$Lookup.$A$1:.$C$1165];1;0);&quot;&quot;)">
            <text:p/>
          </table:table-cell>
          <table:table-cell table:formula="of:=IFERROR(VLOOKUP(COM.MICROSOFT.CONCAT([.$A51];[.I$2];[.$Q51]);[$Lookup.$A$1:.$C$1165];1;0);&quot;&quot;)" office:value-type="string" office:string-value="vu" calcext:value-type="string">
            <text:p>vu</text:p>
          </table:table-cell>
          <table:table-cell table:formula="of:=IFERROR(VLOOKUP(COM.MICROSOFT.CONCAT([.$A51];[.J$2];[.$Q51]);[$Lookup.$A$1:.$C$1165];1;0);&quot;&quot;)" office:value-type="string" office:string-value="vur" calcext:value-type="string">
            <text:p>vur</text:p>
          </table:table-cell>
          <table:table-cell table:formula="of:=IFERROR(VLOOKUP(COM.MICROSOFT.CONCAT([.$A51];[.K$2];[.$Q51]);[$Lookup.$A$1:.$C$1165];1;0);&quot;&quot;)" office:value-type="string" office:string-value="vy" calcext:value-type="string">
            <text:p>vy</text:p>
          </table:table-cell>
          <table:table-cell table:formula="of:=IFERROR(VLOOKUP(COM.MICROSOFT.CONCAT([.$A51];[.L$2];[.$Q51]);[$Lookup.$A$1:.$C$1165];1;0);&quot;&quot;)" office:value-type="string" office:string-value="vyr" calcext:value-type="string">
            <text:p>v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GL</text:p>
          </table:table-cell>
          <table:table-cell table:formula="of:=IFERROR(VLOOKUP(COM.MICROSOFT.CONCAT([.$A52];[.C$2];[.$Q52]);[$Lookup.$A$1:.$C$1165];1;0);&quot;&quot;)" office:value-type="string" office:string-value="vip" calcext:value-type="string">
            <text:p>vip</text:p>
          </table:table-cell>
          <table:table-cell table:formula="of:=IFERROR(VLOOKUP(COM.MICROSOFT.CONCAT([.$A52];[.D$2];[.$Q52]);[$Lookup.$A$1:.$C$1165];1;0);&quot;&quot;)" office:value-type="string" office:string-value="viep" calcext:value-type="string">
            <text:p>viep</text:p>
          </table:table-cell>
          <table:table-cell table:formula="of:=IFERROR(VLOOKUP(COM.MICROSOFT.CONCAT([.$A52];[.E$2];[.$Q52]);[$Lookup.$A$1:.$C$1165];1;0);&quot;&quot;)" office:value-type="string" office:string-value="vap" calcext:value-type="string">
            <text:p>vap</text:p>
          </table:table-cell>
          <table:table-cell table:formula="of:=IFERROR(VLOOKUP(COM.MICROSOFT.CONCAT([.$A52];[.F$2];[.$Q52]);[$Lookup.$A$1:.$C$1165];1;0);&quot;&quot;)">
            <text:p/>
          </table:table-cell>
          <table:table-cell table:formula="of:=IFERROR(VLOOKUP(COM.MICROSOFT.CONCAT([.$A52];[.G$2];[.$Q52]);[$Lookup.$A$1:.$C$1165];1;0);&quot;&quot;)" office:value-type="string" office:string-value="vop" calcext:value-type="string">
            <text:p>vop</text:p>
          </table:table-cell>
          <table:table-cell table:formula="of:=IFERROR(VLOOKUP(COM.MICROSOFT.CONCAT([.$A52];[.H$2];[.$Q52]);[$Lookup.$A$1:.$C$1165];1;0);&quot;&quot;)" office:value-type="string" office:string-value="vep" calcext:value-type="string">
            <text:p>vep</text:p>
          </table:table-cell>
          <table:table-cell table:formula="of:=IFERROR(VLOOKUP(COM.MICROSOFT.CONCAT([.$A52];[.I$2];[.$Q52]);[$Lookup.$A$1:.$C$1165];1;0);&quot;&quot;)" office:value-type="string" office:string-value="vup" calcext:value-type="string">
            <text:p>vup</text:p>
          </table:table-cell>
          <table:table-cell table:formula="of:=IFERROR(VLOOKUP(COM.MICROSOFT.CONCAT([.$A52];[.J$2];[.$Q52]);[$Lookup.$A$1:.$C$1165];1;0);&quot;&quot;)">
            <text:p/>
          </table:table-cell>
          <table:table-cell table:formula="of:=IFERROR(VLOOKUP(COM.MICROSOFT.CONCAT([.$A52];[.K$2];[.$Q52]);[$Lookup.$A$1:.$C$1165];1;0);&quot;&quot;)" office:value-type="string" office:string-value="vyp" calcext:value-type="string">
            <text:p>vyp</text:p>
          </table:table-cell>
          <table:table-cell table:formula="of:=IFERROR(VLOOKUP(COM.MICROSOFT.CONCAT([.$A52];[.L$2];[.$Q5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49:.L52];&quot;[z|s|c|h|g|m|n|d|b|j|r]?[a-z]?[y|u|e|o|a|i][o|e|r]?[x|t|p]?&quot;)" office:value-type="float" office:value="30" calcext:value-type="float">
            <text:p>30</text:p>
          </table:table-cell>
          <table:table-cell table:formula="of:=COUNTA([.C49:.L52])-COUNTBLANK([.C49:.L52])"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IFERROR(VLOOKUP(COM.MICROSOFT.CONCAT([.$A54];[.C$2];[.$Q54]);[$Lookup.$A$1:.$C$1165];1;0);&quot;&quot;)" office:value-type="string" office:string-value="dit" calcext:value-type="string">
            <text:p>dit</text:p>
          </table:table-cell>
          <table:table-cell table:formula="of:=IFERROR(VLOOKUP(COM.MICROSOFT.CONCAT([.$A54];[.D$2];[.$Q54]);[$Lookup.$A$1:.$C$1165];1;0);&quot;&quot;)">
            <text:p/>
          </table:table-cell>
          <table:table-cell table:formula="of:=IFERROR(VLOOKUP(COM.MICROSOFT.CONCAT([.$A54];[.E$2];[.$Q54]);[$Lookup.$A$1:.$C$1165];1;0);&quot;&quot;)" office:value-type="string" office:string-value="dat" calcext:value-type="string">
            <text:p>dat</text:p>
          </table:table-cell>
          <table:table-cell table:formula="of:=IFERROR(VLOOKUP(COM.MICROSOFT.CONCAT([.$A54];[.F$2];[.$Q54]);[$Lookup.$A$1:.$C$1165];1;0);&quot;&quot;)">
            <text:p/>
          </table:table-cell>
          <table:table-cell table:formula="of:=IFERROR(VLOOKUP(COM.MICROSOFT.CONCAT([.$A54];[.G$2];[.$Q54]);[$Lookup.$A$1:.$C$1165];1;0);&quot;&quot;)" office:value-type="string" office:string-value="dot" calcext:value-type="string">
            <text:p>dot</text:p>
          </table:table-cell>
          <table:table-cell table:formula="of:=IFERROR(VLOOKUP(COM.MICROSOFT.CONCAT([.$A54];[.H$2];[.$Q54]);[$Lookup.$A$1:.$C$1165];1;0);&quot;&quot;)">
            <text:p/>
          </table:table-cell>
          <table:table-cell table:formula="of:=IFERROR(VLOOKUP(COM.MICROSOFT.CONCAT([.$A54];[.I$2];[.$Q54]);[$Lookup.$A$1:.$C$1165];1;0);&quot;&quot;)" office:value-type="string" office:string-value="dut" calcext:value-type="string">
            <text:p>dut</text:p>
          </table:table-cell>
          <table:table-cell table:formula="of:=IFERROR(VLOOKUP(COM.MICROSOFT.CONCAT([.$A54];[.J$2];[.$Q54]);[$Lookup.$A$1:.$C$1165];1;0);&quot;&quot;)">
            <text:p/>
          </table:table-cell>
          <table:table-cell table:formula="of:=IFERROR(VLOOKUP(COM.MICROSOFT.CONCAT([.$A54];[.K$2];[.$Q54]);[$Lookup.$A$1:.$C$1165];1;0);&quot;&quot;)">
            <text:p/>
          </table:table-cell>
          <table:table-cell table:formula="of:=IFERROR(VLOOKUP(COM.MICROSOFT.CONCAT([.$A54];[.L$2];[.$Q5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M</text:p>
          </table:table-cell>
          <table:table-cell table:formula="of:=IFERROR(VLOOKUP(COM.MICROSOFT.CONCAT([.$A55];[.C$2];[.$Q55]);[$Lookup.$A$1:.$C$1165];1;0);&quot;&quot;)" office:value-type="string" office:string-value="dix" calcext:value-type="string">
            <text:p>dix</text:p>
          </table:table-cell>
          <table:table-cell table:formula="of:=IFERROR(VLOOKUP(COM.MICROSOFT.CONCAT([.$A55];[.D$2];[.$Q55]);[$Lookup.$A$1:.$C$1165];1;0);&quot;&quot;)" office:value-type="string" office:string-value="diex" calcext:value-type="string">
            <text:p>diex</text:p>
          </table:table-cell>
          <table:table-cell table:formula="of:=IFERROR(VLOOKUP(COM.MICROSOFT.CONCAT([.$A55];[.E$2];[.$Q55]);[$Lookup.$A$1:.$C$1165];1;0);&quot;&quot;)" office:value-type="string" office:string-value="dax" calcext:value-type="string">
            <text:p>dax</text:p>
          </table:table-cell>
          <table:table-cell table:formula="of:=IFERROR(VLOOKUP(COM.MICROSOFT.CONCAT([.$A55];[.F$2];[.$Q55]);[$Lookup.$A$1:.$C$1165];1;0);&quot;&quot;)" office:value-type="string" office:string-value="duox" calcext:value-type="string">
            <text:p>duox</text:p>
          </table:table-cell>
          <table:table-cell table:formula="of:=IFERROR(VLOOKUP(COM.MICROSOFT.CONCAT([.$A55];[.G$2];[.$Q55]);[$Lookup.$A$1:.$C$1165];1;0);&quot;&quot;)" office:value-type="string" office:string-value="dox" calcext:value-type="string">
            <text:p>dox</text:p>
          </table:table-cell>
          <table:table-cell table:formula="of:=IFERROR(VLOOKUP(COM.MICROSOFT.CONCAT([.$A55];[.H$2];[.$Q55]);[$Lookup.$A$1:.$C$1165];1;0);&quot;&quot;)" office:value-type="string" office:string-value="dex" calcext:value-type="string">
            <text:p>dex</text:p>
          </table:table-cell>
          <table:table-cell table:formula="of:=IFERROR(VLOOKUP(COM.MICROSOFT.CONCAT([.$A55];[.I$2];[.$Q55]);[$Lookup.$A$1:.$C$1165];1;0);&quot;&quot;)" office:value-type="string" office:string-value="dux" calcext:value-type="string">
            <text:p>dux</text:p>
          </table:table-cell>
          <table:table-cell table:formula="of:=IFERROR(VLOOKUP(COM.MICROSOFT.CONCAT([.$A55];[.J$2];[.$Q55]);[$Lookup.$A$1:.$C$1165];1;0);&quot;&quot;)" office:value-type="string" office:string-value="durx" calcext:value-type="string">
            <text:p>durx</text:p>
          </table:table-cell>
          <table:table-cell table:formula="of:=IFERROR(VLOOKUP(COM.MICROSOFT.CONCAT([.$A55];[.K$2];[.$Q55]);[$Lookup.$A$1:.$C$1165];1;0);&quot;&quot;)">
            <text:p/>
          </table:table-cell>
          <table:table-cell table:formula="of:=IFERROR(VLOOKUP(COM.MICROSOFT.CONCAT([.$A55];[.L$2];[.$Q5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L</text:p>
          </table:table-cell>
          <table:table-cell table:formula="of:=IFERROR(VLOOKUP(COM.MICROSOFT.CONCAT([.$A56];[.C$2];[.$Q56]);[$Lookup.$A$1:.$C$1165];1;0);&quot;&quot;)" office:value-type="string" office:string-value="di" calcext:value-type="string">
            <text:p>di</text:p>
          </table:table-cell>
          <table:table-cell table:formula="of:=IFERROR(VLOOKUP(COM.MICROSOFT.CONCAT([.$A56];[.D$2];[.$Q56]);[$Lookup.$A$1:.$C$1165];1;0);&quot;&quot;)" office:value-type="string" office:string-value="die" calcext:value-type="string">
            <text:p>die</text:p>
          </table:table-cell>
          <table:table-cell table:formula="of:=IFERROR(VLOOKUP(COM.MICROSOFT.CONCAT([.$A56];[.E$2];[.$Q56]);[$Lookup.$A$1:.$C$1165];1;0);&quot;&quot;)" office:value-type="string" office:string-value="da" calcext:value-type="string">
            <text:p>da</text:p>
          </table:table-cell>
          <table:table-cell table:formula="of:=IFERROR(VLOOKUP(COM.MICROSOFT.CONCAT([.$A56];[.F$2];[.$Q56]);[$Lookup.$A$1:.$C$1165];1;0);&quot;&quot;)" office:value-type="string" office:string-value="duo" calcext:value-type="string">
            <text:p>duo</text:p>
          </table:table-cell>
          <table:table-cell table:formula="of:=IFERROR(VLOOKUP(COM.MICROSOFT.CONCAT([.$A56];[.G$2];[.$Q56]);[$Lookup.$A$1:.$C$1165];1;0);&quot;&quot;)" office:value-type="string" office:string-value="do" calcext:value-type="string">
            <text:p>do</text:p>
          </table:table-cell>
          <table:table-cell table:formula="of:=IFERROR(VLOOKUP(COM.MICROSOFT.CONCAT([.$A56];[.H$2];[.$Q56]);[$Lookup.$A$1:.$C$1165];1;0);&quot;&quot;)" office:value-type="string" office:string-value="de" calcext:value-type="string">
            <text:p>de</text:p>
          </table:table-cell>
          <table:table-cell table:formula="of:=IFERROR(VLOOKUP(COM.MICROSOFT.CONCAT([.$A56];[.I$2];[.$Q56]);[$Lookup.$A$1:.$C$1165];1;0);&quot;&quot;)" office:value-type="string" office:string-value="du" calcext:value-type="string">
            <text:p>du</text:p>
          </table:table-cell>
          <table:table-cell table:formula="of:=IFERROR(VLOOKUP(COM.MICROSOFT.CONCAT([.$A56];[.J$2];[.$Q56]);[$Lookup.$A$1:.$C$1165];1;0);&quot;&quot;)" office:value-type="string" office:string-value="dur" calcext:value-type="string">
            <text:p>dur</text:p>
          </table:table-cell>
          <table:table-cell table:formula="of:=IFERROR(VLOOKUP(COM.MICROSOFT.CONCAT([.$A56];[.K$2];[.$Q56]);[$Lookup.$A$1:.$C$1165];1;0);&quot;&quot;)">
            <text:p/>
          </table:table-cell>
          <table:table-cell table:formula="of:=IFERROR(VLOOKUP(COM.MICROSOFT.CONCAT([.$A56];[.L$2];[.$Q56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L</text:p>
          </table:table-cell>
          <table:table-cell table:formula="of:=IFERROR(VLOOKUP(COM.MICROSOFT.CONCAT([.$A57];[.C$2];[.$Q57]);[$Lookup.$A$1:.$C$1165];1;0);&quot;&quot;)" office:value-type="string" office:string-value="dip" calcext:value-type="string">
            <text:p>dip</text:p>
          </table:table-cell>
          <table:table-cell table:formula="of:=IFERROR(VLOOKUP(COM.MICROSOFT.CONCAT([.$A57];[.D$2];[.$Q57]);[$Lookup.$A$1:.$C$1165];1;0);&quot;&quot;)" office:value-type="string" office:string-value="diep" calcext:value-type="string">
            <text:p>diep</text:p>
          </table:table-cell>
          <table:table-cell table:formula="of:=IFERROR(VLOOKUP(COM.MICROSOFT.CONCAT([.$A57];[.E$2];[.$Q57]);[$Lookup.$A$1:.$C$1165];1;0);&quot;&quot;)" office:value-type="string" office:string-value="dap" calcext:value-type="string">
            <text:p>dap</text:p>
          </table:table-cell>
          <table:table-cell table:formula="of:=IFERROR(VLOOKUP(COM.MICROSOFT.CONCAT([.$A57];[.F$2];[.$Q57]);[$Lookup.$A$1:.$C$1165];1;0);&quot;&quot;)">
            <text:p/>
          </table:table-cell>
          <table:table-cell table:formula="of:=IFERROR(VLOOKUP(COM.MICROSOFT.CONCAT([.$A57];[.G$2];[.$Q57]);[$Lookup.$A$1:.$C$1165];1;0);&quot;&quot;)" office:value-type="string" office:string-value="dop" calcext:value-type="string">
            <text:p>dop</text:p>
          </table:table-cell>
          <table:table-cell table:formula="of:=IFERROR(VLOOKUP(COM.MICROSOFT.CONCAT([.$A57];[.H$2];[.$Q57]);[$Lookup.$A$1:.$C$1165];1;0);&quot;&quot;)" office:value-type="string" office:string-value="dep" calcext:value-type="string">
            <text:p>dep</text:p>
          </table:table-cell>
          <table:table-cell table:formula="of:=IFERROR(VLOOKUP(COM.MICROSOFT.CONCAT([.$A57];[.I$2];[.$Q57]);[$Lookup.$A$1:.$C$1165];1;0);&quot;&quot;)" office:value-type="string" office:string-value="dup" calcext:value-type="string">
            <text:p>dup</text:p>
          </table:table-cell>
          <table:table-cell table:formula="of:=IFERROR(VLOOKUP(COM.MICROSOFT.CONCAT([.$A57];[.J$2];[.$Q57]);[$Lookup.$A$1:.$C$1165];1;0);&quot;&quot;)">
            <text:p/>
          </table:table-cell>
          <table:table-cell table:formula="of:=IFERROR(VLOOKUP(COM.MICROSOFT.CONCAT([.$A57];[.K$2];[.$Q57]);[$Lookup.$A$1:.$C$1165];1;0);&quot;&quot;)">
            <text:p/>
          </table:table-cell>
          <table:table-cell table:formula="of:=IFERROR(VLOOKUP(COM.MICROSOFT.CONCAT([.$A57];[.L$2];[.$Q5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54:.L57];&quot;[z|s|c|h|g|m|n|d|b|j|r]?[a-z]?[y|u|e|o|a|i][o|e|r]?[x|t|p]?&quot;)" office:value-type="float" office:value="26" calcext:value-type="float">
            <text:p>26</text:p>
          </table:table-cell>
          <table:table-cell table:formula="of:=COUNTA([.C54:.L57])-COUNTBLANK([.C54:.L57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formula="of:=IFERROR(VLOOKUP(COM.MICROSOFT.CONCAT([.$A59];[.C$2];[.$Q59]);[$Lookup.$A$1:.$C$1165];1;0);&quot;&quot;)" office:value-type="string" office:string-value="tit" calcext:value-type="string">
            <text:p>tit</text:p>
          </table:table-cell>
          <table:table-cell table:formula="of:=IFERROR(VLOOKUP(COM.MICROSOFT.CONCAT([.$A59];[.D$2];[.$Q59]);[$Lookup.$A$1:.$C$1165];1;0);&quot;&quot;)">
            <text:p/>
          </table:table-cell>
          <table:table-cell table:formula="of:=IFERROR(VLOOKUP(COM.MICROSOFT.CONCAT([.$A59];[.E$2];[.$Q59]);[$Lookup.$A$1:.$C$1165];1;0);&quot;&quot;)" office:value-type="string" office:string-value="tat" calcext:value-type="string">
            <text:p>tat</text:p>
          </table:table-cell>
          <table:table-cell table:formula="of:=IFERROR(VLOOKUP(COM.MICROSOFT.CONCAT([.$A59];[.F$2];[.$Q59]);[$Lookup.$A$1:.$C$1165];1;0);&quot;&quot;)" office:value-type="string" office:string-value="tuot" calcext:value-type="string">
            <text:p>tuot</text:p>
          </table:table-cell>
          <table:table-cell table:formula="of:=IFERROR(VLOOKUP(COM.MICROSOFT.CONCAT([.$A59];[.G$2];[.$Q59]);[$Lookup.$A$1:.$C$1165];1;0);&quot;&quot;)" office:value-type="string" office:string-value="tot" calcext:value-type="string">
            <text:p>tot</text:p>
          </table:table-cell>
          <table:table-cell table:formula="of:=IFERROR(VLOOKUP(COM.MICROSOFT.CONCAT([.$A59];[.H$2];[.$Q59]);[$Lookup.$A$1:.$C$1165];1;0);&quot;&quot;)">
            <text:p/>
          </table:table-cell>
          <table:table-cell table:formula="of:=IFERROR(VLOOKUP(COM.MICROSOFT.CONCAT([.$A59];[.I$2];[.$Q59]);[$Lookup.$A$1:.$C$1165];1;0);&quot;&quot;)" office:value-type="string" office:string-value="tut" calcext:value-type="string">
            <text:p>tut</text:p>
          </table:table-cell>
          <table:table-cell table:formula="of:=IFERROR(VLOOKUP(COM.MICROSOFT.CONCAT([.$A59];[.J$2];[.$Q59]);[$Lookup.$A$1:.$C$1165];1;0);&quot;&quot;)">
            <text:p/>
          </table:table-cell>
          <table:table-cell table:formula="of:=IFERROR(VLOOKUP(COM.MICROSOFT.CONCAT([.$A59];[.K$2];[.$Q59]);[$Lookup.$A$1:.$C$1165];1;0);&quot;&quot;)">
            <text:p/>
          </table:table-cell>
          <table:table-cell table:formula="of:=IFERROR(VLOOKUP(COM.MICROSOFT.CONCAT([.$A59];[.L$2];[.$Q5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M</text:p>
          </table:table-cell>
          <table:table-cell table:formula="of:=IFERROR(VLOOKUP(COM.MICROSOFT.CONCAT([.$A60];[.C$2];[.$Q60]);[$Lookup.$A$1:.$C$1165];1;0);&quot;&quot;)" office:value-type="string" office:string-value="tix" calcext:value-type="string">
            <text:p>tix</text:p>
          </table:table-cell>
          <table:table-cell table:formula="of:=IFERROR(VLOOKUP(COM.MICROSOFT.CONCAT([.$A60];[.D$2];[.$Q60]);[$Lookup.$A$1:.$C$1165];1;0);&quot;&quot;)" office:value-type="string" office:string-value="tiex" calcext:value-type="string">
            <text:p>tiex</text:p>
          </table:table-cell>
          <table:table-cell table:formula="of:=IFERROR(VLOOKUP(COM.MICROSOFT.CONCAT([.$A60];[.E$2];[.$Q60]);[$Lookup.$A$1:.$C$1165];1;0);&quot;&quot;)" office:value-type="string" office:string-value="tax" calcext:value-type="string">
            <text:p>tax</text:p>
          </table:table-cell>
          <table:table-cell table:formula="of:=IFERROR(VLOOKUP(COM.MICROSOFT.CONCAT([.$A60];[.F$2];[.$Q60]);[$Lookup.$A$1:.$C$1165];1;0);&quot;&quot;)" office:value-type="string" office:string-value="tuox" calcext:value-type="string">
            <text:p>tuox</text:p>
          </table:table-cell>
          <table:table-cell table:formula="of:=IFERROR(VLOOKUP(COM.MICROSOFT.CONCAT([.$A60];[.G$2];[.$Q60]);[$Lookup.$A$1:.$C$1165];1;0);&quot;&quot;)" office:value-type="string" office:string-value="tox" calcext:value-type="string">
            <text:p>tox</text:p>
          </table:table-cell>
          <table:table-cell table:formula="of:=IFERROR(VLOOKUP(COM.MICROSOFT.CONCAT([.$A60];[.H$2];[.$Q60]);[$Lookup.$A$1:.$C$1165];1;0);&quot;&quot;)" office:value-type="string" office:string-value="tex" calcext:value-type="string">
            <text:p>tex</text:p>
          </table:table-cell>
          <table:table-cell table:formula="of:=IFERROR(VLOOKUP(COM.MICROSOFT.CONCAT([.$A60];[.I$2];[.$Q60]);[$Lookup.$A$1:.$C$1165];1;0);&quot;&quot;)" office:value-type="string" office:string-value="tux" calcext:value-type="string">
            <text:p>tux</text:p>
          </table:table-cell>
          <table:table-cell table:formula="of:=IFERROR(VLOOKUP(COM.MICROSOFT.CONCAT([.$A60];[.J$2];[.$Q60]);[$Lookup.$A$1:.$C$1165];1;0);&quot;&quot;)" office:value-type="string" office:string-value="turx" calcext:value-type="string">
            <text:p>turx</text:p>
          </table:table-cell>
          <table:table-cell table:formula="of:=IFERROR(VLOOKUP(COM.MICROSOFT.CONCAT([.$A60];[.K$2];[.$Q60]);[$Lookup.$A$1:.$C$1165];1;0);&quot;&quot;)">
            <text:p/>
          </table:table-cell>
          <table:table-cell table:formula="of:=IFERROR(VLOOKUP(COM.MICROSOFT.CONCAT([.$A60];[.L$2];[.$Q6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L</text:p>
          </table:table-cell>
          <table:table-cell table:formula="of:=IFERROR(VLOOKUP(COM.MICROSOFT.CONCAT([.$A61];[.C$2];[.$Q61]);[$Lookup.$A$1:.$C$1165];1;0);&quot;&quot;)" office:value-type="string" office:string-value="ti" calcext:value-type="string">
            <text:p>ti</text:p>
          </table:table-cell>
          <table:table-cell table:formula="of:=IFERROR(VLOOKUP(COM.MICROSOFT.CONCAT([.$A61];[.D$2];[.$Q61]);[$Lookup.$A$1:.$C$1165];1;0);&quot;&quot;)" office:value-type="string" office:string-value="tie" calcext:value-type="string">
            <text:p>tie</text:p>
          </table:table-cell>
          <table:table-cell table:formula="of:=IFERROR(VLOOKUP(COM.MICROSOFT.CONCAT([.$A61];[.E$2];[.$Q61]);[$Lookup.$A$1:.$C$1165];1;0);&quot;&quot;)" office:value-type="string" office:string-value="ta" calcext:value-type="string">
            <text:p>ta</text:p>
          </table:table-cell>
          <table:table-cell table:formula="of:=IFERROR(VLOOKUP(COM.MICROSOFT.CONCAT([.$A61];[.F$2];[.$Q61]);[$Lookup.$A$1:.$C$1165];1;0);&quot;&quot;)" office:value-type="string" office:string-value="tuo" calcext:value-type="string">
            <text:p>tuo</text:p>
          </table:table-cell>
          <table:table-cell table:formula="of:=IFERROR(VLOOKUP(COM.MICROSOFT.CONCAT([.$A61];[.G$2];[.$Q61]);[$Lookup.$A$1:.$C$1165];1;0);&quot;&quot;)" office:value-type="string" office:string-value="to" calcext:value-type="string">
            <text:p>to</text:p>
          </table:table-cell>
          <table:table-cell table:formula="of:=IFERROR(VLOOKUP(COM.MICROSOFT.CONCAT([.$A61];[.H$2];[.$Q61]);[$Lookup.$A$1:.$C$1165];1;0);&quot;&quot;)" office:value-type="string" office:string-value="te" calcext:value-type="string">
            <text:p>te</text:p>
          </table:table-cell>
          <table:table-cell table:formula="of:=IFERROR(VLOOKUP(COM.MICROSOFT.CONCAT([.$A61];[.I$2];[.$Q61]);[$Lookup.$A$1:.$C$1165];1;0);&quot;&quot;)" office:value-type="string" office:string-value="tu" calcext:value-type="string">
            <text:p>tu</text:p>
          </table:table-cell>
          <table:table-cell table:formula="of:=IFERROR(VLOOKUP(COM.MICROSOFT.CONCAT([.$A61];[.J$2];[.$Q61]);[$Lookup.$A$1:.$C$1165];1;0);&quot;&quot;)" office:value-type="string" office:string-value="tur" calcext:value-type="string">
            <text:p>tur</text:p>
          </table:table-cell>
          <table:table-cell table:formula="of:=IFERROR(VLOOKUP(COM.MICROSOFT.CONCAT([.$A61];[.K$2];[.$Q61]);[$Lookup.$A$1:.$C$1165];1;0);&quot;&quot;)">
            <text:p/>
          </table:table-cell>
          <table:table-cell table:formula="of:=IFERROR(VLOOKUP(COM.MICROSOFT.CONCAT([.$A61];[.L$2];[.$Q61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L</text:p>
          </table:table-cell>
          <table:table-cell table:formula="of:=IFERROR(VLOOKUP(COM.MICROSOFT.CONCAT([.$A62];[.C$2];[.$Q62]);[$Lookup.$A$1:.$C$1165];1;0);&quot;&quot;)" office:value-type="string" office:string-value="tip" calcext:value-type="string">
            <text:p>tip</text:p>
          </table:table-cell>
          <table:table-cell table:formula="of:=IFERROR(VLOOKUP(COM.MICROSOFT.CONCAT([.$A62];[.D$2];[.$Q62]);[$Lookup.$A$1:.$C$1165];1;0);&quot;&quot;)" office:value-type="string" office:string-value="tiep" calcext:value-type="string">
            <text:p>tiep</text:p>
          </table:table-cell>
          <table:table-cell table:formula="of:=IFERROR(VLOOKUP(COM.MICROSOFT.CONCAT([.$A62];[.E$2];[.$Q62]);[$Lookup.$A$1:.$C$1165];1;0);&quot;&quot;)" office:value-type="string" office:string-value="tap" calcext:value-type="string">
            <text:p>tap</text:p>
          </table:table-cell>
          <table:table-cell table:formula="of:=IFERROR(VLOOKUP(COM.MICROSOFT.CONCAT([.$A62];[.F$2];[.$Q62]);[$Lookup.$A$1:.$C$1165];1;0);&quot;&quot;)" office:value-type="string" office:string-value="tuop" calcext:value-type="string">
            <text:p>tuop</text:p>
          </table:table-cell>
          <table:table-cell table:formula="of:=IFERROR(VLOOKUP(COM.MICROSOFT.CONCAT([.$A62];[.G$2];[.$Q62]);[$Lookup.$A$1:.$C$1165];1;0);&quot;&quot;)" office:value-type="string" office:string-value="top" calcext:value-type="string">
            <text:p>top</text:p>
          </table:table-cell>
          <table:table-cell table:formula="of:=IFERROR(VLOOKUP(COM.MICROSOFT.CONCAT([.$A62];[.H$2];[.$Q62]);[$Lookup.$A$1:.$C$1165];1;0);&quot;&quot;)" office:value-type="string" office:string-value="tep" calcext:value-type="string">
            <text:p>tep</text:p>
          </table:table-cell>
          <table:table-cell table:formula="of:=IFERROR(VLOOKUP(COM.MICROSOFT.CONCAT([.$A62];[.I$2];[.$Q62]);[$Lookup.$A$1:.$C$1165];1;0);&quot;&quot;)" office:value-type="string" office:string-value="tup" calcext:value-type="string">
            <text:p>tup</text:p>
          </table:table-cell>
          <table:table-cell table:formula="of:=IFERROR(VLOOKUP(COM.MICROSOFT.CONCAT([.$A62];[.J$2];[.$Q62]);[$Lookup.$A$1:.$C$1165];1;0);&quot;&quot;)">
            <text:p/>
          </table:table-cell>
          <table:table-cell table:formula="of:=IFERROR(VLOOKUP(COM.MICROSOFT.CONCAT([.$A62];[.K$2];[.$Q62]);[$Lookup.$A$1:.$C$1165];1;0);&quot;&quot;)">
            <text:p/>
          </table:table-cell>
          <table:table-cell table:formula="of:=IFERROR(VLOOKUP(COM.MICROSOFT.CONCAT([.$A62];[.L$2];[.$Q6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59:.L62];&quot;[z|s|c|h|g|m|n|d|b|j|r]?[a-z]?[y|u|e|o|a|i][o|e|r]?[x|t|p]?&quot;)" office:value-type="float" office:value="28" calcext:value-type="float">
            <text:p>28</text:p>
          </table:table-cell>
          <table:table-cell table:formula="of:=COUNTA([.C59:.L62])-COUNTBLANK([.C59:.L6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table:formula="of:=IFERROR(VLOOKUP(COM.MICROSOFT.CONCAT([.$A64];[.C$2];[.$Q64]);[$Lookup.$A$1:.$C$1165];1;0);&quot;&quot;)" office:value-type="string" office:string-value="ddit" calcext:value-type="string">
            <text:p>ddit</text:p>
          </table:table-cell>
          <table:table-cell table:formula="of:=IFERROR(VLOOKUP(COM.MICROSOFT.CONCAT([.$A64];[.D$2];[.$Q64]);[$Lookup.$A$1:.$C$1165];1;0);&quot;&quot;)">
            <text:p/>
          </table:table-cell>
          <table:table-cell table:formula="of:=IFERROR(VLOOKUP(COM.MICROSOFT.CONCAT([.$A64];[.E$2];[.$Q64]);[$Lookup.$A$1:.$C$1165];1;0);&quot;&quot;)" office:value-type="string" office:string-value="ddat" calcext:value-type="string">
            <text:p>ddat</text:p>
          </table:table-cell>
          <table:table-cell table:formula="of:=IFERROR(VLOOKUP(COM.MICROSOFT.CONCAT([.$A64];[.F$2];[.$Q64]);[$Lookup.$A$1:.$C$1165];1;0);&quot;&quot;)">
            <text:p/>
          </table:table-cell>
          <table:table-cell table:formula="of:=IFERROR(VLOOKUP(COM.MICROSOFT.CONCAT([.$A64];[.G$2];[.$Q64]);[$Lookup.$A$1:.$C$1165];1;0);&quot;&quot;)" office:value-type="string" office:string-value="ddot" calcext:value-type="string">
            <text:p>ddot</text:p>
          </table:table-cell>
          <table:table-cell table:formula="of:=IFERROR(VLOOKUP(COM.MICROSOFT.CONCAT([.$A64];[.H$2];[.$Q64]);[$Lookup.$A$1:.$C$1165];1;0);&quot;&quot;)">
            <text:p/>
          </table:table-cell>
          <table:table-cell table:formula="of:=IFERROR(VLOOKUP(COM.MICROSOFT.CONCAT([.$A64];[.I$2];[.$Q64]);[$Lookup.$A$1:.$C$1165];1;0);&quot;&quot;)" office:value-type="string" office:string-value="ddut" calcext:value-type="string">
            <text:p>ddut</text:p>
          </table:table-cell>
          <table:table-cell table:formula="of:=IFERROR(VLOOKUP(COM.MICROSOFT.CONCAT([.$A64];[.J$2];[.$Q64]);[$Lookup.$A$1:.$C$1165];1;0);&quot;&quot;)">
            <text:p/>
          </table:table-cell>
          <table:table-cell table:formula="of:=IFERROR(VLOOKUP(COM.MICROSOFT.CONCAT([.$A64];[.K$2];[.$Q64]);[$Lookup.$A$1:.$C$1165];1;0);&quot;&quot;)">
            <text:p/>
          </table:table-cell>
          <table:table-cell table:formula="of:=IFERROR(VLOOKUP(COM.MICROSOFT.CONCAT([.$A64];[.L$2];[.$Q6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NM</text:p>
          </table:table-cell>
          <table:table-cell table:formula="of:=IFERROR(VLOOKUP(COM.MICROSOFT.CONCAT([.$A65];[.C$2];[.$Q65]);[$Lookup.$A$1:.$C$1165];1;0);&quot;&quot;)" office:value-type="string" office:string-value="ddix" calcext:value-type="string">
            <text:p>ddix</text:p>
          </table:table-cell>
          <table:table-cell table:formula="of:=IFERROR(VLOOKUP(COM.MICROSOFT.CONCAT([.$A65];[.D$2];[.$Q65]);[$Lookup.$A$1:.$C$1165];1;0);&quot;&quot;)" office:value-type="string" office:string-value="ddiex" calcext:value-type="string">
            <text:p>ddiex</text:p>
          </table:table-cell>
          <table:table-cell table:formula="of:=IFERROR(VLOOKUP(COM.MICROSOFT.CONCAT([.$A65];[.E$2];[.$Q65]);[$Lookup.$A$1:.$C$1165];1;0);&quot;&quot;)" office:value-type="string" office:string-value="ddax" calcext:value-type="string">
            <text:p>ddax</text:p>
          </table:table-cell>
          <table:table-cell table:formula="of:=IFERROR(VLOOKUP(COM.MICROSOFT.CONCAT([.$A65];[.F$2];[.$Q65]);[$Lookup.$A$1:.$C$1165];1;0);&quot;&quot;)" office:value-type="string" office:string-value="dduox" calcext:value-type="string">
            <text:p>dduox</text:p>
          </table:table-cell>
          <table:table-cell table:formula="of:=IFERROR(VLOOKUP(COM.MICROSOFT.CONCAT([.$A65];[.G$2];[.$Q65]);[$Lookup.$A$1:.$C$1165];1;0);&quot;&quot;)" office:value-type="string" office:string-value="ddox" calcext:value-type="string">
            <text:p>ddox</text:p>
          </table:table-cell>
          <table:table-cell table:formula="of:=IFERROR(VLOOKUP(COM.MICROSOFT.CONCAT([.$A65];[.H$2];[.$Q65]);[$Lookup.$A$1:.$C$1165];1;0);&quot;&quot;)" office:value-type="string" office:string-value="ddex" calcext:value-type="string">
            <text:p>ddex</text:p>
          </table:table-cell>
          <table:table-cell table:formula="of:=IFERROR(VLOOKUP(COM.MICROSOFT.CONCAT([.$A65];[.I$2];[.$Q65]);[$Lookup.$A$1:.$C$1165];1;0);&quot;&quot;)" office:value-type="string" office:string-value="ddux" calcext:value-type="string">
            <text:p>ddux</text:p>
          </table:table-cell>
          <table:table-cell table:formula="of:=IFERROR(VLOOKUP(COM.MICROSOFT.CONCAT([.$A65];[.J$2];[.$Q65]);[$Lookup.$A$1:.$C$1165];1;0);&quot;&quot;)" office:value-type="string" office:string-value="ddurx" calcext:value-type="string">
            <text:p>ddurx</text:p>
          </table:table-cell>
          <table:table-cell table:formula="of:=IFERROR(VLOOKUP(COM.MICROSOFT.CONCAT([.$A65];[.K$2];[.$Q65]);[$Lookup.$A$1:.$C$1165];1;0);&quot;&quot;)">
            <text:p/>
          </table:table-cell>
          <table:table-cell table:formula="of:=IFERROR(VLOOKUP(COM.MICROSOFT.CONCAT([.$A65];[.L$2];[.$Q6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NL</text:p>
          </table:table-cell>
          <table:table-cell table:formula="of:=IFERROR(VLOOKUP(COM.MICROSOFT.CONCAT([.$A66];[.C$2];[.$Q66]);[$Lookup.$A$1:.$C$1165];1;0);&quot;&quot;)" office:value-type="string" office:string-value="ddi" calcext:value-type="string">
            <text:p>ddi</text:p>
          </table:table-cell>
          <table:table-cell table:formula="of:=IFERROR(VLOOKUP(COM.MICROSOFT.CONCAT([.$A66];[.D$2];[.$Q66]);[$Lookup.$A$1:.$C$1165];1;0);&quot;&quot;)" office:value-type="string" office:string-value="ddie" calcext:value-type="string">
            <text:p>ddie</text:p>
          </table:table-cell>
          <table:table-cell table:formula="of:=IFERROR(VLOOKUP(COM.MICROSOFT.CONCAT([.$A66];[.E$2];[.$Q66]);[$Lookup.$A$1:.$C$1165];1;0);&quot;&quot;)" office:value-type="string" office:string-value="dda" calcext:value-type="string">
            <text:p>dda</text:p>
          </table:table-cell>
          <table:table-cell table:formula="of:=IFERROR(VLOOKUP(COM.MICROSOFT.CONCAT([.$A66];[.F$2];[.$Q66]);[$Lookup.$A$1:.$C$1165];1;0);&quot;&quot;)" office:value-type="string" office:string-value="dduo" calcext:value-type="string">
            <text:p>dduo</text:p>
          </table:table-cell>
          <table:table-cell table:formula="of:=IFERROR(VLOOKUP(COM.MICROSOFT.CONCAT([.$A66];[.G$2];[.$Q66]);[$Lookup.$A$1:.$C$1165];1;0);&quot;&quot;)" office:value-type="string" office:string-value="ddo" calcext:value-type="string">
            <text:p>ddo</text:p>
          </table:table-cell>
          <table:table-cell table:formula="of:=IFERROR(VLOOKUP(COM.MICROSOFT.CONCAT([.$A66];[.H$2];[.$Q66]);[$Lookup.$A$1:.$C$1165];1;0);&quot;&quot;)" office:value-type="string" office:string-value="dde" calcext:value-type="string">
            <text:p>dde</text:p>
          </table:table-cell>
          <table:table-cell table:formula="of:=IFERROR(VLOOKUP(COM.MICROSOFT.CONCAT([.$A66];[.I$2];[.$Q66]);[$Lookup.$A$1:.$C$1165];1;0);&quot;&quot;)" office:value-type="string" office:string-value="ddu" calcext:value-type="string">
            <text:p>ddu</text:p>
          </table:table-cell>
          <table:table-cell table:formula="of:=IFERROR(VLOOKUP(COM.MICROSOFT.CONCAT([.$A66];[.J$2];[.$Q66]);[$Lookup.$A$1:.$C$1165];1;0);&quot;&quot;)" office:value-type="string" office:string-value="ddur" calcext:value-type="string">
            <text:p>ddur</text:p>
          </table:table-cell>
          <table:table-cell table:formula="of:=IFERROR(VLOOKUP(COM.MICROSOFT.CONCAT([.$A66];[.K$2];[.$Q66]);[$Lookup.$A$1:.$C$1165];1;0);&quot;&quot;)">
            <text:p/>
          </table:table-cell>
          <table:table-cell table:formula="of:=IFERROR(VLOOKUP(COM.MICROSOFT.CONCAT([.$A66];[.L$2];[.$Q66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GL</text:p>
          </table:table-cell>
          <table:table-cell table:formula="of:=IFERROR(VLOOKUP(COM.MICROSOFT.CONCAT([.$A67];[.C$2];[.$Q67]);[$Lookup.$A$1:.$C$1165];1;0);&quot;&quot;)" office:value-type="string" office:string-value="ddip" calcext:value-type="string">
            <text:p>ddip</text:p>
          </table:table-cell>
          <table:table-cell table:formula="of:=IFERROR(VLOOKUP(COM.MICROSOFT.CONCAT([.$A67];[.D$2];[.$Q67]);[$Lookup.$A$1:.$C$1165];1;0);&quot;&quot;)" office:value-type="string" office:string-value="ddiep" calcext:value-type="string">
            <text:p>ddiep</text:p>
          </table:table-cell>
          <table:table-cell table:formula="of:=IFERROR(VLOOKUP(COM.MICROSOFT.CONCAT([.$A67];[.E$2];[.$Q67]);[$Lookup.$A$1:.$C$1165];1;0);&quot;&quot;)" office:value-type="string" office:string-value="ddap" calcext:value-type="string">
            <text:p>ddap</text:p>
          </table:table-cell>
          <table:table-cell table:formula="of:=IFERROR(VLOOKUP(COM.MICROSOFT.CONCAT([.$A67];[.F$2];[.$Q67]);[$Lookup.$A$1:.$C$1165];1;0);&quot;&quot;)" office:value-type="string" office:string-value="dduop" calcext:value-type="string">
            <text:p>dduop</text:p>
          </table:table-cell>
          <table:table-cell table:formula="of:=IFERROR(VLOOKUP(COM.MICROSOFT.CONCAT([.$A67];[.G$2];[.$Q67]);[$Lookup.$A$1:.$C$1165];1;0);&quot;&quot;)" office:value-type="string" office:string-value="ddop" calcext:value-type="string">
            <text:p>ddop</text:p>
          </table:table-cell>
          <table:table-cell table:formula="of:=IFERROR(VLOOKUP(COM.MICROSOFT.CONCAT([.$A67];[.H$2];[.$Q67]);[$Lookup.$A$1:.$C$1165];1;0);&quot;&quot;)" office:value-type="string" office:string-value="ddep" calcext:value-type="string">
            <text:p>ddep</text:p>
          </table:table-cell>
          <table:table-cell table:formula="of:=IFERROR(VLOOKUP(COM.MICROSOFT.CONCAT([.$A67];[.I$2];[.$Q67]);[$Lookup.$A$1:.$C$1165];1;0);&quot;&quot;)" office:value-type="string" office:string-value="ddup" calcext:value-type="string">
            <text:p>ddup</text:p>
          </table:table-cell>
          <table:table-cell table:formula="of:=IFERROR(VLOOKUP(COM.MICROSOFT.CONCAT([.$A67];[.J$2];[.$Q67]);[$Lookup.$A$1:.$C$1165];1;0);&quot;&quot;)">
            <text:p/>
          </table:table-cell>
          <table:table-cell table:formula="of:=IFERROR(VLOOKUP(COM.MICROSOFT.CONCAT([.$A67];[.K$2];[.$Q67]);[$Lookup.$A$1:.$C$1165];1;0);&quot;&quot;)">
            <text:p/>
          </table:table-cell>
          <table:table-cell table:formula="of:=IFERROR(VLOOKUP(COM.MICROSOFT.CONCAT([.$A67];[.L$2];[.$Q6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64:.L67];&quot;[z|s|c|h|g|m|n|d|b|j|r]?[a-z]?[y|u|e|o|a|i][o|e|r]?[x|t|p]?&quot;)" office:value-type="float" office:value="27" calcext:value-type="float">
            <text:p>27</text:p>
          </table:table-cell>
          <table:table-cell table:formula="of:=COUNTA([.C64:.L67])-COUNTBLANK([.C64:.L6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table:formula="of:=IFERROR(VLOOKUP(COM.MICROSOFT.CONCAT([.$A69];[.C$2];[.$Q69]);[$Lookup.$A$1:.$C$1165];1;0);&quot;&quot;)" office:value-type="string" office:string-value="ndit" calcext:value-type="string">
            <text:p>ndit</text:p>
          </table:table-cell>
          <table:table-cell table:formula="of:=IFERROR(VLOOKUP(COM.MICROSOFT.CONCAT([.$A69];[.D$2];[.$Q69]);[$Lookup.$A$1:.$C$1165];1;0);&quot;&quot;)">
            <text:p/>
          </table:table-cell>
          <table:table-cell table:formula="of:=IFERROR(VLOOKUP(COM.MICROSOFT.CONCAT([.$A69];[.E$2];[.$Q69]);[$Lookup.$A$1:.$C$1165];1;0);&quot;&quot;)" office:value-type="string" office:string-value="ndat" calcext:value-type="string">
            <text:p>ndat</text:p>
          </table:table-cell>
          <table:table-cell table:formula="of:=IFERROR(VLOOKUP(COM.MICROSOFT.CONCAT([.$A69];[.F$2];[.$Q69]);[$Lookup.$A$1:.$C$1165];1;0);&quot;&quot;)">
            <text:p/>
          </table:table-cell>
          <table:table-cell table:formula="of:=IFERROR(VLOOKUP(COM.MICROSOFT.CONCAT([.$A69];[.G$2];[.$Q69]);[$Lookup.$A$1:.$C$1165];1;0);&quot;&quot;)" office:value-type="string" office:string-value="ndot" calcext:value-type="string">
            <text:p>ndot</text:p>
          </table:table-cell>
          <table:table-cell table:formula="of:=IFERROR(VLOOKUP(COM.MICROSOFT.CONCAT([.$A69];[.H$2];[.$Q69]);[$Lookup.$A$1:.$C$1165];1;0);&quot;&quot;)">
            <text:p/>
          </table:table-cell>
          <table:table-cell table:formula="of:=IFERROR(VLOOKUP(COM.MICROSOFT.CONCAT([.$A69];[.I$2];[.$Q69]);[$Lookup.$A$1:.$C$1165];1;0);&quot;&quot;)" office:value-type="string" office:string-value="ndut" calcext:value-type="string">
            <text:p>ndut</text:p>
          </table:table-cell>
          <table:table-cell table:formula="of:=IFERROR(VLOOKUP(COM.MICROSOFT.CONCAT([.$A69];[.J$2];[.$Q69]);[$Lookup.$A$1:.$C$1165];1;0);&quot;&quot;)">
            <text:p/>
          </table:table-cell>
          <table:table-cell table:formula="of:=IFERROR(VLOOKUP(COM.MICROSOFT.CONCAT([.$A69];[.K$2];[.$Q69]);[$Lookup.$A$1:.$C$1165];1;0);&quot;&quot;)">
            <text:p/>
          </table:table-cell>
          <table:table-cell table:formula="of:=IFERROR(VLOOKUP(COM.MICROSOFT.CONCAT([.$A69];[.L$2];[.$Q6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NM</text:p>
          </table:table-cell>
          <table:table-cell table:formula="of:=IFERROR(VLOOKUP(COM.MICROSOFT.CONCAT([.$A70];[.C$2];[.$Q70]);[$Lookup.$A$1:.$C$1165];1;0);&quot;&quot;)" office:value-type="string" office:string-value="ndix" calcext:value-type="string">
            <text:p>ndix</text:p>
          </table:table-cell>
          <table:table-cell table:formula="of:=IFERROR(VLOOKUP(COM.MICROSOFT.CONCAT([.$A70];[.D$2];[.$Q70]);[$Lookup.$A$1:.$C$1165];1;0);&quot;&quot;)" office:value-type="string" office:string-value="ndiex" calcext:value-type="string">
            <text:p>ndiex</text:p>
          </table:table-cell>
          <table:table-cell table:formula="of:=IFERROR(VLOOKUP(COM.MICROSOFT.CONCAT([.$A70];[.E$2];[.$Q70]);[$Lookup.$A$1:.$C$1165];1;0);&quot;&quot;)" office:value-type="string" office:string-value="ndax" calcext:value-type="string">
            <text:p>ndax</text:p>
          </table:table-cell>
          <table:table-cell table:formula="of:=IFERROR(VLOOKUP(COM.MICROSOFT.CONCAT([.$A70];[.F$2];[.$Q70]);[$Lookup.$A$1:.$C$1165];1;0);&quot;&quot;)">
            <text:p/>
          </table:table-cell>
          <table:table-cell table:formula="of:=IFERROR(VLOOKUP(COM.MICROSOFT.CONCAT([.$A70];[.G$2];[.$Q70]);[$Lookup.$A$1:.$C$1165];1;0);&quot;&quot;)" office:value-type="string" office:string-value="ndox" calcext:value-type="string">
            <text:p>ndox</text:p>
          </table:table-cell>
          <table:table-cell table:formula="of:=IFERROR(VLOOKUP(COM.MICROSOFT.CONCAT([.$A70];[.H$2];[.$Q70]);[$Lookup.$A$1:.$C$1165];1;0);&quot;&quot;)" office:value-type="string" office:string-value="ndex" calcext:value-type="string">
            <text:p>ndex</text:p>
          </table:table-cell>
          <table:table-cell table:formula="of:=IFERROR(VLOOKUP(COM.MICROSOFT.CONCAT([.$A70];[.I$2];[.$Q70]);[$Lookup.$A$1:.$C$1165];1;0);&quot;&quot;)" office:value-type="string" office:string-value="ndux" calcext:value-type="string">
            <text:p>ndux</text:p>
          </table:table-cell>
          <table:table-cell table:formula="of:=IFERROR(VLOOKUP(COM.MICROSOFT.CONCAT([.$A70];[.J$2];[.$Q70]);[$Lookup.$A$1:.$C$1165];1;0);&quot;&quot;)" office:value-type="string" office:string-value="ndurx" calcext:value-type="string">
            <text:p>ndurx</text:p>
          </table:table-cell>
          <table:table-cell table:formula="of:=IFERROR(VLOOKUP(COM.MICROSOFT.CONCAT([.$A70];[.K$2];[.$Q70]);[$Lookup.$A$1:.$C$1165];1;0);&quot;&quot;)">
            <text:p/>
          </table:table-cell>
          <table:table-cell table:formula="of:=IFERROR(VLOOKUP(COM.MICROSOFT.CONCAT([.$A70];[.L$2];[.$Q7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NL</text:p>
          </table:table-cell>
          <table:table-cell table:formula="of:=IFERROR(VLOOKUP(COM.MICROSOFT.CONCAT([.$A71];[.C$2];[.$Q71]);[$Lookup.$A$1:.$C$1165];1;0);&quot;&quot;)" office:value-type="string" office:string-value="ndi" calcext:value-type="string">
            <text:p>ndi</text:p>
          </table:table-cell>
          <table:table-cell table:formula="of:=IFERROR(VLOOKUP(COM.MICROSOFT.CONCAT([.$A71];[.D$2];[.$Q71]);[$Lookup.$A$1:.$C$1165];1;0);&quot;&quot;)" office:value-type="string" office:string-value="ndie" calcext:value-type="string">
            <text:p>ndie</text:p>
          </table:table-cell>
          <table:table-cell table:formula="of:=IFERROR(VLOOKUP(COM.MICROSOFT.CONCAT([.$A71];[.E$2];[.$Q71]);[$Lookup.$A$1:.$C$1165];1;0);&quot;&quot;)" office:value-type="string" office:string-value="nda" calcext:value-type="string">
            <text:p>nda</text:p>
          </table:table-cell>
          <table:table-cell table:formula="of:=IFERROR(VLOOKUP(COM.MICROSOFT.CONCAT([.$A71];[.F$2];[.$Q71]);[$Lookup.$A$1:.$C$1165];1;0);&quot;&quot;)">
            <text:p/>
          </table:table-cell>
          <table:table-cell table:formula="of:=IFERROR(VLOOKUP(COM.MICROSOFT.CONCAT([.$A71];[.G$2];[.$Q71]);[$Lookup.$A$1:.$C$1165];1;0);&quot;&quot;)" office:value-type="string" office:string-value="ndo" calcext:value-type="string">
            <text:p>ndo</text:p>
          </table:table-cell>
          <table:table-cell table:formula="of:=IFERROR(VLOOKUP(COM.MICROSOFT.CONCAT([.$A71];[.H$2];[.$Q71]);[$Lookup.$A$1:.$C$1165];1;0);&quot;&quot;)" office:value-type="string" office:string-value="nde" calcext:value-type="string">
            <text:p>nde</text:p>
          </table:table-cell>
          <table:table-cell table:formula="of:=IFERROR(VLOOKUP(COM.MICROSOFT.CONCAT([.$A71];[.I$2];[.$Q71]);[$Lookup.$A$1:.$C$1165];1;0);&quot;&quot;)" office:value-type="string" office:string-value="ndu" calcext:value-type="string">
            <text:p>ndu</text:p>
          </table:table-cell>
          <table:table-cell table:formula="of:=IFERROR(VLOOKUP(COM.MICROSOFT.CONCAT([.$A71];[.J$2];[.$Q71]);[$Lookup.$A$1:.$C$1165];1;0);&quot;&quot;)" office:value-type="string" office:string-value="ndur" calcext:value-type="string">
            <text:p>ndur</text:p>
          </table:table-cell>
          <table:table-cell table:formula="of:=IFERROR(VLOOKUP(COM.MICROSOFT.CONCAT([.$A71];[.K$2];[.$Q71]);[$Lookup.$A$1:.$C$1165];1;0);&quot;&quot;)">
            <text:p/>
          </table:table-cell>
          <table:table-cell table:formula="of:=IFERROR(VLOOKUP(COM.MICROSOFT.CONCAT([.$A71];[.L$2];[.$Q71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GL</text:p>
          </table:table-cell>
          <table:table-cell table:formula="of:=IFERROR(VLOOKUP(COM.MICROSOFT.CONCAT([.$A72];[.C$2];[.$Q72]);[$Lookup.$A$1:.$C$1165];1;0);&quot;&quot;)" office:value-type="string" office:string-value="ndip" calcext:value-type="string">
            <text:p>ndip</text:p>
          </table:table-cell>
          <table:table-cell table:formula="of:=IFERROR(VLOOKUP(COM.MICROSOFT.CONCAT([.$A72];[.D$2];[.$Q72]);[$Lookup.$A$1:.$C$1165];1;0);&quot;&quot;)">
            <text:p/>
          </table:table-cell>
          <table:table-cell table:formula="of:=IFERROR(VLOOKUP(COM.MICROSOFT.CONCAT([.$A72];[.E$2];[.$Q72]);[$Lookup.$A$1:.$C$1165];1;0);&quot;&quot;)" office:value-type="string" office:string-value="ndap" calcext:value-type="string">
            <text:p>ndap</text:p>
          </table:table-cell>
          <table:table-cell table:formula="of:=IFERROR(VLOOKUP(COM.MICROSOFT.CONCAT([.$A72];[.F$2];[.$Q72]);[$Lookup.$A$1:.$C$1165];1;0);&quot;&quot;)">
            <text:p/>
          </table:table-cell>
          <table:table-cell table:formula="of:=IFERROR(VLOOKUP(COM.MICROSOFT.CONCAT([.$A72];[.G$2];[.$Q72]);[$Lookup.$A$1:.$C$1165];1;0);&quot;&quot;)" office:value-type="string" office:string-value="ndop" calcext:value-type="string">
            <text:p>ndop</text:p>
          </table:table-cell>
          <table:table-cell table:formula="of:=IFERROR(VLOOKUP(COM.MICROSOFT.CONCAT([.$A72];[.H$2];[.$Q72]);[$Lookup.$A$1:.$C$1165];1;0);&quot;&quot;)" office:value-type="string" office:string-value="ndep" calcext:value-type="string">
            <text:p>ndep</text:p>
          </table:table-cell>
          <table:table-cell table:formula="of:=IFERROR(VLOOKUP(COM.MICROSOFT.CONCAT([.$A72];[.I$2];[.$Q72]);[$Lookup.$A$1:.$C$1165];1;0);&quot;&quot;)" office:value-type="string" office:string-value="ndup" calcext:value-type="string">
            <text:p>ndup</text:p>
          </table:table-cell>
          <table:table-cell table:formula="of:=IFERROR(VLOOKUP(COM.MICROSOFT.CONCAT([.$A72];[.J$2];[.$Q72]);[$Lookup.$A$1:.$C$1165];1;0);&quot;&quot;)">
            <text:p/>
          </table:table-cell>
          <table:table-cell table:formula="of:=IFERROR(VLOOKUP(COM.MICROSOFT.CONCAT([.$A72];[.K$2];[.$Q72]);[$Lookup.$A$1:.$C$1165];1;0);&quot;&quot;)">
            <text:p/>
          </table:table-cell>
          <table:table-cell table:formula="of:=IFERROR(VLOOKUP(COM.MICROSOFT.CONCAT([.$A72];[.L$2];[.$Q7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69:.L72];&quot;[z|s|c|h|g|m|n|d|b|j|r]?[a-z]?[y|u|e|o|a|i][o|e|r]?[x|t|p]?&quot;)" office:value-type="float" office:value="23" calcext:value-type="float">
            <text:p>23</text:p>
          </table:table-cell>
          <table:table-cell table:formula="of:=COUNTA([.C69:.L72])-COUNTBLANK([.C69:.L72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hn</text:p>
          </table:table-cell>
          <table:table-cell/>
          <table:table-cell table:formula="of:=IFERROR(VLOOKUP(COM.MICROSOFT.CONCAT([.$A74];[.C$2];[.$Q74]);[$Lookup.$A$1:.$C$1165];1;0);&quot;&quot;)" office:value-type="string" office:string-value="hnit" calcext:value-type="string">
            <text:p>hnit</text:p>
          </table:table-cell>
          <table:table-cell table:formula="of:=IFERROR(VLOOKUP(COM.MICROSOFT.CONCAT([.$A74];[.D$2];[.$Q74]);[$Lookup.$A$1:.$C$1165];1;0);&quot;&quot;)" office:value-type="string" office:string-value="hniet" calcext:value-type="string">
            <text:p>hniet</text:p>
          </table:table-cell>
          <table:table-cell table:formula="of:=IFERROR(VLOOKUP(COM.MICROSOFT.CONCAT([.$A74];[.E$2];[.$Q74]);[$Lookup.$A$1:.$C$1165];1;0);&quot;&quot;)" office:value-type="string" office:string-value="hnat" calcext:value-type="string">
            <text:p>hnat</text:p>
          </table:table-cell>
          <table:table-cell table:formula="of:=IFERROR(VLOOKUP(COM.MICROSOFT.CONCAT([.$A74];[.F$2];[.$Q74]);[$Lookup.$A$1:.$C$1165];1;0);&quot;&quot;)">
            <text:p/>
          </table:table-cell>
          <table:table-cell table:formula="of:=IFERROR(VLOOKUP(COM.MICROSOFT.CONCAT([.$A74];[.G$2];[.$Q74]);[$Lookup.$A$1:.$C$1165];1;0);&quot;&quot;)" office:value-type="string" office:string-value="hnot" calcext:value-type="string">
            <text:p>hnot</text:p>
          </table:table-cell>
          <table:table-cell table:formula="of:=IFERROR(VLOOKUP(COM.MICROSOFT.CONCAT([.$A74];[.H$2];[.$Q74]);[$Lookup.$A$1:.$C$1165];1;0);&quot;&quot;)">
            <text:p/>
          </table:table-cell>
          <table:table-cell table:formula="of:=IFERROR(VLOOKUP(COM.MICROSOFT.CONCAT([.$A74];[.I$2];[.$Q74]);[$Lookup.$A$1:.$C$1165];1;0);&quot;&quot;)" office:value-type="string" office:string-value="hnut" calcext:value-type="string">
            <text:p>hnut</text:p>
          </table:table-cell>
          <table:table-cell table:formula="of:=IFERROR(VLOOKUP(COM.MICROSOFT.CONCAT([.$A74];[.J$2];[.$Q74]);[$Lookup.$A$1:.$C$1165];1;0);&quot;&quot;)">
            <text:p/>
          </table:table-cell>
          <table:table-cell table:formula="of:=IFERROR(VLOOKUP(COM.MICROSOFT.CONCAT([.$A74];[.K$2];[.$Q74]);[$Lookup.$A$1:.$C$1165];1;0);&quot;&quot;)">
            <text:p/>
          </table:table-cell>
          <table:table-cell table:formula="of:=IFERROR(VLOOKUP(COM.MICROSOFT.CONCAT([.$A74];[.L$2];[.$Q7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NM</text:p>
          </table:table-cell>
          <table:table-cell table:formula="of:=IFERROR(VLOOKUP(COM.MICROSOFT.CONCAT([.$A75];[.C$2];[.$Q75]);[$Lookup.$A$1:.$C$1165];1;0);&quot;&quot;)" office:value-type="string" office:string-value="hnix" calcext:value-type="string">
            <text:p>hnix</text:p>
          </table:table-cell>
          <table:table-cell table:formula="of:=IFERROR(VLOOKUP(COM.MICROSOFT.CONCAT([.$A75];[.D$2];[.$Q75]);[$Lookup.$A$1:.$C$1165];1;0);&quot;&quot;)" office:value-type="string" office:string-value="hniex" calcext:value-type="string">
            <text:p>hniex</text:p>
          </table:table-cell>
          <table:table-cell table:formula="of:=IFERROR(VLOOKUP(COM.MICROSOFT.CONCAT([.$A75];[.E$2];[.$Q75]);[$Lookup.$A$1:.$C$1165];1;0);&quot;&quot;)" office:value-type="string" office:string-value="hnax" calcext:value-type="string">
            <text:p>hnax</text:p>
          </table:table-cell>
          <table:table-cell table:formula="of:=IFERROR(VLOOKUP(COM.MICROSOFT.CONCAT([.$A75];[.F$2];[.$Q75]);[$Lookup.$A$1:.$C$1165];1;0);&quot;&quot;)" office:value-type="string" office:string-value="hnuox" calcext:value-type="string">
            <text:p>hnuox</text:p>
          </table:table-cell>
          <table:table-cell table:formula="of:=IFERROR(VLOOKUP(COM.MICROSOFT.CONCAT([.$A75];[.G$2];[.$Q75]);[$Lookup.$A$1:.$C$1165];1;0);&quot;&quot;)" office:value-type="string" office:string-value="hnox" calcext:value-type="string">
            <text:p>hnox</text:p>
          </table:table-cell>
          <table:table-cell table:formula="of:=IFERROR(VLOOKUP(COM.MICROSOFT.CONCAT([.$A75];[.H$2];[.$Q75]);[$Lookup.$A$1:.$C$1165];1;0);&quot;&quot;)" office:value-type="string" office:string-value="hnex" calcext:value-type="string">
            <text:p>hnex</text:p>
          </table:table-cell>
          <table:table-cell table:formula="of:=IFERROR(VLOOKUP(COM.MICROSOFT.CONCAT([.$A75];[.I$2];[.$Q75]);[$Lookup.$A$1:.$C$1165];1;0);&quot;&quot;)">
            <text:p/>
          </table:table-cell>
          <table:table-cell table:formula="of:=IFERROR(VLOOKUP(COM.MICROSOFT.CONCAT([.$A75];[.J$2];[.$Q75]);[$Lookup.$A$1:.$C$1165];1;0);&quot;&quot;)">
            <text:p/>
          </table:table-cell>
          <table:table-cell table:formula="of:=IFERROR(VLOOKUP(COM.MICROSOFT.CONCAT([.$A75];[.K$2];[.$Q75]);[$Lookup.$A$1:.$C$1165];1;0);&quot;&quot;)">
            <text:p/>
          </table:table-cell>
          <table:table-cell table:formula="of:=IFERROR(VLOOKUP(COM.MICROSOFT.CONCAT([.$A75];[.L$2];[.$Q7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NL</text:p>
          </table:table-cell>
          <table:table-cell table:formula="of:=IFERROR(VLOOKUP(COM.MICROSOFT.CONCAT([.$A76];[.C$2];[.$Q76]);[$Lookup.$A$1:.$C$1165];1;0);&quot;&quot;)" office:value-type="string" office:string-value="hni" calcext:value-type="string">
            <text:p>hni</text:p>
          </table:table-cell>
          <table:table-cell table:formula="of:=IFERROR(VLOOKUP(COM.MICROSOFT.CONCAT([.$A76];[.D$2];[.$Q76]);[$Lookup.$A$1:.$C$1165];1;0);&quot;&quot;)" office:value-type="string" office:string-value="hnie" calcext:value-type="string">
            <text:p>hnie</text:p>
          </table:table-cell>
          <table:table-cell table:formula="of:=IFERROR(VLOOKUP(COM.MICROSOFT.CONCAT([.$A76];[.E$2];[.$Q76]);[$Lookup.$A$1:.$C$1165];1;0);&quot;&quot;)" office:value-type="string" office:string-value="hna" calcext:value-type="string">
            <text:p>hna</text:p>
          </table:table-cell>
          <table:table-cell table:formula="of:=IFERROR(VLOOKUP(COM.MICROSOFT.CONCAT([.$A76];[.F$2];[.$Q76]);[$Lookup.$A$1:.$C$1165];1;0);&quot;&quot;)" office:value-type="string" office:string-value="hnuo" calcext:value-type="string">
            <text:p>hnuo</text:p>
          </table:table-cell>
          <table:table-cell table:formula="of:=IFERROR(VLOOKUP(COM.MICROSOFT.CONCAT([.$A76];[.G$2];[.$Q76]);[$Lookup.$A$1:.$C$1165];1;0);&quot;&quot;)">
            <text:p/>
          </table:table-cell>
          <table:table-cell table:formula="of:=IFERROR(VLOOKUP(COM.MICROSOFT.CONCAT([.$A76];[.H$2];[.$Q76]);[$Lookup.$A$1:.$C$1165];1;0);&quot;&quot;)" office:value-type="string" office:string-value="hne" calcext:value-type="string">
            <text:p>hne</text:p>
          </table:table-cell>
          <table:table-cell table:formula="of:=IFERROR(VLOOKUP(COM.MICROSOFT.CONCAT([.$A76];[.I$2];[.$Q76]);[$Lookup.$A$1:.$C$1165];1;0);&quot;&quot;)">
            <text:p/>
          </table:table-cell>
          <table:table-cell table:formula="of:=IFERROR(VLOOKUP(COM.MICROSOFT.CONCAT([.$A76];[.J$2];[.$Q76]);[$Lookup.$A$1:.$C$1165];1;0);&quot;&quot;)">
            <text:p/>
          </table:table-cell>
          <table:table-cell table:formula="of:=IFERROR(VLOOKUP(COM.MICROSOFT.CONCAT([.$A76];[.K$2];[.$Q76]);[$Lookup.$A$1:.$C$1165];1;0);&quot;&quot;)">
            <text:p/>
          </table:table-cell>
          <table:table-cell table:formula="of:=IFERROR(VLOOKUP(COM.MICROSOFT.CONCAT([.$A76];[.L$2];[.$Q76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GL</text:p>
          </table:table-cell>
          <table:table-cell table:formula="of:=IFERROR(VLOOKUP(COM.MICROSOFT.CONCAT([.$A77];[.C$2];[.$Q77]);[$Lookup.$A$1:.$C$1165];1;0);&quot;&quot;)" office:value-type="string" office:string-value="hnip" calcext:value-type="string">
            <text:p>hnip</text:p>
          </table:table-cell>
          <table:table-cell table:formula="of:=IFERROR(VLOOKUP(COM.MICROSOFT.CONCAT([.$A77];[.D$2];[.$Q77]);[$Lookup.$A$1:.$C$1165];1;0);&quot;&quot;)" office:value-type="string" office:string-value="hniep" calcext:value-type="string">
            <text:p>hniep</text:p>
          </table:table-cell>
          <table:table-cell table:formula="of:=IFERROR(VLOOKUP(COM.MICROSOFT.CONCAT([.$A77];[.E$2];[.$Q77]);[$Lookup.$A$1:.$C$1165];1;0);&quot;&quot;)" office:value-type="string" office:string-value="hnap" calcext:value-type="string">
            <text:p>hnap</text:p>
          </table:table-cell>
          <table:table-cell table:formula="of:=IFERROR(VLOOKUP(COM.MICROSOFT.CONCAT([.$A77];[.F$2];[.$Q77]);[$Lookup.$A$1:.$C$1165];1;0);&quot;&quot;)">
            <text:p/>
          </table:table-cell>
          <table:table-cell table:formula="of:=IFERROR(VLOOKUP(COM.MICROSOFT.CONCAT([.$A77];[.G$2];[.$Q77]);[$Lookup.$A$1:.$C$1165];1;0);&quot;&quot;)" office:value-type="string" office:string-value="hnop" calcext:value-type="string">
            <text:p>hnop</text:p>
          </table:table-cell>
          <table:table-cell table:formula="of:=IFERROR(VLOOKUP(COM.MICROSOFT.CONCAT([.$A77];[.H$2];[.$Q77]);[$Lookup.$A$1:.$C$1165];1;0);&quot;&quot;)" office:value-type="string" office:string-value="hnep" calcext:value-type="string">
            <text:p>hnep</text:p>
          </table:table-cell>
          <table:table-cell table:formula="of:=IFERROR(VLOOKUP(COM.MICROSOFT.CONCAT([.$A77];[.I$2];[.$Q77]);[$Lookup.$A$1:.$C$1165];1;0);&quot;&quot;)">
            <text:p/>
          </table:table-cell>
          <table:table-cell table:formula="of:=IFERROR(VLOOKUP(COM.MICROSOFT.CONCAT([.$A77];[.J$2];[.$Q77]);[$Lookup.$A$1:.$C$1165];1;0);&quot;&quot;)">
            <text:p/>
          </table:table-cell>
          <table:table-cell table:formula="of:=IFERROR(VLOOKUP(COM.MICROSOFT.CONCAT([.$A77];[.K$2];[.$Q77]);[$Lookup.$A$1:.$C$1165];1;0);&quot;&quot;)">
            <text:p/>
          </table:table-cell>
          <table:table-cell table:formula="of:=IFERROR(VLOOKUP(COM.MICROSOFT.CONCAT([.$A77];[.L$2];[.$Q7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74:.L77];&quot;[z|s|c|h|g|m|n|d|b|j|r]?[a-z]?[y|u|e|o|a|i][o|e|r]?[x|t|p]?&quot;)" office:value-type="float" office:value="21" calcext:value-type="float">
            <text:p>21</text:p>
          </table:table-cell>
          <table:table-cell table:formula="of:=COUNTA([.C74:.L77])-COUNTBLANK([.C74:.L77])"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formula="of:=IFERROR(VLOOKUP(COM.MICROSOFT.CONCAT([.$A79];[.C$2];[.$Q79]);[$Lookup.$A$1:.$C$1165];1;0);&quot;&quot;)" office:value-type="string" office:string-value="nit" calcext:value-type="string">
            <text:p>nit</text:p>
          </table:table-cell>
          <table:table-cell table:formula="of:=IFERROR(VLOOKUP(COM.MICROSOFT.CONCAT([.$A79];[.D$2];[.$Q79]);[$Lookup.$A$1:.$C$1165];1;0);&quot;&quot;)">
            <text:p/>
          </table:table-cell>
          <table:table-cell table:formula="of:=IFERROR(VLOOKUP(COM.MICROSOFT.CONCAT([.$A79];[.E$2];[.$Q79]);[$Lookup.$A$1:.$C$1165];1;0);&quot;&quot;)">
            <text:p/>
          </table:table-cell>
          <table:table-cell table:formula="of:=IFERROR(VLOOKUP(COM.MICROSOFT.CONCAT([.$A79];[.F$2];[.$Q79]);[$Lookup.$A$1:.$C$1165];1;0);&quot;&quot;)">
            <text:p/>
          </table:table-cell>
          <table:table-cell table:formula="of:=IFERROR(VLOOKUP(COM.MICROSOFT.CONCAT([.$A79];[.G$2];[.$Q79]);[$Lookup.$A$1:.$C$1165];1;0);&quot;&quot;)" office:value-type="string" office:string-value="not" calcext:value-type="string">
            <text:p>not</text:p>
          </table:table-cell>
          <table:table-cell table:formula="of:=IFERROR(VLOOKUP(COM.MICROSOFT.CONCAT([.$A79];[.H$2];[.$Q79]);[$Lookup.$A$1:.$C$1165];1;0);&quot;&quot;)">
            <text:p/>
          </table:table-cell>
          <table:table-cell table:formula="of:=IFERROR(VLOOKUP(COM.MICROSOFT.CONCAT([.$A79];[.I$2];[.$Q79]);[$Lookup.$A$1:.$C$1165];1;0);&quot;&quot;)" office:value-type="string" office:string-value="nut" calcext:value-type="string">
            <text:p>nut</text:p>
          </table:table-cell>
          <table:table-cell table:formula="of:=IFERROR(VLOOKUP(COM.MICROSOFT.CONCAT([.$A79];[.J$2];[.$Q79]);[$Lookup.$A$1:.$C$1165];1;0);&quot;&quot;)">
            <text:p/>
          </table:table-cell>
          <table:table-cell table:formula="of:=IFERROR(VLOOKUP(COM.MICROSOFT.CONCAT([.$A79];[.K$2];[.$Q79]);[$Lookup.$A$1:.$C$1165];1;0);&quot;&quot;)">
            <text:p/>
          </table:table-cell>
          <table:table-cell table:formula="of:=IFERROR(VLOOKUP(COM.MICROSOFT.CONCAT([.$A79];[.L$2];[.$Q7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M</text:p>
          </table:table-cell>
          <table:table-cell table:formula="of:=IFERROR(VLOOKUP(COM.MICROSOFT.CONCAT([.$A80];[.C$2];[.$Q80]);[$Lookup.$A$1:.$C$1165];1;0);&quot;&quot;)" office:value-type="string" office:string-value="nix" calcext:value-type="string">
            <text:p>nix</text:p>
          </table:table-cell>
          <table:table-cell table:formula="of:=IFERROR(VLOOKUP(COM.MICROSOFT.CONCAT([.$A80];[.D$2];[.$Q80]);[$Lookup.$A$1:.$C$1165];1;0);&quot;&quot;)" office:value-type="string" office:string-value="niex" calcext:value-type="string">
            <text:p>niex</text:p>
          </table:table-cell>
          <table:table-cell table:formula="of:=IFERROR(VLOOKUP(COM.MICROSOFT.CONCAT([.$A80];[.E$2];[.$Q80]);[$Lookup.$A$1:.$C$1165];1;0);&quot;&quot;)" office:value-type="string" office:string-value="nax" calcext:value-type="string">
            <text:p>nax</text:p>
          </table:table-cell>
          <table:table-cell table:formula="of:=IFERROR(VLOOKUP(COM.MICROSOFT.CONCAT([.$A80];[.F$2];[.$Q80]);[$Lookup.$A$1:.$C$1165];1;0);&quot;&quot;)" office:value-type="string" office:string-value="nuox" calcext:value-type="string">
            <text:p>nuox</text:p>
          </table:table-cell>
          <table:table-cell table:formula="of:=IFERROR(VLOOKUP(COM.MICROSOFT.CONCAT([.$A80];[.G$2];[.$Q80]);[$Lookup.$A$1:.$C$1165];1;0);&quot;&quot;)" office:value-type="string" office:string-value="nox" calcext:value-type="string">
            <text:p>nox</text:p>
          </table:table-cell>
          <table:table-cell table:formula="of:=IFERROR(VLOOKUP(COM.MICROSOFT.CONCAT([.$A80];[.H$2];[.$Q80]);[$Lookup.$A$1:.$C$1165];1;0);&quot;&quot;)" office:value-type="string" office:string-value="nex" calcext:value-type="string">
            <text:p>nex</text:p>
          </table:table-cell>
          <table:table-cell table:formula="of:=IFERROR(VLOOKUP(COM.MICROSOFT.CONCAT([.$A80];[.I$2];[.$Q80]);[$Lookup.$A$1:.$C$1165];1;0);&quot;&quot;)" office:value-type="string" office:string-value="nux" calcext:value-type="string">
            <text:p>nux</text:p>
          </table:table-cell>
          <table:table-cell table:formula="of:=IFERROR(VLOOKUP(COM.MICROSOFT.CONCAT([.$A80];[.J$2];[.$Q80]);[$Lookup.$A$1:.$C$1165];1;0);&quot;&quot;)" office:value-type="string" office:string-value="nurx" calcext:value-type="string">
            <text:p>nurx</text:p>
          </table:table-cell>
          <table:table-cell table:formula="of:=IFERROR(VLOOKUP(COM.MICROSOFT.CONCAT([.$A80];[.K$2];[.$Q80]);[$Lookup.$A$1:.$C$1165];1;0);&quot;&quot;)">
            <text:p/>
          </table:table-cell>
          <table:table-cell table:formula="of:=IFERROR(VLOOKUP(COM.MICROSOFT.CONCAT([.$A80];[.L$2];[.$Q8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formula="of:=COUNTA([.C79:.L82])" office:value-type="float" office:value="40" calcext:value-type="float">
            <text:p>40</text:p>
          </table:table-cell>
          <table:table-cell table:formula="of:=COUNTBLANK([.C79:.L8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L</text:p>
          </table:table-cell>
          <table:table-cell table:formula="of:=IFERROR(VLOOKUP(COM.MICROSOFT.CONCAT([.$A81];[.C$2];[.$Q81]);[$Lookup.$A$1:.$C$1165];1;0);&quot;&quot;)" office:value-type="string" office:string-value="ni" calcext:value-type="string">
            <text:p>ni</text:p>
          </table:table-cell>
          <table:table-cell table:formula="of:=IFERROR(VLOOKUP(COM.MICROSOFT.CONCAT([.$A81];[.D$2];[.$Q81]);[$Lookup.$A$1:.$C$1165];1;0);&quot;&quot;)" office:value-type="string" office:string-value="nie" calcext:value-type="string">
            <text:p>nie</text:p>
          </table:table-cell>
          <table:table-cell table:formula="of:=IFERROR(VLOOKUP(COM.MICROSOFT.CONCAT([.$A81];[.E$2];[.$Q81]);[$Lookup.$A$1:.$C$1165];1;0);&quot;&quot;)" office:value-type="string" office:string-value="na" calcext:value-type="string">
            <text:p>na</text:p>
          </table:table-cell>
          <table:table-cell table:formula="of:=IFERROR(VLOOKUP(COM.MICROSOFT.CONCAT([.$A81];[.F$2];[.$Q81]);[$Lookup.$A$1:.$C$1165];1;0);&quot;&quot;)" office:value-type="string" office:string-value="nuo" calcext:value-type="string">
            <text:p>nuo</text:p>
          </table:table-cell>
          <table:table-cell table:formula="of:=IFERROR(VLOOKUP(COM.MICROSOFT.CONCAT([.$A81];[.G$2];[.$Q81]);[$Lookup.$A$1:.$C$1165];1;0);&quot;&quot;)" office:value-type="string" office:string-value="no" calcext:value-type="string">
            <text:p>no</text:p>
          </table:table-cell>
          <table:table-cell table:formula="of:=IFERROR(VLOOKUP(COM.MICROSOFT.CONCAT([.$A81];[.H$2];[.$Q81]);[$Lookup.$A$1:.$C$1165];1;0);&quot;&quot;)" office:value-type="string" office:string-value="ne" calcext:value-type="string">
            <text:p>ne</text:p>
          </table:table-cell>
          <table:table-cell table:formula="of:=IFERROR(VLOOKUP(COM.MICROSOFT.CONCAT([.$A81];[.I$2];[.$Q81]);[$Lookup.$A$1:.$C$1165];1;0);&quot;&quot;)" office:value-type="string" office:string-value="nu" calcext:value-type="string">
            <text:p>nu</text:p>
          </table:table-cell>
          <table:table-cell table:formula="of:=IFERROR(VLOOKUP(COM.MICROSOFT.CONCAT([.$A81];[.J$2];[.$Q81]);[$Lookup.$A$1:.$C$1165];1;0);&quot;&quot;)" office:value-type="string" office:string-value="nur" calcext:value-type="string">
            <text:p>nur</text:p>
          </table:table-cell>
          <table:table-cell table:formula="of:=IFERROR(VLOOKUP(COM.MICROSOFT.CONCAT([.$A81];[.K$2];[.$Q81]);[$Lookup.$A$1:.$C$1165];1;0);&quot;&quot;)">
            <text:p/>
          </table:table-cell>
          <table:table-cell table:formula="of:=IFERROR(VLOOKUP(COM.MICROSOFT.CONCAT([.$A81];[.L$2];[.$Q81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L</text:p>
          </table:table-cell>
          <table:table-cell table:formula="of:=IFERROR(VLOOKUP(COM.MICROSOFT.CONCAT([.$A82];[.C$2];[.$Q82]);[$Lookup.$A$1:.$C$1165];1;0);&quot;&quot;)" office:value-type="string" office:string-value="nip" calcext:value-type="string">
            <text:p>nip</text:p>
          </table:table-cell>
          <table:table-cell table:formula="of:=IFERROR(VLOOKUP(COM.MICROSOFT.CONCAT([.$A82];[.D$2];[.$Q82]);[$Lookup.$A$1:.$C$1165];1;0);&quot;&quot;)" office:value-type="string" office:string-value="niep" calcext:value-type="string">
            <text:p>niep</text:p>
          </table:table-cell>
          <table:table-cell table:formula="of:=IFERROR(VLOOKUP(COM.MICROSOFT.CONCAT([.$A82];[.E$2];[.$Q82]);[$Lookup.$A$1:.$C$1165];1;0);&quot;&quot;)" office:value-type="string" office:string-value="nap" calcext:value-type="string">
            <text:p>nap</text:p>
          </table:table-cell>
          <table:table-cell table:formula="of:=IFERROR(VLOOKUP(COM.MICROSOFT.CONCAT([.$A82];[.F$2];[.$Q82]);[$Lookup.$A$1:.$C$1165];1;0);&quot;&quot;)" office:value-type="string" office:string-value="nuop" calcext:value-type="string">
            <text:p>nuop</text:p>
          </table:table-cell>
          <table:table-cell table:formula="of:=IFERROR(VLOOKUP(COM.MICROSOFT.CONCAT([.$A82];[.G$2];[.$Q82]);[$Lookup.$A$1:.$C$1165];1;0);&quot;&quot;)" office:value-type="string" office:string-value="nop" calcext:value-type="string">
            <text:p>nop</text:p>
          </table:table-cell>
          <table:table-cell table:formula="of:=IFERROR(VLOOKUP(COM.MICROSOFT.CONCAT([.$A82];[.H$2];[.$Q82]);[$Lookup.$A$1:.$C$1165];1;0);&quot;&quot;)" office:value-type="string" office:string-value="nep" calcext:value-type="string">
            <text:p>nep</text:p>
          </table:table-cell>
          <table:table-cell table:formula="of:=IFERROR(VLOOKUP(COM.MICROSOFT.CONCAT([.$A82];[.I$2];[.$Q82]);[$Lookup.$A$1:.$C$1165];1;0);&quot;&quot;)" office:value-type="string" office:string-value="nup" calcext:value-type="string">
            <text:p>nup</text:p>
          </table:table-cell>
          <table:table-cell table:formula="of:=IFERROR(VLOOKUP(COM.MICROSOFT.CONCAT([.$A82];[.J$2];[.$Q82]);[$Lookup.$A$1:.$C$1165];1;0);&quot;&quot;)">
            <text:p/>
          </table:table-cell>
          <table:table-cell table:formula="of:=IFERROR(VLOOKUP(COM.MICROSOFT.CONCAT([.$A82];[.K$2];[.$Q82]);[$Lookup.$A$1:.$C$1165];1;0);&quot;&quot;)">
            <text:p/>
          </table:table-cell>
          <table:table-cell table:formula="of:=IFERROR(VLOOKUP(COM.MICROSOFT.CONCAT([.$A82];[.L$2];[.$Q8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79:.L82];&quot;[z|s|c|h|g|m|n|d|b|j|r]?[a-z]?[y|u|e|o|a|i][o|e|r]?[x|t|p]?&quot;)" office:value-type="float" office:value="26" calcext:value-type="float">
            <text:p>26</text:p>
          </table:table-cell>
          <table:table-cell table:formula="of:=COUNTA([.C79:.L82])-COUNTBLANK([.C79:.L82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hl</text:p>
          </table:table-cell>
          <table:table-cell/>
          <table:table-cell table:formula="of:=IFERROR(VLOOKUP(COM.MICROSOFT.CONCAT([.$A84];[.C$2];[.$Q84]);[$Lookup.$A$1:.$C$1165];1;0);&quot;&quot;)" office:value-type="string" office:string-value="hlit" calcext:value-type="string">
            <text:p>hlit</text:p>
          </table:table-cell>
          <table:table-cell table:formula="of:=IFERROR(VLOOKUP(COM.MICROSOFT.CONCAT([.$A84];[.D$2];[.$Q84]);[$Lookup.$A$1:.$C$1165];1;0);&quot;&quot;)">
            <text:p/>
          </table:table-cell>
          <table:table-cell table:formula="of:=IFERROR(VLOOKUP(COM.MICROSOFT.CONCAT([.$A84];[.E$2];[.$Q84]);[$Lookup.$A$1:.$C$1165];1;0);&quot;&quot;)" office:value-type="string" office:string-value="hlat" calcext:value-type="string">
            <text:p>hlat</text:p>
          </table:table-cell>
          <table:table-cell table:formula="of:=IFERROR(VLOOKUP(COM.MICROSOFT.CONCAT([.$A84];[.F$2];[.$Q84]);[$Lookup.$A$1:.$C$1165];1;0);&quot;&quot;)">
            <text:p/>
          </table:table-cell>
          <table:table-cell table:formula="of:=IFERROR(VLOOKUP(COM.MICROSOFT.CONCAT([.$A84];[.G$2];[.$Q84]);[$Lookup.$A$1:.$C$1165];1;0);&quot;&quot;)">
            <text:p/>
          </table:table-cell>
          <table:table-cell table:formula="of:=IFERROR(VLOOKUP(COM.MICROSOFT.CONCAT([.$A84];[.H$2];[.$Q84]);[$Lookup.$A$1:.$C$1165];1;0);&quot;&quot;)">
            <text:p/>
          </table:table-cell>
          <table:table-cell table:formula="of:=IFERROR(VLOOKUP(COM.MICROSOFT.CONCAT([.$A84];[.I$2];[.$Q84]);[$Lookup.$A$1:.$C$1165];1;0);&quot;&quot;)" office:value-type="string" office:string-value="hlut" calcext:value-type="string">
            <text:p>hlut</text:p>
          </table:table-cell>
          <table:table-cell table:formula="of:=IFERROR(VLOOKUP(COM.MICROSOFT.CONCAT([.$A84];[.J$2];[.$Q84]);[$Lookup.$A$1:.$C$1165];1;0);&quot;&quot;)">
            <text:p/>
          </table:table-cell>
          <table:table-cell table:formula="of:=IFERROR(VLOOKUP(COM.MICROSOFT.CONCAT([.$A84];[.K$2];[.$Q84]);[$Lookup.$A$1:.$C$1165];1;0);&quot;&quot;)" office:value-type="string" office:string-value="hlyt" calcext:value-type="string">
            <text:p>hlyt</text:p>
          </table:table-cell>
          <table:table-cell table:formula="of:=IFERROR(VLOOKUP(COM.MICROSOFT.CONCAT([.$A84];[.L$2];[.$Q8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NM</text:p>
          </table:table-cell>
          <table:table-cell table:formula="of:=IFERROR(VLOOKUP(COM.MICROSOFT.CONCAT([.$A85];[.C$2];[.$Q85]);[$Lookup.$A$1:.$C$1165];1;0);&quot;&quot;)" office:value-type="string" office:string-value="hlix" calcext:value-type="string">
            <text:p>hlix</text:p>
          </table:table-cell>
          <table:table-cell table:formula="of:=IFERROR(VLOOKUP(COM.MICROSOFT.CONCAT([.$A85];[.D$2];[.$Q85]);[$Lookup.$A$1:.$C$1165];1;0);&quot;&quot;)" office:value-type="string" office:string-value="hliex" calcext:value-type="string">
            <text:p>hliex</text:p>
          </table:table-cell>
          <table:table-cell table:formula="of:=IFERROR(VLOOKUP(COM.MICROSOFT.CONCAT([.$A85];[.E$2];[.$Q85]);[$Lookup.$A$1:.$C$1165];1;0);&quot;&quot;)" office:value-type="string" office:string-value="hlax" calcext:value-type="string">
            <text:p>hlax</text:p>
          </table:table-cell>
          <table:table-cell table:formula="of:=IFERROR(VLOOKUP(COM.MICROSOFT.CONCAT([.$A85];[.F$2];[.$Q85]);[$Lookup.$A$1:.$C$1165];1;0);&quot;&quot;)" office:value-type="string" office:string-value="hluox" calcext:value-type="string">
            <text:p>hluox</text:p>
          </table:table-cell>
          <table:table-cell table:formula="of:=IFERROR(VLOOKUP(COM.MICROSOFT.CONCAT([.$A85];[.G$2];[.$Q85]);[$Lookup.$A$1:.$C$1165];1;0);&quot;&quot;)" office:value-type="string" office:string-value="hlox" calcext:value-type="string">
            <text:p>hlox</text:p>
          </table:table-cell>
          <table:table-cell table:formula="of:=IFERROR(VLOOKUP(COM.MICROSOFT.CONCAT([.$A85];[.H$2];[.$Q85]);[$Lookup.$A$1:.$C$1165];1;0);&quot;&quot;)" office:value-type="string" office:string-value="hlex" calcext:value-type="string">
            <text:p>hlex</text:p>
          </table:table-cell>
          <table:table-cell table:formula="of:=IFERROR(VLOOKUP(COM.MICROSOFT.CONCAT([.$A85];[.I$2];[.$Q85]);[$Lookup.$A$1:.$C$1165];1;0);&quot;&quot;)" office:value-type="string" office:string-value="hlux" calcext:value-type="string">
            <text:p>hlux</text:p>
          </table:table-cell>
          <table:table-cell table:formula="of:=IFERROR(VLOOKUP(COM.MICROSOFT.CONCAT([.$A85];[.J$2];[.$Q85]);[$Lookup.$A$1:.$C$1165];1;0);&quot;&quot;)" office:value-type="string" office:string-value="hlurx" calcext:value-type="string">
            <text:p>hlurx</text:p>
          </table:table-cell>
          <table:table-cell table:formula="of:=IFERROR(VLOOKUP(COM.MICROSOFT.CONCAT([.$A85];[.K$2];[.$Q85]);[$Lookup.$A$1:.$C$1165];1;0);&quot;&quot;)" office:value-type="string" office:string-value="hlyx" calcext:value-type="string">
            <text:p>hlyx</text:p>
          </table:table-cell>
          <table:table-cell table:formula="of:=IFERROR(VLOOKUP(COM.MICROSOFT.CONCAT([.$A85];[.L$2];[.$Q85]);[$Lookup.$A$1:.$C$1165];1;0);&quot;&quot;)" office:value-type="string" office:string-value="hlyrx" calcext:value-type="string">
            <text:p>hl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NL</text:p>
          </table:table-cell>
          <table:table-cell table:formula="of:=IFERROR(VLOOKUP(COM.MICROSOFT.CONCAT([.$A86];[.C$2];[.$Q86]);[$Lookup.$A$1:.$C$1165];1;0);&quot;&quot;)" office:value-type="string" office:string-value="hli" calcext:value-type="string">
            <text:p>hli</text:p>
          </table:table-cell>
          <table:table-cell table:formula="of:=IFERROR(VLOOKUP(COM.MICROSOFT.CONCAT([.$A86];[.D$2];[.$Q86]);[$Lookup.$A$1:.$C$1165];1;0);&quot;&quot;)" office:value-type="string" office:string-value="hlie" calcext:value-type="string">
            <text:p>hlie</text:p>
          </table:table-cell>
          <table:table-cell table:formula="of:=IFERROR(VLOOKUP(COM.MICROSOFT.CONCAT([.$A86];[.E$2];[.$Q86]);[$Lookup.$A$1:.$C$1165];1;0);&quot;&quot;)" office:value-type="string" office:string-value="hla" calcext:value-type="string">
            <text:p>hla</text:p>
          </table:table-cell>
          <table:table-cell table:formula="of:=IFERROR(VLOOKUP(COM.MICROSOFT.CONCAT([.$A86];[.F$2];[.$Q86]);[$Lookup.$A$1:.$C$1165];1;0);&quot;&quot;)" office:value-type="string" office:string-value="hluo" calcext:value-type="string">
            <text:p>hluo</text:p>
          </table:table-cell>
          <table:table-cell table:formula="of:=IFERROR(VLOOKUP(COM.MICROSOFT.CONCAT([.$A86];[.G$2];[.$Q86]);[$Lookup.$A$1:.$C$1165];1;0);&quot;&quot;)" office:value-type="string" office:string-value="hlo" calcext:value-type="string">
            <text:p>hlo</text:p>
          </table:table-cell>
          <table:table-cell table:formula="of:=IFERROR(VLOOKUP(COM.MICROSOFT.CONCAT([.$A86];[.H$2];[.$Q86]);[$Lookup.$A$1:.$C$1165];1;0);&quot;&quot;)" office:value-type="string" office:string-value="hle" calcext:value-type="string">
            <text:p>hle</text:p>
          </table:table-cell>
          <table:table-cell table:formula="of:=IFERROR(VLOOKUP(COM.MICROSOFT.CONCAT([.$A86];[.I$2];[.$Q86]);[$Lookup.$A$1:.$C$1165];1;0);&quot;&quot;)" office:value-type="string" office:string-value="hlu" calcext:value-type="string">
            <text:p>hlu</text:p>
          </table:table-cell>
          <table:table-cell table:formula="of:=IFERROR(VLOOKUP(COM.MICROSOFT.CONCAT([.$A86];[.J$2];[.$Q86]);[$Lookup.$A$1:.$C$1165];1;0);&quot;&quot;)" office:value-type="string" office:string-value="hlur" calcext:value-type="string">
            <text:p>hlur</text:p>
          </table:table-cell>
          <table:table-cell table:formula="of:=IFERROR(VLOOKUP(COM.MICROSOFT.CONCAT([.$A86];[.K$2];[.$Q86]);[$Lookup.$A$1:.$C$1165];1;0);&quot;&quot;)" office:value-type="string" office:string-value="hly" calcext:value-type="string">
            <text:p>hly</text:p>
          </table:table-cell>
          <table:table-cell table:formula="of:=IFERROR(VLOOKUP(COM.MICROSOFT.CONCAT([.$A86];[.L$2];[.$Q86]);[$Lookup.$A$1:.$C$1165];1;0);&quot;&quot;)" office:value-type="string" office:string-value="hlyr" calcext:value-type="string">
            <text:p>hl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GL</text:p>
          </table:table-cell>
          <table:table-cell table:formula="of:=IFERROR(VLOOKUP(COM.MICROSOFT.CONCAT([.$A87];[.C$2];[.$Q87]);[$Lookup.$A$1:.$C$1165];1;0);&quot;&quot;)" office:value-type="string" office:string-value="hlip" calcext:value-type="string">
            <text:p>hlip</text:p>
          </table:table-cell>
          <table:table-cell table:formula="of:=IFERROR(VLOOKUP(COM.MICROSOFT.CONCAT([.$A87];[.D$2];[.$Q87]);[$Lookup.$A$1:.$C$1165];1;0);&quot;&quot;)" office:value-type="string" office:string-value="hliep" calcext:value-type="string">
            <text:p>hliep</text:p>
          </table:table-cell>
          <table:table-cell table:formula="of:=IFERROR(VLOOKUP(COM.MICROSOFT.CONCAT([.$A87];[.E$2];[.$Q87]);[$Lookup.$A$1:.$C$1165];1;0);&quot;&quot;)" office:value-type="string" office:string-value="hlap" calcext:value-type="string">
            <text:p>hlap</text:p>
          </table:table-cell>
          <table:table-cell table:formula="of:=IFERROR(VLOOKUP(COM.MICROSOFT.CONCAT([.$A87];[.F$2];[.$Q87]);[$Lookup.$A$1:.$C$1165];1;0);&quot;&quot;)" office:value-type="string" office:string-value="hluop" calcext:value-type="string">
            <text:p>hluop</text:p>
          </table:table-cell>
          <table:table-cell table:formula="of:=IFERROR(VLOOKUP(COM.MICROSOFT.CONCAT([.$A87];[.G$2];[.$Q87]);[$Lookup.$A$1:.$C$1165];1;0);&quot;&quot;)" office:value-type="string" office:string-value="hlop" calcext:value-type="string">
            <text:p>hlop</text:p>
          </table:table-cell>
          <table:table-cell table:formula="of:=IFERROR(VLOOKUP(COM.MICROSOFT.CONCAT([.$A87];[.H$2];[.$Q87]);[$Lookup.$A$1:.$C$1165];1;0);&quot;&quot;)" office:value-type="string" office:string-value="hlep" calcext:value-type="string">
            <text:p>hlep</text:p>
          </table:table-cell>
          <table:table-cell table:formula="of:=IFERROR(VLOOKUP(COM.MICROSOFT.CONCAT([.$A87];[.I$2];[.$Q87]);[$Lookup.$A$1:.$C$1165];1;0);&quot;&quot;)" office:value-type="string" office:string-value="hlup" calcext:value-type="string">
            <text:p>hlup</text:p>
          </table:table-cell>
          <table:table-cell table:formula="of:=IFERROR(VLOOKUP(COM.MICROSOFT.CONCAT([.$A87];[.J$2];[.$Q87]);[$Lookup.$A$1:.$C$1165];1;0);&quot;&quot;)">
            <text:p/>
          </table:table-cell>
          <table:table-cell table:formula="of:=IFERROR(VLOOKUP(COM.MICROSOFT.CONCAT([.$A87];[.K$2];[.$Q87]);[$Lookup.$A$1:.$C$1165];1;0);&quot;&quot;)" office:value-type="string" office:string-value="hlyp" calcext:value-type="string">
            <text:p>hlyp</text:p>
          </table:table-cell>
          <table:table-cell table:formula="of:=IFERROR(VLOOKUP(COM.MICROSOFT.CONCAT([.$A87];[.L$2];[.$Q8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84:.L87];&quot;[z|s|c|h|g|m|n|d|b|j|r]?[a-z]?[y|u|e|o|a|i][o|e|r]?[x|t|p]?&quot;)" office:value-type="float" office:value="32" calcext:value-type="float">
            <text:p>32</text:p>
          </table:table-cell>
          <table:table-cell table:formula="of:=COUNTA([.C84:.L87])-COUNTBLANK([.C84:.L87])" office:value-type="float" office:value="32" calcext:value-type="float">
            <text:p>32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formula="of:=IFERROR(VLOOKUP(COM.MICROSOFT.CONCAT([.$A89];[.C$2];[.$Q89]);[$Lookup.$A$1:.$C$1165];1;0);&quot;&quot;)" office:value-type="string" office:string-value="lit" calcext:value-type="string">
            <text:p>lit</text:p>
          </table:table-cell>
          <table:table-cell table:formula="of:=IFERROR(VLOOKUP(COM.MICROSOFT.CONCAT([.$A89];[.D$2];[.$Q89]);[$Lookup.$A$1:.$C$1165];1;0);&quot;&quot;)" office:value-type="string" office:string-value="liet" calcext:value-type="string">
            <text:p>liet</text:p>
          </table:table-cell>
          <table:table-cell table:formula="of:=IFERROR(VLOOKUP(COM.MICROSOFT.CONCAT([.$A89];[.E$2];[.$Q89]);[$Lookup.$A$1:.$C$1165];1;0);&quot;&quot;)" office:value-type="string" office:string-value="lat" calcext:value-type="string">
            <text:p>lat</text:p>
          </table:table-cell>
          <table:table-cell table:formula="of:=IFERROR(VLOOKUP(COM.MICROSOFT.CONCAT([.$A89];[.F$2];[.$Q89]);[$Lookup.$A$1:.$C$1165];1;0);&quot;&quot;)" office:value-type="string" office:string-value="luot" calcext:value-type="string">
            <text:p>luot</text:p>
          </table:table-cell>
          <table:table-cell table:formula="of:=IFERROR(VLOOKUP(COM.MICROSOFT.CONCAT([.$A89];[.G$2];[.$Q89]);[$Lookup.$A$1:.$C$1165];1;0);&quot;&quot;)" office:value-type="string" office:string-value="lot" calcext:value-type="string">
            <text:p>lot</text:p>
          </table:table-cell>
          <table:table-cell table:formula="of:=IFERROR(VLOOKUP(COM.MICROSOFT.CONCAT([.$A89];[.H$2];[.$Q89]);[$Lookup.$A$1:.$C$1165];1;0);&quot;&quot;)">
            <text:p/>
          </table:table-cell>
          <table:table-cell table:formula="of:=IFERROR(VLOOKUP(COM.MICROSOFT.CONCAT([.$A89];[.I$2];[.$Q89]);[$Lookup.$A$1:.$C$1165];1;0);&quot;&quot;)" office:value-type="string" office:string-value="lut" calcext:value-type="string">
            <text:p>lut</text:p>
          </table:table-cell>
          <table:table-cell table:formula="of:=IFERROR(VLOOKUP(COM.MICROSOFT.CONCAT([.$A89];[.J$2];[.$Q89]);[$Lookup.$A$1:.$C$1165];1;0);&quot;&quot;)">
            <text:p/>
          </table:table-cell>
          <table:table-cell table:formula="of:=IFERROR(VLOOKUP(COM.MICROSOFT.CONCAT([.$A89];[.K$2];[.$Q89]);[$Lookup.$A$1:.$C$1165];1;0);&quot;&quot;)" office:value-type="string" office:string-value="lyt" calcext:value-type="string">
            <text:p>lyt</text:p>
          </table:table-cell>
          <table:table-cell table:formula="of:=IFERROR(VLOOKUP(COM.MICROSOFT.CONCAT([.$A89];[.L$2];[.$Q8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M</text:p>
          </table:table-cell>
          <table:table-cell table:formula="of:=IFERROR(VLOOKUP(COM.MICROSOFT.CONCAT([.$A90];[.C$2];[.$Q90]);[$Lookup.$A$1:.$C$1165];1;0);&quot;&quot;)" office:value-type="string" office:string-value="lix" calcext:value-type="string">
            <text:p>lix</text:p>
          </table:table-cell>
          <table:table-cell table:formula="of:=IFERROR(VLOOKUP(COM.MICROSOFT.CONCAT([.$A90];[.D$2];[.$Q90]);[$Lookup.$A$1:.$C$1165];1;0);&quot;&quot;)" office:value-type="string" office:string-value="liex" calcext:value-type="string">
            <text:p>liex</text:p>
          </table:table-cell>
          <table:table-cell table:formula="of:=IFERROR(VLOOKUP(COM.MICROSOFT.CONCAT([.$A90];[.E$2];[.$Q90]);[$Lookup.$A$1:.$C$1165];1;0);&quot;&quot;)" office:value-type="string" office:string-value="lax" calcext:value-type="string">
            <text:p>lax</text:p>
          </table:table-cell>
          <table:table-cell table:formula="of:=IFERROR(VLOOKUP(COM.MICROSOFT.CONCAT([.$A90];[.F$2];[.$Q90]);[$Lookup.$A$1:.$C$1165];1;0);&quot;&quot;)" office:value-type="string" office:string-value="luox" calcext:value-type="string">
            <text:p>luox</text:p>
          </table:table-cell>
          <table:table-cell table:formula="of:=IFERROR(VLOOKUP(COM.MICROSOFT.CONCAT([.$A90];[.G$2];[.$Q90]);[$Lookup.$A$1:.$C$1165];1;0);&quot;&quot;)" office:value-type="string" office:string-value="lox" calcext:value-type="string">
            <text:p>lox</text:p>
          </table:table-cell>
          <table:table-cell table:formula="of:=IFERROR(VLOOKUP(COM.MICROSOFT.CONCAT([.$A90];[.H$2];[.$Q90]);[$Lookup.$A$1:.$C$1165];1;0);&quot;&quot;)" office:value-type="string" office:string-value="lex" calcext:value-type="string">
            <text:p>lex</text:p>
          </table:table-cell>
          <table:table-cell table:formula="of:=IFERROR(VLOOKUP(COM.MICROSOFT.CONCAT([.$A90];[.I$2];[.$Q90]);[$Lookup.$A$1:.$C$1165];1;0);&quot;&quot;)" office:value-type="string" office:string-value="lux" calcext:value-type="string">
            <text:p>lux</text:p>
          </table:table-cell>
          <table:table-cell table:formula="of:=IFERROR(VLOOKUP(COM.MICROSOFT.CONCAT([.$A90];[.J$2];[.$Q90]);[$Lookup.$A$1:.$C$1165];1;0);&quot;&quot;)" office:value-type="string" office:string-value="lurx" calcext:value-type="string">
            <text:p>lurx</text:p>
          </table:table-cell>
          <table:table-cell table:formula="of:=IFERROR(VLOOKUP(COM.MICROSOFT.CONCAT([.$A90];[.K$2];[.$Q90]);[$Lookup.$A$1:.$C$1165];1;0);&quot;&quot;)" office:value-type="string" office:string-value="lyx" calcext:value-type="string">
            <text:p>lyx</text:p>
          </table:table-cell>
          <table:table-cell table:formula="of:=IFERROR(VLOOKUP(COM.MICROSOFT.CONCAT([.$A90];[.L$2];[.$Q90]);[$Lookup.$A$1:.$C$1165];1;0);&quot;&quot;)" office:value-type="string" office:string-value="lyrx" calcext:value-type="string">
            <text:p>l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L</text:p>
          </table:table-cell>
          <table:table-cell table:formula="of:=IFERROR(VLOOKUP(COM.MICROSOFT.CONCAT([.$A91];[.C$2];[.$Q91]);[$Lookup.$A$1:.$C$1165];1;0);&quot;&quot;)" office:value-type="string" office:string-value="li" calcext:value-type="string">
            <text:p>li</text:p>
          </table:table-cell>
          <table:table-cell table:formula="of:=IFERROR(VLOOKUP(COM.MICROSOFT.CONCAT([.$A91];[.D$2];[.$Q91]);[$Lookup.$A$1:.$C$1165];1;0);&quot;&quot;)" office:value-type="string" office:string-value="lie" calcext:value-type="string">
            <text:p>lie</text:p>
          </table:table-cell>
          <table:table-cell table:formula="of:=IFERROR(VLOOKUP(COM.MICROSOFT.CONCAT([.$A91];[.E$2];[.$Q91]);[$Lookup.$A$1:.$C$1165];1;0);&quot;&quot;)" office:value-type="string" office:string-value="la" calcext:value-type="string">
            <text:p>la</text:p>
          </table:table-cell>
          <table:table-cell table:formula="of:=IFERROR(VLOOKUP(COM.MICROSOFT.CONCAT([.$A91];[.F$2];[.$Q91]);[$Lookup.$A$1:.$C$1165];1;0);&quot;&quot;)" office:value-type="string" office:string-value="luo" calcext:value-type="string">
            <text:p>luo</text:p>
          </table:table-cell>
          <table:table-cell table:formula="of:=IFERROR(VLOOKUP(COM.MICROSOFT.CONCAT([.$A91];[.G$2];[.$Q91]);[$Lookup.$A$1:.$C$1165];1;0);&quot;&quot;)" office:value-type="string" office:string-value="lo" calcext:value-type="string">
            <text:p>lo</text:p>
          </table:table-cell>
          <table:table-cell table:formula="of:=IFERROR(VLOOKUP(COM.MICROSOFT.CONCAT([.$A91];[.H$2];[.$Q91]);[$Lookup.$A$1:.$C$1165];1;0);&quot;&quot;)" office:value-type="string" office:string-value="le" calcext:value-type="string">
            <text:p>le</text:p>
          </table:table-cell>
          <table:table-cell table:formula="of:=IFERROR(VLOOKUP(COM.MICROSOFT.CONCAT([.$A91];[.I$2];[.$Q91]);[$Lookup.$A$1:.$C$1165];1;0);&quot;&quot;)" office:value-type="string" office:string-value="lu" calcext:value-type="string">
            <text:p>lu</text:p>
          </table:table-cell>
          <table:table-cell table:formula="of:=IFERROR(VLOOKUP(COM.MICROSOFT.CONCAT([.$A91];[.J$2];[.$Q91]);[$Lookup.$A$1:.$C$1165];1;0);&quot;&quot;)" office:value-type="string" office:string-value="lur" calcext:value-type="string">
            <text:p>lur</text:p>
          </table:table-cell>
          <table:table-cell table:formula="of:=IFERROR(VLOOKUP(COM.MICROSOFT.CONCAT([.$A91];[.K$2];[.$Q91]);[$Lookup.$A$1:.$C$1165];1;0);&quot;&quot;)" office:value-type="string" office:string-value="ly" calcext:value-type="string">
            <text:p>ly</text:p>
          </table:table-cell>
          <table:table-cell table:formula="of:=IFERROR(VLOOKUP(COM.MICROSOFT.CONCAT([.$A91];[.L$2];[.$Q91]);[$Lookup.$A$1:.$C$1165];1;0);&quot;&quot;)" office:value-type="string" office:string-value="lyr" calcext:value-type="string">
            <text:p>l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GL</text:p>
          </table:table-cell>
          <table:table-cell table:formula="of:=IFERROR(VLOOKUP(COM.MICROSOFT.CONCAT([.$A92];[.C$2];[.$Q92]);[$Lookup.$A$1:.$C$1165];1;0);&quot;&quot;)" office:value-type="string" office:string-value="lip" calcext:value-type="string">
            <text:p>lip</text:p>
          </table:table-cell>
          <table:table-cell table:formula="of:=IFERROR(VLOOKUP(COM.MICROSOFT.CONCAT([.$A92];[.D$2];[.$Q92]);[$Lookup.$A$1:.$C$1165];1;0);&quot;&quot;)" office:value-type="string" office:string-value="liep" calcext:value-type="string">
            <text:p>liep</text:p>
          </table:table-cell>
          <table:table-cell table:formula="of:=IFERROR(VLOOKUP(COM.MICROSOFT.CONCAT([.$A92];[.E$2];[.$Q92]);[$Lookup.$A$1:.$C$1165];1;0);&quot;&quot;)" office:value-type="string" office:string-value="lap" calcext:value-type="string">
            <text:p>lap</text:p>
          </table:table-cell>
          <table:table-cell table:formula="of:=IFERROR(VLOOKUP(COM.MICROSOFT.CONCAT([.$A92];[.F$2];[.$Q92]);[$Lookup.$A$1:.$C$1165];1;0);&quot;&quot;)" office:value-type="string" office:string-value="luop" calcext:value-type="string">
            <text:p>luop</text:p>
          </table:table-cell>
          <table:table-cell table:formula="of:=IFERROR(VLOOKUP(COM.MICROSOFT.CONCAT([.$A92];[.G$2];[.$Q92]);[$Lookup.$A$1:.$C$1165];1;0);&quot;&quot;)" office:value-type="string" office:string-value="lop" calcext:value-type="string">
            <text:p>lop</text:p>
          </table:table-cell>
          <table:table-cell table:formula="of:=IFERROR(VLOOKUP(COM.MICROSOFT.CONCAT([.$A92];[.H$2];[.$Q92]);[$Lookup.$A$1:.$C$1165];1;0);&quot;&quot;)" office:value-type="string" office:string-value="lep" calcext:value-type="string">
            <text:p>lep</text:p>
          </table:table-cell>
          <table:table-cell table:formula="of:=IFERROR(VLOOKUP(COM.MICROSOFT.CONCAT([.$A92];[.I$2];[.$Q92]);[$Lookup.$A$1:.$C$1165];1;0);&quot;&quot;)" office:value-type="string" office:string-value="lup" calcext:value-type="string">
            <text:p>lup</text:p>
          </table:table-cell>
          <table:table-cell table:formula="of:=IFERROR(VLOOKUP(COM.MICROSOFT.CONCAT([.$A92];[.J$2];[.$Q92]);[$Lookup.$A$1:.$C$1165];1;0);&quot;&quot;)">
            <text:p/>
          </table:table-cell>
          <table:table-cell table:formula="of:=IFERROR(VLOOKUP(COM.MICROSOFT.CONCAT([.$A92];[.K$2];[.$Q92]);[$Lookup.$A$1:.$C$1165];1;0);&quot;&quot;)" office:value-type="string" office:string-value="lyp" calcext:value-type="string">
            <text:p>lyp</text:p>
          </table:table-cell>
          <table:table-cell table:formula="of:=IFERROR(VLOOKUP(COM.MICROSOFT.CONCAT([.$A92];[.L$2];[.$Q9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89:.L92];&quot;[z|s|c|h|g|m|n|d|b|j|r]?[a-z]?[y|u|e|o|a|i][o|e|r]?[x|t|p]?&quot;)" office:value-type="float" office:value="35" calcext:value-type="float">
            <text:p>35</text:p>
          </table:table-cell>
          <table:table-cell table:formula="of:=COUNTA([.C89:.L92])-COUNTBLANK([.C89:.L92])" office:value-type="float" office:value="35" calcext:value-type="float">
            <text:p>35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IFERROR(VLOOKUP(COM.MICROSOFT.CONCAT([.$A94];[.C$2];[.$Q94]);[$Lookup.$A$1:.$C$1165];1;0);&quot;&quot;)" office:value-type="string" office:string-value="git" calcext:value-type="string">
            <text:p>git</text:p>
          </table:table-cell>
          <table:table-cell table:formula="of:=IFERROR(VLOOKUP(COM.MICROSOFT.CONCAT([.$A94];[.D$2];[.$Q94]);[$Lookup.$A$1:.$C$1165];1;0);&quot;&quot;)" office:value-type="string" office:string-value="giet" calcext:value-type="string">
            <text:p>giet</text:p>
          </table:table-cell>
          <table:table-cell table:formula="of:=IFERROR(VLOOKUP(COM.MICROSOFT.CONCAT([.$A94];[.E$2];[.$Q94]);[$Lookup.$A$1:.$C$1165];1;0);&quot;&quot;)" office:value-type="string" office:string-value="gat" calcext:value-type="string">
            <text:p>gat</text:p>
          </table:table-cell>
          <table:table-cell table:formula="of:=IFERROR(VLOOKUP(COM.MICROSOFT.CONCAT([.$A94];[.F$2];[.$Q94]);[$Lookup.$A$1:.$C$1165];1;0);&quot;&quot;)" office:value-type="string" office:string-value="guot" calcext:value-type="string">
            <text:p>guot</text:p>
          </table:table-cell>
          <table:table-cell table:formula="of:=IFERROR(VLOOKUP(COM.MICROSOFT.CONCAT([.$A94];[.G$2];[.$Q94]);[$Lookup.$A$1:.$C$1165];1;0);&quot;&quot;)" office:value-type="string" office:string-value="got" calcext:value-type="string">
            <text:p>got</text:p>
          </table:table-cell>
          <table:table-cell table:formula="of:=IFERROR(VLOOKUP(COM.MICROSOFT.CONCAT([.$A94];[.H$2];[.$Q94]);[$Lookup.$A$1:.$C$1165];1;0);&quot;&quot;)" office:value-type="string" office:string-value="get" calcext:value-type="string">
            <text:p>get</text:p>
          </table:table-cell>
          <table:table-cell table:formula="of:=IFERROR(VLOOKUP(COM.MICROSOFT.CONCAT([.$A94];[.I$2];[.$Q94]);[$Lookup.$A$1:.$C$1165];1;0);&quot;&quot;)" office:value-type="string" office:string-value="gut" calcext:value-type="string">
            <text:p>gut</text:p>
          </table:table-cell>
          <table:table-cell table:formula="of:=IFERROR(VLOOKUP(COM.MICROSOFT.CONCAT([.$A94];[.J$2];[.$Q94]);[$Lookup.$A$1:.$C$1165];1;0);&quot;&quot;)">
            <text:p/>
          </table:table-cell>
          <table:table-cell table:formula="of:=IFERROR(VLOOKUP(COM.MICROSOFT.CONCAT([.$A94];[.K$2];[.$Q94]);[$Lookup.$A$1:.$C$1165];1;0);&quot;&quot;)">
            <text:p/>
          </table:table-cell>
          <table:table-cell table:formula="of:=IFERROR(VLOOKUP(COM.MICROSOFT.CONCAT([.$A94];[.L$2];[.$Q9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M</text:p>
          </table:table-cell>
          <table:table-cell table:formula="of:=IFERROR(VLOOKUP(COM.MICROSOFT.CONCAT([.$A95];[.C$2];[.$Q95]);[$Lookup.$A$1:.$C$1165];1;0);&quot;&quot;)" office:value-type="string" office:string-value="gix" calcext:value-type="string">
            <text:p>gix</text:p>
          </table:table-cell>
          <table:table-cell table:formula="of:=IFERROR(VLOOKUP(COM.MICROSOFT.CONCAT([.$A95];[.D$2];[.$Q95]);[$Lookup.$A$1:.$C$1165];1;0);&quot;&quot;)" office:value-type="string" office:string-value="giex" calcext:value-type="string">
            <text:p>giex</text:p>
          </table:table-cell>
          <table:table-cell table:formula="of:=IFERROR(VLOOKUP(COM.MICROSOFT.CONCAT([.$A95];[.E$2];[.$Q95]);[$Lookup.$A$1:.$C$1165];1;0);&quot;&quot;)" office:value-type="string" office:string-value="gax" calcext:value-type="string">
            <text:p>gax</text:p>
          </table:table-cell>
          <table:table-cell table:formula="of:=IFERROR(VLOOKUP(COM.MICROSOFT.CONCAT([.$A95];[.F$2];[.$Q95]);[$Lookup.$A$1:.$C$1165];1;0);&quot;&quot;)" office:value-type="string" office:string-value="guox" calcext:value-type="string">
            <text:p>guox</text:p>
          </table:table-cell>
          <table:table-cell table:formula="of:=IFERROR(VLOOKUP(COM.MICROSOFT.CONCAT([.$A95];[.G$2];[.$Q95]);[$Lookup.$A$1:.$C$1165];1;0);&quot;&quot;)" office:value-type="string" office:string-value="gox" calcext:value-type="string">
            <text:p>gox</text:p>
          </table:table-cell>
          <table:table-cell table:formula="of:=IFERROR(VLOOKUP(COM.MICROSOFT.CONCAT([.$A95];[.H$2];[.$Q95]);[$Lookup.$A$1:.$C$1165];1;0);&quot;&quot;)" office:value-type="string" office:string-value="gex" calcext:value-type="string">
            <text:p>gex</text:p>
          </table:table-cell>
          <table:table-cell table:formula="of:=IFERROR(VLOOKUP(COM.MICROSOFT.CONCAT([.$A95];[.I$2];[.$Q95]);[$Lookup.$A$1:.$C$1165];1;0);&quot;&quot;)" office:value-type="string" office:string-value="gux" calcext:value-type="string">
            <text:p>gux</text:p>
          </table:table-cell>
          <table:table-cell table:formula="of:=IFERROR(VLOOKUP(COM.MICROSOFT.CONCAT([.$A95];[.J$2];[.$Q95]);[$Lookup.$A$1:.$C$1165];1;0);&quot;&quot;)" office:value-type="string" office:string-value="gurx" calcext:value-type="string">
            <text:p>gurx</text:p>
          </table:table-cell>
          <table:table-cell table:formula="of:=IFERROR(VLOOKUP(COM.MICROSOFT.CONCAT([.$A95];[.K$2];[.$Q95]);[$Lookup.$A$1:.$C$1165];1;0);&quot;&quot;)">
            <text:p/>
          </table:table-cell>
          <table:table-cell table:formula="of:=IFERROR(VLOOKUP(COM.MICROSOFT.CONCAT([.$A95];[.L$2];[.$Q9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L</text:p>
          </table:table-cell>
          <table:table-cell table:formula="of:=IFERROR(VLOOKUP(COM.MICROSOFT.CONCAT([.$A96];[.C$2];[.$Q96]);[$Lookup.$A$1:.$C$1165];1;0);&quot;&quot;)" office:value-type="string" office:string-value="gi" calcext:value-type="string">
            <text:p>gi</text:p>
          </table:table-cell>
          <table:table-cell table:formula="of:=IFERROR(VLOOKUP(COM.MICROSOFT.CONCAT([.$A96];[.D$2];[.$Q96]);[$Lookup.$A$1:.$C$1165];1;0);&quot;&quot;)" office:value-type="string" office:string-value="gie" calcext:value-type="string">
            <text:p>gie</text:p>
          </table:table-cell>
          <table:table-cell table:formula="of:=IFERROR(VLOOKUP(COM.MICROSOFT.CONCAT([.$A96];[.E$2];[.$Q96]);[$Lookup.$A$1:.$C$1165];1;0);&quot;&quot;)" office:value-type="string" office:string-value="ga" calcext:value-type="string">
            <text:p>ga</text:p>
          </table:table-cell>
          <table:table-cell table:formula="of:=IFERROR(VLOOKUP(COM.MICROSOFT.CONCAT([.$A96];[.F$2];[.$Q96]);[$Lookup.$A$1:.$C$1165];1;0);&quot;&quot;)" office:value-type="string" office:string-value="guo" calcext:value-type="string">
            <text:p>guo</text:p>
          </table:table-cell>
          <table:table-cell table:formula="of:=IFERROR(VLOOKUP(COM.MICROSOFT.CONCAT([.$A96];[.G$2];[.$Q96]);[$Lookup.$A$1:.$C$1165];1;0);&quot;&quot;)" office:value-type="string" office:string-value="go" calcext:value-type="string">
            <text:p>go</text:p>
          </table:table-cell>
          <table:table-cell table:formula="of:=IFERROR(VLOOKUP(COM.MICROSOFT.CONCAT([.$A96];[.H$2];[.$Q96]);[$Lookup.$A$1:.$C$1165];1;0);&quot;&quot;)" office:value-type="string" office:string-value="ge" calcext:value-type="string">
            <text:p>ge</text:p>
          </table:table-cell>
          <table:table-cell table:formula="of:=IFERROR(VLOOKUP(COM.MICROSOFT.CONCAT([.$A96];[.I$2];[.$Q96]);[$Lookup.$A$1:.$C$1165];1;0);&quot;&quot;)" office:value-type="string" office:string-value="gu" calcext:value-type="string">
            <text:p>gu</text:p>
          </table:table-cell>
          <table:table-cell table:formula="of:=IFERROR(VLOOKUP(COM.MICROSOFT.CONCAT([.$A96];[.J$2];[.$Q96]);[$Lookup.$A$1:.$C$1165];1;0);&quot;&quot;)" office:value-type="string" office:string-value="gur" calcext:value-type="string">
            <text:p>gur</text:p>
          </table:table-cell>
          <table:table-cell table:formula="of:=IFERROR(VLOOKUP(COM.MICROSOFT.CONCAT([.$A96];[.K$2];[.$Q96]);[$Lookup.$A$1:.$C$1165];1;0);&quot;&quot;)">
            <text:p/>
          </table:table-cell>
          <table:table-cell table:formula="of:=IFERROR(VLOOKUP(COM.MICROSOFT.CONCAT([.$A96];[.L$2];[.$Q96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L</text:p>
          </table:table-cell>
          <table:table-cell table:formula="of:=IFERROR(VLOOKUP(COM.MICROSOFT.CONCAT([.$A97];[.C$2];[.$Q97]);[$Lookup.$A$1:.$C$1165];1;0);&quot;&quot;)" office:value-type="string" office:string-value="gip" calcext:value-type="string">
            <text:p>gip</text:p>
          </table:table-cell>
          <table:table-cell table:formula="of:=IFERROR(VLOOKUP(COM.MICROSOFT.CONCAT([.$A97];[.D$2];[.$Q97]);[$Lookup.$A$1:.$C$1165];1;0);&quot;&quot;)" office:value-type="string" office:string-value="giep" calcext:value-type="string">
            <text:p>giep</text:p>
          </table:table-cell>
          <table:table-cell table:formula="of:=IFERROR(VLOOKUP(COM.MICROSOFT.CONCAT([.$A97];[.E$2];[.$Q97]);[$Lookup.$A$1:.$C$1165];1;0);&quot;&quot;)" office:value-type="string" office:string-value="gap" calcext:value-type="string">
            <text:p>gap</text:p>
          </table:table-cell>
          <table:table-cell table:formula="of:=IFERROR(VLOOKUP(COM.MICROSOFT.CONCAT([.$A97];[.F$2];[.$Q97]);[$Lookup.$A$1:.$C$1165];1;0);&quot;&quot;)" office:value-type="string" office:string-value="guop" calcext:value-type="string">
            <text:p>guop</text:p>
          </table:table-cell>
          <table:table-cell table:formula="of:=IFERROR(VLOOKUP(COM.MICROSOFT.CONCAT([.$A97];[.G$2];[.$Q97]);[$Lookup.$A$1:.$C$1165];1;0);&quot;&quot;)" office:value-type="string" office:string-value="gop" calcext:value-type="string">
            <text:p>gop</text:p>
          </table:table-cell>
          <table:table-cell table:formula="of:=IFERROR(VLOOKUP(COM.MICROSOFT.CONCAT([.$A97];[.H$2];[.$Q97]);[$Lookup.$A$1:.$C$1165];1;0);&quot;&quot;)" office:value-type="string" office:string-value="gep" calcext:value-type="string">
            <text:p>gep</text:p>
          </table:table-cell>
          <table:table-cell table:formula="of:=IFERROR(VLOOKUP(COM.MICROSOFT.CONCAT([.$A97];[.I$2];[.$Q97]);[$Lookup.$A$1:.$C$1165];1;0);&quot;&quot;)" office:value-type="string" office:string-value="gup" calcext:value-type="string">
            <text:p>gup</text:p>
          </table:table-cell>
          <table:table-cell table:formula="of:=IFERROR(VLOOKUP(COM.MICROSOFT.CONCAT([.$A97];[.J$2];[.$Q97]);[$Lookup.$A$1:.$C$1165];1;0);&quot;&quot;)">
            <text:p/>
          </table:table-cell>
          <table:table-cell table:formula="of:=IFERROR(VLOOKUP(COM.MICROSOFT.CONCAT([.$A97];[.K$2];[.$Q97]);[$Lookup.$A$1:.$C$1165];1;0);&quot;&quot;)">
            <text:p/>
          </table:table-cell>
          <table:table-cell table:formula="of:=IFERROR(VLOOKUP(COM.MICROSOFT.CONCAT([.$A97];[.L$2];[.$Q9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94:.L97];&quot;[z|s|c|h|g|m|n|d|b|j|r]?[a-z]?[y|u|e|o|a|i][o|e|r]?[x|t|p]?&quot;)" office:value-type="float" office:value="30" calcext:value-type="float">
            <text:p>30</text:p>
          </table:table-cell>
          <table:table-cell table:formula="of:=COUNTA([.C94:.L97])-COUNTBLANK([.C94:.L97])"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formula="of:=IFERROR(VLOOKUP(COM.MICROSOFT.CONCAT([.$A99];[.C$2];[.$Q99]);[$Lookup.$A$1:.$C$1165];1;0);&quot;&quot;)" office:value-type="string" office:string-value="kit" calcext:value-type="string">
            <text:p>kit</text:p>
          </table:table-cell>
          <table:table-cell table:formula="of:=IFERROR(VLOOKUP(COM.MICROSOFT.CONCAT([.$A99];[.D$2];[.$Q99]);[$Lookup.$A$1:.$C$1165];1;0);&quot;&quot;)">
            <text:p/>
          </table:table-cell>
          <table:table-cell table:formula="of:=IFERROR(VLOOKUP(COM.MICROSOFT.CONCAT([.$A99];[.E$2];[.$Q99]);[$Lookup.$A$1:.$C$1165];1;0);&quot;&quot;)" office:value-type="string" office:string-value="kat" calcext:value-type="string">
            <text:p>kat</text:p>
          </table:table-cell>
          <table:table-cell table:formula="of:=IFERROR(VLOOKUP(COM.MICROSOFT.CONCAT([.$A99];[.F$2];[.$Q99]);[$Lookup.$A$1:.$C$1165];1;0);&quot;&quot;)">
            <text:p/>
          </table:table-cell>
          <table:table-cell table:formula="of:=IFERROR(VLOOKUP(COM.MICROSOFT.CONCAT([.$A99];[.G$2];[.$Q99]);[$Lookup.$A$1:.$C$1165];1;0);&quot;&quot;)" office:value-type="string" office:string-value="kot" calcext:value-type="string">
            <text:p>kot</text:p>
          </table:table-cell>
          <table:table-cell table:formula="of:=IFERROR(VLOOKUP(COM.MICROSOFT.CONCAT([.$A99];[.H$2];[.$Q99]);[$Lookup.$A$1:.$C$1165];1;0);&quot;&quot;)" office:value-type="string" office:string-value="ket" calcext:value-type="string">
            <text:p>ket</text:p>
          </table:table-cell>
          <table:table-cell table:formula="of:=IFERROR(VLOOKUP(COM.MICROSOFT.CONCAT([.$A99];[.I$2];[.$Q99]);[$Lookup.$A$1:.$C$1165];1;0);&quot;&quot;)" office:value-type="string" office:string-value="kut" calcext:value-type="string">
            <text:p>kut</text:p>
          </table:table-cell>
          <table:table-cell table:formula="of:=IFERROR(VLOOKUP(COM.MICROSOFT.CONCAT([.$A99];[.J$2];[.$Q99]);[$Lookup.$A$1:.$C$1165];1;0);&quot;&quot;)">
            <text:p/>
          </table:table-cell>
          <table:table-cell table:formula="of:=IFERROR(VLOOKUP(COM.MICROSOFT.CONCAT([.$A99];[.K$2];[.$Q99]);[$Lookup.$A$1:.$C$1165];1;0);&quot;&quot;)">
            <text:p/>
          </table:table-cell>
          <table:table-cell table:formula="of:=IFERROR(VLOOKUP(COM.MICROSOFT.CONCAT([.$A99];[.L$2];[.$Q9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M</text:p>
          </table:table-cell>
          <table:table-cell table:formula="of:=IFERROR(VLOOKUP(COM.MICROSOFT.CONCAT([.$A100];[.C$2];[.$Q100]);[$Lookup.$A$1:.$C$1165];1;0);&quot;&quot;)" office:value-type="string" office:string-value="kix" calcext:value-type="string">
            <text:p>kix</text:p>
          </table:table-cell>
          <table:table-cell table:formula="of:=IFERROR(VLOOKUP(COM.MICROSOFT.CONCAT([.$A100];[.D$2];[.$Q100]);[$Lookup.$A$1:.$C$1165];1;0);&quot;&quot;)" office:value-type="string" office:string-value="kiex" calcext:value-type="string">
            <text:p>kiex</text:p>
          </table:table-cell>
          <table:table-cell table:formula="of:=IFERROR(VLOOKUP(COM.MICROSOFT.CONCAT([.$A100];[.E$2];[.$Q100]);[$Lookup.$A$1:.$C$1165];1;0);&quot;&quot;)" office:value-type="string" office:string-value="kax" calcext:value-type="string">
            <text:p>kax</text:p>
          </table:table-cell>
          <table:table-cell table:formula="of:=IFERROR(VLOOKUP(COM.MICROSOFT.CONCAT([.$A100];[.F$2];[.$Q100]);[$Lookup.$A$1:.$C$1165];1;0);&quot;&quot;)" office:value-type="string" office:string-value="kuox" calcext:value-type="string">
            <text:p>kuox</text:p>
          </table:table-cell>
          <table:table-cell table:formula="of:=IFERROR(VLOOKUP(COM.MICROSOFT.CONCAT([.$A100];[.G$2];[.$Q100]);[$Lookup.$A$1:.$C$1165];1;0);&quot;&quot;)" office:value-type="string" office:string-value="kox" calcext:value-type="string">
            <text:p>kox</text:p>
          </table:table-cell>
          <table:table-cell table:formula="of:=IFERROR(VLOOKUP(COM.MICROSOFT.CONCAT([.$A100];[.H$2];[.$Q100]);[$Lookup.$A$1:.$C$1165];1;0);&quot;&quot;)" office:value-type="string" office:string-value="kex" calcext:value-type="string">
            <text:p>kex</text:p>
          </table:table-cell>
          <table:table-cell table:formula="of:=IFERROR(VLOOKUP(COM.MICROSOFT.CONCAT([.$A100];[.I$2];[.$Q100]);[$Lookup.$A$1:.$C$1165];1;0);&quot;&quot;)" office:value-type="string" office:string-value="kux" calcext:value-type="string">
            <text:p>kux</text:p>
          </table:table-cell>
          <table:table-cell table:formula="of:=IFERROR(VLOOKUP(COM.MICROSOFT.CONCAT([.$A100];[.J$2];[.$Q100]);[$Lookup.$A$1:.$C$1165];1;0);&quot;&quot;)" office:value-type="string" office:string-value="kurx" calcext:value-type="string">
            <text:p>kurx</text:p>
          </table:table-cell>
          <table:table-cell table:formula="of:=IFERROR(VLOOKUP(COM.MICROSOFT.CONCAT([.$A100];[.K$2];[.$Q100]);[$Lookup.$A$1:.$C$1165];1;0);&quot;&quot;)">
            <text:p/>
          </table:table-cell>
          <table:table-cell table:formula="of:=IFERROR(VLOOKUP(COM.MICROSOFT.CONCAT([.$A100];[.L$2];[.$Q10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L</text:p>
          </table:table-cell>
          <table:table-cell table:formula="of:=IFERROR(VLOOKUP(COM.MICROSOFT.CONCAT([.$A101];[.C$2];[.$Q101]);[$Lookup.$A$1:.$C$1165];1;0);&quot;&quot;)" office:value-type="string" office:string-value="ki" calcext:value-type="string">
            <text:p>ki</text:p>
          </table:table-cell>
          <table:table-cell table:formula="of:=IFERROR(VLOOKUP(COM.MICROSOFT.CONCAT([.$A101];[.D$2];[.$Q101]);[$Lookup.$A$1:.$C$1165];1;0);&quot;&quot;)" office:value-type="string" office:string-value="kie" calcext:value-type="string">
            <text:p>kie</text:p>
          </table:table-cell>
          <table:table-cell table:formula="of:=IFERROR(VLOOKUP(COM.MICROSOFT.CONCAT([.$A101];[.E$2];[.$Q101]);[$Lookup.$A$1:.$C$1165];1;0);&quot;&quot;)" office:value-type="string" office:string-value="ka" calcext:value-type="string">
            <text:p>ka</text:p>
          </table:table-cell>
          <table:table-cell table:formula="of:=IFERROR(VLOOKUP(COM.MICROSOFT.CONCAT([.$A101];[.F$2];[.$Q101]);[$Lookup.$A$1:.$C$1165];1;0);&quot;&quot;)" office:value-type="string" office:string-value="kuo" calcext:value-type="string">
            <text:p>kuo</text:p>
          </table:table-cell>
          <table:table-cell table:formula="of:=IFERROR(VLOOKUP(COM.MICROSOFT.CONCAT([.$A101];[.G$2];[.$Q101]);[$Lookup.$A$1:.$C$1165];1;0);&quot;&quot;)" office:value-type="string" office:string-value="ko" calcext:value-type="string">
            <text:p>ko</text:p>
          </table:table-cell>
          <table:table-cell table:formula="of:=IFERROR(VLOOKUP(COM.MICROSOFT.CONCAT([.$A101];[.H$2];[.$Q101]);[$Lookup.$A$1:.$C$1165];1;0);&quot;&quot;)" office:value-type="string" office:string-value="ke" calcext:value-type="string">
            <text:p>ke</text:p>
          </table:table-cell>
          <table:table-cell table:formula="of:=IFERROR(VLOOKUP(COM.MICROSOFT.CONCAT([.$A101];[.I$2];[.$Q101]);[$Lookup.$A$1:.$C$1165];1;0);&quot;&quot;)" office:value-type="string" office:string-value="ku" calcext:value-type="string">
            <text:p>ku</text:p>
          </table:table-cell>
          <table:table-cell table:formula="of:=IFERROR(VLOOKUP(COM.MICROSOFT.CONCAT([.$A101];[.J$2];[.$Q101]);[$Lookup.$A$1:.$C$1165];1;0);&quot;&quot;)" office:value-type="string" office:string-value="kur" calcext:value-type="string">
            <text:p>kur</text:p>
          </table:table-cell>
          <table:table-cell table:formula="of:=IFERROR(VLOOKUP(COM.MICROSOFT.CONCAT([.$A101];[.K$2];[.$Q101]);[$Lookup.$A$1:.$C$1165];1;0);&quot;&quot;)">
            <text:p/>
          </table:table-cell>
          <table:table-cell table:formula="of:=IFERROR(VLOOKUP(COM.MICROSOFT.CONCAT([.$A101];[.L$2];[.$Q101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L</text:p>
          </table:table-cell>
          <table:table-cell table:formula="of:=IFERROR(VLOOKUP(COM.MICROSOFT.CONCAT([.$A102];[.C$2];[.$Q102]);[$Lookup.$A$1:.$C$1165];1;0);&quot;&quot;)" office:value-type="string" office:string-value="kip" calcext:value-type="string">
            <text:p>kip</text:p>
          </table:table-cell>
          <table:table-cell table:formula="of:=IFERROR(VLOOKUP(COM.MICROSOFT.CONCAT([.$A102];[.D$2];[.$Q102]);[$Lookup.$A$1:.$C$1165];1;0);&quot;&quot;)" office:value-type="string" office:string-value="kiep" calcext:value-type="string">
            <text:p>kiep</text:p>
          </table:table-cell>
          <table:table-cell table:formula="of:=IFERROR(VLOOKUP(COM.MICROSOFT.CONCAT([.$A102];[.E$2];[.$Q102]);[$Lookup.$A$1:.$C$1165];1;0);&quot;&quot;)" office:value-type="string" office:string-value="kap" calcext:value-type="string">
            <text:p>kap</text:p>
          </table:table-cell>
          <table:table-cell table:formula="of:=IFERROR(VLOOKUP(COM.MICROSOFT.CONCAT([.$A102];[.F$2];[.$Q102]);[$Lookup.$A$1:.$C$1165];1;0);&quot;&quot;)" office:value-type="string" office:string-value="kuop" calcext:value-type="string">
            <text:p>kuop</text:p>
          </table:table-cell>
          <table:table-cell table:formula="of:=IFERROR(VLOOKUP(COM.MICROSOFT.CONCAT([.$A102];[.G$2];[.$Q102]);[$Lookup.$A$1:.$C$1165];1;0);&quot;&quot;)" office:value-type="string" office:string-value="kop" calcext:value-type="string">
            <text:p>kop</text:p>
          </table:table-cell>
          <table:table-cell table:formula="of:=IFERROR(VLOOKUP(COM.MICROSOFT.CONCAT([.$A102];[.H$2];[.$Q102]);[$Lookup.$A$1:.$C$1165];1;0);&quot;&quot;)" office:value-type="string" office:string-value="kep" calcext:value-type="string">
            <text:p>kep</text:p>
          </table:table-cell>
          <table:table-cell table:formula="of:=IFERROR(VLOOKUP(COM.MICROSOFT.CONCAT([.$A102];[.I$2];[.$Q102]);[$Lookup.$A$1:.$C$1165];1;0);&quot;&quot;)" office:value-type="string" office:string-value="kup" calcext:value-type="string">
            <text:p>kup</text:p>
          </table:table-cell>
          <table:table-cell table:formula="of:=IFERROR(VLOOKUP(COM.MICROSOFT.CONCAT([.$A102];[.J$2];[.$Q102]);[$Lookup.$A$1:.$C$1165];1;0);&quot;&quot;)">
            <text:p/>
          </table:table-cell>
          <table:table-cell table:formula="of:=IFERROR(VLOOKUP(COM.MICROSOFT.CONCAT([.$A102];[.K$2];[.$Q102]);[$Lookup.$A$1:.$C$1165];1;0);&quot;&quot;)">
            <text:p/>
          </table:table-cell>
          <table:table-cell table:formula="of:=IFERROR(VLOOKUP(COM.MICROSOFT.CONCAT([.$A102];[.L$2];[.$Q10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99:.L102];&quot;[z|s|c|h|g|m|n|d|b|j|r]?[a-z]?[y|u|e|o|a|i][o|e|r]?[x|t|p]?&quot;)" office:value-type="float" office:value="28" calcext:value-type="float">
            <text:p>28</text:p>
          </table:table-cell>
          <table:table-cell table:formula="of:=COUNTA([.C99:.L102])-COUNTBLANK([.C99:.L10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g</text:p>
          </table:table-cell>
          <table:table-cell/>
          <table:table-cell table:formula="of:=IFERROR(VLOOKUP(COM.MICROSOFT.CONCAT([.$A104];[.C$2];[.$Q104]);[$Lookup.$A$1:.$C$1165];1;0);&quot;&quot;)" office:value-type="string" office:string-value="ggit" calcext:value-type="string">
            <text:p>ggit</text:p>
          </table:table-cell>
          <table:table-cell table:formula="of:=IFERROR(VLOOKUP(COM.MICROSOFT.CONCAT([.$A104];[.D$2];[.$Q104]);[$Lookup.$A$1:.$C$1165];1;0);&quot;&quot;)">
            <text:p/>
          </table:table-cell>
          <table:table-cell table:formula="of:=IFERROR(VLOOKUP(COM.MICROSOFT.CONCAT([.$A104];[.E$2];[.$Q104]);[$Lookup.$A$1:.$C$1165];1;0);&quot;&quot;)" office:value-type="string" office:string-value="ggat" calcext:value-type="string">
            <text:p>ggat</text:p>
          </table:table-cell>
          <table:table-cell table:formula="of:=IFERROR(VLOOKUP(COM.MICROSOFT.CONCAT([.$A104];[.F$2];[.$Q104]);[$Lookup.$A$1:.$C$1165];1;0);&quot;&quot;)" office:value-type="string" office:string-value="gguot" calcext:value-type="string">
            <text:p>gguot</text:p>
          </table:table-cell>
          <table:table-cell table:formula="of:=IFERROR(VLOOKUP(COM.MICROSOFT.CONCAT([.$A104];[.G$2];[.$Q104]);[$Lookup.$A$1:.$C$1165];1;0);&quot;&quot;)" office:value-type="string" office:string-value="ggot" calcext:value-type="string">
            <text:p>ggot</text:p>
          </table:table-cell>
          <table:table-cell table:formula="of:=IFERROR(VLOOKUP(COM.MICROSOFT.CONCAT([.$A104];[.H$2];[.$Q104]);[$Lookup.$A$1:.$C$1165];1;0);&quot;&quot;)" office:value-type="string" office:string-value="gget" calcext:value-type="string">
            <text:p>gget</text:p>
          </table:table-cell>
          <table:table-cell table:formula="of:=IFERROR(VLOOKUP(COM.MICROSOFT.CONCAT([.$A104];[.I$2];[.$Q104]);[$Lookup.$A$1:.$C$1165];1;0);&quot;&quot;)" office:value-type="string" office:string-value="ggut" calcext:value-type="string">
            <text:p>ggut</text:p>
          </table:table-cell>
          <table:table-cell table:formula="of:=IFERROR(VLOOKUP(COM.MICROSOFT.CONCAT([.$A104];[.J$2];[.$Q104]);[$Lookup.$A$1:.$C$1165];1;0);&quot;&quot;)">
            <text:p/>
          </table:table-cell>
          <table:table-cell table:formula="of:=IFERROR(VLOOKUP(COM.MICROSOFT.CONCAT([.$A104];[.K$2];[.$Q104]);[$Lookup.$A$1:.$C$1165];1;0);&quot;&quot;)">
            <text:p/>
          </table:table-cell>
          <table:table-cell table:formula="of:=IFERROR(VLOOKUP(COM.MICROSOFT.CONCAT([.$A104];[.L$2];[.$Q10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NM</text:p>
          </table:table-cell>
          <table:table-cell table:formula="of:=IFERROR(VLOOKUP(COM.MICROSOFT.CONCAT([.$A105];[.C$2];[.$Q105]);[$Lookup.$A$1:.$C$1165];1;0);&quot;&quot;)" office:value-type="string" office:string-value="ggix" calcext:value-type="string">
            <text:p>ggix</text:p>
          </table:table-cell>
          <table:table-cell table:formula="of:=IFERROR(VLOOKUP(COM.MICROSOFT.CONCAT([.$A105];[.D$2];[.$Q105]);[$Lookup.$A$1:.$C$1165];1;0);&quot;&quot;)" office:value-type="string" office:string-value="ggiex" calcext:value-type="string">
            <text:p>ggiex</text:p>
          </table:table-cell>
          <table:table-cell table:formula="of:=IFERROR(VLOOKUP(COM.MICROSOFT.CONCAT([.$A105];[.E$2];[.$Q105]);[$Lookup.$A$1:.$C$1165];1;0);&quot;&quot;)" office:value-type="string" office:string-value="ggax" calcext:value-type="string">
            <text:p>ggax</text:p>
          </table:table-cell>
          <table:table-cell table:formula="of:=IFERROR(VLOOKUP(COM.MICROSOFT.CONCAT([.$A105];[.F$2];[.$Q105]);[$Lookup.$A$1:.$C$1165];1;0);&quot;&quot;)" office:value-type="string" office:string-value="gguox" calcext:value-type="string">
            <text:p>gguox</text:p>
          </table:table-cell>
          <table:table-cell table:formula="of:=IFERROR(VLOOKUP(COM.MICROSOFT.CONCAT([.$A105];[.G$2];[.$Q105]);[$Lookup.$A$1:.$C$1165];1;0);&quot;&quot;)" office:value-type="string" office:string-value="ggox" calcext:value-type="string">
            <text:p>ggox</text:p>
          </table:table-cell>
          <table:table-cell table:formula="of:=IFERROR(VLOOKUP(COM.MICROSOFT.CONCAT([.$A105];[.H$2];[.$Q105]);[$Lookup.$A$1:.$C$1165];1;0);&quot;&quot;)" office:value-type="string" office:string-value="ggex" calcext:value-type="string">
            <text:p>ggex</text:p>
          </table:table-cell>
          <table:table-cell table:formula="of:=IFERROR(VLOOKUP(COM.MICROSOFT.CONCAT([.$A105];[.I$2];[.$Q105]);[$Lookup.$A$1:.$C$1165];1;0);&quot;&quot;)" office:value-type="string" office:string-value="ggux" calcext:value-type="string">
            <text:p>ggux</text:p>
          </table:table-cell>
          <table:table-cell table:formula="of:=IFERROR(VLOOKUP(COM.MICROSOFT.CONCAT([.$A105];[.J$2];[.$Q105]);[$Lookup.$A$1:.$C$1165];1;0);&quot;&quot;)" office:value-type="string" office:string-value="ggurx" calcext:value-type="string">
            <text:p>ggurx</text:p>
          </table:table-cell>
          <table:table-cell table:formula="of:=IFERROR(VLOOKUP(COM.MICROSOFT.CONCAT([.$A105];[.K$2];[.$Q105]);[$Lookup.$A$1:.$C$1165];1;0);&quot;&quot;)">
            <text:p/>
          </table:table-cell>
          <table:table-cell table:formula="of:=IFERROR(VLOOKUP(COM.MICROSOFT.CONCAT([.$A105];[.L$2];[.$Q10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NL</text:p>
          </table:table-cell>
          <table:table-cell table:formula="of:=IFERROR(VLOOKUP(COM.MICROSOFT.CONCAT([.$A106];[.C$2];[.$Q106]);[$Lookup.$A$1:.$C$1165];1;0);&quot;&quot;)" office:value-type="string" office:string-value="ggi" calcext:value-type="string">
            <text:p>ggi</text:p>
          </table:table-cell>
          <table:table-cell table:formula="of:=IFERROR(VLOOKUP(COM.MICROSOFT.CONCAT([.$A106];[.D$2];[.$Q106]);[$Lookup.$A$1:.$C$1165];1;0);&quot;&quot;)" office:value-type="string" office:string-value="ggie" calcext:value-type="string">
            <text:p>ggie</text:p>
          </table:table-cell>
          <table:table-cell table:formula="of:=IFERROR(VLOOKUP(COM.MICROSOFT.CONCAT([.$A106];[.E$2];[.$Q106]);[$Lookup.$A$1:.$C$1165];1;0);&quot;&quot;)" office:value-type="string" office:string-value="gga" calcext:value-type="string">
            <text:p>gga</text:p>
          </table:table-cell>
          <table:table-cell table:formula="of:=IFERROR(VLOOKUP(COM.MICROSOFT.CONCAT([.$A106];[.F$2];[.$Q106]);[$Lookup.$A$1:.$C$1165];1;0);&quot;&quot;)" office:value-type="string" office:string-value="gguo" calcext:value-type="string">
            <text:p>gguo</text:p>
          </table:table-cell>
          <table:table-cell table:formula="of:=IFERROR(VLOOKUP(COM.MICROSOFT.CONCAT([.$A106];[.G$2];[.$Q106]);[$Lookup.$A$1:.$C$1165];1;0);&quot;&quot;)" office:value-type="string" office:string-value="ggo" calcext:value-type="string">
            <text:p>ggo</text:p>
          </table:table-cell>
          <table:table-cell table:formula="of:=IFERROR(VLOOKUP(COM.MICROSOFT.CONCAT([.$A106];[.H$2];[.$Q106]);[$Lookup.$A$1:.$C$1165];1;0);&quot;&quot;)" office:value-type="string" office:string-value="gge" calcext:value-type="string">
            <text:p>gge</text:p>
          </table:table-cell>
          <table:table-cell table:formula="of:=IFERROR(VLOOKUP(COM.MICROSOFT.CONCAT([.$A106];[.I$2];[.$Q106]);[$Lookup.$A$1:.$C$1165];1;0);&quot;&quot;)" office:value-type="string" office:string-value="ggu" calcext:value-type="string">
            <text:p>ggu</text:p>
          </table:table-cell>
          <table:table-cell table:formula="of:=IFERROR(VLOOKUP(COM.MICROSOFT.CONCAT([.$A106];[.J$2];[.$Q106]);[$Lookup.$A$1:.$C$1165];1;0);&quot;&quot;)" office:value-type="string" office:string-value="ggur" calcext:value-type="string">
            <text:p>ggur</text:p>
          </table:table-cell>
          <table:table-cell table:formula="of:=IFERROR(VLOOKUP(COM.MICROSOFT.CONCAT([.$A106];[.K$2];[.$Q106]);[$Lookup.$A$1:.$C$1165];1;0);&quot;&quot;)">
            <text:p/>
          </table:table-cell>
          <table:table-cell table:formula="of:=IFERROR(VLOOKUP(COM.MICROSOFT.CONCAT([.$A106];[.L$2];[.$Q106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L</text:p>
          </table:table-cell>
          <table:table-cell table:formula="of:=IFERROR(VLOOKUP(COM.MICROSOFT.CONCAT([.$A107];[.C$2];[.$Q107]);[$Lookup.$A$1:.$C$1165];1;0);&quot;&quot;)">
            <text:p/>
          </table:table-cell>
          <table:table-cell table:formula="of:=IFERROR(VLOOKUP(COM.MICROSOFT.CONCAT([.$A107];[.D$2];[.$Q107]);[$Lookup.$A$1:.$C$1165];1;0);&quot;&quot;)" office:value-type="string" office:string-value="ggiep" calcext:value-type="string">
            <text:p>ggiep</text:p>
          </table:table-cell>
          <table:table-cell table:formula="of:=IFERROR(VLOOKUP(COM.MICROSOFT.CONCAT([.$A107];[.E$2];[.$Q107]);[$Lookup.$A$1:.$C$1165];1;0);&quot;&quot;)" office:value-type="string" office:string-value="ggap" calcext:value-type="string">
            <text:p>ggap</text:p>
          </table:table-cell>
          <table:table-cell table:formula="of:=IFERROR(VLOOKUP(COM.MICROSOFT.CONCAT([.$A107];[.F$2];[.$Q107]);[$Lookup.$A$1:.$C$1165];1;0);&quot;&quot;)" office:value-type="string" office:string-value="gguop" calcext:value-type="string">
            <text:p>gguop</text:p>
          </table:table-cell>
          <table:table-cell table:formula="of:=IFERROR(VLOOKUP(COM.MICROSOFT.CONCAT([.$A107];[.G$2];[.$Q107]);[$Lookup.$A$1:.$C$1165];1;0);&quot;&quot;)" office:value-type="string" office:string-value="ggop" calcext:value-type="string">
            <text:p>ggop</text:p>
          </table:table-cell>
          <table:table-cell table:formula="of:=IFERROR(VLOOKUP(COM.MICROSOFT.CONCAT([.$A107];[.H$2];[.$Q107]);[$Lookup.$A$1:.$C$1165];1;0);&quot;&quot;)" office:value-type="string" office:string-value="ggep" calcext:value-type="string">
            <text:p>ggep</text:p>
          </table:table-cell>
          <table:table-cell table:formula="of:=IFERROR(VLOOKUP(COM.MICROSOFT.CONCAT([.$A107];[.I$2];[.$Q107]);[$Lookup.$A$1:.$C$1165];1;0);&quot;&quot;)" office:value-type="string" office:string-value="ggup" calcext:value-type="string">
            <text:p>ggup</text:p>
          </table:table-cell>
          <table:table-cell table:formula="of:=IFERROR(VLOOKUP(COM.MICROSOFT.CONCAT([.$A107];[.J$2];[.$Q107]);[$Lookup.$A$1:.$C$1165];1;0);&quot;&quot;)">
            <text:p/>
          </table:table-cell>
          <table:table-cell table:formula="of:=IFERROR(VLOOKUP(COM.MICROSOFT.CONCAT([.$A107];[.K$2];[.$Q107]);[$Lookup.$A$1:.$C$1165];1;0);&quot;&quot;)">
            <text:p/>
          </table:table-cell>
          <table:table-cell table:formula="of:=IFERROR(VLOOKUP(COM.MICROSOFT.CONCAT([.$A107];[.L$2];[.$Q10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04:.L107];&quot;[z|s|c|h|g|m|n|d|b|j|r]?[a-z]?[y|u|e|o|a|i][o|e|r]?[x|t|p]?&quot;)" office:value-type="float" office:value="28" calcext:value-type="float">
            <text:p>28</text:p>
          </table:table-cell>
          <table:table-cell table:formula="of:=COUNTA([.C104:.L107])-COUNTBLANK([.C104:.L10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g</text:p>
          </table:table-cell>
          <table:table-cell/>
          <table:table-cell table:formula="of:=IFERROR(VLOOKUP(COM.MICROSOFT.CONCAT([.$A109];[.C$2];[.$Q109]);[$Lookup.$A$1:.$C$1165];1;0);&quot;&quot;)">
            <text:p/>
          </table:table-cell>
          <table:table-cell table:formula="of:=IFERROR(VLOOKUP(COM.MICROSOFT.CONCAT([.$A109];[.D$2];[.$Q109]);[$Lookup.$A$1:.$C$1165];1;0);&quot;&quot;)">
            <text:p/>
          </table:table-cell>
          <table:table-cell table:formula="of:=IFERROR(VLOOKUP(COM.MICROSOFT.CONCAT([.$A109];[.E$2];[.$Q109]);[$Lookup.$A$1:.$C$1165];1;0);&quot;&quot;)" office:value-type="string" office:string-value="mgat" calcext:value-type="string">
            <text:p>mgat</text:p>
          </table:table-cell>
          <table:table-cell table:formula="of:=IFERROR(VLOOKUP(COM.MICROSOFT.CONCAT([.$A109];[.F$2];[.$Q109]);[$Lookup.$A$1:.$C$1165];1;0);&quot;&quot;)">
            <text:p/>
          </table:table-cell>
          <table:table-cell table:formula="of:=IFERROR(VLOOKUP(COM.MICROSOFT.CONCAT([.$A109];[.G$2];[.$Q109]);[$Lookup.$A$1:.$C$1165];1;0);&quot;&quot;)" office:value-type="string" office:string-value="mgot" calcext:value-type="string">
            <text:p>mgot</text:p>
          </table:table-cell>
          <table:table-cell table:formula="of:=IFERROR(VLOOKUP(COM.MICROSOFT.CONCAT([.$A109];[.H$2];[.$Q109]);[$Lookup.$A$1:.$C$1165];1;0);&quot;&quot;)">
            <text:p/>
          </table:table-cell>
          <table:table-cell table:formula="of:=IFERROR(VLOOKUP(COM.MICROSOFT.CONCAT([.$A109];[.I$2];[.$Q109]);[$Lookup.$A$1:.$C$1165];1;0);&quot;&quot;)" office:value-type="string" office:string-value="mgut" calcext:value-type="string">
            <text:p>mgut</text:p>
          </table:table-cell>
          <table:table-cell table:formula="of:=IFERROR(VLOOKUP(COM.MICROSOFT.CONCAT([.$A109];[.J$2];[.$Q109]);[$Lookup.$A$1:.$C$1165];1;0);&quot;&quot;)">
            <text:p/>
          </table:table-cell>
          <table:table-cell table:formula="of:=IFERROR(VLOOKUP(COM.MICROSOFT.CONCAT([.$A109];[.K$2];[.$Q109]);[$Lookup.$A$1:.$C$1165];1;0);&quot;&quot;)">
            <text:p/>
          </table:table-cell>
          <table:table-cell table:formula="of:=IFERROR(VLOOKUP(COM.MICROSOFT.CONCAT([.$A109];[.L$2];[.$Q10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NM</text:p>
          </table:table-cell>
          <table:table-cell table:formula="of:=IFERROR(VLOOKUP(COM.MICROSOFT.CONCAT([.$A110];[.C$2];[.$Q110]);[$Lookup.$A$1:.$C$1165];1;0);&quot;&quot;)">
            <text:p/>
          </table:table-cell>
          <table:table-cell table:formula="of:=IFERROR(VLOOKUP(COM.MICROSOFT.CONCAT([.$A110];[.D$2];[.$Q110]);[$Lookup.$A$1:.$C$1165];1;0);&quot;&quot;)" office:value-type="string" office:string-value="mgiex" calcext:value-type="string">
            <text:p>mgiex</text:p>
          </table:table-cell>
          <table:table-cell table:formula="of:=IFERROR(VLOOKUP(COM.MICROSOFT.CONCAT([.$A110];[.E$2];[.$Q110]);[$Lookup.$A$1:.$C$1165];1;0);&quot;&quot;)" office:value-type="string" office:string-value="mgax" calcext:value-type="string">
            <text:p>mgax</text:p>
          </table:table-cell>
          <table:table-cell table:formula="of:=IFERROR(VLOOKUP(COM.MICROSOFT.CONCAT([.$A110];[.F$2];[.$Q110]);[$Lookup.$A$1:.$C$1165];1;0);&quot;&quot;)" office:value-type="string" office:string-value="mguox" calcext:value-type="string">
            <text:p>mguox</text:p>
          </table:table-cell>
          <table:table-cell table:formula="of:=IFERROR(VLOOKUP(COM.MICROSOFT.CONCAT([.$A110];[.G$2];[.$Q110]);[$Lookup.$A$1:.$C$1165];1;0);&quot;&quot;)" office:value-type="string" office:string-value="mgox" calcext:value-type="string">
            <text:p>mgox</text:p>
          </table:table-cell>
          <table:table-cell table:formula="of:=IFERROR(VLOOKUP(COM.MICROSOFT.CONCAT([.$A110];[.H$2];[.$Q110]);[$Lookup.$A$1:.$C$1165];1;0);&quot;&quot;)" office:value-type="string" office:string-value="mgex" calcext:value-type="string">
            <text:p>mgex</text:p>
          </table:table-cell>
          <table:table-cell table:formula="of:=IFERROR(VLOOKUP(COM.MICROSOFT.CONCAT([.$A110];[.I$2];[.$Q110]);[$Lookup.$A$1:.$C$1165];1;0);&quot;&quot;)" office:value-type="string" office:string-value="mgux" calcext:value-type="string">
            <text:p>mgux</text:p>
          </table:table-cell>
          <table:table-cell table:formula="of:=IFERROR(VLOOKUP(COM.MICROSOFT.CONCAT([.$A110];[.J$2];[.$Q110]);[$Lookup.$A$1:.$C$1165];1;0);&quot;&quot;)" office:value-type="string" office:string-value="mgurx" calcext:value-type="string">
            <text:p>mgurx</text:p>
          </table:table-cell>
          <table:table-cell table:formula="of:=IFERROR(VLOOKUP(COM.MICROSOFT.CONCAT([.$A110];[.K$2];[.$Q110]);[$Lookup.$A$1:.$C$1165];1;0);&quot;&quot;)">
            <text:p/>
          </table:table-cell>
          <table:table-cell table:formula="of:=IFERROR(VLOOKUP(COM.MICROSOFT.CONCAT([.$A110];[.L$2];[.$Q11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NL</text:p>
          </table:table-cell>
          <table:table-cell table:formula="of:=IFERROR(VLOOKUP(COM.MICROSOFT.CONCAT([.$A111];[.C$2];[.$Q111]);[$Lookup.$A$1:.$C$1165];1;0);&quot;&quot;)">
            <text:p/>
          </table:table-cell>
          <table:table-cell table:formula="of:=IFERROR(VLOOKUP(COM.MICROSOFT.CONCAT([.$A111];[.D$2];[.$Q111]);[$Lookup.$A$1:.$C$1165];1;0);&quot;&quot;)" office:value-type="string" office:string-value="mgie" calcext:value-type="string">
            <text:p>mgie</text:p>
          </table:table-cell>
          <table:table-cell table:formula="of:=IFERROR(VLOOKUP(COM.MICROSOFT.CONCAT([.$A111];[.E$2];[.$Q111]);[$Lookup.$A$1:.$C$1165];1;0);&quot;&quot;)" office:value-type="string" office:string-value="mga" calcext:value-type="string">
            <text:p>mga</text:p>
          </table:table-cell>
          <table:table-cell table:formula="of:=IFERROR(VLOOKUP(COM.MICROSOFT.CONCAT([.$A111];[.F$2];[.$Q111]);[$Lookup.$A$1:.$C$1165];1;0);&quot;&quot;)" office:value-type="string" office:string-value="mguo" calcext:value-type="string">
            <text:p>mguo</text:p>
          </table:table-cell>
          <table:table-cell table:formula="of:=IFERROR(VLOOKUP(COM.MICROSOFT.CONCAT([.$A111];[.G$2];[.$Q111]);[$Lookup.$A$1:.$C$1165];1;0);&quot;&quot;)" office:value-type="string" office:string-value="mgo" calcext:value-type="string">
            <text:p>mgo</text:p>
          </table:table-cell>
          <table:table-cell table:formula="of:=IFERROR(VLOOKUP(COM.MICROSOFT.CONCAT([.$A111];[.H$2];[.$Q111]);[$Lookup.$A$1:.$C$1165];1;0);&quot;&quot;)" office:value-type="string" office:string-value="mge" calcext:value-type="string">
            <text:p>mge</text:p>
          </table:table-cell>
          <table:table-cell table:formula="of:=IFERROR(VLOOKUP(COM.MICROSOFT.CONCAT([.$A111];[.I$2];[.$Q111]);[$Lookup.$A$1:.$C$1165];1;0);&quot;&quot;)" office:value-type="string" office:string-value="mgu" calcext:value-type="string">
            <text:p>mgu</text:p>
          </table:table-cell>
          <table:table-cell table:formula="of:=IFERROR(VLOOKUP(COM.MICROSOFT.CONCAT([.$A111];[.J$2];[.$Q111]);[$Lookup.$A$1:.$C$1165];1;0);&quot;&quot;)" office:value-type="string" office:string-value="mgur" calcext:value-type="string">
            <text:p>mgur</text:p>
          </table:table-cell>
          <table:table-cell table:formula="of:=IFERROR(VLOOKUP(COM.MICROSOFT.CONCAT([.$A111];[.K$2];[.$Q111]);[$Lookup.$A$1:.$C$1165];1;0);&quot;&quot;)">
            <text:p/>
          </table:table-cell>
          <table:table-cell table:formula="of:=IFERROR(VLOOKUP(COM.MICROSOFT.CONCAT([.$A111];[.L$2];[.$Q111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GL</text:p>
          </table:table-cell>
          <table:table-cell table:formula="of:=IFERROR(VLOOKUP(COM.MICROSOFT.CONCAT([.$A112];[.C$2];[.$Q112]);[$Lookup.$A$1:.$C$1165];1;0);&quot;&quot;)">
            <text:p/>
          </table:table-cell>
          <table:table-cell table:formula="of:=IFERROR(VLOOKUP(COM.MICROSOFT.CONCAT([.$A112];[.D$2];[.$Q112]);[$Lookup.$A$1:.$C$1165];1;0);&quot;&quot;)">
            <text:p/>
          </table:table-cell>
          <table:table-cell table:formula="of:=IFERROR(VLOOKUP(COM.MICROSOFT.CONCAT([.$A112];[.E$2];[.$Q112]);[$Lookup.$A$1:.$C$1165];1;0);&quot;&quot;)" office:value-type="string" office:string-value="mgap" calcext:value-type="string">
            <text:p>mgap</text:p>
          </table:table-cell>
          <table:table-cell table:formula="of:=IFERROR(VLOOKUP(COM.MICROSOFT.CONCAT([.$A112];[.F$2];[.$Q112]);[$Lookup.$A$1:.$C$1165];1;0);&quot;&quot;)" office:value-type="string" office:string-value="mguop" calcext:value-type="string">
            <text:p>mguop</text:p>
          </table:table-cell>
          <table:table-cell table:formula="of:=IFERROR(VLOOKUP(COM.MICROSOFT.CONCAT([.$A112];[.G$2];[.$Q112]);[$Lookup.$A$1:.$C$1165];1;0);&quot;&quot;)" office:value-type="string" office:string-value="mgop" calcext:value-type="string">
            <text:p>mgop</text:p>
          </table:table-cell>
          <table:table-cell table:formula="of:=IFERROR(VLOOKUP(COM.MICROSOFT.CONCAT([.$A112];[.H$2];[.$Q112]);[$Lookup.$A$1:.$C$1165];1;0);&quot;&quot;)" office:value-type="string" office:string-value="mgep" calcext:value-type="string">
            <text:p>mgep</text:p>
          </table:table-cell>
          <table:table-cell table:formula="of:=IFERROR(VLOOKUP(COM.MICROSOFT.CONCAT([.$A112];[.I$2];[.$Q112]);[$Lookup.$A$1:.$C$1165];1;0);&quot;&quot;)" office:value-type="string" office:string-value="mgup" calcext:value-type="string">
            <text:p>mgup</text:p>
          </table:table-cell>
          <table:table-cell table:formula="of:=IFERROR(VLOOKUP(COM.MICROSOFT.CONCAT([.$A112];[.J$2];[.$Q112]);[$Lookup.$A$1:.$C$1165];1;0);&quot;&quot;)">
            <text:p/>
          </table:table-cell>
          <table:table-cell table:formula="of:=IFERROR(VLOOKUP(COM.MICROSOFT.CONCAT([.$A112];[.K$2];[.$Q112]);[$Lookup.$A$1:.$C$1165];1;0);&quot;&quot;)">
            <text:p/>
          </table:table-cell>
          <table:table-cell table:formula="of:=IFERROR(VLOOKUP(COM.MICROSOFT.CONCAT([.$A112];[.L$2];[.$Q11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09:.L112];&quot;[z|s|c|h|g|m|n|d|b|j|r]?[a-z]?[y|u|e|o|a|i][o|e|r]?[x|t|p]?&quot;)" office:value-type="float" office:value="22" calcext:value-type="float">
            <text:p>22</text:p>
          </table:table-cell>
          <table:table-cell table:formula="of:=COUNTA([.C109:.L112])-COUNTBLANK([.C109:.L112])" office:value-type="float" office:value="22" calcext:value-type="float">
            <text:p>22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hx</text:p>
          </table:table-cell>
          <table:table-cell/>
          <table:table-cell table:formula="of:=IFERROR(VLOOKUP(COM.MICROSOFT.CONCAT([.$A114];[.C$2];[.$Q114]);[$Lookup.$A$1:.$C$1165];1;0);&quot;&quot;)" office:value-type="string" office:string-value="hxit" calcext:value-type="string">
            <text:p>hxit</text:p>
          </table:table-cell>
          <table:table-cell table:formula="of:=IFERROR(VLOOKUP(COM.MICROSOFT.CONCAT([.$A114];[.D$2];[.$Q114]);[$Lookup.$A$1:.$C$1165];1;0);&quot;&quot;)" office:value-type="string" office:string-value="hxiet" calcext:value-type="string">
            <text:p>hxiet</text:p>
          </table:table-cell>
          <table:table-cell table:formula="of:=IFERROR(VLOOKUP(COM.MICROSOFT.CONCAT([.$A114];[.E$2];[.$Q114]);[$Lookup.$A$1:.$C$1165];1;0);&quot;&quot;)" office:value-type="string" office:string-value="hxat" calcext:value-type="string">
            <text:p>hxat</text:p>
          </table:table-cell>
          <table:table-cell table:formula="of:=IFERROR(VLOOKUP(COM.MICROSOFT.CONCAT([.$A114];[.F$2];[.$Q114]);[$Lookup.$A$1:.$C$1165];1;0);&quot;&quot;)" office:value-type="string" office:string-value="hxuot" calcext:value-type="string">
            <text:p>hxuot</text:p>
          </table:table-cell>
          <table:table-cell table:formula="of:=IFERROR(VLOOKUP(COM.MICROSOFT.CONCAT([.$A114];[.G$2];[.$Q114]);[$Lookup.$A$1:.$C$1165];1;0);&quot;&quot;)" office:value-type="string" office:string-value="hxot" calcext:value-type="string">
            <text:p>hxot</text:p>
          </table:table-cell>
          <table:table-cell table:formula="of:=IFERROR(VLOOKUP(COM.MICROSOFT.CONCAT([.$A114];[.H$2];[.$Q114]);[$Lookup.$A$1:.$C$1165];1;0);&quot;&quot;)">
            <text:p/>
          </table:table-cell>
          <table:table-cell table:formula="of:=IFERROR(VLOOKUP(COM.MICROSOFT.CONCAT([.$A114];[.I$2];[.$Q114]);[$Lookup.$A$1:.$C$1165];1;0);&quot;&quot;)">
            <text:p/>
          </table:table-cell>
          <table:table-cell table:formula="of:=IFERROR(VLOOKUP(COM.MICROSOFT.CONCAT([.$A114];[.J$2];[.$Q114]);[$Lookup.$A$1:.$C$1165];1;0);&quot;&quot;)">
            <text:p/>
          </table:table-cell>
          <table:table-cell table:formula="of:=IFERROR(VLOOKUP(COM.MICROSOFT.CONCAT([.$A114];[.K$2];[.$Q114]);[$Lookup.$A$1:.$C$1165];1;0);&quot;&quot;)">
            <text:p/>
          </table:table-cell>
          <table:table-cell table:formula="of:=IFERROR(VLOOKUP(COM.MICROSOFT.CONCAT([.$A114];[.L$2];[.$Q11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NM</text:p>
          </table:table-cell>
          <table:table-cell table:formula="of:=IFERROR(VLOOKUP(COM.MICROSOFT.CONCAT([.$A115];[.C$2];[.$Q115]);[$Lookup.$A$1:.$C$1165];1;0);&quot;&quot;)" office:value-type="string" office:string-value="hxix" calcext:value-type="string">
            <text:p>hxix</text:p>
          </table:table-cell>
          <table:table-cell table:formula="of:=IFERROR(VLOOKUP(COM.MICROSOFT.CONCAT([.$A115];[.D$2];[.$Q115]);[$Lookup.$A$1:.$C$1165];1;0);&quot;&quot;)" office:value-type="string" office:string-value="hxiex" calcext:value-type="string">
            <text:p>hxiex</text:p>
          </table:table-cell>
          <table:table-cell table:formula="of:=IFERROR(VLOOKUP(COM.MICROSOFT.CONCAT([.$A115];[.E$2];[.$Q115]);[$Lookup.$A$1:.$C$1165];1;0);&quot;&quot;)" office:value-type="string" office:string-value="hxax" calcext:value-type="string">
            <text:p>hxax</text:p>
          </table:table-cell>
          <table:table-cell table:formula="of:=IFERROR(VLOOKUP(COM.MICROSOFT.CONCAT([.$A115];[.F$2];[.$Q115]);[$Lookup.$A$1:.$C$1165];1;0);&quot;&quot;)" office:value-type="string" office:string-value="hxuox" calcext:value-type="string">
            <text:p>hxuox</text:p>
          </table:table-cell>
          <table:table-cell table:formula="of:=IFERROR(VLOOKUP(COM.MICROSOFT.CONCAT([.$A115];[.G$2];[.$Q115]);[$Lookup.$A$1:.$C$1165];1;0);&quot;&quot;)" office:value-type="string" office:string-value="hxox" calcext:value-type="string">
            <text:p>hxox</text:p>
          </table:table-cell>
          <table:table-cell table:formula="of:=IFERROR(VLOOKUP(COM.MICROSOFT.CONCAT([.$A115];[.H$2];[.$Q115]);[$Lookup.$A$1:.$C$1165];1;0);&quot;&quot;)" office:value-type="string" office:string-value="hxex" calcext:value-type="string">
            <text:p>hxex</text:p>
          </table:table-cell>
          <table:table-cell table:formula="of:=IFERROR(VLOOKUP(COM.MICROSOFT.CONCAT([.$A115];[.I$2];[.$Q115]);[$Lookup.$A$1:.$C$1165];1;0);&quot;&quot;)">
            <text:p/>
          </table:table-cell>
          <table:table-cell table:formula="of:=IFERROR(VLOOKUP(COM.MICROSOFT.CONCAT([.$A115];[.J$2];[.$Q115]);[$Lookup.$A$1:.$C$1165];1;0);&quot;&quot;)">
            <text:p/>
          </table:table-cell>
          <table:table-cell table:formula="of:=IFERROR(VLOOKUP(COM.MICROSOFT.CONCAT([.$A115];[.K$2];[.$Q115]);[$Lookup.$A$1:.$C$1165];1;0);&quot;&quot;)">
            <text:p/>
          </table:table-cell>
          <table:table-cell table:formula="of:=IFERROR(VLOOKUP(COM.MICROSOFT.CONCAT([.$A115];[.L$2];[.$Q11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NL</text:p>
          </table:table-cell>
          <table:table-cell table:formula="of:=IFERROR(VLOOKUP(COM.MICROSOFT.CONCAT([.$A116];[.C$2];[.$Q116]);[$Lookup.$A$1:.$C$1165];1;0);&quot;&quot;)" office:value-type="string" office:string-value="hxi" calcext:value-type="string">
            <text:p>hxi</text:p>
          </table:table-cell>
          <table:table-cell table:formula="of:=IFERROR(VLOOKUP(COM.MICROSOFT.CONCAT([.$A116];[.D$2];[.$Q116]);[$Lookup.$A$1:.$C$1165];1;0);&quot;&quot;)" office:value-type="string" office:string-value="hxie" calcext:value-type="string">
            <text:p>hxie</text:p>
          </table:table-cell>
          <table:table-cell table:formula="of:=IFERROR(VLOOKUP(COM.MICROSOFT.CONCAT([.$A116];[.E$2];[.$Q116]);[$Lookup.$A$1:.$C$1165];1;0);&quot;&quot;)" office:value-type="string" office:string-value="hxa" calcext:value-type="string">
            <text:p>hxa</text:p>
          </table:table-cell>
          <table:table-cell table:formula="of:=IFERROR(VLOOKUP(COM.MICROSOFT.CONCAT([.$A116];[.F$2];[.$Q116]);[$Lookup.$A$1:.$C$1165];1;0);&quot;&quot;)" office:value-type="string" office:string-value="hxuo" calcext:value-type="string">
            <text:p>hxuo</text:p>
          </table:table-cell>
          <table:table-cell table:formula="of:=IFERROR(VLOOKUP(COM.MICROSOFT.CONCAT([.$A116];[.G$2];[.$Q116]);[$Lookup.$A$1:.$C$1165];1;0);&quot;&quot;)" office:value-type="string" office:string-value="hxo" calcext:value-type="string">
            <text:p>hxo</text:p>
          </table:table-cell>
          <table:table-cell table:formula="of:=IFERROR(VLOOKUP(COM.MICROSOFT.CONCAT([.$A116];[.H$2];[.$Q116]);[$Lookup.$A$1:.$C$1165];1;0);&quot;&quot;)" office:value-type="string" office:string-value="hxe" calcext:value-type="string">
            <text:p>hxe</text:p>
          </table:table-cell>
          <table:table-cell table:formula="of:=IFERROR(VLOOKUP(COM.MICROSOFT.CONCAT([.$A116];[.I$2];[.$Q116]);[$Lookup.$A$1:.$C$1165];1;0);&quot;&quot;)">
            <text:p/>
          </table:table-cell>
          <table:table-cell table:formula="of:=IFERROR(VLOOKUP(COM.MICROSOFT.CONCAT([.$A116];[.J$2];[.$Q116]);[$Lookup.$A$1:.$C$1165];1;0);&quot;&quot;)">
            <text:p/>
          </table:table-cell>
          <table:table-cell table:formula="of:=IFERROR(VLOOKUP(COM.MICROSOFT.CONCAT([.$A116];[.K$2];[.$Q116]);[$Lookup.$A$1:.$C$1165];1;0);&quot;&quot;)">
            <text:p/>
          </table:table-cell>
          <table:table-cell table:formula="of:=IFERROR(VLOOKUP(COM.MICROSOFT.CONCAT([.$A116];[.L$2];[.$Q116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GL</text:p>
          </table:table-cell>
          <table:table-cell table:formula="of:=IFERROR(VLOOKUP(COM.MICROSOFT.CONCAT([.$A117];[.C$2];[.$Q117]);[$Lookup.$A$1:.$C$1165];1;0);&quot;&quot;)" office:value-type="string" office:string-value="hxip" calcext:value-type="string">
            <text:p>hxip</text:p>
          </table:table-cell>
          <table:table-cell table:formula="of:=IFERROR(VLOOKUP(COM.MICROSOFT.CONCAT([.$A117];[.D$2];[.$Q117]);[$Lookup.$A$1:.$C$1165];1;0);&quot;&quot;)" office:value-type="string" office:string-value="hxiep" calcext:value-type="string">
            <text:p>hxiep</text:p>
          </table:table-cell>
          <table:table-cell table:formula="of:=IFERROR(VLOOKUP(COM.MICROSOFT.CONCAT([.$A117];[.E$2];[.$Q117]);[$Lookup.$A$1:.$C$1165];1;0);&quot;&quot;)" office:value-type="string" office:string-value="hxap" calcext:value-type="string">
            <text:p>hxap</text:p>
          </table:table-cell>
          <table:table-cell table:formula="of:=IFERROR(VLOOKUP(COM.MICROSOFT.CONCAT([.$A117];[.F$2];[.$Q117]);[$Lookup.$A$1:.$C$1165];1;0);&quot;&quot;)" office:value-type="string" office:string-value="hxuop" calcext:value-type="string">
            <text:p>hxuop</text:p>
          </table:table-cell>
          <table:table-cell table:formula="of:=IFERROR(VLOOKUP(COM.MICROSOFT.CONCAT([.$A117];[.G$2];[.$Q117]);[$Lookup.$A$1:.$C$1165];1;0);&quot;&quot;)" office:value-type="string" office:string-value="hxop" calcext:value-type="string">
            <text:p>hxop</text:p>
          </table:table-cell>
          <table:table-cell table:formula="of:=IFERROR(VLOOKUP(COM.MICROSOFT.CONCAT([.$A117];[.H$2];[.$Q117]);[$Lookup.$A$1:.$C$1165];1;0);&quot;&quot;)" office:value-type="string" office:string-value="hxep" calcext:value-type="string">
            <text:p>hxep</text:p>
          </table:table-cell>
          <table:table-cell table:formula="of:=IFERROR(VLOOKUP(COM.MICROSOFT.CONCAT([.$A117];[.I$2];[.$Q117]);[$Lookup.$A$1:.$C$1165];1;0);&quot;&quot;)">
            <text:p/>
          </table:table-cell>
          <table:table-cell table:formula="of:=IFERROR(VLOOKUP(COM.MICROSOFT.CONCAT([.$A117];[.J$2];[.$Q117]);[$Lookup.$A$1:.$C$1165];1;0);&quot;&quot;)">
            <text:p/>
          </table:table-cell>
          <table:table-cell table:formula="of:=IFERROR(VLOOKUP(COM.MICROSOFT.CONCAT([.$A117];[.K$2];[.$Q117]);[$Lookup.$A$1:.$C$1165];1;0);&quot;&quot;)">
            <text:p/>
          </table:table-cell>
          <table:table-cell table:formula="of:=IFERROR(VLOOKUP(COM.MICROSOFT.CONCAT([.$A117];[.L$2];[.$Q11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14:.L117];&quot;[z|s|c|h|g|m|n|d|b|j|r]?[a-z]?[y|u|e|o|a|i][o|e|r]?[x|t|p]?&quot;)" office:value-type="float" office:value="23" calcext:value-type="float">
            <text:p>23</text:p>
          </table:table-cell>
          <table:table-cell table:formula="of:=COUNTA([.C114:.L117])-COUNTBLANK([.C114:.L117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table:formula="of:=IFERROR(VLOOKUP(COM.MICROSOFT.CONCAT([.$A119];[.C$2];[.$Q119]);[$Lookup.$A$1:.$C$1165];1;0);&quot;&quot;)">
            <text:p/>
          </table:table-cell>
          <table:table-cell table:formula="of:=IFERROR(VLOOKUP(COM.MICROSOFT.CONCAT([.$A119];[.D$2];[.$Q119]);[$Lookup.$A$1:.$C$1165];1;0);&quot;&quot;)">
            <text:p/>
          </table:table-cell>
          <table:table-cell table:formula="of:=IFERROR(VLOOKUP(COM.MICROSOFT.CONCAT([.$A119];[.E$2];[.$Q119]);[$Lookup.$A$1:.$C$1165];1;0);&quot;&quot;)" office:value-type="string" office:string-value="ngat" calcext:value-type="string">
            <text:p>ngat</text:p>
          </table:table-cell>
          <table:table-cell table:formula="of:=IFERROR(VLOOKUP(COM.MICROSOFT.CONCAT([.$A119];[.F$2];[.$Q119]);[$Lookup.$A$1:.$C$1165];1;0);&quot;&quot;)" office:value-type="string" office:string-value="nguot" calcext:value-type="string">
            <text:p>nguot</text:p>
          </table:table-cell>
          <table:table-cell table:formula="of:=IFERROR(VLOOKUP(COM.MICROSOFT.CONCAT([.$A119];[.G$2];[.$Q119]);[$Lookup.$A$1:.$C$1165];1;0);&quot;&quot;)" office:value-type="string" office:string-value="ngot" calcext:value-type="string">
            <text:p>ngot</text:p>
          </table:table-cell>
          <table:table-cell table:formula="of:=IFERROR(VLOOKUP(COM.MICROSOFT.CONCAT([.$A119];[.H$2];[.$Q119]);[$Lookup.$A$1:.$C$1165];1;0);&quot;&quot;)">
            <text:p/>
          </table:table-cell>
          <table:table-cell table:formula="of:=IFERROR(VLOOKUP(COM.MICROSOFT.CONCAT([.$A119];[.I$2];[.$Q119]);[$Lookup.$A$1:.$C$1165];1;0);&quot;&quot;)">
            <text:p/>
          </table:table-cell>
          <table:table-cell table:formula="of:=IFERROR(VLOOKUP(COM.MICROSOFT.CONCAT([.$A119];[.J$2];[.$Q119]);[$Lookup.$A$1:.$C$1165];1;0);&quot;&quot;)">
            <text:p/>
          </table:table-cell>
          <table:table-cell table:formula="of:=IFERROR(VLOOKUP(COM.MICROSOFT.CONCAT([.$A119];[.K$2];[.$Q119]);[$Lookup.$A$1:.$C$1165];1;0);&quot;&quot;)">
            <text:p/>
          </table:table-cell>
          <table:table-cell table:formula="of:=IFERROR(VLOOKUP(COM.MICROSOFT.CONCAT([.$A119];[.L$2];[.$Q11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M</text:p>
          </table:table-cell>
          <table:table-cell table:formula="of:=IFERROR(VLOOKUP(COM.MICROSOFT.CONCAT([.$A120];[.C$2];[.$Q120]);[$Lookup.$A$1:.$C$1165];1;0);&quot;&quot;)">
            <text:p/>
          </table:table-cell>
          <table:table-cell table:formula="of:=IFERROR(VLOOKUP(COM.MICROSOFT.CONCAT([.$A120];[.D$2];[.$Q120]);[$Lookup.$A$1:.$C$1165];1;0);&quot;&quot;)" office:value-type="string" office:string-value="ngiex" calcext:value-type="string">
            <text:p>ngiex</text:p>
          </table:table-cell>
          <table:table-cell table:formula="of:=IFERROR(VLOOKUP(COM.MICROSOFT.CONCAT([.$A120];[.E$2];[.$Q120]);[$Lookup.$A$1:.$C$1165];1;0);&quot;&quot;)" office:value-type="string" office:string-value="ngax" calcext:value-type="string">
            <text:p>ngax</text:p>
          </table:table-cell>
          <table:table-cell table:formula="of:=IFERROR(VLOOKUP(COM.MICROSOFT.CONCAT([.$A120];[.F$2];[.$Q120]);[$Lookup.$A$1:.$C$1165];1;0);&quot;&quot;)" office:value-type="string" office:string-value="nguox" calcext:value-type="string">
            <text:p>nguox</text:p>
          </table:table-cell>
          <table:table-cell table:formula="of:=IFERROR(VLOOKUP(COM.MICROSOFT.CONCAT([.$A120];[.G$2];[.$Q120]);[$Lookup.$A$1:.$C$1165];1;0);&quot;&quot;)" office:value-type="string" office:string-value="ngox" calcext:value-type="string">
            <text:p>ngox</text:p>
          </table:table-cell>
          <table:table-cell table:formula="of:=IFERROR(VLOOKUP(COM.MICROSOFT.CONCAT([.$A120];[.H$2];[.$Q120]);[$Lookup.$A$1:.$C$1165];1;0);&quot;&quot;)" office:value-type="string" office:string-value="ngex" calcext:value-type="string">
            <text:p>ngex</text:p>
          </table:table-cell>
          <table:table-cell table:formula="of:=IFERROR(VLOOKUP(COM.MICROSOFT.CONCAT([.$A120];[.I$2];[.$Q120]);[$Lookup.$A$1:.$C$1165];1;0);&quot;&quot;)">
            <text:p/>
          </table:table-cell>
          <table:table-cell table:formula="of:=IFERROR(VLOOKUP(COM.MICROSOFT.CONCAT([.$A120];[.J$2];[.$Q120]);[$Lookup.$A$1:.$C$1165];1;0);&quot;&quot;)">
            <text:p/>
          </table:table-cell>
          <table:table-cell table:formula="of:=IFERROR(VLOOKUP(COM.MICROSOFT.CONCAT([.$A120];[.K$2];[.$Q120]);[$Lookup.$A$1:.$C$1165];1;0);&quot;&quot;)">
            <text:p/>
          </table:table-cell>
          <table:table-cell table:formula="of:=IFERROR(VLOOKUP(COM.MICROSOFT.CONCAT([.$A120];[.L$2];[.$Q12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L</text:p>
          </table:table-cell>
          <table:table-cell table:formula="of:=IFERROR(VLOOKUP(COM.MICROSOFT.CONCAT([.$A121];[.C$2];[.$Q121]);[$Lookup.$A$1:.$C$1165];1;0);&quot;&quot;)">
            <text:p/>
          </table:table-cell>
          <table:table-cell table:formula="of:=IFERROR(VLOOKUP(COM.MICROSOFT.CONCAT([.$A121];[.D$2];[.$Q121]);[$Lookup.$A$1:.$C$1165];1;0);&quot;&quot;)" office:value-type="string" office:string-value="ngie" calcext:value-type="string">
            <text:p>ngie</text:p>
          </table:table-cell>
          <table:table-cell table:formula="of:=IFERROR(VLOOKUP(COM.MICROSOFT.CONCAT([.$A121];[.E$2];[.$Q121]);[$Lookup.$A$1:.$C$1165];1;0);&quot;&quot;)" office:value-type="string" office:string-value="nga" calcext:value-type="string">
            <text:p>nga</text:p>
          </table:table-cell>
          <table:table-cell table:formula="of:=IFERROR(VLOOKUP(COM.MICROSOFT.CONCAT([.$A121];[.F$2];[.$Q121]);[$Lookup.$A$1:.$C$1165];1;0);&quot;&quot;)" office:value-type="string" office:string-value="nguo" calcext:value-type="string">
            <text:p>nguo</text:p>
          </table:table-cell>
          <table:table-cell table:formula="of:=IFERROR(VLOOKUP(COM.MICROSOFT.CONCAT([.$A121];[.G$2];[.$Q121]);[$Lookup.$A$1:.$C$1165];1;0);&quot;&quot;)" office:value-type="string" office:string-value="ngo" calcext:value-type="string">
            <text:p>ngo</text:p>
          </table:table-cell>
          <table:table-cell table:formula="of:=IFERROR(VLOOKUP(COM.MICROSOFT.CONCAT([.$A121];[.H$2];[.$Q121]);[$Lookup.$A$1:.$C$1165];1;0);&quot;&quot;)" office:value-type="string" office:string-value="nge" calcext:value-type="string">
            <text:p>nge</text:p>
          </table:table-cell>
          <table:table-cell table:formula="of:=IFERROR(VLOOKUP(COM.MICROSOFT.CONCAT([.$A121];[.I$2];[.$Q121]);[$Lookup.$A$1:.$C$1165];1;0);&quot;&quot;)">
            <text:p/>
          </table:table-cell>
          <table:table-cell table:formula="of:=IFERROR(VLOOKUP(COM.MICROSOFT.CONCAT([.$A121];[.J$2];[.$Q121]);[$Lookup.$A$1:.$C$1165];1;0);&quot;&quot;)">
            <text:p/>
          </table:table-cell>
          <table:table-cell table:formula="of:=IFERROR(VLOOKUP(COM.MICROSOFT.CONCAT([.$A121];[.K$2];[.$Q121]);[$Lookup.$A$1:.$C$1165];1;0);&quot;&quot;)">
            <text:p/>
          </table:table-cell>
          <table:table-cell table:formula="of:=IFERROR(VLOOKUP(COM.MICROSOFT.CONCAT([.$A121];[.L$2];[.$Q121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L</text:p>
          </table:table-cell>
          <table:table-cell table:formula="of:=IFERROR(VLOOKUP(COM.MICROSOFT.CONCAT([.$A122];[.C$2];[.$Q122]);[$Lookup.$A$1:.$C$1165];1;0);&quot;&quot;)">
            <text:p/>
          </table:table-cell>
          <table:table-cell table:formula="of:=IFERROR(VLOOKUP(COM.MICROSOFT.CONCAT([.$A122];[.D$2];[.$Q122]);[$Lookup.$A$1:.$C$1165];1;0);&quot;&quot;)" office:value-type="string" office:string-value="ngiep" calcext:value-type="string">
            <text:p>ngiep</text:p>
          </table:table-cell>
          <table:table-cell table:formula="of:=IFERROR(VLOOKUP(COM.MICROSOFT.CONCAT([.$A122];[.E$2];[.$Q122]);[$Lookup.$A$1:.$C$1165];1;0);&quot;&quot;)" office:value-type="string" office:string-value="ngap" calcext:value-type="string">
            <text:p>ngap</text:p>
          </table:table-cell>
          <table:table-cell table:formula="of:=IFERROR(VLOOKUP(COM.MICROSOFT.CONCAT([.$A122];[.F$2];[.$Q122]);[$Lookup.$A$1:.$C$1165];1;0);&quot;&quot;)">
            <text:p/>
          </table:table-cell>
          <table:table-cell table:formula="of:=IFERROR(VLOOKUP(COM.MICROSOFT.CONCAT([.$A122];[.G$2];[.$Q122]);[$Lookup.$A$1:.$C$1165];1;0);&quot;&quot;)" office:value-type="string" office:string-value="ngop" calcext:value-type="string">
            <text:p>ngop</text:p>
          </table:table-cell>
          <table:table-cell table:formula="of:=IFERROR(VLOOKUP(COM.MICROSOFT.CONCAT([.$A122];[.H$2];[.$Q122]);[$Lookup.$A$1:.$C$1165];1;0);&quot;&quot;)" office:value-type="string" office:string-value="ngep" calcext:value-type="string">
            <text:p>ngep</text:p>
          </table:table-cell>
          <table:table-cell table:formula="of:=IFERROR(VLOOKUP(COM.MICROSOFT.CONCAT([.$A122];[.I$2];[.$Q122]);[$Lookup.$A$1:.$C$1165];1;0);&quot;&quot;)">
            <text:p/>
          </table:table-cell>
          <table:table-cell table:formula="of:=IFERROR(VLOOKUP(COM.MICROSOFT.CONCAT([.$A122];[.J$2];[.$Q122]);[$Lookup.$A$1:.$C$1165];1;0);&quot;&quot;)">
            <text:p/>
          </table:table-cell>
          <table:table-cell table:formula="of:=IFERROR(VLOOKUP(COM.MICROSOFT.CONCAT([.$A122];[.K$2];[.$Q122]);[$Lookup.$A$1:.$C$1165];1;0);&quot;&quot;)">
            <text:p/>
          </table:table-cell>
          <table:table-cell table:formula="of:=IFERROR(VLOOKUP(COM.MICROSOFT.CONCAT([.$A122];[.L$2];[.$Q12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19:.L122];&quot;[z|s|c|h|g|m|n|d|b|j|r]?[a-z]?[y|u|e|o|a|i][o|e|r]?[x|t|p]?&quot;)" office:value-type="float" office:value="17" calcext:value-type="float">
            <text:p>17</text:p>
          </table:table-cell>
          <table:table-cell table:formula="of:=COUNTA([.C119:.L122])-COUNTBLANK([.C119:.L122])"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formula="of:=IFERROR(VLOOKUP(COM.MICROSOFT.CONCAT([.$A124];[.C$2];[.$Q124]);[$Lookup.$A$1:.$C$1165];1;0);&quot;&quot;)" office:value-type="string" office:string-value="hit" calcext:value-type="string">
            <text:p>hit</text:p>
          </table:table-cell>
          <table:table-cell table:formula="of:=IFERROR(VLOOKUP(COM.MICROSOFT.CONCAT([.$A124];[.D$2];[.$Q124]);[$Lookup.$A$1:.$C$1165];1;0);&quot;&quot;)">
            <text:p/>
          </table:table-cell>
          <table:table-cell table:formula="of:=IFERROR(VLOOKUP(COM.MICROSOFT.CONCAT([.$A124];[.E$2];[.$Q124]);[$Lookup.$A$1:.$C$1165];1;0);&quot;&quot;)" office:value-type="string" office:string-value="hat" calcext:value-type="string">
            <text:p>hat</text:p>
          </table:table-cell>
          <table:table-cell table:formula="of:=IFERROR(VLOOKUP(COM.MICROSOFT.CONCAT([.$A124];[.F$2];[.$Q124]);[$Lookup.$A$1:.$C$1165];1;0);&quot;&quot;)" office:value-type="string" office:string-value="huot" calcext:value-type="string">
            <text:p>huot</text:p>
          </table:table-cell>
          <table:table-cell table:formula="of:=IFERROR(VLOOKUP(COM.MICROSOFT.CONCAT([.$A124];[.G$2];[.$Q124]);[$Lookup.$A$1:.$C$1165];1;0);&quot;&quot;)" office:value-type="string" office:string-value="hot" calcext:value-type="string">
            <text:p>hot</text:p>
          </table:table-cell>
          <table:table-cell table:formula="of:=IFERROR(VLOOKUP(COM.MICROSOFT.CONCAT([.$A124];[.H$2];[.$Q124]);[$Lookup.$A$1:.$C$1165];1;0);&quot;&quot;)">
            <text:p/>
          </table:table-cell>
          <table:table-cell table:formula="of:=IFERROR(VLOOKUP(COM.MICROSOFT.CONCAT([.$A124];[.I$2];[.$Q124]);[$Lookup.$A$1:.$C$1165];1;0);&quot;&quot;)">
            <text:p/>
          </table:table-cell>
          <table:table-cell table:formula="of:=IFERROR(VLOOKUP(COM.MICROSOFT.CONCAT([.$A124];[.J$2];[.$Q124]);[$Lookup.$A$1:.$C$1165];1;0);&quot;&quot;)">
            <text:p/>
          </table:table-cell>
          <table:table-cell table:formula="of:=IFERROR(VLOOKUP(COM.MICROSOFT.CONCAT([.$A124];[.K$2];[.$Q124]);[$Lookup.$A$1:.$C$1165];1;0);&quot;&quot;)">
            <text:p/>
          </table:table-cell>
          <table:table-cell table:formula="of:=IFERROR(VLOOKUP(COM.MICROSOFT.CONCAT([.$A124];[.L$2];[.$Q12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M</text:p>
          </table:table-cell>
          <table:table-cell table:formula="of:=IFERROR(VLOOKUP(COM.MICROSOFT.CONCAT([.$A125];[.C$2];[.$Q125]);[$Lookup.$A$1:.$C$1165];1;0);&quot;&quot;)">
            <text:p/>
          </table:table-cell>
          <table:table-cell table:formula="of:=IFERROR(VLOOKUP(COM.MICROSOFT.CONCAT([.$A125];[.D$2];[.$Q125]);[$Lookup.$A$1:.$C$1165];1;0);&quot;&quot;)" office:value-type="string" office:string-value="hiex" calcext:value-type="string">
            <text:p>hiex</text:p>
          </table:table-cell>
          <table:table-cell table:formula="of:=IFERROR(VLOOKUP(COM.MICROSOFT.CONCAT([.$A125];[.E$2];[.$Q125]);[$Lookup.$A$1:.$C$1165];1;0);&quot;&quot;)" office:value-type="string" office:string-value="hax" calcext:value-type="string">
            <text:p>hax</text:p>
          </table:table-cell>
          <table:table-cell table:formula="of:=IFERROR(VLOOKUP(COM.MICROSOFT.CONCAT([.$A125];[.F$2];[.$Q125]);[$Lookup.$A$1:.$C$1165];1;0);&quot;&quot;)" office:value-type="string" office:string-value="huox" calcext:value-type="string">
            <text:p>huox</text:p>
          </table:table-cell>
          <table:table-cell table:formula="of:=IFERROR(VLOOKUP(COM.MICROSOFT.CONCAT([.$A125];[.G$2];[.$Q125]);[$Lookup.$A$1:.$C$1165];1;0);&quot;&quot;)" office:value-type="string" office:string-value="hox" calcext:value-type="string">
            <text:p>hox</text:p>
          </table:table-cell>
          <table:table-cell table:formula="of:=IFERROR(VLOOKUP(COM.MICROSOFT.CONCAT([.$A125];[.H$2];[.$Q125]);[$Lookup.$A$1:.$C$1165];1;0);&quot;&quot;)" office:value-type="string" office:string-value="hex" calcext:value-type="string">
            <text:p>hex</text:p>
          </table:table-cell>
          <table:table-cell table:formula="of:=IFERROR(VLOOKUP(COM.MICROSOFT.CONCAT([.$A125];[.I$2];[.$Q125]);[$Lookup.$A$1:.$C$1165];1;0);&quot;&quot;)">
            <text:p/>
          </table:table-cell>
          <table:table-cell table:formula="of:=IFERROR(VLOOKUP(COM.MICROSOFT.CONCAT([.$A125];[.J$2];[.$Q125]);[$Lookup.$A$1:.$C$1165];1;0);&quot;&quot;)">
            <text:p/>
          </table:table-cell>
          <table:table-cell table:formula="of:=IFERROR(VLOOKUP(COM.MICROSOFT.CONCAT([.$A125];[.K$2];[.$Q125]);[$Lookup.$A$1:.$C$1165];1;0);&quot;&quot;)">
            <text:p/>
          </table:table-cell>
          <table:table-cell table:formula="of:=IFERROR(VLOOKUP(COM.MICROSOFT.CONCAT([.$A125];[.L$2];[.$Q12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L</text:p>
          </table:table-cell>
          <table:table-cell table:formula="of:=IFERROR(VLOOKUP(COM.MICROSOFT.CONCAT([.$A126];[.C$2];[.$Q126]);[$Lookup.$A$1:.$C$1165];1;0);&quot;&quot;)">
            <text:p/>
          </table:table-cell>
          <table:table-cell table:formula="of:=IFERROR(VLOOKUP(COM.MICROSOFT.CONCAT([.$A126];[.D$2];[.$Q126]);[$Lookup.$A$1:.$C$1165];1;0);&quot;&quot;)" office:value-type="string" office:string-value="hie" calcext:value-type="string">
            <text:p>hie</text:p>
          </table:table-cell>
          <table:table-cell table:formula="of:=IFERROR(VLOOKUP(COM.MICROSOFT.CONCAT([.$A126];[.E$2];[.$Q126]);[$Lookup.$A$1:.$C$1165];1;0);&quot;&quot;)" office:value-type="string" office:string-value="ha" calcext:value-type="string">
            <text:p>ha</text:p>
          </table:table-cell>
          <table:table-cell table:formula="of:=IFERROR(VLOOKUP(COM.MICROSOFT.CONCAT([.$A126];[.F$2];[.$Q126]);[$Lookup.$A$1:.$C$1165];1;0);&quot;&quot;)" office:value-type="string" office:string-value="huo" calcext:value-type="string">
            <text:p>huo</text:p>
          </table:table-cell>
          <table:table-cell table:formula="of:=IFERROR(VLOOKUP(COM.MICROSOFT.CONCAT([.$A126];[.G$2];[.$Q126]);[$Lookup.$A$1:.$C$1165];1;0);&quot;&quot;)" office:value-type="string" office:string-value="ho" calcext:value-type="string">
            <text:p>ho</text:p>
          </table:table-cell>
          <table:table-cell table:formula="of:=IFERROR(VLOOKUP(COM.MICROSOFT.CONCAT([.$A126];[.H$2];[.$Q126]);[$Lookup.$A$1:.$C$1165];1;0);&quot;&quot;)" office:value-type="string" office:string-value="he" calcext:value-type="string">
            <text:p>he</text:p>
          </table:table-cell>
          <table:table-cell table:formula="of:=IFERROR(VLOOKUP(COM.MICROSOFT.CONCAT([.$A126];[.I$2];[.$Q126]);[$Lookup.$A$1:.$C$1165];1;0);&quot;&quot;)">
            <text:p/>
          </table:table-cell>
          <table:table-cell table:formula="of:=IFERROR(VLOOKUP(COM.MICROSOFT.CONCAT([.$A126];[.J$2];[.$Q126]);[$Lookup.$A$1:.$C$1165];1;0);&quot;&quot;)">
            <text:p/>
          </table:table-cell>
          <table:table-cell table:formula="of:=IFERROR(VLOOKUP(COM.MICROSOFT.CONCAT([.$A126];[.K$2];[.$Q126]);[$Lookup.$A$1:.$C$1165];1;0);&quot;&quot;)">
            <text:p/>
          </table:table-cell>
          <table:table-cell table:formula="of:=IFERROR(VLOOKUP(COM.MICROSOFT.CONCAT([.$A126];[.L$2];[.$Q126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GL</text:p>
          </table:table-cell>
          <table:table-cell table:formula="of:=IFERROR(VLOOKUP(COM.MICROSOFT.CONCAT([.$A127];[.C$2];[.$Q127]);[$Lookup.$A$1:.$C$1165];1;0);&quot;&quot;)">
            <text:p/>
          </table:table-cell>
          <table:table-cell table:formula="of:=IFERROR(VLOOKUP(COM.MICROSOFT.CONCAT([.$A127];[.D$2];[.$Q127]);[$Lookup.$A$1:.$C$1165];1;0);&quot;&quot;)">
            <text:p/>
          </table:table-cell>
          <table:table-cell table:formula="of:=IFERROR(VLOOKUP(COM.MICROSOFT.CONCAT([.$A127];[.E$2];[.$Q127]);[$Lookup.$A$1:.$C$1165];1;0);&quot;&quot;)" office:value-type="string" office:string-value="hap" calcext:value-type="string">
            <text:p>hap</text:p>
          </table:table-cell>
          <table:table-cell table:formula="of:=IFERROR(VLOOKUP(COM.MICROSOFT.CONCAT([.$A127];[.F$2];[.$Q127]);[$Lookup.$A$1:.$C$1165];1;0);&quot;&quot;)" office:value-type="string" office:string-value="huop" calcext:value-type="string">
            <text:p>huop</text:p>
          </table:table-cell>
          <table:table-cell table:formula="of:=IFERROR(VLOOKUP(COM.MICROSOFT.CONCAT([.$A127];[.G$2];[.$Q127]);[$Lookup.$A$1:.$C$1165];1;0);&quot;&quot;)" office:value-type="string" office:string-value="hop" calcext:value-type="string">
            <text:p>hop</text:p>
          </table:table-cell>
          <table:table-cell table:formula="of:=IFERROR(VLOOKUP(COM.MICROSOFT.CONCAT([.$A127];[.H$2];[.$Q127]);[$Lookup.$A$1:.$C$1165];1;0);&quot;&quot;)" office:value-type="string" office:string-value="hep" calcext:value-type="string">
            <text:p>hep</text:p>
          </table:table-cell>
          <table:table-cell table:formula="of:=IFERROR(VLOOKUP(COM.MICROSOFT.CONCAT([.$A127];[.I$2];[.$Q127]);[$Lookup.$A$1:.$C$1165];1;0);&quot;&quot;)">
            <text:p/>
          </table:table-cell>
          <table:table-cell table:formula="of:=IFERROR(VLOOKUP(COM.MICROSOFT.CONCAT([.$A127];[.J$2];[.$Q127]);[$Lookup.$A$1:.$C$1165];1;0);&quot;&quot;)">
            <text:p/>
          </table:table-cell>
          <table:table-cell table:formula="of:=IFERROR(VLOOKUP(COM.MICROSOFT.CONCAT([.$A127];[.K$2];[.$Q127]);[$Lookup.$A$1:.$C$1165];1;0);&quot;&quot;)">
            <text:p/>
          </table:table-cell>
          <table:table-cell table:formula="of:=IFERROR(VLOOKUP(COM.MICROSOFT.CONCAT([.$A127];[.L$2];[.$Q12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24:.L127];&quot;[z|s|c|h|g|m|n|d|b|j|r]?[a-z]?[y|u|e|o|a|i][o|e|r]?[x|t|p]?&quot;)" office:value-type="float" office:value="18" calcext:value-type="float">
            <text:p>18</text:p>
          </table:table-cell>
          <table:table-cell table:formula="of:=COUNTA([.C124:.L127])-COUNTBLANK([.C124:.L127])"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formula="of:=IFERROR(VLOOKUP(COM.MICROSOFT.CONCAT([.$A129];[.C$2];[.$Q129]);[$Lookup.$A$1:.$C$1165];1;0);&quot;&quot;)">
            <text:p/>
          </table:table-cell>
          <table:table-cell table:formula="of:=IFERROR(VLOOKUP(COM.MICROSOFT.CONCAT([.$A129];[.D$2];[.$Q129]);[$Lookup.$A$1:.$C$1165];1;0);&quot;&quot;)">
            <text:p/>
          </table:table-cell>
          <table:table-cell table:formula="of:=IFERROR(VLOOKUP(COM.MICROSOFT.CONCAT([.$A129];[.E$2];[.$Q129]);[$Lookup.$A$1:.$C$1165];1;0);&quot;&quot;)" office:value-type="string" office:string-value="wat" calcext:value-type="string">
            <text:p>wat</text:p>
          </table:table-cell>
          <table:table-cell table:formula="of:=IFERROR(VLOOKUP(COM.MICROSOFT.CONCAT([.$A129];[.F$2];[.$Q129]);[$Lookup.$A$1:.$C$1165];1;0);&quot;&quot;)">
            <text:p/>
          </table:table-cell>
          <table:table-cell table:formula="of:=IFERROR(VLOOKUP(COM.MICROSOFT.CONCAT([.$A129];[.G$2];[.$Q129]);[$Lookup.$A$1:.$C$1165];1;0);&quot;&quot;)">
            <text:p/>
          </table:table-cell>
          <table:table-cell table:formula="of:=IFERROR(VLOOKUP(COM.MICROSOFT.CONCAT([.$A129];[.H$2];[.$Q129]);[$Lookup.$A$1:.$C$1165];1;0);&quot;&quot;)">
            <text:p/>
          </table:table-cell>
          <table:table-cell table:formula="of:=IFERROR(VLOOKUP(COM.MICROSOFT.CONCAT([.$A129];[.I$2];[.$Q129]);[$Lookup.$A$1:.$C$1165];1;0);&quot;&quot;)">
            <text:p/>
          </table:table-cell>
          <table:table-cell table:formula="of:=IFERROR(VLOOKUP(COM.MICROSOFT.CONCAT([.$A129];[.J$2];[.$Q129]);[$Lookup.$A$1:.$C$1165];1;0);&quot;&quot;)">
            <text:p/>
          </table:table-cell>
          <table:table-cell table:formula="of:=IFERROR(VLOOKUP(COM.MICROSOFT.CONCAT([.$A129];[.K$2];[.$Q129]);[$Lookup.$A$1:.$C$1165];1;0);&quot;&quot;)">
            <text:p/>
          </table:table-cell>
          <table:table-cell/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"w" is special case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table:formula="of:=IFERROR(VLOOKUP(COM.MICROSOFT.CONCAT([.$A130];[.C$2];[.$Q130]);[$Lookup.$A$1:.$C$1165];1;0);&quot;&quot;)">
            <text:p/>
          </table:table-cell>
          <table:table-cell table:formula="of:=IFERROR(VLOOKUP(COM.MICROSOFT.CONCAT([.$A130];[.D$2];[.$Q130]);[$Lookup.$A$1:.$C$1165];1;0);&quot;&quot;)">
            <text:p/>
          </table:table-cell>
          <table:table-cell table:formula="of:=IFERROR(VLOOKUP(COM.MICROSOFT.CONCAT([.$A130];[.E$2];[.$Q130]);[$Lookup.$A$1:.$C$1165];1;0);&quot;&quot;)" office:value-type="string" office:string-value="wax" calcext:value-type="string">
            <text:p>wax</text:p>
          </table:table-cell>
          <table:table-cell table:formula="of:=IFERROR(VLOOKUP(COM.MICROSOFT.CONCAT([.$A130];[.F$2];[.$Q130]);[$Lookup.$A$1:.$C$1165];1;0);&quot;&quot;)" office:value-type="string" office:string-value="wuox" calcext:value-type="string">
            <text:p>wuox</text:p>
          </table:table-cell>
          <table:table-cell table:formula="of:=IFERROR(VLOOKUP(COM.MICROSOFT.CONCAT([.$A130];[.G$2];[.$Q130]);[$Lookup.$A$1:.$C$1165];1;0);&quot;&quot;)" office:value-type="string" office:string-value="wox" calcext:value-type="string">
            <text:p>wox</text:p>
          </table:table-cell>
          <table:table-cell table:formula="of:=IFERROR(VLOOKUP(COM.MICROSOFT.CONCAT([.$A130];[.H$2];[.$Q130]);[$Lookup.$A$1:.$C$1165];1;0);&quot;&quot;)" office:value-type="string" office:string-value="wex" calcext:value-type="string">
            <text:p>wex</text:p>
          </table:table-cell>
          <table:table-cell table:formula="of:=IFERROR(VLOOKUP(COM.MICROSOFT.CONCAT([.$A130];[.I$2];[.$Q130]);[$Lookup.$A$1:.$C$1165];1;0);&quot;&quot;)">
            <text:p/>
          </table:table-cell>
          <table:table-cell table:formula="of:=IFERROR(VLOOKUP(COM.MICROSOFT.CONCAT([.$A130];[.J$2];[.$Q130]);[$Lookup.$A$1:.$C$1165];1;0);&quot;&quot;)">
            <text:p/>
          </table:table-cell>
          <table:table-cell table:formula="of:=IFERROR(VLOOKUP(COM.MICROSOFT.CONCAT([.$A130];[.K$2];[.$Q130]);[$Lookup.$A$1:.$C$1165];1;0);&quot;&quot;)">
            <text:p/>
          </table:table-cell>
          <table:table-cell table:formula="of:=IFERROR(VLOOKUP(COM.MICROSOFT.CONCAT([.$A130];[.L$2];[.$Q13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L</text:p>
          </table:table-cell>
          <table:table-cell table:formula="of:=IFERROR(VLOOKUP(COM.MICROSOFT.CONCAT([.$A131];[.C$2];[.$Q131]);[$Lookup.$A$1:.$C$1165];1;0);&quot;&quot;)">
            <text:p/>
          </table:table-cell>
          <table:table-cell table:formula="of:=IFERROR(VLOOKUP(COM.MICROSOFT.CONCAT([.$A131];[.D$2];[.$Q131]);[$Lookup.$A$1:.$C$1165];1;0);&quot;&quot;)">
            <text:p/>
          </table:table-cell>
          <table:table-cell table:formula="of:=IFERROR(VLOOKUP(COM.MICROSOFT.CONCAT([.$A131];[.E$2];[.$Q131]);[$Lookup.$A$1:.$C$1165];1;0);&quot;&quot;)" office:value-type="string" office:string-value="wa" calcext:value-type="string">
            <text:p>wa</text:p>
          </table:table-cell>
          <table:table-cell table:formula="of:=IFERROR(VLOOKUP(COM.MICROSOFT.CONCAT([.$A131];[.F$2];[.$Q131]);[$Lookup.$A$1:.$C$1165];1;0);&quot;&quot;)" office:value-type="string" office:string-value="wuo" calcext:value-type="string">
            <text:p>wuo</text:p>
          </table:table-cell>
          <table:table-cell table:formula="of:=IFERROR(VLOOKUP(COM.MICROSOFT.CONCAT([.$A131];[.G$2];[.$Q131]);[$Lookup.$A$1:.$C$1165];1;0);&quot;&quot;)" office:value-type="string" office:string-value="wo" calcext:value-type="string">
            <text:p>wo</text:p>
          </table:table-cell>
          <table:table-cell table:formula="of:=IFERROR(VLOOKUP(COM.MICROSOFT.CONCAT([.$A131];[.H$2];[.$Q131]);[$Lookup.$A$1:.$C$1165];1;0);&quot;&quot;)" office:value-type="string" office:string-value="we" calcext:value-type="string">
            <text:p>we</text:p>
          </table:table-cell>
          <table:table-cell table:formula="of:=IFERROR(VLOOKUP(COM.MICROSOFT.CONCAT([.$A131];[.I$2];[.$Q131]);[$Lookup.$A$1:.$C$1165];1;0);&quot;&quot;)">
            <text:p/>
          </table:table-cell>
          <table:table-cell table:formula="of:=IFERROR(VLOOKUP(COM.MICROSOFT.CONCAT([.$A131];[.J$2];[.$Q131]);[$Lookup.$A$1:.$C$1165];1;0);&quot;&quot;)">
            <text:p/>
          </table:table-cell>
          <table:table-cell table:formula="of:=IFERROR(VLOOKUP(COM.MICROSOFT.CONCAT([.$A131];[.K$2];[.$Q131]);[$Lookup.$A$1:.$C$1165];1;0);&quot;&quot;)">
            <text:p/>
          </table:table-cell>
          <table:table-cell table:formula="of:=IFERROR(VLOOKUP(COM.MICROSOFT.CONCAT([.$A131];[.L$2];[.$Q131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GL</text:p>
          </table:table-cell>
          <table:table-cell table:formula="of:=IFERROR(VLOOKUP(COM.MICROSOFT.CONCAT([.$A132];[.C$2];[.$Q132]);[$Lookup.$A$1:.$C$1165];1;0);&quot;&quot;)">
            <text:p/>
          </table:table-cell>
          <table:table-cell table:formula="of:=IFERROR(VLOOKUP(COM.MICROSOFT.CONCAT([.$A132];[.D$2];[.$Q132]);[$Lookup.$A$1:.$C$1165];1;0);&quot;&quot;)">
            <text:p/>
          </table:table-cell>
          <table:table-cell table:formula="of:=IFERROR(VLOOKUP(COM.MICROSOFT.CONCAT([.$A132];[.E$2];[.$Q132]);[$Lookup.$A$1:.$C$1165];1;0);&quot;&quot;)" office:value-type="string" office:string-value="wap" calcext:value-type="string">
            <text:p>wap</text:p>
          </table:table-cell>
          <table:table-cell table:formula="of:=IFERROR(VLOOKUP(COM.MICROSOFT.CONCAT([.$A132];[.F$2];[.$Q132]);[$Lookup.$A$1:.$C$1165];1;0);&quot;&quot;)" office:value-type="string" office:string-value="wuop" calcext:value-type="string">
            <text:p>wuop</text:p>
          </table:table-cell>
          <table:table-cell table:formula="of:=IFERROR(VLOOKUP(COM.MICROSOFT.CONCAT([.$A132];[.G$2];[.$Q132]);[$Lookup.$A$1:.$C$1165];1;0);&quot;&quot;)" office:value-type="string" office:string-value="wop" calcext:value-type="string">
            <text:p>wop</text:p>
          </table:table-cell>
          <table:table-cell table:formula="of:=IFERROR(VLOOKUP(COM.MICROSOFT.CONCAT([.$A132];[.H$2];[.$Q132]);[$Lookup.$A$1:.$C$1165];1;0);&quot;&quot;)" office:value-type="string" office:string-value="wep" calcext:value-type="string">
            <text:p>wep</text:p>
          </table:table-cell>
          <table:table-cell table:formula="of:=IFERROR(VLOOKUP(COM.MICROSOFT.CONCAT([.$A132];[.I$2];[.$Q132]);[$Lookup.$A$1:.$C$1165];1;0);&quot;&quot;)">
            <text:p/>
          </table:table-cell>
          <table:table-cell table:formula="of:=IFERROR(VLOOKUP(COM.MICROSOFT.CONCAT([.$A132];[.J$2];[.$Q132]);[$Lookup.$A$1:.$C$1165];1;0);&quot;&quot;)">
            <text:p/>
          </table:table-cell>
          <table:table-cell table:formula="of:=IFERROR(VLOOKUP(COM.MICROSOFT.CONCAT([.$A132];[.K$2];[.$Q132]);[$Lookup.$A$1:.$C$1165];1;0);&quot;&quot;)">
            <text:p/>
          </table:table-cell>
          <table:table-cell table:formula="of:=IFERROR(VLOOKUP(COM.MICROSOFT.CONCAT([.$A132];[.L$2];[.$Q13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29:.L132];&quot;[z|s|c|h|g|m|n|d|b|j|r]?[a-z]?[y|u|e|o|a|i][o|e|r]?[x|t|p]?&quot;)" office:value-type="float" office:value="13" calcext:value-type="float">
            <text:p>13</text:p>
          </table:table-cell>
          <table:table-cell table:formula="of:=COUNTA([.C129:.L132])-COUNTBLANK([.C129:.L132])"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table:formula="of:=IFERROR(VLOOKUP(COM.MICROSOFT.CONCAT([.$A134];[.C$2];[.$Q134]);[$Lookup.$A$1:.$C$1165];1;0);&quot;&quot;)" office:value-type="string" office:string-value="zit" calcext:value-type="string">
            <text:p>zit</text:p>
          </table:table-cell>
          <table:table-cell table:formula="of:=IFERROR(VLOOKUP(COM.MICROSOFT.CONCAT([.$A134];[.D$2];[.$Q134]);[$Lookup.$A$1:.$C$1165];1;0);&quot;&quot;)">
            <text:p/>
          </table:table-cell>
          <table:table-cell table:formula="of:=IFERROR(VLOOKUP(COM.MICROSOFT.CONCAT([.$A134];[.E$2];[.$Q134]);[$Lookup.$A$1:.$C$1165];1;0);&quot;&quot;)" office:value-type="string" office:string-value="zat" calcext:value-type="string">
            <text:p>zat</text:p>
          </table:table-cell>
          <table:table-cell table:formula="of:=IFERROR(VLOOKUP(COM.MICROSOFT.CONCAT([.$A134];[.F$2];[.$Q134]);[$Lookup.$A$1:.$C$1165];1;0);&quot;&quot;)">
            <text:p/>
          </table:table-cell>
          <table:table-cell table:formula="of:=IFERROR(VLOOKUP(COM.MICROSOFT.CONCAT([.$A134];[.G$2];[.$Q134]);[$Lookup.$A$1:.$C$1165];1;0);&quot;&quot;)" office:value-type="string" office:string-value="zot" calcext:value-type="string">
            <text:p>zot</text:p>
          </table:table-cell>
          <table:table-cell table:formula="of:=IFERROR(VLOOKUP(COM.MICROSOFT.CONCAT([.$A134];[.H$2];[.$Q134]);[$Lookup.$A$1:.$C$1165];1;0);&quot;&quot;)">
            <text:p/>
          </table:table-cell>
          <table:table-cell table:formula="of:=IFERROR(VLOOKUP(COM.MICROSOFT.CONCAT([.$A134];[.I$2];[.$Q134]);[$Lookup.$A$1:.$C$1165];1;0);&quot;&quot;)" office:value-type="string" office:string-value="zut" calcext:value-type="string">
            <text:p>zut</text:p>
          </table:table-cell>
          <table:table-cell table:formula="of:=IFERROR(VLOOKUP(COM.MICROSOFT.CONCAT([.$A134];[.J$2];[.$Q134]);[$Lookup.$A$1:.$C$1165];1;0);&quot;&quot;)">
            <text:p/>
          </table:table-cell>
          <table:table-cell table:formula="of:=IFERROR(VLOOKUP(COM.MICROSOFT.CONCAT([.$A134];[.K$2];[.$Q134]);[$Lookup.$A$1:.$C$1165];1;0);&quot;&quot;)" office:value-type="string" office:string-value="zyt" calcext:value-type="string">
            <text:p>zyt</text:p>
          </table:table-cell>
          <table:table-cell table:formula="of:=IFERROR(VLOOKUP(COM.MICROSOFT.CONCAT([.$A134];[.L$2];[.$Q13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M</text:p>
          </table:table-cell>
          <table:table-cell table:formula="of:=IFERROR(VLOOKUP(COM.MICROSOFT.CONCAT([.$A135];[.C$2];[.$Q135]);[$Lookup.$A$1:.$C$1165];1;0);&quot;&quot;)" office:value-type="string" office:string-value="zix" calcext:value-type="string">
            <text:p>zix</text:p>
          </table:table-cell>
          <table:table-cell table:formula="of:=IFERROR(VLOOKUP(COM.MICROSOFT.CONCAT([.$A135];[.D$2];[.$Q135]);[$Lookup.$A$1:.$C$1165];1;0);&quot;&quot;)" office:value-type="string" office:string-value="ziex" calcext:value-type="string">
            <text:p>ziex</text:p>
          </table:table-cell>
          <table:table-cell table:formula="of:=IFERROR(VLOOKUP(COM.MICROSOFT.CONCAT([.$A135];[.E$2];[.$Q135]);[$Lookup.$A$1:.$C$1165];1;0);&quot;&quot;)" office:value-type="string" office:string-value="zax" calcext:value-type="string">
            <text:p>zax</text:p>
          </table:table-cell>
          <table:table-cell table:formula="of:=IFERROR(VLOOKUP(COM.MICROSOFT.CONCAT([.$A135];[.F$2];[.$Q135]);[$Lookup.$A$1:.$C$1165];1;0);&quot;&quot;)" office:value-type="string" office:string-value="zuox" calcext:value-type="string">
            <text:p>zuox</text:p>
          </table:table-cell>
          <table:table-cell table:formula="of:=IFERROR(VLOOKUP(COM.MICROSOFT.CONCAT([.$A135];[.G$2];[.$Q135]);[$Lookup.$A$1:.$C$1165];1;0);&quot;&quot;)" office:value-type="string" office:string-value="zox" calcext:value-type="string">
            <text:p>zox</text:p>
          </table:table-cell>
          <table:table-cell table:formula="of:=IFERROR(VLOOKUP(COM.MICROSOFT.CONCAT([.$A135];[.H$2];[.$Q135]);[$Lookup.$A$1:.$C$1165];1;0);&quot;&quot;)" office:value-type="string" office:string-value="zex" calcext:value-type="string">
            <text:p>zex</text:p>
          </table:table-cell>
          <table:table-cell table:formula="of:=IFERROR(VLOOKUP(COM.MICROSOFT.CONCAT([.$A135];[.I$2];[.$Q135]);[$Lookup.$A$1:.$C$1165];1;0);&quot;&quot;)" office:value-type="string" office:string-value="zux" calcext:value-type="string">
            <text:p>zux</text:p>
          </table:table-cell>
          <table:table-cell table:formula="of:=IFERROR(VLOOKUP(COM.MICROSOFT.CONCAT([.$A135];[.J$2];[.$Q135]);[$Lookup.$A$1:.$C$1165];1;0);&quot;&quot;)" office:value-type="string" office:string-value="zurx" calcext:value-type="string">
            <text:p>zurx</text:p>
          </table:table-cell>
          <table:table-cell table:formula="of:=IFERROR(VLOOKUP(COM.MICROSOFT.CONCAT([.$A135];[.K$2];[.$Q135]);[$Lookup.$A$1:.$C$1165];1;0);&quot;&quot;)" office:value-type="string" office:string-value="zyx" calcext:value-type="string">
            <text:p>zyx</text:p>
          </table:table-cell>
          <table:table-cell table:formula="of:=IFERROR(VLOOKUP(COM.MICROSOFT.CONCAT([.$A135];[.L$2];[.$Q135]);[$Lookup.$A$1:.$C$1165];1;0);&quot;&quot;)" office:value-type="string" office:string-value="zyrx" calcext:value-type="string">
            <text:p>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L</text:p>
          </table:table-cell>
          <table:table-cell table:formula="of:=IFERROR(VLOOKUP(COM.MICROSOFT.CONCAT([.$A136];[.C$2];[.$Q136]);[$Lookup.$A$1:.$C$1165];1;0);&quot;&quot;)" office:value-type="string" office:string-value="zi" calcext:value-type="string">
            <text:p>zi</text:p>
          </table:table-cell>
          <table:table-cell table:formula="of:=IFERROR(VLOOKUP(COM.MICROSOFT.CONCAT([.$A136];[.D$2];[.$Q136]);[$Lookup.$A$1:.$C$1165];1;0);&quot;&quot;)" office:value-type="string" office:string-value="zie" calcext:value-type="string">
            <text:p>zie</text:p>
          </table:table-cell>
          <table:table-cell table:formula="of:=IFERROR(VLOOKUP(COM.MICROSOFT.CONCAT([.$A136];[.E$2];[.$Q136]);[$Lookup.$A$1:.$C$1165];1;0);&quot;&quot;)" office:value-type="string" office:string-value="za" calcext:value-type="string">
            <text:p>za</text:p>
          </table:table-cell>
          <table:table-cell table:formula="of:=IFERROR(VLOOKUP(COM.MICROSOFT.CONCAT([.$A136];[.F$2];[.$Q136]);[$Lookup.$A$1:.$C$1165];1;0);&quot;&quot;)" office:value-type="string" office:string-value="zuo" calcext:value-type="string">
            <text:p>zuo</text:p>
          </table:table-cell>
          <table:table-cell table:formula="of:=IFERROR(VLOOKUP(COM.MICROSOFT.CONCAT([.$A136];[.G$2];[.$Q136]);[$Lookup.$A$1:.$C$1165];1;0);&quot;&quot;)" office:value-type="string" office:string-value="zo" calcext:value-type="string">
            <text:p>zo</text:p>
          </table:table-cell>
          <table:table-cell table:formula="of:=IFERROR(VLOOKUP(COM.MICROSOFT.CONCAT([.$A136];[.H$2];[.$Q136]);[$Lookup.$A$1:.$C$1165];1;0);&quot;&quot;)" office:value-type="string" office:string-value="ze" calcext:value-type="string">
            <text:p>ze</text:p>
          </table:table-cell>
          <table:table-cell table:formula="of:=IFERROR(VLOOKUP(COM.MICROSOFT.CONCAT([.$A136];[.I$2];[.$Q136]);[$Lookup.$A$1:.$C$1165];1;0);&quot;&quot;)" office:value-type="string" office:string-value="zu" calcext:value-type="string">
            <text:p>zu</text:p>
          </table:table-cell>
          <table:table-cell table:formula="of:=IFERROR(VLOOKUP(COM.MICROSOFT.CONCAT([.$A136];[.J$2];[.$Q136]);[$Lookup.$A$1:.$C$1165];1;0);&quot;&quot;)" office:value-type="string" office:string-value="zur" calcext:value-type="string">
            <text:p>zur</text:p>
          </table:table-cell>
          <table:table-cell table:formula="of:=IFERROR(VLOOKUP(COM.MICROSOFT.CONCAT([.$A136];[.K$2];[.$Q136]);[$Lookup.$A$1:.$C$1165];1;0);&quot;&quot;)" office:value-type="string" office:string-value="zy" calcext:value-type="string">
            <text:p>zy</text:p>
          </table:table-cell>
          <table:table-cell table:formula="of:=IFERROR(VLOOKUP(COM.MICROSOFT.CONCAT([.$A136];[.L$2];[.$Q136]);[$Lookup.$A$1:.$C$1165];1;0);&quot;&quot;)" office:value-type="string" office:string-value="zyr" calcext:value-type="string">
            <text:p>z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GL</text:p>
          </table:table-cell>
          <table:table-cell table:formula="of:=IFERROR(VLOOKUP(COM.MICROSOFT.CONCAT([.$A137];[.C$2];[.$Q137]);[$Lookup.$A$1:.$C$1165];1;0);&quot;&quot;)" office:value-type="string" office:string-value="zip" calcext:value-type="string">
            <text:p>zip</text:p>
          </table:table-cell>
          <table:table-cell table:formula="of:=IFERROR(VLOOKUP(COM.MICROSOFT.CONCAT([.$A137];[.D$2];[.$Q137]);[$Lookup.$A$1:.$C$1165];1;0);&quot;&quot;)" office:value-type="string" office:string-value="ziep" calcext:value-type="string">
            <text:p>ziep</text:p>
          </table:table-cell>
          <table:table-cell table:formula="of:=IFERROR(VLOOKUP(COM.MICROSOFT.CONCAT([.$A137];[.E$2];[.$Q137]);[$Lookup.$A$1:.$C$1165];1;0);&quot;&quot;)" office:value-type="string" office:string-value="zap" calcext:value-type="string">
            <text:p>zap</text:p>
          </table:table-cell>
          <table:table-cell table:formula="of:=IFERROR(VLOOKUP(COM.MICROSOFT.CONCAT([.$A137];[.F$2];[.$Q137]);[$Lookup.$A$1:.$C$1165];1;0);&quot;&quot;)" office:value-type="string" office:string-value="zuop" calcext:value-type="string">
            <text:p>zuop</text:p>
          </table:table-cell>
          <table:table-cell table:formula="of:=IFERROR(VLOOKUP(COM.MICROSOFT.CONCAT([.$A137];[.G$2];[.$Q137]);[$Lookup.$A$1:.$C$1165];1;0);&quot;&quot;)" office:value-type="string" office:string-value="zop" calcext:value-type="string">
            <text:p>zop</text:p>
          </table:table-cell>
          <table:table-cell table:formula="of:=IFERROR(VLOOKUP(COM.MICROSOFT.CONCAT([.$A137];[.H$2];[.$Q137]);[$Lookup.$A$1:.$C$1165];1;0);&quot;&quot;)" office:value-type="string" office:string-value="zep" calcext:value-type="string">
            <text:p>zep</text:p>
          </table:table-cell>
          <table:table-cell table:formula="of:=IFERROR(VLOOKUP(COM.MICROSOFT.CONCAT([.$A137];[.I$2];[.$Q137]);[$Lookup.$A$1:.$C$1165];1;0);&quot;&quot;)" office:value-type="string" office:string-value="zup" calcext:value-type="string">
            <text:p>zup</text:p>
          </table:table-cell>
          <table:table-cell table:formula="of:=IFERROR(VLOOKUP(COM.MICROSOFT.CONCAT([.$A137];[.J$2];[.$Q137]);[$Lookup.$A$1:.$C$1165];1;0);&quot;&quot;)">
            <text:p/>
          </table:table-cell>
          <table:table-cell table:formula="of:=IFERROR(VLOOKUP(COM.MICROSOFT.CONCAT([.$A137];[.K$2];[.$Q137]);[$Lookup.$A$1:.$C$1165];1;0);&quot;&quot;)" office:value-type="string" office:string-value="zyp" calcext:value-type="string">
            <text:p>zyp</text:p>
          </table:table-cell>
          <table:table-cell table:formula="of:=IFERROR(VLOOKUP(COM.MICROSOFT.CONCAT([.$A137];[.L$2];[.$Q13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34:.L137];&quot;[z|s|c|h|g|m|n|d|b|j|r]?[a-z]?[y|u|e|o|a|i][o|e|r]?[x|t|p]?&quot;)" office:value-type="float" office:value="33" calcext:value-type="float">
            <text:p>33</text:p>
          </table:table-cell>
          <table:table-cell table:formula="of:=COUNTA([.C134:.L137])-COUNTBLANK([.C134:.L137])"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IFERROR(VLOOKUP(COM.MICROSOFT.CONCAT([.$A139];[.C$2];[.$Q139]);[$Lookup.$A$1:.$C$1165];1;0);&quot;&quot;)" office:value-type="string" office:string-value="cit" calcext:value-type="string">
            <text:p>cit</text:p>
          </table:table-cell>
          <table:table-cell table:formula="of:=IFERROR(VLOOKUP(COM.MICROSOFT.CONCAT([.$A139];[.D$2];[.$Q139]);[$Lookup.$A$1:.$C$1165];1;0);&quot;&quot;)" office:value-type="string" office:string-value="ciet" calcext:value-type="string">
            <text:p>ciet</text:p>
          </table:table-cell>
          <table:table-cell table:formula="of:=IFERROR(VLOOKUP(COM.MICROSOFT.CONCAT([.$A139];[.E$2];[.$Q139]);[$Lookup.$A$1:.$C$1165];1;0);&quot;&quot;)" office:value-type="string" office:string-value="cat" calcext:value-type="string">
            <text:p>cat</text:p>
          </table:table-cell>
          <table:table-cell table:formula="of:=IFERROR(VLOOKUP(COM.MICROSOFT.CONCAT([.$A139];[.F$2];[.$Q139]);[$Lookup.$A$1:.$C$1165];1;0);&quot;&quot;)">
            <text:p/>
          </table:table-cell>
          <table:table-cell table:formula="of:=IFERROR(VLOOKUP(COM.MICROSOFT.CONCAT([.$A139];[.G$2];[.$Q139]);[$Lookup.$A$1:.$C$1165];1;0);&quot;&quot;)" office:value-type="string" office:string-value="cot" calcext:value-type="string">
            <text:p>cot</text:p>
          </table:table-cell>
          <table:table-cell table:formula="of:=IFERROR(VLOOKUP(COM.MICROSOFT.CONCAT([.$A139];[.H$2];[.$Q139]);[$Lookup.$A$1:.$C$1165];1;0);&quot;&quot;)">
            <text:p/>
          </table:table-cell>
          <table:table-cell table:formula="of:=IFERROR(VLOOKUP(COM.MICROSOFT.CONCAT([.$A139];[.I$2];[.$Q139]);[$Lookup.$A$1:.$C$1165];1;0);&quot;&quot;)" office:value-type="string" office:string-value="cut" calcext:value-type="string">
            <text:p>cut</text:p>
          </table:table-cell>
          <table:table-cell table:formula="of:=IFERROR(VLOOKUP(COM.MICROSOFT.CONCAT([.$A139];[.J$2];[.$Q139]);[$Lookup.$A$1:.$C$1165];1;0);&quot;&quot;)">
            <text:p/>
          </table:table-cell>
          <table:table-cell table:formula="of:=IFERROR(VLOOKUP(COM.MICROSOFT.CONCAT([.$A139];[.K$2];[.$Q139]);[$Lookup.$A$1:.$C$1165];1;0);&quot;&quot;)" office:value-type="string" office:string-value="cyt" calcext:value-type="string">
            <text:p>cyt</text:p>
          </table:table-cell>
          <table:table-cell table:formula="of:=IFERROR(VLOOKUP(COM.MICROSOFT.CONCAT([.$A139];[.L$2];[.$Q13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M</text:p>
          </table:table-cell>
          <table:table-cell table:formula="of:=IFERROR(VLOOKUP(COM.MICROSOFT.CONCAT([.$A140];[.C$2];[.$Q140]);[$Lookup.$A$1:.$C$1165];1;0);&quot;&quot;)" office:value-type="string" office:string-value="cix" calcext:value-type="string">
            <text:p>cix</text:p>
          </table:table-cell>
          <table:table-cell table:formula="of:=IFERROR(VLOOKUP(COM.MICROSOFT.CONCAT([.$A140];[.D$2];[.$Q140]);[$Lookup.$A$1:.$C$1165];1;0);&quot;&quot;)" office:value-type="string" office:string-value="ciex" calcext:value-type="string">
            <text:p>ciex</text:p>
          </table:table-cell>
          <table:table-cell table:formula="of:=IFERROR(VLOOKUP(COM.MICROSOFT.CONCAT([.$A140];[.E$2];[.$Q140]);[$Lookup.$A$1:.$C$1165];1;0);&quot;&quot;)" office:value-type="string" office:string-value="cax" calcext:value-type="string">
            <text:p>cax</text:p>
          </table:table-cell>
          <table:table-cell table:formula="of:=IFERROR(VLOOKUP(COM.MICROSOFT.CONCAT([.$A140];[.F$2];[.$Q140]);[$Lookup.$A$1:.$C$1165];1;0);&quot;&quot;)" office:value-type="string" office:string-value="cuox" calcext:value-type="string">
            <text:p>cuox</text:p>
          </table:table-cell>
          <table:table-cell table:formula="of:=IFERROR(VLOOKUP(COM.MICROSOFT.CONCAT([.$A140];[.G$2];[.$Q140]);[$Lookup.$A$1:.$C$1165];1;0);&quot;&quot;)" office:value-type="string" office:string-value="cox" calcext:value-type="string">
            <text:p>cox</text:p>
          </table:table-cell>
          <table:table-cell table:formula="of:=IFERROR(VLOOKUP(COM.MICROSOFT.CONCAT([.$A140];[.H$2];[.$Q140]);[$Lookup.$A$1:.$C$1165];1;0);&quot;&quot;)" office:value-type="string" office:string-value="cex" calcext:value-type="string">
            <text:p>cex</text:p>
          </table:table-cell>
          <table:table-cell table:formula="of:=IFERROR(VLOOKUP(COM.MICROSOFT.CONCAT([.$A140];[.I$2];[.$Q140]);[$Lookup.$A$1:.$C$1165];1;0);&quot;&quot;)" office:value-type="string" office:string-value="cux" calcext:value-type="string">
            <text:p>cux</text:p>
          </table:table-cell>
          <table:table-cell table:formula="of:=IFERROR(VLOOKUP(COM.MICROSOFT.CONCAT([.$A140];[.J$2];[.$Q140]);[$Lookup.$A$1:.$C$1165];1;0);&quot;&quot;)" office:value-type="string" office:string-value="curx" calcext:value-type="string">
            <text:p>curx</text:p>
          </table:table-cell>
          <table:table-cell table:formula="of:=IFERROR(VLOOKUP(COM.MICROSOFT.CONCAT([.$A140];[.K$2];[.$Q140]);[$Lookup.$A$1:.$C$1165];1;0);&quot;&quot;)" office:value-type="string" office:string-value="cyx" calcext:value-type="string">
            <text:p>cyx</text:p>
          </table:table-cell>
          <table:table-cell table:formula="of:=IFERROR(VLOOKUP(COM.MICROSOFT.CONCAT([.$A140];[.L$2];[.$Q140]);[$Lookup.$A$1:.$C$1165];1;0);&quot;&quot;)" office:value-type="string" office:string-value="cyrx" calcext:value-type="string">
            <text:p>c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L</text:p>
          </table:table-cell>
          <table:table-cell table:formula="of:=IFERROR(VLOOKUP(COM.MICROSOFT.CONCAT([.$A141];[.C$2];[.$Q141]);[$Lookup.$A$1:.$C$1165];1;0);&quot;&quot;)" office:value-type="string" office:string-value="ci" calcext:value-type="string">
            <text:p>ci</text:p>
          </table:table-cell>
          <table:table-cell table:formula="of:=IFERROR(VLOOKUP(COM.MICROSOFT.CONCAT([.$A141];[.D$2];[.$Q141]);[$Lookup.$A$1:.$C$1165];1;0);&quot;&quot;)" office:value-type="string" office:string-value="cie" calcext:value-type="string">
            <text:p>cie</text:p>
          </table:table-cell>
          <table:table-cell table:formula="of:=IFERROR(VLOOKUP(COM.MICROSOFT.CONCAT([.$A141];[.E$2];[.$Q141]);[$Lookup.$A$1:.$C$1165];1;0);&quot;&quot;)" office:value-type="string" office:string-value="ca" calcext:value-type="string">
            <text:p>ca</text:p>
          </table:table-cell>
          <table:table-cell table:formula="of:=IFERROR(VLOOKUP(COM.MICROSOFT.CONCAT([.$A141];[.F$2];[.$Q141]);[$Lookup.$A$1:.$C$1165];1;0);&quot;&quot;)" office:value-type="string" office:string-value="cuo" calcext:value-type="string">
            <text:p>cuo</text:p>
          </table:table-cell>
          <table:table-cell table:formula="of:=IFERROR(VLOOKUP(COM.MICROSOFT.CONCAT([.$A141];[.G$2];[.$Q141]);[$Lookup.$A$1:.$C$1165];1;0);&quot;&quot;)" office:value-type="string" office:string-value="co" calcext:value-type="string">
            <text:p>co</text:p>
          </table:table-cell>
          <table:table-cell table:formula="of:=IFERROR(VLOOKUP(COM.MICROSOFT.CONCAT([.$A141];[.H$2];[.$Q141]);[$Lookup.$A$1:.$C$1165];1;0);&quot;&quot;)" office:value-type="string" office:string-value="ce" calcext:value-type="string">
            <text:p>ce</text:p>
          </table:table-cell>
          <table:table-cell table:formula="of:=IFERROR(VLOOKUP(COM.MICROSOFT.CONCAT([.$A141];[.I$2];[.$Q141]);[$Lookup.$A$1:.$C$1165];1;0);&quot;&quot;)" office:value-type="string" office:string-value="cu" calcext:value-type="string">
            <text:p>cu</text:p>
          </table:table-cell>
          <table:table-cell table:formula="of:=IFERROR(VLOOKUP(COM.MICROSOFT.CONCAT([.$A141];[.J$2];[.$Q141]);[$Lookup.$A$1:.$C$1165];1;0);&quot;&quot;)" office:value-type="string" office:string-value="cur" calcext:value-type="string">
            <text:p>cur</text:p>
          </table:table-cell>
          <table:table-cell table:formula="of:=IFERROR(VLOOKUP(COM.MICROSOFT.CONCAT([.$A141];[.K$2];[.$Q141]);[$Lookup.$A$1:.$C$1165];1;0);&quot;&quot;)" office:value-type="string" office:string-value="cy" calcext:value-type="string">
            <text:p>cy</text:p>
          </table:table-cell>
          <table:table-cell table:formula="of:=IFERROR(VLOOKUP(COM.MICROSOFT.CONCAT([.$A141];[.L$2];[.$Q141]);[$Lookup.$A$1:.$C$1165];1;0);&quot;&quot;)" office:value-type="string" office:string-value="cyr" calcext:value-type="string">
            <text:p>c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L</text:p>
          </table:table-cell>
          <table:table-cell table:formula="of:=IFERROR(VLOOKUP(COM.MICROSOFT.CONCAT([.$A142];[.C$2];[.$Q142]);[$Lookup.$A$1:.$C$1165];1;0);&quot;&quot;)" office:value-type="string" office:string-value="cip" calcext:value-type="string">
            <text:p>cip</text:p>
          </table:table-cell>
          <table:table-cell table:formula="of:=IFERROR(VLOOKUP(COM.MICROSOFT.CONCAT([.$A142];[.D$2];[.$Q142]);[$Lookup.$A$1:.$C$1165];1;0);&quot;&quot;)" office:value-type="string" office:string-value="ciep" calcext:value-type="string">
            <text:p>ciep</text:p>
          </table:table-cell>
          <table:table-cell table:formula="of:=IFERROR(VLOOKUP(COM.MICROSOFT.CONCAT([.$A142];[.E$2];[.$Q142]);[$Lookup.$A$1:.$C$1165];1;0);&quot;&quot;)" office:value-type="string" office:string-value="cap" calcext:value-type="string">
            <text:p>cap</text:p>
          </table:table-cell>
          <table:table-cell table:formula="of:=IFERROR(VLOOKUP(COM.MICROSOFT.CONCAT([.$A142];[.F$2];[.$Q142]);[$Lookup.$A$1:.$C$1165];1;0);&quot;&quot;)" office:value-type="string" office:string-value="cuop" calcext:value-type="string">
            <text:p>cuop</text:p>
          </table:table-cell>
          <table:table-cell table:formula="of:=IFERROR(VLOOKUP(COM.MICROSOFT.CONCAT([.$A142];[.G$2];[.$Q142]);[$Lookup.$A$1:.$C$1165];1;0);&quot;&quot;)" office:value-type="string" office:string-value="cop" calcext:value-type="string">
            <text:p>cop</text:p>
          </table:table-cell>
          <table:table-cell table:formula="of:=IFERROR(VLOOKUP(COM.MICROSOFT.CONCAT([.$A142];[.H$2];[.$Q142]);[$Lookup.$A$1:.$C$1165];1;0);&quot;&quot;)" office:value-type="string" office:string-value="cep" calcext:value-type="string">
            <text:p>cep</text:p>
          </table:table-cell>
          <table:table-cell table:formula="of:=IFERROR(VLOOKUP(COM.MICROSOFT.CONCAT([.$A142];[.I$2];[.$Q142]);[$Lookup.$A$1:.$C$1165];1;0);&quot;&quot;)" office:value-type="string" office:string-value="cup" calcext:value-type="string">
            <text:p>cup</text:p>
          </table:table-cell>
          <table:table-cell table:formula="of:=IFERROR(VLOOKUP(COM.MICROSOFT.CONCAT([.$A142];[.J$2];[.$Q142]);[$Lookup.$A$1:.$C$1165];1;0);&quot;&quot;)">
            <text:p/>
          </table:table-cell>
          <table:table-cell table:formula="of:=IFERROR(VLOOKUP(COM.MICROSOFT.CONCAT([.$A142];[.K$2];[.$Q142]);[$Lookup.$A$1:.$C$1165];1;0);&quot;&quot;)" office:value-type="string" office:string-value="cyp" calcext:value-type="string">
            <text:p>cyp</text:p>
          </table:table-cell>
          <table:table-cell table:formula="of:=IFERROR(VLOOKUP(COM.MICROSOFT.CONCAT([.$A142];[.L$2];[.$Q14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39:.L142];&quot;[z|s|c|h|g|m|n|d|b|j|r]?[a-z]?[y|u|e|o|a|i][o|e|r]?[x|t|p]?&quot;)" office:value-type="float" office:value="34" calcext:value-type="float">
            <text:p>34</text:p>
          </table:table-cell>
          <table:table-cell table:formula="of:=COUNTA([.C139:.L142])-COUNTBLANK([.C139:.L142])" office:value-type="float" office:value="34" calcext:value-type="float">
            <text:p>34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zz</text:p>
          </table:table-cell>
          <table:table-cell/>
          <table:table-cell table:formula="of:=IFERROR(VLOOKUP(COM.MICROSOFT.CONCAT([.$A144];[.C$2];[.$Q144]);[$Lookup.$A$1:.$C$1165];1;0);&quot;&quot;)" office:value-type="string" office:string-value="zzit" calcext:value-type="string">
            <text:p>zzit</text:p>
          </table:table-cell>
          <table:table-cell table:formula="of:=IFERROR(VLOOKUP(COM.MICROSOFT.CONCAT([.$A144];[.D$2];[.$Q144]);[$Lookup.$A$1:.$C$1165];1;0);&quot;&quot;)" office:value-type="string" office:string-value="zziet" calcext:value-type="string">
            <text:p>zziet</text:p>
          </table:table-cell>
          <table:table-cell table:formula="of:=IFERROR(VLOOKUP(COM.MICROSOFT.CONCAT([.$A144];[.E$2];[.$Q144]);[$Lookup.$A$1:.$C$1165];1;0);&quot;&quot;)" office:value-type="string" office:string-value="zzat" calcext:value-type="string">
            <text:p>zzat</text:p>
          </table:table-cell>
          <table:table-cell table:formula="of:=IFERROR(VLOOKUP(COM.MICROSOFT.CONCAT([.$A144];[.F$2];[.$Q144]);[$Lookup.$A$1:.$C$1165];1;0);&quot;&quot;)">
            <text:p/>
          </table:table-cell>
          <table:table-cell table:formula="of:=IFERROR(VLOOKUP(COM.MICROSOFT.CONCAT([.$A144];[.G$2];[.$Q144]);[$Lookup.$A$1:.$C$1165];1;0);&quot;&quot;)">
            <text:p/>
          </table:table-cell>
          <table:table-cell table:formula="of:=IFERROR(VLOOKUP(COM.MICROSOFT.CONCAT([.$A144];[.H$2];[.$Q144]);[$Lookup.$A$1:.$C$1165];1;0);&quot;&quot;)">
            <text:p/>
          </table:table-cell>
          <table:table-cell table:formula="of:=IFERROR(VLOOKUP(COM.MICROSOFT.CONCAT([.$A144];[.I$2];[.$Q144]);[$Lookup.$A$1:.$C$1165];1;0);&quot;&quot;)">
            <text:p/>
          </table:table-cell>
          <table:table-cell table:formula="of:=IFERROR(VLOOKUP(COM.MICROSOFT.CONCAT([.$A144];[.J$2];[.$Q144]);[$Lookup.$A$1:.$C$1165];1;0);&quot;&quot;)">
            <text:p/>
          </table:table-cell>
          <table:table-cell table:formula="of:=IFERROR(VLOOKUP(COM.MICROSOFT.CONCAT([.$A144];[.K$2];[.$Q144]);[$Lookup.$A$1:.$C$1165];1;0);&quot;&quot;)" office:value-type="string" office:string-value="zzyt" calcext:value-type="string">
            <text:p>zzyt</text:p>
          </table:table-cell>
          <table:table-cell table:formula="of:=IFERROR(VLOOKUP(COM.MICROSOFT.CONCAT([.$A144];[.L$2];[.$Q14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NM</text:p>
          </table:table-cell>
          <table:table-cell table:formula="of:=IFERROR(VLOOKUP(COM.MICROSOFT.CONCAT([.$A145];[.C$2];[.$Q145]);[$Lookup.$A$1:.$C$1165];1;0);&quot;&quot;)" office:value-type="string" office:string-value="zzix" calcext:value-type="string">
            <text:p>zzix</text:p>
          </table:table-cell>
          <table:table-cell table:formula="of:=IFERROR(VLOOKUP(COM.MICROSOFT.CONCAT([.$A145];[.D$2];[.$Q145]);[$Lookup.$A$1:.$C$1165];1;0);&quot;&quot;)" office:value-type="string" office:string-value="zziex" calcext:value-type="string">
            <text:p>zziex</text:p>
          </table:table-cell>
          <table:table-cell table:formula="of:=IFERROR(VLOOKUP(COM.MICROSOFT.CONCAT([.$A145];[.E$2];[.$Q145]);[$Lookup.$A$1:.$C$1165];1;0);&quot;&quot;)" office:value-type="string" office:string-value="zzax" calcext:value-type="string">
            <text:p>zzax</text:p>
          </table:table-cell>
          <table:table-cell table:formula="of:=IFERROR(VLOOKUP(COM.MICROSOFT.CONCAT([.$A145];[.F$2];[.$Q145]);[$Lookup.$A$1:.$C$1165];1;0);&quot;&quot;)">
            <text:p/>
          </table:table-cell>
          <table:table-cell table:formula="of:=IFERROR(VLOOKUP(COM.MICROSOFT.CONCAT([.$A145];[.G$2];[.$Q145]);[$Lookup.$A$1:.$C$1165];1;0);&quot;&quot;)" office:value-type="string" office:string-value="zzox" calcext:value-type="string">
            <text:p>zzox</text:p>
          </table:table-cell>
          <table:table-cell table:formula="of:=IFERROR(VLOOKUP(COM.MICROSOFT.CONCAT([.$A145];[.H$2];[.$Q145]);[$Lookup.$A$1:.$C$1165];1;0);&quot;&quot;)" office:value-type="string" office:string-value="zzex" calcext:value-type="string">
            <text:p>zzex</text:p>
          </table:table-cell>
          <table:table-cell table:formula="of:=IFERROR(VLOOKUP(COM.MICROSOFT.CONCAT([.$A145];[.I$2];[.$Q145]);[$Lookup.$A$1:.$C$1165];1;0);&quot;&quot;)" office:value-type="string" office:string-value="zzux" calcext:value-type="string">
            <text:p>zzux</text:p>
          </table:table-cell>
          <table:table-cell table:formula="of:=IFERROR(VLOOKUP(COM.MICROSOFT.CONCAT([.$A145];[.J$2];[.$Q145]);[$Lookup.$A$1:.$C$1165];1;0);&quot;&quot;)" office:value-type="string" office:string-value="zzurx" calcext:value-type="string">
            <text:p>zzurx</text:p>
          </table:table-cell>
          <table:table-cell table:formula="of:=IFERROR(VLOOKUP(COM.MICROSOFT.CONCAT([.$A145];[.K$2];[.$Q145]);[$Lookup.$A$1:.$C$1165];1;0);&quot;&quot;)" office:value-type="string" office:string-value="zzyx" calcext:value-type="string">
            <text:p>zzyx</text:p>
          </table:table-cell>
          <table:table-cell table:formula="of:=IFERROR(VLOOKUP(COM.MICROSOFT.CONCAT([.$A145];[.L$2];[.$Q145]);[$Lookup.$A$1:.$C$1165];1;0);&quot;&quot;)" office:value-type="string" office:string-value="zzyrx" calcext:value-type="string">
            <text:p>z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NL</text:p>
          </table:table-cell>
          <table:table-cell table:formula="of:=IFERROR(VLOOKUP(COM.MICROSOFT.CONCAT([.$A146];[.C$2];[.$Q146]);[$Lookup.$A$1:.$C$1165];1;0);&quot;&quot;)" office:value-type="string" office:string-value="zzi" calcext:value-type="string">
            <text:p>zzi</text:p>
          </table:table-cell>
          <table:table-cell table:formula="of:=IFERROR(VLOOKUP(COM.MICROSOFT.CONCAT([.$A146];[.D$2];[.$Q146]);[$Lookup.$A$1:.$C$1165];1;0);&quot;&quot;)" office:value-type="string" office:string-value="zzie" calcext:value-type="string">
            <text:p>zzie</text:p>
          </table:table-cell>
          <table:table-cell table:formula="of:=IFERROR(VLOOKUP(COM.MICROSOFT.CONCAT([.$A146];[.E$2];[.$Q146]);[$Lookup.$A$1:.$C$1165];1;0);&quot;&quot;)" office:value-type="string" office:string-value="zza" calcext:value-type="string">
            <text:p>zza</text:p>
          </table:table-cell>
          <table:table-cell table:formula="of:=IFERROR(VLOOKUP(COM.MICROSOFT.CONCAT([.$A146];[.F$2];[.$Q146]);[$Lookup.$A$1:.$C$1165];1;0);&quot;&quot;)">
            <text:p/>
          </table:table-cell>
          <table:table-cell table:formula="of:=IFERROR(VLOOKUP(COM.MICROSOFT.CONCAT([.$A146];[.G$2];[.$Q146]);[$Lookup.$A$1:.$C$1165];1;0);&quot;&quot;)" office:value-type="string" office:string-value="zzo" calcext:value-type="string">
            <text:p>zzo</text:p>
          </table:table-cell>
          <table:table-cell table:formula="of:=IFERROR(VLOOKUP(COM.MICROSOFT.CONCAT([.$A146];[.H$2];[.$Q146]);[$Lookup.$A$1:.$C$1165];1;0);&quot;&quot;)" office:value-type="string" office:string-value="zze" calcext:value-type="string">
            <text:p>zze</text:p>
          </table:table-cell>
          <table:table-cell table:formula="of:=IFERROR(VLOOKUP(COM.MICROSOFT.CONCAT([.$A146];[.I$2];[.$Q146]);[$Lookup.$A$1:.$C$1165];1;0);&quot;&quot;)" office:value-type="string" office:string-value="zzu" calcext:value-type="string">
            <text:p>zzu</text:p>
          </table:table-cell>
          <table:table-cell table:formula="of:=IFERROR(VLOOKUP(COM.MICROSOFT.CONCAT([.$A146];[.J$2];[.$Q146]);[$Lookup.$A$1:.$C$1165];1;0);&quot;&quot;)" office:value-type="string" office:string-value="zzur" calcext:value-type="string">
            <text:p>zzur</text:p>
          </table:table-cell>
          <table:table-cell table:formula="of:=IFERROR(VLOOKUP(COM.MICROSOFT.CONCAT([.$A146];[.K$2];[.$Q146]);[$Lookup.$A$1:.$C$1165];1;0);&quot;&quot;)" office:value-type="string" office:string-value="zzy" calcext:value-type="string">
            <text:p>zzy</text:p>
          </table:table-cell>
          <table:table-cell table:formula="of:=IFERROR(VLOOKUP(COM.MICROSOFT.CONCAT([.$A146];[.L$2];[.$Q146]);[$Lookup.$A$1:.$C$1165];1;0);&quot;&quot;)" office:value-type="string" office:string-value="zzyr" calcext:value-type="string">
            <text:p>zz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GL</text:p>
          </table:table-cell>
          <table:table-cell table:formula="of:=IFERROR(VLOOKUP(COM.MICROSOFT.CONCAT([.$A147];[.C$2];[.$Q147]);[$Lookup.$A$1:.$C$1165];1;0);&quot;&quot;)" office:value-type="string" office:string-value="zzip" calcext:value-type="string">
            <text:p>zzip</text:p>
          </table:table-cell>
          <table:table-cell table:formula="of:=IFERROR(VLOOKUP(COM.MICROSOFT.CONCAT([.$A147];[.D$2];[.$Q147]);[$Lookup.$A$1:.$C$1165];1;0);&quot;&quot;)" office:value-type="string" office:string-value="zziep" calcext:value-type="string">
            <text:p>zziep</text:p>
          </table:table-cell>
          <table:table-cell table:formula="of:=IFERROR(VLOOKUP(COM.MICROSOFT.CONCAT([.$A147];[.E$2];[.$Q147]);[$Lookup.$A$1:.$C$1165];1;0);&quot;&quot;)" office:value-type="string" office:string-value="zzap" calcext:value-type="string">
            <text:p>zzap</text:p>
          </table:table-cell>
          <table:table-cell table:formula="of:=IFERROR(VLOOKUP(COM.MICROSOFT.CONCAT([.$A147];[.F$2];[.$Q147]);[$Lookup.$A$1:.$C$1165];1;0);&quot;&quot;)">
            <text:p/>
          </table:table-cell>
          <table:table-cell table:formula="of:=IFERROR(VLOOKUP(COM.MICROSOFT.CONCAT([.$A147];[.G$2];[.$Q147]);[$Lookup.$A$1:.$C$1165];1;0);&quot;&quot;)" office:value-type="string" office:string-value="zzop" calcext:value-type="string">
            <text:p>zzop</text:p>
          </table:table-cell>
          <table:table-cell table:formula="of:=IFERROR(VLOOKUP(COM.MICROSOFT.CONCAT([.$A147];[.H$2];[.$Q147]);[$Lookup.$A$1:.$C$1165];1;0);&quot;&quot;)" office:value-type="string" office:string-value="zzep" calcext:value-type="string">
            <text:p>zzep</text:p>
          </table:table-cell>
          <table:table-cell table:formula="of:=IFERROR(VLOOKUP(COM.MICROSOFT.CONCAT([.$A147];[.I$2];[.$Q147]);[$Lookup.$A$1:.$C$1165];1;0);&quot;&quot;)" office:value-type="string" office:string-value="zzup" calcext:value-type="string">
            <text:p>zzup</text:p>
          </table:table-cell>
          <table:table-cell table:formula="of:=IFERROR(VLOOKUP(COM.MICROSOFT.CONCAT([.$A147];[.J$2];[.$Q147]);[$Lookup.$A$1:.$C$1165];1;0);&quot;&quot;)">
            <text:p/>
          </table:table-cell>
          <table:table-cell table:formula="of:=IFERROR(VLOOKUP(COM.MICROSOFT.CONCAT([.$A147];[.K$2];[.$Q147]);[$Lookup.$A$1:.$C$1165];1;0);&quot;&quot;)" office:value-type="string" office:string-value="zzyp" calcext:value-type="string">
            <text:p>zzyp</text:p>
          </table:table-cell>
          <table:table-cell table:formula="of:=IFERROR(VLOOKUP(COM.MICROSOFT.CONCAT([.$A147];[.L$2];[.$Q14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44:.L147];&quot;[z|s|c|h|g|m|n|d|b|j|r]?[a-z]?[y|u|e|o|a|i][o|e|r]?[x|t|p]?&quot;)" office:value-type="float" office:value="29" calcext:value-type="float">
            <text:p>29</text:p>
          </table:table-cell>
          <table:table-cell table:formula="of:=COUNTA([.C144:.L147])-COUNTBLANK([.C144:.L147])"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z</text:p>
          </table:table-cell>
          <table:table-cell/>
          <table:table-cell table:formula="of:=IFERROR(VLOOKUP(COM.MICROSOFT.CONCAT([.$A149];[.C$2];[.$Q149]);[$Lookup.$A$1:.$C$1165];1;0);&quot;&quot;)" office:value-type="string" office:string-value="nzit" calcext:value-type="string">
            <text:p>nzit</text:p>
          </table:table-cell>
          <table:table-cell table:formula="of:=IFERROR(VLOOKUP(COM.MICROSOFT.CONCAT([.$A149];[.D$2];[.$Q149]);[$Lookup.$A$1:.$C$1165];1;0);&quot;&quot;)">
            <text:p/>
          </table:table-cell>
          <table:table-cell table:formula="of:=IFERROR(VLOOKUP(COM.MICROSOFT.CONCAT([.$A149];[.E$2];[.$Q149]);[$Lookup.$A$1:.$C$1165];1;0);&quot;&quot;)" office:value-type="string" office:string-value="nzat" calcext:value-type="string">
            <text:p>nzat</text:p>
          </table:table-cell>
          <table:table-cell table:formula="of:=IFERROR(VLOOKUP(COM.MICROSOFT.CONCAT([.$A149];[.F$2];[.$Q149]);[$Lookup.$A$1:.$C$1165];1;0);&quot;&quot;)">
            <text:p/>
          </table:table-cell>
          <table:table-cell table:formula="of:=IFERROR(VLOOKUP(COM.MICROSOFT.CONCAT([.$A149];[.G$2];[.$Q149]);[$Lookup.$A$1:.$C$1165];1;0);&quot;&quot;)">
            <text:p/>
          </table:table-cell>
          <table:table-cell table:formula="of:=IFERROR(VLOOKUP(COM.MICROSOFT.CONCAT([.$A149];[.H$2];[.$Q149]);[$Lookup.$A$1:.$C$1165];1;0);&quot;&quot;)">
            <text:p/>
          </table:table-cell>
          <table:table-cell table:formula="of:=IFERROR(VLOOKUP(COM.MICROSOFT.CONCAT([.$A149];[.I$2];[.$Q149]);[$Lookup.$A$1:.$C$1165];1;0);&quot;&quot;)">
            <text:p/>
          </table:table-cell>
          <table:table-cell table:formula="of:=IFERROR(VLOOKUP(COM.MICROSOFT.CONCAT([.$A149];[.J$2];[.$Q149]);[$Lookup.$A$1:.$C$1165];1;0);&quot;&quot;)">
            <text:p/>
          </table:table-cell>
          <table:table-cell table:formula="of:=IFERROR(VLOOKUP(COM.MICROSOFT.CONCAT([.$A149];[.K$2];[.$Q149]);[$Lookup.$A$1:.$C$1165];1;0);&quot;&quot;)" office:value-type="string" office:string-value="nzyt" calcext:value-type="string">
            <text:p>nzyt</text:p>
          </table:table-cell>
          <table:table-cell table:formula="of:=IFERROR(VLOOKUP(COM.MICROSOFT.CONCAT([.$A149];[.L$2];[.$Q14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M</text:p>
          </table:table-cell>
          <table:table-cell table:formula="of:=IFERROR(VLOOKUP(COM.MICROSOFT.CONCAT([.$A150];[.C$2];[.$Q150]);[$Lookup.$A$1:.$C$1165];1;0);&quot;&quot;)" office:value-type="string" office:string-value="nzix" calcext:value-type="string">
            <text:p>nzix</text:p>
          </table:table-cell>
          <table:table-cell table:formula="of:=IFERROR(VLOOKUP(COM.MICROSOFT.CONCAT([.$A150];[.D$2];[.$Q150]);[$Lookup.$A$1:.$C$1165];1;0);&quot;&quot;)" office:value-type="string" office:string-value="nziex" calcext:value-type="string">
            <text:p>nziex</text:p>
          </table:table-cell>
          <table:table-cell table:formula="of:=IFERROR(VLOOKUP(COM.MICROSOFT.CONCAT([.$A150];[.E$2];[.$Q150]);[$Lookup.$A$1:.$C$1165];1;0);&quot;&quot;)" office:value-type="string" office:string-value="nzax" calcext:value-type="string">
            <text:p>nzax</text:p>
          </table:table-cell>
          <table:table-cell table:formula="of:=IFERROR(VLOOKUP(COM.MICROSOFT.CONCAT([.$A150];[.F$2];[.$Q150]);[$Lookup.$A$1:.$C$1165];1;0);&quot;&quot;)" office:value-type="string" office:string-value="nzuox" calcext:value-type="string">
            <text:p>nzuox</text:p>
          </table:table-cell>
          <table:table-cell table:formula="of:=IFERROR(VLOOKUP(COM.MICROSOFT.CONCAT([.$A150];[.G$2];[.$Q150]);[$Lookup.$A$1:.$C$1165];1;0);&quot;&quot;)" office:value-type="string" office:string-value="nzox" calcext:value-type="string">
            <text:p>nzox</text:p>
          </table:table-cell>
          <table:table-cell table:formula="of:=IFERROR(VLOOKUP(COM.MICROSOFT.CONCAT([.$A150];[.H$2];[.$Q150]);[$Lookup.$A$1:.$C$1165];1;0);&quot;&quot;)" office:value-type="string" office:string-value="nzex" calcext:value-type="string">
            <text:p>nzex</text:p>
          </table:table-cell>
          <table:table-cell table:formula="of:=IFERROR(VLOOKUP(COM.MICROSOFT.CONCAT([.$A150];[.I$2];[.$Q150]);[$Lookup.$A$1:.$C$1165];1;0);&quot;&quot;)" office:value-type="string" office:string-value="nzux" calcext:value-type="string">
            <text:p>nzux</text:p>
          </table:table-cell>
          <table:table-cell table:formula="of:=IFERROR(VLOOKUP(COM.MICROSOFT.CONCAT([.$A150];[.J$2];[.$Q150]);[$Lookup.$A$1:.$C$1165];1;0);&quot;&quot;)" office:value-type="string" office:string-value="nzurx" calcext:value-type="string">
            <text:p>nzurx</text:p>
          </table:table-cell>
          <table:table-cell table:formula="of:=IFERROR(VLOOKUP(COM.MICROSOFT.CONCAT([.$A150];[.K$2];[.$Q150]);[$Lookup.$A$1:.$C$1165];1;0);&quot;&quot;)" office:value-type="string" office:string-value="nzyx" calcext:value-type="string">
            <text:p>nzyx</text:p>
          </table:table-cell>
          <table:table-cell table:formula="of:=IFERROR(VLOOKUP(COM.MICROSOFT.CONCAT([.$A150];[.L$2];[.$Q150]);[$Lookup.$A$1:.$C$1165];1;0);&quot;&quot;)" office:value-type="string" office:string-value="nzyrx" calcext:value-type="string">
            <text:p>n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L</text:p>
          </table:table-cell>
          <table:table-cell table:formula="of:=IFERROR(VLOOKUP(COM.MICROSOFT.CONCAT([.$A151];[.C$2];[.$Q151]);[$Lookup.$A$1:.$C$1165];1;0);&quot;&quot;)" office:value-type="string" office:string-value="nzi" calcext:value-type="string">
            <text:p>nzi</text:p>
          </table:table-cell>
          <table:table-cell table:formula="of:=IFERROR(VLOOKUP(COM.MICROSOFT.CONCAT([.$A151];[.D$2];[.$Q151]);[$Lookup.$A$1:.$C$1165];1;0);&quot;&quot;)" office:value-type="string" office:string-value="nzie" calcext:value-type="string">
            <text:p>nzie</text:p>
          </table:table-cell>
          <table:table-cell table:formula="of:=IFERROR(VLOOKUP(COM.MICROSOFT.CONCAT([.$A151];[.E$2];[.$Q151]);[$Lookup.$A$1:.$C$1165];1;0);&quot;&quot;)" office:value-type="string" office:string-value="nza" calcext:value-type="string">
            <text:p>nza</text:p>
          </table:table-cell>
          <table:table-cell table:formula="of:=IFERROR(VLOOKUP(COM.MICROSOFT.CONCAT([.$A151];[.F$2];[.$Q151]);[$Lookup.$A$1:.$C$1165];1;0);&quot;&quot;)" office:value-type="string" office:string-value="nzuo" calcext:value-type="string">
            <text:p>nzuo</text:p>
          </table:table-cell>
          <table:table-cell table:formula="of:=IFERROR(VLOOKUP(COM.MICROSOFT.CONCAT([.$A151];[.G$2];[.$Q151]);[$Lookup.$A$1:.$C$1165];1;0);&quot;&quot;)">
            <text:p/>
          </table:table-cell>
          <table:table-cell table:formula="of:=IFERROR(VLOOKUP(COM.MICROSOFT.CONCAT([.$A151];[.H$2];[.$Q151]);[$Lookup.$A$1:.$C$1165];1;0);&quot;&quot;)" office:value-type="string" office:string-value="nze" calcext:value-type="string">
            <text:p>nze</text:p>
          </table:table-cell>
          <table:table-cell table:formula="of:=IFERROR(VLOOKUP(COM.MICROSOFT.CONCAT([.$A151];[.I$2];[.$Q151]);[$Lookup.$A$1:.$C$1165];1;0);&quot;&quot;)" office:value-type="string" office:string-value="nzu" calcext:value-type="string">
            <text:p>nzu</text:p>
          </table:table-cell>
          <table:table-cell table:formula="of:=IFERROR(VLOOKUP(COM.MICROSOFT.CONCAT([.$A151];[.J$2];[.$Q151]);[$Lookup.$A$1:.$C$1165];1;0);&quot;&quot;)" office:value-type="string" office:string-value="nzur" calcext:value-type="string">
            <text:p>nzur</text:p>
          </table:table-cell>
          <table:table-cell table:formula="of:=IFERROR(VLOOKUP(COM.MICROSOFT.CONCAT([.$A151];[.K$2];[.$Q151]);[$Lookup.$A$1:.$C$1165];1;0);&quot;&quot;)" office:value-type="string" office:string-value="nzy" calcext:value-type="string">
            <text:p>nzy</text:p>
          </table:table-cell>
          <table:table-cell table:formula="of:=IFERROR(VLOOKUP(COM.MICROSOFT.CONCAT([.$A151];[.L$2];[.$Q151]);[$Lookup.$A$1:.$C$1165];1;0);&quot;&quot;)" office:value-type="string" office:string-value="nzyr" calcext:value-type="string">
            <text:p>nz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GL</text:p>
          </table:table-cell>
          <table:table-cell table:formula="of:=IFERROR(VLOOKUP(COM.MICROSOFT.CONCAT([.$A152];[.C$2];[.$Q152]);[$Lookup.$A$1:.$C$1165];1;0);&quot;&quot;)" office:value-type="string" office:string-value="nzip" calcext:value-type="string">
            <text:p>nzip</text:p>
          </table:table-cell>
          <table:table-cell table:formula="of:=IFERROR(VLOOKUP(COM.MICROSOFT.CONCAT([.$A152];[.D$2];[.$Q152]);[$Lookup.$A$1:.$C$1165];1;0);&quot;&quot;)" office:value-type="string" office:string-value="nziep" calcext:value-type="string">
            <text:p>nziep</text:p>
          </table:table-cell>
          <table:table-cell table:formula="of:=IFERROR(VLOOKUP(COM.MICROSOFT.CONCAT([.$A152];[.E$2];[.$Q152]);[$Lookup.$A$1:.$C$1165];1;0);&quot;&quot;)" office:value-type="string" office:string-value="nzap" calcext:value-type="string">
            <text:p>nzap</text:p>
          </table:table-cell>
          <table:table-cell table:formula="of:=IFERROR(VLOOKUP(COM.MICROSOFT.CONCAT([.$A152];[.F$2];[.$Q152]);[$Lookup.$A$1:.$C$1165];1;0);&quot;&quot;)">
            <text:p/>
          </table:table-cell>
          <table:table-cell table:formula="of:=IFERROR(VLOOKUP(COM.MICROSOFT.CONCAT([.$A152];[.G$2];[.$Q152]);[$Lookup.$A$1:.$C$1165];1;0);&quot;&quot;)" office:value-type="string" office:string-value="nzop" calcext:value-type="string">
            <text:p>nzop</text:p>
          </table:table-cell>
          <table:table-cell table:formula="of:=IFERROR(VLOOKUP(COM.MICROSOFT.CONCAT([.$A152];[.H$2];[.$Q152]);[$Lookup.$A$1:.$C$1165];1;0);&quot;&quot;)">
            <text:p/>
          </table:table-cell>
          <table:table-cell table:formula="of:=IFERROR(VLOOKUP(COM.MICROSOFT.CONCAT([.$A152];[.I$2];[.$Q152]);[$Lookup.$A$1:.$C$1165];1;0);&quot;&quot;)" office:value-type="string" office:string-value="nzup" calcext:value-type="string">
            <text:p>nzup</text:p>
          </table:table-cell>
          <table:table-cell table:formula="of:=IFERROR(VLOOKUP(COM.MICROSOFT.CONCAT([.$A152];[.J$2];[.$Q152]);[$Lookup.$A$1:.$C$1165];1;0);&quot;&quot;)">
            <text:p/>
          </table:table-cell>
          <table:table-cell table:formula="of:=IFERROR(VLOOKUP(COM.MICROSOFT.CONCAT([.$A152];[.K$2];[.$Q152]);[$Lookup.$A$1:.$C$1165];1;0);&quot;&quot;)" office:value-type="string" office:string-value="nzyp" calcext:value-type="string">
            <text:p>nzyp</text:p>
          </table:table-cell>
          <table:table-cell table:formula="of:=IFERROR(VLOOKUP(COM.MICROSOFT.CONCAT([.$A152];[.L$2];[.$Q15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49:.L152];&quot;[z|s|c|h|g|m|n|d|b|j|r]?[a-z]?[y|u|e|o|a|i][o|e|r]?[x|t|p]?&quot;)" office:value-type="float" office:value="28" calcext:value-type="float">
            <text:p>28</text:p>
          </table:table-cell>
          <table:table-cell table:formula="of:=COUNTA([.C149:.L152])-COUNTBLANK([.C149:.L15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IFERROR(VLOOKUP(COM.MICROSOFT.CONCAT([.$A154];[.C$2];[.$Q154]);[$Lookup.$A$1:.$C$1165];1;0);&quot;&quot;)" office:value-type="string" office:string-value="sit" calcext:value-type="string">
            <text:p>sit</text:p>
          </table:table-cell>
          <table:table-cell table:formula="of:=IFERROR(VLOOKUP(COM.MICROSOFT.CONCAT([.$A154];[.D$2];[.$Q154]);[$Lookup.$A$1:.$C$1165];1;0);&quot;&quot;)">
            <text:p/>
          </table:table-cell>
          <table:table-cell table:formula="of:=IFERROR(VLOOKUP(COM.MICROSOFT.CONCAT([.$A154];[.E$2];[.$Q154]);[$Lookup.$A$1:.$C$1165];1;0);&quot;&quot;)" office:value-type="string" office:string-value="sat" calcext:value-type="string">
            <text:p>sat</text:p>
          </table:table-cell>
          <table:table-cell table:formula="of:=IFERROR(VLOOKUP(COM.MICROSOFT.CONCAT([.$A154];[.F$2];[.$Q154]);[$Lookup.$A$1:.$C$1165];1;0);&quot;&quot;)">
            <text:p/>
          </table:table-cell>
          <table:table-cell table:formula="of:=IFERROR(VLOOKUP(COM.MICROSOFT.CONCAT([.$A154];[.G$2];[.$Q154]);[$Lookup.$A$1:.$C$1165];1;0);&quot;&quot;)" office:value-type="string" office:string-value="sot" calcext:value-type="string">
            <text:p>sot</text:p>
          </table:table-cell>
          <table:table-cell table:formula="of:=IFERROR(VLOOKUP(COM.MICROSOFT.CONCAT([.$A154];[.H$2];[.$Q154]);[$Lookup.$A$1:.$C$1165];1;0);&quot;&quot;)">
            <text:p/>
          </table:table-cell>
          <table:table-cell table:formula="of:=IFERROR(VLOOKUP(COM.MICROSOFT.CONCAT([.$A154];[.I$2];[.$Q154]);[$Lookup.$A$1:.$C$1165];1;0);&quot;&quot;)" office:value-type="string" office:string-value="sut" calcext:value-type="string">
            <text:p>sut</text:p>
          </table:table-cell>
          <table:table-cell table:formula="of:=IFERROR(VLOOKUP(COM.MICROSOFT.CONCAT([.$A154];[.J$2];[.$Q154]);[$Lookup.$A$1:.$C$1165];1;0);&quot;&quot;)">
            <text:p/>
          </table:table-cell>
          <table:table-cell table:formula="of:=IFERROR(VLOOKUP(COM.MICROSOFT.CONCAT([.$A154];[.K$2];[.$Q154]);[$Lookup.$A$1:.$C$1165];1;0);&quot;&quot;)" office:value-type="string" office:string-value="syt" calcext:value-type="string">
            <text:p>syt</text:p>
          </table:table-cell>
          <table:table-cell table:formula="of:=IFERROR(VLOOKUP(COM.MICROSOFT.CONCAT([.$A154];[.L$2];[.$Q15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M</text:p>
          </table:table-cell>
          <table:table-cell table:formula="of:=IFERROR(VLOOKUP(COM.MICROSOFT.CONCAT([.$A155];[.C$2];[.$Q155]);[$Lookup.$A$1:.$C$1165];1;0);&quot;&quot;)" office:value-type="string" office:string-value="six" calcext:value-type="string">
            <text:p>six</text:p>
          </table:table-cell>
          <table:table-cell table:formula="of:=IFERROR(VLOOKUP(COM.MICROSOFT.CONCAT([.$A155];[.D$2];[.$Q155]);[$Lookup.$A$1:.$C$1165];1;0);&quot;&quot;)" office:value-type="string" office:string-value="siex" calcext:value-type="string">
            <text:p>siex</text:p>
          </table:table-cell>
          <table:table-cell table:formula="of:=IFERROR(VLOOKUP(COM.MICROSOFT.CONCAT([.$A155];[.E$2];[.$Q155]);[$Lookup.$A$1:.$C$1165];1;0);&quot;&quot;)" office:value-type="string" office:string-value="sax" calcext:value-type="string">
            <text:p>sax</text:p>
          </table:table-cell>
          <table:table-cell table:formula="of:=IFERROR(VLOOKUP(COM.MICROSOFT.CONCAT([.$A155];[.F$2];[.$Q155]);[$Lookup.$A$1:.$C$1165];1;0);&quot;&quot;)" office:value-type="string" office:string-value="suox" calcext:value-type="string">
            <text:p>suox</text:p>
          </table:table-cell>
          <table:table-cell table:formula="of:=IFERROR(VLOOKUP(COM.MICROSOFT.CONCAT([.$A155];[.G$2];[.$Q155]);[$Lookup.$A$1:.$C$1165];1;0);&quot;&quot;)" office:value-type="string" office:string-value="sox" calcext:value-type="string">
            <text:p>sox</text:p>
          </table:table-cell>
          <table:table-cell table:formula="of:=IFERROR(VLOOKUP(COM.MICROSOFT.CONCAT([.$A155];[.H$2];[.$Q155]);[$Lookup.$A$1:.$C$1165];1;0);&quot;&quot;)" office:value-type="string" office:string-value="sex" calcext:value-type="string">
            <text:p>sex</text:p>
          </table:table-cell>
          <table:table-cell table:formula="of:=IFERROR(VLOOKUP(COM.MICROSOFT.CONCAT([.$A155];[.I$2];[.$Q155]);[$Lookup.$A$1:.$C$1165];1;0);&quot;&quot;)" office:value-type="string" office:string-value="sux" calcext:value-type="string">
            <text:p>sux</text:p>
          </table:table-cell>
          <table:table-cell table:formula="of:=IFERROR(VLOOKUP(COM.MICROSOFT.CONCAT([.$A155];[.J$2];[.$Q155]);[$Lookup.$A$1:.$C$1165];1;0);&quot;&quot;)" office:value-type="string" office:string-value="surx" calcext:value-type="string">
            <text:p>surx</text:p>
          </table:table-cell>
          <table:table-cell table:formula="of:=IFERROR(VLOOKUP(COM.MICROSOFT.CONCAT([.$A155];[.K$2];[.$Q155]);[$Lookup.$A$1:.$C$1165];1;0);&quot;&quot;)" office:value-type="string" office:string-value="syx" calcext:value-type="string">
            <text:p>syx</text:p>
          </table:table-cell>
          <table:table-cell table:formula="of:=IFERROR(VLOOKUP(COM.MICROSOFT.CONCAT([.$A155];[.L$2];[.$Q155]);[$Lookup.$A$1:.$C$1165];1;0);&quot;&quot;)" office:value-type="string" office:string-value="syrx" calcext:value-type="string">
            <text:p>s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L</text:p>
          </table:table-cell>
          <table:table-cell table:formula="of:=IFERROR(VLOOKUP(COM.MICROSOFT.CONCAT([.$A156];[.C$2];[.$Q156]);[$Lookup.$A$1:.$C$1165];1;0);&quot;&quot;)" office:value-type="string" office:string-value="si" calcext:value-type="string">
            <text:p>si</text:p>
          </table:table-cell>
          <table:table-cell table:formula="of:=IFERROR(VLOOKUP(COM.MICROSOFT.CONCAT([.$A156];[.D$2];[.$Q156]);[$Lookup.$A$1:.$C$1165];1;0);&quot;&quot;)" office:value-type="string" office:string-value="sie" calcext:value-type="string">
            <text:p>sie</text:p>
          </table:table-cell>
          <table:table-cell table:formula="of:=IFERROR(VLOOKUP(COM.MICROSOFT.CONCAT([.$A156];[.E$2];[.$Q156]);[$Lookup.$A$1:.$C$1165];1;0);&quot;&quot;)" office:value-type="string" office:string-value="sa" calcext:value-type="string">
            <text:p>sa</text:p>
          </table:table-cell>
          <table:table-cell table:formula="of:=IFERROR(VLOOKUP(COM.MICROSOFT.CONCAT([.$A156];[.F$2];[.$Q156]);[$Lookup.$A$1:.$C$1165];1;0);&quot;&quot;)" office:value-type="string" office:string-value="suo" calcext:value-type="string">
            <text:p>suo</text:p>
          </table:table-cell>
          <table:table-cell table:formula="of:=IFERROR(VLOOKUP(COM.MICROSOFT.CONCAT([.$A156];[.G$2];[.$Q156]);[$Lookup.$A$1:.$C$1165];1;0);&quot;&quot;)" office:value-type="string" office:string-value="so" calcext:value-type="string">
            <text:p>so</text:p>
          </table:table-cell>
          <table:table-cell table:formula="of:=IFERROR(VLOOKUP(COM.MICROSOFT.CONCAT([.$A156];[.H$2];[.$Q156]);[$Lookup.$A$1:.$C$1165];1;0);&quot;&quot;)" office:value-type="string" office:string-value="se" calcext:value-type="string">
            <text:p>se</text:p>
          </table:table-cell>
          <table:table-cell table:formula="of:=IFERROR(VLOOKUP(COM.MICROSOFT.CONCAT([.$A156];[.I$2];[.$Q156]);[$Lookup.$A$1:.$C$1165];1;0);&quot;&quot;)" office:value-type="string" office:string-value="su" calcext:value-type="string">
            <text:p>su</text:p>
          </table:table-cell>
          <table:table-cell table:formula="of:=IFERROR(VLOOKUP(COM.MICROSOFT.CONCAT([.$A156];[.J$2];[.$Q156]);[$Lookup.$A$1:.$C$1165];1;0);&quot;&quot;)" office:value-type="string" office:string-value="sur" calcext:value-type="string">
            <text:p>sur</text:p>
          </table:table-cell>
          <table:table-cell table:formula="of:=IFERROR(VLOOKUP(COM.MICROSOFT.CONCAT([.$A156];[.K$2];[.$Q156]);[$Lookup.$A$1:.$C$1165];1;0);&quot;&quot;)" office:value-type="string" office:string-value="sy" calcext:value-type="string">
            <text:p>sy</text:p>
          </table:table-cell>
          <table:table-cell table:formula="of:=IFERROR(VLOOKUP(COM.MICROSOFT.CONCAT([.$A156];[.L$2];[.$Q156]);[$Lookup.$A$1:.$C$1165];1;0);&quot;&quot;)" office:value-type="string" office:string-value="syr" calcext:value-type="string">
            <text:p>s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L</text:p>
          </table:table-cell>
          <table:table-cell table:formula="of:=IFERROR(VLOOKUP(COM.MICROSOFT.CONCAT([.$A157];[.C$2];[.$Q157]);[$Lookup.$A$1:.$C$1165];1;0);&quot;&quot;)" office:value-type="string" office:string-value="sip" calcext:value-type="string">
            <text:p>sip</text:p>
          </table:table-cell>
          <table:table-cell table:formula="of:=IFERROR(VLOOKUP(COM.MICROSOFT.CONCAT([.$A157];[.D$2];[.$Q157]);[$Lookup.$A$1:.$C$1165];1;0);&quot;&quot;)" office:value-type="string" office:string-value="siep" calcext:value-type="string">
            <text:p>siep</text:p>
          </table:table-cell>
          <table:table-cell table:formula="of:=IFERROR(VLOOKUP(COM.MICROSOFT.CONCAT([.$A157];[.E$2];[.$Q157]);[$Lookup.$A$1:.$C$1165];1;0);&quot;&quot;)" office:value-type="string" office:string-value="sap" calcext:value-type="string">
            <text:p>sap</text:p>
          </table:table-cell>
          <table:table-cell table:formula="of:=IFERROR(VLOOKUP(COM.MICROSOFT.CONCAT([.$A157];[.F$2];[.$Q157]);[$Lookup.$A$1:.$C$1165];1;0);&quot;&quot;)" office:value-type="string" office:string-value="suop" calcext:value-type="string">
            <text:p>suop</text:p>
          </table:table-cell>
          <table:table-cell table:formula="of:=IFERROR(VLOOKUP(COM.MICROSOFT.CONCAT([.$A157];[.G$2];[.$Q157]);[$Lookup.$A$1:.$C$1165];1;0);&quot;&quot;)" office:value-type="string" office:string-value="sop" calcext:value-type="string">
            <text:p>sop</text:p>
          </table:table-cell>
          <table:table-cell table:formula="of:=IFERROR(VLOOKUP(COM.MICROSOFT.CONCAT([.$A157];[.H$2];[.$Q157]);[$Lookup.$A$1:.$C$1165];1;0);&quot;&quot;)" office:value-type="string" office:string-value="sep" calcext:value-type="string">
            <text:p>sep</text:p>
          </table:table-cell>
          <table:table-cell table:formula="of:=IFERROR(VLOOKUP(COM.MICROSOFT.CONCAT([.$A157];[.I$2];[.$Q157]);[$Lookup.$A$1:.$C$1165];1;0);&quot;&quot;)" office:value-type="string" office:string-value="sup" calcext:value-type="string">
            <text:p>sup</text:p>
          </table:table-cell>
          <table:table-cell table:formula="of:=IFERROR(VLOOKUP(COM.MICROSOFT.CONCAT([.$A157];[.J$2];[.$Q157]);[$Lookup.$A$1:.$C$1165];1;0);&quot;&quot;)">
            <text:p/>
          </table:table-cell>
          <table:table-cell table:formula="of:=IFERROR(VLOOKUP(COM.MICROSOFT.CONCAT([.$A157];[.K$2];[.$Q157]);[$Lookup.$A$1:.$C$1165];1;0);&quot;&quot;)" office:value-type="string" office:string-value="syp" calcext:value-type="string">
            <text:p>syp</text:p>
          </table:table-cell>
          <table:table-cell table:formula="of:=IFERROR(VLOOKUP(COM.MICROSOFT.CONCAT([.$A157];[.L$2];[.$Q15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54:.L157];&quot;[z|s|c|h|g|m|n|d|b|j|r]?[a-z]?[y|u|e|o|a|i][o|e|r]?[x|t|p]?&quot;)" office:value-type="float" office:value="33" calcext:value-type="float">
            <text:p>33</text:p>
          </table:table-cell>
          <table:table-cell table:formula="of:=COUNTA([.C154:.L157])-COUNTBLANK([.C154:.L157])"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s</text:p>
          </table:table-cell>
          <table:table-cell/>
          <table:table-cell table:formula="of:=IFERROR(VLOOKUP(COM.MICROSOFT.CONCAT([.$A159];[.C$2];[.$Q159]);[$Lookup.$A$1:.$C$1165];1;0);&quot;&quot;)" office:value-type="string" office:string-value="ssit" calcext:value-type="string">
            <text:p>ssit</text:p>
          </table:table-cell>
          <table:table-cell table:formula="of:=IFERROR(VLOOKUP(COM.MICROSOFT.CONCAT([.$A159];[.D$2];[.$Q159]);[$Lookup.$A$1:.$C$1165];1;0);&quot;&quot;)">
            <text:p/>
          </table:table-cell>
          <table:table-cell table:formula="of:=IFERROR(VLOOKUP(COM.MICROSOFT.CONCAT([.$A159];[.E$2];[.$Q159]);[$Lookup.$A$1:.$C$1165];1;0);&quot;&quot;)" office:value-type="string" office:string-value="ssat" calcext:value-type="string">
            <text:p>ssat</text:p>
          </table:table-cell>
          <table:table-cell table:formula="of:=IFERROR(VLOOKUP(COM.MICROSOFT.CONCAT([.$A159];[.F$2];[.$Q159]);[$Lookup.$A$1:.$C$1165];1;0);&quot;&quot;)">
            <text:p/>
          </table:table-cell>
          <table:table-cell table:formula="of:=IFERROR(VLOOKUP(COM.MICROSOFT.CONCAT([.$A159];[.G$2];[.$Q159]);[$Lookup.$A$1:.$C$1165];1;0);&quot;&quot;)" office:value-type="string" office:string-value="ssot" calcext:value-type="string">
            <text:p>ssot</text:p>
          </table:table-cell>
          <table:table-cell table:formula="of:=IFERROR(VLOOKUP(COM.MICROSOFT.CONCAT([.$A159];[.H$2];[.$Q159]);[$Lookup.$A$1:.$C$1165];1;0);&quot;&quot;)">
            <text:p/>
          </table:table-cell>
          <table:table-cell table:formula="of:=IFERROR(VLOOKUP(COM.MICROSOFT.CONCAT([.$A159];[.I$2];[.$Q159]);[$Lookup.$A$1:.$C$1165];1;0);&quot;&quot;)" office:value-type="string" office:string-value="ssut" calcext:value-type="string">
            <text:p>ssut</text:p>
          </table:table-cell>
          <table:table-cell table:formula="of:=IFERROR(VLOOKUP(COM.MICROSOFT.CONCAT([.$A159];[.J$2];[.$Q159]);[$Lookup.$A$1:.$C$1165];1;0);&quot;&quot;)">
            <text:p/>
          </table:table-cell>
          <table:table-cell table:formula="of:=IFERROR(VLOOKUP(COM.MICROSOFT.CONCAT([.$A159];[.K$2];[.$Q159]);[$Lookup.$A$1:.$C$1165];1;0);&quot;&quot;)" office:value-type="string" office:string-value="ssyt" calcext:value-type="string">
            <text:p>ssyt</text:p>
          </table:table-cell>
          <table:table-cell table:formula="of:=IFERROR(VLOOKUP(COM.MICROSOFT.CONCAT([.$A159];[.L$2];[.$Q15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NM</text:p>
          </table:table-cell>
          <table:table-cell table:formula="of:=IFERROR(VLOOKUP(COM.MICROSOFT.CONCAT([.$A160];[.C$2];[.$Q160]);[$Lookup.$A$1:.$C$1165];1;0);&quot;&quot;)" office:value-type="string" office:string-value="ssix" calcext:value-type="string">
            <text:p>ssix</text:p>
          </table:table-cell>
          <table:table-cell table:formula="of:=IFERROR(VLOOKUP(COM.MICROSOFT.CONCAT([.$A160];[.D$2];[.$Q160]);[$Lookup.$A$1:.$C$1165];1;0);&quot;&quot;)" office:value-type="string" office:string-value="ssiex" calcext:value-type="string">
            <text:p>ssiex</text:p>
          </table:table-cell>
          <table:table-cell table:formula="of:=IFERROR(VLOOKUP(COM.MICROSOFT.CONCAT([.$A160];[.E$2];[.$Q160]);[$Lookup.$A$1:.$C$1165];1;0);&quot;&quot;)" office:value-type="string" office:string-value="ssax" calcext:value-type="string">
            <text:p>ssax</text:p>
          </table:table-cell>
          <table:table-cell table:formula="of:=IFERROR(VLOOKUP(COM.MICROSOFT.CONCAT([.$A160];[.F$2];[.$Q160]);[$Lookup.$A$1:.$C$1165];1;0);&quot;&quot;)">
            <text:p/>
          </table:table-cell>
          <table:table-cell table:formula="of:=IFERROR(VLOOKUP(COM.MICROSOFT.CONCAT([.$A160];[.G$2];[.$Q160]);[$Lookup.$A$1:.$C$1165];1;0);&quot;&quot;)" office:value-type="string" office:string-value="ssox" calcext:value-type="string">
            <text:p>ssox</text:p>
          </table:table-cell>
          <table:table-cell table:formula="of:=IFERROR(VLOOKUP(COM.MICROSOFT.CONCAT([.$A160];[.H$2];[.$Q160]);[$Lookup.$A$1:.$C$1165];1;0);&quot;&quot;)" office:value-type="string" office:string-value="ssex" calcext:value-type="string">
            <text:p>ssex</text:p>
          </table:table-cell>
          <table:table-cell table:formula="of:=IFERROR(VLOOKUP(COM.MICROSOFT.CONCAT([.$A160];[.I$2];[.$Q160]);[$Lookup.$A$1:.$C$1165];1;0);&quot;&quot;)" office:value-type="string" office:string-value="ssux" calcext:value-type="string">
            <text:p>ssux</text:p>
          </table:table-cell>
          <table:table-cell table:formula="of:=IFERROR(VLOOKUP(COM.MICROSOFT.CONCAT([.$A160];[.J$2];[.$Q160]);[$Lookup.$A$1:.$C$1165];1;0);&quot;&quot;)">
            <text:p/>
          </table:table-cell>
          <table:table-cell table:formula="of:=IFERROR(VLOOKUP(COM.MICROSOFT.CONCAT([.$A160];[.K$2];[.$Q160]);[$Lookup.$A$1:.$C$1165];1;0);&quot;&quot;)" office:value-type="string" office:string-value="ssyx" calcext:value-type="string">
            <text:p>ssyx</text:p>
          </table:table-cell>
          <table:table-cell table:formula="of:=IFERROR(VLOOKUP(COM.MICROSOFT.CONCAT([.$A160];[.L$2];[.$Q160]);[$Lookup.$A$1:.$C$1165];1;0);&quot;&quot;)" office:value-type="string" office:string-value="ssyrx" calcext:value-type="string">
            <text:p>ss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NL</text:p>
          </table:table-cell>
          <table:table-cell table:formula="of:=IFERROR(VLOOKUP(COM.MICROSOFT.CONCAT([.$A161];[.C$2];[.$Q161]);[$Lookup.$A$1:.$C$1165];1;0);&quot;&quot;)" office:value-type="string" office:string-value="ssi" calcext:value-type="string">
            <text:p>ssi</text:p>
          </table:table-cell>
          <table:table-cell table:formula="of:=IFERROR(VLOOKUP(COM.MICROSOFT.CONCAT([.$A161];[.D$2];[.$Q161]);[$Lookup.$A$1:.$C$1165];1;0);&quot;&quot;)" office:value-type="string" office:string-value="ssie" calcext:value-type="string">
            <text:p>ssie</text:p>
          </table:table-cell>
          <table:table-cell table:formula="of:=IFERROR(VLOOKUP(COM.MICROSOFT.CONCAT([.$A161];[.E$2];[.$Q161]);[$Lookup.$A$1:.$C$1165];1;0);&quot;&quot;)" office:value-type="string" office:string-value="ssa" calcext:value-type="string">
            <text:p>ssa</text:p>
          </table:table-cell>
          <table:table-cell table:formula="of:=IFERROR(VLOOKUP(COM.MICROSOFT.CONCAT([.$A161];[.F$2];[.$Q161]);[$Lookup.$A$1:.$C$1165];1;0);&quot;&quot;)">
            <text:p/>
          </table:table-cell>
          <table:table-cell table:formula="of:=IFERROR(VLOOKUP(COM.MICROSOFT.CONCAT([.$A161];[.G$2];[.$Q161]);[$Lookup.$A$1:.$C$1165];1;0);&quot;&quot;)" office:value-type="string" office:string-value="sso" calcext:value-type="string">
            <text:p>sso</text:p>
          </table:table-cell>
          <table:table-cell table:formula="of:=IFERROR(VLOOKUP(COM.MICROSOFT.CONCAT([.$A161];[.H$2];[.$Q161]);[$Lookup.$A$1:.$C$1165];1;0);&quot;&quot;)" office:value-type="string" office:string-value="sse" calcext:value-type="string">
            <text:p>sse</text:p>
          </table:table-cell>
          <table:table-cell table:formula="of:=IFERROR(VLOOKUP(COM.MICROSOFT.CONCAT([.$A161];[.I$2];[.$Q161]);[$Lookup.$A$1:.$C$1165];1;0);&quot;&quot;)" office:value-type="string" office:string-value="ssu" calcext:value-type="string">
            <text:p>ssu</text:p>
          </table:table-cell>
          <table:table-cell table:formula="of:=IFERROR(VLOOKUP(COM.MICROSOFT.CONCAT([.$A161];[.J$2];[.$Q161]);[$Lookup.$A$1:.$C$1165];1;0);&quot;&quot;)">
            <text:p/>
          </table:table-cell>
          <table:table-cell table:formula="of:=IFERROR(VLOOKUP(COM.MICROSOFT.CONCAT([.$A161];[.K$2];[.$Q161]);[$Lookup.$A$1:.$C$1165];1;0);&quot;&quot;)" office:value-type="string" office:string-value="ssy" calcext:value-type="string">
            <text:p>ssy</text:p>
          </table:table-cell>
          <table:table-cell table:formula="of:=IFERROR(VLOOKUP(COM.MICROSOFT.CONCAT([.$A161];[.L$2];[.$Q161]);[$Lookup.$A$1:.$C$1165];1;0);&quot;&quot;)" office:value-type="string" office:string-value="ssyr" calcext:value-type="string">
            <text:p>ss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GL</text:p>
          </table:table-cell>
          <table:table-cell table:formula="of:=IFERROR(VLOOKUP(COM.MICROSOFT.CONCAT([.$A162];[.C$2];[.$Q162]);[$Lookup.$A$1:.$C$1165];1;0);&quot;&quot;)" office:value-type="string" office:string-value="ssip" calcext:value-type="string">
            <text:p>ssip</text:p>
          </table:table-cell>
          <table:table-cell table:formula="of:=IFERROR(VLOOKUP(COM.MICROSOFT.CONCAT([.$A162];[.D$2];[.$Q162]);[$Lookup.$A$1:.$C$1165];1;0);&quot;&quot;)" office:value-type="string" office:string-value="ssiep" calcext:value-type="string">
            <text:p>ssiep</text:p>
          </table:table-cell>
          <table:table-cell table:formula="of:=IFERROR(VLOOKUP(COM.MICROSOFT.CONCAT([.$A162];[.E$2];[.$Q162]);[$Lookup.$A$1:.$C$1165];1;0);&quot;&quot;)" office:value-type="string" office:string-value="ssap" calcext:value-type="string">
            <text:p>ssap</text:p>
          </table:table-cell>
          <table:table-cell table:formula="of:=IFERROR(VLOOKUP(COM.MICROSOFT.CONCAT([.$A162];[.F$2];[.$Q162]);[$Lookup.$A$1:.$C$1165];1;0);&quot;&quot;)">
            <text:p/>
          </table:table-cell>
          <table:table-cell table:formula="of:=IFERROR(VLOOKUP(COM.MICROSOFT.CONCAT([.$A162];[.G$2];[.$Q162]);[$Lookup.$A$1:.$C$1165];1;0);&quot;&quot;)" office:value-type="string" office:string-value="ssop" calcext:value-type="string">
            <text:p>ssop</text:p>
          </table:table-cell>
          <table:table-cell table:formula="of:=IFERROR(VLOOKUP(COM.MICROSOFT.CONCAT([.$A162];[.H$2];[.$Q162]);[$Lookup.$A$1:.$C$1165];1;0);&quot;&quot;)" office:value-type="string" office:string-value="ssep" calcext:value-type="string">
            <text:p>ssep</text:p>
          </table:table-cell>
          <table:table-cell table:formula="of:=IFERROR(VLOOKUP(COM.MICROSOFT.CONCAT([.$A162];[.I$2];[.$Q162]);[$Lookup.$A$1:.$C$1165];1;0);&quot;&quot;)" office:value-type="string" office:string-value="ssup" calcext:value-type="string">
            <text:p>ssup</text:p>
          </table:table-cell>
          <table:table-cell table:formula="of:=IFERROR(VLOOKUP(COM.MICROSOFT.CONCAT([.$A162];[.J$2];[.$Q162]);[$Lookup.$A$1:.$C$1165];1;0);&quot;&quot;)">
            <text:p/>
          </table:table-cell>
          <table:table-cell table:formula="of:=IFERROR(VLOOKUP(COM.MICROSOFT.CONCAT([.$A162];[.K$2];[.$Q162]);[$Lookup.$A$1:.$C$1165];1;0);&quot;&quot;)" office:value-type="string" office:string-value="ssyp" calcext:value-type="string">
            <text:p>ssyp</text:p>
          </table:table-cell>
          <table:table-cell table:formula="of:=IFERROR(VLOOKUP(COM.MICROSOFT.CONCAT([.$A162];[.L$2];[.$Q16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59:.L162];&quot;[z|s|c|h|g|m|n|d|b|j|r]?[a-z]?[y|u|e|o|a|i][o|e|r]?[x|t|p]?&quot;)" office:value-type="float" office:value="28" calcext:value-type="float">
            <text:p>28</text:p>
          </table:table-cell>
          <table:table-cell table:formula="of:=COUNTA([.C159:.L162])-COUNTBLANK([.C159:.L16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table:formula="of:=IFERROR(VLOOKUP(COM.MICROSOFT.CONCAT([.$A164];[.C$2];[.$Q164]);[$Lookup.$A$1:.$C$1165];1;0);&quot;&quot;)">
            <text:p/>
          </table:table-cell>
          <table:table-cell table:formula="of:=IFERROR(VLOOKUP(COM.MICROSOFT.CONCAT([.$A164];[.D$2];[.$Q164]);[$Lookup.$A$1:.$C$1165];1;0);&quot;&quot;)">
            <text:p/>
          </table:table-cell>
          <table:table-cell table:formula="of:=IFERROR(VLOOKUP(COM.MICROSOFT.CONCAT([.$A164];[.E$2];[.$Q164]);[$Lookup.$A$1:.$C$1165];1;0);&quot;&quot;)" office:value-type="string" office:string-value="zhat" calcext:value-type="string">
            <text:p>zhat</text:p>
          </table:table-cell>
          <table:table-cell table:formula="of:=IFERROR(VLOOKUP(COM.MICROSOFT.CONCAT([.$A164];[.F$2];[.$Q164]);[$Lookup.$A$1:.$C$1165];1;0);&quot;&quot;)">
            <text:p/>
          </table:table-cell>
          <table:table-cell table:formula="of:=IFERROR(VLOOKUP(COM.MICROSOFT.CONCAT([.$A164];[.G$2];[.$Q164]);[$Lookup.$A$1:.$C$1165];1;0);&quot;&quot;)" office:value-type="string" office:string-value="zhot" calcext:value-type="string">
            <text:p>zhot</text:p>
          </table:table-cell>
          <table:table-cell table:formula="of:=IFERROR(VLOOKUP(COM.MICROSOFT.CONCAT([.$A164];[.H$2];[.$Q164]);[$Lookup.$A$1:.$C$1165];1;0);&quot;&quot;)" office:value-type="string" office:string-value="zhet" calcext:value-type="string">
            <text:p>zhet</text:p>
          </table:table-cell>
          <table:table-cell table:formula="of:=IFERROR(VLOOKUP(COM.MICROSOFT.CONCAT([.$A164];[.I$2];[.$Q164]);[$Lookup.$A$1:.$C$1165];1;0);&quot;&quot;)" office:value-type="string" office:string-value="zhut" calcext:value-type="string">
            <text:p>zhut</text:p>
          </table:table-cell>
          <table:table-cell table:formula="of:=IFERROR(VLOOKUP(COM.MICROSOFT.CONCAT([.$A164];[.J$2];[.$Q164]);[$Lookup.$A$1:.$C$1165];1;0);&quot;&quot;)">
            <text:p/>
          </table:table-cell>
          <table:table-cell table:formula="of:=IFERROR(VLOOKUP(COM.MICROSOFT.CONCAT([.$A164];[.K$2];[.$Q164]);[$Lookup.$A$1:.$C$1165];1;0);&quot;&quot;)" office:value-type="string" office:string-value="zhyt" calcext:value-type="string">
            <text:p>zhyt</text:p>
          </table:table-cell>
          <table:table-cell table:formula="of:=IFERROR(VLOOKUP(COM.MICROSOFT.CONCAT([.$A164];[.L$2];[.$Q16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NM</text:p>
          </table:table-cell>
          <table:table-cell table:formula="of:=IFERROR(VLOOKUP(COM.MICROSOFT.CONCAT([.$A165];[.C$2];[.$Q165]);[$Lookup.$A$1:.$C$1165];1;0);&quot;&quot;)">
            <text:p/>
          </table:table-cell>
          <table:table-cell table:formula="of:=IFERROR(VLOOKUP(COM.MICROSOFT.CONCAT([.$A165];[.D$2];[.$Q165]);[$Lookup.$A$1:.$C$1165];1;0);&quot;&quot;)">
            <text:p/>
          </table:table-cell>
          <table:table-cell table:formula="of:=IFERROR(VLOOKUP(COM.MICROSOFT.CONCAT([.$A165];[.E$2];[.$Q165]);[$Lookup.$A$1:.$C$1165];1;0);&quot;&quot;)" office:value-type="string" office:string-value="zhax" calcext:value-type="string">
            <text:p>zhax</text:p>
          </table:table-cell>
          <table:table-cell table:formula="of:=IFERROR(VLOOKUP(COM.MICROSOFT.CONCAT([.$A165];[.F$2];[.$Q165]);[$Lookup.$A$1:.$C$1165];1;0);&quot;&quot;)" office:value-type="string" office:string-value="zhuox" calcext:value-type="string">
            <text:p>zhuox</text:p>
          </table:table-cell>
          <table:table-cell table:formula="of:=IFERROR(VLOOKUP(COM.MICROSOFT.CONCAT([.$A165];[.G$2];[.$Q165]);[$Lookup.$A$1:.$C$1165];1;0);&quot;&quot;)" office:value-type="string" office:string-value="zhox" calcext:value-type="string">
            <text:p>zhox</text:p>
          </table:table-cell>
          <table:table-cell table:formula="of:=IFERROR(VLOOKUP(COM.MICROSOFT.CONCAT([.$A165];[.H$2];[.$Q165]);[$Lookup.$A$1:.$C$1165];1;0);&quot;&quot;)" office:value-type="string" office:string-value="zhex" calcext:value-type="string">
            <text:p>zhex</text:p>
          </table:table-cell>
          <table:table-cell table:formula="of:=IFERROR(VLOOKUP(COM.MICROSOFT.CONCAT([.$A165];[.I$2];[.$Q165]);[$Lookup.$A$1:.$C$1165];1;0);&quot;&quot;)" office:value-type="string" office:string-value="zhux" calcext:value-type="string">
            <text:p>zhux</text:p>
          </table:table-cell>
          <table:table-cell table:formula="of:=IFERROR(VLOOKUP(COM.MICROSOFT.CONCAT([.$A165];[.J$2];[.$Q165]);[$Lookup.$A$1:.$C$1165];1;0);&quot;&quot;)" office:value-type="string" office:string-value="zhurx" calcext:value-type="string">
            <text:p>zhurx</text:p>
          </table:table-cell>
          <table:table-cell table:formula="of:=IFERROR(VLOOKUP(COM.MICROSOFT.CONCAT([.$A165];[.K$2];[.$Q165]);[$Lookup.$A$1:.$C$1165];1;0);&quot;&quot;)" office:value-type="string" office:string-value="zhyx" calcext:value-type="string">
            <text:p>zhyx</text:p>
          </table:table-cell>
          <table:table-cell table:formula="of:=IFERROR(VLOOKUP(COM.MICROSOFT.CONCAT([.$A165];[.L$2];[.$Q165]);[$Lookup.$A$1:.$C$1165];1;0);&quot;&quot;)" office:value-type="string" office:string-value="zhyrx" calcext:value-type="string">
            <text:p>z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NL</text:p>
          </table:table-cell>
          <table:table-cell table:formula="of:=IFERROR(VLOOKUP(COM.MICROSOFT.CONCAT([.$A166];[.C$2];[.$Q166]);[$Lookup.$A$1:.$C$1165];1;0);&quot;&quot;)">
            <text:p/>
          </table:table-cell>
          <table:table-cell table:formula="of:=IFERROR(VLOOKUP(COM.MICROSOFT.CONCAT([.$A166];[.D$2];[.$Q166]);[$Lookup.$A$1:.$C$1165];1;0);&quot;&quot;)">
            <text:p/>
          </table:table-cell>
          <table:table-cell table:formula="of:=IFERROR(VLOOKUP(COM.MICROSOFT.CONCAT([.$A166];[.E$2];[.$Q166]);[$Lookup.$A$1:.$C$1165];1;0);&quot;&quot;)" office:value-type="string" office:string-value="zha" calcext:value-type="string">
            <text:p>zha</text:p>
          </table:table-cell>
          <table:table-cell table:formula="of:=IFERROR(VLOOKUP(COM.MICROSOFT.CONCAT([.$A166];[.F$2];[.$Q166]);[$Lookup.$A$1:.$C$1165];1;0);&quot;&quot;)" office:value-type="string" office:string-value="zhuo" calcext:value-type="string">
            <text:p>zhuo</text:p>
          </table:table-cell>
          <table:table-cell table:formula="of:=IFERROR(VLOOKUP(COM.MICROSOFT.CONCAT([.$A166];[.G$2];[.$Q166]);[$Lookup.$A$1:.$C$1165];1;0);&quot;&quot;)" office:value-type="string" office:string-value="zho" calcext:value-type="string">
            <text:p>zho</text:p>
          </table:table-cell>
          <table:table-cell table:formula="of:=IFERROR(VLOOKUP(COM.MICROSOFT.CONCAT([.$A166];[.H$2];[.$Q166]);[$Lookup.$A$1:.$C$1165];1;0);&quot;&quot;)" office:value-type="string" office:string-value="zhe" calcext:value-type="string">
            <text:p>zhe</text:p>
          </table:table-cell>
          <table:table-cell table:formula="of:=IFERROR(VLOOKUP(COM.MICROSOFT.CONCAT([.$A166];[.I$2];[.$Q166]);[$Lookup.$A$1:.$C$1165];1;0);&quot;&quot;)" office:value-type="string" office:string-value="zhu" calcext:value-type="string">
            <text:p>zhu</text:p>
          </table:table-cell>
          <table:table-cell table:formula="of:=IFERROR(VLOOKUP(COM.MICROSOFT.CONCAT([.$A166];[.J$2];[.$Q166]);[$Lookup.$A$1:.$C$1165];1;0);&quot;&quot;)" office:value-type="string" office:string-value="zhur" calcext:value-type="string">
            <text:p>zhur</text:p>
          </table:table-cell>
          <table:table-cell table:formula="of:=IFERROR(VLOOKUP(COM.MICROSOFT.CONCAT([.$A166];[.K$2];[.$Q166]);[$Lookup.$A$1:.$C$1165];1;0);&quot;&quot;)" office:value-type="string" office:string-value="zhy" calcext:value-type="string">
            <text:p>zhy</text:p>
          </table:table-cell>
          <table:table-cell table:formula="of:=IFERROR(VLOOKUP(COM.MICROSOFT.CONCAT([.$A166];[.L$2];[.$Q166]);[$Lookup.$A$1:.$C$1165];1;0);&quot;&quot;)" office:value-type="string" office:string-value="zhyr" calcext:value-type="string">
            <text:p>zh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GL</text:p>
          </table:table-cell>
          <table:table-cell table:formula="of:=IFERROR(VLOOKUP(COM.MICROSOFT.CONCAT([.$A167];[.C$2];[.$Q167]);[$Lookup.$A$1:.$C$1165];1;0);&quot;&quot;)">
            <text:p/>
          </table:table-cell>
          <table:table-cell table:formula="of:=IFERROR(VLOOKUP(COM.MICROSOFT.CONCAT([.$A167];[.D$2];[.$Q167]);[$Lookup.$A$1:.$C$1165];1;0);&quot;&quot;)">
            <text:p/>
          </table:table-cell>
          <table:table-cell table:formula="of:=IFERROR(VLOOKUP(COM.MICROSOFT.CONCAT([.$A167];[.E$2];[.$Q167]);[$Lookup.$A$1:.$C$1165];1;0);&quot;&quot;)" office:value-type="string" office:string-value="zhap" calcext:value-type="string">
            <text:p>zhap</text:p>
          </table:table-cell>
          <table:table-cell table:formula="of:=IFERROR(VLOOKUP(COM.MICROSOFT.CONCAT([.$A167];[.F$2];[.$Q167]);[$Lookup.$A$1:.$C$1165];1;0);&quot;&quot;)" office:value-type="string" office:string-value="zhuop" calcext:value-type="string">
            <text:p>zhuop</text:p>
          </table:table-cell>
          <table:table-cell table:formula="of:=IFERROR(VLOOKUP(COM.MICROSOFT.CONCAT([.$A167];[.G$2];[.$Q167]);[$Lookup.$A$1:.$C$1165];1;0);&quot;&quot;)" office:value-type="string" office:string-value="zhop" calcext:value-type="string">
            <text:p>zhop</text:p>
          </table:table-cell>
          <table:table-cell table:formula="of:=IFERROR(VLOOKUP(COM.MICROSOFT.CONCAT([.$A167];[.H$2];[.$Q167]);[$Lookup.$A$1:.$C$1165];1;0);&quot;&quot;)" office:value-type="string" office:string-value="zhep" calcext:value-type="string">
            <text:p>zhep</text:p>
          </table:table-cell>
          <table:table-cell table:formula="of:=IFERROR(VLOOKUP(COM.MICROSOFT.CONCAT([.$A167];[.I$2];[.$Q167]);[$Lookup.$A$1:.$C$1165];1;0);&quot;&quot;)" office:value-type="string" office:string-value="zhup" calcext:value-type="string">
            <text:p>zhup</text:p>
          </table:table-cell>
          <table:table-cell table:formula="of:=IFERROR(VLOOKUP(COM.MICROSOFT.CONCAT([.$A167];[.J$2];[.$Q167]);[$Lookup.$A$1:.$C$1165];1;0);&quot;&quot;)">
            <text:p/>
          </table:table-cell>
          <table:table-cell table:formula="of:=IFERROR(VLOOKUP(COM.MICROSOFT.CONCAT([.$A167];[.K$2];[.$Q167]);[$Lookup.$A$1:.$C$1165];1;0);&quot;&quot;)" office:value-type="string" office:string-value="zhyp" calcext:value-type="string">
            <text:p>zhyp</text:p>
          </table:table-cell>
          <table:table-cell table:formula="of:=IFERROR(VLOOKUP(COM.MICROSOFT.CONCAT([.$A167];[.L$2];[.$Q16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64:.L167];&quot;[z|s|c|h|g|m|n|d|b|j|r]?[a-z]?[y|u|e|o|a|i][o|e|r]?[x|t|p]?&quot;)" office:value-type="float" office:value="27" calcext:value-type="float">
            <text:p>27</text:p>
          </table:table-cell>
          <table:table-cell table:formula="of:=COUNTA([.C164:.L167])-COUNTBLANK([.C164:.L16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table:formula="of:=IFERROR(VLOOKUP(COM.MICROSOFT.CONCAT([.$A169];[.C$2];[.$Q169]);[$Lookup.$A$1:.$C$1165];1;0);&quot;&quot;)">
            <text:p/>
          </table:table-cell>
          <table:table-cell table:formula="of:=IFERROR(VLOOKUP(COM.MICROSOFT.CONCAT([.$A169];[.D$2];[.$Q169]);[$Lookup.$A$1:.$C$1165];1;0);&quot;&quot;)">
            <text:p/>
          </table:table-cell>
          <table:table-cell table:formula="of:=IFERROR(VLOOKUP(COM.MICROSOFT.CONCAT([.$A169];[.E$2];[.$Q169]);[$Lookup.$A$1:.$C$1165];1;0);&quot;&quot;)" office:value-type="string" office:string-value="chat" calcext:value-type="string">
            <text:p>chat</text:p>
          </table:table-cell>
          <table:table-cell table:formula="of:=IFERROR(VLOOKUP(COM.MICROSOFT.CONCAT([.$A169];[.F$2];[.$Q169]);[$Lookup.$A$1:.$C$1165];1;0);&quot;&quot;)" office:value-type="string" office:string-value="chuot" calcext:value-type="string">
            <text:p>chuot</text:p>
          </table:table-cell>
          <table:table-cell table:formula="of:=IFERROR(VLOOKUP(COM.MICROSOFT.CONCAT([.$A169];[.G$2];[.$Q169]);[$Lookup.$A$1:.$C$1165];1;0);&quot;&quot;)" office:value-type="string" office:string-value="chot" calcext:value-type="string">
            <text:p>chot</text:p>
          </table:table-cell>
          <table:table-cell table:formula="of:=IFERROR(VLOOKUP(COM.MICROSOFT.CONCAT([.$A169];[.H$2];[.$Q169]);[$Lookup.$A$1:.$C$1165];1;0);&quot;&quot;)" office:value-type="string" office:string-value="chet" calcext:value-type="string">
            <text:p>chet</text:p>
          </table:table-cell>
          <table:table-cell table:formula="of:=IFERROR(VLOOKUP(COM.MICROSOFT.CONCAT([.$A169];[.I$2];[.$Q169]);[$Lookup.$A$1:.$C$1165];1;0);&quot;&quot;)">
            <text:p/>
          </table:table-cell>
          <table:table-cell table:formula="of:=IFERROR(VLOOKUP(COM.MICROSOFT.CONCAT([.$A169];[.J$2];[.$Q169]);[$Lookup.$A$1:.$C$1165];1;0);&quot;&quot;)">
            <text:p/>
          </table:table-cell>
          <table:table-cell table:formula="of:=IFERROR(VLOOKUP(COM.MICROSOFT.CONCAT([.$A169];[.K$2];[.$Q169]);[$Lookup.$A$1:.$C$1165];1;0);&quot;&quot;)" office:value-type="string" office:string-value="chyt" calcext:value-type="string">
            <text:p>chyt</text:p>
          </table:table-cell>
          <table:table-cell table:formula="of:=IFERROR(VLOOKUP(COM.MICROSOFT.CONCAT([.$A169];[.L$2];[.$Q16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NM</text:p>
          </table:table-cell>
          <table:table-cell table:formula="of:=IFERROR(VLOOKUP(COM.MICROSOFT.CONCAT([.$A170];[.C$2];[.$Q170]);[$Lookup.$A$1:.$C$1165];1;0);&quot;&quot;)">
            <text:p/>
          </table:table-cell>
          <table:table-cell table:formula="of:=IFERROR(VLOOKUP(COM.MICROSOFT.CONCAT([.$A170];[.D$2];[.$Q170]);[$Lookup.$A$1:.$C$1165];1;0);&quot;&quot;)">
            <text:p/>
          </table:table-cell>
          <table:table-cell table:formula="of:=IFERROR(VLOOKUP(COM.MICROSOFT.CONCAT([.$A170];[.E$2];[.$Q170]);[$Lookup.$A$1:.$C$1165];1;0);&quot;&quot;)" office:value-type="string" office:string-value="chax" calcext:value-type="string">
            <text:p>chax</text:p>
          </table:table-cell>
          <table:table-cell table:formula="of:=IFERROR(VLOOKUP(COM.MICROSOFT.CONCAT([.$A170];[.F$2];[.$Q170]);[$Lookup.$A$1:.$C$1165];1;0);&quot;&quot;)" office:value-type="string" office:string-value="chuox" calcext:value-type="string">
            <text:p>chuox</text:p>
          </table:table-cell>
          <table:table-cell table:formula="of:=IFERROR(VLOOKUP(COM.MICROSOFT.CONCAT([.$A170];[.G$2];[.$Q170]);[$Lookup.$A$1:.$C$1165];1;0);&quot;&quot;)" office:value-type="string" office:string-value="chox" calcext:value-type="string">
            <text:p>chox</text:p>
          </table:table-cell>
          <table:table-cell table:formula="of:=IFERROR(VLOOKUP(COM.MICROSOFT.CONCAT([.$A170];[.H$2];[.$Q170]);[$Lookup.$A$1:.$C$1165];1;0);&quot;&quot;)" office:value-type="string" office:string-value="chex" calcext:value-type="string">
            <text:p>chex</text:p>
          </table:table-cell>
          <table:table-cell table:formula="of:=IFERROR(VLOOKUP(COM.MICROSOFT.CONCAT([.$A170];[.I$2];[.$Q170]);[$Lookup.$A$1:.$C$1165];1;0);&quot;&quot;)" office:value-type="string" office:string-value="chux" calcext:value-type="string">
            <text:p>chux</text:p>
          </table:table-cell>
          <table:table-cell table:formula="of:=IFERROR(VLOOKUP(COM.MICROSOFT.CONCAT([.$A170];[.J$2];[.$Q170]);[$Lookup.$A$1:.$C$1165];1;0);&quot;&quot;)" office:value-type="string" office:string-value="churx" calcext:value-type="string">
            <text:p>churx</text:p>
          </table:table-cell>
          <table:table-cell table:formula="of:=IFERROR(VLOOKUP(COM.MICROSOFT.CONCAT([.$A170];[.K$2];[.$Q170]);[$Lookup.$A$1:.$C$1165];1;0);&quot;&quot;)" office:value-type="string" office:string-value="chyx" calcext:value-type="string">
            <text:p>chyx</text:p>
          </table:table-cell>
          <table:table-cell table:formula="of:=IFERROR(VLOOKUP(COM.MICROSOFT.CONCAT([.$A170];[.L$2];[.$Q170]);[$Lookup.$A$1:.$C$1165];1;0);&quot;&quot;)" office:value-type="string" office:string-value="chyrx" calcext:value-type="string">
            <text:p>c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NL</text:p>
          </table:table-cell>
          <table:table-cell table:formula="of:=IFERROR(VLOOKUP(COM.MICROSOFT.CONCAT([.$A171];[.C$2];[.$Q171]);[$Lookup.$A$1:.$C$1165];1;0);&quot;&quot;)">
            <text:p/>
          </table:table-cell>
          <table:table-cell table:formula="of:=IFERROR(VLOOKUP(COM.MICROSOFT.CONCAT([.$A171];[.D$2];[.$Q171]);[$Lookup.$A$1:.$C$1165];1;0);&quot;&quot;)">
            <text:p/>
          </table:table-cell>
          <table:table-cell table:formula="of:=IFERROR(VLOOKUP(COM.MICROSOFT.CONCAT([.$A171];[.E$2];[.$Q171]);[$Lookup.$A$1:.$C$1165];1;0);&quot;&quot;)" office:value-type="string" office:string-value="cha" calcext:value-type="string">
            <text:p>cha</text:p>
          </table:table-cell>
          <table:table-cell table:formula="of:=IFERROR(VLOOKUP(COM.MICROSOFT.CONCAT([.$A171];[.F$2];[.$Q171]);[$Lookup.$A$1:.$C$1165];1;0);&quot;&quot;)" office:value-type="string" office:string-value="chuo" calcext:value-type="string">
            <text:p>chuo</text:p>
          </table:table-cell>
          <table:table-cell table:formula="of:=IFERROR(VLOOKUP(COM.MICROSOFT.CONCAT([.$A171];[.G$2];[.$Q171]);[$Lookup.$A$1:.$C$1165];1;0);&quot;&quot;)" office:value-type="string" office:string-value="cho" calcext:value-type="string">
            <text:p>cho</text:p>
          </table:table-cell>
          <table:table-cell table:formula="of:=IFERROR(VLOOKUP(COM.MICROSOFT.CONCAT([.$A171];[.H$2];[.$Q171]);[$Lookup.$A$1:.$C$1165];1;0);&quot;&quot;)" office:value-type="string" office:string-value="che" calcext:value-type="string">
            <text:p>che</text:p>
          </table:table-cell>
          <table:table-cell table:formula="of:=IFERROR(VLOOKUP(COM.MICROSOFT.CONCAT([.$A171];[.I$2];[.$Q171]);[$Lookup.$A$1:.$C$1165];1;0);&quot;&quot;)" office:value-type="string" office:string-value="chu" calcext:value-type="string">
            <text:p>chu</text:p>
          </table:table-cell>
          <table:table-cell table:formula="of:=IFERROR(VLOOKUP(COM.MICROSOFT.CONCAT([.$A171];[.J$2];[.$Q171]);[$Lookup.$A$1:.$C$1165];1;0);&quot;&quot;)" office:value-type="string" office:string-value="chur" calcext:value-type="string">
            <text:p>chur</text:p>
          </table:table-cell>
          <table:table-cell table:formula="of:=IFERROR(VLOOKUP(COM.MICROSOFT.CONCAT([.$A171];[.K$2];[.$Q171]);[$Lookup.$A$1:.$C$1165];1;0);&quot;&quot;)" office:value-type="string" office:string-value="chy" calcext:value-type="string">
            <text:p>chy</text:p>
          </table:table-cell>
          <table:table-cell table:formula="of:=IFERROR(VLOOKUP(COM.MICROSOFT.CONCAT([.$A171];[.L$2];[.$Q171]);[$Lookup.$A$1:.$C$1165];1;0);&quot;&quot;)" office:value-type="string" office:string-value="chyr" calcext:value-type="string">
            <text:p>ch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GL</text:p>
          </table:table-cell>
          <table:table-cell table:formula="of:=IFERROR(VLOOKUP(COM.MICROSOFT.CONCAT([.$A172];[.C$2];[.$Q172]);[$Lookup.$A$1:.$C$1165];1;0);&quot;&quot;)">
            <text:p/>
          </table:table-cell>
          <table:table-cell table:formula="of:=IFERROR(VLOOKUP(COM.MICROSOFT.CONCAT([.$A172];[.D$2];[.$Q172]);[$Lookup.$A$1:.$C$1165];1;0);&quot;&quot;)">
            <text:p/>
          </table:table-cell>
          <table:table-cell table:formula="of:=IFERROR(VLOOKUP(COM.MICROSOFT.CONCAT([.$A172];[.E$2];[.$Q172]);[$Lookup.$A$1:.$C$1165];1;0);&quot;&quot;)" office:value-type="string" office:string-value="chap" calcext:value-type="string">
            <text:p>chap</text:p>
          </table:table-cell>
          <table:table-cell table:formula="of:=IFERROR(VLOOKUP(COM.MICROSOFT.CONCAT([.$A172];[.F$2];[.$Q172]);[$Lookup.$A$1:.$C$1165];1;0);&quot;&quot;)" office:value-type="string" office:string-value="chuop" calcext:value-type="string">
            <text:p>chuop</text:p>
          </table:table-cell>
          <table:table-cell table:formula="of:=IFERROR(VLOOKUP(COM.MICROSOFT.CONCAT([.$A172];[.G$2];[.$Q172]);[$Lookup.$A$1:.$C$1165];1;0);&quot;&quot;)" office:value-type="string" office:string-value="chop" calcext:value-type="string">
            <text:p>chop</text:p>
          </table:table-cell>
          <table:table-cell table:formula="of:=IFERROR(VLOOKUP(COM.MICROSOFT.CONCAT([.$A172];[.H$2];[.$Q172]);[$Lookup.$A$1:.$C$1165];1;0);&quot;&quot;)" office:value-type="string" office:string-value="chep" calcext:value-type="string">
            <text:p>chep</text:p>
          </table:table-cell>
          <table:table-cell table:formula="of:=IFERROR(VLOOKUP(COM.MICROSOFT.CONCAT([.$A172];[.I$2];[.$Q172]);[$Lookup.$A$1:.$C$1165];1;0);&quot;&quot;)" office:value-type="string" office:string-value="chup" calcext:value-type="string">
            <text:p>chup</text:p>
          </table:table-cell>
          <table:table-cell table:formula="of:=IFERROR(VLOOKUP(COM.MICROSOFT.CONCAT([.$A172];[.J$2];[.$Q172]);[$Lookup.$A$1:.$C$1165];1;0);&quot;&quot;)">
            <text:p/>
          </table:table-cell>
          <table:table-cell table:formula="of:=IFERROR(VLOOKUP(COM.MICROSOFT.CONCAT([.$A172];[.K$2];[.$Q172]);[$Lookup.$A$1:.$C$1165];1;0);&quot;&quot;)" office:value-type="string" office:string-value="chyp" calcext:value-type="string">
            <text:p>chyp</text:p>
          </table:table-cell>
          <table:table-cell table:formula="of:=IFERROR(VLOOKUP(COM.MICROSOFT.CONCAT([.$A172];[.L$2];[.$Q17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69:.L172];&quot;[z|s|c|h|g|m|n|d|b|j|r]?[a-z]?[y|u|e|o|a|i][o|e|r]?[x|t|p]?&quot;)" office:value-type="float" office:value="27" calcext:value-type="float">
            <text:p>27</text:p>
          </table:table-cell>
          <table:table-cell table:formula="of:=COUNTA([.C169:.L172])-COUNTBLANK([.C169:.L172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table:formula="of:=IFERROR(VLOOKUP(COM.MICROSOFT.CONCAT([.$A174];[.C$2];[.$Q174]);[$Lookup.$A$1:.$C$1165];1;0);&quot;&quot;)">
            <text:p/>
          </table:table-cell>
          <table:table-cell table:formula="of:=IFERROR(VLOOKUP(COM.MICROSOFT.CONCAT([.$A174];[.D$2];[.$Q174]);[$Lookup.$A$1:.$C$1165];1;0);&quot;&quot;)">
            <text:p/>
          </table:table-cell>
          <table:table-cell table:formula="of:=IFERROR(VLOOKUP(COM.MICROSOFT.CONCAT([.$A174];[.E$2];[.$Q174]);[$Lookup.$A$1:.$C$1165];1;0);&quot;&quot;)">
            <text:p/>
          </table:table-cell>
          <table:table-cell table:formula="of:=IFERROR(VLOOKUP(COM.MICROSOFT.CONCAT([.$A174];[.F$2];[.$Q174]);[$Lookup.$A$1:.$C$1165];1;0);&quot;&quot;)">
            <text:p/>
          </table:table-cell>
          <table:table-cell table:formula="of:=IFERROR(VLOOKUP(COM.MICROSOFT.CONCAT([.$A174];[.G$2];[.$Q174]);[$Lookup.$A$1:.$C$1165];1;0);&quot;&quot;)" office:value-type="string" office:string-value="rrot" calcext:value-type="string">
            <text:p>rrot</text:p>
          </table:table-cell>
          <table:table-cell table:formula="of:=IFERROR(VLOOKUP(COM.MICROSOFT.CONCAT([.$A174];[.H$2];[.$Q174]);[$Lookup.$A$1:.$C$1165];1;0);&quot;&quot;)" office:value-type="string" office:string-value="rret" calcext:value-type="string">
            <text:p>rret</text:p>
          </table:table-cell>
          <table:table-cell table:formula="of:=IFERROR(VLOOKUP(COM.MICROSOFT.CONCAT([.$A174];[.I$2];[.$Q174]);[$Lookup.$A$1:.$C$1165];1;0);&quot;&quot;)" office:value-type="string" office:string-value="rrut" calcext:value-type="string">
            <text:p>rrut</text:p>
          </table:table-cell>
          <table:table-cell table:formula="of:=IFERROR(VLOOKUP(COM.MICROSOFT.CONCAT([.$A174];[.J$2];[.$Q174]);[$Lookup.$A$1:.$C$1165];1;0);&quot;&quot;)">
            <text:p/>
          </table:table-cell>
          <table:table-cell table:formula="of:=IFERROR(VLOOKUP(COM.MICROSOFT.CONCAT([.$A174];[.K$2];[.$Q174]);[$Lookup.$A$1:.$C$1165];1;0);&quot;&quot;)" office:value-type="string" office:string-value="rryt" calcext:value-type="string">
            <text:p>rryt</text:p>
          </table:table-cell>
          <table:table-cell table:formula="of:=IFERROR(VLOOKUP(COM.MICROSOFT.CONCAT([.$A174];[.L$2];[.$Q17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NM</text:p>
          </table:table-cell>
          <table:table-cell table:formula="of:=IFERROR(VLOOKUP(COM.MICROSOFT.CONCAT([.$A175];[.C$2];[.$Q175]);[$Lookup.$A$1:.$C$1165];1;0);&quot;&quot;)">
            <text:p/>
          </table:table-cell>
          <table:table-cell table:formula="of:=IFERROR(VLOOKUP(COM.MICROSOFT.CONCAT([.$A175];[.D$2];[.$Q175]);[$Lookup.$A$1:.$C$1165];1;0);&quot;&quot;)">
            <text:p/>
          </table:table-cell>
          <table:table-cell table:formula="of:=IFERROR(VLOOKUP(COM.MICROSOFT.CONCAT([.$A175];[.E$2];[.$Q175]);[$Lookup.$A$1:.$C$1165];1;0);&quot;&quot;)" office:value-type="string" office:string-value="rrax" calcext:value-type="string">
            <text:p>rrax</text:p>
          </table:table-cell>
          <table:table-cell table:formula="of:=IFERROR(VLOOKUP(COM.MICROSOFT.CONCAT([.$A175];[.F$2];[.$Q175]);[$Lookup.$A$1:.$C$1165];1;0);&quot;&quot;)" office:value-type="string" office:string-value="rruox" calcext:value-type="string">
            <text:p>rruox</text:p>
          </table:table-cell>
          <table:table-cell table:formula="of:=IFERROR(VLOOKUP(COM.MICROSOFT.CONCAT([.$A175];[.G$2];[.$Q175]);[$Lookup.$A$1:.$C$1165];1;0);&quot;&quot;)" office:value-type="string" office:string-value="rrox" calcext:value-type="string">
            <text:p>rrox</text:p>
          </table:table-cell>
          <table:table-cell table:formula="of:=IFERROR(VLOOKUP(COM.MICROSOFT.CONCAT([.$A175];[.H$2];[.$Q175]);[$Lookup.$A$1:.$C$1165];1;0);&quot;&quot;)" office:value-type="string" office:string-value="rrex" calcext:value-type="string">
            <text:p>rrex</text:p>
          </table:table-cell>
          <table:table-cell table:formula="of:=IFERROR(VLOOKUP(COM.MICROSOFT.CONCAT([.$A175];[.I$2];[.$Q175]);[$Lookup.$A$1:.$C$1165];1;0);&quot;&quot;)" office:value-type="string" office:string-value="rrux" calcext:value-type="string">
            <text:p>rrux</text:p>
          </table:table-cell>
          <table:table-cell table:formula="of:=IFERROR(VLOOKUP(COM.MICROSOFT.CONCAT([.$A175];[.J$2];[.$Q175]);[$Lookup.$A$1:.$C$1165];1;0);&quot;&quot;)" office:value-type="string" office:string-value="rrurx" calcext:value-type="string">
            <text:p>rrurx</text:p>
          </table:table-cell>
          <table:table-cell table:formula="of:=IFERROR(VLOOKUP(COM.MICROSOFT.CONCAT([.$A175];[.K$2];[.$Q175]);[$Lookup.$A$1:.$C$1165];1;0);&quot;&quot;)" office:value-type="string" office:string-value="rryx" calcext:value-type="string">
            <text:p>rryx</text:p>
          </table:table-cell>
          <table:table-cell table:formula="of:=IFERROR(VLOOKUP(COM.MICROSOFT.CONCAT([.$A175];[.L$2];[.$Q175]);[$Lookup.$A$1:.$C$1165];1;0);&quot;&quot;)" office:value-type="string" office:string-value="rryrx" calcext:value-type="string">
            <text:p>r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NL</text:p>
          </table:table-cell>
          <table:table-cell table:formula="of:=IFERROR(VLOOKUP(COM.MICROSOFT.CONCAT([.$A176];[.C$2];[.$Q176]);[$Lookup.$A$1:.$C$1165];1;0);&quot;&quot;)">
            <text:p/>
          </table:table-cell>
          <table:table-cell table:formula="of:=IFERROR(VLOOKUP(COM.MICROSOFT.CONCAT([.$A176];[.D$2];[.$Q176]);[$Lookup.$A$1:.$C$1165];1;0);&quot;&quot;)">
            <text:p/>
          </table:table-cell>
          <table:table-cell table:formula="of:=IFERROR(VLOOKUP(COM.MICROSOFT.CONCAT([.$A176];[.E$2];[.$Q176]);[$Lookup.$A$1:.$C$1165];1;0);&quot;&quot;)" office:value-type="string" office:string-value="rra" calcext:value-type="string">
            <text:p>rra</text:p>
          </table:table-cell>
          <table:table-cell table:formula="of:=IFERROR(VLOOKUP(COM.MICROSOFT.CONCAT([.$A176];[.F$2];[.$Q176]);[$Lookup.$A$1:.$C$1165];1;0);&quot;&quot;)" office:value-type="string" office:string-value="rruo" calcext:value-type="string">
            <text:p>rruo</text:p>
          </table:table-cell>
          <table:table-cell table:formula="of:=IFERROR(VLOOKUP(COM.MICROSOFT.CONCAT([.$A176];[.G$2];[.$Q176]);[$Lookup.$A$1:.$C$1165];1;0);&quot;&quot;)" office:value-type="string" office:string-value="rro" calcext:value-type="string">
            <text:p>rro</text:p>
          </table:table-cell>
          <table:table-cell table:formula="of:=IFERROR(VLOOKUP(COM.MICROSOFT.CONCAT([.$A176];[.H$2];[.$Q176]);[$Lookup.$A$1:.$C$1165];1;0);&quot;&quot;)" office:value-type="string" office:string-value="rre" calcext:value-type="string">
            <text:p>rre</text:p>
          </table:table-cell>
          <table:table-cell table:formula="of:=IFERROR(VLOOKUP(COM.MICROSOFT.CONCAT([.$A176];[.I$2];[.$Q176]);[$Lookup.$A$1:.$C$1165];1;0);&quot;&quot;)" office:value-type="string" office:string-value="rru" calcext:value-type="string">
            <text:p>rru</text:p>
          </table:table-cell>
          <table:table-cell table:formula="of:=IFERROR(VLOOKUP(COM.MICROSOFT.CONCAT([.$A176];[.J$2];[.$Q176]);[$Lookup.$A$1:.$C$1165];1;0);&quot;&quot;)" office:value-type="string" office:string-value="rrur" calcext:value-type="string">
            <text:p>rrur</text:p>
          </table:table-cell>
          <table:table-cell table:formula="of:=IFERROR(VLOOKUP(COM.MICROSOFT.CONCAT([.$A176];[.K$2];[.$Q176]);[$Lookup.$A$1:.$C$1165];1;0);&quot;&quot;)" office:value-type="string" office:string-value="rry" calcext:value-type="string">
            <text:p>rry</text:p>
          </table:table-cell>
          <table:table-cell table:formula="of:=IFERROR(VLOOKUP(COM.MICROSOFT.CONCAT([.$A176];[.L$2];[.$Q176]);[$Lookup.$A$1:.$C$1165];1;0);&quot;&quot;)" office:value-type="string" office:string-value="rryr" calcext:value-type="string">
            <text:p>rr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GL</text:p>
          </table:table-cell>
          <table:table-cell table:formula="of:=IFERROR(VLOOKUP(COM.MICROSOFT.CONCAT([.$A177];[.C$2];[.$Q177]);[$Lookup.$A$1:.$C$1165];1;0);&quot;&quot;)">
            <text:p/>
          </table:table-cell>
          <table:table-cell table:formula="of:=IFERROR(VLOOKUP(COM.MICROSOFT.CONCAT([.$A177];[.D$2];[.$Q177]);[$Lookup.$A$1:.$C$1165];1;0);&quot;&quot;)">
            <text:p/>
          </table:table-cell>
          <table:table-cell table:formula="of:=IFERROR(VLOOKUP(COM.MICROSOFT.CONCAT([.$A177];[.E$2];[.$Q177]);[$Lookup.$A$1:.$C$1165];1;0);&quot;&quot;)">
            <text:p/>
          </table:table-cell>
          <table:table-cell table:formula="of:=IFERROR(VLOOKUP(COM.MICROSOFT.CONCAT([.$A177];[.F$2];[.$Q177]);[$Lookup.$A$1:.$C$1165];1;0);&quot;&quot;)">
            <text:p/>
          </table:table-cell>
          <table:table-cell table:formula="of:=IFERROR(VLOOKUP(COM.MICROSOFT.CONCAT([.$A177];[.G$2];[.$Q177]);[$Lookup.$A$1:.$C$1165];1;0);&quot;&quot;)" office:value-type="string" office:string-value="rrop" calcext:value-type="string">
            <text:p>rrop</text:p>
          </table:table-cell>
          <table:table-cell table:formula="of:=IFERROR(VLOOKUP(COM.MICROSOFT.CONCAT([.$A177];[.H$2];[.$Q177]);[$Lookup.$A$1:.$C$1165];1;0);&quot;&quot;)" office:value-type="string" office:string-value="rrep" calcext:value-type="string">
            <text:p>rrep</text:p>
          </table:table-cell>
          <table:table-cell table:formula="of:=IFERROR(VLOOKUP(COM.MICROSOFT.CONCAT([.$A177];[.I$2];[.$Q177]);[$Lookup.$A$1:.$C$1165];1;0);&quot;&quot;)" office:value-type="string" office:string-value="rrup" calcext:value-type="string">
            <text:p>rrup</text:p>
          </table:table-cell>
          <table:table-cell table:formula="of:=IFERROR(VLOOKUP(COM.MICROSOFT.CONCAT([.$A177];[.J$2];[.$Q177]);[$Lookup.$A$1:.$C$1165];1;0);&quot;&quot;)">
            <text:p/>
          </table:table-cell>
          <table:table-cell table:formula="of:=IFERROR(VLOOKUP(COM.MICROSOFT.CONCAT([.$A177];[.K$2];[.$Q177]);[$Lookup.$A$1:.$C$1165];1;0);&quot;&quot;)" office:value-type="string" office:string-value="rryp" calcext:value-type="string">
            <text:p>rryp</text:p>
          </table:table-cell>
          <table:table-cell table:formula="of:=IFERROR(VLOOKUP(COM.MICROSOFT.CONCAT([.$A177];[.L$2];[.$Q17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74:.L177];&quot;[z|s|c|h|g|m|n|d|b|j|r]?[a-z]?[y|u|e|o|a|i][o|e|r]?[x|t|p]?&quot;)" office:value-type="float" office:value="24" calcext:value-type="float">
            <text:p>24</text:p>
          </table:table-cell>
          <table:table-cell table:formula="of:=COUNTA([.C174:.L177])-COUNTBLANK([.C174:.L177])"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r</text:p>
          </table:table-cell>
          <table:table-cell/>
          <table:table-cell table:formula="of:=IFERROR(VLOOKUP(COM.MICROSOFT.CONCAT([.$A179];[.C$2];[.$Q179]);[$Lookup.$A$1:.$C$1165];1;0);&quot;&quot;)">
            <text:p/>
          </table:table-cell>
          <table:table-cell table:formula="of:=IFERROR(VLOOKUP(COM.MICROSOFT.CONCAT([.$A179];[.D$2];[.$Q179]);[$Lookup.$A$1:.$C$1165];1;0);&quot;&quot;)">
            <text:p/>
          </table:table-cell>
          <table:table-cell table:formula="of:=IFERROR(VLOOKUP(COM.MICROSOFT.CONCAT([.$A179];[.E$2];[.$Q179]);[$Lookup.$A$1:.$C$1165];1;0);&quot;&quot;)" office:value-type="string" office:string-value="nrat" calcext:value-type="string">
            <text:p>nrat</text:p>
          </table:table-cell>
          <table:table-cell table:formula="of:=IFERROR(VLOOKUP(COM.MICROSOFT.CONCAT([.$A179];[.F$2];[.$Q179]);[$Lookup.$A$1:.$C$1165];1;0);&quot;&quot;)">
            <text:p/>
          </table:table-cell>
          <table:table-cell table:formula="of:=IFERROR(VLOOKUP(COM.MICROSOFT.CONCAT([.$A179];[.G$2];[.$Q179]);[$Lookup.$A$1:.$C$1165];1;0);&quot;&quot;)">
            <text:p/>
          </table:table-cell>
          <table:table-cell table:formula="of:=IFERROR(VLOOKUP(COM.MICROSOFT.CONCAT([.$A179];[.H$2];[.$Q179]);[$Lookup.$A$1:.$C$1165];1;0);&quot;&quot;)" office:value-type="string" office:string-value="nret" calcext:value-type="string">
            <text:p>nret</text:p>
          </table:table-cell>
          <table:table-cell table:formula="of:=IFERROR(VLOOKUP(COM.MICROSOFT.CONCAT([.$A179];[.I$2];[.$Q179]);[$Lookup.$A$1:.$C$1165];1;0);&quot;&quot;)" office:value-type="string" office:string-value="nrut" calcext:value-type="string">
            <text:p>nrut</text:p>
          </table:table-cell>
          <table:table-cell table:formula="of:=IFERROR(VLOOKUP(COM.MICROSOFT.CONCAT([.$A179];[.J$2];[.$Q179]);[$Lookup.$A$1:.$C$1165];1;0);&quot;&quot;)">
            <text:p/>
          </table:table-cell>
          <table:table-cell table:formula="of:=IFERROR(VLOOKUP(COM.MICROSOFT.CONCAT([.$A179];[.K$2];[.$Q179]);[$Lookup.$A$1:.$C$1165];1;0);&quot;&quot;)" office:value-type="string" office:string-value="nryt" calcext:value-type="string">
            <text:p>nryt</text:p>
          </table:table-cell>
          <table:table-cell table:formula="of:=IFERROR(VLOOKUP(COM.MICROSOFT.CONCAT([.$A179];[.L$2];[.$Q17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M</text:p>
          </table:table-cell>
          <table:table-cell table:formula="of:=IFERROR(VLOOKUP(COM.MICROSOFT.CONCAT([.$A180];[.C$2];[.$Q180]);[$Lookup.$A$1:.$C$1165];1;0);&quot;&quot;)">
            <text:p/>
          </table:table-cell>
          <table:table-cell table:formula="of:=IFERROR(VLOOKUP(COM.MICROSOFT.CONCAT([.$A180];[.D$2];[.$Q180]);[$Lookup.$A$1:.$C$1165];1;0);&quot;&quot;)">
            <text:p/>
          </table:table-cell>
          <table:table-cell table:formula="of:=IFERROR(VLOOKUP(COM.MICROSOFT.CONCAT([.$A180];[.E$2];[.$Q180]);[$Lookup.$A$1:.$C$1165];1;0);&quot;&quot;)" office:value-type="string" office:string-value="nrax" calcext:value-type="string">
            <text:p>nrax</text:p>
          </table:table-cell>
          <table:table-cell table:formula="of:=IFERROR(VLOOKUP(COM.MICROSOFT.CONCAT([.$A180];[.F$2];[.$Q180]);[$Lookup.$A$1:.$C$1165];1;0);&quot;&quot;)">
            <text:p/>
          </table:table-cell>
          <table:table-cell table:formula="of:=IFERROR(VLOOKUP(COM.MICROSOFT.CONCAT([.$A180];[.G$2];[.$Q180]);[$Lookup.$A$1:.$C$1165];1;0);&quot;&quot;)" office:value-type="string" office:string-value="nrox" calcext:value-type="string">
            <text:p>nrox</text:p>
          </table:table-cell>
          <table:table-cell table:formula="of:=IFERROR(VLOOKUP(COM.MICROSOFT.CONCAT([.$A180];[.H$2];[.$Q180]);[$Lookup.$A$1:.$C$1165];1;0);&quot;&quot;)" office:value-type="string" office:string-value="nrex" calcext:value-type="string">
            <text:p>nrex</text:p>
          </table:table-cell>
          <table:table-cell table:formula="of:=IFERROR(VLOOKUP(COM.MICROSOFT.CONCAT([.$A180];[.I$2];[.$Q180]);[$Lookup.$A$1:.$C$1165];1;0);&quot;&quot;)" office:value-type="string" office:string-value="nrux" calcext:value-type="string">
            <text:p>nrux</text:p>
          </table:table-cell>
          <table:table-cell table:formula="of:=IFERROR(VLOOKUP(COM.MICROSOFT.CONCAT([.$A180];[.J$2];[.$Q180]);[$Lookup.$A$1:.$C$1165];1;0);&quot;&quot;)" office:value-type="string" office:string-value="nrurx" calcext:value-type="string">
            <text:p>nrurx</text:p>
          </table:table-cell>
          <table:table-cell table:formula="of:=IFERROR(VLOOKUP(COM.MICROSOFT.CONCAT([.$A180];[.K$2];[.$Q180]);[$Lookup.$A$1:.$C$1165];1;0);&quot;&quot;)" office:value-type="string" office:string-value="nryx" calcext:value-type="string">
            <text:p>nryx</text:p>
          </table:table-cell>
          <table:table-cell table:formula="of:=IFERROR(VLOOKUP(COM.MICROSOFT.CONCAT([.$A180];[.L$2];[.$Q180]);[$Lookup.$A$1:.$C$1165];1;0);&quot;&quot;)" office:value-type="string" office:string-value="nryrx" calcext:value-type="string">
            <text:p>n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L</text:p>
          </table:table-cell>
          <table:table-cell table:formula="of:=IFERROR(VLOOKUP(COM.MICROSOFT.CONCAT([.$A181];[.C$2];[.$Q181]);[$Lookup.$A$1:.$C$1165];1;0);&quot;&quot;)">
            <text:p/>
          </table:table-cell>
          <table:table-cell table:formula="of:=IFERROR(VLOOKUP(COM.MICROSOFT.CONCAT([.$A181];[.D$2];[.$Q181]);[$Lookup.$A$1:.$C$1165];1;0);&quot;&quot;)">
            <text:p/>
          </table:table-cell>
          <table:table-cell table:formula="of:=IFERROR(VLOOKUP(COM.MICROSOFT.CONCAT([.$A181];[.E$2];[.$Q181]);[$Lookup.$A$1:.$C$1165];1;0);&quot;&quot;)" office:value-type="string" office:string-value="nra" calcext:value-type="string">
            <text:p>nra</text:p>
          </table:table-cell>
          <table:table-cell table:formula="of:=IFERROR(VLOOKUP(COM.MICROSOFT.CONCAT([.$A181];[.F$2];[.$Q181]);[$Lookup.$A$1:.$C$1165];1;0);&quot;&quot;)">
            <text:p/>
          </table:table-cell>
          <table:table-cell table:formula="of:=IFERROR(VLOOKUP(COM.MICROSOFT.CONCAT([.$A181];[.G$2];[.$Q181]);[$Lookup.$A$1:.$C$1165];1;0);&quot;&quot;)" office:value-type="string" office:string-value="nro" calcext:value-type="string">
            <text:p>nro</text:p>
          </table:table-cell>
          <table:table-cell table:formula="of:=IFERROR(VLOOKUP(COM.MICROSOFT.CONCAT([.$A181];[.H$2];[.$Q181]);[$Lookup.$A$1:.$C$1165];1;0);&quot;&quot;)" office:value-type="string" office:string-value="nre" calcext:value-type="string">
            <text:p>nre</text:p>
          </table:table-cell>
          <table:table-cell table:formula="of:=IFERROR(VLOOKUP(COM.MICROSOFT.CONCAT([.$A181];[.I$2];[.$Q181]);[$Lookup.$A$1:.$C$1165];1;0);&quot;&quot;)" office:value-type="string" office:string-value="nru" calcext:value-type="string">
            <text:p>nru</text:p>
          </table:table-cell>
          <table:table-cell table:formula="of:=IFERROR(VLOOKUP(COM.MICROSOFT.CONCAT([.$A181];[.J$2];[.$Q181]);[$Lookup.$A$1:.$C$1165];1;0);&quot;&quot;)" office:value-type="string" office:string-value="nrur" calcext:value-type="string">
            <text:p>nrur</text:p>
          </table:table-cell>
          <table:table-cell table:formula="of:=IFERROR(VLOOKUP(COM.MICROSOFT.CONCAT([.$A181];[.K$2];[.$Q181]);[$Lookup.$A$1:.$C$1165];1;0);&quot;&quot;)" office:value-type="string" office:string-value="nry" calcext:value-type="string">
            <text:p>nry</text:p>
          </table:table-cell>
          <table:table-cell table:formula="of:=IFERROR(VLOOKUP(COM.MICROSOFT.CONCAT([.$A181];[.L$2];[.$Q181]);[$Lookup.$A$1:.$C$1165];1;0);&quot;&quot;)" office:value-type="string" office:string-value="nryr" calcext:value-type="string">
            <text:p>nr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GL</text:p>
          </table:table-cell>
          <table:table-cell table:formula="of:=IFERROR(VLOOKUP(COM.MICROSOFT.CONCAT([.$A182];[.C$2];[.$Q182]);[$Lookup.$A$1:.$C$1165];1;0);&quot;&quot;)">
            <text:p/>
          </table:table-cell>
          <table:table-cell table:formula="of:=IFERROR(VLOOKUP(COM.MICROSOFT.CONCAT([.$A182];[.D$2];[.$Q182]);[$Lookup.$A$1:.$C$1165];1;0);&quot;&quot;)">
            <text:p/>
          </table:table-cell>
          <table:table-cell table:formula="of:=IFERROR(VLOOKUP(COM.MICROSOFT.CONCAT([.$A182];[.E$2];[.$Q182]);[$Lookup.$A$1:.$C$1165];1;0);&quot;&quot;)" office:value-type="string" office:string-value="nrap" calcext:value-type="string">
            <text:p>nrap</text:p>
          </table:table-cell>
          <table:table-cell table:formula="of:=IFERROR(VLOOKUP(COM.MICROSOFT.CONCAT([.$A182];[.F$2];[.$Q182]);[$Lookup.$A$1:.$C$1165];1;0);&quot;&quot;)">
            <text:p/>
          </table:table-cell>
          <table:table-cell table:formula="of:=IFERROR(VLOOKUP(COM.MICROSOFT.CONCAT([.$A182];[.G$2];[.$Q182]);[$Lookup.$A$1:.$C$1165];1;0);&quot;&quot;)" office:value-type="string" office:string-value="nrop" calcext:value-type="string">
            <text:p>nrop</text:p>
          </table:table-cell>
          <table:table-cell table:formula="of:=IFERROR(VLOOKUP(COM.MICROSOFT.CONCAT([.$A182];[.H$2];[.$Q182]);[$Lookup.$A$1:.$C$1165];1;0);&quot;&quot;)" office:value-type="string" office:string-value="nrep" calcext:value-type="string">
            <text:p>nrep</text:p>
          </table:table-cell>
          <table:table-cell table:formula="of:=IFERROR(VLOOKUP(COM.MICROSOFT.CONCAT([.$A182];[.I$2];[.$Q182]);[$Lookup.$A$1:.$C$1165];1;0);&quot;&quot;)" office:value-type="string" office:string-value="nrup" calcext:value-type="string">
            <text:p>nrup</text:p>
          </table:table-cell>
          <table:table-cell table:formula="of:=IFERROR(VLOOKUP(COM.MICROSOFT.CONCAT([.$A182];[.J$2];[.$Q182]);[$Lookup.$A$1:.$C$1165];1;0);&quot;&quot;)">
            <text:p/>
          </table:table-cell>
          <table:table-cell table:formula="of:=IFERROR(VLOOKUP(COM.MICROSOFT.CONCAT([.$A182];[.K$2];[.$Q182]);[$Lookup.$A$1:.$C$1165];1;0);&quot;&quot;)" office:value-type="string" office:string-value="nryp" calcext:value-type="string">
            <text:p>nryp</text:p>
          </table:table-cell>
          <table:table-cell table:formula="of:=IFERROR(VLOOKUP(COM.MICROSOFT.CONCAT([.$A182];[.L$2];[.$Q18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79:.L182];&quot;[z|s|c|h|g|m|n|d|b|j|r]?[a-z]?[y|u|e|o|a|i][o|e|r]?[x|t|p]?&quot;)" office:value-type="float" office:value="23" calcext:value-type="float">
            <text:p>23</text:p>
          </table:table-cell>
          <table:table-cell table:formula="of:=COUNTA([.C179:.L182])-COUNTBLANK([.C179:.L182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table:formula="of:=IFERROR(VLOOKUP(COM.MICROSOFT.CONCAT([.$A184];[.C$2];[.$Q184]);[$Lookup.$A$1:.$C$1165];1;0);&quot;&quot;)">
            <text:p/>
          </table:table-cell>
          <table:table-cell table:formula="of:=IFERROR(VLOOKUP(COM.MICROSOFT.CONCAT([.$A184];[.D$2];[.$Q184]);[$Lookup.$A$1:.$C$1165];1;0);&quot;&quot;)">
            <text:p/>
          </table:table-cell>
          <table:table-cell table:formula="of:=IFERROR(VLOOKUP(COM.MICROSOFT.CONCAT([.$A184];[.E$2];[.$Q184]);[$Lookup.$A$1:.$C$1165];1;0);&quot;&quot;)" office:value-type="string" office:string-value="shat" calcext:value-type="string">
            <text:p>shat</text:p>
          </table:table-cell>
          <table:table-cell table:formula="of:=IFERROR(VLOOKUP(COM.MICROSOFT.CONCAT([.$A184];[.F$2];[.$Q184]);[$Lookup.$A$1:.$C$1165];1;0);&quot;&quot;)">
            <text:p/>
          </table:table-cell>
          <table:table-cell table:formula="of:=IFERROR(VLOOKUP(COM.MICROSOFT.CONCAT([.$A184];[.G$2];[.$Q184]);[$Lookup.$A$1:.$C$1165];1;0);&quot;&quot;)" office:value-type="string" office:string-value="shot" calcext:value-type="string">
            <text:p>shot</text:p>
          </table:table-cell>
          <table:table-cell table:formula="of:=IFERROR(VLOOKUP(COM.MICROSOFT.CONCAT([.$A184];[.H$2];[.$Q184]);[$Lookup.$A$1:.$C$1165];1;0);&quot;&quot;)" office:value-type="string" office:string-value="shet" calcext:value-type="string">
            <text:p>shet</text:p>
          </table:table-cell>
          <table:table-cell table:formula="of:=IFERROR(VLOOKUP(COM.MICROSOFT.CONCAT([.$A184];[.I$2];[.$Q184]);[$Lookup.$A$1:.$C$1165];1;0);&quot;&quot;)" office:value-type="string" office:string-value="shut" calcext:value-type="string">
            <text:p>shut</text:p>
          </table:table-cell>
          <table:table-cell table:formula="of:=IFERROR(VLOOKUP(COM.MICROSOFT.CONCAT([.$A184];[.J$2];[.$Q184]);[$Lookup.$A$1:.$C$1165];1;0);&quot;&quot;)">
            <text:p/>
          </table:table-cell>
          <table:table-cell table:formula="of:=IFERROR(VLOOKUP(COM.MICROSOFT.CONCAT([.$A184];[.K$2];[.$Q184]);[$Lookup.$A$1:.$C$1165];1;0);&quot;&quot;)" office:value-type="string" office:string-value="shyt" calcext:value-type="string">
            <text:p>shyt</text:p>
          </table:table-cell>
          <table:table-cell table:formula="of:=IFERROR(VLOOKUP(COM.MICROSOFT.CONCAT([.$A184];[.L$2];[.$Q18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NM</text:p>
          </table:table-cell>
          <table:table-cell table:formula="of:=IFERROR(VLOOKUP(COM.MICROSOFT.CONCAT([.$A185];[.C$2];[.$Q185]);[$Lookup.$A$1:.$C$1165];1;0);&quot;&quot;)">
            <text:p/>
          </table:table-cell>
          <table:table-cell table:formula="of:=IFERROR(VLOOKUP(COM.MICROSOFT.CONCAT([.$A185];[.D$2];[.$Q185]);[$Lookup.$A$1:.$C$1165];1;0);&quot;&quot;)">
            <text:p/>
          </table:table-cell>
          <table:table-cell table:formula="of:=IFERROR(VLOOKUP(COM.MICROSOFT.CONCAT([.$A185];[.E$2];[.$Q185]);[$Lookup.$A$1:.$C$1165];1;0);&quot;&quot;)" office:value-type="string" office:string-value="shax" calcext:value-type="string">
            <text:p>shax</text:p>
          </table:table-cell>
          <table:table-cell table:formula="of:=IFERROR(VLOOKUP(COM.MICROSOFT.CONCAT([.$A185];[.F$2];[.$Q185]);[$Lookup.$A$1:.$C$1165];1;0);&quot;&quot;)" office:value-type="string" office:string-value="shuox" calcext:value-type="string">
            <text:p>shuox</text:p>
          </table:table-cell>
          <table:table-cell table:formula="of:=IFERROR(VLOOKUP(COM.MICROSOFT.CONCAT([.$A185];[.G$2];[.$Q185]);[$Lookup.$A$1:.$C$1165];1;0);&quot;&quot;)" office:value-type="string" office:string-value="shox" calcext:value-type="string">
            <text:p>shox</text:p>
          </table:table-cell>
          <table:table-cell table:formula="of:=IFERROR(VLOOKUP(COM.MICROSOFT.CONCAT([.$A185];[.H$2];[.$Q185]);[$Lookup.$A$1:.$C$1165];1;0);&quot;&quot;)" office:value-type="string" office:string-value="shex" calcext:value-type="string">
            <text:p>shex</text:p>
          </table:table-cell>
          <table:table-cell table:formula="of:=IFERROR(VLOOKUP(COM.MICROSOFT.CONCAT([.$A185];[.I$2];[.$Q185]);[$Lookup.$A$1:.$C$1165];1;0);&quot;&quot;)" office:value-type="string" office:string-value="shux" calcext:value-type="string">
            <text:p>shux</text:p>
          </table:table-cell>
          <table:table-cell table:formula="of:=IFERROR(VLOOKUP(COM.MICROSOFT.CONCAT([.$A185];[.J$2];[.$Q185]);[$Lookup.$A$1:.$C$1165];1;0);&quot;&quot;)" office:value-type="string" office:string-value="shurx" calcext:value-type="string">
            <text:p>shurx</text:p>
          </table:table-cell>
          <table:table-cell table:formula="of:=IFERROR(VLOOKUP(COM.MICROSOFT.CONCAT([.$A185];[.K$2];[.$Q185]);[$Lookup.$A$1:.$C$1165];1;0);&quot;&quot;)" office:value-type="string" office:string-value="shyx" calcext:value-type="string">
            <text:p>shyx</text:p>
          </table:table-cell>
          <table:table-cell table:formula="of:=IFERROR(VLOOKUP(COM.MICROSOFT.CONCAT([.$A185];[.L$2];[.$Q185]);[$Lookup.$A$1:.$C$1165];1;0);&quot;&quot;)" office:value-type="string" office:string-value="shyrx" calcext:value-type="string">
            <text:p>s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NL</text:p>
          </table:table-cell>
          <table:table-cell table:formula="of:=IFERROR(VLOOKUP(COM.MICROSOFT.CONCAT([.$A186];[.C$2];[.$Q186]);[$Lookup.$A$1:.$C$1165];1;0);&quot;&quot;)">
            <text:p/>
          </table:table-cell>
          <table:table-cell table:formula="of:=IFERROR(VLOOKUP(COM.MICROSOFT.CONCAT([.$A186];[.D$2];[.$Q186]);[$Lookup.$A$1:.$C$1165];1;0);&quot;&quot;)">
            <text:p/>
          </table:table-cell>
          <table:table-cell table:formula="of:=IFERROR(VLOOKUP(COM.MICROSOFT.CONCAT([.$A186];[.E$2];[.$Q186]);[$Lookup.$A$1:.$C$1165];1;0);&quot;&quot;)" office:value-type="string" office:string-value="sha" calcext:value-type="string">
            <text:p>sha</text:p>
          </table:table-cell>
          <table:table-cell table:formula="of:=IFERROR(VLOOKUP(COM.MICROSOFT.CONCAT([.$A186];[.F$2];[.$Q186]);[$Lookup.$A$1:.$C$1165];1;0);&quot;&quot;)" office:value-type="string" office:string-value="shuo" calcext:value-type="string">
            <text:p>shuo</text:p>
          </table:table-cell>
          <table:table-cell table:formula="of:=IFERROR(VLOOKUP(COM.MICROSOFT.CONCAT([.$A186];[.G$2];[.$Q186]);[$Lookup.$A$1:.$C$1165];1;0);&quot;&quot;)" office:value-type="string" office:string-value="sho" calcext:value-type="string">
            <text:p>sho</text:p>
          </table:table-cell>
          <table:table-cell table:formula="of:=IFERROR(VLOOKUP(COM.MICROSOFT.CONCAT([.$A186];[.H$2];[.$Q186]);[$Lookup.$A$1:.$C$1165];1;0);&quot;&quot;)" office:value-type="string" office:string-value="she" calcext:value-type="string">
            <text:p>she</text:p>
          </table:table-cell>
          <table:table-cell table:formula="of:=IFERROR(VLOOKUP(COM.MICROSOFT.CONCAT([.$A186];[.I$2];[.$Q186]);[$Lookup.$A$1:.$C$1165];1;0);&quot;&quot;)" office:value-type="string" office:string-value="shu" calcext:value-type="string">
            <text:p>shu</text:p>
          </table:table-cell>
          <table:table-cell table:formula="of:=IFERROR(VLOOKUP(COM.MICROSOFT.CONCAT([.$A186];[.J$2];[.$Q186]);[$Lookup.$A$1:.$C$1165];1;0);&quot;&quot;)" office:value-type="string" office:string-value="shur" calcext:value-type="string">
            <text:p>shur</text:p>
          </table:table-cell>
          <table:table-cell table:formula="of:=IFERROR(VLOOKUP(COM.MICROSOFT.CONCAT([.$A186];[.K$2];[.$Q186]);[$Lookup.$A$1:.$C$1165];1;0);&quot;&quot;)" office:value-type="string" office:string-value="shy" calcext:value-type="string">
            <text:p>shy</text:p>
          </table:table-cell>
          <table:table-cell table:formula="of:=IFERROR(VLOOKUP(COM.MICROSOFT.CONCAT([.$A186];[.L$2];[.$Q186]);[$Lookup.$A$1:.$C$1165];1;0);&quot;&quot;)" office:value-type="string" office:string-value="shyr" calcext:value-type="string">
            <text:p>sh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GL</text:p>
          </table:table-cell>
          <table:table-cell table:formula="of:=IFERROR(VLOOKUP(COM.MICROSOFT.CONCAT([.$A187];[.C$2];[.$Q187]);[$Lookup.$A$1:.$C$1165];1;0);&quot;&quot;)">
            <text:p/>
          </table:table-cell>
          <table:table-cell table:formula="of:=IFERROR(VLOOKUP(COM.MICROSOFT.CONCAT([.$A187];[.D$2];[.$Q187]);[$Lookup.$A$1:.$C$1165];1;0);&quot;&quot;)">
            <text:p/>
          </table:table-cell>
          <table:table-cell table:formula="of:=IFERROR(VLOOKUP(COM.MICROSOFT.CONCAT([.$A187];[.E$2];[.$Q187]);[$Lookup.$A$1:.$C$1165];1;0);&quot;&quot;)" office:value-type="string" office:string-value="shap" calcext:value-type="string">
            <text:p>shap</text:p>
          </table:table-cell>
          <table:table-cell table:formula="of:=IFERROR(VLOOKUP(COM.MICROSOFT.CONCAT([.$A187];[.F$2];[.$Q187]);[$Lookup.$A$1:.$C$1165];1;0);&quot;&quot;)" office:value-type="string" office:string-value="shuop" calcext:value-type="string">
            <text:p>shuop</text:p>
          </table:table-cell>
          <table:table-cell table:formula="of:=IFERROR(VLOOKUP(COM.MICROSOFT.CONCAT([.$A187];[.G$2];[.$Q187]);[$Lookup.$A$1:.$C$1165];1;0);&quot;&quot;)" office:value-type="string" office:string-value="shop" calcext:value-type="string">
            <text:p>shop</text:p>
          </table:table-cell>
          <table:table-cell table:formula="of:=IFERROR(VLOOKUP(COM.MICROSOFT.CONCAT([.$A187];[.H$2];[.$Q187]);[$Lookup.$A$1:.$C$1165];1;0);&quot;&quot;)" office:value-type="string" office:string-value="shep" calcext:value-type="string">
            <text:p>shep</text:p>
          </table:table-cell>
          <table:table-cell table:formula="of:=IFERROR(VLOOKUP(COM.MICROSOFT.CONCAT([.$A187];[.I$2];[.$Q187]);[$Lookup.$A$1:.$C$1165];1;0);&quot;&quot;)" office:value-type="string" office:string-value="shup" calcext:value-type="string">
            <text:p>shup</text:p>
          </table:table-cell>
          <table:table-cell table:formula="of:=IFERROR(VLOOKUP(COM.MICROSOFT.CONCAT([.$A187];[.J$2];[.$Q187]);[$Lookup.$A$1:.$C$1165];1;0);&quot;&quot;)">
            <text:p/>
          </table:table-cell>
          <table:table-cell table:formula="of:=IFERROR(VLOOKUP(COM.MICROSOFT.CONCAT([.$A187];[.K$2];[.$Q187]);[$Lookup.$A$1:.$C$1165];1;0);&quot;&quot;)" office:value-type="string" office:string-value="shyp" calcext:value-type="string">
            <text:p>shyp</text:p>
          </table:table-cell>
          <table:table-cell table:formula="of:=IFERROR(VLOOKUP(COM.MICROSOFT.CONCAT([.$A187];[.L$2];[.$Q18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84:.L187];&quot;[z|s|c|h|g|m|n|d|b|j|r]?[a-z]?[y|u|e|o|a|i][o|e|r]?[x|t|p]?&quot;)" office:value-type="float" office:value="27" calcext:value-type="float">
            <text:p>27</text:p>
          </table:table-cell>
          <table:table-cell table:formula="of:=COUNTA([.C184:.L187])-COUNTBLANK([.C184:.L18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formula="of:=IFERROR(VLOOKUP(COM.MICROSOFT.CONCAT([.$A189];[.C$2];[.$Q189]);[$Lookup.$A$1:.$C$1165];1;0);&quot;&quot;)">
            <text:p/>
          </table:table-cell>
          <table:table-cell table:formula="of:=IFERROR(VLOOKUP(COM.MICROSOFT.CONCAT([.$A189];[.D$2];[.$Q189]);[$Lookup.$A$1:.$C$1165];1;0);&quot;&quot;)">
            <text:p/>
          </table:table-cell>
          <table:table-cell table:formula="of:=IFERROR(VLOOKUP(COM.MICROSOFT.CONCAT([.$A189];[.E$2];[.$Q189]);[$Lookup.$A$1:.$C$1165];1;0);&quot;&quot;)" office:value-type="string" office:string-value="rat" calcext:value-type="string">
            <text:p>rat</text:p>
          </table:table-cell>
          <table:table-cell table:formula="of:=IFERROR(VLOOKUP(COM.MICROSOFT.CONCAT([.$A189];[.F$2];[.$Q189]);[$Lookup.$A$1:.$C$1165];1;0);&quot;&quot;)">
            <text:p/>
          </table:table-cell>
          <table:table-cell table:formula="of:=IFERROR(VLOOKUP(COM.MICROSOFT.CONCAT([.$A189];[.G$2];[.$Q189]);[$Lookup.$A$1:.$C$1165];1;0);&quot;&quot;)" office:value-type="string" office:string-value="rot" calcext:value-type="string">
            <text:p>rot</text:p>
          </table:table-cell>
          <table:table-cell table:formula="of:=IFERROR(VLOOKUP(COM.MICROSOFT.CONCAT([.$A189];[.H$2];[.$Q189]);[$Lookup.$A$1:.$C$1165];1;0);&quot;&quot;)">
            <text:p/>
          </table:table-cell>
          <table:table-cell table:formula="of:=IFERROR(VLOOKUP(COM.MICROSOFT.CONCAT([.$A189];[.I$2];[.$Q189]);[$Lookup.$A$1:.$C$1165];1;0);&quot;&quot;)" office:value-type="string" office:string-value="rut" calcext:value-type="string">
            <text:p>rut</text:p>
          </table:table-cell>
          <table:table-cell table:formula="of:=IFERROR(VLOOKUP(COM.MICROSOFT.CONCAT([.$A189];[.J$2];[.$Q189]);[$Lookup.$A$1:.$C$1165];1;0);&quot;&quot;)">
            <text:p/>
          </table:table-cell>
          <table:table-cell table:formula="of:=IFERROR(VLOOKUP(COM.MICROSOFT.CONCAT([.$A189];[.K$2];[.$Q189]);[$Lookup.$A$1:.$C$1165];1;0);&quot;&quot;)" office:value-type="string" office:string-value="ryt" calcext:value-type="string">
            <text:p>ryt</text:p>
          </table:table-cell>
          <table:table-cell table:formula="of:=IFERROR(VLOOKUP(COM.MICROSOFT.CONCAT([.$A189];[.L$2];[.$Q18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M</text:p>
          </table:table-cell>
          <table:table-cell table:formula="of:=IFERROR(VLOOKUP(COM.MICROSOFT.CONCAT([.$A190];[.C$2];[.$Q190]);[$Lookup.$A$1:.$C$1165];1;0);&quot;&quot;)">
            <text:p/>
          </table:table-cell>
          <table:table-cell table:formula="of:=IFERROR(VLOOKUP(COM.MICROSOFT.CONCAT([.$A190];[.D$2];[.$Q190]);[$Lookup.$A$1:.$C$1165];1;0);&quot;&quot;)">
            <text:p/>
          </table:table-cell>
          <table:table-cell table:formula="of:=IFERROR(VLOOKUP(COM.MICROSOFT.CONCAT([.$A190];[.E$2];[.$Q190]);[$Lookup.$A$1:.$C$1165];1;0);&quot;&quot;)" office:value-type="string" office:string-value="rax" calcext:value-type="string">
            <text:p>rax</text:p>
          </table:table-cell>
          <table:table-cell table:formula="of:=IFERROR(VLOOKUP(COM.MICROSOFT.CONCAT([.$A190];[.F$2];[.$Q190]);[$Lookup.$A$1:.$C$1165];1;0);&quot;&quot;)" office:value-type="string" office:string-value="ruox" calcext:value-type="string">
            <text:p>ruox</text:p>
          </table:table-cell>
          <table:table-cell table:formula="of:=IFERROR(VLOOKUP(COM.MICROSOFT.CONCAT([.$A190];[.G$2];[.$Q190]);[$Lookup.$A$1:.$C$1165];1;0);&quot;&quot;)" office:value-type="string" office:string-value="rox" calcext:value-type="string">
            <text:p>rox</text:p>
          </table:table-cell>
          <table:table-cell table:formula="of:=IFERROR(VLOOKUP(COM.MICROSOFT.CONCAT([.$A190];[.H$2];[.$Q190]);[$Lookup.$A$1:.$C$1165];1;0);&quot;&quot;)" office:value-type="string" office:string-value="rex" calcext:value-type="string">
            <text:p>rex</text:p>
          </table:table-cell>
          <table:table-cell table:formula="of:=IFERROR(VLOOKUP(COM.MICROSOFT.CONCAT([.$A190];[.I$2];[.$Q190]);[$Lookup.$A$1:.$C$1165];1;0);&quot;&quot;)" office:value-type="string" office:string-value="rux" calcext:value-type="string">
            <text:p>rux</text:p>
          </table:table-cell>
          <table:table-cell table:formula="of:=IFERROR(VLOOKUP(COM.MICROSOFT.CONCAT([.$A190];[.J$2];[.$Q190]);[$Lookup.$A$1:.$C$1165];1;0);&quot;&quot;)" office:value-type="string" office:string-value="rurx" calcext:value-type="string">
            <text:p>rurx</text:p>
          </table:table-cell>
          <table:table-cell table:formula="of:=IFERROR(VLOOKUP(COM.MICROSOFT.CONCAT([.$A190];[.K$2];[.$Q190]);[$Lookup.$A$1:.$C$1165];1;0);&quot;&quot;)" office:value-type="string" office:string-value="ryx" calcext:value-type="string">
            <text:p>ryx</text:p>
          </table:table-cell>
          <table:table-cell table:formula="of:=IFERROR(VLOOKUP(COM.MICROSOFT.CONCAT([.$A190];[.L$2];[.$Q190]);[$Lookup.$A$1:.$C$1165];1;0);&quot;&quot;)" office:value-type="string" office:string-value="ryrx" calcext:value-type="string">
            <text:p>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L</text:p>
          </table:table-cell>
          <table:table-cell table:formula="of:=IFERROR(VLOOKUP(COM.MICROSOFT.CONCAT([.$A191];[.C$2];[.$Q191]);[$Lookup.$A$1:.$C$1165];1;0);&quot;&quot;)">
            <text:p/>
          </table:table-cell>
          <table:table-cell table:formula="of:=IFERROR(VLOOKUP(COM.MICROSOFT.CONCAT([.$A191];[.D$2];[.$Q191]);[$Lookup.$A$1:.$C$1165];1;0);&quot;&quot;)">
            <text:p/>
          </table:table-cell>
          <table:table-cell table:formula="of:=IFERROR(VLOOKUP(COM.MICROSOFT.CONCAT([.$A191];[.E$2];[.$Q191]);[$Lookup.$A$1:.$C$1165];1;0);&quot;&quot;)" office:value-type="string" office:string-value="ra" calcext:value-type="string">
            <text:p>ra</text:p>
          </table:table-cell>
          <table:table-cell table:formula="of:=IFERROR(VLOOKUP(COM.MICROSOFT.CONCAT([.$A191];[.F$2];[.$Q191]);[$Lookup.$A$1:.$C$1165];1;0);&quot;&quot;)" office:value-type="string" office:string-value="ruo" calcext:value-type="string">
            <text:p>ruo</text:p>
          </table:table-cell>
          <table:table-cell table:formula="of:=IFERROR(VLOOKUP(COM.MICROSOFT.CONCAT([.$A191];[.G$2];[.$Q191]);[$Lookup.$A$1:.$C$1165];1;0);&quot;&quot;)" office:value-type="string" office:string-value="ro" calcext:value-type="string">
            <text:p>ro</text:p>
          </table:table-cell>
          <table:table-cell table:formula="of:=IFERROR(VLOOKUP(COM.MICROSOFT.CONCAT([.$A191];[.H$2];[.$Q191]);[$Lookup.$A$1:.$C$1165];1;0);&quot;&quot;)" office:value-type="string" office:string-value="re" calcext:value-type="string">
            <text:p>re</text:p>
          </table:table-cell>
          <table:table-cell table:formula="of:=IFERROR(VLOOKUP(COM.MICROSOFT.CONCAT([.$A191];[.I$2];[.$Q191]);[$Lookup.$A$1:.$C$1165];1;0);&quot;&quot;)" office:value-type="string" office:string-value="ru" calcext:value-type="string">
            <text:p>ru</text:p>
          </table:table-cell>
          <table:table-cell table:formula="of:=IFERROR(VLOOKUP(COM.MICROSOFT.CONCAT([.$A191];[.J$2];[.$Q191]);[$Lookup.$A$1:.$C$1165];1;0);&quot;&quot;)" office:value-type="string" office:string-value="rur" calcext:value-type="string">
            <text:p>rur</text:p>
          </table:table-cell>
          <table:table-cell table:formula="of:=IFERROR(VLOOKUP(COM.MICROSOFT.CONCAT([.$A191];[.K$2];[.$Q191]);[$Lookup.$A$1:.$C$1165];1;0);&quot;&quot;)" office:value-type="string" office:string-value="ry" calcext:value-type="string">
            <text:p>ry</text:p>
          </table:table-cell>
          <table:table-cell table:formula="of:=IFERROR(VLOOKUP(COM.MICROSOFT.CONCAT([.$A191];[.L$2];[.$Q191]);[$Lookup.$A$1:.$C$1165];1;0);&quot;&quot;)" office:value-type="string" office:string-value="ryr" calcext:value-type="string">
            <text:p>r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L</text:p>
          </table:table-cell>
          <table:table-cell table:formula="of:=IFERROR(VLOOKUP(COM.MICROSOFT.CONCAT([.$A192];[.C$2];[.$Q192]);[$Lookup.$A$1:.$C$1165];1;0);&quot;&quot;)">
            <text:p/>
          </table:table-cell>
          <table:table-cell table:formula="of:=IFERROR(VLOOKUP(COM.MICROSOFT.CONCAT([.$A192];[.D$2];[.$Q192]);[$Lookup.$A$1:.$C$1165];1;0);&quot;&quot;)">
            <text:p/>
          </table:table-cell>
          <table:table-cell table:formula="of:=IFERROR(VLOOKUP(COM.MICROSOFT.CONCAT([.$A192];[.E$2];[.$Q192]);[$Lookup.$A$1:.$C$1165];1;0);&quot;&quot;)" office:value-type="string" office:string-value="rap" calcext:value-type="string">
            <text:p>rap</text:p>
          </table:table-cell>
          <table:table-cell table:formula="of:=IFERROR(VLOOKUP(COM.MICROSOFT.CONCAT([.$A192];[.F$2];[.$Q192]);[$Lookup.$A$1:.$C$1165];1;0);&quot;&quot;)" office:value-type="string" office:string-value="ruop" calcext:value-type="string">
            <text:p>ruop</text:p>
          </table:table-cell>
          <table:table-cell table:formula="of:=IFERROR(VLOOKUP(COM.MICROSOFT.CONCAT([.$A192];[.G$2];[.$Q192]);[$Lookup.$A$1:.$C$1165];1;0);&quot;&quot;)" office:value-type="string" office:string-value="rop" calcext:value-type="string">
            <text:p>rop</text:p>
          </table:table-cell>
          <table:table-cell table:formula="of:=IFERROR(VLOOKUP(COM.MICROSOFT.CONCAT([.$A192];[.H$2];[.$Q192]);[$Lookup.$A$1:.$C$1165];1;0);&quot;&quot;)" office:value-type="string" office:string-value="rep" calcext:value-type="string">
            <text:p>rep</text:p>
          </table:table-cell>
          <table:table-cell table:formula="of:=IFERROR(VLOOKUP(COM.MICROSOFT.CONCAT([.$A192];[.I$2];[.$Q192]);[$Lookup.$A$1:.$C$1165];1;0);&quot;&quot;)" office:value-type="string" office:string-value="rup" calcext:value-type="string">
            <text:p>rup</text:p>
          </table:table-cell>
          <table:table-cell table:formula="of:=IFERROR(VLOOKUP(COM.MICROSOFT.CONCAT([.$A192];[.J$2];[.$Q192]);[$Lookup.$A$1:.$C$1165];1;0);&quot;&quot;)">
            <text:p/>
          </table:table-cell>
          <table:table-cell table:formula="of:=IFERROR(VLOOKUP(COM.MICROSOFT.CONCAT([.$A192];[.K$2];[.$Q192]);[$Lookup.$A$1:.$C$1165];1;0);&quot;&quot;)" office:value-type="string" office:string-value="ryp" calcext:value-type="string">
            <text:p>ryp</text:p>
          </table:table-cell>
          <table:table-cell table:formula="of:=IFERROR(VLOOKUP(COM.MICROSOFT.CONCAT([.$A192];[.L$2];[.$Q19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89:.L192];&quot;[z|s|c|h|g|m|n|d|b|j|r]?[a-z]?[y|u|e|o|a|i][o|e|r]?[x|t|p]?&quot;)" office:value-type="float" office:value="26" calcext:value-type="float">
            <text:p>26</text:p>
          </table:table-cell>
          <table:table-cell table:formula="of:=COUNTA([.C189:.L192])-COUNTBLANK([.C189:.L192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table:formula="of:=IFERROR(VLOOKUP(COM.MICROSOFT.CONCAT([.$A194];[.C$2];[.$Q194]);[$Lookup.$A$1:.$C$1165];1;0);&quot;&quot;)" office:value-type="string" office:string-value="jit" calcext:value-type="string">
            <text:p>jit</text:p>
          </table:table-cell>
          <table:table-cell table:formula="of:=IFERROR(VLOOKUP(COM.MICROSOFT.CONCAT([.$A194];[.D$2];[.$Q194]);[$Lookup.$A$1:.$C$1165];1;0);&quot;&quot;)" office:value-type="string" office:string-value="jiet" calcext:value-type="string">
            <text:p>jiet</text:p>
          </table:table-cell>
          <table:table-cell table:formula="of:=IFERROR(VLOOKUP(COM.MICROSOFT.CONCAT([.$A194];[.E$2];[.$Q194]);[$Lookup.$A$1:.$C$1165];1;0);&quot;&quot;)">
            <text:p/>
          </table:table-cell>
          <table:table-cell table:formula="of:=IFERROR(VLOOKUP(COM.MICROSOFT.CONCAT([.$A194];[.F$2];[.$Q194]);[$Lookup.$A$1:.$C$1165];1;0);&quot;&quot;)" office:value-type="string" office:string-value="juot" calcext:value-type="string">
            <text:p>juot</text:p>
          </table:table-cell>
          <table:table-cell table:formula="of:=IFERROR(VLOOKUP(COM.MICROSOFT.CONCAT([.$A194];[.G$2];[.$Q194]);[$Lookup.$A$1:.$C$1165];1;0);&quot;&quot;)" office:value-type="string" office:string-value="jot" calcext:value-type="string">
            <text:p>jot</text:p>
          </table:table-cell>
          <table:table-cell table:formula="of:=IFERROR(VLOOKUP(COM.MICROSOFT.CONCAT([.$A194];[.H$2];[.$Q194]);[$Lookup.$A$1:.$C$1165];1;0);&quot;&quot;)">
            <text:p/>
          </table:table-cell>
          <table:table-cell table:formula="of:=IFERROR(VLOOKUP(COM.MICROSOFT.CONCAT([.$A194];[.I$2];[.$Q194]);[$Lookup.$A$1:.$C$1165];1;0);&quot;&quot;)" office:value-type="string" office:string-value="jut" calcext:value-type="string">
            <text:p>jut</text:p>
          </table:table-cell>
          <table:table-cell table:formula="of:=IFERROR(VLOOKUP(COM.MICROSOFT.CONCAT([.$A194];[.J$2];[.$Q194]);[$Lookup.$A$1:.$C$1165];1;0);&quot;&quot;)">
            <text:p/>
          </table:table-cell>
          <table:table-cell table:formula="of:=IFERROR(VLOOKUP(COM.MICROSOFT.CONCAT([.$A194];[.K$2];[.$Q194]);[$Lookup.$A$1:.$C$1165];1;0);&quot;&quot;)" office:value-type="string" office:string-value="jyt" calcext:value-type="string">
            <text:p>jyt</text:p>
          </table:table-cell>
          <table:table-cell table:formula="of:=IFERROR(VLOOKUP(COM.MICROSOFT.CONCAT([.$A194];[.L$2];[.$Q19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M</text:p>
          </table:table-cell>
          <table:table-cell table:formula="of:=IFERROR(VLOOKUP(COM.MICROSOFT.CONCAT([.$A195];[.C$2];[.$Q195]);[$Lookup.$A$1:.$C$1165];1;0);&quot;&quot;)" office:value-type="string" office:string-value="jix" calcext:value-type="string">
            <text:p>jix</text:p>
          </table:table-cell>
          <table:table-cell table:formula="of:=IFERROR(VLOOKUP(COM.MICROSOFT.CONCAT([.$A195];[.D$2];[.$Q195]);[$Lookup.$A$1:.$C$1165];1;0);&quot;&quot;)" office:value-type="string" office:string-value="jiex" calcext:value-type="string">
            <text:p>jiex</text:p>
          </table:table-cell>
          <table:table-cell table:formula="of:=IFERROR(VLOOKUP(COM.MICROSOFT.CONCAT([.$A195];[.E$2];[.$Q195]);[$Lookup.$A$1:.$C$1165];1;0);&quot;&quot;)">
            <text:p/>
          </table:table-cell>
          <table:table-cell table:formula="of:=IFERROR(VLOOKUP(COM.MICROSOFT.CONCAT([.$A195];[.F$2];[.$Q195]);[$Lookup.$A$1:.$C$1165];1;0);&quot;&quot;)" office:value-type="string" office:string-value="juox" calcext:value-type="string">
            <text:p>juox</text:p>
          </table:table-cell>
          <table:table-cell table:formula="of:=IFERROR(VLOOKUP(COM.MICROSOFT.CONCAT([.$A195];[.G$2];[.$Q195]);[$Lookup.$A$1:.$C$1165];1;0);&quot;&quot;)" office:value-type="string" office:string-value="jox" calcext:value-type="string">
            <text:p>jox</text:p>
          </table:table-cell>
          <table:table-cell table:formula="of:=IFERROR(VLOOKUP(COM.MICROSOFT.CONCAT([.$A195];[.H$2];[.$Q195]);[$Lookup.$A$1:.$C$1165];1;0);&quot;&quot;)">
            <text:p/>
          </table:table-cell>
          <table:table-cell table:formula="of:=IFERROR(VLOOKUP(COM.MICROSOFT.CONCAT([.$A195];[.I$2];[.$Q195]);[$Lookup.$A$1:.$C$1165];1;0);&quot;&quot;)" office:value-type="string" office:string-value="jux" calcext:value-type="string">
            <text:p>jux</text:p>
          </table:table-cell>
          <table:table-cell table:formula="of:=IFERROR(VLOOKUP(COM.MICROSOFT.CONCAT([.$A195];[.J$2];[.$Q195]);[$Lookup.$A$1:.$C$1165];1;0);&quot;&quot;)" office:value-type="string" office:string-value="jurx" calcext:value-type="string">
            <text:p>jurx</text:p>
          </table:table-cell>
          <table:table-cell table:formula="of:=IFERROR(VLOOKUP(COM.MICROSOFT.CONCAT([.$A195];[.K$2];[.$Q195]);[$Lookup.$A$1:.$C$1165];1;0);&quot;&quot;)" office:value-type="string" office:string-value="jyx" calcext:value-type="string">
            <text:p>jyx</text:p>
          </table:table-cell>
          <table:table-cell table:formula="of:=IFERROR(VLOOKUP(COM.MICROSOFT.CONCAT([.$A195];[.L$2];[.$Q195]);[$Lookup.$A$1:.$C$1165];1;0);&quot;&quot;)" office:value-type="string" office:string-value="jyrx" calcext:value-type="string">
            <text:p>j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L</text:p>
          </table:table-cell>
          <table:table-cell table:formula="of:=IFERROR(VLOOKUP(COM.MICROSOFT.CONCAT([.$A196];[.C$2];[.$Q196]);[$Lookup.$A$1:.$C$1165];1;0);&quot;&quot;)" office:value-type="string" office:string-value="ji" calcext:value-type="string">
            <text:p>ji</text:p>
          </table:table-cell>
          <table:table-cell table:formula="of:=IFERROR(VLOOKUP(COM.MICROSOFT.CONCAT([.$A196];[.D$2];[.$Q196]);[$Lookup.$A$1:.$C$1165];1;0);&quot;&quot;)" office:value-type="string" office:string-value="jie" calcext:value-type="string">
            <text:p>jie</text:p>
          </table:table-cell>
          <table:table-cell table:formula="of:=IFERROR(VLOOKUP(COM.MICROSOFT.CONCAT([.$A196];[.E$2];[.$Q196]);[$Lookup.$A$1:.$C$1165];1;0);&quot;&quot;)">
            <text:p/>
          </table:table-cell>
          <table:table-cell table:formula="of:=IFERROR(VLOOKUP(COM.MICROSOFT.CONCAT([.$A196];[.F$2];[.$Q196]);[$Lookup.$A$1:.$C$1165];1;0);&quot;&quot;)" office:value-type="string" office:string-value="juo" calcext:value-type="string">
            <text:p>juo</text:p>
          </table:table-cell>
          <table:table-cell table:formula="of:=IFERROR(VLOOKUP(COM.MICROSOFT.CONCAT([.$A196];[.G$2];[.$Q196]);[$Lookup.$A$1:.$C$1165];1;0);&quot;&quot;)" office:value-type="string" office:string-value="jo" calcext:value-type="string">
            <text:p>jo</text:p>
          </table:table-cell>
          <table:table-cell table:formula="of:=IFERROR(VLOOKUP(COM.MICROSOFT.CONCAT([.$A196];[.H$2];[.$Q196]);[$Lookup.$A$1:.$C$1165];1;0);&quot;&quot;)">
            <text:p/>
          </table:table-cell>
          <table:table-cell table:formula="of:=IFERROR(VLOOKUP(COM.MICROSOFT.CONCAT([.$A196];[.I$2];[.$Q196]);[$Lookup.$A$1:.$C$1165];1;0);&quot;&quot;)" office:value-type="string" office:string-value="ju" calcext:value-type="string">
            <text:p>ju</text:p>
          </table:table-cell>
          <table:table-cell table:formula="of:=IFERROR(VLOOKUP(COM.MICROSOFT.CONCAT([.$A196];[.J$2];[.$Q196]);[$Lookup.$A$1:.$C$1165];1;0);&quot;&quot;)" office:value-type="string" office:string-value="jur" calcext:value-type="string">
            <text:p>jur</text:p>
          </table:table-cell>
          <table:table-cell table:formula="of:=IFERROR(VLOOKUP(COM.MICROSOFT.CONCAT([.$A196];[.K$2];[.$Q196]);[$Lookup.$A$1:.$C$1165];1;0);&quot;&quot;)" office:value-type="string" office:string-value="jy" calcext:value-type="string">
            <text:p>jy</text:p>
          </table:table-cell>
          <table:table-cell table:formula="of:=IFERROR(VLOOKUP(COM.MICROSOFT.CONCAT([.$A196];[.L$2];[.$Q196]);[$Lookup.$A$1:.$C$1165];1;0);&quot;&quot;)" office:value-type="string" office:string-value="jyr" calcext:value-type="string">
            <text:p>j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GL</text:p>
          </table:table-cell>
          <table:table-cell table:formula="of:=IFERROR(VLOOKUP(COM.MICROSOFT.CONCAT([.$A197];[.C$2];[.$Q197]);[$Lookup.$A$1:.$C$1165];1;0);&quot;&quot;)" office:value-type="string" office:string-value="jip" calcext:value-type="string">
            <text:p>jip</text:p>
          </table:table-cell>
          <table:table-cell table:formula="of:=IFERROR(VLOOKUP(COM.MICROSOFT.CONCAT([.$A197];[.D$2];[.$Q197]);[$Lookup.$A$1:.$C$1165];1;0);&quot;&quot;)" office:value-type="string" office:string-value="jiep" calcext:value-type="string">
            <text:p>jiep</text:p>
          </table:table-cell>
          <table:table-cell table:formula="of:=IFERROR(VLOOKUP(COM.MICROSOFT.CONCAT([.$A197];[.E$2];[.$Q197]);[$Lookup.$A$1:.$C$1165];1;0);&quot;&quot;)">
            <text:p/>
          </table:table-cell>
          <table:table-cell table:formula="of:=IFERROR(VLOOKUP(COM.MICROSOFT.CONCAT([.$A197];[.F$2];[.$Q197]);[$Lookup.$A$1:.$C$1165];1;0);&quot;&quot;)" office:value-type="string" office:string-value="juop" calcext:value-type="string">
            <text:p>juop</text:p>
          </table:table-cell>
          <table:table-cell table:formula="of:=IFERROR(VLOOKUP(COM.MICROSOFT.CONCAT([.$A197];[.G$2];[.$Q197]);[$Lookup.$A$1:.$C$1165];1;0);&quot;&quot;)" office:value-type="string" office:string-value="jop" calcext:value-type="string">
            <text:p>jop</text:p>
          </table:table-cell>
          <table:table-cell table:formula="of:=IFERROR(VLOOKUP(COM.MICROSOFT.CONCAT([.$A197];[.H$2];[.$Q197]);[$Lookup.$A$1:.$C$1165];1;0);&quot;&quot;)">
            <text:p/>
          </table:table-cell>
          <table:table-cell table:formula="of:=IFERROR(VLOOKUP(COM.MICROSOFT.CONCAT([.$A197];[.I$2];[.$Q197]);[$Lookup.$A$1:.$C$1165];1;0);&quot;&quot;)" office:value-type="string" office:string-value="jup" calcext:value-type="string">
            <text:p>jup</text:p>
          </table:table-cell>
          <table:table-cell table:formula="of:=IFERROR(VLOOKUP(COM.MICROSOFT.CONCAT([.$A197];[.J$2];[.$Q197]);[$Lookup.$A$1:.$C$1165];1;0);&quot;&quot;)">
            <text:p/>
          </table:table-cell>
          <table:table-cell table:formula="of:=IFERROR(VLOOKUP(COM.MICROSOFT.CONCAT([.$A197];[.K$2];[.$Q197]);[$Lookup.$A$1:.$C$1165];1;0);&quot;&quot;)" office:value-type="string" office:string-value="jyp" calcext:value-type="string">
            <text:p>jyp</text:p>
          </table:table-cell>
          <table:table-cell table:formula="of:=IFERROR(VLOOKUP(COM.MICROSOFT.CONCAT([.$A197];[.L$2];[.$Q19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94:.L197];&quot;[z|s|c|h|g|m|n|d|b|j|r]?[a-z]?[y|u|e|o|a|i][o|e|r]?[x|t|p]?&quot;)" office:value-type="float" office:value="28" calcext:value-type="float">
            <text:p>28</text:p>
          </table:table-cell>
          <table:table-cell table:formula="of:=COUNTA([.C194:.L197])-COUNTBLANK([.C194:.L19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table:formula="of:=IFERROR(VLOOKUP(COM.MICROSOFT.CONCAT([.$A199];[.C$2];[.$Q199]);[$Lookup.$A$1:.$C$1165];1;0);&quot;&quot;)" office:value-type="string" office:string-value="qit" calcext:value-type="string">
            <text:p>qit</text:p>
          </table:table-cell>
          <table:table-cell table:formula="of:=IFERROR(VLOOKUP(COM.MICROSOFT.CONCAT([.$A199];[.D$2];[.$Q199]);[$Lookup.$A$1:.$C$1165];1;0);&quot;&quot;)" office:value-type="string" office:string-value="qiet" calcext:value-type="string">
            <text:p>qiet</text:p>
          </table:table-cell>
          <table:table-cell table:formula="of:=IFERROR(VLOOKUP(COM.MICROSOFT.CONCAT([.$A199];[.E$2];[.$Q199]);[$Lookup.$A$1:.$C$1165];1;0);&quot;&quot;)">
            <text:p/>
          </table:table-cell>
          <table:table-cell table:formula="of:=IFERROR(VLOOKUP(COM.MICROSOFT.CONCAT([.$A199];[.F$2];[.$Q199]);[$Lookup.$A$1:.$C$1165];1;0);&quot;&quot;)" office:value-type="string" office:string-value="quot" calcext:value-type="string">
            <text:p>quot</text:p>
          </table:table-cell>
          <table:table-cell table:formula="of:=IFERROR(VLOOKUP(COM.MICROSOFT.CONCAT([.$A199];[.G$2];[.$Q199]);[$Lookup.$A$1:.$C$1165];1;0);&quot;&quot;)" office:value-type="string" office:string-value="qot" calcext:value-type="string">
            <text:p>qot</text:p>
          </table:table-cell>
          <table:table-cell table:formula="of:=IFERROR(VLOOKUP(COM.MICROSOFT.CONCAT([.$A199];[.H$2];[.$Q199]);[$Lookup.$A$1:.$C$1165];1;0);&quot;&quot;)">
            <text:p/>
          </table:table-cell>
          <table:table-cell table:formula="of:=IFERROR(VLOOKUP(COM.MICROSOFT.CONCAT([.$A199];[.I$2];[.$Q199]);[$Lookup.$A$1:.$C$1165];1;0);&quot;&quot;)" office:value-type="string" office:string-value="qut" calcext:value-type="string">
            <text:p>qut</text:p>
          </table:table-cell>
          <table:table-cell table:formula="of:=IFERROR(VLOOKUP(COM.MICROSOFT.CONCAT([.$A199];[.J$2];[.$Q199]);[$Lookup.$A$1:.$C$1165];1;0);&quot;&quot;)">
            <text:p/>
          </table:table-cell>
          <table:table-cell table:formula="of:=IFERROR(VLOOKUP(COM.MICROSOFT.CONCAT([.$A199];[.K$2];[.$Q199]);[$Lookup.$A$1:.$C$1165];1;0);&quot;&quot;)" office:value-type="string" office:string-value="qyt" calcext:value-type="string">
            <text:p>qyt</text:p>
          </table:table-cell>
          <table:table-cell table:formula="of:=IFERROR(VLOOKUP(COM.MICROSOFT.CONCAT([.$A199];[.L$2];[.$Q19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M</text:p>
          </table:table-cell>
          <table:table-cell table:formula="of:=IFERROR(VLOOKUP(COM.MICROSOFT.CONCAT([.$A200];[.C$2];[.$Q200]);[$Lookup.$A$1:.$C$1165];1;0);&quot;&quot;)" office:value-type="string" office:string-value="qix" calcext:value-type="string">
            <text:p>qix</text:p>
          </table:table-cell>
          <table:table-cell table:formula="of:=IFERROR(VLOOKUP(COM.MICROSOFT.CONCAT([.$A200];[.D$2];[.$Q200]);[$Lookup.$A$1:.$C$1165];1;0);&quot;&quot;)" office:value-type="string" office:string-value="qiex" calcext:value-type="string">
            <text:p>qiex</text:p>
          </table:table-cell>
          <table:table-cell table:formula="of:=IFERROR(VLOOKUP(COM.MICROSOFT.CONCAT([.$A200];[.E$2];[.$Q200]);[$Lookup.$A$1:.$C$1165];1;0);&quot;&quot;)">
            <text:p/>
          </table:table-cell>
          <table:table-cell table:formula="of:=IFERROR(VLOOKUP(COM.MICROSOFT.CONCAT([.$A200];[.F$2];[.$Q200]);[$Lookup.$A$1:.$C$1165];1;0);&quot;&quot;)" office:value-type="string" office:string-value="quox" calcext:value-type="string">
            <text:p>quox</text:p>
          </table:table-cell>
          <table:table-cell table:formula="of:=IFERROR(VLOOKUP(COM.MICROSOFT.CONCAT([.$A200];[.G$2];[.$Q200]);[$Lookup.$A$1:.$C$1165];1;0);&quot;&quot;)" office:value-type="string" office:string-value="qox" calcext:value-type="string">
            <text:p>qox</text:p>
          </table:table-cell>
          <table:table-cell table:formula="of:=IFERROR(VLOOKUP(COM.MICROSOFT.CONCAT([.$A200];[.H$2];[.$Q200]);[$Lookup.$A$1:.$C$1165];1;0);&quot;&quot;)">
            <text:p/>
          </table:table-cell>
          <table:table-cell table:formula="of:=IFERROR(VLOOKUP(COM.MICROSOFT.CONCAT([.$A200];[.I$2];[.$Q200]);[$Lookup.$A$1:.$C$1165];1;0);&quot;&quot;)" office:value-type="string" office:string-value="qux" calcext:value-type="string">
            <text:p>qux</text:p>
          </table:table-cell>
          <table:table-cell table:formula="of:=IFERROR(VLOOKUP(COM.MICROSOFT.CONCAT([.$A200];[.J$2];[.$Q200]);[$Lookup.$A$1:.$C$1165];1;0);&quot;&quot;)" office:value-type="string" office:string-value="qurx" calcext:value-type="string">
            <text:p>qurx</text:p>
          </table:table-cell>
          <table:table-cell table:formula="of:=IFERROR(VLOOKUP(COM.MICROSOFT.CONCAT([.$A200];[.K$2];[.$Q200]);[$Lookup.$A$1:.$C$1165];1;0);&quot;&quot;)" office:value-type="string" office:string-value="qyx" calcext:value-type="string">
            <text:p>qyx</text:p>
          </table:table-cell>
          <table:table-cell table:formula="of:=IFERROR(VLOOKUP(COM.MICROSOFT.CONCAT([.$A200];[.L$2];[.$Q200]);[$Lookup.$A$1:.$C$1165];1;0);&quot;&quot;)" office:value-type="string" office:string-value="qyrx" calcext:value-type="string">
            <text:p>q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L</text:p>
          </table:table-cell>
          <table:table-cell table:formula="of:=IFERROR(VLOOKUP(COM.MICROSOFT.CONCAT([.$A201];[.C$2];[.$Q201]);[$Lookup.$A$1:.$C$1165];1;0);&quot;&quot;)" office:value-type="string" office:string-value="qi" calcext:value-type="string">
            <text:p>qi</text:p>
          </table:table-cell>
          <table:table-cell table:formula="of:=IFERROR(VLOOKUP(COM.MICROSOFT.CONCAT([.$A201];[.D$2];[.$Q201]);[$Lookup.$A$1:.$C$1165];1;0);&quot;&quot;)" office:value-type="string" office:string-value="qie" calcext:value-type="string">
            <text:p>qie</text:p>
          </table:table-cell>
          <table:table-cell table:formula="of:=IFERROR(VLOOKUP(COM.MICROSOFT.CONCAT([.$A201];[.E$2];[.$Q201]);[$Lookup.$A$1:.$C$1165];1;0);&quot;&quot;)">
            <text:p/>
          </table:table-cell>
          <table:table-cell table:formula="of:=IFERROR(VLOOKUP(COM.MICROSOFT.CONCAT([.$A201];[.F$2];[.$Q201]);[$Lookup.$A$1:.$C$1165];1;0);&quot;&quot;)" office:value-type="string" office:string-value="quo" calcext:value-type="string">
            <text:p>quo</text:p>
          </table:table-cell>
          <table:table-cell table:formula="of:=IFERROR(VLOOKUP(COM.MICROSOFT.CONCAT([.$A201];[.G$2];[.$Q201]);[$Lookup.$A$1:.$C$1165];1;0);&quot;&quot;)" office:value-type="string" office:string-value="qo" calcext:value-type="string">
            <text:p>qo</text:p>
          </table:table-cell>
          <table:table-cell table:formula="of:=IFERROR(VLOOKUP(COM.MICROSOFT.CONCAT([.$A201];[.H$2];[.$Q201]);[$Lookup.$A$1:.$C$1165];1;0);&quot;&quot;)">
            <text:p/>
          </table:table-cell>
          <table:table-cell table:formula="of:=IFERROR(VLOOKUP(COM.MICROSOFT.CONCAT([.$A201];[.I$2];[.$Q201]);[$Lookup.$A$1:.$C$1165];1;0);&quot;&quot;)" office:value-type="string" office:string-value="qu" calcext:value-type="string">
            <text:p>qu</text:p>
          </table:table-cell>
          <table:table-cell table:formula="of:=IFERROR(VLOOKUP(COM.MICROSOFT.CONCAT([.$A201];[.J$2];[.$Q201]);[$Lookup.$A$1:.$C$1165];1;0);&quot;&quot;)" office:value-type="string" office:string-value="qur" calcext:value-type="string">
            <text:p>qur</text:p>
          </table:table-cell>
          <table:table-cell table:formula="of:=IFERROR(VLOOKUP(COM.MICROSOFT.CONCAT([.$A201];[.K$2];[.$Q201]);[$Lookup.$A$1:.$C$1165];1;0);&quot;&quot;)" office:value-type="string" office:string-value="qy" calcext:value-type="string">
            <text:p>qy</text:p>
          </table:table-cell>
          <table:table-cell table:formula="of:=IFERROR(VLOOKUP(COM.MICROSOFT.CONCAT([.$A201];[.L$2];[.$Q201]);[$Lookup.$A$1:.$C$1165];1;0);&quot;&quot;)" office:value-type="string" office:string-value="qyr" calcext:value-type="string">
            <text:p>q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GL</text:p>
          </table:table-cell>
          <table:table-cell table:formula="of:=IFERROR(VLOOKUP(COM.MICROSOFT.CONCAT([.$A202];[.C$2];[.$Q202]);[$Lookup.$A$1:.$C$1165];1;0);&quot;&quot;)" office:value-type="string" office:string-value="qip" calcext:value-type="string">
            <text:p>qip</text:p>
          </table:table-cell>
          <table:table-cell table:formula="of:=IFERROR(VLOOKUP(COM.MICROSOFT.CONCAT([.$A202];[.D$2];[.$Q202]);[$Lookup.$A$1:.$C$1165];1;0);&quot;&quot;)" office:value-type="string" office:string-value="qiep" calcext:value-type="string">
            <text:p>qiep</text:p>
          </table:table-cell>
          <table:table-cell table:formula="of:=IFERROR(VLOOKUP(COM.MICROSOFT.CONCAT([.$A202];[.E$2];[.$Q202]);[$Lookup.$A$1:.$C$1165];1;0);&quot;&quot;)">
            <text:p/>
          </table:table-cell>
          <table:table-cell table:formula="of:=IFERROR(VLOOKUP(COM.MICROSOFT.CONCAT([.$A202];[.F$2];[.$Q202]);[$Lookup.$A$1:.$C$1165];1;0);&quot;&quot;)" office:value-type="string" office:string-value="quop" calcext:value-type="string">
            <text:p>quop</text:p>
          </table:table-cell>
          <table:table-cell table:formula="of:=IFERROR(VLOOKUP(COM.MICROSOFT.CONCAT([.$A202];[.G$2];[.$Q202]);[$Lookup.$A$1:.$C$1165];1;0);&quot;&quot;)" office:value-type="string" office:string-value="qop" calcext:value-type="string">
            <text:p>qop</text:p>
          </table:table-cell>
          <table:table-cell table:formula="of:=IFERROR(VLOOKUP(COM.MICROSOFT.CONCAT([.$A202];[.H$2];[.$Q202]);[$Lookup.$A$1:.$C$1165];1;0);&quot;&quot;)">
            <text:p/>
          </table:table-cell>
          <table:table-cell table:formula="of:=IFERROR(VLOOKUP(COM.MICROSOFT.CONCAT([.$A202];[.I$2];[.$Q202]);[$Lookup.$A$1:.$C$1165];1;0);&quot;&quot;)" office:value-type="string" office:string-value="qup" calcext:value-type="string">
            <text:p>qup</text:p>
          </table:table-cell>
          <table:table-cell table:formula="of:=IFERROR(VLOOKUP(COM.MICROSOFT.CONCAT([.$A202];[.J$2];[.$Q202]);[$Lookup.$A$1:.$C$1165];1;0);&quot;&quot;)">
            <text:p/>
          </table:table-cell>
          <table:table-cell table:formula="of:=IFERROR(VLOOKUP(COM.MICROSOFT.CONCAT([.$A202];[.K$2];[.$Q202]);[$Lookup.$A$1:.$C$1165];1;0);&quot;&quot;)" office:value-type="string" office:string-value="qyp" calcext:value-type="string">
            <text:p>qyp</text:p>
          </table:table-cell>
          <table:table-cell table:formula="of:=IFERROR(VLOOKUP(COM.MICROSOFT.CONCAT([.$A202];[.L$2];[.$Q20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99:.L202];&quot;[z|s|c|h|g|m|n|d|b|j|r]?[a-z]?[y|u|e|o|a|i][o|e|r]?[x|t|p]?&quot;)" office:value-type="float" office:value="28" calcext:value-type="float">
            <text:p>28</text:p>
          </table:table-cell>
          <table:table-cell table:formula="of:=COUNTA([.C199:.L202])-COUNTBLANK([.C199:.L20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jj</text:p>
          </table:table-cell>
          <table:table-cell/>
          <table:table-cell table:formula="of:=IFERROR(VLOOKUP(COM.MICROSOFT.CONCAT([.$A204];[.C$2];[.$Q204]);[$Lookup.$A$1:.$C$1165];1;0);&quot;&quot;)" office:value-type="string" office:string-value="jjit" calcext:value-type="string">
            <text:p>jjit</text:p>
          </table:table-cell>
          <table:table-cell table:formula="of:=IFERROR(VLOOKUP(COM.MICROSOFT.CONCAT([.$A204];[.D$2];[.$Q204]);[$Lookup.$A$1:.$C$1165];1;0);&quot;&quot;)" office:value-type="string" office:string-value="jjiet" calcext:value-type="string">
            <text:p>jjiet</text:p>
          </table:table-cell>
          <table:table-cell table:formula="of:=IFERROR(VLOOKUP(COM.MICROSOFT.CONCAT([.$A204];[.E$2];[.$Q204]);[$Lookup.$A$1:.$C$1165];1;0);&quot;&quot;)">
            <text:p/>
          </table:table-cell>
          <table:table-cell table:formula="of:=IFERROR(VLOOKUP(COM.MICROSOFT.CONCAT([.$A204];[.F$2];[.$Q204]);[$Lookup.$A$1:.$C$1165];1;0);&quot;&quot;)">
            <text:p/>
          </table:table-cell>
          <table:table-cell table:formula="of:=IFERROR(VLOOKUP(COM.MICROSOFT.CONCAT([.$A204];[.G$2];[.$Q204]);[$Lookup.$A$1:.$C$1165];1;0);&quot;&quot;)" office:value-type="string" office:string-value="jjot" calcext:value-type="string">
            <text:p>jjot</text:p>
          </table:table-cell>
          <table:table-cell table:formula="of:=IFERROR(VLOOKUP(COM.MICROSOFT.CONCAT([.$A204];[.H$2];[.$Q204]);[$Lookup.$A$1:.$C$1165];1;0);&quot;&quot;)">
            <text:p/>
          </table:table-cell>
          <table:table-cell table:formula="of:=IFERROR(VLOOKUP(COM.MICROSOFT.CONCAT([.$A204];[.I$2];[.$Q204]);[$Lookup.$A$1:.$C$1165];1;0);&quot;&quot;)" office:value-type="string" office:string-value="jjut" calcext:value-type="string">
            <text:p>jjut</text:p>
          </table:table-cell>
          <table:table-cell table:formula="of:=IFERROR(VLOOKUP(COM.MICROSOFT.CONCAT([.$A204];[.J$2];[.$Q204]);[$Lookup.$A$1:.$C$1165];1;0);&quot;&quot;)">
            <text:p/>
          </table:table-cell>
          <table:table-cell table:formula="of:=IFERROR(VLOOKUP(COM.MICROSOFT.CONCAT([.$A204];[.K$2];[.$Q204]);[$Lookup.$A$1:.$C$1165];1;0);&quot;&quot;)" office:value-type="string" office:string-value="jjyt" calcext:value-type="string">
            <text:p>jjyt</text:p>
          </table:table-cell>
          <table:table-cell table:formula="of:=IFERROR(VLOOKUP(COM.MICROSOFT.CONCAT([.$A204];[.L$2];[.$Q20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NM</text:p>
          </table:table-cell>
          <table:table-cell table:formula="of:=IFERROR(VLOOKUP(COM.MICROSOFT.CONCAT([.$A205];[.C$2];[.$Q205]);[$Lookup.$A$1:.$C$1165];1;0);&quot;&quot;)" office:value-type="string" office:string-value="jjix" calcext:value-type="string">
            <text:p>jjix</text:p>
          </table:table-cell>
          <table:table-cell table:formula="of:=IFERROR(VLOOKUP(COM.MICROSOFT.CONCAT([.$A205];[.D$2];[.$Q205]);[$Lookup.$A$1:.$C$1165];1;0);&quot;&quot;)" office:value-type="string" office:string-value="jjiex" calcext:value-type="string">
            <text:p>jjiex</text:p>
          </table:table-cell>
          <table:table-cell table:formula="of:=IFERROR(VLOOKUP(COM.MICROSOFT.CONCAT([.$A205];[.E$2];[.$Q205]);[$Lookup.$A$1:.$C$1165];1;0);&quot;&quot;)">
            <text:p/>
          </table:table-cell>
          <table:table-cell table:formula="of:=IFERROR(VLOOKUP(COM.MICROSOFT.CONCAT([.$A205];[.F$2];[.$Q205]);[$Lookup.$A$1:.$C$1165];1;0);&quot;&quot;)" office:value-type="string" office:string-value="jjuox" calcext:value-type="string">
            <text:p>jjuox</text:p>
          </table:table-cell>
          <table:table-cell table:formula="of:=IFERROR(VLOOKUP(COM.MICROSOFT.CONCAT([.$A205];[.G$2];[.$Q205]);[$Lookup.$A$1:.$C$1165];1;0);&quot;&quot;)" office:value-type="string" office:string-value="jjox" calcext:value-type="string">
            <text:p>jjox</text:p>
          </table:table-cell>
          <table:table-cell table:formula="of:=IFERROR(VLOOKUP(COM.MICROSOFT.CONCAT([.$A205];[.H$2];[.$Q205]);[$Lookup.$A$1:.$C$1165];1;0);&quot;&quot;)">
            <text:p/>
          </table:table-cell>
          <table:table-cell table:formula="of:=IFERROR(VLOOKUP(COM.MICROSOFT.CONCAT([.$A205];[.I$2];[.$Q205]);[$Lookup.$A$1:.$C$1165];1;0);&quot;&quot;)" office:value-type="string" office:string-value="jjux" calcext:value-type="string">
            <text:p>jjux</text:p>
          </table:table-cell>
          <table:table-cell table:formula="of:=IFERROR(VLOOKUP(COM.MICROSOFT.CONCAT([.$A205];[.J$2];[.$Q205]);[$Lookup.$A$1:.$C$1165];1;0);&quot;&quot;)" office:value-type="string" office:string-value="jjurx" calcext:value-type="string">
            <text:p>jjurx</text:p>
          </table:table-cell>
          <table:table-cell table:formula="of:=IFERROR(VLOOKUP(COM.MICROSOFT.CONCAT([.$A205];[.K$2];[.$Q205]);[$Lookup.$A$1:.$C$1165];1;0);&quot;&quot;)" office:value-type="string" office:string-value="jjyx" calcext:value-type="string">
            <text:p>jjyx</text:p>
          </table:table-cell>
          <table:table-cell table:formula="of:=IFERROR(VLOOKUP(COM.MICROSOFT.CONCAT([.$A205];[.L$2];[.$Q20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NL</text:p>
          </table:table-cell>
          <table:table-cell table:formula="of:=IFERROR(VLOOKUP(COM.MICROSOFT.CONCAT([.$A206];[.C$2];[.$Q206]);[$Lookup.$A$1:.$C$1165];1;0);&quot;&quot;)" office:value-type="string" office:string-value="jji" calcext:value-type="string">
            <text:p>jji</text:p>
          </table:table-cell>
          <table:table-cell table:formula="of:=IFERROR(VLOOKUP(COM.MICROSOFT.CONCAT([.$A206];[.D$2];[.$Q206]);[$Lookup.$A$1:.$C$1165];1;0);&quot;&quot;)" office:value-type="string" office:string-value="jjie" calcext:value-type="string">
            <text:p>jjie</text:p>
          </table:table-cell>
          <table:table-cell table:formula="of:=IFERROR(VLOOKUP(COM.MICROSOFT.CONCAT([.$A206];[.E$2];[.$Q206]);[$Lookup.$A$1:.$C$1165];1;0);&quot;&quot;)">
            <text:p/>
          </table:table-cell>
          <table:table-cell table:formula="of:=IFERROR(VLOOKUP(COM.MICROSOFT.CONCAT([.$A206];[.F$2];[.$Q206]);[$Lookup.$A$1:.$C$1165];1;0);&quot;&quot;)" office:value-type="string" office:string-value="jjuo" calcext:value-type="string">
            <text:p>jjuo</text:p>
          </table:table-cell>
          <table:table-cell table:formula="of:=IFERROR(VLOOKUP(COM.MICROSOFT.CONCAT([.$A206];[.G$2];[.$Q206]);[$Lookup.$A$1:.$C$1165];1;0);&quot;&quot;)" office:value-type="string" office:string-value="jjo" calcext:value-type="string">
            <text:p>jjo</text:p>
          </table:table-cell>
          <table:table-cell table:formula="of:=IFERROR(VLOOKUP(COM.MICROSOFT.CONCAT([.$A206];[.H$2];[.$Q206]);[$Lookup.$A$1:.$C$1165];1;0);&quot;&quot;)">
            <text:p/>
          </table:table-cell>
          <table:table-cell table:formula="of:=IFERROR(VLOOKUP(COM.MICROSOFT.CONCAT([.$A206];[.I$2];[.$Q206]);[$Lookup.$A$1:.$C$1165];1;0);&quot;&quot;)" office:value-type="string" office:string-value="jju" calcext:value-type="string">
            <text:p>jju</text:p>
          </table:table-cell>
          <table:table-cell table:formula="of:=IFERROR(VLOOKUP(COM.MICROSOFT.CONCAT([.$A206];[.J$2];[.$Q206]);[$Lookup.$A$1:.$C$1165];1;0);&quot;&quot;)" office:value-type="string" office:string-value="jjur" calcext:value-type="string">
            <text:p>jjur</text:p>
          </table:table-cell>
          <table:table-cell table:formula="of:=IFERROR(VLOOKUP(COM.MICROSOFT.CONCAT([.$A206];[.K$2];[.$Q206]);[$Lookup.$A$1:.$C$1165];1;0);&quot;&quot;)" office:value-type="string" office:string-value="jjy" calcext:value-type="string">
            <text:p>jjy</text:p>
          </table:table-cell>
          <table:table-cell table:formula="of:=IFERROR(VLOOKUP(COM.MICROSOFT.CONCAT([.$A206];[.L$2];[.$Q206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GL</text:p>
          </table:table-cell>
          <table:table-cell table:formula="of:=IFERROR(VLOOKUP(COM.MICROSOFT.CONCAT([.$A207];[.C$2];[.$Q207]);[$Lookup.$A$1:.$C$1165];1;0);&quot;&quot;)" office:value-type="string" office:string-value="jjip" calcext:value-type="string">
            <text:p>jjip</text:p>
          </table:table-cell>
          <table:table-cell table:formula="of:=IFERROR(VLOOKUP(COM.MICROSOFT.CONCAT([.$A207];[.D$2];[.$Q207]);[$Lookup.$A$1:.$C$1165];1;0);&quot;&quot;)" office:value-type="string" office:string-value="jjiep" calcext:value-type="string">
            <text:p>jjiep</text:p>
          </table:table-cell>
          <table:table-cell table:formula="of:=IFERROR(VLOOKUP(COM.MICROSOFT.CONCAT([.$A207];[.E$2];[.$Q207]);[$Lookup.$A$1:.$C$1165];1;0);&quot;&quot;)">
            <text:p/>
          </table:table-cell>
          <table:table-cell table:formula="of:=IFERROR(VLOOKUP(COM.MICROSOFT.CONCAT([.$A207];[.F$2];[.$Q207]);[$Lookup.$A$1:.$C$1165];1;0);&quot;&quot;)" office:value-type="string" office:string-value="jjuop" calcext:value-type="string">
            <text:p>jjuop</text:p>
          </table:table-cell>
          <table:table-cell table:formula="of:=IFERROR(VLOOKUP(COM.MICROSOFT.CONCAT([.$A207];[.G$2];[.$Q207]);[$Lookup.$A$1:.$C$1165];1;0);&quot;&quot;)" office:value-type="string" office:string-value="jjop" calcext:value-type="string">
            <text:p>jjop</text:p>
          </table:table-cell>
          <table:table-cell table:formula="of:=IFERROR(VLOOKUP(COM.MICROSOFT.CONCAT([.$A207];[.H$2];[.$Q207]);[$Lookup.$A$1:.$C$1165];1;0);&quot;&quot;)">
            <text:p/>
          </table:table-cell>
          <table:table-cell table:formula="of:=IFERROR(VLOOKUP(COM.MICROSOFT.CONCAT([.$A207];[.I$2];[.$Q207]);[$Lookup.$A$1:.$C$1165];1;0);&quot;&quot;)" office:value-type="string" office:string-value="jjup" calcext:value-type="string">
            <text:p>jjup</text:p>
          </table:table-cell>
          <table:table-cell table:formula="of:=IFERROR(VLOOKUP(COM.MICROSOFT.CONCAT([.$A207];[.J$2];[.$Q207]);[$Lookup.$A$1:.$C$1165];1;0);&quot;&quot;)">
            <text:p/>
          </table:table-cell>
          <table:table-cell table:formula="of:=IFERROR(VLOOKUP(COM.MICROSOFT.CONCAT([.$A207];[.K$2];[.$Q207]);[$Lookup.$A$1:.$C$1165];1;0);&quot;&quot;)" office:value-type="string" office:string-value="jjyp" calcext:value-type="string">
            <text:p>jjyp</text:p>
          </table:table-cell>
          <table:table-cell table:formula="of:=IFERROR(VLOOKUP(COM.MICROSOFT.CONCAT([.$A207];[.L$2];[.$Q20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04:.L207];&quot;[z|s|c|h|g|m|n|d|b|j|r]?[a-z]?[y|u|e|o|a|i][o|e|r]?[x|t|p]?&quot;)" office:value-type="float" office:value="25" calcext:value-type="float">
            <text:p>25</text:p>
          </table:table-cell>
          <table:table-cell table:formula="of:=COUNTA([.C204:.L207])-COUNTBLANK([.C204:.L207])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table:formula="of:=IFERROR(VLOOKUP(COM.MICROSOFT.CONCAT([.$A209];[.C$2];[.$Q209]);[$Lookup.$A$1:.$C$1165];1;0);&quot;&quot;)" office:value-type="string" office:string-value="njit" calcext:value-type="string">
            <text:p>njit</text:p>
          </table:table-cell>
          <table:table-cell table:formula="of:=IFERROR(VLOOKUP(COM.MICROSOFT.CONCAT([.$A209];[.D$2];[.$Q209]);[$Lookup.$A$1:.$C$1165];1;0);&quot;&quot;)" office:value-type="string" office:string-value="njiet" calcext:value-type="string">
            <text:p>njiet</text:p>
          </table:table-cell>
          <table:table-cell table:formula="of:=IFERROR(VLOOKUP(COM.MICROSOFT.CONCAT([.$A209];[.E$2];[.$Q209]);[$Lookup.$A$1:.$C$1165];1;0);&quot;&quot;)">
            <text:p/>
          </table:table-cell>
          <table:table-cell table:formula="of:=IFERROR(VLOOKUP(COM.MICROSOFT.CONCAT([.$A209];[.F$2];[.$Q209]);[$Lookup.$A$1:.$C$1165];1;0);&quot;&quot;)">
            <text:p/>
          </table:table-cell>
          <table:table-cell table:formula="of:=IFERROR(VLOOKUP(COM.MICROSOFT.CONCAT([.$A209];[.G$2];[.$Q209]);[$Lookup.$A$1:.$C$1165];1;0);&quot;&quot;)" office:value-type="string" office:string-value="njot" calcext:value-type="string">
            <text:p>njot</text:p>
          </table:table-cell>
          <table:table-cell table:formula="of:=IFERROR(VLOOKUP(COM.MICROSOFT.CONCAT([.$A209];[.H$2];[.$Q209]);[$Lookup.$A$1:.$C$1165];1;0);&quot;&quot;)">
            <text:p/>
          </table:table-cell>
          <table:table-cell table:formula="of:=IFERROR(VLOOKUP(COM.MICROSOFT.CONCAT([.$A209];[.I$2];[.$Q209]);[$Lookup.$A$1:.$C$1165];1;0);&quot;&quot;)">
            <text:p/>
          </table:table-cell>
          <table:table-cell table:formula="of:=IFERROR(VLOOKUP(COM.MICROSOFT.CONCAT([.$A209];[.J$2];[.$Q209]);[$Lookup.$A$1:.$C$1165];1;0);&quot;&quot;)">
            <text:p/>
          </table:table-cell>
          <table:table-cell table:formula="of:=IFERROR(VLOOKUP(COM.MICROSOFT.CONCAT([.$A209];[.K$2];[.$Q209]);[$Lookup.$A$1:.$C$1165];1;0);&quot;&quot;)" office:value-type="string" office:string-value="njyt" calcext:value-type="string">
            <text:p>njyt</text:p>
          </table:table-cell>
          <table:table-cell table:formula="of:=IFERROR(VLOOKUP(COM.MICROSOFT.CONCAT([.$A209];[.L$2];[.$Q20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M</text:p>
          </table:table-cell>
          <table:table-cell table:formula="of:=IFERROR(VLOOKUP(COM.MICROSOFT.CONCAT([.$A210];[.C$2];[.$Q210]);[$Lookup.$A$1:.$C$1165];1;0);&quot;&quot;)" office:value-type="string" office:string-value="njix" calcext:value-type="string">
            <text:p>njix</text:p>
          </table:table-cell>
          <table:table-cell table:formula="of:=IFERROR(VLOOKUP(COM.MICROSOFT.CONCAT([.$A210];[.D$2];[.$Q210]);[$Lookup.$A$1:.$C$1165];1;0);&quot;&quot;)" office:value-type="string" office:string-value="njiex" calcext:value-type="string">
            <text:p>njiex</text:p>
          </table:table-cell>
          <table:table-cell table:formula="of:=IFERROR(VLOOKUP(COM.MICROSOFT.CONCAT([.$A210];[.E$2];[.$Q210]);[$Lookup.$A$1:.$C$1165];1;0);&quot;&quot;)">
            <text:p/>
          </table:table-cell>
          <table:table-cell table:formula="of:=IFERROR(VLOOKUP(COM.MICROSOFT.CONCAT([.$A210];[.F$2];[.$Q210]);[$Lookup.$A$1:.$C$1165];1;0);&quot;&quot;)" office:value-type="string" office:string-value="njuox" calcext:value-type="string">
            <text:p>njuox</text:p>
          </table:table-cell>
          <table:table-cell table:formula="of:=IFERROR(VLOOKUP(COM.MICROSOFT.CONCAT([.$A210];[.G$2];[.$Q210]);[$Lookup.$A$1:.$C$1165];1;0);&quot;&quot;)" office:value-type="string" office:string-value="njox" calcext:value-type="string">
            <text:p>njox</text:p>
          </table:table-cell>
          <table:table-cell table:formula="of:=IFERROR(VLOOKUP(COM.MICROSOFT.CONCAT([.$A210];[.H$2];[.$Q210]);[$Lookup.$A$1:.$C$1165];1;0);&quot;&quot;)">
            <text:p/>
          </table:table-cell>
          <table:table-cell table:formula="of:=IFERROR(VLOOKUP(COM.MICROSOFT.CONCAT([.$A210];[.I$2];[.$Q210]);[$Lookup.$A$1:.$C$1165];1;0);&quot;&quot;)" office:value-type="string" office:string-value="njux" calcext:value-type="string">
            <text:p>njux</text:p>
          </table:table-cell>
          <table:table-cell table:formula="of:=IFERROR(VLOOKUP(COM.MICROSOFT.CONCAT([.$A210];[.J$2];[.$Q210]);[$Lookup.$A$1:.$C$1165];1;0);&quot;&quot;)" office:value-type="string" office:string-value="njurx" calcext:value-type="string">
            <text:p>njurx</text:p>
          </table:table-cell>
          <table:table-cell table:formula="of:=IFERROR(VLOOKUP(COM.MICROSOFT.CONCAT([.$A210];[.K$2];[.$Q210]);[$Lookup.$A$1:.$C$1165];1;0);&quot;&quot;)" office:value-type="string" office:string-value="njyx" calcext:value-type="string">
            <text:p>njyx</text:p>
          </table:table-cell>
          <table:table-cell table:formula="of:=IFERROR(VLOOKUP(COM.MICROSOFT.CONCAT([.$A210];[.L$2];[.$Q210]);[$Lookup.$A$1:.$C$1165];1;0);&quot;&quot;)" office:value-type="string" office:string-value="njyrx" calcext:value-type="string">
            <text:p>nj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L</text:p>
          </table:table-cell>
          <table:table-cell table:formula="of:=IFERROR(VLOOKUP(COM.MICROSOFT.CONCAT([.$A211];[.C$2];[.$Q211]);[$Lookup.$A$1:.$C$1165];1;0);&quot;&quot;)" office:value-type="string" office:string-value="nji" calcext:value-type="string">
            <text:p>nji</text:p>
          </table:table-cell>
          <table:table-cell table:formula="of:=IFERROR(VLOOKUP(COM.MICROSOFT.CONCAT([.$A211];[.D$2];[.$Q211]);[$Lookup.$A$1:.$C$1165];1;0);&quot;&quot;)" office:value-type="string" office:string-value="njie" calcext:value-type="string">
            <text:p>njie</text:p>
          </table:table-cell>
          <table:table-cell table:formula="of:=IFERROR(VLOOKUP(COM.MICROSOFT.CONCAT([.$A211];[.E$2];[.$Q211]);[$Lookup.$A$1:.$C$1165];1;0);&quot;&quot;)">
            <text:p/>
          </table:table-cell>
          <table:table-cell table:formula="of:=IFERROR(VLOOKUP(COM.MICROSOFT.CONCAT([.$A211];[.F$2];[.$Q211]);[$Lookup.$A$1:.$C$1165];1;0);&quot;&quot;)" office:value-type="string" office:string-value="njuo" calcext:value-type="string">
            <text:p>njuo</text:p>
          </table:table-cell>
          <table:table-cell table:formula="of:=IFERROR(VLOOKUP(COM.MICROSOFT.CONCAT([.$A211];[.G$2];[.$Q211]);[$Lookup.$A$1:.$C$1165];1;0);&quot;&quot;)" office:value-type="string" office:string-value="njo" calcext:value-type="string">
            <text:p>njo</text:p>
          </table:table-cell>
          <table:table-cell table:formula="of:=IFERROR(VLOOKUP(COM.MICROSOFT.CONCAT([.$A211];[.H$2];[.$Q211]);[$Lookup.$A$1:.$C$1165];1;0);&quot;&quot;)">
            <text:p/>
          </table:table-cell>
          <table:table-cell table:formula="of:=IFERROR(VLOOKUP(COM.MICROSOFT.CONCAT([.$A211];[.I$2];[.$Q211]);[$Lookup.$A$1:.$C$1165];1;0);&quot;&quot;)" office:value-type="string" office:string-value="nju" calcext:value-type="string">
            <text:p>nju</text:p>
          </table:table-cell>
          <table:table-cell table:formula="of:=IFERROR(VLOOKUP(COM.MICROSOFT.CONCAT([.$A211];[.J$2];[.$Q211]);[$Lookup.$A$1:.$C$1165];1;0);&quot;&quot;)" office:value-type="string" office:string-value="njur" calcext:value-type="string">
            <text:p>njur</text:p>
          </table:table-cell>
          <table:table-cell table:formula="of:=IFERROR(VLOOKUP(COM.MICROSOFT.CONCAT([.$A211];[.K$2];[.$Q211]);[$Lookup.$A$1:.$C$1165];1;0);&quot;&quot;)" office:value-type="string" office:string-value="njy" calcext:value-type="string">
            <text:p>njy</text:p>
          </table:table-cell>
          <table:table-cell table:formula="of:=IFERROR(VLOOKUP(COM.MICROSOFT.CONCAT([.$A211];[.L$2];[.$Q211]);[$Lookup.$A$1:.$C$1165];1;0);&quot;&quot;)" office:value-type="string" office:string-value="njyr" calcext:value-type="string">
            <text:p>nj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GL</text:p>
          </table:table-cell>
          <table:table-cell table:formula="of:=IFERROR(VLOOKUP(COM.MICROSOFT.CONCAT([.$A212];[.C$2];[.$Q212]);[$Lookup.$A$1:.$C$1165];1;0);&quot;&quot;)" office:value-type="string" office:string-value="njip" calcext:value-type="string">
            <text:p>njip</text:p>
          </table:table-cell>
          <table:table-cell table:formula="of:=IFERROR(VLOOKUP(COM.MICROSOFT.CONCAT([.$A212];[.D$2];[.$Q212]);[$Lookup.$A$1:.$C$1165];1;0);&quot;&quot;)" office:value-type="string" office:string-value="njiep" calcext:value-type="string">
            <text:p>njiep</text:p>
          </table:table-cell>
          <table:table-cell table:formula="of:=IFERROR(VLOOKUP(COM.MICROSOFT.CONCAT([.$A212];[.E$2];[.$Q212]);[$Lookup.$A$1:.$C$1165];1;0);&quot;&quot;)">
            <text:p/>
          </table:table-cell>
          <table:table-cell table:formula="of:=IFERROR(VLOOKUP(COM.MICROSOFT.CONCAT([.$A212];[.F$2];[.$Q212]);[$Lookup.$A$1:.$C$1165];1;0);&quot;&quot;)">
            <text:p/>
          </table:table-cell>
          <table:table-cell table:formula="of:=IFERROR(VLOOKUP(COM.MICROSOFT.CONCAT([.$A212];[.G$2];[.$Q212]);[$Lookup.$A$1:.$C$1165];1;0);&quot;&quot;)" office:value-type="string" office:string-value="njop" calcext:value-type="string">
            <text:p>njop</text:p>
          </table:table-cell>
          <table:table-cell table:formula="of:=IFERROR(VLOOKUP(COM.MICROSOFT.CONCAT([.$A212];[.H$2];[.$Q212]);[$Lookup.$A$1:.$C$1165];1;0);&quot;&quot;)">
            <text:p/>
          </table:table-cell>
          <table:table-cell table:formula="of:=IFERROR(VLOOKUP(COM.MICROSOFT.CONCAT([.$A212];[.I$2];[.$Q212]);[$Lookup.$A$1:.$C$1165];1;0);&quot;&quot;)" office:value-type="string" office:string-value="njup" calcext:value-type="string">
            <text:p>njup</text:p>
          </table:table-cell>
          <table:table-cell table:formula="of:=IFERROR(VLOOKUP(COM.MICROSOFT.CONCAT([.$A212];[.J$2];[.$Q212]);[$Lookup.$A$1:.$C$1165];1;0);&quot;&quot;)">
            <text:p/>
          </table:table-cell>
          <table:table-cell table:formula="of:=IFERROR(VLOOKUP(COM.MICROSOFT.CONCAT([.$A212];[.K$2];[.$Q212]);[$Lookup.$A$1:.$C$1165];1;0);&quot;&quot;)" office:value-type="string" office:string-value="njyp" calcext:value-type="string">
            <text:p>njyp</text:p>
          </table:table-cell>
          <table:table-cell table:formula="of:=IFERROR(VLOOKUP(COM.MICROSOFT.CONCAT([.$A212];[.L$2];[.$Q21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09:.L212];&quot;[z|s|c|h|g|m|n|d|b|j|r]?[a-z]?[y|u|e|o|a|i][o|e|r]?[x|t|p]?&quot;)" office:value-type="float" office:value="25" calcext:value-type="float">
            <text:p>25</text:p>
          </table:table-cell>
          <table:table-cell table:formula="of:=COUNTA([.C209:.L212])-COUNTBLANK([.C209:.L212])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table:formula="of:=IFERROR(VLOOKUP(COM.MICROSOFT.CONCAT([.$A214];[.C$2];[.$Q214]);[$Lookup.$A$1:.$C$1165];1;0);&quot;&quot;)" office:value-type="string" office:string-value="nyit" calcext:value-type="string">
            <text:p>nyit</text:p>
          </table:table-cell>
          <table:table-cell table:formula="of:=IFERROR(VLOOKUP(COM.MICROSOFT.CONCAT([.$A214];[.D$2];[.$Q214]);[$Lookup.$A$1:.$C$1165];1;0);&quot;&quot;)" office:value-type="string" office:string-value="nyiet" calcext:value-type="string">
            <text:p>nyiet</text:p>
          </table:table-cell>
          <table:table-cell table:formula="of:=IFERROR(VLOOKUP(COM.MICROSOFT.CONCAT([.$A214];[.E$2];[.$Q214]);[$Lookup.$A$1:.$C$1165];1;0);&quot;&quot;)">
            <text:p/>
          </table:table-cell>
          <table:table-cell table:formula="of:=IFERROR(VLOOKUP(COM.MICROSOFT.CONCAT([.$A214];[.F$2];[.$Q214]);[$Lookup.$A$1:.$C$1165];1;0);&quot;&quot;)">
            <text:p/>
          </table:table-cell>
          <table:table-cell table:formula="of:=IFERROR(VLOOKUP(COM.MICROSOFT.CONCAT([.$A214];[.G$2];[.$Q214]);[$Lookup.$A$1:.$C$1165];1;0);&quot;&quot;)" office:value-type="string" office:string-value="nyot" calcext:value-type="string">
            <text:p>nyot</text:p>
          </table:table-cell>
          <table:table-cell table:formula="of:=IFERROR(VLOOKUP(COM.MICROSOFT.CONCAT([.$A214];[.H$2];[.$Q214]);[$Lookup.$A$1:.$C$1165];1;0);&quot;&quot;)">
            <text:p/>
          </table:table-cell>
          <table:table-cell table:formula="of:=IFERROR(VLOOKUP(COM.MICROSOFT.CONCAT([.$A214];[.I$2];[.$Q214]);[$Lookup.$A$1:.$C$1165];1;0);&quot;&quot;)" office:value-type="string" office:string-value="nyut" calcext:value-type="string">
            <text:p>nyut</text:p>
          </table:table-cell>
          <table:table-cell table:formula="of:=IFERROR(VLOOKUP(COM.MICROSOFT.CONCAT([.$A214];[.J$2];[.$Q214]);[$Lookup.$A$1:.$C$1165];1;0);&quot;&quot;)">
            <text:p/>
          </table:table-cell>
          <table:table-cell table:formula="of:=IFERROR(VLOOKUP(COM.MICROSOFT.CONCAT([.$A214];[.K$2];[.$Q214]);[$Lookup.$A$1:.$C$1165];1;0);&quot;&quot;)">
            <text:p/>
          </table:table-cell>
          <table:table-cell table:formula="of:=IFERROR(VLOOKUP(COM.MICROSOFT.CONCAT([.$A214];[.L$2];[.$Q21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M</text:p>
          </table:table-cell>
          <table:table-cell table:formula="of:=IFERROR(VLOOKUP(COM.MICROSOFT.CONCAT([.$A215];[.C$2];[.$Q215]);[$Lookup.$A$1:.$C$1165];1;0);&quot;&quot;)" office:value-type="string" office:string-value="nyix" calcext:value-type="string">
            <text:p>nyix</text:p>
          </table:table-cell>
          <table:table-cell table:formula="of:=IFERROR(VLOOKUP(COM.MICROSOFT.CONCAT([.$A215];[.D$2];[.$Q215]);[$Lookup.$A$1:.$C$1165];1;0);&quot;&quot;)" office:value-type="string" office:string-value="nyiex" calcext:value-type="string">
            <text:p>nyiex</text:p>
          </table:table-cell>
          <table:table-cell table:formula="of:=IFERROR(VLOOKUP(COM.MICROSOFT.CONCAT([.$A215];[.E$2];[.$Q215]);[$Lookup.$A$1:.$C$1165];1;0);&quot;&quot;)">
            <text:p/>
          </table:table-cell>
          <table:table-cell table:formula="of:=IFERROR(VLOOKUP(COM.MICROSOFT.CONCAT([.$A215];[.F$2];[.$Q215]);[$Lookup.$A$1:.$C$1165];1;0);&quot;&quot;)" office:value-type="string" office:string-value="nyuox" calcext:value-type="string">
            <text:p>nyuox</text:p>
          </table:table-cell>
          <table:table-cell table:formula="of:=IFERROR(VLOOKUP(COM.MICROSOFT.CONCAT([.$A215];[.G$2];[.$Q215]);[$Lookup.$A$1:.$C$1165];1;0);&quot;&quot;)" office:value-type="string" office:string-value="nyox" calcext:value-type="string">
            <text:p>nyox</text:p>
          </table:table-cell>
          <table:table-cell table:formula="of:=IFERROR(VLOOKUP(COM.MICROSOFT.CONCAT([.$A215];[.H$2];[.$Q215]);[$Lookup.$A$1:.$C$1165];1;0);&quot;&quot;)">
            <text:p/>
          </table:table-cell>
          <table:table-cell table:formula="of:=IFERROR(VLOOKUP(COM.MICROSOFT.CONCAT([.$A215];[.I$2];[.$Q215]);[$Lookup.$A$1:.$C$1165];1;0);&quot;&quot;)" office:value-type="string" office:string-value="nyux" calcext:value-type="string">
            <text:p>nyux</text:p>
          </table:table-cell>
          <table:table-cell table:formula="of:=IFERROR(VLOOKUP(COM.MICROSOFT.CONCAT([.$A215];[.J$2];[.$Q215]);[$Lookup.$A$1:.$C$1165];1;0);&quot;&quot;)">
            <text:p/>
          </table:table-cell>
          <table:table-cell table:formula="of:=IFERROR(VLOOKUP(COM.MICROSOFT.CONCAT([.$A215];[.K$2];[.$Q215]);[$Lookup.$A$1:.$C$1165];1;0);&quot;&quot;)">
            <text:p/>
          </table:table-cell>
          <table:table-cell table:formula="of:=IFERROR(VLOOKUP(COM.MICROSOFT.CONCAT([.$A215];[.L$2];[.$Q21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L</text:p>
          </table:table-cell>
          <table:table-cell table:formula="of:=IFERROR(VLOOKUP(COM.MICROSOFT.CONCAT([.$A216];[.C$2];[.$Q216]);[$Lookup.$A$1:.$C$1165];1;0);&quot;&quot;)" office:value-type="string" office:string-value="nyi" calcext:value-type="string">
            <text:p>nyi</text:p>
          </table:table-cell>
          <table:table-cell table:formula="of:=IFERROR(VLOOKUP(COM.MICROSOFT.CONCAT([.$A216];[.D$2];[.$Q216]);[$Lookup.$A$1:.$C$1165];1;0);&quot;&quot;)" office:value-type="string" office:string-value="nyie" calcext:value-type="string">
            <text:p>nyie</text:p>
          </table:table-cell>
          <table:table-cell table:formula="of:=IFERROR(VLOOKUP(COM.MICROSOFT.CONCAT([.$A216];[.E$2];[.$Q216]);[$Lookup.$A$1:.$C$1165];1;0);&quot;&quot;)">
            <text:p/>
          </table:table-cell>
          <table:table-cell table:formula="of:=IFERROR(VLOOKUP(COM.MICROSOFT.CONCAT([.$A216];[.F$2];[.$Q216]);[$Lookup.$A$1:.$C$1165];1;0);&quot;&quot;)" office:value-type="string" office:string-value="nyuo" calcext:value-type="string">
            <text:p>nyuo</text:p>
          </table:table-cell>
          <table:table-cell table:formula="of:=IFERROR(VLOOKUP(COM.MICROSOFT.CONCAT([.$A216];[.G$2];[.$Q216]);[$Lookup.$A$1:.$C$1165];1;0);&quot;&quot;)" office:value-type="string" office:string-value="nyo" calcext:value-type="string">
            <text:p>nyo</text:p>
          </table:table-cell>
          <table:table-cell table:formula="of:=IFERROR(VLOOKUP(COM.MICROSOFT.CONCAT([.$A216];[.H$2];[.$Q216]);[$Lookup.$A$1:.$C$1165];1;0);&quot;&quot;)">
            <text:p/>
          </table:table-cell>
          <table:table-cell table:formula="of:=IFERROR(VLOOKUP(COM.MICROSOFT.CONCAT([.$A216];[.I$2];[.$Q216]);[$Lookup.$A$1:.$C$1165];1;0);&quot;&quot;)" office:value-type="string" office:string-value="nyu" calcext:value-type="string">
            <text:p>nyu</text:p>
          </table:table-cell>
          <table:table-cell table:formula="of:=IFERROR(VLOOKUP(COM.MICROSOFT.CONCAT([.$A216];[.J$2];[.$Q216]);[$Lookup.$A$1:.$C$1165];1;0);&quot;&quot;)">
            <text:p/>
          </table:table-cell>
          <table:table-cell table:formula="of:=IFERROR(VLOOKUP(COM.MICROSOFT.CONCAT([.$A216];[.K$2];[.$Q216]);[$Lookup.$A$1:.$C$1165];1;0);&quot;&quot;)">
            <text:p/>
          </table:table-cell>
          <table:table-cell table:formula="of:=IFERROR(VLOOKUP(COM.MICROSOFT.CONCAT([.$A216];[.L$2];[.$Q216]);[$Lookup.$A$1:.$C$1165];1;0);&quot;&quot;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GL</text:p>
          </table:table-cell>
          <table:table-cell table:formula="of:=IFERROR(VLOOKUP(COM.MICROSOFT.CONCAT([.$A217];[.C$2];[.$Q217]);[$Lookup.$A$1:.$C$1165];1;0);&quot;&quot;)" office:value-type="string" office:string-value="nyip" calcext:value-type="string">
            <text:p>nyip</text:p>
          </table:table-cell>
          <table:table-cell table:formula="of:=IFERROR(VLOOKUP(COM.MICROSOFT.CONCAT([.$A217];[.D$2];[.$Q217]);[$Lookup.$A$1:.$C$1165];1;0);&quot;&quot;)" office:value-type="string" office:string-value="nyiep" calcext:value-type="string">
            <text:p>nyiep</text:p>
          </table:table-cell>
          <table:table-cell table:formula="of:=IFERROR(VLOOKUP(COM.MICROSOFT.CONCAT([.$A217];[.E$2];[.$Q217]);[$Lookup.$A$1:.$C$1165];1;0);&quot;&quot;)">
            <text:p/>
          </table:table-cell>
          <table:table-cell table:formula="of:=IFERROR(VLOOKUP(COM.MICROSOFT.CONCAT([.$A217];[.F$2];[.$Q217]);[$Lookup.$A$1:.$C$1165];1;0);&quot;&quot;)" office:value-type="string" office:string-value="nyuop" calcext:value-type="string">
            <text:p>nyuop</text:p>
          </table:table-cell>
          <table:table-cell table:formula="of:=IFERROR(VLOOKUP(COM.MICROSOFT.CONCAT([.$A217];[.G$2];[.$Q217]);[$Lookup.$A$1:.$C$1165];1;0);&quot;&quot;)" office:value-type="string" office:string-value="nyop" calcext:value-type="string">
            <text:p>nyop</text:p>
          </table:table-cell>
          <table:table-cell table:formula="of:=IFERROR(VLOOKUP(COM.MICROSOFT.CONCAT([.$A217];[.H$2];[.$Q217]);[$Lookup.$A$1:.$C$1165];1;0);&quot;&quot;)">
            <text:p/>
          </table:table-cell>
          <table:table-cell table:formula="of:=IFERROR(VLOOKUP(COM.MICROSOFT.CONCAT([.$A217];[.I$2];[.$Q217]);[$Lookup.$A$1:.$C$1165];1;0);&quot;&quot;)" office:value-type="string" office:string-value="nyup" calcext:value-type="string">
            <text:p>nyup</text:p>
          </table:table-cell>
          <table:table-cell table:formula="of:=IFERROR(VLOOKUP(COM.MICROSOFT.CONCAT([.$A217];[.J$2];[.$Q217]);[$Lookup.$A$1:.$C$1165];1;0);&quot;&quot;)">
            <text:p/>
          </table:table-cell>
          <table:table-cell table:formula="of:=IFERROR(VLOOKUP(COM.MICROSOFT.CONCAT([.$A217];[.K$2];[.$Q217]);[$Lookup.$A$1:.$C$1165];1;0);&quot;&quot;)">
            <text:p/>
          </table:table-cell>
          <table:table-cell table:formula="of:=IFERROR(VLOOKUP(COM.MICROSOFT.CONCAT([.$A217];[.L$2];[.$Q21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14:.L217];&quot;[z|s|c|h|g|m|n|d|b|j|r]?[a-z]?[y|u|e|o|a|i][o|e|r]?[x|t|p]?&quot;)" office:value-type="float" office:value="19" calcext:value-type="float">
            <text:p>19</text:p>
          </table:table-cell>
          <table:table-cell table:formula="of:=COUNTA([.C214:.L217])-COUNTBLANK([.C214:.L217])"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formula="of:=IFERROR(VLOOKUP(COM.MICROSOFT.CONCAT([.$A219];[.C$2];[.$Q219]);[$Lookup.$A$1:.$C$1165];1;0);&quot;&quot;)" office:value-type="string" office:string-value="xit" calcext:value-type="string">
            <text:p>xit</text:p>
          </table:table-cell>
          <table:table-cell table:formula="of:=IFERROR(VLOOKUP(COM.MICROSOFT.CONCAT([.$A219];[.D$2];[.$Q219]);[$Lookup.$A$1:.$C$1165];1;0);&quot;&quot;)" office:value-type="string" office:string-value="xiet" calcext:value-type="string">
            <text:p>xiet</text:p>
          </table:table-cell>
          <table:table-cell table:formula="of:=IFERROR(VLOOKUP(COM.MICROSOFT.CONCAT([.$A219];[.E$2];[.$Q219]);[$Lookup.$A$1:.$C$1165];1;0);&quot;&quot;)">
            <text:p/>
          </table:table-cell>
          <table:table-cell table:formula="of:=IFERROR(VLOOKUP(COM.MICROSOFT.CONCAT([.$A219];[.F$2];[.$Q219]);[$Lookup.$A$1:.$C$1165];1;0);&quot;&quot;)">
            <text:p/>
          </table:table-cell>
          <table:table-cell table:formula="of:=IFERROR(VLOOKUP(COM.MICROSOFT.CONCAT([.$A219];[.G$2];[.$Q219]);[$Lookup.$A$1:.$C$1165];1;0);&quot;&quot;)" office:value-type="string" office:string-value="xot" calcext:value-type="string">
            <text:p>xot</text:p>
          </table:table-cell>
          <table:table-cell table:formula="of:=IFERROR(VLOOKUP(COM.MICROSOFT.CONCAT([.$A219];[.H$2];[.$Q219]);[$Lookup.$A$1:.$C$1165];1;0);&quot;&quot;)">
            <text:p/>
          </table:table-cell>
          <table:table-cell table:formula="of:=IFERROR(VLOOKUP(COM.MICROSOFT.CONCAT([.$A219];[.I$2];[.$Q219]);[$Lookup.$A$1:.$C$1165];1;0);&quot;&quot;)">
            <text:p/>
          </table:table-cell>
          <table:table-cell table:formula="of:=IFERROR(VLOOKUP(COM.MICROSOFT.CONCAT([.$A219];[.J$2];[.$Q219]);[$Lookup.$A$1:.$C$1165];1;0);&quot;&quot;)">
            <text:p/>
          </table:table-cell>
          <table:table-cell table:formula="of:=IFERROR(VLOOKUP(COM.MICROSOFT.CONCAT([.$A219];[.K$2];[.$Q219]);[$Lookup.$A$1:.$C$1165];1;0);&quot;&quot;)" office:value-type="string" office:string-value="xyt" calcext:value-type="string">
            <text:p>xyt</text:p>
          </table:table-cell>
          <table:table-cell table:formula="of:=IFERROR(VLOOKUP(COM.MICROSOFT.CONCAT([.$A219];[.L$2];[.$Q21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M</text:p>
          </table:table-cell>
          <table:table-cell table:formula="of:=IFERROR(VLOOKUP(COM.MICROSOFT.CONCAT([.$A220];[.C$2];[.$Q220]);[$Lookup.$A$1:.$C$1165];1;0);&quot;&quot;)" office:value-type="string" office:string-value="xix" calcext:value-type="string">
            <text:p>xix</text:p>
          </table:table-cell>
          <table:table-cell table:formula="of:=IFERROR(VLOOKUP(COM.MICROSOFT.CONCAT([.$A220];[.D$2];[.$Q220]);[$Lookup.$A$1:.$C$1165];1;0);&quot;&quot;)" office:value-type="string" office:string-value="xiex" calcext:value-type="string">
            <text:p>xiex</text:p>
          </table:table-cell>
          <table:table-cell table:formula="of:=IFERROR(VLOOKUP(COM.MICROSOFT.CONCAT([.$A220];[.E$2];[.$Q220]);[$Lookup.$A$1:.$C$1165];1;0);&quot;&quot;)">
            <text:p/>
          </table:table-cell>
          <table:table-cell table:formula="of:=IFERROR(VLOOKUP(COM.MICROSOFT.CONCAT([.$A220];[.F$2];[.$Q220]);[$Lookup.$A$1:.$C$1165];1;0);&quot;&quot;)" office:value-type="string" office:string-value="xuox" calcext:value-type="string">
            <text:p>xuox</text:p>
          </table:table-cell>
          <table:table-cell table:formula="of:=IFERROR(VLOOKUP(COM.MICROSOFT.CONCAT([.$A220];[.G$2];[.$Q220]);[$Lookup.$A$1:.$C$1165];1;0);&quot;&quot;)" office:value-type="string" office:string-value="xox" calcext:value-type="string">
            <text:p>xox</text:p>
          </table:table-cell>
          <table:table-cell table:formula="of:=IFERROR(VLOOKUP(COM.MICROSOFT.CONCAT([.$A220];[.H$2];[.$Q220]);[$Lookup.$A$1:.$C$1165];1;0);&quot;&quot;)">
            <text:p/>
          </table:table-cell>
          <table:table-cell table:formula="of:=IFERROR(VLOOKUP(COM.MICROSOFT.CONCAT([.$A220];[.I$2];[.$Q220]);[$Lookup.$A$1:.$C$1165];1;0);&quot;&quot;)">
            <text:p/>
          </table:table-cell>
          <table:table-cell table:formula="of:=IFERROR(VLOOKUP(COM.MICROSOFT.CONCAT([.$A220];[.J$2];[.$Q220]);[$Lookup.$A$1:.$C$1165];1;0);&quot;&quot;)">
            <text:p/>
          </table:table-cell>
          <table:table-cell table:formula="of:=IFERROR(VLOOKUP(COM.MICROSOFT.CONCAT([.$A220];[.K$2];[.$Q220]);[$Lookup.$A$1:.$C$1165];1;0);&quot;&quot;)" office:value-type="string" office:string-value="xyx" calcext:value-type="string">
            <text:p>xyx</text:p>
          </table:table-cell>
          <table:table-cell table:formula="of:=IFERROR(VLOOKUP(COM.MICROSOFT.CONCAT([.$A220];[.L$2];[.$Q220]);[$Lookup.$A$1:.$C$1165];1;0);&quot;&quot;)" office:value-type="string" office:string-value="xyrx" calcext:value-type="string">
            <text:p>x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L</text:p>
          </table:table-cell>
          <table:table-cell table:formula="of:=IFERROR(VLOOKUP(COM.MICROSOFT.CONCAT([.$A221];[.C$2];[.$Q221]);[$Lookup.$A$1:.$C$1165];1;0);&quot;&quot;)" office:value-type="string" office:string-value="xi" calcext:value-type="string">
            <text:p>xi</text:p>
          </table:table-cell>
          <table:table-cell table:formula="of:=IFERROR(VLOOKUP(COM.MICROSOFT.CONCAT([.$A221];[.D$2];[.$Q221]);[$Lookup.$A$1:.$C$1165];1;0);&quot;&quot;)" office:value-type="string" office:string-value="xie" calcext:value-type="string">
            <text:p>xie</text:p>
          </table:table-cell>
          <table:table-cell table:formula="of:=IFERROR(VLOOKUP(COM.MICROSOFT.CONCAT([.$A221];[.E$2];[.$Q221]);[$Lookup.$A$1:.$C$1165];1;0);&quot;&quot;)">
            <text:p/>
          </table:table-cell>
          <table:table-cell table:formula="of:=IFERROR(VLOOKUP(COM.MICROSOFT.CONCAT([.$A221];[.F$2];[.$Q221]);[$Lookup.$A$1:.$C$1165];1;0);&quot;&quot;)" office:value-type="string" office:string-value="xuo" calcext:value-type="string">
            <text:p>xuo</text:p>
          </table:table-cell>
          <table:table-cell table:formula="of:=IFERROR(VLOOKUP(COM.MICROSOFT.CONCAT([.$A221];[.G$2];[.$Q221]);[$Lookup.$A$1:.$C$1165];1;0);&quot;&quot;)" office:value-type="string" office:string-value="xo" calcext:value-type="string">
            <text:p>xo</text:p>
          </table:table-cell>
          <table:table-cell table:formula="of:=IFERROR(VLOOKUP(COM.MICROSOFT.CONCAT([.$A221];[.H$2];[.$Q221]);[$Lookup.$A$1:.$C$1165];1;0);&quot;&quot;)">
            <text:p/>
          </table:table-cell>
          <table:table-cell table:formula="of:=IFERROR(VLOOKUP(COM.MICROSOFT.CONCAT([.$A221];[.I$2];[.$Q221]);[$Lookup.$A$1:.$C$1165];1;0);&quot;&quot;)">
            <text:p/>
          </table:table-cell>
          <table:table-cell table:formula="of:=IFERROR(VLOOKUP(COM.MICROSOFT.CONCAT([.$A221];[.J$2];[.$Q221]);[$Lookup.$A$1:.$C$1165];1;0);&quot;&quot;)">
            <text:p/>
          </table:table-cell>
          <table:table-cell table:formula="of:=IFERROR(VLOOKUP(COM.MICROSOFT.CONCAT([.$A221];[.K$2];[.$Q221]);[$Lookup.$A$1:.$C$1165];1;0);&quot;&quot;)" office:value-type="string" office:string-value="xy" calcext:value-type="string">
            <text:p>xy</text:p>
          </table:table-cell>
          <table:table-cell table:formula="of:=IFERROR(VLOOKUP(COM.MICROSOFT.CONCAT([.$A221];[.L$2];[.$Q221]);[$Lookup.$A$1:.$C$1165];1;0);&quot;&quot;)" office:value-type="string" office:string-value="xyr" calcext:value-type="string">
            <text:p>x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L</text:p>
          </table:table-cell>
          <table:table-cell table:formula="of:=IFERROR(VLOOKUP(COM.MICROSOFT.CONCAT([.$A222];[.C$2];[.$Q222]);[$Lookup.$A$1:.$C$1165];1;0);&quot;&quot;)" office:value-type="string" office:string-value="xip" calcext:value-type="string">
            <text:p>xip</text:p>
          </table:table-cell>
          <table:table-cell table:formula="of:=IFERROR(VLOOKUP(COM.MICROSOFT.CONCAT([.$A222];[.D$2];[.$Q222]);[$Lookup.$A$1:.$C$1165];1;0);&quot;&quot;)" office:value-type="string" office:string-value="xiep" calcext:value-type="string">
            <text:p>xiep</text:p>
          </table:table-cell>
          <table:table-cell table:formula="of:=IFERROR(VLOOKUP(COM.MICROSOFT.CONCAT([.$A222];[.E$2];[.$Q222]);[$Lookup.$A$1:.$C$1165];1;0);&quot;&quot;)">
            <text:p/>
          </table:table-cell>
          <table:table-cell table:formula="of:=IFERROR(VLOOKUP(COM.MICROSOFT.CONCAT([.$A222];[.F$2];[.$Q222]);[$Lookup.$A$1:.$C$1165];1;0);&quot;&quot;)">
            <text:p/>
          </table:table-cell>
          <table:table-cell table:formula="of:=IFERROR(VLOOKUP(COM.MICROSOFT.CONCAT([.$A222];[.G$2];[.$Q222]);[$Lookup.$A$1:.$C$1165];1;0);&quot;&quot;)" office:value-type="string" office:string-value="xop" calcext:value-type="string">
            <text:p>xop</text:p>
          </table:table-cell>
          <table:table-cell table:formula="of:=IFERROR(VLOOKUP(COM.MICROSOFT.CONCAT([.$A222];[.H$2];[.$Q222]);[$Lookup.$A$1:.$C$1165];1;0);&quot;&quot;)">
            <text:p/>
          </table:table-cell>
          <table:table-cell table:formula="of:=IFERROR(VLOOKUP(COM.MICROSOFT.CONCAT([.$A222];[.I$2];[.$Q222]);[$Lookup.$A$1:.$C$1165];1;0);&quot;&quot;)">
            <text:p/>
          </table:table-cell>
          <table:table-cell table:formula="of:=IFERROR(VLOOKUP(COM.MICROSOFT.CONCAT([.$A222];[.J$2];[.$Q222]);[$Lookup.$A$1:.$C$1165];1;0);&quot;&quot;)">
            <text:p/>
          </table:table-cell>
          <table:table-cell table:formula="of:=IFERROR(VLOOKUP(COM.MICROSOFT.CONCAT([.$A222];[.K$2];[.$Q222]);[$Lookup.$A$1:.$C$1165];1;0);&quot;&quot;)" office:value-type="string" office:string-value="xyp" calcext:value-type="string">
            <text:p>xyp</text:p>
          </table:table-cell>
          <table:table-cell table:formula="of:=IFERROR(VLOOKUP(COM.MICROSOFT.CONCAT([.$A222];[.L$2];[.$Q22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19:.L222];&quot;[z|s|c|h|g|m|n|d|b|j|r]?[a-z]?[y|u|e|o|a|i][o|e|r]?[x|t|p]?&quot;)" office:value-type="float" office:value="20" calcext:value-type="float">
            <text:p>20</text:p>
          </table:table-cell>
          <table:table-cell table:formula="of:=COUNTA([.C219:.L222])-COUNTBLANK([.C219:.L222])"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IFERROR(VLOOKUP(COM.MICROSOFT.CONCAT([.$A224];[.C$2];[.$Q224]);[$Lookup.$A$1:.$C$1165];1;0);&quot;&quot;)" office:value-type="string" office:string-value="yit" calcext:value-type="string">
            <text:p>yit</text:p>
          </table:table-cell>
          <table:table-cell table:formula="of:=IFERROR(VLOOKUP(COM.MICROSOFT.CONCAT([.$A224];[.D$2];[.$Q224]);[$Lookup.$A$1:.$C$1165];1;0);&quot;&quot;)" office:value-type="string" office:string-value="yiet" calcext:value-type="string">
            <text:p>yiet</text:p>
          </table:table-cell>
          <table:table-cell table:formula="of:=IFERROR(VLOOKUP(COM.MICROSOFT.CONCAT([.$A224];[.E$2];[.$Q224]);[$Lookup.$A$1:.$C$1165];1;0);&quot;&quot;)">
            <text:p/>
          </table:table-cell>
          <table:table-cell table:formula="of:=IFERROR(VLOOKUP(COM.MICROSOFT.CONCAT([.$A224];[.F$2];[.$Q224]);[$Lookup.$A$1:.$C$1165];1;0);&quot;&quot;)" office:value-type="string" office:string-value="yuot" calcext:value-type="string">
            <text:p>yuot</text:p>
          </table:table-cell>
          <table:table-cell table:formula="of:=IFERROR(VLOOKUP(COM.MICROSOFT.CONCAT([.$A224];[.G$2];[.$Q224]);[$Lookup.$A$1:.$C$1165];1;0);&quot;&quot;)" office:value-type="string" office:string-value="yot" calcext:value-type="string">
            <text:p>yot</text:p>
          </table:table-cell>
          <table:table-cell table:formula="of:=IFERROR(VLOOKUP(COM.MICROSOFT.CONCAT([.$A224];[.H$2];[.$Q224]);[$Lookup.$A$1:.$C$1165];1;0);&quot;&quot;)">
            <text:p/>
          </table:table-cell>
          <table:table-cell table:formula="of:=IFERROR(VLOOKUP(COM.MICROSOFT.CONCAT([.$A224];[.I$2];[.$Q224]);[$Lookup.$A$1:.$C$1165];1;0);&quot;&quot;)" office:value-type="string" office:string-value="yut" calcext:value-type="string">
            <text:p>yut</text:p>
          </table:table-cell>
          <table:table-cell table:formula="of:=IFERROR(VLOOKUP(COM.MICROSOFT.CONCAT([.$A224];[.J$2];[.$Q224]);[$Lookup.$A$1:.$C$1165];1;0);&quot;&quot;)">
            <text:p/>
          </table:table-cell>
          <table:table-cell table:formula="of:=IFERROR(VLOOKUP(COM.MICROSOFT.CONCAT([.$A224];[.K$2];[.$Q224]);[$Lookup.$A$1:.$C$1165];1;0);&quot;&quot;)" office:value-type="string" office:string-value="yyt" calcext:value-type="string">
            <text:p>yyt</text:p>
          </table:table-cell>
          <table:table-cell table:formula="of:=IFERROR(VLOOKUP(COM.MICROSOFT.CONCAT([.$A224];[.L$2];[.$Q22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M</text:p>
          </table:table-cell>
          <table:table-cell table:formula="of:=IFERROR(VLOOKUP(COM.MICROSOFT.CONCAT([.$A225];[.C$2];[.$Q225]);[$Lookup.$A$1:.$C$1165];1;0);&quot;&quot;)" office:value-type="string" office:string-value="yix" calcext:value-type="string">
            <text:p>yix</text:p>
          </table:table-cell>
          <table:table-cell table:formula="of:=IFERROR(VLOOKUP(COM.MICROSOFT.CONCAT([.$A225];[.D$2];[.$Q225]);[$Lookup.$A$1:.$C$1165];1;0);&quot;&quot;)" office:value-type="string" office:string-value="yiex" calcext:value-type="string">
            <text:p>yiex</text:p>
          </table:table-cell>
          <table:table-cell table:formula="of:=IFERROR(VLOOKUP(COM.MICROSOFT.CONCAT([.$A225];[.E$2];[.$Q225]);[$Lookup.$A$1:.$C$1165];1;0);&quot;&quot;)">
            <text:p/>
          </table:table-cell>
          <table:table-cell table:formula="of:=IFERROR(VLOOKUP(COM.MICROSOFT.CONCAT([.$A225];[.F$2];[.$Q225]);[$Lookup.$A$1:.$C$1165];1;0);&quot;&quot;)" office:value-type="string" office:string-value="yuox" calcext:value-type="string">
            <text:p>yuox</text:p>
          </table:table-cell>
          <table:table-cell table:formula="of:=IFERROR(VLOOKUP(COM.MICROSOFT.CONCAT([.$A225];[.G$2];[.$Q225]);[$Lookup.$A$1:.$C$1165];1;0);&quot;&quot;)" office:value-type="string" office:string-value="yox" calcext:value-type="string">
            <text:p>yox</text:p>
          </table:table-cell>
          <table:table-cell table:formula="of:=IFERROR(VLOOKUP(COM.MICROSOFT.CONCAT([.$A225];[.H$2];[.$Q225]);[$Lookup.$A$1:.$C$1165];1;0);&quot;&quot;)">
            <text:p/>
          </table:table-cell>
          <table:table-cell table:formula="of:=IFERROR(VLOOKUP(COM.MICROSOFT.CONCAT([.$A225];[.I$2];[.$Q225]);[$Lookup.$A$1:.$C$1165];1;0);&quot;&quot;)" office:value-type="string" office:string-value="yux" calcext:value-type="string">
            <text:p>yux</text:p>
          </table:table-cell>
          <table:table-cell table:formula="of:=IFERROR(VLOOKUP(COM.MICROSOFT.CONCAT([.$A225];[.J$2];[.$Q225]);[$Lookup.$A$1:.$C$1165];1;0);&quot;&quot;)" office:value-type="string" office:string-value="yurx" calcext:value-type="string">
            <text:p>yurx</text:p>
          </table:table-cell>
          <table:table-cell table:formula="of:=IFERROR(VLOOKUP(COM.MICROSOFT.CONCAT([.$A225];[.K$2];[.$Q225]);[$Lookup.$A$1:.$C$1165];1;0);&quot;&quot;)" office:value-type="string" office:string-value="yyx" calcext:value-type="string">
            <text:p>yyx</text:p>
          </table:table-cell>
          <table:table-cell table:formula="of:=IFERROR(VLOOKUP(COM.MICROSOFT.CONCAT([.$A225];[.L$2];[.$Q225]);[$Lookup.$A$1:.$C$1165];1;0);&quot;&quot;)" office:value-type="string" office:string-value="yyrx" calcext:value-type="string">
            <text:p>yy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L</text:p>
          </table:table-cell>
          <table:table-cell table:formula="of:=IFERROR(VLOOKUP(COM.MICROSOFT.CONCAT([.$A226];[.C$2];[.$Q226]);[$Lookup.$A$1:.$C$1165];1;0);&quot;&quot;)" office:value-type="string" office:string-value="yi" calcext:value-type="string">
            <text:p>yi</text:p>
          </table:table-cell>
          <table:table-cell table:formula="of:=IFERROR(VLOOKUP(COM.MICROSOFT.CONCAT([.$A226];[.D$2];[.$Q226]);[$Lookup.$A$1:.$C$1165];1;0);&quot;&quot;)" office:value-type="string" office:string-value="yie" calcext:value-type="string">
            <text:p>yie</text:p>
          </table:table-cell>
          <table:table-cell table:formula="of:=IFERROR(VLOOKUP(COM.MICROSOFT.CONCAT([.$A226];[.E$2];[.$Q226]);[$Lookup.$A$1:.$C$1165];1;0);&quot;&quot;)">
            <text:p/>
          </table:table-cell>
          <table:table-cell table:formula="of:=IFERROR(VLOOKUP(COM.MICROSOFT.CONCAT([.$A226];[.F$2];[.$Q226]);[$Lookup.$A$1:.$C$1165];1;0);&quot;&quot;)" office:value-type="string" office:string-value="yuo" calcext:value-type="string">
            <text:p>yuo</text:p>
          </table:table-cell>
          <table:table-cell table:formula="of:=IFERROR(VLOOKUP(COM.MICROSOFT.CONCAT([.$A226];[.G$2];[.$Q226]);[$Lookup.$A$1:.$C$1165];1;0);&quot;&quot;)" office:value-type="string" office:string-value="yo" calcext:value-type="string">
            <text:p>yo</text:p>
          </table:table-cell>
          <table:table-cell table:formula="of:=IFERROR(VLOOKUP(COM.MICROSOFT.CONCAT([.$A226];[.H$2];[.$Q226]);[$Lookup.$A$1:.$C$1165];1;0);&quot;&quot;)">
            <text:p/>
          </table:table-cell>
          <table:table-cell table:formula="of:=IFERROR(VLOOKUP(COM.MICROSOFT.CONCAT([.$A226];[.I$2];[.$Q226]);[$Lookup.$A$1:.$C$1165];1;0);&quot;&quot;)" office:value-type="string" office:string-value="yu" calcext:value-type="string">
            <text:p>yu</text:p>
          </table:table-cell>
          <table:table-cell table:formula="of:=IFERROR(VLOOKUP(COM.MICROSOFT.CONCAT([.$A226];[.J$2];[.$Q226]);[$Lookup.$A$1:.$C$1165];1;0);&quot;&quot;)" office:value-type="string" office:string-value="yur" calcext:value-type="string">
            <text:p>yur</text:p>
          </table:table-cell>
          <table:table-cell table:formula="of:=IFERROR(VLOOKUP(COM.MICROSOFT.CONCAT([.$A226];[.K$2];[.$Q226]);[$Lookup.$A$1:.$C$1165];1;0);&quot;&quot;)" office:value-type="string" office:string-value="yy" calcext:value-type="string">
            <text:p>yy</text:p>
          </table:table-cell>
          <table:table-cell table:formula="of:=IFERROR(VLOOKUP(COM.MICROSOFT.CONCAT([.$A226];[.L$2];[.$Q226]);[$Lookup.$A$1:.$C$1165];1;0);&quot;&quot;)" office:value-type="string" office:string-value="yyr" calcext:value-type="string">
            <text:p>yy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L</text:p>
          </table:table-cell>
          <table:table-cell table:formula="of:=IFERROR(VLOOKUP(COM.MICROSOFT.CONCAT([.$A227];[.C$2];[.$Q227]);[$Lookup.$A$1:.$C$1165];1;0);&quot;&quot;)" office:value-type="string" office:string-value="yip" calcext:value-type="string">
            <text:p>yip</text:p>
          </table:table-cell>
          <table:table-cell table:formula="of:=IFERROR(VLOOKUP(COM.MICROSOFT.CONCAT([.$A227];[.D$2];[.$Q227]);[$Lookup.$A$1:.$C$1165];1;0);&quot;&quot;)" office:value-type="string" office:string-value="yiep" calcext:value-type="string">
            <text:p>yiep</text:p>
          </table:table-cell>
          <table:table-cell table:formula="of:=IFERROR(VLOOKUP(COM.MICROSOFT.CONCAT([.$A227];[.E$2];[.$Q227]);[$Lookup.$A$1:.$C$1165];1;0);&quot;&quot;)">
            <text:p/>
          </table:table-cell>
          <table:table-cell table:formula="of:=IFERROR(VLOOKUP(COM.MICROSOFT.CONCAT([.$A227];[.F$2];[.$Q227]);[$Lookup.$A$1:.$C$1165];1;0);&quot;&quot;)" office:value-type="string" office:string-value="yuop" calcext:value-type="string">
            <text:p>yuop</text:p>
          </table:table-cell>
          <table:table-cell table:formula="of:=IFERROR(VLOOKUP(COM.MICROSOFT.CONCAT([.$A227];[.G$2];[.$Q227]);[$Lookup.$A$1:.$C$1165];1;0);&quot;&quot;)" office:value-type="string" office:string-value="yop" calcext:value-type="string">
            <text:p>yop</text:p>
          </table:table-cell>
          <table:table-cell table:formula="of:=IFERROR(VLOOKUP(COM.MICROSOFT.CONCAT([.$A227];[.H$2];[.$Q227]);[$Lookup.$A$1:.$C$1165];1;0);&quot;&quot;)">
            <text:p/>
          </table:table-cell>
          <table:table-cell table:formula="of:=IFERROR(VLOOKUP(COM.MICROSOFT.CONCAT([.$A227];[.I$2];[.$Q227]);[$Lookup.$A$1:.$C$1165];1;0);&quot;&quot;)" office:value-type="string" office:string-value="yup" calcext:value-type="string">
            <text:p>yup</text:p>
          </table:table-cell>
          <table:table-cell table:formula="of:=IFERROR(VLOOKUP(COM.MICROSOFT.CONCAT([.$A227];[.J$2];[.$Q227]);[$Lookup.$A$1:.$C$1165];1;0);&quot;&quot;)">
            <text:p/>
          </table:table-cell>
          <table:table-cell table:formula="of:=IFERROR(VLOOKUP(COM.MICROSOFT.CONCAT([.$A227];[.K$2];[.$Q227]);[$Lookup.$A$1:.$C$1165];1;0);&quot;&quot;)" office:value-type="string" office:string-value="yyp" calcext:value-type="string">
            <text:p>yyp</text:p>
          </table:table-cell>
          <table:table-cell table:formula="of:=IFERROR(VLOOKUP(COM.MICROSOFT.CONCAT([.$A227];[.L$2];[.$Q22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24:.L227];&quot;[z|s|c|h|g|m|n|d|b|j|r]?[a-z]?[y|u|e|o|a|i][o|e|r]?[x|t|p]?&quot;)" office:value-type="float" office:value="28" calcext:value-type="float">
            <text:p>28</text:p>
          </table:table-cell>
          <table:table-cell table:formula="of:=COUNTA([.C224:.L227])-COUNTBLANK([.C224:.L22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〈</text:p>
          </table:table-cell>
          <table:table-cell office:value-type="string" calcext:value-type="string">
            <text:p>〉</text:p>
          </table:table-cell>
          <table:table-cell office:value-type="string" calcext:value-type="string">
            <text:p>《</text:p>
          </table:table-cell>
          <table:table-cell office:value-type="string" calcext:value-type="string">
            <text:p>》</text:p>
          </table:table-cell>
          <table:table-cell office:value-type="string" calcext:value-type="string">
            <text:p>（</text:p>
          </table:table-cell>
          <table:table-cell office:value-type="string" calcext:value-type="string">
            <text:p>）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｛</text:p>
          </table:table-cell>
          <table:table-cell office:value-type="string" calcext:value-type="string">
            <text:p>｜</text:p>
          </table:table-cell>
          <table:table-cell office:value-type="string" calcext:value-type="string">
            <text:p>｝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‘</text:p>
          </table:table-cell>
          <table:table-cell office:value-type="string" calcext:value-type="string">
            <text:p>’</text:p>
          </table:table-cell>
          <table:table-cell office:value-type="string" calcext:value-type="string">
            <text:p>［</text:p>
          </table:table-cell>
          <table:table-cell office:value-type="string" calcext:value-type="string">
            <text:p>／</text:p>
          </table:table-cell>
          <table:table-cell office:value-type="string" calcext:value-type="string">
            <text:p>］</text:p>
          </table:table-cell>
          <table:table-cell/>
          <table:table-cell table:style-name="ce15"/>
          <table:table-cell table:number-columns-repeated="4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、</text:p>
          </table:table-cell>
          <table:table-cell office:value-type="string" calcext:value-type="string">
            <text:p>，</text:p>
          </table:table-cell>
          <table:table-cell office:value-type="string" calcext:value-type="string">
            <text:p>。</text:p>
          </table:table-cell>
          <table:table-cell office:value-type="string" calcext:value-type="string">
            <text:p>；</text:p>
          </table:table-cell>
          <table:table-cell office:value-type="string" calcext:value-type="string">
            <text:p>：</text:p>
          </table:table-cell>
          <table:table-cell office:value-type="string" calcext:value-type="string">
            <text:p>？</text:p>
          </table:table-cell>
          <table:table-cell office:value-type="string" calcext:value-type="string">
            <text:p>！</text:p>
          </table:table-cell>
          <table:table-cell office:value-type="string" calcext:value-type="string">
            <text:p>BK</text:p>
          </table:table-cell>
          <table:table-cell/>
          <table:table-cell table:style-name="ce15" table:formula="of:=COUNTIF([.C229:.L232];&quot;[z|s|c|h|g|m|n|d|b|j|r]?[a-z]?[y|u|e|o|a|i][o|e|r]?[x|t|p]?&quot;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4"/>
          <table:table-cell table:formula="of:=SUM([.O12:.O233])" office:value-type="float" office:value="1164" calcext:value-type="float">
            <text:p>1164</text:p>
          </table:table-cell>
          <table:table-cell table:formula="of:=SUM([.P12:.P233])" office:value-type="float" office:value="1163" calcext:value-type="float">
            <text:p>1163</text:p>
          </table:table-cell>
          <table:table-cell table:number-columns-repeated="3"/>
        </table:table-row>
      </table:table>
      <table:table table:name="Lookup" table:style-name="ta1">
        <table:table-column table:style-name="co12" table:number-columns-repeated="11" table:default-cell-style-name="Default"/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A000</text:p>
          </table:table-cell>
          <table:table-cell table:formula="of:=UNICHAR(HEX2DEC([.B1]))" office:value-type="string" office:string-value="ꀀ" calcext:value-type="string">
            <text:p>ꀀ</text:p>
          </table:table-cell>
          <table:table-cell table:number-columns-repeated="6"/>
          <table:table-cell office:value-type="string" calcext:value-type="string">
            <text:p>#</text:p>
          </table:table-cell>
          <table:table-cell office:value-type="string" calcext:value-type="string">
            <text:p>U_0023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string" calcext:value-type="string">
            <text:p>A001</text:p>
          </table:table-cell>
          <table:table-cell table:formula="of:=UNICHAR(HEX2DEC([.B2]))" office:value-type="string" office:string-value="ꀁ" calcext:value-type="string">
            <text:p>ꀁ</text:p>
          </table:table-cell>
          <table:table-cell table:number-columns-repeated="6"/>
          <table:table-cell office:value-type="string" calcext:value-type="string">
            <text:p>%</text:p>
          </table:table-cell>
          <table:table-cell office:value-type="string" calcext:value-type="string">
            <text:p>U_002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002</text:p>
          </table:table-cell>
          <table:table-cell table:formula="of:=UNICHAR(HEX2DEC([.B3]))" office:value-type="string" office:string-value="ꀂ" calcext:value-type="string">
            <text:p>ꀂ</text:p>
          </table:table-cell>
          <table:table-cell table:number-columns-repeated="6"/>
          <table:table-cell office:value-type="string" calcext:value-type="string">
            <text:p>*</text:p>
          </table:table-cell>
          <table:table-cell office:value-type="string" calcext:value-type="string">
            <text:p>U_002A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A003</text:p>
          </table:table-cell>
          <table:table-cell table:formula="of:=UNICHAR(HEX2DEC([.B4]))" office:value-type="string" office:string-value="ꀃ" calcext:value-type="string">
            <text:p>ꀃ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U_002B</text:p>
          </table:table-cell>
        </table:table-row>
        <table:table-row table:style-name="ro1">
          <table:table-cell office:value-type="string" calcext:value-type="string">
            <text:p>iet</text:p>
          </table:table-cell>
          <table:table-cell office:value-type="string" calcext:value-type="string">
            <text:p>A004</text:p>
          </table:table-cell>
          <table:table-cell table:formula="of:=UNICHAR(HEX2DEC([.B5]))" office:value-type="string" office:string-value="ꀄ" calcext:value-type="string">
            <text:p>ꀄ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U_002D</text:p>
          </table:table-cell>
        </table:table-row>
        <table:table-row table:style-name="ro1">
          <table:table-cell office:value-type="string" calcext:value-type="string">
            <text:p>iex</text:p>
          </table:table-cell>
          <table:table-cell office:value-type="string" calcext:value-type="string">
            <text:p>A005</text:p>
          </table:table-cell>
          <table:table-cell table:formula="of:=UNICHAR(HEX2DEC([.B6]))" office:value-type="string" office:string-value="ꀅ" calcext:value-type="string">
            <text:p>ꀅ</text:p>
          </table:table-cell>
          <table:table-cell table:number-columns-repeated="6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U_0030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A006</text:p>
          </table:table-cell>
          <table:table-cell table:formula="of:=UNICHAR(HEX2DEC([.B7]))" office:value-type="string" office:string-value="ꀆ" calcext:value-type="string">
            <text:p>ꀆ</text:p>
          </table:table-cell>
          <table:table-cell table:number-columns-repeated="6"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U_0031</text:p>
          </table:table-cell>
        </table:table-row>
        <table:table-row table:style-name="ro1">
          <table:table-cell office:value-type="string" calcext:value-type="string">
            <text:p>iep</text:p>
          </table:table-cell>
          <table:table-cell office:value-type="string" calcext:value-type="string">
            <text:p>A007</text:p>
          </table:table-cell>
          <table:table-cell table:formula="of:=UNICHAR(HEX2DEC([.B8]))" office:value-type="string" office:string-value="ꀇ" calcext:value-type="string">
            <text:p>ꀇ</text:p>
          </table:table-cell>
          <table:table-cell table:number-columns-repeated="6"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U_003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008</text:p>
          </table:table-cell>
          <table:table-cell table:formula="of:=UNICHAR(HEX2DEC([.B9]))" office:value-type="string" office:string-value="ꀈ" calcext:value-type="string">
            <text:p>ꀈ</text:p>
          </table:table-cell>
          <table:table-cell table:number-columns-repeated="6"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U_0033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009</text:p>
          </table:table-cell>
          <table:table-cell table:formula="of:=UNICHAR(HEX2DEC([.B10]))" office:value-type="string" office:string-value="ꀉ" calcext:value-type="string">
            <text:p>ꀉ</text:p>
          </table:table-cell>
          <table:table-cell table:number-columns-repeated="6"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U_003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00A</text:p>
          </table:table-cell>
          <table:table-cell table:formula="of:=UNICHAR(HEX2DEC([.B11]))" office:value-type="string" office:string-value="ꀊ" calcext:value-type="string">
            <text:p>ꀊ</text:p>
          </table:table-cell>
          <table:table-cell table:number-columns-repeated="6"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U_0035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A00B</text:p>
          </table:table-cell>
          <table:table-cell table:formula="of:=UNICHAR(HEX2DEC([.B12]))" office:value-type="string" office:string-value="ꀋ" calcext:value-type="string">
            <text:p>ꀋ</text:p>
          </table:table-cell>
          <table:table-cell table:number-columns-repeated="6"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U_0036</text:p>
          </table:table-cell>
        </table:table-row>
        <table:table-row table:style-name="ro1">
          <table:table-cell office:value-type="string" calcext:value-type="string">
            <text:p>uox</text:p>
          </table:table-cell>
          <table:table-cell office:value-type="string" calcext:value-type="string">
            <text:p>A00C</text:p>
          </table:table-cell>
          <table:table-cell table:formula="of:=UNICHAR(HEX2DEC([.B13]))" office:value-type="string" office:string-value="ꀌ" calcext:value-type="string">
            <text:p>ꀌ</text:p>
          </table:table-cell>
          <table:table-cell table:number-columns-repeated="6"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U_0037</text:p>
          </table:table-cell>
        </table:table-row>
        <table:table-row table:style-name="ro1">
          <table:table-cell office:value-type="string" calcext:value-type="string">
            <text:p>uo</text:p>
          </table:table-cell>
          <table:table-cell office:value-type="string" calcext:value-type="string">
            <text:p>A00D</text:p>
          </table:table-cell>
          <table:table-cell table:formula="of:=UNICHAR(HEX2DEC([.B14]))" office:value-type="string" office:string-value="ꀍ" calcext:value-type="string">
            <text:p>ꀍ</text:p>
          </table:table-cell>
          <table:table-cell table:number-columns-repeated="6"/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U_0038</text:p>
          </table:table-cell>
        </table:table-row>
        <table:table-row table:style-name="ro1">
          <table:table-cell office:value-type="string" calcext:value-type="string">
            <text:p>uop</text:p>
          </table:table-cell>
          <table:table-cell office:value-type="string" calcext:value-type="string">
            <text:p>A00E</text:p>
          </table:table-cell>
          <table:table-cell table:formula="of:=UNICHAR(HEX2DEC([.B15]))" office:value-type="string" office:string-value="ꀎ" calcext:value-type="string">
            <text:p>ꀎ</text:p>
          </table:table-cell>
          <table:table-cell table:number-columns-repeated="6"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U_003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00F</text:p>
          </table:table-cell>
          <table:table-cell table:formula="of:=UNICHAR(HEX2DEC([.B16]))" office:value-type="string" office:string-value="ꀏ" calcext:value-type="string">
            <text:p>ꀏ</text:p>
          </table:table-cell>
          <table:table-cell table:number-columns-repeated="6"/>
          <table:table-cell office:value-type="string" calcext:value-type="string">
            <text:p>=</text:p>
          </table:table-cell>
          <table:table-cell office:value-type="string" calcext:value-type="string">
            <text:p>U_003D</text:p>
          </table:table-cell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A010</text:p>
          </table:table-cell>
          <table:table-cell table:formula="of:=UNICHAR(HEX2DEC([.B17]))" office:value-type="string" office:string-value="ꀐ" calcext:value-type="string">
            <text:p>ꀐ</text:p>
          </table:table-cell>
          <table:table-cell table:number-columns-repeated="6"/>
          <table:table-cell office:value-type="string" calcext:value-type="string">
            <text:p>_</text:p>
          </table:table-cell>
          <table:table-cell office:value-type="string" calcext:value-type="string">
            <text:p>U_005F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011</text:p>
          </table:table-cell>
          <table:table-cell table:formula="of:=UNICHAR(HEX2DEC([.B18]))" office:value-type="string" office:string-value="ꀑ" calcext:value-type="string">
            <text:p>ꀑ</text:p>
          </table:table-cell>
          <table:table-cell table:number-columns-repeated="6"/>
          <table:table-cell office:value-type="string" calcext:value-type="string">
            <text:p>~</text:p>
          </table:table-cell>
          <table:table-cell office:value-type="string" calcext:value-type="string">
            <text:p>U_007E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A012</text:p>
          </table:table-cell>
          <table:table-cell table:formula="of:=UNICHAR(HEX2DEC([.B19]))" office:value-type="string" office:string-value="ꀒ" calcext:value-type="string">
            <text:p>ꀒ</text:p>
          </table:table-cell>
          <table:table-cell table:number-columns-repeated="6"/>
          <table:table-cell office:value-type="string" calcext:value-type="string">
            <text:p>‘</text:p>
          </table:table-cell>
          <table:table-cell office:value-type="string" calcext:value-type="string">
            <text:p>U_2018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A013</text:p>
          </table:table-cell>
          <table:table-cell table:formula="of:=UNICHAR(HEX2DEC([.B20]))" office:value-type="string" office:string-value="ꀓ" calcext:value-type="string">
            <text:p>ꀓ</text:p>
          </table:table-cell>
          <table:table-cell table:number-columns-repeated="6"/>
          <table:table-cell office:value-type="string" calcext:value-type="string">
            <text:p>’</text:p>
          </table:table-cell>
          <table:table-cell office:value-type="string" calcext:value-type="string">
            <text:p>U_201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014</text:p>
          </table:table-cell>
          <table:table-cell table:formula="of:=UNICHAR(HEX2DEC([.B21]))" office:value-type="string" office:string-value="ꀔ" calcext:value-type="string">
            <text:p>ꀔ</text:p>
          </table:table-cell>
          <table:table-cell table:number-columns-repeated="6"/>
          <table:table-cell office:value-type="string" calcext:value-type="string">
            <text:p>“</text:p>
          </table:table-cell>
          <table:table-cell office:value-type="string" calcext:value-type="string">
            <text:p>U_201C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015</text:p>
          </table:table-cell>
          <table:table-cell table:formula="of:=UNICHAR(HEX2DEC([.B22]))" office:value-type="string" office:string-value="ꀕ" calcext:value-type="string">
            <text:p>ꀕ</text:p>
          </table:table-cell>
          <table:table-cell office:value-type="string" calcext:value-type="string">
            <text:p># note: official name is "wu"; Latin transcription is "w"</text:p>
          </table:table-cell>
          <table:table-cell table:number-columns-repeated="5"/>
          <table:table-cell office:value-type="string" calcext:value-type="string">
            <text:p>”</text:p>
          </table:table-cell>
          <table:table-cell office:value-type="string" calcext:value-type="string">
            <text:p>U_201D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A016</text:p>
          </table:table-cell>
          <table:table-cell table:formula="of:=UNICHAR(HEX2DEC([.B23]))" office:value-type="string" office:string-value="ꀖ" calcext:value-type="string">
            <text:p>ꀖ</text:p>
          </table:table-cell>
          <table:table-cell table:number-columns-repeated="6"/>
          <table:table-cell office:value-type="string" calcext:value-type="string">
            <text:p>…</text:p>
          </table:table-cell>
          <table:table-cell office:value-type="string" calcext:value-type="string">
            <text:p>U_2026</text:p>
          </table:table-cell>
        </table:table-row>
        <table:table-row table:style-name="ro1">
          <table:table-cell office:value-type="string" calcext:value-type="string">
            <text:p>bix</text:p>
          </table:table-cell>
          <table:table-cell office:value-type="string" calcext:value-type="string">
            <text:p>A017</text:p>
          </table:table-cell>
          <table:table-cell table:formula="of:=UNICHAR(HEX2DEC([.B24]))" office:value-type="string" office:string-value="ꀗ" calcext:value-type="string">
            <text:p>ꀗ</text:p>
          </table:table-cell>
          <table:table-cell table:number-columns-repeated="6"/>
          <table:table-cell office:value-type="string" calcext:value-type="string">
            <text:p>、</text:p>
          </table:table-cell>
          <table:table-cell office:value-type="string" calcext:value-type="string">
            <text:p>U_3001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A018</text:p>
          </table:table-cell>
          <table:table-cell table:formula="of:=UNICHAR(HEX2DEC([.B25]))" office:value-type="string" office:string-value="ꀘ" calcext:value-type="string">
            <text:p>ꀘ</text:p>
          </table:table-cell>
          <table:table-cell table:number-columns-repeated="6"/>
          <table:table-cell office:value-type="string" calcext:value-type="string">
            <text:p>。</text:p>
          </table:table-cell>
          <table:table-cell office:value-type="string" calcext:value-type="string">
            <text:p>U_3002</text:p>
          </table:table-cell>
        </table:table-row>
        <table:table-row table:style-name="ro1">
          <table:table-cell office:value-type="string" calcext:value-type="string">
            <text:p>bip</text:p>
          </table:table-cell>
          <table:table-cell office:value-type="string" calcext:value-type="string">
            <text:p>A019</text:p>
          </table:table-cell>
          <table:table-cell table:formula="of:=UNICHAR(HEX2DEC([.B26]))" office:value-type="string" office:string-value="ꀙ" calcext:value-type="string">
            <text:p>ꀙ</text:p>
          </table:table-cell>
          <table:table-cell table:number-columns-repeated="6"/>
          <table:table-cell office:value-type="string" calcext:value-type="string">
            <text:p>〈</text:p>
          </table:table-cell>
          <table:table-cell office:value-type="string" calcext:value-type="string">
            <text:p>U_3008</text:p>
          </table:table-cell>
        </table:table-row>
        <table:table-row table:style-name="ro1">
          <table:table-cell office:value-type="string" calcext:value-type="string">
            <text:p>biet</text:p>
          </table:table-cell>
          <table:table-cell office:value-type="string" calcext:value-type="string">
            <text:p>A01A</text:p>
          </table:table-cell>
          <table:table-cell table:formula="of:=UNICHAR(HEX2DEC([.B27]))" office:value-type="string" office:string-value="ꀚ" calcext:value-type="string">
            <text:p>ꀚ</text:p>
          </table:table-cell>
          <table:table-cell table:number-columns-repeated="6"/>
          <table:table-cell office:value-type="string" calcext:value-type="string">
            <text:p>〉</text:p>
          </table:table-cell>
          <table:table-cell office:value-type="string" calcext:value-type="string">
            <text:p>U_3009</text:p>
          </table:table-cell>
        </table:table-row>
        <table:table-row table:style-name="ro1">
          <table:table-cell office:value-type="string" calcext:value-type="string">
            <text:p>biex</text:p>
          </table:table-cell>
          <table:table-cell office:value-type="string" calcext:value-type="string">
            <text:p>A01B</text:p>
          </table:table-cell>
          <table:table-cell table:formula="of:=UNICHAR(HEX2DEC([.B28]))" office:value-type="string" office:string-value="ꀛ" calcext:value-type="string">
            <text:p>ꀛ</text:p>
          </table:table-cell>
          <table:table-cell table:number-columns-repeated="6"/>
          <table:table-cell office:value-type="string" calcext:value-type="string">
            <text:p>《</text:p>
          </table:table-cell>
          <table:table-cell office:value-type="string" calcext:value-type="string">
            <text:p>U_300A</text:p>
          </table:table-cell>
        </table:table-row>
        <table:table-row table:style-name="ro1">
          <table:table-cell office:value-type="string" calcext:value-type="string">
            <text:p>bie</text:p>
          </table:table-cell>
          <table:table-cell office:value-type="string" calcext:value-type="string">
            <text:p>A01C</text:p>
          </table:table-cell>
          <table:table-cell table:formula="of:=UNICHAR(HEX2DEC([.B29]))" office:value-type="string" office:string-value="ꀜ" calcext:value-type="string">
            <text:p>ꀜ</text:p>
          </table:table-cell>
          <table:table-cell table:number-columns-repeated="6"/>
          <table:table-cell office:value-type="string" calcext:value-type="string">
            <text:p>》</text:p>
          </table:table-cell>
          <table:table-cell office:value-type="string" calcext:value-type="string">
            <text:p>U_300B</text:p>
          </table:table-cell>
        </table:table-row>
        <table:table-row table:style-name="ro1">
          <table:table-cell office:value-type="string" calcext:value-type="string">
            <text:p>biep</text:p>
          </table:table-cell>
          <table:table-cell office:value-type="string" calcext:value-type="string">
            <text:p>A01D</text:p>
          </table:table-cell>
          <table:table-cell table:formula="of:=UNICHAR(HEX2DEC([.B30]))" office:value-type="string" office:string-value="ꀝ" calcext:value-type="string">
            <text:p>ꀝ</text:p>
          </table:table-cell>
          <table:table-cell table:number-columns-repeated="6"/>
          <table:table-cell office:value-type="string" calcext:value-type="string">
            <text:p>！</text:p>
          </table:table-cell>
          <table:table-cell office:value-type="string" calcext:value-type="string">
            <text:p>U_FF01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A01E</text:p>
          </table:table-cell>
          <table:table-cell table:formula="of:=UNICHAR(HEX2DEC([.B31]))" office:value-type="string" office:string-value="ꀞ" calcext:value-type="string">
            <text:p>ꀞ</text:p>
          </table:table-cell>
          <table:table-cell table:number-columns-repeated="6"/>
          <table:table-cell office:value-type="string" calcext:value-type="string">
            <text:p>（</text:p>
          </table:table-cell>
          <table:table-cell office:value-type="string" calcext:value-type="string">
            <text:p>U_FF08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office:value-type="string" calcext:value-type="string">
            <text:p>A01F</text:p>
          </table:table-cell>
          <table:table-cell table:formula="of:=UNICHAR(HEX2DEC([.B32]))" office:value-type="string" office:string-value="ꀟ" calcext:value-type="string">
            <text:p>ꀟ</text:p>
          </table:table-cell>
          <table:table-cell table:number-columns-repeated="6"/>
          <table:table-cell office:value-type="string" calcext:value-type="string">
            <text:p>）</text:p>
          </table:table-cell>
          <table:table-cell office:value-type="string" calcext:value-type="string">
            <text:p>U_FF09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020</text:p>
          </table:table-cell>
          <table:table-cell table:formula="of:=UNICHAR(HEX2DEC([.B33]))" office:value-type="string" office:string-value="ꀠ" calcext:value-type="string">
            <text:p>ꀠ</text:p>
          </table:table-cell>
          <table:table-cell table:number-columns-repeated="6"/>
          <table:table-cell office:value-type="string" calcext:value-type="string">
            <text:p>，</text:p>
          </table:table-cell>
          <table:table-cell office:value-type="string" calcext:value-type="string">
            <text:p>U_FF0C</text:p>
          </table:table-cell>
        </table:table-row>
        <table:table-row table:style-name="ro1">
          <table:table-cell office:value-type="string" calcext:value-type="string">
            <text:p>bap</text:p>
          </table:table-cell>
          <table:table-cell office:value-type="string" calcext:value-type="string">
            <text:p>A021</text:p>
          </table:table-cell>
          <table:table-cell table:formula="of:=UNICHAR(HEX2DEC([.B34]))" office:value-type="string" office:string-value="ꀡ" calcext:value-type="string">
            <text:p>ꀡ</text:p>
          </table:table-cell>
          <table:table-cell table:number-columns-repeated="6"/>
          <table:table-cell office:value-type="string" calcext:value-type="string">
            <text:p>／</text:p>
          </table:table-cell>
          <table:table-cell office:value-type="string" calcext:value-type="string">
            <text:p>U_FF0F</text:p>
          </table:table-cell>
        </table:table-row>
        <table:table-row table:style-name="ro1">
          <table:table-cell office:value-type="string" calcext:value-type="string">
            <text:p>buox</text:p>
          </table:table-cell>
          <table:table-cell office:value-type="string" calcext:value-type="string">
            <text:p>A022</text:p>
          </table:table-cell>
          <table:table-cell table:formula="of:=UNICHAR(HEX2DEC([.B35]))" office:value-type="string" office:string-value="ꀢ" calcext:value-type="string">
            <text:p>ꀢ</text:p>
          </table:table-cell>
          <table:table-cell table:number-columns-repeated="6"/>
          <table:table-cell office:value-type="string" calcext:value-type="string">
            <text:p>：</text:p>
          </table:table-cell>
          <table:table-cell office:value-type="string" calcext:value-type="string">
            <text:p>U_FF1A</text:p>
          </table:table-cell>
        </table:table-row>
        <table:table-row table:style-name="ro1">
          <table:table-cell office:value-type="string" calcext:value-type="string">
            <text:p>buo</text:p>
          </table:table-cell>
          <table:table-cell office:value-type="string" calcext:value-type="string">
            <text:p>A023</text:p>
          </table:table-cell>
          <table:table-cell table:formula="of:=UNICHAR(HEX2DEC([.B36]))" office:value-type="string" office:string-value="ꀣ" calcext:value-type="string">
            <text:p>ꀣ</text:p>
          </table:table-cell>
          <table:table-cell table:number-columns-repeated="6"/>
          <table:table-cell office:value-type="string" calcext:value-type="string">
            <text:p>；</text:p>
          </table:table-cell>
          <table:table-cell office:value-type="string" calcext:value-type="string">
            <text:p>U_FF1B</text:p>
          </table:table-cell>
        </table:table-row>
        <table:table-row table:style-name="ro1">
          <table:table-cell office:value-type="string" calcext:value-type="string">
            <text:p>buop</text:p>
          </table:table-cell>
          <table:table-cell office:value-type="string" calcext:value-type="string">
            <text:p>A024</text:p>
          </table:table-cell>
          <table:table-cell table:formula="of:=UNICHAR(HEX2DEC([.B37]))" office:value-type="string" office:string-value="ꀤ" calcext:value-type="string">
            <text:p>ꀤ</text:p>
          </table:table-cell>
          <table:table-cell table:number-columns-repeated="6"/>
          <table:table-cell office:value-type="string" calcext:value-type="string">
            <text:p>？</text:p>
          </table:table-cell>
          <table:table-cell office:value-type="string" calcext:value-type="string">
            <text:p>U_FF1F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A025</text:p>
          </table:table-cell>
          <table:table-cell table:formula="of:=UNICHAR(HEX2DEC([.B38]))" office:value-type="string" office:string-value="ꀥ" calcext:value-type="string">
            <text:p>ꀥ</text:p>
          </table:table-cell>
          <table:table-cell table:number-columns-repeated="6"/>
          <table:table-cell office:value-type="string" calcext:value-type="string">
            <text:p>［</text:p>
          </table:table-cell>
          <table:table-cell office:value-type="string" calcext:value-type="string">
            <text:p>U_FF3B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026</text:p>
          </table:table-cell>
          <table:table-cell table:formula="of:=UNICHAR(HEX2DEC([.B39]))" office:value-type="string" office:string-value="ꀦ" calcext:value-type="string">
            <text:p>ꀦ</text:p>
          </table:table-cell>
          <table:table-cell table:number-columns-repeated="6"/>
          <table:table-cell office:value-type="string" calcext:value-type="string">
            <text:p>］</text:p>
          </table:table-cell>
          <table:table-cell office:value-type="string" calcext:value-type="string">
            <text:p>U_FF3D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A027</text:p>
          </table:table-cell>
          <table:table-cell table:formula="of:=UNICHAR(HEX2DEC([.B40]))" office:value-type="string" office:string-value="ꀧ" calcext:value-type="string">
            <text:p>ꀧ</text:p>
          </table:table-cell>
          <table:table-cell table:number-columns-repeated="6"/>
          <table:table-cell office:value-type="string" calcext:value-type="string">
            <text:p>｛</text:p>
          </table:table-cell>
          <table:table-cell office:value-type="string" calcext:value-type="string">
            <text:p>U_FF5B</text:p>
          </table:table-cell>
        </table:table-row>
        <table:table-row table:style-name="ro1">
          <table:table-cell office:value-type="string" calcext:value-type="string">
            <text:p>bop</text:p>
          </table:table-cell>
          <table:table-cell office:value-type="string" calcext:value-type="string">
            <text:p>A028</text:p>
          </table:table-cell>
          <table:table-cell table:formula="of:=UNICHAR(HEX2DEC([.B41]))" office:value-type="string" office:string-value="ꀨ" calcext:value-type="string">
            <text:p>ꀨ</text:p>
          </table:table-cell>
          <table:table-cell table:number-columns-repeated="6"/>
          <table:table-cell office:value-type="string" calcext:value-type="string">
            <text:p>｜</text:p>
          </table:table-cell>
          <table:table-cell office:value-type="string" calcext:value-type="string">
            <text:p>U_FF5C</text:p>
          </table:table-cell>
        </table:table-row>
        <table:table-row table:style-name="ro1">
          <table:table-cell office:value-type="string" calcext:value-type="string">
            <text:p>bex</text:p>
          </table:table-cell>
          <table:table-cell office:value-type="string" calcext:value-type="string">
            <text:p>A029</text:p>
          </table:table-cell>
          <table:table-cell table:formula="of:=UNICHAR(HEX2DEC([.B42]))" office:value-type="string" office:string-value="ꀩ" calcext:value-type="string">
            <text:p>ꀩ</text:p>
          </table:table-cell>
          <table:table-cell table:number-columns-repeated="6"/>
          <table:table-cell office:value-type="string" calcext:value-type="string">
            <text:p>｝</text:p>
          </table:table-cell>
          <table:table-cell office:value-type="string" calcext:value-type="string">
            <text:p>U_FF5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A02A</text:p>
          </table:table-cell>
          <table:table-cell table:formula="of:=UNICHAR(HEX2DEC([.B43]))" office:value-type="string" office:string-value="ꀪ" calcext:value-type="string">
            <text:p>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p</text:p>
          </table:table-cell>
          <table:table-cell office:value-type="string" calcext:value-type="string">
            <text:p>A02B</text:p>
          </table:table-cell>
          <table:table-cell table:formula="of:=UNICHAR(HEX2DEC([.B44]))" office:value-type="string" office:string-value="ꀫ" calcext:value-type="string">
            <text:p>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A02C</text:p>
          </table:table-cell>
          <table:table-cell table:formula="of:=UNICHAR(HEX2DEC([.B45]))" office:value-type="string" office:string-value="ꀬ" calcext:value-type="string">
            <text:p>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x</text:p>
          </table:table-cell>
          <table:table-cell office:value-type="string" calcext:value-type="string">
            <text:p>A02D</text:p>
          </table:table-cell>
          <table:table-cell table:formula="of:=UNICHAR(HEX2DEC([.B46]))" office:value-type="string" office:string-value="ꀭ" calcext:value-type="string">
            <text:p>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A02E</text:p>
          </table:table-cell>
          <table:table-cell table:formula="of:=UNICHAR(HEX2DEC([.B47]))" office:value-type="string" office:string-value="ꀮ" calcext:value-type="string">
            <text:p>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p</text:p>
          </table:table-cell>
          <table:table-cell office:value-type="string" calcext:value-type="string">
            <text:p>A02F</text:p>
          </table:table-cell>
          <table:table-cell table:formula="of:=UNICHAR(HEX2DEC([.B48]))" office:value-type="string" office:string-value="ꀯ" calcext:value-type="string">
            <text:p>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rx</text:p>
          </table:table-cell>
          <table:table-cell office:value-type="string" calcext:value-type="string">
            <text:p>A030</text:p>
          </table:table-cell>
          <table:table-cell table:formula="of:=UNICHAR(HEX2DEC([.B49]))" office:value-type="string" office:string-value="ꀰ" calcext:value-type="string">
            <text:p>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r</text:p>
          </table:table-cell>
          <table:table-cell office:value-type="string" calcext:value-type="string">
            <text:p>A031</text:p>
          </table:table-cell>
          <table:table-cell table:formula="of:=UNICHAR(HEX2DEC([.B50]))" office:value-type="string" office:string-value="ꀱ" calcext:value-type="string">
            <text:p>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t</text:p>
          </table:table-cell>
          <table:table-cell office:value-type="string" calcext:value-type="string">
            <text:p>A032</text:p>
          </table:table-cell>
          <table:table-cell table:formula="of:=UNICHAR(HEX2DEC([.B51]))" office:value-type="string" office:string-value="ꀲ" calcext:value-type="string">
            <text:p>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x</text:p>
          </table:table-cell>
          <table:table-cell office:value-type="string" calcext:value-type="string">
            <text:p>A033</text:p>
          </table:table-cell>
          <table:table-cell table:formula="of:=UNICHAR(HEX2DEC([.B52]))" office:value-type="string" office:string-value="ꀳ" calcext:value-type="string">
            <text:p>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A034</text:p>
          </table:table-cell>
          <table:table-cell table:formula="of:=UNICHAR(HEX2DEC([.B53]))" office:value-type="string" office:string-value="ꀴ" calcext:value-type="string">
            <text:p>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p</text:p>
          </table:table-cell>
          <table:table-cell office:value-type="string" calcext:value-type="string">
            <text:p>A035</text:p>
          </table:table-cell>
          <table:table-cell table:formula="of:=UNICHAR(HEX2DEC([.B54]))" office:value-type="string" office:string-value="ꀵ" calcext:value-type="string">
            <text:p>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rx</text:p>
          </table:table-cell>
          <table:table-cell office:value-type="string" calcext:value-type="string">
            <text:p>A036</text:p>
          </table:table-cell>
          <table:table-cell table:formula="of:=UNICHAR(HEX2DEC([.B55]))" office:value-type="string" office:string-value="ꀶ" calcext:value-type="string">
            <text:p>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r</text:p>
          </table:table-cell>
          <table:table-cell office:value-type="string" calcext:value-type="string">
            <text:p>A037</text:p>
          </table:table-cell>
          <table:table-cell table:formula="of:=UNICHAR(HEX2DEC([.B56]))" office:value-type="string" office:string-value="ꀷ" calcext:value-type="string">
            <text:p>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A038</text:p>
          </table:table-cell>
          <table:table-cell table:formula="of:=UNICHAR(HEX2DEC([.B57]))" office:value-type="string" office:string-value="ꀸ" calcext:value-type="string">
            <text:p>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x</text:p>
          </table:table-cell>
          <table:table-cell office:value-type="string" calcext:value-type="string">
            <text:p>A039</text:p>
          </table:table-cell>
          <table:table-cell table:formula="of:=UNICHAR(HEX2DEC([.B58]))" office:value-type="string" office:string-value="ꀹ" calcext:value-type="string">
            <text:p>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A03A</text:p>
          </table:table-cell>
          <table:table-cell table:formula="of:=UNICHAR(HEX2DEC([.B59]))" office:value-type="string" office:string-value="ꀺ" calcext:value-type="string">
            <text:p>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p</text:p>
          </table:table-cell>
          <table:table-cell office:value-type="string" calcext:value-type="string">
            <text:p>A03B</text:p>
          </table:table-cell>
          <table:table-cell table:formula="of:=UNICHAR(HEX2DEC([.B60]))" office:value-type="string" office:string-value="ꀻ" calcext:value-type="string">
            <text:p>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x</text:p>
          </table:table-cell>
          <table:table-cell office:value-type="string" calcext:value-type="string">
            <text:p>A03C</text:p>
          </table:table-cell>
          <table:table-cell table:formula="of:=UNICHAR(HEX2DEC([.B61]))" office:value-type="string" office:string-value="ꀼ" calcext:value-type="string">
            <text:p>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A03D</text:p>
          </table:table-cell>
          <table:table-cell table:formula="of:=UNICHAR(HEX2DEC([.B62]))" office:value-type="string" office:string-value="ꀽ" calcext:value-type="string">
            <text:p>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ep</text:p>
          </table:table-cell>
          <table:table-cell office:value-type="string" calcext:value-type="string">
            <text:p>A03E</text:p>
          </table:table-cell>
          <table:table-cell table:formula="of:=UNICHAR(HEX2DEC([.B63]))" office:value-type="string" office:string-value="ꀾ" calcext:value-type="string">
            <text:p>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A03F</text:p>
          </table:table-cell>
          <table:table-cell table:formula="of:=UNICHAR(HEX2DEC([.B64]))" office:value-type="string" office:string-value="ꀿ" calcext:value-type="string">
            <text:p>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x</text:p>
          </table:table-cell>
          <table:table-cell office:value-type="string" calcext:value-type="string">
            <text:p>A040</text:p>
          </table:table-cell>
          <table:table-cell table:formula="of:=UNICHAR(HEX2DEC([.B65]))" office:value-type="string" office:string-value="ꁀ" calcext:value-type="string">
            <text:p>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041</text:p>
          </table:table-cell>
          <table:table-cell table:formula="of:=UNICHAR(HEX2DEC([.B66]))" office:value-type="string" office:string-value="ꁁ" calcext:value-type="string">
            <text:p>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p</text:p>
          </table:table-cell>
          <table:table-cell office:value-type="string" calcext:value-type="string">
            <text:p>A042</text:p>
          </table:table-cell>
          <table:table-cell table:formula="of:=UNICHAR(HEX2DEC([.B67]))" office:value-type="string" office:string-value="ꁂ" calcext:value-type="string">
            <text:p>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ox</text:p>
          </table:table-cell>
          <table:table-cell office:value-type="string" calcext:value-type="string">
            <text:p>A043</text:p>
          </table:table-cell>
          <table:table-cell table:formula="of:=UNICHAR(HEX2DEC([.B68]))" office:value-type="string" office:string-value="ꁃ" calcext:value-type="string">
            <text:p>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o</text:p>
          </table:table-cell>
          <table:table-cell office:value-type="string" calcext:value-type="string">
            <text:p>A044</text:p>
          </table:table-cell>
          <table:table-cell table:formula="of:=UNICHAR(HEX2DEC([.B69]))" office:value-type="string" office:string-value="ꁄ" calcext:value-type="string">
            <text:p>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op</text:p>
          </table:table-cell>
          <table:table-cell office:value-type="string" calcext:value-type="string">
            <text:p>A045</text:p>
          </table:table-cell>
          <table:table-cell table:formula="of:=UNICHAR(HEX2DEC([.B70]))" office:value-type="string" office:string-value="ꁅ" calcext:value-type="string">
            <text:p>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A046</text:p>
          </table:table-cell>
          <table:table-cell table:formula="of:=UNICHAR(HEX2DEC([.B71]))" office:value-type="string" office:string-value="ꁆ" calcext:value-type="string">
            <text:p>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x</text:p>
          </table:table-cell>
          <table:table-cell office:value-type="string" calcext:value-type="string">
            <text:p>A047</text:p>
          </table:table-cell>
          <table:table-cell table:formula="of:=UNICHAR(HEX2DEC([.B72]))" office:value-type="string" office:string-value="ꁇ" calcext:value-type="string">
            <text:p>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A048</text:p>
          </table:table-cell>
          <table:table-cell table:formula="of:=UNICHAR(HEX2DEC([.B73]))" office:value-type="string" office:string-value="ꁈ" calcext:value-type="string">
            <text:p>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A049</text:p>
          </table:table-cell>
          <table:table-cell table:formula="of:=UNICHAR(HEX2DEC([.B74]))" office:value-type="string" office:string-value="ꁉ" calcext:value-type="string">
            <text:p>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A04A</text:p>
          </table:table-cell>
          <table:table-cell table:formula="of:=UNICHAR(HEX2DEC([.B75]))" office:value-type="string" office:string-value="ꁊ" calcext:value-type="string">
            <text:p>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x</text:p>
          </table:table-cell>
          <table:table-cell office:value-type="string" calcext:value-type="string">
            <text:p>A04B</text:p>
          </table:table-cell>
          <table:table-cell table:formula="of:=UNICHAR(HEX2DEC([.B76]))" office:value-type="string" office:string-value="ꁋ" calcext:value-type="string">
            <text:p>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A04C</text:p>
          </table:table-cell>
          <table:table-cell table:formula="of:=UNICHAR(HEX2DEC([.B77]))" office:value-type="string" office:string-value="ꁌ" calcext:value-type="string">
            <text:p>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A04D</text:p>
          </table:table-cell>
          <table:table-cell table:formula="of:=UNICHAR(HEX2DEC([.B78]))" office:value-type="string" office:string-value="ꁍ" calcext:value-type="string">
            <text:p>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x</text:p>
          </table:table-cell>
          <table:table-cell office:value-type="string" calcext:value-type="string">
            <text:p>A04E</text:p>
          </table:table-cell>
          <table:table-cell table:formula="of:=UNICHAR(HEX2DEC([.B79]))" office:value-type="string" office:string-value="ꁎ" calcext:value-type="string">
            <text:p>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A04F</text:p>
          </table:table-cell>
          <table:table-cell table:formula="of:=UNICHAR(HEX2DEC([.B80]))" office:value-type="string" office:string-value="ꁏ" calcext:value-type="string">
            <text:p>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t</text:p>
          </table:table-cell>
          <table:table-cell office:value-type="string" calcext:value-type="string">
            <text:p>A050</text:p>
          </table:table-cell>
          <table:table-cell table:formula="of:=UNICHAR(HEX2DEC([.B81]))" office:value-type="string" office:string-value="ꁐ" calcext:value-type="string">
            <text:p>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x</text:p>
          </table:table-cell>
          <table:table-cell office:value-type="string" calcext:value-type="string">
            <text:p>A051</text:p>
          </table:table-cell>
          <table:table-cell table:formula="of:=UNICHAR(HEX2DEC([.B82]))" office:value-type="string" office:string-value="ꁑ" calcext:value-type="string">
            <text:p>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A052</text:p>
          </table:table-cell>
          <table:table-cell table:formula="of:=UNICHAR(HEX2DEC([.B83]))" office:value-type="string" office:string-value="ꁒ" calcext:value-type="string">
            <text:p>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p</text:p>
          </table:table-cell>
          <table:table-cell office:value-type="string" calcext:value-type="string">
            <text:p>A053</text:p>
          </table:table-cell>
          <table:table-cell table:formula="of:=UNICHAR(HEX2DEC([.B84]))" office:value-type="string" office:string-value="ꁓ" calcext:value-type="string">
            <text:p>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rx</text:p>
          </table:table-cell>
          <table:table-cell office:value-type="string" calcext:value-type="string">
            <text:p>A054</text:p>
          </table:table-cell>
          <table:table-cell table:formula="of:=UNICHAR(HEX2DEC([.B85]))" office:value-type="string" office:string-value="ꁔ" calcext:value-type="string">
            <text:p>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r</text:p>
          </table:table-cell>
          <table:table-cell office:value-type="string" calcext:value-type="string">
            <text:p>A055</text:p>
          </table:table-cell>
          <table:table-cell table:formula="of:=UNICHAR(HEX2DEC([.B86]))" office:value-type="string" office:string-value="ꁕ" calcext:value-type="string">
            <text:p>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it</text:p>
          </table:table-cell>
          <table:table-cell office:value-type="string" calcext:value-type="string">
            <text:p>A056</text:p>
          </table:table-cell>
          <table:table-cell table:formula="of:=UNICHAR(HEX2DEC([.B87]))" office:value-type="string" office:string-value="ꁖ" calcext:value-type="string">
            <text:p>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ix</text:p>
          </table:table-cell>
          <table:table-cell office:value-type="string" calcext:value-type="string">
            <text:p>A057</text:p>
          </table:table-cell>
          <table:table-cell table:formula="of:=UNICHAR(HEX2DEC([.B88]))" office:value-type="string" office:string-value="ꁗ" calcext:value-type="string">
            <text:p>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i</text:p>
          </table:table-cell>
          <table:table-cell office:value-type="string" calcext:value-type="string">
            <text:p>A058</text:p>
          </table:table-cell>
          <table:table-cell table:formula="of:=UNICHAR(HEX2DEC([.B89]))" office:value-type="string" office:string-value="ꁘ" calcext:value-type="string">
            <text:p>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ip</text:p>
          </table:table-cell>
          <table:table-cell office:value-type="string" calcext:value-type="string">
            <text:p>A059</text:p>
          </table:table-cell>
          <table:table-cell table:formula="of:=UNICHAR(HEX2DEC([.B90]))" office:value-type="string" office:string-value="ꁙ" calcext:value-type="string">
            <text:p>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iet</text:p>
          </table:table-cell>
          <table:table-cell office:value-type="string" calcext:value-type="string">
            <text:p>A05A</text:p>
          </table:table-cell>
          <table:table-cell table:formula="of:=UNICHAR(HEX2DEC([.B91]))" office:value-type="string" office:string-value="ꁚ" calcext:value-type="string">
            <text:p>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iex</text:p>
          </table:table-cell>
          <table:table-cell office:value-type="string" calcext:value-type="string">
            <text:p>A05B</text:p>
          </table:table-cell>
          <table:table-cell table:formula="of:=UNICHAR(HEX2DEC([.B92]))" office:value-type="string" office:string-value="ꁛ" calcext:value-type="string">
            <text:p>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ie</text:p>
          </table:table-cell>
          <table:table-cell office:value-type="string" calcext:value-type="string">
            <text:p>A05C</text:p>
          </table:table-cell>
          <table:table-cell table:formula="of:=UNICHAR(HEX2DEC([.B93]))" office:value-type="string" office:string-value="ꁜ" calcext:value-type="string">
            <text:p>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iep</text:p>
          </table:table-cell>
          <table:table-cell office:value-type="string" calcext:value-type="string">
            <text:p>A05D</text:p>
          </table:table-cell>
          <table:table-cell table:formula="of:=UNICHAR(HEX2DEC([.B94]))" office:value-type="string" office:string-value="ꁝ" calcext:value-type="string">
            <text:p>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at</text:p>
          </table:table-cell>
          <table:table-cell office:value-type="string" calcext:value-type="string">
            <text:p>A05E</text:p>
          </table:table-cell>
          <table:table-cell table:formula="of:=UNICHAR(HEX2DEC([.B95]))" office:value-type="string" office:string-value="ꁞ" calcext:value-type="string">
            <text:p>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ax</text:p>
          </table:table-cell>
          <table:table-cell office:value-type="string" calcext:value-type="string">
            <text:p>A05F</text:p>
          </table:table-cell>
          <table:table-cell table:formula="of:=UNICHAR(HEX2DEC([.B96]))" office:value-type="string" office:string-value="ꁟ" calcext:value-type="string">
            <text:p>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a</text:p>
          </table:table-cell>
          <table:table-cell office:value-type="string" calcext:value-type="string">
            <text:p>A060</text:p>
          </table:table-cell>
          <table:table-cell table:formula="of:=UNICHAR(HEX2DEC([.B97]))" office:value-type="string" office:string-value="ꁠ" calcext:value-type="string">
            <text:p>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ap</text:p>
          </table:table-cell>
          <table:table-cell office:value-type="string" calcext:value-type="string">
            <text:p>A061</text:p>
          </table:table-cell>
          <table:table-cell table:formula="of:=UNICHAR(HEX2DEC([.B98]))" office:value-type="string" office:string-value="ꁡ" calcext:value-type="string">
            <text:p>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uox</text:p>
          </table:table-cell>
          <table:table-cell office:value-type="string" calcext:value-type="string">
            <text:p>A062</text:p>
          </table:table-cell>
          <table:table-cell table:formula="of:=UNICHAR(HEX2DEC([.B99]))" office:value-type="string" office:string-value="ꁢ" calcext:value-type="string">
            <text:p>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uo</text:p>
          </table:table-cell>
          <table:table-cell office:value-type="string" calcext:value-type="string">
            <text:p>A063</text:p>
          </table:table-cell>
          <table:table-cell table:formula="of:=UNICHAR(HEX2DEC([.B100]))" office:value-type="string" office:string-value="ꁣ" calcext:value-type="string">
            <text:p>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uop</text:p>
          </table:table-cell>
          <table:table-cell office:value-type="string" calcext:value-type="string">
            <text:p>A064</text:p>
          </table:table-cell>
          <table:table-cell table:formula="of:=UNICHAR(HEX2DEC([.B101]))" office:value-type="string" office:string-value="ꁤ" calcext:value-type="string">
            <text:p>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ot</text:p>
          </table:table-cell>
          <table:table-cell office:value-type="string" calcext:value-type="string">
            <text:p>A065</text:p>
          </table:table-cell>
          <table:table-cell table:formula="of:=UNICHAR(HEX2DEC([.B102]))" office:value-type="string" office:string-value="ꁥ" calcext:value-type="string">
            <text:p>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ox</text:p>
          </table:table-cell>
          <table:table-cell office:value-type="string" calcext:value-type="string">
            <text:p>A066</text:p>
          </table:table-cell>
          <table:table-cell table:formula="of:=UNICHAR(HEX2DEC([.B103]))" office:value-type="string" office:string-value="ꁦ" calcext:value-type="string">
            <text:p>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o</text:p>
          </table:table-cell>
          <table:table-cell office:value-type="string" calcext:value-type="string">
            <text:p>A067</text:p>
          </table:table-cell>
          <table:table-cell table:formula="of:=UNICHAR(HEX2DEC([.B104]))" office:value-type="string" office:string-value="ꁧ" calcext:value-type="string">
            <text:p>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op</text:p>
          </table:table-cell>
          <table:table-cell office:value-type="string" calcext:value-type="string">
            <text:p>A068</text:p>
          </table:table-cell>
          <table:table-cell table:formula="of:=UNICHAR(HEX2DEC([.B105]))" office:value-type="string" office:string-value="ꁨ" calcext:value-type="string">
            <text:p>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ex</text:p>
          </table:table-cell>
          <table:table-cell office:value-type="string" calcext:value-type="string">
            <text:p>A069</text:p>
          </table:table-cell>
          <table:table-cell table:formula="of:=UNICHAR(HEX2DEC([.B106]))" office:value-type="string" office:string-value="ꁩ" calcext:value-type="string">
            <text:p>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e</text:p>
          </table:table-cell>
          <table:table-cell office:value-type="string" calcext:value-type="string">
            <text:p>A06A</text:p>
          </table:table-cell>
          <table:table-cell table:formula="of:=UNICHAR(HEX2DEC([.B107]))" office:value-type="string" office:string-value="ꁪ" calcext:value-type="string">
            <text:p>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ep</text:p>
          </table:table-cell>
          <table:table-cell office:value-type="string" calcext:value-type="string">
            <text:p>A06B</text:p>
          </table:table-cell>
          <table:table-cell table:formula="of:=UNICHAR(HEX2DEC([.B108]))" office:value-type="string" office:string-value="ꁫ" calcext:value-type="string">
            <text:p>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ut</text:p>
          </table:table-cell>
          <table:table-cell office:value-type="string" calcext:value-type="string">
            <text:p>A06C</text:p>
          </table:table-cell>
          <table:table-cell table:formula="of:=UNICHAR(HEX2DEC([.B109]))" office:value-type="string" office:string-value="ꁬ" calcext:value-type="string">
            <text:p>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ux</text:p>
          </table:table-cell>
          <table:table-cell office:value-type="string" calcext:value-type="string">
            <text:p>A06D</text:p>
          </table:table-cell>
          <table:table-cell table:formula="of:=UNICHAR(HEX2DEC([.B110]))" office:value-type="string" office:string-value="ꁭ" calcext:value-type="string">
            <text:p>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u</text:p>
          </table:table-cell>
          <table:table-cell office:value-type="string" calcext:value-type="string">
            <text:p>A06E</text:p>
          </table:table-cell>
          <table:table-cell table:formula="of:=UNICHAR(HEX2DEC([.B111]))" office:value-type="string" office:string-value="ꁮ" calcext:value-type="string">
            <text:p>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up</text:p>
          </table:table-cell>
          <table:table-cell office:value-type="string" calcext:value-type="string">
            <text:p>A06F</text:p>
          </table:table-cell>
          <table:table-cell table:formula="of:=UNICHAR(HEX2DEC([.B112]))" office:value-type="string" office:string-value="ꁯ" calcext:value-type="string">
            <text:p>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urx</text:p>
          </table:table-cell>
          <table:table-cell office:value-type="string" calcext:value-type="string">
            <text:p>A070</text:p>
          </table:table-cell>
          <table:table-cell table:formula="of:=UNICHAR(HEX2DEC([.B113]))" office:value-type="string" office:string-value="ꁰ" calcext:value-type="string">
            <text:p>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ur</text:p>
          </table:table-cell>
          <table:table-cell office:value-type="string" calcext:value-type="string">
            <text:p>A071</text:p>
          </table:table-cell>
          <table:table-cell table:formula="of:=UNICHAR(HEX2DEC([.B114]))" office:value-type="string" office:string-value="ꁱ" calcext:value-type="string">
            <text:p>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yt</text:p>
          </table:table-cell>
          <table:table-cell office:value-type="string" calcext:value-type="string">
            <text:p>A072</text:p>
          </table:table-cell>
          <table:table-cell table:formula="of:=UNICHAR(HEX2DEC([.B115]))" office:value-type="string" office:string-value="ꁲ" calcext:value-type="string">
            <text:p>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yx</text:p>
          </table:table-cell>
          <table:table-cell office:value-type="string" calcext:value-type="string">
            <text:p>A073</text:p>
          </table:table-cell>
          <table:table-cell table:formula="of:=UNICHAR(HEX2DEC([.B116]))" office:value-type="string" office:string-value="ꁳ" calcext:value-type="string">
            <text:p>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y</text:p>
          </table:table-cell>
          <table:table-cell office:value-type="string" calcext:value-type="string">
            <text:p>A074</text:p>
          </table:table-cell>
          <table:table-cell table:formula="of:=UNICHAR(HEX2DEC([.B117]))" office:value-type="string" office:string-value="ꁴ" calcext:value-type="string">
            <text:p>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A075</text:p>
          </table:table-cell>
          <table:table-cell table:formula="of:=UNICHAR(HEX2DEC([.B118]))" office:value-type="string" office:string-value="ꁵ" calcext:value-type="string">
            <text:p>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it</text:p>
          </table:table-cell>
          <table:table-cell office:value-type="string" calcext:value-type="string">
            <text:p>A076</text:p>
          </table:table-cell>
          <table:table-cell table:formula="of:=UNICHAR(HEX2DEC([.B119]))" office:value-type="string" office:string-value="ꁶ" calcext:value-type="string">
            <text:p>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ix</text:p>
          </table:table-cell>
          <table:table-cell office:value-type="string" calcext:value-type="string">
            <text:p>A077</text:p>
          </table:table-cell>
          <table:table-cell table:formula="of:=UNICHAR(HEX2DEC([.B120]))" office:value-type="string" office:string-value="ꁷ" calcext:value-type="string">
            <text:p>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i</text:p>
          </table:table-cell>
          <table:table-cell office:value-type="string" calcext:value-type="string">
            <text:p>A078</text:p>
          </table:table-cell>
          <table:table-cell table:formula="of:=UNICHAR(HEX2DEC([.B121]))" office:value-type="string" office:string-value="ꁸ" calcext:value-type="string">
            <text:p>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ip</text:p>
          </table:table-cell>
          <table:table-cell office:value-type="string" calcext:value-type="string">
            <text:p>A079</text:p>
          </table:table-cell>
          <table:table-cell table:formula="of:=UNICHAR(HEX2DEC([.B122]))" office:value-type="string" office:string-value="ꁹ" calcext:value-type="string">
            <text:p>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iex</text:p>
          </table:table-cell>
          <table:table-cell office:value-type="string" calcext:value-type="string">
            <text:p>A07A</text:p>
          </table:table-cell>
          <table:table-cell table:formula="of:=UNICHAR(HEX2DEC([.B123]))" office:value-type="string" office:string-value="ꁺ" calcext:value-type="string">
            <text:p>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07B</text:p>
          </table:table-cell>
          <table:table-cell table:formula="of:=UNICHAR(HEX2DEC([.B124]))" office:value-type="string" office:string-value="ꁻ" calcext:value-type="string">
            <text:p>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iep</text:p>
          </table:table-cell>
          <table:table-cell office:value-type="string" calcext:value-type="string">
            <text:p>A07C</text:p>
          </table:table-cell>
          <table:table-cell table:formula="of:=UNICHAR(HEX2DEC([.B125]))" office:value-type="string" office:string-value="ꁼ" calcext:value-type="string">
            <text:p>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at</text:p>
          </table:table-cell>
          <table:table-cell office:value-type="string" calcext:value-type="string">
            <text:p>A07D</text:p>
          </table:table-cell>
          <table:table-cell table:formula="of:=UNICHAR(HEX2DEC([.B126]))" office:value-type="string" office:string-value="ꁽ" calcext:value-type="string">
            <text:p>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ax</text:p>
          </table:table-cell>
          <table:table-cell office:value-type="string" calcext:value-type="string">
            <text:p>A07E</text:p>
          </table:table-cell>
          <table:table-cell table:formula="of:=UNICHAR(HEX2DEC([.B127]))" office:value-type="string" office:string-value="ꁾ" calcext:value-type="string">
            <text:p>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a</text:p>
          </table:table-cell>
          <table:table-cell office:value-type="string" calcext:value-type="string">
            <text:p>A07F</text:p>
          </table:table-cell>
          <table:table-cell table:formula="of:=UNICHAR(HEX2DEC([.B128]))" office:value-type="string" office:string-value="ꁿ" calcext:value-type="string">
            <text:p>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ap</text:p>
          </table:table-cell>
          <table:table-cell office:value-type="string" calcext:value-type="string">
            <text:p>A080</text:p>
          </table:table-cell>
          <table:table-cell table:formula="of:=UNICHAR(HEX2DEC([.B129]))" office:value-type="string" office:string-value="ꂀ" calcext:value-type="string">
            <text:p>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ot</text:p>
          </table:table-cell>
          <table:table-cell office:value-type="string" calcext:value-type="string">
            <text:p>A081</text:p>
          </table:table-cell>
          <table:table-cell table:formula="of:=UNICHAR(HEX2DEC([.B130]))" office:value-type="string" office:string-value="ꂁ" calcext:value-type="string">
            <text:p>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ox</text:p>
          </table:table-cell>
          <table:table-cell office:value-type="string" calcext:value-type="string">
            <text:p>A082</text:p>
          </table:table-cell>
          <table:table-cell table:formula="of:=UNICHAR(HEX2DEC([.B131]))" office:value-type="string" office:string-value="ꂂ" calcext:value-type="string">
            <text:p>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o</text:p>
          </table:table-cell>
          <table:table-cell office:value-type="string" calcext:value-type="string">
            <text:p>A083</text:p>
          </table:table-cell>
          <table:table-cell table:formula="of:=UNICHAR(HEX2DEC([.B132]))" office:value-type="string" office:string-value="ꂃ" calcext:value-type="string">
            <text:p>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op</text:p>
          </table:table-cell>
          <table:table-cell office:value-type="string" calcext:value-type="string">
            <text:p>A084</text:p>
          </table:table-cell>
          <table:table-cell table:formula="of:=UNICHAR(HEX2DEC([.B133]))" office:value-type="string" office:string-value="ꂄ" calcext:value-type="string">
            <text:p>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ut</text:p>
          </table:table-cell>
          <table:table-cell office:value-type="string" calcext:value-type="string">
            <text:p>A085</text:p>
          </table:table-cell>
          <table:table-cell table:formula="of:=UNICHAR(HEX2DEC([.B134]))" office:value-type="string" office:string-value="ꂅ" calcext:value-type="string">
            <text:p>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ux</text:p>
          </table:table-cell>
          <table:table-cell office:value-type="string" calcext:value-type="string">
            <text:p>A086</text:p>
          </table:table-cell>
          <table:table-cell table:formula="of:=UNICHAR(HEX2DEC([.B135]))" office:value-type="string" office:string-value="ꂆ" calcext:value-type="string">
            <text:p>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u</text:p>
          </table:table-cell>
          <table:table-cell office:value-type="string" calcext:value-type="string">
            <text:p>A087</text:p>
          </table:table-cell>
          <table:table-cell table:formula="of:=UNICHAR(HEX2DEC([.B136]))" office:value-type="string" office:string-value="ꂇ" calcext:value-type="string">
            <text:p>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up</text:p>
          </table:table-cell>
          <table:table-cell office:value-type="string" calcext:value-type="string">
            <text:p>A088</text:p>
          </table:table-cell>
          <table:table-cell table:formula="of:=UNICHAR(HEX2DEC([.B137]))" office:value-type="string" office:string-value="ꂈ" calcext:value-type="string">
            <text:p>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urx</text:p>
          </table:table-cell>
          <table:table-cell office:value-type="string" calcext:value-type="string">
            <text:p>A089</text:p>
          </table:table-cell>
          <table:table-cell table:formula="of:=UNICHAR(HEX2DEC([.B138]))" office:value-type="string" office:string-value="ꂉ" calcext:value-type="string">
            <text:p>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ur</text:p>
          </table:table-cell>
          <table:table-cell office:value-type="string" calcext:value-type="string">
            <text:p>A08A</text:p>
          </table:table-cell>
          <table:table-cell table:formula="of:=UNICHAR(HEX2DEC([.B139]))" office:value-type="string" office:string-value="ꂊ" calcext:value-type="string">
            <text:p>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yt</text:p>
          </table:table-cell>
          <table:table-cell office:value-type="string" calcext:value-type="string">
            <text:p>A08B</text:p>
          </table:table-cell>
          <table:table-cell table:formula="of:=UNICHAR(HEX2DEC([.B140]))" office:value-type="string" office:string-value="ꂋ" calcext:value-type="string">
            <text:p>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yx</text:p>
          </table:table-cell>
          <table:table-cell office:value-type="string" calcext:value-type="string">
            <text:p>A08C</text:p>
          </table:table-cell>
          <table:table-cell table:formula="of:=UNICHAR(HEX2DEC([.B141]))" office:value-type="string" office:string-value="ꂌ" calcext:value-type="string">
            <text:p>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y</text:p>
          </table:table-cell>
          <table:table-cell office:value-type="string" calcext:value-type="string">
            <text:p>A08D</text:p>
          </table:table-cell>
          <table:table-cell table:formula="of:=UNICHAR(HEX2DEC([.B142]))" office:value-type="string" office:string-value="ꂍ" calcext:value-type="string">
            <text:p>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yp</text:p>
          </table:table-cell>
          <table:table-cell office:value-type="string" calcext:value-type="string">
            <text:p>A08E</text:p>
          </table:table-cell>
          <table:table-cell table:formula="of:=UNICHAR(HEX2DEC([.B143]))" office:value-type="string" office:string-value="ꂎ" calcext:value-type="string">
            <text:p>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yrx</text:p>
          </table:table-cell>
          <table:table-cell office:value-type="string" calcext:value-type="string">
            <text:p>A08F</text:p>
          </table:table-cell>
          <table:table-cell table:formula="of:=UNICHAR(HEX2DEC([.B144]))" office:value-type="string" office:string-value="ꂏ" calcext:value-type="string">
            <text:p>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yr</text:p>
          </table:table-cell>
          <table:table-cell office:value-type="string" calcext:value-type="string">
            <text:p>A090</text:p>
          </table:table-cell>
          <table:table-cell table:formula="of:=UNICHAR(HEX2DEC([.B145]))" office:value-type="string" office:string-value="ꂐ" calcext:value-type="string">
            <text:p>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it</text:p>
          </table:table-cell>
          <table:table-cell office:value-type="string" calcext:value-type="string">
            <text:p>A091</text:p>
          </table:table-cell>
          <table:table-cell table:formula="of:=UNICHAR(HEX2DEC([.B146]))" office:value-type="string" office:string-value="ꂑ" calcext:value-type="string">
            <text:p>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ix</text:p>
          </table:table-cell>
          <table:table-cell office:value-type="string" calcext:value-type="string">
            <text:p>A092</text:p>
          </table:table-cell>
          <table:table-cell table:formula="of:=UNICHAR(HEX2DEC([.B147]))" office:value-type="string" office:string-value="ꂒ" calcext:value-type="string">
            <text:p>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i</text:p>
          </table:table-cell>
          <table:table-cell office:value-type="string" calcext:value-type="string">
            <text:p>A093</text:p>
          </table:table-cell>
          <table:table-cell table:formula="of:=UNICHAR(HEX2DEC([.B148]))" office:value-type="string" office:string-value="ꂓ" calcext:value-type="string">
            <text:p>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ip</text:p>
          </table:table-cell>
          <table:table-cell office:value-type="string" calcext:value-type="string">
            <text:p>A094</text:p>
          </table:table-cell>
          <table:table-cell table:formula="of:=UNICHAR(HEX2DEC([.B149]))" office:value-type="string" office:string-value="ꂔ" calcext:value-type="string">
            <text:p>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iex</text:p>
          </table:table-cell>
          <table:table-cell office:value-type="string" calcext:value-type="string">
            <text:p>A095</text:p>
          </table:table-cell>
          <table:table-cell table:formula="of:=UNICHAR(HEX2DEC([.B150]))" office:value-type="string" office:string-value="ꂕ" calcext:value-type="string">
            <text:p>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ie</text:p>
          </table:table-cell>
          <table:table-cell office:value-type="string" calcext:value-type="string">
            <text:p>A096</text:p>
          </table:table-cell>
          <table:table-cell table:formula="of:=UNICHAR(HEX2DEC([.B151]))" office:value-type="string" office:string-value="ꂖ" calcext:value-type="string">
            <text:p>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iep</text:p>
          </table:table-cell>
          <table:table-cell office:value-type="string" calcext:value-type="string">
            <text:p>A097</text:p>
          </table:table-cell>
          <table:table-cell table:formula="of:=UNICHAR(HEX2DEC([.B152]))" office:value-type="string" office:string-value="ꂗ" calcext:value-type="string">
            <text:p>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at</text:p>
          </table:table-cell>
          <table:table-cell office:value-type="string" calcext:value-type="string">
            <text:p>A098</text:p>
          </table:table-cell>
          <table:table-cell table:formula="of:=UNICHAR(HEX2DEC([.B153]))" office:value-type="string" office:string-value="ꂘ" calcext:value-type="string">
            <text:p>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ax</text:p>
          </table:table-cell>
          <table:table-cell office:value-type="string" calcext:value-type="string">
            <text:p>A099</text:p>
          </table:table-cell>
          <table:table-cell table:formula="of:=UNICHAR(HEX2DEC([.B154]))" office:value-type="string" office:string-value="ꂙ" calcext:value-type="string">
            <text:p>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a</text:p>
          </table:table-cell>
          <table:table-cell office:value-type="string" calcext:value-type="string">
            <text:p>A09A</text:p>
          </table:table-cell>
          <table:table-cell table:formula="of:=UNICHAR(HEX2DEC([.B155]))" office:value-type="string" office:string-value="ꂚ" calcext:value-type="string">
            <text:p>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ap</text:p>
          </table:table-cell>
          <table:table-cell office:value-type="string" calcext:value-type="string">
            <text:p>A09B</text:p>
          </table:table-cell>
          <table:table-cell table:formula="of:=UNICHAR(HEX2DEC([.B156]))" office:value-type="string" office:string-value="ꂛ" calcext:value-type="string">
            <text:p>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uox</text:p>
          </table:table-cell>
          <table:table-cell office:value-type="string" calcext:value-type="string">
            <text:p>A09C</text:p>
          </table:table-cell>
          <table:table-cell table:formula="of:=UNICHAR(HEX2DEC([.B157]))" office:value-type="string" office:string-value="ꂜ" calcext:value-type="string">
            <text:p>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uo</text:p>
          </table:table-cell>
          <table:table-cell office:value-type="string" calcext:value-type="string">
            <text:p>A09D</text:p>
          </table:table-cell>
          <table:table-cell table:formula="of:=UNICHAR(HEX2DEC([.B158]))" office:value-type="string" office:string-value="ꂝ" calcext:value-type="string">
            <text:p>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uop</text:p>
          </table:table-cell>
          <table:table-cell office:value-type="string" calcext:value-type="string">
            <text:p>A09E</text:p>
          </table:table-cell>
          <table:table-cell table:formula="of:=UNICHAR(HEX2DEC([.B159]))" office:value-type="string" office:string-value="ꂞ" calcext:value-type="string">
            <text:p>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ot</text:p>
          </table:table-cell>
          <table:table-cell office:value-type="string" calcext:value-type="string">
            <text:p>A09F</text:p>
          </table:table-cell>
          <table:table-cell table:formula="of:=UNICHAR(HEX2DEC([.B160]))" office:value-type="string" office:string-value="ꂟ" calcext:value-type="string">
            <text:p>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ox</text:p>
          </table:table-cell>
          <table:table-cell office:value-type="string" calcext:value-type="string">
            <text:p>A0A0</text:p>
          </table:table-cell>
          <table:table-cell table:formula="of:=UNICHAR(HEX2DEC([.B161]))" office:value-type="string" office:string-value="ꂠ" calcext:value-type="string">
            <text:p>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o</text:p>
          </table:table-cell>
          <table:table-cell office:value-type="string" calcext:value-type="string">
            <text:p>A0A1</text:p>
          </table:table-cell>
          <table:table-cell table:formula="of:=UNICHAR(HEX2DEC([.B162]))" office:value-type="string" office:string-value="ꂡ" calcext:value-type="string">
            <text:p>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op</text:p>
          </table:table-cell>
          <table:table-cell office:value-type="string" calcext:value-type="string">
            <text:p>A0A2</text:p>
          </table:table-cell>
          <table:table-cell table:formula="of:=UNICHAR(HEX2DEC([.B163]))" office:value-type="string" office:string-value="ꂢ" calcext:value-type="string">
            <text:p>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ut</text:p>
          </table:table-cell>
          <table:table-cell office:value-type="string" calcext:value-type="string">
            <text:p>A0A3</text:p>
          </table:table-cell>
          <table:table-cell table:formula="of:=UNICHAR(HEX2DEC([.B164]))" office:value-type="string" office:string-value="ꂣ" calcext:value-type="string">
            <text:p>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ux</text:p>
          </table:table-cell>
          <table:table-cell office:value-type="string" calcext:value-type="string">
            <text:p>A0A4</text:p>
          </table:table-cell>
          <table:table-cell table:formula="of:=UNICHAR(HEX2DEC([.B165]))" office:value-type="string" office:string-value="ꂤ" calcext:value-type="string">
            <text:p>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u</text:p>
          </table:table-cell>
          <table:table-cell office:value-type="string" calcext:value-type="string">
            <text:p>A0A5</text:p>
          </table:table-cell>
          <table:table-cell table:formula="of:=UNICHAR(HEX2DEC([.B166]))" office:value-type="string" office:string-value="ꂥ" calcext:value-type="string">
            <text:p>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up</text:p>
          </table:table-cell>
          <table:table-cell office:value-type="string" calcext:value-type="string">
            <text:p>A0A6</text:p>
          </table:table-cell>
          <table:table-cell table:formula="of:=UNICHAR(HEX2DEC([.B167]))" office:value-type="string" office:string-value="ꂦ" calcext:value-type="string">
            <text:p>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urx</text:p>
          </table:table-cell>
          <table:table-cell office:value-type="string" calcext:value-type="string">
            <text:p>A0A7</text:p>
          </table:table-cell>
          <table:table-cell table:formula="of:=UNICHAR(HEX2DEC([.B168]))" office:value-type="string" office:string-value="ꂧ" calcext:value-type="string">
            <text:p>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ur</text:p>
          </table:table-cell>
          <table:table-cell office:value-type="string" calcext:value-type="string">
            <text:p>A0A8</text:p>
          </table:table-cell>
          <table:table-cell table:formula="of:=UNICHAR(HEX2DEC([.B169]))" office:value-type="string" office:string-value="ꂨ" calcext:value-type="string">
            <text:p>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yx</text:p>
          </table:table-cell>
          <table:table-cell office:value-type="string" calcext:value-type="string">
            <text:p>A0A9</text:p>
          </table:table-cell>
          <table:table-cell table:formula="of:=UNICHAR(HEX2DEC([.B170]))" office:value-type="string" office:string-value="ꂩ" calcext:value-type="string">
            <text:p>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y</text:p>
          </table:table-cell>
          <table:table-cell office:value-type="string" calcext:value-type="string">
            <text:p>A0AA</text:p>
          </table:table-cell>
          <table:table-cell table:formula="of:=UNICHAR(HEX2DEC([.B171]))" office:value-type="string" office:string-value="ꂪ" calcext:value-type="string">
            <text:p>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yp</text:p>
          </table:table-cell>
          <table:table-cell office:value-type="string" calcext:value-type="string">
            <text:p>A0AB</text:p>
          </table:table-cell>
          <table:table-cell table:formula="of:=UNICHAR(HEX2DEC([.B172]))" office:value-type="string" office:string-value="ꂫ" calcext:value-type="string">
            <text:p>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yrx</text:p>
          </table:table-cell>
          <table:table-cell office:value-type="string" calcext:value-type="string">
            <text:p>A0AC</text:p>
          </table:table-cell>
          <table:table-cell table:formula="of:=UNICHAR(HEX2DEC([.B173]))" office:value-type="string" office:string-value="ꂬ" calcext:value-type="string">
            <text:p>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myr</text:p>
          </table:table-cell>
          <table:table-cell office:value-type="string" calcext:value-type="string">
            <text:p>A0AD</text:p>
          </table:table-cell>
          <table:table-cell table:formula="of:=UNICHAR(HEX2DEC([.B174]))" office:value-type="string" office:string-value="ꂭ" calcext:value-type="string">
            <text:p>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t</text:p>
          </table:table-cell>
          <table:table-cell office:value-type="string" calcext:value-type="string">
            <text:p>A0AE</text:p>
          </table:table-cell>
          <table:table-cell table:formula="of:=UNICHAR(HEX2DEC([.B175]))" office:value-type="string" office:string-value="ꂮ" calcext:value-type="string">
            <text:p>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A0AF</text:p>
          </table:table-cell>
          <table:table-cell table:formula="of:=UNICHAR(HEX2DEC([.B176]))" office:value-type="string" office:string-value="ꂯ" calcext:value-type="string">
            <text:p>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A0B0</text:p>
          </table:table-cell>
          <table:table-cell table:formula="of:=UNICHAR(HEX2DEC([.B177]))" office:value-type="string" office:string-value="ꂰ" calcext:value-type="string">
            <text:p>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A0B1</text:p>
          </table:table-cell>
          <table:table-cell table:formula="of:=UNICHAR(HEX2DEC([.B178]))" office:value-type="string" office:string-value="ꂱ" calcext:value-type="string">
            <text:p>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ex</text:p>
          </table:table-cell>
          <table:table-cell office:value-type="string" calcext:value-type="string">
            <text:p>A0B2</text:p>
          </table:table-cell>
          <table:table-cell table:formula="of:=UNICHAR(HEX2DEC([.B179]))" office:value-type="string" office:string-value="ꂲ" calcext:value-type="string">
            <text:p>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0B3</text:p>
          </table:table-cell>
          <table:table-cell table:formula="of:=UNICHAR(HEX2DEC([.B180]))" office:value-type="string" office:string-value="ꂳ" calcext:value-type="string">
            <text:p>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ep</text:p>
          </table:table-cell>
          <table:table-cell office:value-type="string" calcext:value-type="string">
            <text:p>A0B4</text:p>
          </table:table-cell>
          <table:table-cell table:formula="of:=UNICHAR(HEX2DEC([.B181]))" office:value-type="string" office:string-value="ꂴ" calcext:value-type="string">
            <text:p>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A0B5</text:p>
          </table:table-cell>
          <table:table-cell table:formula="of:=UNICHAR(HEX2DEC([.B182]))" office:value-type="string" office:string-value="ꂵ" calcext:value-type="string">
            <text:p>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A0B6</text:p>
          </table:table-cell>
          <table:table-cell table:formula="of:=UNICHAR(HEX2DEC([.B183]))" office:value-type="string" office:string-value="ꂶ" calcext:value-type="string">
            <text:p>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0B7</text:p>
          </table:table-cell>
          <table:table-cell table:formula="of:=UNICHAR(HEX2DEC([.B184]))" office:value-type="string" office:string-value="ꂷ" calcext:value-type="string">
            <text:p>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A0B8</text:p>
          </table:table-cell>
          <table:table-cell table:formula="of:=UNICHAR(HEX2DEC([.B185]))" office:value-type="string" office:string-value="ꂸ" calcext:value-type="string">
            <text:p>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ot</text:p>
          </table:table-cell>
          <table:table-cell office:value-type="string" calcext:value-type="string">
            <text:p>A0B9</text:p>
          </table:table-cell>
          <table:table-cell table:formula="of:=UNICHAR(HEX2DEC([.B186]))" office:value-type="string" office:string-value="ꂹ" calcext:value-type="string">
            <text:p>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ox</text:p>
          </table:table-cell>
          <table:table-cell office:value-type="string" calcext:value-type="string">
            <text:p>A0BA</text:p>
          </table:table-cell>
          <table:table-cell table:formula="of:=UNICHAR(HEX2DEC([.B187]))" office:value-type="string" office:string-value="ꂺ" calcext:value-type="string">
            <text:p>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o</text:p>
          </table:table-cell>
          <table:table-cell office:value-type="string" calcext:value-type="string">
            <text:p>A0BB</text:p>
          </table:table-cell>
          <table:table-cell table:formula="of:=UNICHAR(HEX2DEC([.B188]))" office:value-type="string" office:string-value="ꂻ" calcext:value-type="string">
            <text:p>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op</text:p>
          </table:table-cell>
          <table:table-cell office:value-type="string" calcext:value-type="string">
            <text:p>A0BC</text:p>
          </table:table-cell>
          <table:table-cell table:formula="of:=UNICHAR(HEX2DEC([.B189]))" office:value-type="string" office:string-value="ꂼ" calcext:value-type="string">
            <text:p>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A0BD</text:p>
          </table:table-cell>
          <table:table-cell table:formula="of:=UNICHAR(HEX2DEC([.B190]))" office:value-type="string" office:string-value="ꂽ" calcext:value-type="string">
            <text:p>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A0BE</text:p>
          </table:table-cell>
          <table:table-cell table:formula="of:=UNICHAR(HEX2DEC([.B191]))" office:value-type="string" office:string-value="ꂾ" calcext:value-type="string">
            <text:p>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A0BF</text:p>
          </table:table-cell>
          <table:table-cell table:formula="of:=UNICHAR(HEX2DEC([.B192]))" office:value-type="string" office:string-value="ꂿ" calcext:value-type="string">
            <text:p>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A0C0</text:p>
          </table:table-cell>
          <table:table-cell table:formula="of:=UNICHAR(HEX2DEC([.B193]))" office:value-type="string" office:string-value="ꃀ" calcext:value-type="string">
            <text:p>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C1</text:p>
          </table:table-cell>
          <table:table-cell table:formula="of:=UNICHAR(HEX2DEC([.B194]))" office:value-type="string" office:string-value="ꃁ" calcext:value-type="string">
            <text:p>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A0C2</text:p>
          </table:table-cell>
          <table:table-cell table:formula="of:=UNICHAR(HEX2DEC([.B195]))" office:value-type="string" office:string-value="ꃂ" calcext:value-type="string">
            <text:p>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0C3</text:p>
          </table:table-cell>
          <table:table-cell table:formula="of:=UNICHAR(HEX2DEC([.B196]))" office:value-type="string" office:string-value="ꃃ" calcext:value-type="string">
            <text:p>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A0C4</text:p>
          </table:table-cell>
          <table:table-cell table:formula="of:=UNICHAR(HEX2DEC([.B197]))" office:value-type="string" office:string-value="ꃄ" calcext:value-type="string">
            <text:p>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0C5</text:p>
          </table:table-cell>
          <table:table-cell table:formula="of:=UNICHAR(HEX2DEC([.B198]))" office:value-type="string" office:string-value="ꃅ" calcext:value-type="string">
            <text:p>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p</text:p>
          </table:table-cell>
          <table:table-cell office:value-type="string" calcext:value-type="string">
            <text:p>A0C6</text:p>
          </table:table-cell>
          <table:table-cell table:formula="of:=UNICHAR(HEX2DEC([.B199]))" office:value-type="string" office:string-value="ꃆ" calcext:value-type="string">
            <text:p>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x</text:p>
          </table:table-cell>
          <table:table-cell office:value-type="string" calcext:value-type="string">
            <text:p>A0C7</text:p>
          </table:table-cell>
          <table:table-cell table:formula="of:=UNICHAR(HEX2DEC([.B200]))" office:value-type="string" office:string-value="ꃇ" calcext:value-type="string">
            <text:p>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A0C8</text:p>
          </table:table-cell>
          <table:table-cell table:formula="of:=UNICHAR(HEX2DEC([.B201]))" office:value-type="string" office:string-value="ꃈ" calcext:value-type="string">
            <text:p>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t</text:p>
          </table:table-cell>
          <table:table-cell office:value-type="string" calcext:value-type="string">
            <text:p>A0C9</text:p>
          </table:table-cell>
          <table:table-cell table:formula="of:=UNICHAR(HEX2DEC([.B202]))" office:value-type="string" office:string-value="ꃉ" calcext:value-type="string">
            <text:p>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x</text:p>
          </table:table-cell>
          <table:table-cell office:value-type="string" calcext:value-type="string">
            <text:p>A0CA</text:p>
          </table:table-cell>
          <table:table-cell table:formula="of:=UNICHAR(HEX2DEC([.B203]))" office:value-type="string" office:string-value="ꃊ" calcext:value-type="string">
            <text:p>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A0CB</text:p>
          </table:table-cell>
          <table:table-cell table:formula="of:=UNICHAR(HEX2DEC([.B204]))" office:value-type="string" office:string-value="ꃋ" calcext:value-type="string">
            <text:p>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p</text:p>
          </table:table-cell>
          <table:table-cell office:value-type="string" calcext:value-type="string">
            <text:p>A0CC</text:p>
          </table:table-cell>
          <table:table-cell table:formula="of:=UNICHAR(HEX2DEC([.B205]))" office:value-type="string" office:string-value="ꃌ" calcext:value-type="string">
            <text:p>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A0CD</text:p>
          </table:table-cell>
          <table:table-cell table:formula="of:=UNICHAR(HEX2DEC([.B206]))" office:value-type="string" office:string-value="ꃍ" calcext:value-type="string">
            <text:p>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x</text:p>
          </table:table-cell>
          <table:table-cell office:value-type="string" calcext:value-type="string">
            <text:p>A0CE</text:p>
          </table:table-cell>
          <table:table-cell table:formula="of:=UNICHAR(HEX2DEC([.B207]))" office:value-type="string" office:string-value="ꃎ" calcext:value-type="string">
            <text:p>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A0CF</text:p>
          </table:table-cell>
          <table:table-cell table:formula="of:=UNICHAR(HEX2DEC([.B208]))" office:value-type="string" office:string-value="ꃏ" calcext:value-type="string">
            <text:p>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p</text:p>
          </table:table-cell>
          <table:table-cell office:value-type="string" calcext:value-type="string">
            <text:p>A0D0</text:p>
          </table:table-cell>
          <table:table-cell table:formula="of:=UNICHAR(HEX2DEC([.B209]))" office:value-type="string" office:string-value="ꃐ" calcext:value-type="string">
            <text:p>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A0D1</text:p>
          </table:table-cell>
          <table:table-cell table:formula="of:=UNICHAR(HEX2DEC([.B210]))" office:value-type="string" office:string-value="ꃑ" calcext:value-type="string">
            <text:p>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A0D2</text:p>
          </table:table-cell>
          <table:table-cell table:formula="of:=UNICHAR(HEX2DEC([.B211]))" office:value-type="string" office:string-value="ꃒ" calcext:value-type="string">
            <text:p>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0D3</text:p>
          </table:table-cell>
          <table:table-cell table:formula="of:=UNICHAR(HEX2DEC([.B212]))" office:value-type="string" office:string-value="ꃓ" calcext:value-type="string">
            <text:p>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p</text:p>
          </table:table-cell>
          <table:table-cell office:value-type="string" calcext:value-type="string">
            <text:p>A0D4</text:p>
          </table:table-cell>
          <table:table-cell table:formula="of:=UNICHAR(HEX2DEC([.B213]))" office:value-type="string" office:string-value="ꃔ" calcext:value-type="string">
            <text:p>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A0D5</text:p>
          </table:table-cell>
          <table:table-cell table:formula="of:=UNICHAR(HEX2DEC([.B214]))" office:value-type="string" office:string-value="ꃕ" calcext:value-type="string">
            <text:p>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A0D6</text:p>
          </table:table-cell>
          <table:table-cell table:formula="of:=UNICHAR(HEX2DEC([.B215]))" office:value-type="string" office:string-value="ꃖ" calcext:value-type="string">
            <text:p>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p</text:p>
          </table:table-cell>
          <table:table-cell office:value-type="string" calcext:value-type="string">
            <text:p>A0D7</text:p>
          </table:table-cell>
          <table:table-cell table:formula="of:=UNICHAR(HEX2DEC([.B216]))" office:value-type="string" office:string-value="ꃗ" calcext:value-type="string">
            <text:p>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A0D8</text:p>
          </table:table-cell>
          <table:table-cell table:formula="of:=UNICHAR(HEX2DEC([.B217]))" office:value-type="string" office:string-value="ꃘ" calcext:value-type="string">
            <text:p>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x</text:p>
          </table:table-cell>
          <table:table-cell office:value-type="string" calcext:value-type="string">
            <text:p>A0D9</text:p>
          </table:table-cell>
          <table:table-cell table:formula="of:=UNICHAR(HEX2DEC([.B218]))" office:value-type="string" office:string-value="ꃙ" calcext:value-type="string">
            <text:p>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A0DA</text:p>
          </table:table-cell>
          <table:table-cell table:formula="of:=UNICHAR(HEX2DEC([.B219]))" office:value-type="string" office:string-value="ꃚ" calcext:value-type="string">
            <text:p>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p</text:p>
          </table:table-cell>
          <table:table-cell office:value-type="string" calcext:value-type="string">
            <text:p>A0DB</text:p>
          </table:table-cell>
          <table:table-cell table:formula="of:=UNICHAR(HEX2DEC([.B220]))" office:value-type="string" office:string-value="ꃛ" calcext:value-type="string">
            <text:p>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rx</text:p>
          </table:table-cell>
          <table:table-cell office:value-type="string" calcext:value-type="string">
            <text:p>A0DC</text:p>
          </table:table-cell>
          <table:table-cell table:formula="of:=UNICHAR(HEX2DEC([.B221]))" office:value-type="string" office:string-value="ꃜ" calcext:value-type="string">
            <text:p>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r</text:p>
          </table:table-cell>
          <table:table-cell office:value-type="string" calcext:value-type="string">
            <text:p>A0DD</text:p>
          </table:table-cell>
          <table:table-cell table:formula="of:=UNICHAR(HEX2DEC([.B222]))" office:value-type="string" office:string-value="ꃝ" calcext:value-type="string">
            <text:p>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yt</text:p>
          </table:table-cell>
          <table:table-cell office:value-type="string" calcext:value-type="string">
            <text:p>A0DE</text:p>
          </table:table-cell>
          <table:table-cell table:formula="of:=UNICHAR(HEX2DEC([.B223]))" office:value-type="string" office:string-value="ꃞ" calcext:value-type="string">
            <text:p>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yx</text:p>
          </table:table-cell>
          <table:table-cell office:value-type="string" calcext:value-type="string">
            <text:p>A0DF</text:p>
          </table:table-cell>
          <table:table-cell table:formula="of:=UNICHAR(HEX2DEC([.B224]))" office:value-type="string" office:string-value="ꃟ" calcext:value-type="string">
            <text:p>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A0E0</text:p>
          </table:table-cell>
          <table:table-cell table:formula="of:=UNICHAR(HEX2DEC([.B225]))" office:value-type="string" office:string-value="ꃠ" calcext:value-type="string">
            <text:p>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yp</text:p>
          </table:table-cell>
          <table:table-cell office:value-type="string" calcext:value-type="string">
            <text:p>A0E1</text:p>
          </table:table-cell>
          <table:table-cell table:formula="of:=UNICHAR(HEX2DEC([.B226]))" office:value-type="string" office:string-value="ꃡ" calcext:value-type="string">
            <text:p>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A0E2</text:p>
          </table:table-cell>
          <table:table-cell table:formula="of:=UNICHAR(HEX2DEC([.B227]))" office:value-type="string" office:string-value="ꃢ" calcext:value-type="string">
            <text:p>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x</text:p>
          </table:table-cell>
          <table:table-cell office:value-type="string" calcext:value-type="string">
            <text:p>A0E3</text:p>
          </table:table-cell>
          <table:table-cell table:formula="of:=UNICHAR(HEX2DEC([.B228]))" office:value-type="string" office:string-value="ꃣ" calcext:value-type="string">
            <text:p>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A0E4</text:p>
          </table:table-cell>
          <table:table-cell table:formula="of:=UNICHAR(HEX2DEC([.B229]))" office:value-type="string" office:string-value="ꃤ" calcext:value-type="string">
            <text:p>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p</text:p>
          </table:table-cell>
          <table:table-cell office:value-type="string" calcext:value-type="string">
            <text:p>A0E5</text:p>
          </table:table-cell>
          <table:table-cell table:formula="of:=UNICHAR(HEX2DEC([.B230]))" office:value-type="string" office:string-value="ꃥ" calcext:value-type="string">
            <text:p>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et</text:p>
          </table:table-cell>
          <table:table-cell office:value-type="string" calcext:value-type="string">
            <text:p>A0E6</text:p>
          </table:table-cell>
          <table:table-cell table:formula="of:=UNICHAR(HEX2DEC([.B231]))" office:value-type="string" office:string-value="ꃦ" calcext:value-type="string">
            <text:p>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ex</text:p>
          </table:table-cell>
          <table:table-cell office:value-type="string" calcext:value-type="string">
            <text:p>A0E7</text:p>
          </table:table-cell>
          <table:table-cell table:formula="of:=UNICHAR(HEX2DEC([.B232]))" office:value-type="string" office:string-value="ꃧ" calcext:value-type="string">
            <text:p>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A0E8</text:p>
          </table:table-cell>
          <table:table-cell table:formula="of:=UNICHAR(HEX2DEC([.B233]))" office:value-type="string" office:string-value="ꃨ" calcext:value-type="string">
            <text:p>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ep</text:p>
          </table:table-cell>
          <table:table-cell office:value-type="string" calcext:value-type="string">
            <text:p>A0E9</text:p>
          </table:table-cell>
          <table:table-cell table:formula="of:=UNICHAR(HEX2DEC([.B234]))" office:value-type="string" office:string-value="ꃩ" calcext:value-type="string">
            <text:p>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A0EA</text:p>
          </table:table-cell>
          <table:table-cell table:formula="of:=UNICHAR(HEX2DEC([.B235]))" office:value-type="string" office:string-value="ꃪ" calcext:value-type="string">
            <text:p>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x</text:p>
          </table:table-cell>
          <table:table-cell office:value-type="string" calcext:value-type="string">
            <text:p>A0EB</text:p>
          </table:table-cell>
          <table:table-cell table:formula="of:=UNICHAR(HEX2DEC([.B236]))" office:value-type="string" office:string-value="ꃫ" calcext:value-type="string">
            <text:p>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A0EC</text:p>
          </table:table-cell>
          <table:table-cell table:formula="of:=UNICHAR(HEX2DEC([.B237]))" office:value-type="string" office:string-value="ꃬ" calcext:value-type="string">
            <text:p>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p</text:p>
          </table:table-cell>
          <table:table-cell office:value-type="string" calcext:value-type="string">
            <text:p>A0ED</text:p>
          </table:table-cell>
          <table:table-cell table:formula="of:=UNICHAR(HEX2DEC([.B238]))" office:value-type="string" office:string-value="ꃭ" calcext:value-type="string">
            <text:p>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t</text:p>
          </table:table-cell>
          <table:table-cell office:value-type="string" calcext:value-type="string">
            <text:p>A0EE</text:p>
          </table:table-cell>
          <table:table-cell table:formula="of:=UNICHAR(HEX2DEC([.B239]))" office:value-type="string" office:string-value="ꃮ" calcext:value-type="string">
            <text:p>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x</text:p>
          </table:table-cell>
          <table:table-cell office:value-type="string" calcext:value-type="string">
            <text:p>A0EF</text:p>
          </table:table-cell>
          <table:table-cell table:formula="of:=UNICHAR(HEX2DEC([.B240]))" office:value-type="string" office:string-value="ꃯ" calcext:value-type="string">
            <text:p>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A0F0</text:p>
          </table:table-cell>
          <table:table-cell table:formula="of:=UNICHAR(HEX2DEC([.B241]))" office:value-type="string" office:string-value="ꃰ" calcext:value-type="string">
            <text:p>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p</text:p>
          </table:table-cell>
          <table:table-cell office:value-type="string" calcext:value-type="string">
            <text:p>A0F1</text:p>
          </table:table-cell>
          <table:table-cell table:formula="of:=UNICHAR(HEX2DEC([.B242]))" office:value-type="string" office:string-value="ꃱ" calcext:value-type="string">
            <text:p>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x</text:p>
          </table:table-cell>
          <table:table-cell office:value-type="string" calcext:value-type="string">
            <text:p>A0F2</text:p>
          </table:table-cell>
          <table:table-cell table:formula="of:=UNICHAR(HEX2DEC([.B243]))" office:value-type="string" office:string-value="ꃲ" calcext:value-type="string">
            <text:p>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p</text:p>
          </table:table-cell>
          <table:table-cell office:value-type="string" calcext:value-type="string">
            <text:p>A0F3</text:p>
          </table:table-cell>
          <table:table-cell table:formula="of:=UNICHAR(HEX2DEC([.B244]))" office:value-type="string" office:string-value="ꃳ" calcext:value-type="string">
            <text:p>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t</text:p>
          </table:table-cell>
          <table:table-cell office:value-type="string" calcext:value-type="string">
            <text:p>A0F4</text:p>
          </table:table-cell>
          <table:table-cell table:formula="of:=UNICHAR(HEX2DEC([.B245]))" office:value-type="string" office:string-value="ꃴ" calcext:value-type="string">
            <text:p>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x</text:p>
          </table:table-cell>
          <table:table-cell office:value-type="string" calcext:value-type="string">
            <text:p>A0F5</text:p>
          </table:table-cell>
          <table:table-cell table:formula="of:=UNICHAR(HEX2DEC([.B246]))" office:value-type="string" office:string-value="ꃵ" calcext:value-type="string">
            <text:p>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A0F6</text:p>
          </table:table-cell>
          <table:table-cell table:formula="of:=UNICHAR(HEX2DEC([.B247]))" office:value-type="string" office:string-value="ꃶ" calcext:value-type="string">
            <text:p>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p</text:p>
          </table:table-cell>
          <table:table-cell office:value-type="string" calcext:value-type="string">
            <text:p>A0F7</text:p>
          </table:table-cell>
          <table:table-cell table:formula="of:=UNICHAR(HEX2DEC([.B248]))" office:value-type="string" office:string-value="ꃷ" calcext:value-type="string">
            <text:p>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rx</text:p>
          </table:table-cell>
          <table:table-cell office:value-type="string" calcext:value-type="string">
            <text:p>A0F8</text:p>
          </table:table-cell>
          <table:table-cell table:formula="of:=UNICHAR(HEX2DEC([.B249]))" office:value-type="string" office:string-value="ꃸ" calcext:value-type="string">
            <text:p>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r</text:p>
          </table:table-cell>
          <table:table-cell office:value-type="string" calcext:value-type="string">
            <text:p>A0F9</text:p>
          </table:table-cell>
          <table:table-cell table:formula="of:=UNICHAR(HEX2DEC([.B250]))" office:value-type="string" office:string-value="ꃹ" calcext:value-type="string">
            <text:p>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t</text:p>
          </table:table-cell>
          <table:table-cell office:value-type="string" calcext:value-type="string">
            <text:p>A0FA</text:p>
          </table:table-cell>
          <table:table-cell table:formula="of:=UNICHAR(HEX2DEC([.B251]))" office:value-type="string" office:string-value="ꃺ" calcext:value-type="string">
            <text:p>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x</text:p>
          </table:table-cell>
          <table:table-cell office:value-type="string" calcext:value-type="string">
            <text:p>A0FB</text:p>
          </table:table-cell>
          <table:table-cell table:formula="of:=UNICHAR(HEX2DEC([.B252]))" office:value-type="string" office:string-value="ꃻ" calcext:value-type="string">
            <text:p>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A0FC</text:p>
          </table:table-cell>
          <table:table-cell table:formula="of:=UNICHAR(HEX2DEC([.B253]))" office:value-type="string" office:string-value="ꃼ" calcext:value-type="string">
            <text:p>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p</text:p>
          </table:table-cell>
          <table:table-cell office:value-type="string" calcext:value-type="string">
            <text:p>A0FD</text:p>
          </table:table-cell>
          <table:table-cell table:formula="of:=UNICHAR(HEX2DEC([.B254]))" office:value-type="string" office:string-value="ꃽ" calcext:value-type="string">
            <text:p>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rx</text:p>
          </table:table-cell>
          <table:table-cell office:value-type="string" calcext:value-type="string">
            <text:p>A0FE</text:p>
          </table:table-cell>
          <table:table-cell table:formula="of:=UNICHAR(HEX2DEC([.B255]))" office:value-type="string" office:string-value="ꃾ" calcext:value-type="string">
            <text:p>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r</text:p>
          </table:table-cell>
          <table:table-cell office:value-type="string" calcext:value-type="string">
            <text:p>A0FF</text:p>
          </table:table-cell>
          <table:table-cell table:formula="of:=UNICHAR(HEX2DEC([.B256]))" office:value-type="string" office:string-value="ꃿ" calcext:value-type="string">
            <text:p>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A100</text:p>
          </table:table-cell>
          <table:table-cell table:formula="of:=UNICHAR(HEX2DEC([.B257]))" office:value-type="string" office:string-value="ꄀ" calcext:value-type="string">
            <text:p>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x</text:p>
          </table:table-cell>
          <table:table-cell office:value-type="string" calcext:value-type="string">
            <text:p>A101</text:p>
          </table:table-cell>
          <table:table-cell table:formula="of:=UNICHAR(HEX2DEC([.B258]))" office:value-type="string" office:string-value="ꄁ" calcext:value-type="string">
            <text:p>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A102</text:p>
          </table:table-cell>
          <table:table-cell table:formula="of:=UNICHAR(HEX2DEC([.B259]))" office:value-type="string" office:string-value="ꄂ" calcext:value-type="string">
            <text:p>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p</text:p>
          </table:table-cell>
          <table:table-cell office:value-type="string" calcext:value-type="string">
            <text:p>A103</text:p>
          </table:table-cell>
          <table:table-cell table:formula="of:=UNICHAR(HEX2DEC([.B260]))" office:value-type="string" office:string-value="ꄃ" calcext:value-type="string">
            <text:p>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ex</text:p>
          </table:table-cell>
          <table:table-cell office:value-type="string" calcext:value-type="string">
            <text:p>A104</text:p>
          </table:table-cell>
          <table:table-cell table:formula="of:=UNICHAR(HEX2DEC([.B261]))" office:value-type="string" office:string-value="ꄄ" calcext:value-type="string">
            <text:p>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e</text:p>
          </table:table-cell>
          <table:table-cell office:value-type="string" calcext:value-type="string">
            <text:p>A105</text:p>
          </table:table-cell>
          <table:table-cell table:formula="of:=UNICHAR(HEX2DEC([.B262]))" office:value-type="string" office:string-value="ꄅ" calcext:value-type="string">
            <text:p>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ep</text:p>
          </table:table-cell>
          <table:table-cell office:value-type="string" calcext:value-type="string">
            <text:p>A106</text:p>
          </table:table-cell>
          <table:table-cell table:formula="of:=UNICHAR(HEX2DEC([.B263]))" office:value-type="string" office:string-value="ꄆ" calcext:value-type="string">
            <text:p>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A107</text:p>
          </table:table-cell>
          <table:table-cell table:formula="of:=UNICHAR(HEX2DEC([.B264]))" office:value-type="string" office:string-value="ꄇ" calcext:value-type="string">
            <text:p>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x</text:p>
          </table:table-cell>
          <table:table-cell office:value-type="string" calcext:value-type="string">
            <text:p>A108</text:p>
          </table:table-cell>
          <table:table-cell table:formula="of:=UNICHAR(HEX2DEC([.B265]))" office:value-type="string" office:string-value="ꄈ" calcext:value-type="string">
            <text:p>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109</text:p>
          </table:table-cell>
          <table:table-cell table:formula="of:=UNICHAR(HEX2DEC([.B266]))" office:value-type="string" office:string-value="ꄉ" calcext:value-type="string">
            <text:p>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p</text:p>
          </table:table-cell>
          <table:table-cell office:value-type="string" calcext:value-type="string">
            <text:p>A10A</text:p>
          </table:table-cell>
          <table:table-cell table:formula="of:=UNICHAR(HEX2DEC([.B267]))" office:value-type="string" office:string-value="ꄊ" calcext:value-type="string">
            <text:p>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ox</text:p>
          </table:table-cell>
          <table:table-cell office:value-type="string" calcext:value-type="string">
            <text:p>A10B</text:p>
          </table:table-cell>
          <table:table-cell table:formula="of:=UNICHAR(HEX2DEC([.B268]))" office:value-type="string" office:string-value="ꄋ" calcext:value-type="string">
            <text:p>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o</text:p>
          </table:table-cell>
          <table:table-cell office:value-type="string" calcext:value-type="string">
            <text:p>A10C</text:p>
          </table:table-cell>
          <table:table-cell table:formula="of:=UNICHAR(HEX2DEC([.B269]))" office:value-type="string" office:string-value="ꄌ" calcext:value-type="string">
            <text:p>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A10D</text:p>
          </table:table-cell>
          <table:table-cell table:formula="of:=UNICHAR(HEX2DEC([.B270]))" office:value-type="string" office:string-value="ꄍ" calcext:value-type="string">
            <text:p>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x</text:p>
          </table:table-cell>
          <table:table-cell office:value-type="string" calcext:value-type="string">
            <text:p>A10E</text:p>
          </table:table-cell>
          <table:table-cell table:formula="of:=UNICHAR(HEX2DEC([.B271]))" office:value-type="string" office:string-value="ꄎ" calcext:value-type="string">
            <text:p>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A10F</text:p>
          </table:table-cell>
          <table:table-cell table:formula="of:=UNICHAR(HEX2DEC([.B272]))" office:value-type="string" office:string-value="ꄏ" calcext:value-type="string">
            <text:p>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p</text:p>
          </table:table-cell>
          <table:table-cell office:value-type="string" calcext:value-type="string">
            <text:p>A110</text:p>
          </table:table-cell>
          <table:table-cell table:formula="of:=UNICHAR(HEX2DEC([.B273]))" office:value-type="string" office:string-value="ꄐ" calcext:value-type="string">
            <text:p>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A111</text:p>
          </table:table-cell>
          <table:table-cell table:formula="of:=UNICHAR(HEX2DEC([.B274]))" office:value-type="string" office:string-value="ꄑ" calcext:value-type="string">
            <text:p>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A112</text:p>
          </table:table-cell>
          <table:table-cell table:formula="of:=UNICHAR(HEX2DEC([.B275]))" office:value-type="string" office:string-value="ꄒ" calcext:value-type="string">
            <text:p>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p</text:p>
          </table:table-cell>
          <table:table-cell office:value-type="string" calcext:value-type="string">
            <text:p>A113</text:p>
          </table:table-cell>
          <table:table-cell table:formula="of:=UNICHAR(HEX2DEC([.B276]))" office:value-type="string" office:string-value="ꄓ" calcext:value-type="string">
            <text:p>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A114</text:p>
          </table:table-cell>
          <table:table-cell table:formula="of:=UNICHAR(HEX2DEC([.B277]))" office:value-type="string" office:string-value="ꄔ" calcext:value-type="string">
            <text:p>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A115</text:p>
          </table:table-cell>
          <table:table-cell table:formula="of:=UNICHAR(HEX2DEC([.B278]))" office:value-type="string" office:string-value="ꄕ" calcext:value-type="string">
            <text:p>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A116</text:p>
          </table:table-cell>
          <table:table-cell table:formula="of:=UNICHAR(HEX2DEC([.B279]))" office:value-type="string" office:string-value="ꄖ" calcext:value-type="string">
            <text:p>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A117</text:p>
          </table:table-cell>
          <table:table-cell table:formula="of:=UNICHAR(HEX2DEC([.B280]))" office:value-type="string" office:string-value="ꄗ" calcext:value-type="string">
            <text:p>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x</text:p>
          </table:table-cell>
          <table:table-cell office:value-type="string" calcext:value-type="string">
            <text:p>A118</text:p>
          </table:table-cell>
          <table:table-cell table:formula="of:=UNICHAR(HEX2DEC([.B281]))" office:value-type="string" office:string-value="ꄘ" calcext:value-type="string">
            <text:p>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A119</text:p>
          </table:table-cell>
          <table:table-cell table:formula="of:=UNICHAR(HEX2DEC([.B282]))" office:value-type="string" office:string-value="ꄙ" calcext:value-type="string">
            <text:p>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</text:p>
          </table:table-cell>
          <table:table-cell office:value-type="string" calcext:value-type="string">
            <text:p>A11A</text:p>
          </table:table-cell>
          <table:table-cell table:formula="of:=UNICHAR(HEX2DEC([.B283]))" office:value-type="string" office:string-value="ꄚ" calcext:value-type="string">
            <text:p>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x</text:p>
          </table:table-cell>
          <table:table-cell office:value-type="string" calcext:value-type="string">
            <text:p>A11B</text:p>
          </table:table-cell>
          <table:table-cell table:formula="of:=UNICHAR(HEX2DEC([.B284]))" office:value-type="string" office:string-value="ꄛ" calcext:value-type="string">
            <text:p>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A11C</text:p>
          </table:table-cell>
          <table:table-cell table:formula="of:=UNICHAR(HEX2DEC([.B285]))" office:value-type="string" office:string-value="ꄜ" calcext:value-type="string">
            <text:p>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p</text:p>
          </table:table-cell>
          <table:table-cell office:value-type="string" calcext:value-type="string">
            <text:p>A11D</text:p>
          </table:table-cell>
          <table:table-cell table:formula="of:=UNICHAR(HEX2DEC([.B286]))" office:value-type="string" office:string-value="ꄝ" calcext:value-type="string">
            <text:p>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ex</text:p>
          </table:table-cell>
          <table:table-cell office:value-type="string" calcext:value-type="string">
            <text:p>A11E</text:p>
          </table:table-cell>
          <table:table-cell table:formula="of:=UNICHAR(HEX2DEC([.B287]))" office:value-type="string" office:string-value="ꄞ" calcext:value-type="string">
            <text:p>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e</text:p>
          </table:table-cell>
          <table:table-cell office:value-type="string" calcext:value-type="string">
            <text:p>A11F</text:p>
          </table:table-cell>
          <table:table-cell table:formula="of:=UNICHAR(HEX2DEC([.B288]))" office:value-type="string" office:string-value="ꄟ" calcext:value-type="string">
            <text:p>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ep</text:p>
          </table:table-cell>
          <table:table-cell office:value-type="string" calcext:value-type="string">
            <text:p>A120</text:p>
          </table:table-cell>
          <table:table-cell table:formula="of:=UNICHAR(HEX2DEC([.B289]))" office:value-type="string" office:string-value="ꄠ" calcext:value-type="string">
            <text:p>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A121</text:p>
          </table:table-cell>
          <table:table-cell table:formula="of:=UNICHAR(HEX2DEC([.B290]))" office:value-type="string" office:string-value="ꄡ" calcext:value-type="string">
            <text:p>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A122</text:p>
          </table:table-cell>
          <table:table-cell table:formula="of:=UNICHAR(HEX2DEC([.B291]))" office:value-type="string" office:string-value="ꄢ" calcext:value-type="string">
            <text:p>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A123</text:p>
          </table:table-cell>
          <table:table-cell table:formula="of:=UNICHAR(HEX2DEC([.B292]))" office:value-type="string" office:string-value="ꄣ" calcext:value-type="string">
            <text:p>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A124</text:p>
          </table:table-cell>
          <table:table-cell table:formula="of:=UNICHAR(HEX2DEC([.B293]))" office:value-type="string" office:string-value="ꄤ" calcext:value-type="string">
            <text:p>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ot</text:p>
          </table:table-cell>
          <table:table-cell office:value-type="string" calcext:value-type="string">
            <text:p>A125</text:p>
          </table:table-cell>
          <table:table-cell table:formula="of:=UNICHAR(HEX2DEC([.B294]))" office:value-type="string" office:string-value="ꄥ" calcext:value-type="string">
            <text:p>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ox</text:p>
          </table:table-cell>
          <table:table-cell office:value-type="string" calcext:value-type="string">
            <text:p>A126</text:p>
          </table:table-cell>
          <table:table-cell table:formula="of:=UNICHAR(HEX2DEC([.B295]))" office:value-type="string" office:string-value="ꄦ" calcext:value-type="string">
            <text:p>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o</text:p>
          </table:table-cell>
          <table:table-cell office:value-type="string" calcext:value-type="string">
            <text:p>A127</text:p>
          </table:table-cell>
          <table:table-cell table:formula="of:=UNICHAR(HEX2DEC([.B296]))" office:value-type="string" office:string-value="ꄧ" calcext:value-type="string">
            <text:p>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op</text:p>
          </table:table-cell>
          <table:table-cell office:value-type="string" calcext:value-type="string">
            <text:p>A128</text:p>
          </table:table-cell>
          <table:table-cell table:formula="of:=UNICHAR(HEX2DEC([.B297]))" office:value-type="string" office:string-value="ꄨ" calcext:value-type="string">
            <text:p>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129</text:p>
          </table:table-cell>
          <table:table-cell table:formula="of:=UNICHAR(HEX2DEC([.B298]))" office:value-type="string" office:string-value="ꄩ" calcext:value-type="string">
            <text:p>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x</text:p>
          </table:table-cell>
          <table:table-cell office:value-type="string" calcext:value-type="string">
            <text:p>A12A</text:p>
          </table:table-cell>
          <table:table-cell table:formula="of:=UNICHAR(HEX2DEC([.B299]))" office:value-type="string" office:string-value="ꄪ" calcext:value-type="string">
            <text:p>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A12B</text:p>
          </table:table-cell>
          <table:table-cell table:formula="of:=UNICHAR(HEX2DEC([.B300]))" office:value-type="string" office:string-value="ꄫ" calcext:value-type="string">
            <text:p>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A12C</text:p>
          </table:table-cell>
          <table:table-cell table:formula="of:=UNICHAR(HEX2DEC([.B301]))" office:value-type="string" office:string-value="ꄬ" calcext:value-type="string">
            <text:p>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12D</text:p>
          </table:table-cell>
          <table:table-cell table:formula="of:=UNICHAR(HEX2DEC([.B302]))" office:value-type="string" office:string-value="ꄭ" calcext:value-type="string">
            <text:p>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A12E</text:p>
          </table:table-cell>
          <table:table-cell table:formula="of:=UNICHAR(HEX2DEC([.B303]))" office:value-type="string" office:string-value="ꄮ" calcext:value-type="string">
            <text:p>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p</text:p>
          </table:table-cell>
          <table:table-cell office:value-type="string" calcext:value-type="string">
            <text:p>A12F</text:p>
          </table:table-cell>
          <table:table-cell table:formula="of:=UNICHAR(HEX2DEC([.B304]))" office:value-type="string" office:string-value="ꄯ" calcext:value-type="string">
            <text:p>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t</text:p>
          </table:table-cell>
          <table:table-cell office:value-type="string" calcext:value-type="string">
            <text:p>A130</text:p>
          </table:table-cell>
          <table:table-cell table:formula="of:=UNICHAR(HEX2DEC([.B305]))" office:value-type="string" office:string-value="ꄰ" calcext:value-type="string">
            <text:p>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x</text:p>
          </table:table-cell>
          <table:table-cell office:value-type="string" calcext:value-type="string">
            <text:p>A131</text:p>
          </table:table-cell>
          <table:table-cell table:formula="of:=UNICHAR(HEX2DEC([.B306]))" office:value-type="string" office:string-value="ꄱ" calcext:value-type="string">
            <text:p>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A132</text:p>
          </table:table-cell>
          <table:table-cell table:formula="of:=UNICHAR(HEX2DEC([.B307]))" office:value-type="string" office:string-value="ꄲ" calcext:value-type="string">
            <text:p>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p</text:p>
          </table:table-cell>
          <table:table-cell office:value-type="string" calcext:value-type="string">
            <text:p>A133</text:p>
          </table:table-cell>
          <table:table-cell table:formula="of:=UNICHAR(HEX2DEC([.B308]))" office:value-type="string" office:string-value="ꄳ" calcext:value-type="string">
            <text:p>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x</text:p>
          </table:table-cell>
          <table:table-cell office:value-type="string" calcext:value-type="string">
            <text:p>A134</text:p>
          </table:table-cell>
          <table:table-cell table:formula="of:=UNICHAR(HEX2DEC([.B309]))" office:value-type="string" office:string-value="ꄴ" calcext:value-type="string">
            <text:p>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A135</text:p>
          </table:table-cell>
          <table:table-cell table:formula="of:=UNICHAR(HEX2DEC([.B310]))" office:value-type="string" office:string-value="ꄵ" calcext:value-type="string">
            <text:p>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it</text:p>
          </table:table-cell>
          <table:table-cell office:value-type="string" calcext:value-type="string">
            <text:p>A136</text:p>
          </table:table-cell>
          <table:table-cell table:formula="of:=UNICHAR(HEX2DEC([.B311]))" office:value-type="string" office:string-value="ꄶ" calcext:value-type="string">
            <text:p>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ix</text:p>
          </table:table-cell>
          <table:table-cell office:value-type="string" calcext:value-type="string">
            <text:p>A137</text:p>
          </table:table-cell>
          <table:table-cell table:formula="of:=UNICHAR(HEX2DEC([.B312]))" office:value-type="string" office:string-value="ꄷ" calcext:value-type="string">
            <text:p>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A138</text:p>
          </table:table-cell>
          <table:table-cell table:formula="of:=UNICHAR(HEX2DEC([.B313]))" office:value-type="string" office:string-value="ꄸ" calcext:value-type="string">
            <text:p>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ip</text:p>
          </table:table-cell>
          <table:table-cell office:value-type="string" calcext:value-type="string">
            <text:p>A139</text:p>
          </table:table-cell>
          <table:table-cell table:formula="of:=UNICHAR(HEX2DEC([.B314]))" office:value-type="string" office:string-value="ꄹ" calcext:value-type="string">
            <text:p>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iex</text:p>
          </table:table-cell>
          <table:table-cell office:value-type="string" calcext:value-type="string">
            <text:p>A13A</text:p>
          </table:table-cell>
          <table:table-cell table:formula="of:=UNICHAR(HEX2DEC([.B315]))" office:value-type="string" office:string-value="ꄺ" calcext:value-type="string">
            <text:p>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ie</text:p>
          </table:table-cell>
          <table:table-cell office:value-type="string" calcext:value-type="string">
            <text:p>A13B</text:p>
          </table:table-cell>
          <table:table-cell table:formula="of:=UNICHAR(HEX2DEC([.B316]))" office:value-type="string" office:string-value="ꄻ" calcext:value-type="string">
            <text:p>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iep</text:p>
          </table:table-cell>
          <table:table-cell office:value-type="string" calcext:value-type="string">
            <text:p>A13C</text:p>
          </table:table-cell>
          <table:table-cell table:formula="of:=UNICHAR(HEX2DEC([.B317]))" office:value-type="string" office:string-value="ꄼ" calcext:value-type="string">
            <text:p>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at</text:p>
          </table:table-cell>
          <table:table-cell office:value-type="string" calcext:value-type="string">
            <text:p>A13D</text:p>
          </table:table-cell>
          <table:table-cell table:formula="of:=UNICHAR(HEX2DEC([.B318]))" office:value-type="string" office:string-value="ꄽ" calcext:value-type="string">
            <text:p>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ax</text:p>
          </table:table-cell>
          <table:table-cell office:value-type="string" calcext:value-type="string">
            <text:p>A13E</text:p>
          </table:table-cell>
          <table:table-cell table:formula="of:=UNICHAR(HEX2DEC([.B319]))" office:value-type="string" office:string-value="ꄾ" calcext:value-type="string">
            <text:p>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a</text:p>
          </table:table-cell>
          <table:table-cell office:value-type="string" calcext:value-type="string">
            <text:p>A13F</text:p>
          </table:table-cell>
          <table:table-cell table:formula="of:=UNICHAR(HEX2DEC([.B320]))" office:value-type="string" office:string-value="ꄿ" calcext:value-type="string">
            <text:p>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ap</text:p>
          </table:table-cell>
          <table:table-cell office:value-type="string" calcext:value-type="string">
            <text:p>A140</text:p>
          </table:table-cell>
          <table:table-cell table:formula="of:=UNICHAR(HEX2DEC([.B321]))" office:value-type="string" office:string-value="ꅀ" calcext:value-type="string">
            <text:p>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uox</text:p>
          </table:table-cell>
          <table:table-cell office:value-type="string" calcext:value-type="string">
            <text:p>A141</text:p>
          </table:table-cell>
          <table:table-cell table:formula="of:=UNICHAR(HEX2DEC([.B322]))" office:value-type="string" office:string-value="ꅁ" calcext:value-type="string">
            <text:p>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uo</text:p>
          </table:table-cell>
          <table:table-cell office:value-type="string" calcext:value-type="string">
            <text:p>A142</text:p>
          </table:table-cell>
          <table:table-cell table:formula="of:=UNICHAR(HEX2DEC([.B323]))" office:value-type="string" office:string-value="ꅂ" calcext:value-type="string">
            <text:p>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uop</text:p>
          </table:table-cell>
          <table:table-cell office:value-type="string" calcext:value-type="string">
            <text:p>A143</text:p>
          </table:table-cell>
          <table:table-cell table:formula="of:=UNICHAR(HEX2DEC([.B324]))" office:value-type="string" office:string-value="ꅃ" calcext:value-type="string">
            <text:p>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ot</text:p>
          </table:table-cell>
          <table:table-cell office:value-type="string" calcext:value-type="string">
            <text:p>A144</text:p>
          </table:table-cell>
          <table:table-cell table:formula="of:=UNICHAR(HEX2DEC([.B325]))" office:value-type="string" office:string-value="ꅄ" calcext:value-type="string">
            <text:p>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ox</text:p>
          </table:table-cell>
          <table:table-cell office:value-type="string" calcext:value-type="string">
            <text:p>A145</text:p>
          </table:table-cell>
          <table:table-cell table:formula="of:=UNICHAR(HEX2DEC([.B326]))" office:value-type="string" office:string-value="ꅅ" calcext:value-type="string">
            <text:p>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o</text:p>
          </table:table-cell>
          <table:table-cell office:value-type="string" calcext:value-type="string">
            <text:p>A146</text:p>
          </table:table-cell>
          <table:table-cell table:formula="of:=UNICHAR(HEX2DEC([.B327]))" office:value-type="string" office:string-value="ꅆ" calcext:value-type="string">
            <text:p>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op</text:p>
          </table:table-cell>
          <table:table-cell office:value-type="string" calcext:value-type="string">
            <text:p>A147</text:p>
          </table:table-cell>
          <table:table-cell table:formula="of:=UNICHAR(HEX2DEC([.B328]))" office:value-type="string" office:string-value="ꅇ" calcext:value-type="string">
            <text:p>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ex</text:p>
          </table:table-cell>
          <table:table-cell office:value-type="string" calcext:value-type="string">
            <text:p>A148</text:p>
          </table:table-cell>
          <table:table-cell table:formula="of:=UNICHAR(HEX2DEC([.B329]))" office:value-type="string" office:string-value="ꅈ" calcext:value-type="string">
            <text:p>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e</text:p>
          </table:table-cell>
          <table:table-cell office:value-type="string" calcext:value-type="string">
            <text:p>A149</text:p>
          </table:table-cell>
          <table:table-cell table:formula="of:=UNICHAR(HEX2DEC([.B330]))" office:value-type="string" office:string-value="ꅉ" calcext:value-type="string">
            <text:p>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ep</text:p>
          </table:table-cell>
          <table:table-cell office:value-type="string" calcext:value-type="string">
            <text:p>A14A</text:p>
          </table:table-cell>
          <table:table-cell table:formula="of:=UNICHAR(HEX2DEC([.B331]))" office:value-type="string" office:string-value="ꅊ" calcext:value-type="string">
            <text:p>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ut</text:p>
          </table:table-cell>
          <table:table-cell office:value-type="string" calcext:value-type="string">
            <text:p>A14B</text:p>
          </table:table-cell>
          <table:table-cell table:formula="of:=UNICHAR(HEX2DEC([.B332]))" office:value-type="string" office:string-value="ꅋ" calcext:value-type="string">
            <text:p>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ux</text:p>
          </table:table-cell>
          <table:table-cell office:value-type="string" calcext:value-type="string">
            <text:p>A14C</text:p>
          </table:table-cell>
          <table:table-cell table:formula="of:=UNICHAR(HEX2DEC([.B333]))" office:value-type="string" office:string-value="ꅌ" calcext:value-type="string">
            <text:p>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u</text:p>
          </table:table-cell>
          <table:table-cell office:value-type="string" calcext:value-type="string">
            <text:p>A14D</text:p>
          </table:table-cell>
          <table:table-cell table:formula="of:=UNICHAR(HEX2DEC([.B334]))" office:value-type="string" office:string-value="ꅍ" calcext:value-type="string">
            <text:p>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up</text:p>
          </table:table-cell>
          <table:table-cell office:value-type="string" calcext:value-type="string">
            <text:p>A14E</text:p>
          </table:table-cell>
          <table:table-cell table:formula="of:=UNICHAR(HEX2DEC([.B335]))" office:value-type="string" office:string-value="ꅎ" calcext:value-type="string">
            <text:p>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urx</text:p>
          </table:table-cell>
          <table:table-cell office:value-type="string" calcext:value-type="string">
            <text:p>A14F</text:p>
          </table:table-cell>
          <table:table-cell table:formula="of:=UNICHAR(HEX2DEC([.B336]))" office:value-type="string" office:string-value="ꅏ" calcext:value-type="string">
            <text:p>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ur</text:p>
          </table:table-cell>
          <table:table-cell office:value-type="string" calcext:value-type="string">
            <text:p>A150</text:p>
          </table:table-cell>
          <table:table-cell table:formula="of:=UNICHAR(HEX2DEC([.B337]))" office:value-type="string" office:string-value="ꅐ" calcext:value-type="string">
            <text:p>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it</text:p>
          </table:table-cell>
          <table:table-cell office:value-type="string" calcext:value-type="string">
            <text:p>A151</text:p>
          </table:table-cell>
          <table:table-cell table:formula="of:=UNICHAR(HEX2DEC([.B338]))" office:value-type="string" office:string-value="ꅑ" calcext:value-type="string">
            <text:p>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ix</text:p>
          </table:table-cell>
          <table:table-cell office:value-type="string" calcext:value-type="string">
            <text:p>A152</text:p>
          </table:table-cell>
          <table:table-cell table:formula="of:=UNICHAR(HEX2DEC([.B339]))" office:value-type="string" office:string-value="ꅒ" calcext:value-type="string">
            <text:p>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i</text:p>
          </table:table-cell>
          <table:table-cell office:value-type="string" calcext:value-type="string">
            <text:p>A153</text:p>
          </table:table-cell>
          <table:table-cell table:formula="of:=UNICHAR(HEX2DEC([.B340]))" office:value-type="string" office:string-value="ꅓ" calcext:value-type="string">
            <text:p>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ip</text:p>
          </table:table-cell>
          <table:table-cell office:value-type="string" calcext:value-type="string">
            <text:p>A154</text:p>
          </table:table-cell>
          <table:table-cell table:formula="of:=UNICHAR(HEX2DEC([.B341]))" office:value-type="string" office:string-value="ꅔ" calcext:value-type="string">
            <text:p>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iex</text:p>
          </table:table-cell>
          <table:table-cell office:value-type="string" calcext:value-type="string">
            <text:p>A155</text:p>
          </table:table-cell>
          <table:table-cell table:formula="of:=UNICHAR(HEX2DEC([.B342]))" office:value-type="string" office:string-value="ꅕ" calcext:value-type="string">
            <text:p>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ie</text:p>
          </table:table-cell>
          <table:table-cell office:value-type="string" calcext:value-type="string">
            <text:p>A156</text:p>
          </table:table-cell>
          <table:table-cell table:formula="of:=UNICHAR(HEX2DEC([.B343]))" office:value-type="string" office:string-value="ꅖ" calcext:value-type="string">
            <text:p>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at</text:p>
          </table:table-cell>
          <table:table-cell office:value-type="string" calcext:value-type="string">
            <text:p>A157</text:p>
          </table:table-cell>
          <table:table-cell table:formula="of:=UNICHAR(HEX2DEC([.B344]))" office:value-type="string" office:string-value="ꅗ" calcext:value-type="string">
            <text:p>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ax</text:p>
          </table:table-cell>
          <table:table-cell office:value-type="string" calcext:value-type="string">
            <text:p>A158</text:p>
          </table:table-cell>
          <table:table-cell table:formula="of:=UNICHAR(HEX2DEC([.B345]))" office:value-type="string" office:string-value="ꅘ" calcext:value-type="string">
            <text:p>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a</text:p>
          </table:table-cell>
          <table:table-cell office:value-type="string" calcext:value-type="string">
            <text:p>A159</text:p>
          </table:table-cell>
          <table:table-cell table:formula="of:=UNICHAR(HEX2DEC([.B346]))" office:value-type="string" office:string-value="ꅙ" calcext:value-type="string">
            <text:p>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ap</text:p>
          </table:table-cell>
          <table:table-cell office:value-type="string" calcext:value-type="string">
            <text:p>A15A</text:p>
          </table:table-cell>
          <table:table-cell table:formula="of:=UNICHAR(HEX2DEC([.B347]))" office:value-type="string" office:string-value="ꅚ" calcext:value-type="string">
            <text:p>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ot</text:p>
          </table:table-cell>
          <table:table-cell office:value-type="string" calcext:value-type="string">
            <text:p>A15B</text:p>
          </table:table-cell>
          <table:table-cell table:formula="of:=UNICHAR(HEX2DEC([.B348]))" office:value-type="string" office:string-value="ꅛ" calcext:value-type="string">
            <text:p>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ox</text:p>
          </table:table-cell>
          <table:table-cell office:value-type="string" calcext:value-type="string">
            <text:p>A15C</text:p>
          </table:table-cell>
          <table:table-cell table:formula="of:=UNICHAR(HEX2DEC([.B349]))" office:value-type="string" office:string-value="ꅜ" calcext:value-type="string">
            <text:p>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o</text:p>
          </table:table-cell>
          <table:table-cell office:value-type="string" calcext:value-type="string">
            <text:p>A15D</text:p>
          </table:table-cell>
          <table:table-cell table:formula="of:=UNICHAR(HEX2DEC([.B350]))" office:value-type="string" office:string-value="ꅝ" calcext:value-type="string">
            <text:p>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op</text:p>
          </table:table-cell>
          <table:table-cell office:value-type="string" calcext:value-type="string">
            <text:p>A15E</text:p>
          </table:table-cell>
          <table:table-cell table:formula="of:=UNICHAR(HEX2DEC([.B351]))" office:value-type="string" office:string-value="ꅞ" calcext:value-type="string">
            <text:p>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ex</text:p>
          </table:table-cell>
          <table:table-cell office:value-type="string" calcext:value-type="string">
            <text:p>A15F</text:p>
          </table:table-cell>
          <table:table-cell table:formula="of:=UNICHAR(HEX2DEC([.B352]))" office:value-type="string" office:string-value="ꅟ" calcext:value-type="string">
            <text:p>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e</text:p>
          </table:table-cell>
          <table:table-cell office:value-type="string" calcext:value-type="string">
            <text:p>A160</text:p>
          </table:table-cell>
          <table:table-cell table:formula="of:=UNICHAR(HEX2DEC([.B353]))" office:value-type="string" office:string-value="ꅠ" calcext:value-type="string">
            <text:p>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ep</text:p>
          </table:table-cell>
          <table:table-cell office:value-type="string" calcext:value-type="string">
            <text:p>A161</text:p>
          </table:table-cell>
          <table:table-cell table:formula="of:=UNICHAR(HEX2DEC([.B354]))" office:value-type="string" office:string-value="ꅡ" calcext:value-type="string">
            <text:p>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ut</text:p>
          </table:table-cell>
          <table:table-cell office:value-type="string" calcext:value-type="string">
            <text:p>A162</text:p>
          </table:table-cell>
          <table:table-cell table:formula="of:=UNICHAR(HEX2DEC([.B355]))" office:value-type="string" office:string-value="ꅢ" calcext:value-type="string">
            <text:p>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ux</text:p>
          </table:table-cell>
          <table:table-cell office:value-type="string" calcext:value-type="string">
            <text:p>A163</text:p>
          </table:table-cell>
          <table:table-cell table:formula="of:=UNICHAR(HEX2DEC([.B356]))" office:value-type="string" office:string-value="ꅣ" calcext:value-type="string">
            <text:p>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u</text:p>
          </table:table-cell>
          <table:table-cell office:value-type="string" calcext:value-type="string">
            <text:p>A164</text:p>
          </table:table-cell>
          <table:table-cell table:formula="of:=UNICHAR(HEX2DEC([.B357]))" office:value-type="string" office:string-value="ꅤ" calcext:value-type="string">
            <text:p>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up</text:p>
          </table:table-cell>
          <table:table-cell office:value-type="string" calcext:value-type="string">
            <text:p>A165</text:p>
          </table:table-cell>
          <table:table-cell table:formula="of:=UNICHAR(HEX2DEC([.B358]))" office:value-type="string" office:string-value="ꅥ" calcext:value-type="string">
            <text:p>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urx</text:p>
          </table:table-cell>
          <table:table-cell office:value-type="string" calcext:value-type="string">
            <text:p>A166</text:p>
          </table:table-cell>
          <table:table-cell table:formula="of:=UNICHAR(HEX2DEC([.B359]))" office:value-type="string" office:string-value="ꅦ" calcext:value-type="string">
            <text:p>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ur</text:p>
          </table:table-cell>
          <table:table-cell office:value-type="string" calcext:value-type="string">
            <text:p>A167</text:p>
          </table:table-cell>
          <table:table-cell table:formula="of:=UNICHAR(HEX2DEC([.B360]))" office:value-type="string" office:string-value="ꅧ" calcext:value-type="string">
            <text:p>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it</text:p>
          </table:table-cell>
          <table:table-cell office:value-type="string" calcext:value-type="string">
            <text:p>A168</text:p>
          </table:table-cell>
          <table:table-cell table:formula="of:=UNICHAR(HEX2DEC([.B361]))" office:value-type="string" office:string-value="ꅨ" calcext:value-type="string">
            <text:p>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ix</text:p>
          </table:table-cell>
          <table:table-cell office:value-type="string" calcext:value-type="string">
            <text:p>A169</text:p>
          </table:table-cell>
          <table:table-cell table:formula="of:=UNICHAR(HEX2DEC([.B362]))" office:value-type="string" office:string-value="ꅩ" calcext:value-type="string">
            <text:p>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i</text:p>
          </table:table-cell>
          <table:table-cell office:value-type="string" calcext:value-type="string">
            <text:p>A16A</text:p>
          </table:table-cell>
          <table:table-cell table:formula="of:=UNICHAR(HEX2DEC([.B363]))" office:value-type="string" office:string-value="ꅪ" calcext:value-type="string">
            <text:p>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ip</text:p>
          </table:table-cell>
          <table:table-cell office:value-type="string" calcext:value-type="string">
            <text:p>A16B</text:p>
          </table:table-cell>
          <table:table-cell table:formula="of:=UNICHAR(HEX2DEC([.B364]))" office:value-type="string" office:string-value="ꅫ" calcext:value-type="string">
            <text:p>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iet</text:p>
          </table:table-cell>
          <table:table-cell office:value-type="string" calcext:value-type="string">
            <text:p>A16C</text:p>
          </table:table-cell>
          <table:table-cell table:formula="of:=UNICHAR(HEX2DEC([.B365]))" office:value-type="string" office:string-value="ꅬ" calcext:value-type="string">
            <text:p>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iex</text:p>
          </table:table-cell>
          <table:table-cell office:value-type="string" calcext:value-type="string">
            <text:p>A16D</text:p>
          </table:table-cell>
          <table:table-cell table:formula="of:=UNICHAR(HEX2DEC([.B366]))" office:value-type="string" office:string-value="ꅭ" calcext:value-type="string">
            <text:p>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ie</text:p>
          </table:table-cell>
          <table:table-cell office:value-type="string" calcext:value-type="string">
            <text:p>A16E</text:p>
          </table:table-cell>
          <table:table-cell table:formula="of:=UNICHAR(HEX2DEC([.B367]))" office:value-type="string" office:string-value="ꅮ" calcext:value-type="string">
            <text:p>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iep</text:p>
          </table:table-cell>
          <table:table-cell office:value-type="string" calcext:value-type="string">
            <text:p>A16F</text:p>
          </table:table-cell>
          <table:table-cell table:formula="of:=UNICHAR(HEX2DEC([.B368]))" office:value-type="string" office:string-value="ꅯ" calcext:value-type="string">
            <text:p>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at</text:p>
          </table:table-cell>
          <table:table-cell office:value-type="string" calcext:value-type="string">
            <text:p>A170</text:p>
          </table:table-cell>
          <table:table-cell table:formula="of:=UNICHAR(HEX2DEC([.B369]))" office:value-type="string" office:string-value="ꅰ" calcext:value-type="string">
            <text:p>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ax</text:p>
          </table:table-cell>
          <table:table-cell office:value-type="string" calcext:value-type="string">
            <text:p>A171</text:p>
          </table:table-cell>
          <table:table-cell table:formula="of:=UNICHAR(HEX2DEC([.B370]))" office:value-type="string" office:string-value="ꅱ" calcext:value-type="string">
            <text:p>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a</text:p>
          </table:table-cell>
          <table:table-cell office:value-type="string" calcext:value-type="string">
            <text:p>A172</text:p>
          </table:table-cell>
          <table:table-cell table:formula="of:=UNICHAR(HEX2DEC([.B371]))" office:value-type="string" office:string-value="ꅲ" calcext:value-type="string">
            <text:p>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ap</text:p>
          </table:table-cell>
          <table:table-cell office:value-type="string" calcext:value-type="string">
            <text:p>A173</text:p>
          </table:table-cell>
          <table:table-cell table:formula="of:=UNICHAR(HEX2DEC([.B372]))" office:value-type="string" office:string-value="ꅳ" calcext:value-type="string">
            <text:p>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uox</text:p>
          </table:table-cell>
          <table:table-cell office:value-type="string" calcext:value-type="string">
            <text:p>A174</text:p>
          </table:table-cell>
          <table:table-cell table:formula="of:=UNICHAR(HEX2DEC([.B373]))" office:value-type="string" office:string-value="ꅴ" calcext:value-type="string">
            <text:p>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uo</text:p>
          </table:table-cell>
          <table:table-cell office:value-type="string" calcext:value-type="string">
            <text:p>A175</text:p>
          </table:table-cell>
          <table:table-cell table:formula="of:=UNICHAR(HEX2DEC([.B374]))" office:value-type="string" office:string-value="ꅵ" calcext:value-type="string">
            <text:p>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ot</text:p>
          </table:table-cell>
          <table:table-cell office:value-type="string" calcext:value-type="string">
            <text:p>A176</text:p>
          </table:table-cell>
          <table:table-cell table:formula="of:=UNICHAR(HEX2DEC([.B375]))" office:value-type="string" office:string-value="ꅶ" calcext:value-type="string">
            <text:p>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ox</text:p>
          </table:table-cell>
          <table:table-cell office:value-type="string" calcext:value-type="string">
            <text:p>A177</text:p>
          </table:table-cell>
          <table:table-cell table:formula="of:=UNICHAR(HEX2DEC([.B376]))" office:value-type="string" office:string-value="ꅷ" calcext:value-type="string">
            <text:p>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op</text:p>
          </table:table-cell>
          <table:table-cell office:value-type="string" calcext:value-type="string">
            <text:p>A178</text:p>
          </table:table-cell>
          <table:table-cell table:formula="of:=UNICHAR(HEX2DEC([.B377]))" office:value-type="string" office:string-value="ꅸ" calcext:value-type="string">
            <text:p>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ex</text:p>
          </table:table-cell>
          <table:table-cell office:value-type="string" calcext:value-type="string">
            <text:p>A179</text:p>
          </table:table-cell>
          <table:table-cell table:formula="of:=UNICHAR(HEX2DEC([.B378]))" office:value-type="string" office:string-value="ꅹ" calcext:value-type="string">
            <text:p>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e</text:p>
          </table:table-cell>
          <table:table-cell office:value-type="string" calcext:value-type="string">
            <text:p>A17A</text:p>
          </table:table-cell>
          <table:table-cell table:formula="of:=UNICHAR(HEX2DEC([.B379]))" office:value-type="string" office:string-value="ꅺ" calcext:value-type="string">
            <text:p>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ep</text:p>
          </table:table-cell>
          <table:table-cell office:value-type="string" calcext:value-type="string">
            <text:p>A17B</text:p>
          </table:table-cell>
          <table:table-cell table:formula="of:=UNICHAR(HEX2DEC([.B380]))" office:value-type="string" office:string-value="ꅻ" calcext:value-type="string">
            <text:p>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nut</text:p>
          </table:table-cell>
          <table:table-cell office:value-type="string" calcext:value-type="string">
            <text:p>A17C</text:p>
          </table:table-cell>
          <table:table-cell table:formula="of:=UNICHAR(HEX2DEC([.B381]))" office:value-type="string" office:string-value="ꅼ" calcext:value-type="string">
            <text:p>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t</text:p>
          </table:table-cell>
          <table:table-cell office:value-type="string" calcext:value-type="string">
            <text:p>A17D</text:p>
          </table:table-cell>
          <table:table-cell table:formula="of:=UNICHAR(HEX2DEC([.B382]))" office:value-type="string" office:string-value="ꅽ" calcext:value-type="string">
            <text:p>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x</text:p>
          </table:table-cell>
          <table:table-cell office:value-type="string" calcext:value-type="string">
            <text:p>A17E</text:p>
          </table:table-cell>
          <table:table-cell table:formula="of:=UNICHAR(HEX2DEC([.B383]))" office:value-type="string" office:string-value="ꅾ" calcext:value-type="string">
            <text:p>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17F</text:p>
          </table:table-cell>
          <table:table-cell table:formula="of:=UNICHAR(HEX2DEC([.B384]))" office:value-type="string" office:string-value="ꅿ" calcext:value-type="string">
            <text:p>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A180</text:p>
          </table:table-cell>
          <table:table-cell table:formula="of:=UNICHAR(HEX2DEC([.B385]))" office:value-type="string" office:string-value="ꆀ" calcext:value-type="string">
            <text:p>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ex</text:p>
          </table:table-cell>
          <table:table-cell office:value-type="string" calcext:value-type="string">
            <text:p>A181</text:p>
          </table:table-cell>
          <table:table-cell table:formula="of:=UNICHAR(HEX2DEC([.B386]))" office:value-type="string" office:string-value="ꆁ" calcext:value-type="string">
            <text:p>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e</text:p>
          </table:table-cell>
          <table:table-cell office:value-type="string" calcext:value-type="string">
            <text:p>A182</text:p>
          </table:table-cell>
          <table:table-cell table:formula="of:=UNICHAR(HEX2DEC([.B387]))" office:value-type="string" office:string-value="ꆂ" calcext:value-type="string">
            <text:p>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ep</text:p>
          </table:table-cell>
          <table:table-cell office:value-type="string" calcext:value-type="string">
            <text:p>A183</text:p>
          </table:table-cell>
          <table:table-cell table:formula="of:=UNICHAR(HEX2DEC([.B388]))" office:value-type="string" office:string-value="ꆃ" calcext:value-type="string">
            <text:p>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x</text:p>
          </table:table-cell>
          <table:table-cell office:value-type="string" calcext:value-type="string">
            <text:p>A184</text:p>
          </table:table-cell>
          <table:table-cell table:formula="of:=UNICHAR(HEX2DEC([.B389]))" office:value-type="string" office:string-value="ꆄ" calcext:value-type="string">
            <text:p>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185</text:p>
          </table:table-cell>
          <table:table-cell table:formula="of:=UNICHAR(HEX2DEC([.B390]))" office:value-type="string" office:string-value="ꆅ" calcext:value-type="string">
            <text:p>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A186</text:p>
          </table:table-cell>
          <table:table-cell table:formula="of:=UNICHAR(HEX2DEC([.B391]))" office:value-type="string" office:string-value="ꆆ" calcext:value-type="string">
            <text:p>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ox</text:p>
          </table:table-cell>
          <table:table-cell office:value-type="string" calcext:value-type="string">
            <text:p>A187</text:p>
          </table:table-cell>
          <table:table-cell table:formula="of:=UNICHAR(HEX2DEC([.B392]))" office:value-type="string" office:string-value="ꆇ" calcext:value-type="string">
            <text:p>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o</text:p>
          </table:table-cell>
          <table:table-cell office:value-type="string" calcext:value-type="string">
            <text:p>A188</text:p>
          </table:table-cell>
          <table:table-cell table:formula="of:=UNICHAR(HEX2DEC([.B393]))" office:value-type="string" office:string-value="ꆈ" calcext:value-type="string">
            <text:p>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op</text:p>
          </table:table-cell>
          <table:table-cell office:value-type="string" calcext:value-type="string">
            <text:p>A189</text:p>
          </table:table-cell>
          <table:table-cell table:formula="of:=UNICHAR(HEX2DEC([.B394]))" office:value-type="string" office:string-value="ꆉ" calcext:value-type="string">
            <text:p>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A18A</text:p>
          </table:table-cell>
          <table:table-cell table:formula="of:=UNICHAR(HEX2DEC([.B395]))" office:value-type="string" office:string-value="ꆊ" calcext:value-type="string">
            <text:p>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x</text:p>
          </table:table-cell>
          <table:table-cell office:value-type="string" calcext:value-type="string">
            <text:p>A18B</text:p>
          </table:table-cell>
          <table:table-cell table:formula="of:=UNICHAR(HEX2DEC([.B396]))" office:value-type="string" office:string-value="ꆋ" calcext:value-type="string">
            <text:p>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18C</text:p>
          </table:table-cell>
          <table:table-cell table:formula="of:=UNICHAR(HEX2DEC([.B397]))" office:value-type="string" office:string-value="ꆌ" calcext:value-type="string">
            <text:p>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A18D</text:p>
          </table:table-cell>
          <table:table-cell table:formula="of:=UNICHAR(HEX2DEC([.B398]))" office:value-type="string" office:string-value="ꆍ" calcext:value-type="string">
            <text:p>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x</text:p>
          </table:table-cell>
          <table:table-cell office:value-type="string" calcext:value-type="string">
            <text:p>A18E</text:p>
          </table:table-cell>
          <table:table-cell table:formula="of:=UNICHAR(HEX2DEC([.B399]))" office:value-type="string" office:string-value="ꆎ" calcext:value-type="string">
            <text:p>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18F</text:p>
          </table:table-cell>
          <table:table-cell table:formula="of:=UNICHAR(HEX2DEC([.B400]))" office:value-type="string" office:string-value="ꆏ" calcext:value-type="string">
            <text:p>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p</text:p>
          </table:table-cell>
          <table:table-cell office:value-type="string" calcext:value-type="string">
            <text:p>A190</text:p>
          </table:table-cell>
          <table:table-cell table:formula="of:=UNICHAR(HEX2DEC([.B401]))" office:value-type="string" office:string-value="ꆐ" calcext:value-type="string">
            <text:p>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A191</text:p>
          </table:table-cell>
          <table:table-cell table:formula="of:=UNICHAR(HEX2DEC([.B402]))" office:value-type="string" office:string-value="ꆑ" calcext:value-type="string">
            <text:p>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x</text:p>
          </table:table-cell>
          <table:table-cell office:value-type="string" calcext:value-type="string">
            <text:p>A192</text:p>
          </table:table-cell>
          <table:table-cell table:formula="of:=UNICHAR(HEX2DEC([.B403]))" office:value-type="string" office:string-value="ꆒ" calcext:value-type="string">
            <text:p>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A193</text:p>
          </table:table-cell>
          <table:table-cell table:formula="of:=UNICHAR(HEX2DEC([.B404]))" office:value-type="string" office:string-value="ꆓ" calcext:value-type="string">
            <text:p>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p</text:p>
          </table:table-cell>
          <table:table-cell office:value-type="string" calcext:value-type="string">
            <text:p>A194</text:p>
          </table:table-cell>
          <table:table-cell table:formula="of:=UNICHAR(HEX2DEC([.B405]))" office:value-type="string" office:string-value="ꆔ" calcext:value-type="string">
            <text:p>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rx</text:p>
          </table:table-cell>
          <table:table-cell office:value-type="string" calcext:value-type="string">
            <text:p>A195</text:p>
          </table:table-cell>
          <table:table-cell table:formula="of:=UNICHAR(HEX2DEC([.B406]))" office:value-type="string" office:string-value="ꆕ" calcext:value-type="string">
            <text:p>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A196</text:p>
          </table:table-cell>
          <table:table-cell table:formula="of:=UNICHAR(HEX2DEC([.B407]))" office:value-type="string" office:string-value="ꆖ" calcext:value-type="string">
            <text:p>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t</text:p>
          </table:table-cell>
          <table:table-cell office:value-type="string" calcext:value-type="string">
            <text:p>A197</text:p>
          </table:table-cell>
          <table:table-cell table:formula="of:=UNICHAR(HEX2DEC([.B408]))" office:value-type="string" office:string-value="ꆗ" calcext:value-type="string">
            <text:p>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x</text:p>
          </table:table-cell>
          <table:table-cell office:value-type="string" calcext:value-type="string">
            <text:p>A198</text:p>
          </table:table-cell>
          <table:table-cell table:formula="of:=UNICHAR(HEX2DEC([.B409]))" office:value-type="string" office:string-value="ꆘ" calcext:value-type="string">
            <text:p>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</text:p>
          </table:table-cell>
          <table:table-cell office:value-type="string" calcext:value-type="string">
            <text:p>A199</text:p>
          </table:table-cell>
          <table:table-cell table:formula="of:=UNICHAR(HEX2DEC([.B410]))" office:value-type="string" office:string-value="ꆙ" calcext:value-type="string">
            <text:p>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p</text:p>
          </table:table-cell>
          <table:table-cell office:value-type="string" calcext:value-type="string">
            <text:p>A19A</text:p>
          </table:table-cell>
          <table:table-cell table:formula="of:=UNICHAR(HEX2DEC([.B411]))" office:value-type="string" office:string-value="ꆚ" calcext:value-type="string">
            <text:p>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ex</text:p>
          </table:table-cell>
          <table:table-cell office:value-type="string" calcext:value-type="string">
            <text:p>A19B</text:p>
          </table:table-cell>
          <table:table-cell table:formula="of:=UNICHAR(HEX2DEC([.B412]))" office:value-type="string" office:string-value="ꆛ" calcext:value-type="string">
            <text:p>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e</text:p>
          </table:table-cell>
          <table:table-cell office:value-type="string" calcext:value-type="string">
            <text:p>A19C</text:p>
          </table:table-cell>
          <table:table-cell table:formula="of:=UNICHAR(HEX2DEC([.B413]))" office:value-type="string" office:string-value="ꆜ" calcext:value-type="string">
            <text:p>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ep</text:p>
          </table:table-cell>
          <table:table-cell office:value-type="string" calcext:value-type="string">
            <text:p>A19D</text:p>
          </table:table-cell>
          <table:table-cell table:formula="of:=UNICHAR(HEX2DEC([.B414]))" office:value-type="string" office:string-value="ꆝ" calcext:value-type="string">
            <text:p>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at</text:p>
          </table:table-cell>
          <table:table-cell office:value-type="string" calcext:value-type="string">
            <text:p>A19E</text:p>
          </table:table-cell>
          <table:table-cell table:formula="of:=UNICHAR(HEX2DEC([.B415]))" office:value-type="string" office:string-value="ꆞ" calcext:value-type="string">
            <text:p>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ax</text:p>
          </table:table-cell>
          <table:table-cell office:value-type="string" calcext:value-type="string">
            <text:p>A19F</text:p>
          </table:table-cell>
          <table:table-cell table:formula="of:=UNICHAR(HEX2DEC([.B416]))" office:value-type="string" office:string-value="ꆟ" calcext:value-type="string">
            <text:p>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a</text:p>
          </table:table-cell>
          <table:table-cell office:value-type="string" calcext:value-type="string">
            <text:p>A1A0</text:p>
          </table:table-cell>
          <table:table-cell table:formula="of:=UNICHAR(HEX2DEC([.B417]))" office:value-type="string" office:string-value="ꆠ" calcext:value-type="string">
            <text:p>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ap</text:p>
          </table:table-cell>
          <table:table-cell office:value-type="string" calcext:value-type="string">
            <text:p>A1A1</text:p>
          </table:table-cell>
          <table:table-cell table:formula="of:=UNICHAR(HEX2DEC([.B418]))" office:value-type="string" office:string-value="ꆡ" calcext:value-type="string">
            <text:p>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uox</text:p>
          </table:table-cell>
          <table:table-cell office:value-type="string" calcext:value-type="string">
            <text:p>A1A2</text:p>
          </table:table-cell>
          <table:table-cell table:formula="of:=UNICHAR(HEX2DEC([.B419]))" office:value-type="string" office:string-value="ꆢ" calcext:value-type="string">
            <text:p>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uo</text:p>
          </table:table-cell>
          <table:table-cell office:value-type="string" calcext:value-type="string">
            <text:p>A1A3</text:p>
          </table:table-cell>
          <table:table-cell table:formula="of:=UNICHAR(HEX2DEC([.B420]))" office:value-type="string" office:string-value="ꆣ" calcext:value-type="string">
            <text:p>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uop</text:p>
          </table:table-cell>
          <table:table-cell office:value-type="string" calcext:value-type="string">
            <text:p>A1A4</text:p>
          </table:table-cell>
          <table:table-cell table:formula="of:=UNICHAR(HEX2DEC([.B421]))" office:value-type="string" office:string-value="ꆤ" calcext:value-type="string">
            <text:p>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ox</text:p>
          </table:table-cell>
          <table:table-cell office:value-type="string" calcext:value-type="string">
            <text:p>A1A5</text:p>
          </table:table-cell>
          <table:table-cell table:formula="of:=UNICHAR(HEX2DEC([.B422]))" office:value-type="string" office:string-value="ꆥ" calcext:value-type="string">
            <text:p>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o</text:p>
          </table:table-cell>
          <table:table-cell office:value-type="string" calcext:value-type="string">
            <text:p>A1A6</text:p>
          </table:table-cell>
          <table:table-cell table:formula="of:=UNICHAR(HEX2DEC([.B423]))" office:value-type="string" office:string-value="ꆦ" calcext:value-type="string">
            <text:p>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op</text:p>
          </table:table-cell>
          <table:table-cell office:value-type="string" calcext:value-type="string">
            <text:p>A1A7</text:p>
          </table:table-cell>
          <table:table-cell table:formula="of:=UNICHAR(HEX2DEC([.B424]))" office:value-type="string" office:string-value="ꆧ" calcext:value-type="string">
            <text:p>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ex</text:p>
          </table:table-cell>
          <table:table-cell office:value-type="string" calcext:value-type="string">
            <text:p>A1A8</text:p>
          </table:table-cell>
          <table:table-cell table:formula="of:=UNICHAR(HEX2DEC([.B425]))" office:value-type="string" office:string-value="ꆨ" calcext:value-type="string">
            <text:p>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e</text:p>
          </table:table-cell>
          <table:table-cell office:value-type="string" calcext:value-type="string">
            <text:p>A1A9</text:p>
          </table:table-cell>
          <table:table-cell table:formula="of:=UNICHAR(HEX2DEC([.B426]))" office:value-type="string" office:string-value="ꆩ" calcext:value-type="string">
            <text:p>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ep</text:p>
          </table:table-cell>
          <table:table-cell office:value-type="string" calcext:value-type="string">
            <text:p>A1AA</text:p>
          </table:table-cell>
          <table:table-cell table:formula="of:=UNICHAR(HEX2DEC([.B427]))" office:value-type="string" office:string-value="ꆪ" calcext:value-type="string">
            <text:p>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ut</text:p>
          </table:table-cell>
          <table:table-cell office:value-type="string" calcext:value-type="string">
            <text:p>A1AB</text:p>
          </table:table-cell>
          <table:table-cell table:formula="of:=UNICHAR(HEX2DEC([.B428]))" office:value-type="string" office:string-value="ꆫ" calcext:value-type="string">
            <text:p>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ux</text:p>
          </table:table-cell>
          <table:table-cell office:value-type="string" calcext:value-type="string">
            <text:p>A1AC</text:p>
          </table:table-cell>
          <table:table-cell table:formula="of:=UNICHAR(HEX2DEC([.B429]))" office:value-type="string" office:string-value="ꆬ" calcext:value-type="string">
            <text:p>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u</text:p>
          </table:table-cell>
          <table:table-cell office:value-type="string" calcext:value-type="string">
            <text:p>A1AD</text:p>
          </table:table-cell>
          <table:table-cell table:formula="of:=UNICHAR(HEX2DEC([.B430]))" office:value-type="string" office:string-value="ꆭ" calcext:value-type="string">
            <text:p>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up</text:p>
          </table:table-cell>
          <table:table-cell office:value-type="string" calcext:value-type="string">
            <text:p>A1AE</text:p>
          </table:table-cell>
          <table:table-cell table:formula="of:=UNICHAR(HEX2DEC([.B431]))" office:value-type="string" office:string-value="ꆮ" calcext:value-type="string">
            <text:p>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urx</text:p>
          </table:table-cell>
          <table:table-cell office:value-type="string" calcext:value-type="string">
            <text:p>A1AF</text:p>
          </table:table-cell>
          <table:table-cell table:formula="of:=UNICHAR(HEX2DEC([.B432]))" office:value-type="string" office:string-value="ꆯ" calcext:value-type="string">
            <text:p>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ur</text:p>
          </table:table-cell>
          <table:table-cell office:value-type="string" calcext:value-type="string">
            <text:p>A1B0</text:p>
          </table:table-cell>
          <table:table-cell table:formula="of:=UNICHAR(HEX2DEC([.B433]))" office:value-type="string" office:string-value="ꆰ" calcext:value-type="string">
            <text:p>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yt</text:p>
          </table:table-cell>
          <table:table-cell office:value-type="string" calcext:value-type="string">
            <text:p>A1B1</text:p>
          </table:table-cell>
          <table:table-cell table:formula="of:=UNICHAR(HEX2DEC([.B434]))" office:value-type="string" office:string-value="ꆱ" calcext:value-type="string">
            <text:p>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yx</text:p>
          </table:table-cell>
          <table:table-cell office:value-type="string" calcext:value-type="string">
            <text:p>A1B2</text:p>
          </table:table-cell>
          <table:table-cell table:formula="of:=UNICHAR(HEX2DEC([.B435]))" office:value-type="string" office:string-value="ꆲ" calcext:value-type="string">
            <text:p>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y</text:p>
          </table:table-cell>
          <table:table-cell office:value-type="string" calcext:value-type="string">
            <text:p>A1B3</text:p>
          </table:table-cell>
          <table:table-cell table:formula="of:=UNICHAR(HEX2DEC([.B436]))" office:value-type="string" office:string-value="ꆳ" calcext:value-type="string">
            <text:p>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yp</text:p>
          </table:table-cell>
          <table:table-cell office:value-type="string" calcext:value-type="string">
            <text:p>A1B4</text:p>
          </table:table-cell>
          <table:table-cell table:formula="of:=UNICHAR(HEX2DEC([.B437]))" office:value-type="string" office:string-value="ꆴ" calcext:value-type="string">
            <text:p>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yrx</text:p>
          </table:table-cell>
          <table:table-cell office:value-type="string" calcext:value-type="string">
            <text:p>A1B5</text:p>
          </table:table-cell>
          <table:table-cell table:formula="of:=UNICHAR(HEX2DEC([.B438]))" office:value-type="string" office:string-value="ꆵ" calcext:value-type="string">
            <text:p>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yr</text:p>
          </table:table-cell>
          <table:table-cell office:value-type="string" calcext:value-type="string">
            <text:p>A1B6</text:p>
          </table:table-cell>
          <table:table-cell table:formula="of:=UNICHAR(HEX2DEC([.B439]))" office:value-type="string" office:string-value="ꆶ" calcext:value-type="string">
            <text:p>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A1B7</text:p>
          </table:table-cell>
          <table:table-cell table:formula="of:=UNICHAR(HEX2DEC([.B440]))" office:value-type="string" office:string-value="ꆷ" calcext:value-type="string">
            <text:p>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x</text:p>
          </table:table-cell>
          <table:table-cell office:value-type="string" calcext:value-type="string">
            <text:p>A1B8</text:p>
          </table:table-cell>
          <table:table-cell table:formula="of:=UNICHAR(HEX2DEC([.B441]))" office:value-type="string" office:string-value="ꆸ" calcext:value-type="string">
            <text:p>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A1B9</text:p>
          </table:table-cell>
          <table:table-cell table:formula="of:=UNICHAR(HEX2DEC([.B442]))" office:value-type="string" office:string-value="ꆹ" calcext:value-type="string">
            <text:p>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p</text:p>
          </table:table-cell>
          <table:table-cell office:value-type="string" calcext:value-type="string">
            <text:p>A1BA</text:p>
          </table:table-cell>
          <table:table-cell table:formula="of:=UNICHAR(HEX2DEC([.B443]))" office:value-type="string" office:string-value="ꆺ" calcext:value-type="string">
            <text:p>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et</text:p>
          </table:table-cell>
          <table:table-cell office:value-type="string" calcext:value-type="string">
            <text:p>A1BB</text:p>
          </table:table-cell>
          <table:table-cell table:formula="of:=UNICHAR(HEX2DEC([.B444]))" office:value-type="string" office:string-value="ꆻ" calcext:value-type="string">
            <text:p>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ex</text:p>
          </table:table-cell>
          <table:table-cell office:value-type="string" calcext:value-type="string">
            <text:p>A1BC</text:p>
          </table:table-cell>
          <table:table-cell table:formula="of:=UNICHAR(HEX2DEC([.B445]))" office:value-type="string" office:string-value="ꆼ" calcext:value-type="string">
            <text:p>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A1BD</text:p>
          </table:table-cell>
          <table:table-cell table:formula="of:=UNICHAR(HEX2DEC([.B446]))" office:value-type="string" office:string-value="ꆽ" calcext:value-type="string">
            <text:p>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ep</text:p>
          </table:table-cell>
          <table:table-cell office:value-type="string" calcext:value-type="string">
            <text:p>A1BE</text:p>
          </table:table-cell>
          <table:table-cell table:formula="of:=UNICHAR(HEX2DEC([.B447]))" office:value-type="string" office:string-value="ꆾ" calcext:value-type="string">
            <text:p>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A1BF</text:p>
          </table:table-cell>
          <table:table-cell table:formula="of:=UNICHAR(HEX2DEC([.B448]))" office:value-type="string" office:string-value="ꆿ" calcext:value-type="string">
            <text:p>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x</text:p>
          </table:table-cell>
          <table:table-cell office:value-type="string" calcext:value-type="string">
            <text:p>A1C0</text:p>
          </table:table-cell>
          <table:table-cell table:formula="of:=UNICHAR(HEX2DEC([.B449]))" office:value-type="string" office:string-value="ꇀ" calcext:value-type="string">
            <text:p>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1C1</text:p>
          </table:table-cell>
          <table:table-cell table:formula="of:=UNICHAR(HEX2DEC([.B450]))" office:value-type="string" office:string-value="ꇁ" calcext:value-type="string">
            <text:p>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A1C2</text:p>
          </table:table-cell>
          <table:table-cell table:formula="of:=UNICHAR(HEX2DEC([.B451]))" office:value-type="string" office:string-value="ꇂ" calcext:value-type="string">
            <text:p>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ot</text:p>
          </table:table-cell>
          <table:table-cell office:value-type="string" calcext:value-type="string">
            <text:p>A1C3</text:p>
          </table:table-cell>
          <table:table-cell table:formula="of:=UNICHAR(HEX2DEC([.B452]))" office:value-type="string" office:string-value="ꇃ" calcext:value-type="string">
            <text:p>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ox</text:p>
          </table:table-cell>
          <table:table-cell office:value-type="string" calcext:value-type="string">
            <text:p>A1C4</text:p>
          </table:table-cell>
          <table:table-cell table:formula="of:=UNICHAR(HEX2DEC([.B453]))" office:value-type="string" office:string-value="ꇄ" calcext:value-type="string">
            <text:p>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o</text:p>
          </table:table-cell>
          <table:table-cell office:value-type="string" calcext:value-type="string">
            <text:p>A1C5</text:p>
          </table:table-cell>
          <table:table-cell table:formula="of:=UNICHAR(HEX2DEC([.B454]))" office:value-type="string" office:string-value="ꇅ" calcext:value-type="string">
            <text:p>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op</text:p>
          </table:table-cell>
          <table:table-cell office:value-type="string" calcext:value-type="string">
            <text:p>A1C6</text:p>
          </table:table-cell>
          <table:table-cell table:formula="of:=UNICHAR(HEX2DEC([.B455]))" office:value-type="string" office:string-value="ꇆ" calcext:value-type="string">
            <text:p>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A1C7</text:p>
          </table:table-cell>
          <table:table-cell table:formula="of:=UNICHAR(HEX2DEC([.B456]))" office:value-type="string" office:string-value="ꇇ" calcext:value-type="string">
            <text:p>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A1C8</text:p>
          </table:table-cell>
          <table:table-cell table:formula="of:=UNICHAR(HEX2DEC([.B457]))" office:value-type="string" office:string-value="ꇈ" calcext:value-type="string">
            <text:p>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A1C9</text:p>
          </table:table-cell>
          <table:table-cell table:formula="of:=UNICHAR(HEX2DEC([.B458]))" office:value-type="string" office:string-value="ꇉ" calcext:value-type="string">
            <text:p>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p</text:p>
          </table:table-cell>
          <table:table-cell office:value-type="string" calcext:value-type="string">
            <text:p>A1CA</text:p>
          </table:table-cell>
          <table:table-cell table:formula="of:=UNICHAR(HEX2DEC([.B459]))" office:value-type="string" office:string-value="ꇊ" calcext:value-type="string">
            <text:p>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A1CB</text:p>
          </table:table-cell>
          <table:table-cell table:formula="of:=UNICHAR(HEX2DEC([.B460]))" office:value-type="string" office:string-value="ꇋ" calcext:value-type="string">
            <text:p>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A1CC</text:p>
          </table:table-cell>
          <table:table-cell table:formula="of:=UNICHAR(HEX2DEC([.B461]))" office:value-type="string" office:string-value="ꇌ" calcext:value-type="string">
            <text:p>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p</text:p>
          </table:table-cell>
          <table:table-cell office:value-type="string" calcext:value-type="string">
            <text:p>A1CD</text:p>
          </table:table-cell>
          <table:table-cell table:formula="of:=UNICHAR(HEX2DEC([.B462]))" office:value-type="string" office:string-value="ꇍ" calcext:value-type="string">
            <text:p>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t</text:p>
          </table:table-cell>
          <table:table-cell office:value-type="string" calcext:value-type="string">
            <text:p>A1CE</text:p>
          </table:table-cell>
          <table:table-cell table:formula="of:=UNICHAR(HEX2DEC([.B463]))" office:value-type="string" office:string-value="ꇎ" calcext:value-type="string">
            <text:p>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A1CF</text:p>
          </table:table-cell>
          <table:table-cell table:formula="of:=UNICHAR(HEX2DEC([.B464]))" office:value-type="string" office:string-value="ꇏ" calcext:value-type="string">
            <text:p>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A1D0</text:p>
          </table:table-cell>
          <table:table-cell table:formula="of:=UNICHAR(HEX2DEC([.B465]))" office:value-type="string" office:string-value="ꇐ" calcext:value-type="string">
            <text:p>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p</text:p>
          </table:table-cell>
          <table:table-cell office:value-type="string" calcext:value-type="string">
            <text:p>A1D1</text:p>
          </table:table-cell>
          <table:table-cell table:formula="of:=UNICHAR(HEX2DEC([.B466]))" office:value-type="string" office:string-value="ꇑ" calcext:value-type="string">
            <text:p>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rx</text:p>
          </table:table-cell>
          <table:table-cell office:value-type="string" calcext:value-type="string">
            <text:p>A1D2</text:p>
          </table:table-cell>
          <table:table-cell table:formula="of:=UNICHAR(HEX2DEC([.B467]))" office:value-type="string" office:string-value="ꇒ" calcext:value-type="string">
            <text:p>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A1D3</text:p>
          </table:table-cell>
          <table:table-cell table:formula="of:=UNICHAR(HEX2DEC([.B468]))" office:value-type="string" office:string-value="ꇓ" calcext:value-type="string">
            <text:p>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t</text:p>
          </table:table-cell>
          <table:table-cell office:value-type="string" calcext:value-type="string">
            <text:p>A1D4</text:p>
          </table:table-cell>
          <table:table-cell table:formula="of:=UNICHAR(HEX2DEC([.B469]))" office:value-type="string" office:string-value="ꇔ" calcext:value-type="string">
            <text:p>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x</text:p>
          </table:table-cell>
          <table:table-cell office:value-type="string" calcext:value-type="string">
            <text:p>A1D5</text:p>
          </table:table-cell>
          <table:table-cell table:formula="of:=UNICHAR(HEX2DEC([.B470]))" office:value-type="string" office:string-value="ꇕ" calcext:value-type="string">
            <text:p>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A1D6</text:p>
          </table:table-cell>
          <table:table-cell table:formula="of:=UNICHAR(HEX2DEC([.B471]))" office:value-type="string" office:string-value="ꇖ" calcext:value-type="string">
            <text:p>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p</text:p>
          </table:table-cell>
          <table:table-cell office:value-type="string" calcext:value-type="string">
            <text:p>A1D7</text:p>
          </table:table-cell>
          <table:table-cell table:formula="of:=UNICHAR(HEX2DEC([.B472]))" office:value-type="string" office:string-value="ꇗ" calcext:value-type="string">
            <text:p>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rx</text:p>
          </table:table-cell>
          <table:table-cell office:value-type="string" calcext:value-type="string">
            <text:p>A1D8</text:p>
          </table:table-cell>
          <table:table-cell table:formula="of:=UNICHAR(HEX2DEC([.B473]))" office:value-type="string" office:string-value="ꇘ" calcext:value-type="string">
            <text:p>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r</text:p>
          </table:table-cell>
          <table:table-cell office:value-type="string" calcext:value-type="string">
            <text:p>A1D9</text:p>
          </table:table-cell>
          <table:table-cell table:formula="of:=UNICHAR(HEX2DEC([.B474]))" office:value-type="string" office:string-value="ꇙ" calcext:value-type="string">
            <text:p>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A1DA</text:p>
          </table:table-cell>
          <table:table-cell table:formula="of:=UNICHAR(HEX2DEC([.B475]))" office:value-type="string" office:string-value="ꇚ" calcext:value-type="string">
            <text:p>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x</text:p>
          </table:table-cell>
          <table:table-cell office:value-type="string" calcext:value-type="string">
            <text:p>A1DB</text:p>
          </table:table-cell>
          <table:table-cell table:formula="of:=UNICHAR(HEX2DEC([.B476]))" office:value-type="string" office:string-value="ꇛ" calcext:value-type="string">
            <text:p>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A1DC</text:p>
          </table:table-cell>
          <table:table-cell table:formula="of:=UNICHAR(HEX2DEC([.B477]))" office:value-type="string" office:string-value="ꇜ" calcext:value-type="string">
            <text:p>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p</text:p>
          </table:table-cell>
          <table:table-cell office:value-type="string" calcext:value-type="string">
            <text:p>A1DD</text:p>
          </table:table-cell>
          <table:table-cell table:formula="of:=UNICHAR(HEX2DEC([.B478]))" office:value-type="string" office:string-value="ꇝ" calcext:value-type="string">
            <text:p>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et</text:p>
          </table:table-cell>
          <table:table-cell office:value-type="string" calcext:value-type="string">
            <text:p>A1DE</text:p>
          </table:table-cell>
          <table:table-cell table:formula="of:=UNICHAR(HEX2DEC([.B479]))" office:value-type="string" office:string-value="ꇞ" calcext:value-type="string">
            <text:p>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ex</text:p>
          </table:table-cell>
          <table:table-cell office:value-type="string" calcext:value-type="string">
            <text:p>A1DF</text:p>
          </table:table-cell>
          <table:table-cell table:formula="of:=UNICHAR(HEX2DEC([.B480]))" office:value-type="string" office:string-value="ꇟ" calcext:value-type="string">
            <text:p>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e</text:p>
          </table:table-cell>
          <table:table-cell office:value-type="string" calcext:value-type="string">
            <text:p>A1E0</text:p>
          </table:table-cell>
          <table:table-cell table:formula="of:=UNICHAR(HEX2DEC([.B481]))" office:value-type="string" office:string-value="ꇠ" calcext:value-type="string">
            <text:p>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ep</text:p>
          </table:table-cell>
          <table:table-cell office:value-type="string" calcext:value-type="string">
            <text:p>A1E1</text:p>
          </table:table-cell>
          <table:table-cell table:formula="of:=UNICHAR(HEX2DEC([.B482]))" office:value-type="string" office:string-value="ꇡ" calcext:value-type="string">
            <text:p>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t</text:p>
          </table:table-cell>
          <table:table-cell office:value-type="string" calcext:value-type="string">
            <text:p>A1E2</text:p>
          </table:table-cell>
          <table:table-cell table:formula="of:=UNICHAR(HEX2DEC([.B483]))" office:value-type="string" office:string-value="ꇢ" calcext:value-type="string">
            <text:p>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x</text:p>
          </table:table-cell>
          <table:table-cell office:value-type="string" calcext:value-type="string">
            <text:p>A1E3</text:p>
          </table:table-cell>
          <table:table-cell table:formula="of:=UNICHAR(HEX2DEC([.B484]))" office:value-type="string" office:string-value="ꇣ" calcext:value-type="string">
            <text:p>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1E4</text:p>
          </table:table-cell>
          <table:table-cell table:formula="of:=UNICHAR(HEX2DEC([.B485]))" office:value-type="string" office:string-value="ꇤ" calcext:value-type="string">
            <text:p>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A1E5</text:p>
          </table:table-cell>
          <table:table-cell table:formula="of:=UNICHAR(HEX2DEC([.B486]))" office:value-type="string" office:string-value="ꇥ" calcext:value-type="string">
            <text:p>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ot</text:p>
          </table:table-cell>
          <table:table-cell office:value-type="string" calcext:value-type="string">
            <text:p>A1E6</text:p>
          </table:table-cell>
          <table:table-cell table:formula="of:=UNICHAR(HEX2DEC([.B487]))" office:value-type="string" office:string-value="ꇦ" calcext:value-type="string">
            <text:p>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ox</text:p>
          </table:table-cell>
          <table:table-cell office:value-type="string" calcext:value-type="string">
            <text:p>A1E7</text:p>
          </table:table-cell>
          <table:table-cell table:formula="of:=UNICHAR(HEX2DEC([.B488]))" office:value-type="string" office:string-value="ꇧ" calcext:value-type="string">
            <text:p>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o</text:p>
          </table:table-cell>
          <table:table-cell office:value-type="string" calcext:value-type="string">
            <text:p>A1E8</text:p>
          </table:table-cell>
          <table:table-cell table:formula="of:=UNICHAR(HEX2DEC([.B489]))" office:value-type="string" office:string-value="ꇨ" calcext:value-type="string">
            <text:p>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op</text:p>
          </table:table-cell>
          <table:table-cell office:value-type="string" calcext:value-type="string">
            <text:p>A1E9</text:p>
          </table:table-cell>
          <table:table-cell table:formula="of:=UNICHAR(HEX2DEC([.B490]))" office:value-type="string" office:string-value="ꇩ" calcext:value-type="string">
            <text:p>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t</text:p>
          </table:table-cell>
          <table:table-cell office:value-type="string" calcext:value-type="string">
            <text:p>A1EA</text:p>
          </table:table-cell>
          <table:table-cell table:formula="of:=UNICHAR(HEX2DEC([.B491]))" office:value-type="string" office:string-value="ꇪ" calcext:value-type="string">
            <text:p>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x</text:p>
          </table:table-cell>
          <table:table-cell office:value-type="string" calcext:value-type="string">
            <text:p>A1EB</text:p>
          </table:table-cell>
          <table:table-cell table:formula="of:=UNICHAR(HEX2DEC([.B492]))" office:value-type="string" office:string-value="ꇫ" calcext:value-type="string">
            <text:p>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A1EC</text:p>
          </table:table-cell>
          <table:table-cell table:formula="of:=UNICHAR(HEX2DEC([.B493]))" office:value-type="string" office:string-value="ꇬ" calcext:value-type="string">
            <text:p>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p</text:p>
          </table:table-cell>
          <table:table-cell office:value-type="string" calcext:value-type="string">
            <text:p>A1ED</text:p>
          </table:table-cell>
          <table:table-cell table:formula="of:=UNICHAR(HEX2DEC([.B494]))" office:value-type="string" office:string-value="ꇭ" calcext:value-type="string">
            <text:p>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1EE</text:p>
          </table:table-cell>
          <table:table-cell table:formula="of:=UNICHAR(HEX2DEC([.B495]))" office:value-type="string" office:string-value="ꇮ" calcext:value-type="string">
            <text:p>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x</text:p>
          </table:table-cell>
          <table:table-cell office:value-type="string" calcext:value-type="string">
            <text:p>A1EF</text:p>
          </table:table-cell>
          <table:table-cell table:formula="of:=UNICHAR(HEX2DEC([.B496]))" office:value-type="string" office:string-value="ꇯ" calcext:value-type="string">
            <text:p>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A1F0</text:p>
          </table:table-cell>
          <table:table-cell table:formula="of:=UNICHAR(HEX2DEC([.B497]))" office:value-type="string" office:string-value="ꇰ" calcext:value-type="string">
            <text:p>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p</text:p>
          </table:table-cell>
          <table:table-cell office:value-type="string" calcext:value-type="string">
            <text:p>A1F1</text:p>
          </table:table-cell>
          <table:table-cell table:formula="of:=UNICHAR(HEX2DEC([.B498]))" office:value-type="string" office:string-value="ꇱ" calcext:value-type="string">
            <text:p>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A1F2</text:p>
          </table:table-cell>
          <table:table-cell table:formula="of:=UNICHAR(HEX2DEC([.B499]))" office:value-type="string" office:string-value="ꇲ" calcext:value-type="string">
            <text:p>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x</text:p>
          </table:table-cell>
          <table:table-cell office:value-type="string" calcext:value-type="string">
            <text:p>A1F3</text:p>
          </table:table-cell>
          <table:table-cell table:formula="of:=UNICHAR(HEX2DEC([.B500]))" office:value-type="string" office:string-value="ꇳ" calcext:value-type="string">
            <text:p>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A1F4</text:p>
          </table:table-cell>
          <table:table-cell table:formula="of:=UNICHAR(HEX2DEC([.B501]))" office:value-type="string" office:string-value="ꇴ" calcext:value-type="string">
            <text:p>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p</text:p>
          </table:table-cell>
          <table:table-cell office:value-type="string" calcext:value-type="string">
            <text:p>A1F5</text:p>
          </table:table-cell>
          <table:table-cell table:formula="of:=UNICHAR(HEX2DEC([.B502]))" office:value-type="string" office:string-value="ꇵ" calcext:value-type="string">
            <text:p>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rx</text:p>
          </table:table-cell>
          <table:table-cell office:value-type="string" calcext:value-type="string">
            <text:p>A1F6</text:p>
          </table:table-cell>
          <table:table-cell table:formula="of:=UNICHAR(HEX2DEC([.B503]))" office:value-type="string" office:string-value="ꇶ" calcext:value-type="string">
            <text:p>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r</text:p>
          </table:table-cell>
          <table:table-cell office:value-type="string" calcext:value-type="string">
            <text:p>A1F7</text:p>
          </table:table-cell>
          <table:table-cell table:formula="of:=UNICHAR(HEX2DEC([.B504]))" office:value-type="string" office:string-value="ꇷ" calcext:value-type="string">
            <text:p>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A1F8</text:p>
          </table:table-cell>
          <table:table-cell table:formula="of:=UNICHAR(HEX2DEC([.B505]))" office:value-type="string" office:string-value="ꇸ" calcext:value-type="string">
            <text:p>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x</text:p>
          </table:table-cell>
          <table:table-cell office:value-type="string" calcext:value-type="string">
            <text:p>A1F9</text:p>
          </table:table-cell>
          <table:table-cell table:formula="of:=UNICHAR(HEX2DEC([.B506]))" office:value-type="string" office:string-value="ꇹ" calcext:value-type="string">
            <text:p>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A1FA</text:p>
          </table:table-cell>
          <table:table-cell table:formula="of:=UNICHAR(HEX2DEC([.B507]))" office:value-type="string" office:string-value="ꇺ" calcext:value-type="string">
            <text:p>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p</text:p>
          </table:table-cell>
          <table:table-cell office:value-type="string" calcext:value-type="string">
            <text:p>A1FB</text:p>
          </table:table-cell>
          <table:table-cell table:formula="of:=UNICHAR(HEX2DEC([.B508]))" office:value-type="string" office:string-value="ꇻ" calcext:value-type="string">
            <text:p>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ex</text:p>
          </table:table-cell>
          <table:table-cell office:value-type="string" calcext:value-type="string">
            <text:p>A1FC</text:p>
          </table:table-cell>
          <table:table-cell table:formula="of:=UNICHAR(HEX2DEC([.B509]))" office:value-type="string" office:string-value="ꇼ" calcext:value-type="string">
            <text:p>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e</text:p>
          </table:table-cell>
          <table:table-cell office:value-type="string" calcext:value-type="string">
            <text:p>A1FD</text:p>
          </table:table-cell>
          <table:table-cell table:formula="of:=UNICHAR(HEX2DEC([.B510]))" office:value-type="string" office:string-value="ꇽ" calcext:value-type="string">
            <text:p>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ep</text:p>
          </table:table-cell>
          <table:table-cell office:value-type="string" calcext:value-type="string">
            <text:p>A1FE</text:p>
          </table:table-cell>
          <table:table-cell table:formula="of:=UNICHAR(HEX2DEC([.B511]))" office:value-type="string" office:string-value="ꇾ" calcext:value-type="string">
            <text:p>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A1FF</text:p>
          </table:table-cell>
          <table:table-cell table:formula="of:=UNICHAR(HEX2DEC([.B512]))" office:value-type="string" office:string-value="ꇿ" calcext:value-type="string">
            <text:p>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x</text:p>
          </table:table-cell>
          <table:table-cell office:value-type="string" calcext:value-type="string">
            <text:p>A200</text:p>
          </table:table-cell>
          <table:table-cell table:formula="of:=UNICHAR(HEX2DEC([.B513]))" office:value-type="string" office:string-value="ꈀ" calcext:value-type="string">
            <text:p>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A201</text:p>
          </table:table-cell>
          <table:table-cell table:formula="of:=UNICHAR(HEX2DEC([.B514]))" office:value-type="string" office:string-value="ꈁ" calcext:value-type="string">
            <text:p>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p</text:p>
          </table:table-cell>
          <table:table-cell office:value-type="string" calcext:value-type="string">
            <text:p>A202</text:p>
          </table:table-cell>
          <table:table-cell table:formula="of:=UNICHAR(HEX2DEC([.B515]))" office:value-type="string" office:string-value="ꈂ" calcext:value-type="string">
            <text:p>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ox</text:p>
          </table:table-cell>
          <table:table-cell office:value-type="string" calcext:value-type="string">
            <text:p>A203</text:p>
          </table:table-cell>
          <table:table-cell table:formula="of:=UNICHAR(HEX2DEC([.B516]))" office:value-type="string" office:string-value="ꈃ" calcext:value-type="string">
            <text:p>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o</text:p>
          </table:table-cell>
          <table:table-cell office:value-type="string" calcext:value-type="string">
            <text:p>A204</text:p>
          </table:table-cell>
          <table:table-cell table:formula="of:=UNICHAR(HEX2DEC([.B517]))" office:value-type="string" office:string-value="ꈄ" calcext:value-type="string">
            <text:p>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op</text:p>
          </table:table-cell>
          <table:table-cell office:value-type="string" calcext:value-type="string">
            <text:p>A205</text:p>
          </table:table-cell>
          <table:table-cell table:formula="of:=UNICHAR(HEX2DEC([.B518]))" office:value-type="string" office:string-value="ꈅ" calcext:value-type="string">
            <text:p>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A206</text:p>
          </table:table-cell>
          <table:table-cell table:formula="of:=UNICHAR(HEX2DEC([.B519]))" office:value-type="string" office:string-value="ꈆ" calcext:value-type="string">
            <text:p>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x</text:p>
          </table:table-cell>
          <table:table-cell office:value-type="string" calcext:value-type="string">
            <text:p>A207</text:p>
          </table:table-cell>
          <table:table-cell table:formula="of:=UNICHAR(HEX2DEC([.B520]))" office:value-type="string" office:string-value="ꈇ" calcext:value-type="string">
            <text:p>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A208</text:p>
          </table:table-cell>
          <table:table-cell table:formula="of:=UNICHAR(HEX2DEC([.B521]))" office:value-type="string" office:string-value="ꈈ" calcext:value-type="string">
            <text:p>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p</text:p>
          </table:table-cell>
          <table:table-cell office:value-type="string" calcext:value-type="string">
            <text:p>A209</text:p>
          </table:table-cell>
          <table:table-cell table:formula="of:=UNICHAR(HEX2DEC([.B522]))" office:value-type="string" office:string-value="ꈉ" calcext:value-type="string">
            <text:p>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t</text:p>
          </table:table-cell>
          <table:table-cell office:value-type="string" calcext:value-type="string">
            <text:p>A20A</text:p>
          </table:table-cell>
          <table:table-cell table:formula="of:=UNICHAR(HEX2DEC([.B523]))" office:value-type="string" office:string-value="ꈊ" calcext:value-type="string">
            <text:p>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x</text:p>
          </table:table-cell>
          <table:table-cell office:value-type="string" calcext:value-type="string">
            <text:p>A20B</text:p>
          </table:table-cell>
          <table:table-cell table:formula="of:=UNICHAR(HEX2DEC([.B524]))" office:value-type="string" office:string-value="ꈋ" calcext:value-type="string">
            <text:p>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A20C</text:p>
          </table:table-cell>
          <table:table-cell table:formula="of:=UNICHAR(HEX2DEC([.B525]))" office:value-type="string" office:string-value="ꈌ" calcext:value-type="string">
            <text:p>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</text:p>
          </table:table-cell>
          <table:table-cell office:value-type="string" calcext:value-type="string">
            <text:p>A20D</text:p>
          </table:table-cell>
          <table:table-cell table:formula="of:=UNICHAR(HEX2DEC([.B526]))" office:value-type="string" office:string-value="ꈍ" calcext:value-type="string">
            <text:p>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t</text:p>
          </table:table-cell>
          <table:table-cell office:value-type="string" calcext:value-type="string">
            <text:p>A20E</text:p>
          </table:table-cell>
          <table:table-cell table:formula="of:=UNICHAR(HEX2DEC([.B527]))" office:value-type="string" office:string-value="ꈎ" calcext:value-type="string">
            <text:p>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x</text:p>
          </table:table-cell>
          <table:table-cell office:value-type="string" calcext:value-type="string">
            <text:p>A20F</text:p>
          </table:table-cell>
          <table:table-cell table:formula="of:=UNICHAR(HEX2DEC([.B528]))" office:value-type="string" office:string-value="ꈏ" calcext:value-type="string">
            <text:p>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A210</text:p>
          </table:table-cell>
          <table:table-cell table:formula="of:=UNICHAR(HEX2DEC([.B529]))" office:value-type="string" office:string-value="ꈐ" calcext:value-type="string">
            <text:p>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p</text:p>
          </table:table-cell>
          <table:table-cell office:value-type="string" calcext:value-type="string">
            <text:p>A211</text:p>
          </table:table-cell>
          <table:table-cell table:formula="of:=UNICHAR(HEX2DEC([.B530]))" office:value-type="string" office:string-value="ꈑ" calcext:value-type="string">
            <text:p>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x</text:p>
          </table:table-cell>
          <table:table-cell office:value-type="string" calcext:value-type="string">
            <text:p>A212</text:p>
          </table:table-cell>
          <table:table-cell table:formula="of:=UNICHAR(HEX2DEC([.B531]))" office:value-type="string" office:string-value="ꈒ" calcext:value-type="string">
            <text:p>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</text:p>
          </table:table-cell>
          <table:table-cell office:value-type="string" calcext:value-type="string">
            <text:p>A213</text:p>
          </table:table-cell>
          <table:table-cell table:formula="of:=UNICHAR(HEX2DEC([.B532]))" office:value-type="string" office:string-value="ꈓ" calcext:value-type="string">
            <text:p>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it</text:p>
          </table:table-cell>
          <table:table-cell office:value-type="string" calcext:value-type="string">
            <text:p>A214</text:p>
          </table:table-cell>
          <table:table-cell table:formula="of:=UNICHAR(HEX2DEC([.B533]))" office:value-type="string" office:string-value="ꈔ" calcext:value-type="string">
            <text:p>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ix</text:p>
          </table:table-cell>
          <table:table-cell office:value-type="string" calcext:value-type="string">
            <text:p>A215</text:p>
          </table:table-cell>
          <table:table-cell table:formula="of:=UNICHAR(HEX2DEC([.B534]))" office:value-type="string" office:string-value="ꈕ" calcext:value-type="string">
            <text:p>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i</text:p>
          </table:table-cell>
          <table:table-cell office:value-type="string" calcext:value-type="string">
            <text:p>A216</text:p>
          </table:table-cell>
          <table:table-cell table:formula="of:=UNICHAR(HEX2DEC([.B535]))" office:value-type="string" office:string-value="ꈖ" calcext:value-type="string">
            <text:p>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iex</text:p>
          </table:table-cell>
          <table:table-cell office:value-type="string" calcext:value-type="string">
            <text:p>A217</text:p>
          </table:table-cell>
          <table:table-cell table:formula="of:=UNICHAR(HEX2DEC([.B536]))" office:value-type="string" office:string-value="ꈗ" calcext:value-type="string">
            <text:p>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ie</text:p>
          </table:table-cell>
          <table:table-cell office:value-type="string" calcext:value-type="string">
            <text:p>A218</text:p>
          </table:table-cell>
          <table:table-cell table:formula="of:=UNICHAR(HEX2DEC([.B537]))" office:value-type="string" office:string-value="ꈘ" calcext:value-type="string">
            <text:p>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iep</text:p>
          </table:table-cell>
          <table:table-cell office:value-type="string" calcext:value-type="string">
            <text:p>A219</text:p>
          </table:table-cell>
          <table:table-cell table:formula="of:=UNICHAR(HEX2DEC([.B538]))" office:value-type="string" office:string-value="ꈙ" calcext:value-type="string">
            <text:p>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at</text:p>
          </table:table-cell>
          <table:table-cell office:value-type="string" calcext:value-type="string">
            <text:p>A21A</text:p>
          </table:table-cell>
          <table:table-cell table:formula="of:=UNICHAR(HEX2DEC([.B539]))" office:value-type="string" office:string-value="ꈚ" calcext:value-type="string">
            <text:p>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ax</text:p>
          </table:table-cell>
          <table:table-cell office:value-type="string" calcext:value-type="string">
            <text:p>A21B</text:p>
          </table:table-cell>
          <table:table-cell table:formula="of:=UNICHAR(HEX2DEC([.B540]))" office:value-type="string" office:string-value="ꈛ" calcext:value-type="string">
            <text:p>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a</text:p>
          </table:table-cell>
          <table:table-cell office:value-type="string" calcext:value-type="string">
            <text:p>A21C</text:p>
          </table:table-cell>
          <table:table-cell table:formula="of:=UNICHAR(HEX2DEC([.B541]))" office:value-type="string" office:string-value="ꈜ" calcext:value-type="string">
            <text:p>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ap</text:p>
          </table:table-cell>
          <table:table-cell office:value-type="string" calcext:value-type="string">
            <text:p>A21D</text:p>
          </table:table-cell>
          <table:table-cell table:formula="of:=UNICHAR(HEX2DEC([.B542]))" office:value-type="string" office:string-value="ꈝ" calcext:value-type="string">
            <text:p>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uot</text:p>
          </table:table-cell>
          <table:table-cell office:value-type="string" calcext:value-type="string">
            <text:p>A21E</text:p>
          </table:table-cell>
          <table:table-cell table:formula="of:=UNICHAR(HEX2DEC([.B543]))" office:value-type="string" office:string-value="ꈞ" calcext:value-type="string">
            <text:p>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uox</text:p>
          </table:table-cell>
          <table:table-cell office:value-type="string" calcext:value-type="string">
            <text:p>A21F</text:p>
          </table:table-cell>
          <table:table-cell table:formula="of:=UNICHAR(HEX2DEC([.B544]))" office:value-type="string" office:string-value="ꈟ" calcext:value-type="string">
            <text:p>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uo</text:p>
          </table:table-cell>
          <table:table-cell office:value-type="string" calcext:value-type="string">
            <text:p>A220</text:p>
          </table:table-cell>
          <table:table-cell table:formula="of:=UNICHAR(HEX2DEC([.B545]))" office:value-type="string" office:string-value="ꈠ" calcext:value-type="string">
            <text:p>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uop</text:p>
          </table:table-cell>
          <table:table-cell office:value-type="string" calcext:value-type="string">
            <text:p>A221</text:p>
          </table:table-cell>
          <table:table-cell table:formula="of:=UNICHAR(HEX2DEC([.B546]))" office:value-type="string" office:string-value="ꈡ" calcext:value-type="string">
            <text:p>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ot</text:p>
          </table:table-cell>
          <table:table-cell office:value-type="string" calcext:value-type="string">
            <text:p>A222</text:p>
          </table:table-cell>
          <table:table-cell table:formula="of:=UNICHAR(HEX2DEC([.B547]))" office:value-type="string" office:string-value="ꈢ" calcext:value-type="string">
            <text:p>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ox</text:p>
          </table:table-cell>
          <table:table-cell office:value-type="string" calcext:value-type="string">
            <text:p>A223</text:p>
          </table:table-cell>
          <table:table-cell table:formula="of:=UNICHAR(HEX2DEC([.B548]))" office:value-type="string" office:string-value="ꈣ" calcext:value-type="string">
            <text:p>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o</text:p>
          </table:table-cell>
          <table:table-cell office:value-type="string" calcext:value-type="string">
            <text:p>A224</text:p>
          </table:table-cell>
          <table:table-cell table:formula="of:=UNICHAR(HEX2DEC([.B549]))" office:value-type="string" office:string-value="ꈤ" calcext:value-type="string">
            <text:p>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op</text:p>
          </table:table-cell>
          <table:table-cell office:value-type="string" calcext:value-type="string">
            <text:p>A225</text:p>
          </table:table-cell>
          <table:table-cell table:formula="of:=UNICHAR(HEX2DEC([.B550]))" office:value-type="string" office:string-value="ꈥ" calcext:value-type="string">
            <text:p>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et</text:p>
          </table:table-cell>
          <table:table-cell office:value-type="string" calcext:value-type="string">
            <text:p>A226</text:p>
          </table:table-cell>
          <table:table-cell table:formula="of:=UNICHAR(HEX2DEC([.B551]))" office:value-type="string" office:string-value="ꈦ" calcext:value-type="string">
            <text:p>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ex</text:p>
          </table:table-cell>
          <table:table-cell office:value-type="string" calcext:value-type="string">
            <text:p>A227</text:p>
          </table:table-cell>
          <table:table-cell table:formula="of:=UNICHAR(HEX2DEC([.B552]))" office:value-type="string" office:string-value="ꈧ" calcext:value-type="string">
            <text:p>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e</text:p>
          </table:table-cell>
          <table:table-cell office:value-type="string" calcext:value-type="string">
            <text:p>A228</text:p>
          </table:table-cell>
          <table:table-cell table:formula="of:=UNICHAR(HEX2DEC([.B553]))" office:value-type="string" office:string-value="ꈨ" calcext:value-type="string">
            <text:p>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ep</text:p>
          </table:table-cell>
          <table:table-cell office:value-type="string" calcext:value-type="string">
            <text:p>A229</text:p>
          </table:table-cell>
          <table:table-cell table:formula="of:=UNICHAR(HEX2DEC([.B554]))" office:value-type="string" office:string-value="ꈩ" calcext:value-type="string">
            <text:p>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ut</text:p>
          </table:table-cell>
          <table:table-cell office:value-type="string" calcext:value-type="string">
            <text:p>A22A</text:p>
          </table:table-cell>
          <table:table-cell table:formula="of:=UNICHAR(HEX2DEC([.B555]))" office:value-type="string" office:string-value="ꈪ" calcext:value-type="string">
            <text:p>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ux</text:p>
          </table:table-cell>
          <table:table-cell office:value-type="string" calcext:value-type="string">
            <text:p>A22B</text:p>
          </table:table-cell>
          <table:table-cell table:formula="of:=UNICHAR(HEX2DEC([.B556]))" office:value-type="string" office:string-value="ꈫ" calcext:value-type="string">
            <text:p>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u</text:p>
          </table:table-cell>
          <table:table-cell office:value-type="string" calcext:value-type="string">
            <text:p>A22C</text:p>
          </table:table-cell>
          <table:table-cell table:formula="of:=UNICHAR(HEX2DEC([.B557]))" office:value-type="string" office:string-value="ꈬ" calcext:value-type="string">
            <text:p>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up</text:p>
          </table:table-cell>
          <table:table-cell office:value-type="string" calcext:value-type="string">
            <text:p>A22D</text:p>
          </table:table-cell>
          <table:table-cell table:formula="of:=UNICHAR(HEX2DEC([.B558]))" office:value-type="string" office:string-value="ꈭ" calcext:value-type="string">
            <text:p>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urx</text:p>
          </table:table-cell>
          <table:table-cell office:value-type="string" calcext:value-type="string">
            <text:p>A22E</text:p>
          </table:table-cell>
          <table:table-cell table:formula="of:=UNICHAR(HEX2DEC([.B559]))" office:value-type="string" office:string-value="ꈮ" calcext:value-type="string">
            <text:p>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gur</text:p>
          </table:table-cell>
          <table:table-cell office:value-type="string" calcext:value-type="string">
            <text:p>A22F</text:p>
          </table:table-cell>
          <table:table-cell table:formula="of:=UNICHAR(HEX2DEC([.B560]))" office:value-type="string" office:string-value="ꈯ" calcext:value-type="string">
            <text:p>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iex</text:p>
          </table:table-cell>
          <table:table-cell office:value-type="string" calcext:value-type="string">
            <text:p>A230</text:p>
          </table:table-cell>
          <table:table-cell table:formula="of:=UNICHAR(HEX2DEC([.B561]))" office:value-type="string" office:string-value="ꈰ" calcext:value-type="string">
            <text:p>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ie</text:p>
          </table:table-cell>
          <table:table-cell office:value-type="string" calcext:value-type="string">
            <text:p>A231</text:p>
          </table:table-cell>
          <table:table-cell table:formula="of:=UNICHAR(HEX2DEC([.B562]))" office:value-type="string" office:string-value="ꈱ" calcext:value-type="string">
            <text:p>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at</text:p>
          </table:table-cell>
          <table:table-cell office:value-type="string" calcext:value-type="string">
            <text:p>A232</text:p>
          </table:table-cell>
          <table:table-cell table:formula="of:=UNICHAR(HEX2DEC([.B563]))" office:value-type="string" office:string-value="ꈲ" calcext:value-type="string">
            <text:p>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ax</text:p>
          </table:table-cell>
          <table:table-cell office:value-type="string" calcext:value-type="string">
            <text:p>A233</text:p>
          </table:table-cell>
          <table:table-cell table:formula="of:=UNICHAR(HEX2DEC([.B564]))" office:value-type="string" office:string-value="ꈳ" calcext:value-type="string">
            <text:p>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A234</text:p>
          </table:table-cell>
          <table:table-cell table:formula="of:=UNICHAR(HEX2DEC([.B565]))" office:value-type="string" office:string-value="ꈴ" calcext:value-type="string">
            <text:p>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ap</text:p>
          </table:table-cell>
          <table:table-cell office:value-type="string" calcext:value-type="string">
            <text:p>A235</text:p>
          </table:table-cell>
          <table:table-cell table:formula="of:=UNICHAR(HEX2DEC([.B566]))" office:value-type="string" office:string-value="ꈵ" calcext:value-type="string">
            <text:p>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uox</text:p>
          </table:table-cell>
          <table:table-cell office:value-type="string" calcext:value-type="string">
            <text:p>A236</text:p>
          </table:table-cell>
          <table:table-cell table:formula="of:=UNICHAR(HEX2DEC([.B567]))" office:value-type="string" office:string-value="ꈶ" calcext:value-type="string">
            <text:p>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uo</text:p>
          </table:table-cell>
          <table:table-cell office:value-type="string" calcext:value-type="string">
            <text:p>A237</text:p>
          </table:table-cell>
          <table:table-cell table:formula="of:=UNICHAR(HEX2DEC([.B568]))" office:value-type="string" office:string-value="ꈷ" calcext:value-type="string">
            <text:p>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uop</text:p>
          </table:table-cell>
          <table:table-cell office:value-type="string" calcext:value-type="string">
            <text:p>A238</text:p>
          </table:table-cell>
          <table:table-cell table:formula="of:=UNICHAR(HEX2DEC([.B569]))" office:value-type="string" office:string-value="ꈸ" calcext:value-type="string">
            <text:p>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ot</text:p>
          </table:table-cell>
          <table:table-cell office:value-type="string" calcext:value-type="string">
            <text:p>A239</text:p>
          </table:table-cell>
          <table:table-cell table:formula="of:=UNICHAR(HEX2DEC([.B570]))" office:value-type="string" office:string-value="ꈹ" calcext:value-type="string">
            <text:p>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ox</text:p>
          </table:table-cell>
          <table:table-cell office:value-type="string" calcext:value-type="string">
            <text:p>A23A</text:p>
          </table:table-cell>
          <table:table-cell table:formula="of:=UNICHAR(HEX2DEC([.B571]))" office:value-type="string" office:string-value="ꈺ" calcext:value-type="string">
            <text:p>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o</text:p>
          </table:table-cell>
          <table:table-cell office:value-type="string" calcext:value-type="string">
            <text:p>A23B</text:p>
          </table:table-cell>
          <table:table-cell table:formula="of:=UNICHAR(HEX2DEC([.B572]))" office:value-type="string" office:string-value="ꈻ" calcext:value-type="string">
            <text:p>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op</text:p>
          </table:table-cell>
          <table:table-cell office:value-type="string" calcext:value-type="string">
            <text:p>A23C</text:p>
          </table:table-cell>
          <table:table-cell table:formula="of:=UNICHAR(HEX2DEC([.B573]))" office:value-type="string" office:string-value="ꈼ" calcext:value-type="string">
            <text:p>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ex</text:p>
          </table:table-cell>
          <table:table-cell office:value-type="string" calcext:value-type="string">
            <text:p>A23D</text:p>
          </table:table-cell>
          <table:table-cell table:formula="of:=UNICHAR(HEX2DEC([.B574]))" office:value-type="string" office:string-value="ꈽ" calcext:value-type="string">
            <text:p>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e</text:p>
          </table:table-cell>
          <table:table-cell office:value-type="string" calcext:value-type="string">
            <text:p>A23E</text:p>
          </table:table-cell>
          <table:table-cell table:formula="of:=UNICHAR(HEX2DEC([.B575]))" office:value-type="string" office:string-value="ꈾ" calcext:value-type="string">
            <text:p>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ep</text:p>
          </table:table-cell>
          <table:table-cell office:value-type="string" calcext:value-type="string">
            <text:p>A23F</text:p>
          </table:table-cell>
          <table:table-cell table:formula="of:=UNICHAR(HEX2DEC([.B576]))" office:value-type="string" office:string-value="ꈿ" calcext:value-type="string">
            <text:p>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ut</text:p>
          </table:table-cell>
          <table:table-cell office:value-type="string" calcext:value-type="string">
            <text:p>A240</text:p>
          </table:table-cell>
          <table:table-cell table:formula="of:=UNICHAR(HEX2DEC([.B577]))" office:value-type="string" office:string-value="ꉀ" calcext:value-type="string">
            <text:p>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ux</text:p>
          </table:table-cell>
          <table:table-cell office:value-type="string" calcext:value-type="string">
            <text:p>A241</text:p>
          </table:table-cell>
          <table:table-cell table:formula="of:=UNICHAR(HEX2DEC([.B578]))" office:value-type="string" office:string-value="ꉁ" calcext:value-type="string">
            <text:p>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u</text:p>
          </table:table-cell>
          <table:table-cell office:value-type="string" calcext:value-type="string">
            <text:p>A242</text:p>
          </table:table-cell>
          <table:table-cell table:formula="of:=UNICHAR(HEX2DEC([.B579]))" office:value-type="string" office:string-value="ꉂ" calcext:value-type="string">
            <text:p>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up</text:p>
          </table:table-cell>
          <table:table-cell office:value-type="string" calcext:value-type="string">
            <text:p>A243</text:p>
          </table:table-cell>
          <table:table-cell table:formula="of:=UNICHAR(HEX2DEC([.B580]))" office:value-type="string" office:string-value="ꉃ" calcext:value-type="string">
            <text:p>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urx</text:p>
          </table:table-cell>
          <table:table-cell office:value-type="string" calcext:value-type="string">
            <text:p>A244</text:p>
          </table:table-cell>
          <table:table-cell table:formula="of:=UNICHAR(HEX2DEC([.B581]))" office:value-type="string" office:string-value="ꉄ" calcext:value-type="string">
            <text:p>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ur</text:p>
          </table:table-cell>
          <table:table-cell office:value-type="string" calcext:value-type="string">
            <text:p>A245</text:p>
          </table:table-cell>
          <table:table-cell table:formula="of:=UNICHAR(HEX2DEC([.B582]))" office:value-type="string" office:string-value="ꉅ" calcext:value-type="string">
            <text:p>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it</text:p>
          </table:table-cell>
          <table:table-cell office:value-type="string" calcext:value-type="string">
            <text:p>A246</text:p>
          </table:table-cell>
          <table:table-cell table:formula="of:=UNICHAR(HEX2DEC([.B583]))" office:value-type="string" office:string-value="ꉆ" calcext:value-type="string">
            <text:p>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ix</text:p>
          </table:table-cell>
          <table:table-cell office:value-type="string" calcext:value-type="string">
            <text:p>A247</text:p>
          </table:table-cell>
          <table:table-cell table:formula="of:=UNICHAR(HEX2DEC([.B584]))" office:value-type="string" office:string-value="ꉇ" calcext:value-type="string">
            <text:p>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i</text:p>
          </table:table-cell>
          <table:table-cell office:value-type="string" calcext:value-type="string">
            <text:p>A248</text:p>
          </table:table-cell>
          <table:table-cell table:formula="of:=UNICHAR(HEX2DEC([.B585]))" office:value-type="string" office:string-value="ꉈ" calcext:value-type="string">
            <text:p>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ip</text:p>
          </table:table-cell>
          <table:table-cell office:value-type="string" calcext:value-type="string">
            <text:p>A249</text:p>
          </table:table-cell>
          <table:table-cell table:formula="of:=UNICHAR(HEX2DEC([.B586]))" office:value-type="string" office:string-value="ꉉ" calcext:value-type="string">
            <text:p>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iet</text:p>
          </table:table-cell>
          <table:table-cell office:value-type="string" calcext:value-type="string">
            <text:p>A24A</text:p>
          </table:table-cell>
          <table:table-cell table:formula="of:=UNICHAR(HEX2DEC([.B587]))" office:value-type="string" office:string-value="ꉊ" calcext:value-type="string">
            <text:p>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iex</text:p>
          </table:table-cell>
          <table:table-cell office:value-type="string" calcext:value-type="string">
            <text:p>A24B</text:p>
          </table:table-cell>
          <table:table-cell table:formula="of:=UNICHAR(HEX2DEC([.B588]))" office:value-type="string" office:string-value="ꉋ" calcext:value-type="string">
            <text:p>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ie</text:p>
          </table:table-cell>
          <table:table-cell office:value-type="string" calcext:value-type="string">
            <text:p>A24C</text:p>
          </table:table-cell>
          <table:table-cell table:formula="of:=UNICHAR(HEX2DEC([.B589]))" office:value-type="string" office:string-value="ꉌ" calcext:value-type="string">
            <text:p>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iep</text:p>
          </table:table-cell>
          <table:table-cell office:value-type="string" calcext:value-type="string">
            <text:p>A24D</text:p>
          </table:table-cell>
          <table:table-cell table:formula="of:=UNICHAR(HEX2DEC([.B590]))" office:value-type="string" office:string-value="ꉍ" calcext:value-type="string">
            <text:p>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at</text:p>
          </table:table-cell>
          <table:table-cell office:value-type="string" calcext:value-type="string">
            <text:p>A24E</text:p>
          </table:table-cell>
          <table:table-cell table:formula="of:=UNICHAR(HEX2DEC([.B591]))" office:value-type="string" office:string-value="ꉎ" calcext:value-type="string">
            <text:p>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ax</text:p>
          </table:table-cell>
          <table:table-cell office:value-type="string" calcext:value-type="string">
            <text:p>A24F</text:p>
          </table:table-cell>
          <table:table-cell table:formula="of:=UNICHAR(HEX2DEC([.B592]))" office:value-type="string" office:string-value="ꉏ" calcext:value-type="string">
            <text:p>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a</text:p>
          </table:table-cell>
          <table:table-cell office:value-type="string" calcext:value-type="string">
            <text:p>A250</text:p>
          </table:table-cell>
          <table:table-cell table:formula="of:=UNICHAR(HEX2DEC([.B593]))" office:value-type="string" office:string-value="ꉐ" calcext:value-type="string">
            <text:p>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ap</text:p>
          </table:table-cell>
          <table:table-cell office:value-type="string" calcext:value-type="string">
            <text:p>A251</text:p>
          </table:table-cell>
          <table:table-cell table:formula="of:=UNICHAR(HEX2DEC([.B594]))" office:value-type="string" office:string-value="ꉑ" calcext:value-type="string">
            <text:p>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uot</text:p>
          </table:table-cell>
          <table:table-cell office:value-type="string" calcext:value-type="string">
            <text:p>A252</text:p>
          </table:table-cell>
          <table:table-cell table:formula="of:=UNICHAR(HEX2DEC([.B595]))" office:value-type="string" office:string-value="ꉒ" calcext:value-type="string">
            <text:p>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uox</text:p>
          </table:table-cell>
          <table:table-cell office:value-type="string" calcext:value-type="string">
            <text:p>A253</text:p>
          </table:table-cell>
          <table:table-cell table:formula="of:=UNICHAR(HEX2DEC([.B596]))" office:value-type="string" office:string-value="ꉓ" calcext:value-type="string">
            <text:p>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uo</text:p>
          </table:table-cell>
          <table:table-cell office:value-type="string" calcext:value-type="string">
            <text:p>A254</text:p>
          </table:table-cell>
          <table:table-cell table:formula="of:=UNICHAR(HEX2DEC([.B597]))" office:value-type="string" office:string-value="ꉔ" calcext:value-type="string">
            <text:p>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uop</text:p>
          </table:table-cell>
          <table:table-cell office:value-type="string" calcext:value-type="string">
            <text:p>A255</text:p>
          </table:table-cell>
          <table:table-cell table:formula="of:=UNICHAR(HEX2DEC([.B598]))" office:value-type="string" office:string-value="ꉕ" calcext:value-type="string">
            <text:p>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ot</text:p>
          </table:table-cell>
          <table:table-cell office:value-type="string" calcext:value-type="string">
            <text:p>A256</text:p>
          </table:table-cell>
          <table:table-cell table:formula="of:=UNICHAR(HEX2DEC([.B599]))" office:value-type="string" office:string-value="ꉖ" calcext:value-type="string">
            <text:p>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ox</text:p>
          </table:table-cell>
          <table:table-cell office:value-type="string" calcext:value-type="string">
            <text:p>A257</text:p>
          </table:table-cell>
          <table:table-cell table:formula="of:=UNICHAR(HEX2DEC([.B600]))" office:value-type="string" office:string-value="ꉗ" calcext:value-type="string">
            <text:p>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o</text:p>
          </table:table-cell>
          <table:table-cell office:value-type="string" calcext:value-type="string">
            <text:p>A258</text:p>
          </table:table-cell>
          <table:table-cell table:formula="of:=UNICHAR(HEX2DEC([.B601]))" office:value-type="string" office:string-value="ꉘ" calcext:value-type="string">
            <text:p>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op</text:p>
          </table:table-cell>
          <table:table-cell office:value-type="string" calcext:value-type="string">
            <text:p>A259</text:p>
          </table:table-cell>
          <table:table-cell table:formula="of:=UNICHAR(HEX2DEC([.B602]))" office:value-type="string" office:string-value="ꉙ" calcext:value-type="string">
            <text:p>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ex</text:p>
          </table:table-cell>
          <table:table-cell office:value-type="string" calcext:value-type="string">
            <text:p>A25A</text:p>
          </table:table-cell>
          <table:table-cell table:formula="of:=UNICHAR(HEX2DEC([.B603]))" office:value-type="string" office:string-value="ꉚ" calcext:value-type="string">
            <text:p>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e</text:p>
          </table:table-cell>
          <table:table-cell office:value-type="string" calcext:value-type="string">
            <text:p>A25B</text:p>
          </table:table-cell>
          <table:table-cell table:formula="of:=UNICHAR(HEX2DEC([.B604]))" office:value-type="string" office:string-value="ꉛ" calcext:value-type="string">
            <text:p>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xep</text:p>
          </table:table-cell>
          <table:table-cell office:value-type="string" calcext:value-type="string">
            <text:p>A25C</text:p>
          </table:table-cell>
          <table:table-cell table:formula="of:=UNICHAR(HEX2DEC([.B605]))" office:value-type="string" office:string-value="ꉜ" calcext:value-type="string">
            <text:p>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iex</text:p>
          </table:table-cell>
          <table:table-cell office:value-type="string" calcext:value-type="string">
            <text:p>A25D</text:p>
          </table:table-cell>
          <table:table-cell table:formula="of:=UNICHAR(HEX2DEC([.B606]))" office:value-type="string" office:string-value="ꉝ" calcext:value-type="string">
            <text:p>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ie</text:p>
          </table:table-cell>
          <table:table-cell office:value-type="string" calcext:value-type="string">
            <text:p>A25E</text:p>
          </table:table-cell>
          <table:table-cell table:formula="of:=UNICHAR(HEX2DEC([.B607]))" office:value-type="string" office:string-value="ꉞ" calcext:value-type="string">
            <text:p>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iep</text:p>
          </table:table-cell>
          <table:table-cell office:value-type="string" calcext:value-type="string">
            <text:p>A25F</text:p>
          </table:table-cell>
          <table:table-cell table:formula="of:=UNICHAR(HEX2DEC([.B608]))" office:value-type="string" office:string-value="ꉟ" calcext:value-type="string">
            <text:p>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at</text:p>
          </table:table-cell>
          <table:table-cell office:value-type="string" calcext:value-type="string">
            <text:p>A260</text:p>
          </table:table-cell>
          <table:table-cell table:formula="of:=UNICHAR(HEX2DEC([.B609]))" office:value-type="string" office:string-value="ꉠ" calcext:value-type="string">
            <text:p>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ax</text:p>
          </table:table-cell>
          <table:table-cell office:value-type="string" calcext:value-type="string">
            <text:p>A261</text:p>
          </table:table-cell>
          <table:table-cell table:formula="of:=UNICHAR(HEX2DEC([.B610]))" office:value-type="string" office:string-value="ꉡ" calcext:value-type="string">
            <text:p>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A262</text:p>
          </table:table-cell>
          <table:table-cell table:formula="of:=UNICHAR(HEX2DEC([.B611]))" office:value-type="string" office:string-value="ꉢ" calcext:value-type="string">
            <text:p>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ap</text:p>
          </table:table-cell>
          <table:table-cell office:value-type="string" calcext:value-type="string">
            <text:p>A263</text:p>
          </table:table-cell>
          <table:table-cell table:formula="of:=UNICHAR(HEX2DEC([.B612]))" office:value-type="string" office:string-value="ꉣ" calcext:value-type="string">
            <text:p>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uot</text:p>
          </table:table-cell>
          <table:table-cell office:value-type="string" calcext:value-type="string">
            <text:p>A264</text:p>
          </table:table-cell>
          <table:table-cell table:formula="of:=UNICHAR(HEX2DEC([.B613]))" office:value-type="string" office:string-value="ꉤ" calcext:value-type="string">
            <text:p>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uox</text:p>
          </table:table-cell>
          <table:table-cell office:value-type="string" calcext:value-type="string">
            <text:p>A265</text:p>
          </table:table-cell>
          <table:table-cell table:formula="of:=UNICHAR(HEX2DEC([.B614]))" office:value-type="string" office:string-value="ꉥ" calcext:value-type="string">
            <text:p>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uo</text:p>
          </table:table-cell>
          <table:table-cell office:value-type="string" calcext:value-type="string">
            <text:p>A266</text:p>
          </table:table-cell>
          <table:table-cell table:formula="of:=UNICHAR(HEX2DEC([.B615]))" office:value-type="string" office:string-value="ꉦ" calcext:value-type="string">
            <text:p>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ot</text:p>
          </table:table-cell>
          <table:table-cell office:value-type="string" calcext:value-type="string">
            <text:p>A267</text:p>
          </table:table-cell>
          <table:table-cell table:formula="of:=UNICHAR(HEX2DEC([.B616]))" office:value-type="string" office:string-value="ꉧ" calcext:value-type="string">
            <text:p>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ox</text:p>
          </table:table-cell>
          <table:table-cell office:value-type="string" calcext:value-type="string">
            <text:p>A268</text:p>
          </table:table-cell>
          <table:table-cell table:formula="of:=UNICHAR(HEX2DEC([.B617]))" office:value-type="string" office:string-value="ꉨ" calcext:value-type="string">
            <text:p>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o</text:p>
          </table:table-cell>
          <table:table-cell office:value-type="string" calcext:value-type="string">
            <text:p>A269</text:p>
          </table:table-cell>
          <table:table-cell table:formula="of:=UNICHAR(HEX2DEC([.B618]))" office:value-type="string" office:string-value="ꉩ" calcext:value-type="string">
            <text:p>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op</text:p>
          </table:table-cell>
          <table:table-cell office:value-type="string" calcext:value-type="string">
            <text:p>A26A</text:p>
          </table:table-cell>
          <table:table-cell table:formula="of:=UNICHAR(HEX2DEC([.B619]))" office:value-type="string" office:string-value="ꉪ" calcext:value-type="string">
            <text:p>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ex</text:p>
          </table:table-cell>
          <table:table-cell office:value-type="string" calcext:value-type="string">
            <text:p>A26B</text:p>
          </table:table-cell>
          <table:table-cell table:formula="of:=UNICHAR(HEX2DEC([.B620]))" office:value-type="string" office:string-value="ꉫ" calcext:value-type="string">
            <text:p>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e</text:p>
          </table:table-cell>
          <table:table-cell office:value-type="string" calcext:value-type="string">
            <text:p>A26C</text:p>
          </table:table-cell>
          <table:table-cell table:formula="of:=UNICHAR(HEX2DEC([.B621]))" office:value-type="string" office:string-value="ꉬ" calcext:value-type="string">
            <text:p>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ep</text:p>
          </table:table-cell>
          <table:table-cell office:value-type="string" calcext:value-type="string">
            <text:p>A26D</text:p>
          </table:table-cell>
          <table:table-cell table:formula="of:=UNICHAR(HEX2DEC([.B622]))" office:value-type="string" office:string-value="ꉭ" calcext:value-type="string">
            <text:p>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A26E</text:p>
          </table:table-cell>
          <table:table-cell table:formula="of:=UNICHAR(HEX2DEC([.B623]))" office:value-type="string" office:string-value="ꉮ" calcext:value-type="string">
            <text:p>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ex</text:p>
          </table:table-cell>
          <table:table-cell office:value-type="string" calcext:value-type="string">
            <text:p>A26F</text:p>
          </table:table-cell>
          <table:table-cell table:formula="of:=UNICHAR(HEX2DEC([.B624]))" office:value-type="string" office:string-value="ꉯ" calcext:value-type="string">
            <text:p>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e</text:p>
          </table:table-cell>
          <table:table-cell office:value-type="string" calcext:value-type="string">
            <text:p>A270</text:p>
          </table:table-cell>
          <table:table-cell table:formula="of:=UNICHAR(HEX2DEC([.B625]))" office:value-type="string" office:string-value="ꉰ" calcext:value-type="string">
            <text:p>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A271</text:p>
          </table:table-cell>
          <table:table-cell table:formula="of:=UNICHAR(HEX2DEC([.B626]))" office:value-type="string" office:string-value="ꉱ" calcext:value-type="string">
            <text:p>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x</text:p>
          </table:table-cell>
          <table:table-cell office:value-type="string" calcext:value-type="string">
            <text:p>A272</text:p>
          </table:table-cell>
          <table:table-cell table:formula="of:=UNICHAR(HEX2DEC([.B627]))" office:value-type="string" office:string-value="ꉲ" calcext:value-type="string">
            <text:p>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A273</text:p>
          </table:table-cell>
          <table:table-cell table:formula="of:=UNICHAR(HEX2DEC([.B628]))" office:value-type="string" office:string-value="ꉳ" calcext:value-type="string">
            <text:p>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p</text:p>
          </table:table-cell>
          <table:table-cell office:value-type="string" calcext:value-type="string">
            <text:p>A274</text:p>
          </table:table-cell>
          <table:table-cell table:formula="of:=UNICHAR(HEX2DEC([.B629]))" office:value-type="string" office:string-value="ꉴ" calcext:value-type="string">
            <text:p>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ot</text:p>
          </table:table-cell>
          <table:table-cell office:value-type="string" calcext:value-type="string">
            <text:p>A275</text:p>
          </table:table-cell>
          <table:table-cell table:formula="of:=UNICHAR(HEX2DEC([.B630]))" office:value-type="string" office:string-value="ꉵ" calcext:value-type="string">
            <text:p>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ox</text:p>
          </table:table-cell>
          <table:table-cell office:value-type="string" calcext:value-type="string">
            <text:p>A276</text:p>
          </table:table-cell>
          <table:table-cell table:formula="of:=UNICHAR(HEX2DEC([.B631]))" office:value-type="string" office:string-value="ꉶ" calcext:value-type="string">
            <text:p>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o</text:p>
          </table:table-cell>
          <table:table-cell office:value-type="string" calcext:value-type="string">
            <text:p>A277</text:p>
          </table:table-cell>
          <table:table-cell table:formula="of:=UNICHAR(HEX2DEC([.B632]))" office:value-type="string" office:string-value="ꉷ" calcext:value-type="string">
            <text:p>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op</text:p>
          </table:table-cell>
          <table:table-cell office:value-type="string" calcext:value-type="string">
            <text:p>A278</text:p>
          </table:table-cell>
          <table:table-cell table:formula="of:=UNICHAR(HEX2DEC([.B633]))" office:value-type="string" office:string-value="ꉸ" calcext:value-type="string">
            <text:p>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A279</text:p>
          </table:table-cell>
          <table:table-cell table:formula="of:=UNICHAR(HEX2DEC([.B634]))" office:value-type="string" office:string-value="ꉹ" calcext:value-type="string">
            <text:p>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x</text:p>
          </table:table-cell>
          <table:table-cell office:value-type="string" calcext:value-type="string">
            <text:p>A27A</text:p>
          </table:table-cell>
          <table:table-cell table:formula="of:=UNICHAR(HEX2DEC([.B635]))" office:value-type="string" office:string-value="ꉺ" calcext:value-type="string">
            <text:p>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A27B</text:p>
          </table:table-cell>
          <table:table-cell table:formula="of:=UNICHAR(HEX2DEC([.B636]))" office:value-type="string" office:string-value="ꉻ" calcext:value-type="string">
            <text:p>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A27C</text:p>
          </table:table-cell>
          <table:table-cell table:formula="of:=UNICHAR(HEX2DEC([.B637]))" office:value-type="string" office:string-value="ꉼ" calcext:value-type="string">
            <text:p>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A27D</text:p>
          </table:table-cell>
          <table:table-cell table:formula="of:=UNICHAR(HEX2DEC([.B638]))" office:value-type="string" office:string-value="ꉽ" calcext:value-type="string">
            <text:p>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A27E</text:p>
          </table:table-cell>
          <table:table-cell table:formula="of:=UNICHAR(HEX2DEC([.B639]))" office:value-type="string" office:string-value="ꉾ" calcext:value-type="string">
            <text:p>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p</text:p>
          </table:table-cell>
          <table:table-cell office:value-type="string" calcext:value-type="string">
            <text:p>A27F</text:p>
          </table:table-cell>
          <table:table-cell table:formula="of:=UNICHAR(HEX2DEC([.B640]))" office:value-type="string" office:string-value="ꉿ" calcext:value-type="string">
            <text:p>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</text:p>
          </table:table-cell>
          <table:table-cell office:value-type="string" calcext:value-type="string">
            <text:p>A280</text:p>
          </table:table-cell>
          <table:table-cell table:formula="of:=UNICHAR(HEX2DEC([.B641]))" office:value-type="string" office:string-value="ꊀ" calcext:value-type="string">
            <text:p>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x</text:p>
          </table:table-cell>
          <table:table-cell office:value-type="string" calcext:value-type="string">
            <text:p>A281</text:p>
          </table:table-cell>
          <table:table-cell table:formula="of:=UNICHAR(HEX2DEC([.B642]))" office:value-type="string" office:string-value="ꊁ" calcext:value-type="string">
            <text:p>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282</text:p>
          </table:table-cell>
          <table:table-cell table:formula="of:=UNICHAR(HEX2DEC([.B643]))" office:value-type="string" office:string-value="ꊂ" calcext:value-type="string">
            <text:p>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p</text:p>
          </table:table-cell>
          <table:table-cell office:value-type="string" calcext:value-type="string">
            <text:p>A283</text:p>
          </table:table-cell>
          <table:table-cell table:formula="of:=UNICHAR(HEX2DEC([.B644]))" office:value-type="string" office:string-value="ꊃ" calcext:value-type="string">
            <text:p>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uox</text:p>
          </table:table-cell>
          <table:table-cell office:value-type="string" calcext:value-type="string">
            <text:p>A284</text:p>
          </table:table-cell>
          <table:table-cell table:formula="of:=UNICHAR(HEX2DEC([.B645]))" office:value-type="string" office:string-value="ꊄ" calcext:value-type="string">
            <text:p>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uo</text:p>
          </table:table-cell>
          <table:table-cell office:value-type="string" calcext:value-type="string">
            <text:p>A285</text:p>
          </table:table-cell>
          <table:table-cell table:formula="of:=UNICHAR(HEX2DEC([.B646]))" office:value-type="string" office:string-value="ꊅ" calcext:value-type="string">
            <text:p>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uop</text:p>
          </table:table-cell>
          <table:table-cell office:value-type="string" calcext:value-type="string">
            <text:p>A286</text:p>
          </table:table-cell>
          <table:table-cell table:formula="of:=UNICHAR(HEX2DEC([.B647]))" office:value-type="string" office:string-value="ꊆ" calcext:value-type="string">
            <text:p>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x</text:p>
          </table:table-cell>
          <table:table-cell office:value-type="string" calcext:value-type="string">
            <text:p>A287</text:p>
          </table:table-cell>
          <table:table-cell table:formula="of:=UNICHAR(HEX2DEC([.B648]))" office:value-type="string" office:string-value="ꊇ" calcext:value-type="string">
            <text:p>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A288</text:p>
          </table:table-cell>
          <table:table-cell table:formula="of:=UNICHAR(HEX2DEC([.B649]))" office:value-type="string" office:string-value="ꊈ" calcext:value-type="string">
            <text:p>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p</text:p>
          </table:table-cell>
          <table:table-cell office:value-type="string" calcext:value-type="string">
            <text:p>A289</text:p>
          </table:table-cell>
          <table:table-cell table:formula="of:=UNICHAR(HEX2DEC([.B650]))" office:value-type="string" office:string-value="ꊉ" calcext:value-type="string">
            <text:p>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x</text:p>
          </table:table-cell>
          <table:table-cell office:value-type="string" calcext:value-type="string">
            <text:p>A28A</text:p>
          </table:table-cell>
          <table:table-cell table:formula="of:=UNICHAR(HEX2DEC([.B651]))" office:value-type="string" office:string-value="ꊊ" calcext:value-type="string">
            <text:p>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A28B</text:p>
          </table:table-cell>
          <table:table-cell table:formula="of:=UNICHAR(HEX2DEC([.B652]))" office:value-type="string" office:string-value="ꊋ" calcext:value-type="string">
            <text:p>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p</text:p>
          </table:table-cell>
          <table:table-cell office:value-type="string" calcext:value-type="string">
            <text:p>A28C</text:p>
          </table:table-cell>
          <table:table-cell table:formula="of:=UNICHAR(HEX2DEC([.B653]))" office:value-type="string" office:string-value="ꊌ" calcext:value-type="string">
            <text:p>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t</text:p>
          </table:table-cell>
          <table:table-cell office:value-type="string" calcext:value-type="string">
            <text:p>A28D</text:p>
          </table:table-cell>
          <table:table-cell table:formula="of:=UNICHAR(HEX2DEC([.B654]))" office:value-type="string" office:string-value="ꊍ" calcext:value-type="string">
            <text:p>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x</text:p>
          </table:table-cell>
          <table:table-cell office:value-type="string" calcext:value-type="string">
            <text:p>A28E</text:p>
          </table:table-cell>
          <table:table-cell table:formula="of:=UNICHAR(HEX2DEC([.B655]))" office:value-type="string" office:string-value="ꊎ" calcext:value-type="string">
            <text:p>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A28F</text:p>
          </table:table-cell>
          <table:table-cell table:formula="of:=UNICHAR(HEX2DEC([.B656]))" office:value-type="string" office:string-value="ꊏ" calcext:value-type="string">
            <text:p>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A290</text:p>
          </table:table-cell>
          <table:table-cell table:formula="of:=UNICHAR(HEX2DEC([.B657]))" office:value-type="string" office:string-value="ꊐ" calcext:value-type="string">
            <text:p>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ex</text:p>
          </table:table-cell>
          <table:table-cell office:value-type="string" calcext:value-type="string">
            <text:p>A291</text:p>
          </table:table-cell>
          <table:table-cell table:formula="of:=UNICHAR(HEX2DEC([.B658]))" office:value-type="string" office:string-value="ꊑ" calcext:value-type="string">
            <text:p>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e</text:p>
          </table:table-cell>
          <table:table-cell office:value-type="string" calcext:value-type="string">
            <text:p>A292</text:p>
          </table:table-cell>
          <table:table-cell table:formula="of:=UNICHAR(HEX2DEC([.B659]))" office:value-type="string" office:string-value="ꊒ" calcext:value-type="string">
            <text:p>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ep</text:p>
          </table:table-cell>
          <table:table-cell office:value-type="string" calcext:value-type="string">
            <text:p>A293</text:p>
          </table:table-cell>
          <table:table-cell table:formula="of:=UNICHAR(HEX2DEC([.B660]))" office:value-type="string" office:string-value="ꊓ" calcext:value-type="string">
            <text:p>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t</text:p>
          </table:table-cell>
          <table:table-cell office:value-type="string" calcext:value-type="string">
            <text:p>A294</text:p>
          </table:table-cell>
          <table:table-cell table:formula="of:=UNICHAR(HEX2DEC([.B661]))" office:value-type="string" office:string-value="ꊔ" calcext:value-type="string">
            <text:p>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x</text:p>
          </table:table-cell>
          <table:table-cell office:value-type="string" calcext:value-type="string">
            <text:p>A295</text:p>
          </table:table-cell>
          <table:table-cell table:formula="of:=UNICHAR(HEX2DEC([.B662]))" office:value-type="string" office:string-value="ꊕ" calcext:value-type="string">
            <text:p>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296</text:p>
          </table:table-cell>
          <table:table-cell table:formula="of:=UNICHAR(HEX2DEC([.B663]))" office:value-type="string" office:string-value="ꊖ" calcext:value-type="string">
            <text:p>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A297</text:p>
          </table:table-cell>
          <table:table-cell table:formula="of:=UNICHAR(HEX2DEC([.B664]))" office:value-type="string" office:string-value="ꊗ" calcext:value-type="string">
            <text:p>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ox</text:p>
          </table:table-cell>
          <table:table-cell office:value-type="string" calcext:value-type="string">
            <text:p>A298</text:p>
          </table:table-cell>
          <table:table-cell table:formula="of:=UNICHAR(HEX2DEC([.B665]))" office:value-type="string" office:string-value="ꊘ" calcext:value-type="string">
            <text:p>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o</text:p>
          </table:table-cell>
          <table:table-cell office:value-type="string" calcext:value-type="string">
            <text:p>A299</text:p>
          </table:table-cell>
          <table:table-cell table:formula="of:=UNICHAR(HEX2DEC([.B666]))" office:value-type="string" office:string-value="ꊙ" calcext:value-type="string">
            <text:p>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op</text:p>
          </table:table-cell>
          <table:table-cell office:value-type="string" calcext:value-type="string">
            <text:p>A29A</text:p>
          </table:table-cell>
          <table:table-cell table:formula="of:=UNICHAR(HEX2DEC([.B667]))" office:value-type="string" office:string-value="ꊚ" calcext:value-type="string">
            <text:p>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t</text:p>
          </table:table-cell>
          <table:table-cell office:value-type="string" calcext:value-type="string">
            <text:p>A29B</text:p>
          </table:table-cell>
          <table:table-cell table:formula="of:=UNICHAR(HEX2DEC([.B668]))" office:value-type="string" office:string-value="ꊛ" calcext:value-type="string">
            <text:p>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x</text:p>
          </table:table-cell>
          <table:table-cell office:value-type="string" calcext:value-type="string">
            <text:p>A29C</text:p>
          </table:table-cell>
          <table:table-cell table:formula="of:=UNICHAR(HEX2DEC([.B669]))" office:value-type="string" office:string-value="ꊜ" calcext:value-type="string">
            <text:p>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A29D</text:p>
          </table:table-cell>
          <table:table-cell table:formula="of:=UNICHAR(HEX2DEC([.B670]))" office:value-type="string" office:string-value="ꊝ" calcext:value-type="string">
            <text:p>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p</text:p>
          </table:table-cell>
          <table:table-cell office:value-type="string" calcext:value-type="string">
            <text:p>A29E</text:p>
          </table:table-cell>
          <table:table-cell table:formula="of:=UNICHAR(HEX2DEC([.B671]))" office:value-type="string" office:string-value="ꊞ" calcext:value-type="string">
            <text:p>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x</text:p>
          </table:table-cell>
          <table:table-cell office:value-type="string" calcext:value-type="string">
            <text:p>A29F</text:p>
          </table:table-cell>
          <table:table-cell table:formula="of:=UNICHAR(HEX2DEC([.B672]))" office:value-type="string" office:string-value="ꊟ" calcext:value-type="string">
            <text:p>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A2A0</text:p>
          </table:table-cell>
          <table:table-cell table:formula="of:=UNICHAR(HEX2DEC([.B673]))" office:value-type="string" office:string-value="ꊠ" calcext:value-type="string">
            <text:p>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p</text:p>
          </table:table-cell>
          <table:table-cell office:value-type="string" calcext:value-type="string">
            <text:p>A2A1</text:p>
          </table:table-cell>
          <table:table-cell table:formula="of:=UNICHAR(HEX2DEC([.B674]))" office:value-type="string" office:string-value="ꊡ" calcext:value-type="string">
            <text:p>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t</text:p>
          </table:table-cell>
          <table:table-cell office:value-type="string" calcext:value-type="string">
            <text:p>A2A2</text:p>
          </table:table-cell>
          <table:table-cell table:formula="of:=UNICHAR(HEX2DEC([.B675]))" office:value-type="string" office:string-value="ꊢ" calcext:value-type="string">
            <text:p>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x</text:p>
          </table:table-cell>
          <table:table-cell office:value-type="string" calcext:value-type="string">
            <text:p>A2A3</text:p>
          </table:table-cell>
          <table:table-cell table:formula="of:=UNICHAR(HEX2DEC([.B676]))" office:value-type="string" office:string-value="ꊣ" calcext:value-type="string">
            <text:p>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A2A4</text:p>
          </table:table-cell>
          <table:table-cell table:formula="of:=UNICHAR(HEX2DEC([.B677]))" office:value-type="string" office:string-value="ꊤ" calcext:value-type="string">
            <text:p>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p</text:p>
          </table:table-cell>
          <table:table-cell office:value-type="string" calcext:value-type="string">
            <text:p>A2A5</text:p>
          </table:table-cell>
          <table:table-cell table:formula="of:=UNICHAR(HEX2DEC([.B678]))" office:value-type="string" office:string-value="ꊥ" calcext:value-type="string">
            <text:p>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rx</text:p>
          </table:table-cell>
          <table:table-cell office:value-type="string" calcext:value-type="string">
            <text:p>A2A6</text:p>
          </table:table-cell>
          <table:table-cell table:formula="of:=UNICHAR(HEX2DEC([.B679]))" office:value-type="string" office:string-value="ꊦ" calcext:value-type="string">
            <text:p>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r</text:p>
          </table:table-cell>
          <table:table-cell office:value-type="string" calcext:value-type="string">
            <text:p>A2A7</text:p>
          </table:table-cell>
          <table:table-cell table:formula="of:=UNICHAR(HEX2DEC([.B680]))" office:value-type="string" office:string-value="ꊧ" calcext:value-type="string">
            <text:p>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yt</text:p>
          </table:table-cell>
          <table:table-cell office:value-type="string" calcext:value-type="string">
            <text:p>A2A8</text:p>
          </table:table-cell>
          <table:table-cell table:formula="of:=UNICHAR(HEX2DEC([.B681]))" office:value-type="string" office:string-value="ꊨ" calcext:value-type="string">
            <text:p>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yx</text:p>
          </table:table-cell>
          <table:table-cell office:value-type="string" calcext:value-type="string">
            <text:p>A2A9</text:p>
          </table:table-cell>
          <table:table-cell table:formula="of:=UNICHAR(HEX2DEC([.B682]))" office:value-type="string" office:string-value="ꊩ" calcext:value-type="string">
            <text:p>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y</text:p>
          </table:table-cell>
          <table:table-cell office:value-type="string" calcext:value-type="string">
            <text:p>A2AA</text:p>
          </table:table-cell>
          <table:table-cell table:formula="of:=UNICHAR(HEX2DEC([.B683]))" office:value-type="string" office:string-value="ꊪ" calcext:value-type="string">
            <text:p>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yp</text:p>
          </table:table-cell>
          <table:table-cell office:value-type="string" calcext:value-type="string">
            <text:p>A2AB</text:p>
          </table:table-cell>
          <table:table-cell table:formula="of:=UNICHAR(HEX2DEC([.B684]))" office:value-type="string" office:string-value="ꊫ" calcext:value-type="string">
            <text:p>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yrx</text:p>
          </table:table-cell>
          <table:table-cell office:value-type="string" calcext:value-type="string">
            <text:p>A2AC</text:p>
          </table:table-cell>
          <table:table-cell table:formula="of:=UNICHAR(HEX2DEC([.B685]))" office:value-type="string" office:string-value="ꊬ" calcext:value-type="string">
            <text:p>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yr</text:p>
          </table:table-cell>
          <table:table-cell office:value-type="string" calcext:value-type="string">
            <text:p>A2AD</text:p>
          </table:table-cell>
          <table:table-cell table:formula="of:=UNICHAR(HEX2DEC([.B686]))" office:value-type="string" office:string-value="ꊭ" calcext:value-type="string">
            <text:p>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A2AE</text:p>
          </table:table-cell>
          <table:table-cell table:formula="of:=UNICHAR(HEX2DEC([.B687]))" office:value-type="string" office:string-value="ꊮ" calcext:value-type="string">
            <text:p>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x</text:p>
          </table:table-cell>
          <table:table-cell office:value-type="string" calcext:value-type="string">
            <text:p>A2AF</text:p>
          </table:table-cell>
          <table:table-cell table:formula="of:=UNICHAR(HEX2DEC([.B688]))" office:value-type="string" office:string-value="ꊯ" calcext:value-type="string">
            <text:p>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2B0</text:p>
          </table:table-cell>
          <table:table-cell table:formula="of:=UNICHAR(HEX2DEC([.B689]))" office:value-type="string" office:string-value="ꊰ" calcext:value-type="string">
            <text:p>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p</text:p>
          </table:table-cell>
          <table:table-cell office:value-type="string" calcext:value-type="string">
            <text:p>A2B1</text:p>
          </table:table-cell>
          <table:table-cell table:formula="of:=UNICHAR(HEX2DEC([.B690]))" office:value-type="string" office:string-value="ꊱ" calcext:value-type="string">
            <text:p>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et</text:p>
          </table:table-cell>
          <table:table-cell office:value-type="string" calcext:value-type="string">
            <text:p>A2B2</text:p>
          </table:table-cell>
          <table:table-cell table:formula="of:=UNICHAR(HEX2DEC([.B691]))" office:value-type="string" office:string-value="ꊲ" calcext:value-type="string">
            <text:p>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ex</text:p>
          </table:table-cell>
          <table:table-cell office:value-type="string" calcext:value-type="string">
            <text:p>A2B3</text:p>
          </table:table-cell>
          <table:table-cell table:formula="of:=UNICHAR(HEX2DEC([.B692]))" office:value-type="string" office:string-value="ꊳ" calcext:value-type="string">
            <text:p>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e</text:p>
          </table:table-cell>
          <table:table-cell office:value-type="string" calcext:value-type="string">
            <text:p>A2B4</text:p>
          </table:table-cell>
          <table:table-cell table:formula="of:=UNICHAR(HEX2DEC([.B693]))" office:value-type="string" office:string-value="ꊴ" calcext:value-type="string">
            <text:p>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ep</text:p>
          </table:table-cell>
          <table:table-cell office:value-type="string" calcext:value-type="string">
            <text:p>A2B5</text:p>
          </table:table-cell>
          <table:table-cell table:formula="of:=UNICHAR(HEX2DEC([.B694]))" office:value-type="string" office:string-value="ꊵ" calcext:value-type="string">
            <text:p>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A2B6</text:p>
          </table:table-cell>
          <table:table-cell table:formula="of:=UNICHAR(HEX2DEC([.B695]))" office:value-type="string" office:string-value="ꊶ" calcext:value-type="string">
            <text:p>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x</text:p>
          </table:table-cell>
          <table:table-cell office:value-type="string" calcext:value-type="string">
            <text:p>A2B7</text:p>
          </table:table-cell>
          <table:table-cell table:formula="of:=UNICHAR(HEX2DEC([.B696]))" office:value-type="string" office:string-value="ꊷ" calcext:value-type="string">
            <text:p>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2B8</text:p>
          </table:table-cell>
          <table:table-cell table:formula="of:=UNICHAR(HEX2DEC([.B697]))" office:value-type="string" office:string-value="ꊸ" calcext:value-type="string">
            <text:p>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A2B9</text:p>
          </table:table-cell>
          <table:table-cell table:formula="of:=UNICHAR(HEX2DEC([.B698]))" office:value-type="string" office:string-value="ꊹ" calcext:value-type="string">
            <text:p>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ox</text:p>
          </table:table-cell>
          <table:table-cell office:value-type="string" calcext:value-type="string">
            <text:p>A2BA</text:p>
          </table:table-cell>
          <table:table-cell table:formula="of:=UNICHAR(HEX2DEC([.B699]))" office:value-type="string" office:string-value="ꊺ" calcext:value-type="string">
            <text:p>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o</text:p>
          </table:table-cell>
          <table:table-cell office:value-type="string" calcext:value-type="string">
            <text:p>A2BB</text:p>
          </table:table-cell>
          <table:table-cell table:formula="of:=UNICHAR(HEX2DEC([.B700]))" office:value-type="string" office:string-value="ꊻ" calcext:value-type="string">
            <text:p>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op</text:p>
          </table:table-cell>
          <table:table-cell office:value-type="string" calcext:value-type="string">
            <text:p>A2BC</text:p>
          </table:table-cell>
          <table:table-cell table:formula="of:=UNICHAR(HEX2DEC([.B701]))" office:value-type="string" office:string-value="ꊼ" calcext:value-type="string">
            <text:p>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A2BD</text:p>
          </table:table-cell>
          <table:table-cell table:formula="of:=UNICHAR(HEX2DEC([.B702]))" office:value-type="string" office:string-value="ꊽ" calcext:value-type="string">
            <text:p>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x</text:p>
          </table:table-cell>
          <table:table-cell office:value-type="string" calcext:value-type="string">
            <text:p>A2BE</text:p>
          </table:table-cell>
          <table:table-cell table:formula="of:=UNICHAR(HEX2DEC([.B703]))" office:value-type="string" office:string-value="ꊾ" calcext:value-type="string">
            <text:p>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A2BF</text:p>
          </table:table-cell>
          <table:table-cell table:formula="of:=UNICHAR(HEX2DEC([.B704]))" office:value-type="string" office:string-value="ꊿ" calcext:value-type="string">
            <text:p>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A2C0</text:p>
          </table:table-cell>
          <table:table-cell table:formula="of:=UNICHAR(HEX2DEC([.B705]))" office:value-type="string" office:string-value="ꋀ" calcext:value-type="string">
            <text:p>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x</text:p>
          </table:table-cell>
          <table:table-cell office:value-type="string" calcext:value-type="string">
            <text:p>A2C1</text:p>
          </table:table-cell>
          <table:table-cell table:formula="of:=UNICHAR(HEX2DEC([.B706]))" office:value-type="string" office:string-value="ꋁ" calcext:value-type="string">
            <text:p>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A2C2</text:p>
          </table:table-cell>
          <table:table-cell table:formula="of:=UNICHAR(HEX2DEC([.B707]))" office:value-type="string" office:string-value="ꋂ" calcext:value-type="string">
            <text:p>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A2C3</text:p>
          </table:table-cell>
          <table:table-cell table:formula="of:=UNICHAR(HEX2DEC([.B708]))" office:value-type="string" office:string-value="ꋃ" calcext:value-type="string">
            <text:p>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A2C4</text:p>
          </table:table-cell>
          <table:table-cell table:formula="of:=UNICHAR(HEX2DEC([.B709]))" office:value-type="string" office:string-value="ꋄ" calcext:value-type="string">
            <text:p>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x</text:p>
          </table:table-cell>
          <table:table-cell office:value-type="string" calcext:value-type="string">
            <text:p>A2C5</text:p>
          </table:table-cell>
          <table:table-cell table:formula="of:=UNICHAR(HEX2DEC([.B710]))" office:value-type="string" office:string-value="ꋅ" calcext:value-type="string">
            <text:p>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A2C6</text:p>
          </table:table-cell>
          <table:table-cell table:formula="of:=UNICHAR(HEX2DEC([.B711]))" office:value-type="string" office:string-value="ꋆ" calcext:value-type="string">
            <text:p>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A2C7</text:p>
          </table:table-cell>
          <table:table-cell table:formula="of:=UNICHAR(HEX2DEC([.B712]))" office:value-type="string" office:string-value="ꋇ" calcext:value-type="string">
            <text:p>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x</text:p>
          </table:table-cell>
          <table:table-cell office:value-type="string" calcext:value-type="string">
            <text:p>A2C8</text:p>
          </table:table-cell>
          <table:table-cell table:formula="of:=UNICHAR(HEX2DEC([.B713]))" office:value-type="string" office:string-value="ꋈ" calcext:value-type="string">
            <text:p>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</text:p>
          </table:table-cell>
          <table:table-cell office:value-type="string" calcext:value-type="string">
            <text:p>A2C9</text:p>
          </table:table-cell>
          <table:table-cell table:formula="of:=UNICHAR(HEX2DEC([.B714]))" office:value-type="string" office:string-value="ꋉ" calcext:value-type="string">
            <text:p>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t</text:p>
          </table:table-cell>
          <table:table-cell office:value-type="string" calcext:value-type="string">
            <text:p>A2CA</text:p>
          </table:table-cell>
          <table:table-cell table:formula="of:=UNICHAR(HEX2DEC([.B715]))" office:value-type="string" office:string-value="ꋊ" calcext:value-type="string">
            <text:p>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x</text:p>
          </table:table-cell>
          <table:table-cell office:value-type="string" calcext:value-type="string">
            <text:p>A2CB</text:p>
          </table:table-cell>
          <table:table-cell table:formula="of:=UNICHAR(HEX2DEC([.B716]))" office:value-type="string" office:string-value="ꋋ" calcext:value-type="string">
            <text:p>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A2CC</text:p>
          </table:table-cell>
          <table:table-cell table:formula="of:=UNICHAR(HEX2DEC([.B717]))" office:value-type="string" office:string-value="ꋌ" calcext:value-type="string">
            <text:p>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A2CD</text:p>
          </table:table-cell>
          <table:table-cell table:formula="of:=UNICHAR(HEX2DEC([.B718]))" office:value-type="string" office:string-value="ꋍ" calcext:value-type="string">
            <text:p>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rx</text:p>
          </table:table-cell>
          <table:table-cell office:value-type="string" calcext:value-type="string">
            <text:p>A2CE</text:p>
          </table:table-cell>
          <table:table-cell table:formula="of:=UNICHAR(HEX2DEC([.B719]))" office:value-type="string" office:string-value="ꋎ" calcext:value-type="string">
            <text:p>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r</text:p>
          </table:table-cell>
          <table:table-cell office:value-type="string" calcext:value-type="string">
            <text:p>A2CF</text:p>
          </table:table-cell>
          <table:table-cell table:formula="of:=UNICHAR(HEX2DEC([.B720]))" office:value-type="string" office:string-value="ꋏ" calcext:value-type="string">
            <text:p>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it</text:p>
          </table:table-cell>
          <table:table-cell office:value-type="string" calcext:value-type="string">
            <text:p>A2D0</text:p>
          </table:table-cell>
          <table:table-cell table:formula="of:=UNICHAR(HEX2DEC([.B721]))" office:value-type="string" office:string-value="ꋐ" calcext:value-type="string">
            <text:p>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ix</text:p>
          </table:table-cell>
          <table:table-cell office:value-type="string" calcext:value-type="string">
            <text:p>A2D1</text:p>
          </table:table-cell>
          <table:table-cell table:formula="of:=UNICHAR(HEX2DEC([.B722]))" office:value-type="string" office:string-value="ꋑ" calcext:value-type="string">
            <text:p>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i</text:p>
          </table:table-cell>
          <table:table-cell office:value-type="string" calcext:value-type="string">
            <text:p>A2D2</text:p>
          </table:table-cell>
          <table:table-cell table:formula="of:=UNICHAR(HEX2DEC([.B723]))" office:value-type="string" office:string-value="ꋒ" calcext:value-type="string">
            <text:p>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ip</text:p>
          </table:table-cell>
          <table:table-cell office:value-type="string" calcext:value-type="string">
            <text:p>A2D3</text:p>
          </table:table-cell>
          <table:table-cell table:formula="of:=UNICHAR(HEX2DEC([.B724]))" office:value-type="string" office:string-value="ꋓ" calcext:value-type="string">
            <text:p>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iet</text:p>
          </table:table-cell>
          <table:table-cell office:value-type="string" calcext:value-type="string">
            <text:p>A2D4</text:p>
          </table:table-cell>
          <table:table-cell table:formula="of:=UNICHAR(HEX2DEC([.B725]))" office:value-type="string" office:string-value="ꋔ" calcext:value-type="string">
            <text:p>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iex</text:p>
          </table:table-cell>
          <table:table-cell office:value-type="string" calcext:value-type="string">
            <text:p>A2D5</text:p>
          </table:table-cell>
          <table:table-cell table:formula="of:=UNICHAR(HEX2DEC([.B726]))" office:value-type="string" office:string-value="ꋕ" calcext:value-type="string">
            <text:p>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ie</text:p>
          </table:table-cell>
          <table:table-cell office:value-type="string" calcext:value-type="string">
            <text:p>A2D6</text:p>
          </table:table-cell>
          <table:table-cell table:formula="of:=UNICHAR(HEX2DEC([.B727]))" office:value-type="string" office:string-value="ꋖ" calcext:value-type="string">
            <text:p>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iep</text:p>
          </table:table-cell>
          <table:table-cell office:value-type="string" calcext:value-type="string">
            <text:p>A2D7</text:p>
          </table:table-cell>
          <table:table-cell table:formula="of:=UNICHAR(HEX2DEC([.B728]))" office:value-type="string" office:string-value="ꋗ" calcext:value-type="string">
            <text:p>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at</text:p>
          </table:table-cell>
          <table:table-cell office:value-type="string" calcext:value-type="string">
            <text:p>A2D8</text:p>
          </table:table-cell>
          <table:table-cell table:formula="of:=UNICHAR(HEX2DEC([.B729]))" office:value-type="string" office:string-value="ꋘ" calcext:value-type="string">
            <text:p>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ax</text:p>
          </table:table-cell>
          <table:table-cell office:value-type="string" calcext:value-type="string">
            <text:p>A2D9</text:p>
          </table:table-cell>
          <table:table-cell table:formula="of:=UNICHAR(HEX2DEC([.B730]))" office:value-type="string" office:string-value="ꋙ" calcext:value-type="string">
            <text:p>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a</text:p>
          </table:table-cell>
          <table:table-cell office:value-type="string" calcext:value-type="string">
            <text:p>A2DA</text:p>
          </table:table-cell>
          <table:table-cell table:formula="of:=UNICHAR(HEX2DEC([.B731]))" office:value-type="string" office:string-value="ꋚ" calcext:value-type="string">
            <text:p>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ap</text:p>
          </table:table-cell>
          <table:table-cell office:value-type="string" calcext:value-type="string">
            <text:p>A2DB</text:p>
          </table:table-cell>
          <table:table-cell table:formula="of:=UNICHAR(HEX2DEC([.B732]))" office:value-type="string" office:string-value="ꋛ" calcext:value-type="string">
            <text:p>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ox</text:p>
          </table:table-cell>
          <table:table-cell office:value-type="string" calcext:value-type="string">
            <text:p>A2DC</text:p>
          </table:table-cell>
          <table:table-cell table:formula="of:=UNICHAR(HEX2DEC([.B733]))" office:value-type="string" office:string-value="ꋜ" calcext:value-type="string">
            <text:p>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o</text:p>
          </table:table-cell>
          <table:table-cell office:value-type="string" calcext:value-type="string">
            <text:p>A2DD</text:p>
          </table:table-cell>
          <table:table-cell table:formula="of:=UNICHAR(HEX2DEC([.B734]))" office:value-type="string" office:string-value="ꋝ" calcext:value-type="string">
            <text:p>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op</text:p>
          </table:table-cell>
          <table:table-cell office:value-type="string" calcext:value-type="string">
            <text:p>A2DE</text:p>
          </table:table-cell>
          <table:table-cell table:formula="of:=UNICHAR(HEX2DEC([.B735]))" office:value-type="string" office:string-value="ꋞ" calcext:value-type="string">
            <text:p>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ex</text:p>
          </table:table-cell>
          <table:table-cell office:value-type="string" calcext:value-type="string">
            <text:p>A2DF</text:p>
          </table:table-cell>
          <table:table-cell table:formula="of:=UNICHAR(HEX2DEC([.B736]))" office:value-type="string" office:string-value="ꋟ" calcext:value-type="string">
            <text:p>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e</text:p>
          </table:table-cell>
          <table:table-cell office:value-type="string" calcext:value-type="string">
            <text:p>A2E0</text:p>
          </table:table-cell>
          <table:table-cell table:formula="of:=UNICHAR(HEX2DEC([.B737]))" office:value-type="string" office:string-value="ꋠ" calcext:value-type="string">
            <text:p>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ep</text:p>
          </table:table-cell>
          <table:table-cell office:value-type="string" calcext:value-type="string">
            <text:p>A2E1</text:p>
          </table:table-cell>
          <table:table-cell table:formula="of:=UNICHAR(HEX2DEC([.B738]))" office:value-type="string" office:string-value="ꋡ" calcext:value-type="string">
            <text:p>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ux</text:p>
          </table:table-cell>
          <table:table-cell office:value-type="string" calcext:value-type="string">
            <text:p>A2E2</text:p>
          </table:table-cell>
          <table:table-cell table:formula="of:=UNICHAR(HEX2DEC([.B739]))" office:value-type="string" office:string-value="ꋢ" calcext:value-type="string">
            <text:p>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u</text:p>
          </table:table-cell>
          <table:table-cell office:value-type="string" calcext:value-type="string">
            <text:p>A2E3</text:p>
          </table:table-cell>
          <table:table-cell table:formula="of:=UNICHAR(HEX2DEC([.B740]))" office:value-type="string" office:string-value="ꋣ" calcext:value-type="string">
            <text:p>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up</text:p>
          </table:table-cell>
          <table:table-cell office:value-type="string" calcext:value-type="string">
            <text:p>A2E4</text:p>
          </table:table-cell>
          <table:table-cell table:formula="of:=UNICHAR(HEX2DEC([.B741]))" office:value-type="string" office:string-value="ꋤ" calcext:value-type="string">
            <text:p>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urx</text:p>
          </table:table-cell>
          <table:table-cell office:value-type="string" calcext:value-type="string">
            <text:p>A2E5</text:p>
          </table:table-cell>
          <table:table-cell table:formula="of:=UNICHAR(HEX2DEC([.B742]))" office:value-type="string" office:string-value="ꋥ" calcext:value-type="string">
            <text:p>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ur</text:p>
          </table:table-cell>
          <table:table-cell office:value-type="string" calcext:value-type="string">
            <text:p>A2E6</text:p>
          </table:table-cell>
          <table:table-cell table:formula="of:=UNICHAR(HEX2DEC([.B743]))" office:value-type="string" office:string-value="ꋦ" calcext:value-type="string">
            <text:p>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yt</text:p>
          </table:table-cell>
          <table:table-cell office:value-type="string" calcext:value-type="string">
            <text:p>A2E7</text:p>
          </table:table-cell>
          <table:table-cell table:formula="of:=UNICHAR(HEX2DEC([.B744]))" office:value-type="string" office:string-value="ꋧ" calcext:value-type="string">
            <text:p>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yx</text:p>
          </table:table-cell>
          <table:table-cell office:value-type="string" calcext:value-type="string">
            <text:p>A2E8</text:p>
          </table:table-cell>
          <table:table-cell table:formula="of:=UNICHAR(HEX2DEC([.B745]))" office:value-type="string" office:string-value="ꋨ" calcext:value-type="string">
            <text:p>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y</text:p>
          </table:table-cell>
          <table:table-cell office:value-type="string" calcext:value-type="string">
            <text:p>A2E9</text:p>
          </table:table-cell>
          <table:table-cell table:formula="of:=UNICHAR(HEX2DEC([.B746]))" office:value-type="string" office:string-value="ꋩ" calcext:value-type="string">
            <text:p>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yp</text:p>
          </table:table-cell>
          <table:table-cell office:value-type="string" calcext:value-type="string">
            <text:p>A2EA</text:p>
          </table:table-cell>
          <table:table-cell table:formula="of:=UNICHAR(HEX2DEC([.B747]))" office:value-type="string" office:string-value="ꋪ" calcext:value-type="string">
            <text:p>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yrx</text:p>
          </table:table-cell>
          <table:table-cell office:value-type="string" calcext:value-type="string">
            <text:p>A2EB</text:p>
          </table:table-cell>
          <table:table-cell table:formula="of:=UNICHAR(HEX2DEC([.B748]))" office:value-type="string" office:string-value="ꋫ" calcext:value-type="string">
            <text:p>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zyr</text:p>
          </table:table-cell>
          <table:table-cell office:value-type="string" calcext:value-type="string">
            <text:p>A2EC</text:p>
          </table:table-cell>
          <table:table-cell table:formula="of:=UNICHAR(HEX2DEC([.B749]))" office:value-type="string" office:string-value="ꋬ" calcext:value-type="string">
            <text:p>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it</text:p>
          </table:table-cell>
          <table:table-cell office:value-type="string" calcext:value-type="string">
            <text:p>A2ED</text:p>
          </table:table-cell>
          <table:table-cell table:formula="of:=UNICHAR(HEX2DEC([.B750]))" office:value-type="string" office:string-value="ꋭ" calcext:value-type="string">
            <text:p>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ix</text:p>
          </table:table-cell>
          <table:table-cell office:value-type="string" calcext:value-type="string">
            <text:p>A2EE</text:p>
          </table:table-cell>
          <table:table-cell table:formula="of:=UNICHAR(HEX2DEC([.B751]))" office:value-type="string" office:string-value="ꋮ" calcext:value-type="string">
            <text:p>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i</text:p>
          </table:table-cell>
          <table:table-cell office:value-type="string" calcext:value-type="string">
            <text:p>A2EF</text:p>
          </table:table-cell>
          <table:table-cell table:formula="of:=UNICHAR(HEX2DEC([.B752]))" office:value-type="string" office:string-value="ꋯ" calcext:value-type="string">
            <text:p>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ip</text:p>
          </table:table-cell>
          <table:table-cell office:value-type="string" calcext:value-type="string">
            <text:p>A2F0</text:p>
          </table:table-cell>
          <table:table-cell table:formula="of:=UNICHAR(HEX2DEC([.B753]))" office:value-type="string" office:string-value="ꋰ" calcext:value-type="string">
            <text:p>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iex</text:p>
          </table:table-cell>
          <table:table-cell office:value-type="string" calcext:value-type="string">
            <text:p>A2F1</text:p>
          </table:table-cell>
          <table:table-cell table:formula="of:=UNICHAR(HEX2DEC([.B754]))" office:value-type="string" office:string-value="ꋱ" calcext:value-type="string">
            <text:p>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ie</text:p>
          </table:table-cell>
          <table:table-cell office:value-type="string" calcext:value-type="string">
            <text:p>A2F2</text:p>
          </table:table-cell>
          <table:table-cell table:formula="of:=UNICHAR(HEX2DEC([.B755]))" office:value-type="string" office:string-value="ꋲ" calcext:value-type="string">
            <text:p>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iep</text:p>
          </table:table-cell>
          <table:table-cell office:value-type="string" calcext:value-type="string">
            <text:p>A2F3</text:p>
          </table:table-cell>
          <table:table-cell table:formula="of:=UNICHAR(HEX2DEC([.B756]))" office:value-type="string" office:string-value="ꋳ" calcext:value-type="string">
            <text:p>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at</text:p>
          </table:table-cell>
          <table:table-cell office:value-type="string" calcext:value-type="string">
            <text:p>A2F4</text:p>
          </table:table-cell>
          <table:table-cell table:formula="of:=UNICHAR(HEX2DEC([.B757]))" office:value-type="string" office:string-value="ꋴ" calcext:value-type="string">
            <text:p>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ax</text:p>
          </table:table-cell>
          <table:table-cell office:value-type="string" calcext:value-type="string">
            <text:p>A2F5</text:p>
          </table:table-cell>
          <table:table-cell table:formula="of:=UNICHAR(HEX2DEC([.B758]))" office:value-type="string" office:string-value="ꋵ" calcext:value-type="string">
            <text:p>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a</text:p>
          </table:table-cell>
          <table:table-cell office:value-type="string" calcext:value-type="string">
            <text:p>A2F6</text:p>
          </table:table-cell>
          <table:table-cell table:formula="of:=UNICHAR(HEX2DEC([.B759]))" office:value-type="string" office:string-value="ꋶ" calcext:value-type="string">
            <text:p>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ap</text:p>
          </table:table-cell>
          <table:table-cell office:value-type="string" calcext:value-type="string">
            <text:p>A2F7</text:p>
          </table:table-cell>
          <table:table-cell table:formula="of:=UNICHAR(HEX2DEC([.B760]))" office:value-type="string" office:string-value="ꋷ" calcext:value-type="string">
            <text:p>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uox</text:p>
          </table:table-cell>
          <table:table-cell office:value-type="string" calcext:value-type="string">
            <text:p>A2F8</text:p>
          </table:table-cell>
          <table:table-cell table:formula="of:=UNICHAR(HEX2DEC([.B761]))" office:value-type="string" office:string-value="ꋸ" calcext:value-type="string">
            <text:p>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uo</text:p>
          </table:table-cell>
          <table:table-cell office:value-type="string" calcext:value-type="string">
            <text:p>A2F9</text:p>
          </table:table-cell>
          <table:table-cell table:formula="of:=UNICHAR(HEX2DEC([.B762]))" office:value-type="string" office:string-value="ꋹ" calcext:value-type="string">
            <text:p>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ox</text:p>
          </table:table-cell>
          <table:table-cell office:value-type="string" calcext:value-type="string">
            <text:p>A2FA</text:p>
          </table:table-cell>
          <table:table-cell table:formula="of:=UNICHAR(HEX2DEC([.B763]))" office:value-type="string" office:string-value="ꋺ" calcext:value-type="string">
            <text:p>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op</text:p>
          </table:table-cell>
          <table:table-cell office:value-type="string" calcext:value-type="string">
            <text:p>A2FB</text:p>
          </table:table-cell>
          <table:table-cell table:formula="of:=UNICHAR(HEX2DEC([.B764]))" office:value-type="string" office:string-value="ꋻ" calcext:value-type="string">
            <text:p>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ex</text:p>
          </table:table-cell>
          <table:table-cell office:value-type="string" calcext:value-type="string">
            <text:p>A2FC</text:p>
          </table:table-cell>
          <table:table-cell table:formula="of:=UNICHAR(HEX2DEC([.B765]))" office:value-type="string" office:string-value="ꋼ" calcext:value-type="string">
            <text:p>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e</text:p>
          </table:table-cell>
          <table:table-cell office:value-type="string" calcext:value-type="string">
            <text:p>A2FD</text:p>
          </table:table-cell>
          <table:table-cell table:formula="of:=UNICHAR(HEX2DEC([.B766]))" office:value-type="string" office:string-value="ꋽ" calcext:value-type="string">
            <text:p>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ux</text:p>
          </table:table-cell>
          <table:table-cell office:value-type="string" calcext:value-type="string">
            <text:p>A2FE</text:p>
          </table:table-cell>
          <table:table-cell table:formula="of:=UNICHAR(HEX2DEC([.B767]))" office:value-type="string" office:string-value="ꋾ" calcext:value-type="string">
            <text:p>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u</text:p>
          </table:table-cell>
          <table:table-cell office:value-type="string" calcext:value-type="string">
            <text:p>A2FF</text:p>
          </table:table-cell>
          <table:table-cell table:formula="of:=UNICHAR(HEX2DEC([.B768]))" office:value-type="string" office:string-value="ꋿ" calcext:value-type="string">
            <text:p>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up</text:p>
          </table:table-cell>
          <table:table-cell office:value-type="string" calcext:value-type="string">
            <text:p>A300</text:p>
          </table:table-cell>
          <table:table-cell table:formula="of:=UNICHAR(HEX2DEC([.B769]))" office:value-type="string" office:string-value="ꌀ" calcext:value-type="string">
            <text:p>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urx</text:p>
          </table:table-cell>
          <table:table-cell office:value-type="string" calcext:value-type="string">
            <text:p>A301</text:p>
          </table:table-cell>
          <table:table-cell table:formula="of:=UNICHAR(HEX2DEC([.B770]))" office:value-type="string" office:string-value="ꌁ" calcext:value-type="string">
            <text:p>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ur</text:p>
          </table:table-cell>
          <table:table-cell office:value-type="string" calcext:value-type="string">
            <text:p>A302</text:p>
          </table:table-cell>
          <table:table-cell table:formula="of:=UNICHAR(HEX2DEC([.B771]))" office:value-type="string" office:string-value="ꌂ" calcext:value-type="string">
            <text:p>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yt</text:p>
          </table:table-cell>
          <table:table-cell office:value-type="string" calcext:value-type="string">
            <text:p>A303</text:p>
          </table:table-cell>
          <table:table-cell table:formula="of:=UNICHAR(HEX2DEC([.B772]))" office:value-type="string" office:string-value="ꌃ" calcext:value-type="string">
            <text:p>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yx</text:p>
          </table:table-cell>
          <table:table-cell office:value-type="string" calcext:value-type="string">
            <text:p>A304</text:p>
          </table:table-cell>
          <table:table-cell table:formula="of:=UNICHAR(HEX2DEC([.B773]))" office:value-type="string" office:string-value="ꌄ" calcext:value-type="string">
            <text:p>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y</text:p>
          </table:table-cell>
          <table:table-cell office:value-type="string" calcext:value-type="string">
            <text:p>A305</text:p>
          </table:table-cell>
          <table:table-cell table:formula="of:=UNICHAR(HEX2DEC([.B774]))" office:value-type="string" office:string-value="ꌅ" calcext:value-type="string">
            <text:p>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yp</text:p>
          </table:table-cell>
          <table:table-cell office:value-type="string" calcext:value-type="string">
            <text:p>A306</text:p>
          </table:table-cell>
          <table:table-cell table:formula="of:=UNICHAR(HEX2DEC([.B775]))" office:value-type="string" office:string-value="ꌆ" calcext:value-type="string">
            <text:p>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yrx</text:p>
          </table:table-cell>
          <table:table-cell office:value-type="string" calcext:value-type="string">
            <text:p>A307</text:p>
          </table:table-cell>
          <table:table-cell table:formula="of:=UNICHAR(HEX2DEC([.B776]))" office:value-type="string" office:string-value="ꌇ" calcext:value-type="string">
            <text:p>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zyr</text:p>
          </table:table-cell>
          <table:table-cell office:value-type="string" calcext:value-type="string">
            <text:p>A308</text:p>
          </table:table-cell>
          <table:table-cell table:formula="of:=UNICHAR(HEX2DEC([.B777]))" office:value-type="string" office:string-value="ꌈ" calcext:value-type="string">
            <text:p>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A309</text:p>
          </table:table-cell>
          <table:table-cell table:formula="of:=UNICHAR(HEX2DEC([.B778]))" office:value-type="string" office:string-value="ꌉ" calcext:value-type="string">
            <text:p>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A30A</text:p>
          </table:table-cell>
          <table:table-cell table:formula="of:=UNICHAR(HEX2DEC([.B779]))" office:value-type="string" office:string-value="ꌊ" calcext:value-type="string">
            <text:p>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30B</text:p>
          </table:table-cell>
          <table:table-cell table:formula="of:=UNICHAR(HEX2DEC([.B780]))" office:value-type="string" office:string-value="ꌋ" calcext:value-type="string">
            <text:p>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p</text:p>
          </table:table-cell>
          <table:table-cell office:value-type="string" calcext:value-type="string">
            <text:p>A30C</text:p>
          </table:table-cell>
          <table:table-cell table:formula="of:=UNICHAR(HEX2DEC([.B781]))" office:value-type="string" office:string-value="ꌌ" calcext:value-type="string">
            <text:p>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x</text:p>
          </table:table-cell>
          <table:table-cell office:value-type="string" calcext:value-type="string">
            <text:p>A30D</text:p>
          </table:table-cell>
          <table:table-cell table:formula="of:=UNICHAR(HEX2DEC([.B782]))" office:value-type="string" office:string-value="ꌍ" calcext:value-type="string">
            <text:p>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</text:p>
          </table:table-cell>
          <table:table-cell office:value-type="string" calcext:value-type="string">
            <text:p>A30E</text:p>
          </table:table-cell>
          <table:table-cell table:formula="of:=UNICHAR(HEX2DEC([.B783]))" office:value-type="string" office:string-value="ꌎ" calcext:value-type="string">
            <text:p>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p</text:p>
          </table:table-cell>
          <table:table-cell office:value-type="string" calcext:value-type="string">
            <text:p>A30F</text:p>
          </table:table-cell>
          <table:table-cell table:formula="of:=UNICHAR(HEX2DEC([.B784]))" office:value-type="string" office:string-value="ꌏ" calcext:value-type="string">
            <text:p>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A310</text:p>
          </table:table-cell>
          <table:table-cell table:formula="of:=UNICHAR(HEX2DEC([.B785]))" office:value-type="string" office:string-value="ꌐ" calcext:value-type="string">
            <text:p>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x</text:p>
          </table:table-cell>
          <table:table-cell office:value-type="string" calcext:value-type="string">
            <text:p>A311</text:p>
          </table:table-cell>
          <table:table-cell table:formula="of:=UNICHAR(HEX2DEC([.B786]))" office:value-type="string" office:string-value="ꌑ" calcext:value-type="string">
            <text:p>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A312</text:p>
          </table:table-cell>
          <table:table-cell table:formula="of:=UNICHAR(HEX2DEC([.B787]))" office:value-type="string" office:string-value="ꌒ" calcext:value-type="string">
            <text:p>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A313</text:p>
          </table:table-cell>
          <table:table-cell table:formula="of:=UNICHAR(HEX2DEC([.B788]))" office:value-type="string" office:string-value="ꌓ" calcext:value-type="string">
            <text:p>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ox</text:p>
          </table:table-cell>
          <table:table-cell office:value-type="string" calcext:value-type="string">
            <text:p>A314</text:p>
          </table:table-cell>
          <table:table-cell table:formula="of:=UNICHAR(HEX2DEC([.B789]))" office:value-type="string" office:string-value="ꌔ" calcext:value-type="string">
            <text:p>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o</text:p>
          </table:table-cell>
          <table:table-cell office:value-type="string" calcext:value-type="string">
            <text:p>A315</text:p>
          </table:table-cell>
          <table:table-cell table:formula="of:=UNICHAR(HEX2DEC([.B790]))" office:value-type="string" office:string-value="ꌕ" calcext:value-type="string">
            <text:p>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op</text:p>
          </table:table-cell>
          <table:table-cell office:value-type="string" calcext:value-type="string">
            <text:p>A316</text:p>
          </table:table-cell>
          <table:table-cell table:formula="of:=UNICHAR(HEX2DEC([.B791]))" office:value-type="string" office:string-value="ꌖ" calcext:value-type="string">
            <text:p>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t</text:p>
          </table:table-cell>
          <table:table-cell office:value-type="string" calcext:value-type="string">
            <text:p>A317</text:p>
          </table:table-cell>
          <table:table-cell table:formula="of:=UNICHAR(HEX2DEC([.B792]))" office:value-type="string" office:string-value="ꌗ" calcext:value-type="string">
            <text:p>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x</text:p>
          </table:table-cell>
          <table:table-cell office:value-type="string" calcext:value-type="string">
            <text:p>A318</text:p>
          </table:table-cell>
          <table:table-cell table:formula="of:=UNICHAR(HEX2DEC([.B793]))" office:value-type="string" office:string-value="ꌘ" calcext:value-type="string">
            <text:p>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A319</text:p>
          </table:table-cell>
          <table:table-cell table:formula="of:=UNICHAR(HEX2DEC([.B794]))" office:value-type="string" office:string-value="ꌙ" calcext:value-type="string">
            <text:p>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p</text:p>
          </table:table-cell>
          <table:table-cell office:value-type="string" calcext:value-type="string">
            <text:p>A31A</text:p>
          </table:table-cell>
          <table:table-cell table:formula="of:=UNICHAR(HEX2DEC([.B795]))" office:value-type="string" office:string-value="ꌚ" calcext:value-type="string">
            <text:p>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A31B</text:p>
          </table:table-cell>
          <table:table-cell table:formula="of:=UNICHAR(HEX2DEC([.B796]))" office:value-type="string" office:string-value="ꌛ" calcext:value-type="string">
            <text:p>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A31C</text:p>
          </table:table-cell>
          <table:table-cell table:formula="of:=UNICHAR(HEX2DEC([.B797]))" office:value-type="string" office:string-value="ꌜ" calcext:value-type="string">
            <text:p>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A31D</text:p>
          </table:table-cell>
          <table:table-cell table:formula="of:=UNICHAR(HEX2DEC([.B798]))" office:value-type="string" office:string-value="ꌝ" calcext:value-type="string">
            <text:p>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t</text:p>
          </table:table-cell>
          <table:table-cell office:value-type="string" calcext:value-type="string">
            <text:p>A31E</text:p>
          </table:table-cell>
          <table:table-cell table:formula="of:=UNICHAR(HEX2DEC([.B799]))" office:value-type="string" office:string-value="ꌞ" calcext:value-type="string">
            <text:p>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x</text:p>
          </table:table-cell>
          <table:table-cell office:value-type="string" calcext:value-type="string">
            <text:p>A31F</text:p>
          </table:table-cell>
          <table:table-cell table:formula="of:=UNICHAR(HEX2DEC([.B800]))" office:value-type="string" office:string-value="ꌟ" calcext:value-type="string">
            <text:p>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A320</text:p>
          </table:table-cell>
          <table:table-cell table:formula="of:=UNICHAR(HEX2DEC([.B801]))" office:value-type="string" office:string-value="ꌠ" calcext:value-type="string">
            <text:p>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A321</text:p>
          </table:table-cell>
          <table:table-cell table:formula="of:=UNICHAR(HEX2DEC([.B802]))" office:value-type="string" office:string-value="ꌡ" calcext:value-type="string">
            <text:p>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x</text:p>
          </table:table-cell>
          <table:table-cell office:value-type="string" calcext:value-type="string">
            <text:p>A322</text:p>
          </table:table-cell>
          <table:table-cell table:formula="of:=UNICHAR(HEX2DEC([.B803]))" office:value-type="string" office:string-value="ꌢ" calcext:value-type="string">
            <text:p>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</text:p>
          </table:table-cell>
          <table:table-cell office:value-type="string" calcext:value-type="string">
            <text:p>A323</text:p>
          </table:table-cell>
          <table:table-cell table:formula="of:=UNICHAR(HEX2DEC([.B804]))" office:value-type="string" office:string-value="ꌣ" calcext:value-type="string">
            <text:p>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t</text:p>
          </table:table-cell>
          <table:table-cell office:value-type="string" calcext:value-type="string">
            <text:p>A324</text:p>
          </table:table-cell>
          <table:table-cell table:formula="of:=UNICHAR(HEX2DEC([.B805]))" office:value-type="string" office:string-value="ꌤ" calcext:value-type="string">
            <text:p>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x</text:p>
          </table:table-cell>
          <table:table-cell office:value-type="string" calcext:value-type="string">
            <text:p>A325</text:p>
          </table:table-cell>
          <table:table-cell table:formula="of:=UNICHAR(HEX2DEC([.B806]))" office:value-type="string" office:string-value="ꌥ" calcext:value-type="string">
            <text:p>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A326</text:p>
          </table:table-cell>
          <table:table-cell table:formula="of:=UNICHAR(HEX2DEC([.B807]))" office:value-type="string" office:string-value="ꌦ" calcext:value-type="string">
            <text:p>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A327</text:p>
          </table:table-cell>
          <table:table-cell table:formula="of:=UNICHAR(HEX2DEC([.B808]))" office:value-type="string" office:string-value="ꌧ" calcext:value-type="string">
            <text:p>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rx</text:p>
          </table:table-cell>
          <table:table-cell office:value-type="string" calcext:value-type="string">
            <text:p>A328</text:p>
          </table:table-cell>
          <table:table-cell table:formula="of:=UNICHAR(HEX2DEC([.B809]))" office:value-type="string" office:string-value="ꌨ" calcext:value-type="string">
            <text:p>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r</text:p>
          </table:table-cell>
          <table:table-cell office:value-type="string" calcext:value-type="string">
            <text:p>A329</text:p>
          </table:table-cell>
          <table:table-cell table:formula="of:=UNICHAR(HEX2DEC([.B810]))" office:value-type="string" office:string-value="ꌩ" calcext:value-type="string">
            <text:p>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it</text:p>
          </table:table-cell>
          <table:table-cell office:value-type="string" calcext:value-type="string">
            <text:p>A32A</text:p>
          </table:table-cell>
          <table:table-cell table:formula="of:=UNICHAR(HEX2DEC([.B811]))" office:value-type="string" office:string-value="ꌪ" calcext:value-type="string">
            <text:p>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ix</text:p>
          </table:table-cell>
          <table:table-cell office:value-type="string" calcext:value-type="string">
            <text:p>A32B</text:p>
          </table:table-cell>
          <table:table-cell table:formula="of:=UNICHAR(HEX2DEC([.B812]))" office:value-type="string" office:string-value="ꌫ" calcext:value-type="string">
            <text:p>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i</text:p>
          </table:table-cell>
          <table:table-cell office:value-type="string" calcext:value-type="string">
            <text:p>A32C</text:p>
          </table:table-cell>
          <table:table-cell table:formula="of:=UNICHAR(HEX2DEC([.B813]))" office:value-type="string" office:string-value="ꌬ" calcext:value-type="string">
            <text:p>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ip</text:p>
          </table:table-cell>
          <table:table-cell office:value-type="string" calcext:value-type="string">
            <text:p>A32D</text:p>
          </table:table-cell>
          <table:table-cell table:formula="of:=UNICHAR(HEX2DEC([.B814]))" office:value-type="string" office:string-value="ꌭ" calcext:value-type="string">
            <text:p>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iex</text:p>
          </table:table-cell>
          <table:table-cell office:value-type="string" calcext:value-type="string">
            <text:p>A32E</text:p>
          </table:table-cell>
          <table:table-cell table:formula="of:=UNICHAR(HEX2DEC([.B815]))" office:value-type="string" office:string-value="ꌮ" calcext:value-type="string">
            <text:p>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ie</text:p>
          </table:table-cell>
          <table:table-cell office:value-type="string" calcext:value-type="string">
            <text:p>A32F</text:p>
          </table:table-cell>
          <table:table-cell table:formula="of:=UNICHAR(HEX2DEC([.B816]))" office:value-type="string" office:string-value="ꌯ" calcext:value-type="string">
            <text:p>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iep</text:p>
          </table:table-cell>
          <table:table-cell office:value-type="string" calcext:value-type="string">
            <text:p>A330</text:p>
          </table:table-cell>
          <table:table-cell table:formula="of:=UNICHAR(HEX2DEC([.B817]))" office:value-type="string" office:string-value="ꌰ" calcext:value-type="string">
            <text:p>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at</text:p>
          </table:table-cell>
          <table:table-cell office:value-type="string" calcext:value-type="string">
            <text:p>A331</text:p>
          </table:table-cell>
          <table:table-cell table:formula="of:=UNICHAR(HEX2DEC([.B818]))" office:value-type="string" office:string-value="ꌱ" calcext:value-type="string">
            <text:p>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ax</text:p>
          </table:table-cell>
          <table:table-cell office:value-type="string" calcext:value-type="string">
            <text:p>A332</text:p>
          </table:table-cell>
          <table:table-cell table:formula="of:=UNICHAR(HEX2DEC([.B819]))" office:value-type="string" office:string-value="ꌲ" calcext:value-type="string">
            <text:p>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A333</text:p>
          </table:table-cell>
          <table:table-cell table:formula="of:=UNICHAR(HEX2DEC([.B820]))" office:value-type="string" office:string-value="ꌳ" calcext:value-type="string">
            <text:p>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ap</text:p>
          </table:table-cell>
          <table:table-cell office:value-type="string" calcext:value-type="string">
            <text:p>A334</text:p>
          </table:table-cell>
          <table:table-cell table:formula="of:=UNICHAR(HEX2DEC([.B821]))" office:value-type="string" office:string-value="ꌴ" calcext:value-type="string">
            <text:p>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ot</text:p>
          </table:table-cell>
          <table:table-cell office:value-type="string" calcext:value-type="string">
            <text:p>A335</text:p>
          </table:table-cell>
          <table:table-cell table:formula="of:=UNICHAR(HEX2DEC([.B822]))" office:value-type="string" office:string-value="ꌵ" calcext:value-type="string">
            <text:p>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ox</text:p>
          </table:table-cell>
          <table:table-cell office:value-type="string" calcext:value-type="string">
            <text:p>A336</text:p>
          </table:table-cell>
          <table:table-cell table:formula="of:=UNICHAR(HEX2DEC([.B823]))" office:value-type="string" office:string-value="ꌶ" calcext:value-type="string">
            <text:p>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o</text:p>
          </table:table-cell>
          <table:table-cell office:value-type="string" calcext:value-type="string">
            <text:p>A337</text:p>
          </table:table-cell>
          <table:table-cell table:formula="of:=UNICHAR(HEX2DEC([.B824]))" office:value-type="string" office:string-value="ꌷ" calcext:value-type="string">
            <text:p>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op</text:p>
          </table:table-cell>
          <table:table-cell office:value-type="string" calcext:value-type="string">
            <text:p>A338</text:p>
          </table:table-cell>
          <table:table-cell table:formula="of:=UNICHAR(HEX2DEC([.B825]))" office:value-type="string" office:string-value="ꌸ" calcext:value-type="string">
            <text:p>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ex</text:p>
          </table:table-cell>
          <table:table-cell office:value-type="string" calcext:value-type="string">
            <text:p>A339</text:p>
          </table:table-cell>
          <table:table-cell table:formula="of:=UNICHAR(HEX2DEC([.B826]))" office:value-type="string" office:string-value="ꌹ" calcext:value-type="string">
            <text:p>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e</text:p>
          </table:table-cell>
          <table:table-cell office:value-type="string" calcext:value-type="string">
            <text:p>A33A</text:p>
          </table:table-cell>
          <table:table-cell table:formula="of:=UNICHAR(HEX2DEC([.B827]))" office:value-type="string" office:string-value="ꌺ" calcext:value-type="string">
            <text:p>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ep</text:p>
          </table:table-cell>
          <table:table-cell office:value-type="string" calcext:value-type="string">
            <text:p>A33B</text:p>
          </table:table-cell>
          <table:table-cell table:formula="of:=UNICHAR(HEX2DEC([.B828]))" office:value-type="string" office:string-value="ꌻ" calcext:value-type="string">
            <text:p>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ut</text:p>
          </table:table-cell>
          <table:table-cell office:value-type="string" calcext:value-type="string">
            <text:p>A33C</text:p>
          </table:table-cell>
          <table:table-cell table:formula="of:=UNICHAR(HEX2DEC([.B829]))" office:value-type="string" office:string-value="ꌼ" calcext:value-type="string">
            <text:p>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ux</text:p>
          </table:table-cell>
          <table:table-cell office:value-type="string" calcext:value-type="string">
            <text:p>A33D</text:p>
          </table:table-cell>
          <table:table-cell table:formula="of:=UNICHAR(HEX2DEC([.B830]))" office:value-type="string" office:string-value="ꌽ" calcext:value-type="string">
            <text:p>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u</text:p>
          </table:table-cell>
          <table:table-cell office:value-type="string" calcext:value-type="string">
            <text:p>A33E</text:p>
          </table:table-cell>
          <table:table-cell table:formula="of:=UNICHAR(HEX2DEC([.B831]))" office:value-type="string" office:string-value="ꌾ" calcext:value-type="string">
            <text:p>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up</text:p>
          </table:table-cell>
          <table:table-cell office:value-type="string" calcext:value-type="string">
            <text:p>A33F</text:p>
          </table:table-cell>
          <table:table-cell table:formula="of:=UNICHAR(HEX2DEC([.B832]))" office:value-type="string" office:string-value="ꌿ" calcext:value-type="string">
            <text:p>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yt</text:p>
          </table:table-cell>
          <table:table-cell office:value-type="string" calcext:value-type="string">
            <text:p>A340</text:p>
          </table:table-cell>
          <table:table-cell table:formula="of:=UNICHAR(HEX2DEC([.B833]))" office:value-type="string" office:string-value="ꍀ" calcext:value-type="string">
            <text:p>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yx</text:p>
          </table:table-cell>
          <table:table-cell office:value-type="string" calcext:value-type="string">
            <text:p>A341</text:p>
          </table:table-cell>
          <table:table-cell table:formula="of:=UNICHAR(HEX2DEC([.B834]))" office:value-type="string" office:string-value="ꍁ" calcext:value-type="string">
            <text:p>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y</text:p>
          </table:table-cell>
          <table:table-cell office:value-type="string" calcext:value-type="string">
            <text:p>A342</text:p>
          </table:table-cell>
          <table:table-cell table:formula="of:=UNICHAR(HEX2DEC([.B835]))" office:value-type="string" office:string-value="ꍂ" calcext:value-type="string">
            <text:p>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yp</text:p>
          </table:table-cell>
          <table:table-cell office:value-type="string" calcext:value-type="string">
            <text:p>A343</text:p>
          </table:table-cell>
          <table:table-cell table:formula="of:=UNICHAR(HEX2DEC([.B836]))" office:value-type="string" office:string-value="ꍃ" calcext:value-type="string">
            <text:p>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yrx</text:p>
          </table:table-cell>
          <table:table-cell office:value-type="string" calcext:value-type="string">
            <text:p>A344</text:p>
          </table:table-cell>
          <table:table-cell table:formula="of:=UNICHAR(HEX2DEC([.B837]))" office:value-type="string" office:string-value="ꍄ" calcext:value-type="string">
            <text:p>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syr</text:p>
          </table:table-cell>
          <table:table-cell office:value-type="string" calcext:value-type="string">
            <text:p>A345</text:p>
          </table:table-cell>
          <table:table-cell table:formula="of:=UNICHAR(HEX2DEC([.B838]))" office:value-type="string" office:string-value="ꍅ" calcext:value-type="string">
            <text:p>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at</text:p>
          </table:table-cell>
          <table:table-cell office:value-type="string" calcext:value-type="string">
            <text:p>A346</text:p>
          </table:table-cell>
          <table:table-cell table:formula="of:=UNICHAR(HEX2DEC([.B839]))" office:value-type="string" office:string-value="ꍆ" calcext:value-type="string">
            <text:p>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ax</text:p>
          </table:table-cell>
          <table:table-cell office:value-type="string" calcext:value-type="string">
            <text:p>A347</text:p>
          </table:table-cell>
          <table:table-cell table:formula="of:=UNICHAR(HEX2DEC([.B840]))" office:value-type="string" office:string-value="ꍇ" calcext:value-type="string">
            <text:p>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a</text:p>
          </table:table-cell>
          <table:table-cell office:value-type="string" calcext:value-type="string">
            <text:p>A348</text:p>
          </table:table-cell>
          <table:table-cell table:formula="of:=UNICHAR(HEX2DEC([.B841]))" office:value-type="string" office:string-value="ꍈ" calcext:value-type="string">
            <text:p>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ap</text:p>
          </table:table-cell>
          <table:table-cell office:value-type="string" calcext:value-type="string">
            <text:p>A349</text:p>
          </table:table-cell>
          <table:table-cell table:formula="of:=UNICHAR(HEX2DEC([.B842]))" office:value-type="string" office:string-value="ꍉ" calcext:value-type="string">
            <text:p>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ox</text:p>
          </table:table-cell>
          <table:table-cell office:value-type="string" calcext:value-type="string">
            <text:p>A34A</text:p>
          </table:table-cell>
          <table:table-cell table:formula="of:=UNICHAR(HEX2DEC([.B843]))" office:value-type="string" office:string-value="ꍊ" calcext:value-type="string">
            <text:p>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o</text:p>
          </table:table-cell>
          <table:table-cell office:value-type="string" calcext:value-type="string">
            <text:p>A34B</text:p>
          </table:table-cell>
          <table:table-cell table:formula="of:=UNICHAR(HEX2DEC([.B844]))" office:value-type="string" office:string-value="ꍋ" calcext:value-type="string">
            <text:p>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op</text:p>
          </table:table-cell>
          <table:table-cell office:value-type="string" calcext:value-type="string">
            <text:p>A34C</text:p>
          </table:table-cell>
          <table:table-cell table:formula="of:=UNICHAR(HEX2DEC([.B845]))" office:value-type="string" office:string-value="ꍌ" calcext:value-type="string">
            <text:p>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ot</text:p>
          </table:table-cell>
          <table:table-cell office:value-type="string" calcext:value-type="string">
            <text:p>A34D</text:p>
          </table:table-cell>
          <table:table-cell table:formula="of:=UNICHAR(HEX2DEC([.B846]))" office:value-type="string" office:string-value="ꍍ" calcext:value-type="string">
            <text:p>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ox</text:p>
          </table:table-cell>
          <table:table-cell office:value-type="string" calcext:value-type="string">
            <text:p>A34E</text:p>
          </table:table-cell>
          <table:table-cell table:formula="of:=UNICHAR(HEX2DEC([.B847]))" office:value-type="string" office:string-value="ꍎ" calcext:value-type="string">
            <text:p>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o</text:p>
          </table:table-cell>
          <table:table-cell office:value-type="string" calcext:value-type="string">
            <text:p>A34F</text:p>
          </table:table-cell>
          <table:table-cell table:formula="of:=UNICHAR(HEX2DEC([.B848]))" office:value-type="string" office:string-value="ꍏ" calcext:value-type="string">
            <text:p>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op</text:p>
          </table:table-cell>
          <table:table-cell office:value-type="string" calcext:value-type="string">
            <text:p>A350</text:p>
          </table:table-cell>
          <table:table-cell table:formula="of:=UNICHAR(HEX2DEC([.B849]))" office:value-type="string" office:string-value="ꍐ" calcext:value-type="string">
            <text:p>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et</text:p>
          </table:table-cell>
          <table:table-cell office:value-type="string" calcext:value-type="string">
            <text:p>A351</text:p>
          </table:table-cell>
          <table:table-cell table:formula="of:=UNICHAR(HEX2DEC([.B850]))" office:value-type="string" office:string-value="ꍑ" calcext:value-type="string">
            <text:p>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ex</text:p>
          </table:table-cell>
          <table:table-cell office:value-type="string" calcext:value-type="string">
            <text:p>A352</text:p>
          </table:table-cell>
          <table:table-cell table:formula="of:=UNICHAR(HEX2DEC([.B851]))" office:value-type="string" office:string-value="ꍒ" calcext:value-type="string">
            <text:p>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e</text:p>
          </table:table-cell>
          <table:table-cell office:value-type="string" calcext:value-type="string">
            <text:p>A353</text:p>
          </table:table-cell>
          <table:table-cell table:formula="of:=UNICHAR(HEX2DEC([.B852]))" office:value-type="string" office:string-value="ꍓ" calcext:value-type="string">
            <text:p>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ep</text:p>
          </table:table-cell>
          <table:table-cell office:value-type="string" calcext:value-type="string">
            <text:p>A354</text:p>
          </table:table-cell>
          <table:table-cell table:formula="of:=UNICHAR(HEX2DEC([.B853]))" office:value-type="string" office:string-value="ꍔ" calcext:value-type="string">
            <text:p>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t</text:p>
          </table:table-cell>
          <table:table-cell office:value-type="string" calcext:value-type="string">
            <text:p>A355</text:p>
          </table:table-cell>
          <table:table-cell table:formula="of:=UNICHAR(HEX2DEC([.B854]))" office:value-type="string" office:string-value="ꍕ" calcext:value-type="string">
            <text:p>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x</text:p>
          </table:table-cell>
          <table:table-cell office:value-type="string" calcext:value-type="string">
            <text:p>A356</text:p>
          </table:table-cell>
          <table:table-cell table:formula="of:=UNICHAR(HEX2DEC([.B855]))" office:value-type="string" office:string-value="ꍖ" calcext:value-type="string">
            <text:p>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</text:p>
          </table:table-cell>
          <table:table-cell office:value-type="string" calcext:value-type="string">
            <text:p>A357</text:p>
          </table:table-cell>
          <table:table-cell table:formula="of:=UNICHAR(HEX2DEC([.B856]))" office:value-type="string" office:string-value="ꍗ" calcext:value-type="string">
            <text:p>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p</text:p>
          </table:table-cell>
          <table:table-cell office:value-type="string" calcext:value-type="string">
            <text:p>A358</text:p>
          </table:table-cell>
          <table:table-cell table:formula="of:=UNICHAR(HEX2DEC([.B857]))" office:value-type="string" office:string-value="ꍘ" calcext:value-type="string">
            <text:p>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rx</text:p>
          </table:table-cell>
          <table:table-cell office:value-type="string" calcext:value-type="string">
            <text:p>A359</text:p>
          </table:table-cell>
          <table:table-cell table:formula="of:=UNICHAR(HEX2DEC([.B858]))" office:value-type="string" office:string-value="ꍙ" calcext:value-type="string">
            <text:p>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r</text:p>
          </table:table-cell>
          <table:table-cell office:value-type="string" calcext:value-type="string">
            <text:p>A35A</text:p>
          </table:table-cell>
          <table:table-cell table:formula="of:=UNICHAR(HEX2DEC([.B859]))" office:value-type="string" office:string-value="ꍚ" calcext:value-type="string">
            <text:p>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yt</text:p>
          </table:table-cell>
          <table:table-cell office:value-type="string" calcext:value-type="string">
            <text:p>A35B</text:p>
          </table:table-cell>
          <table:table-cell table:formula="of:=UNICHAR(HEX2DEC([.B860]))" office:value-type="string" office:string-value="ꍛ" calcext:value-type="string">
            <text:p>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yx</text:p>
          </table:table-cell>
          <table:table-cell office:value-type="string" calcext:value-type="string">
            <text:p>A35C</text:p>
          </table:table-cell>
          <table:table-cell table:formula="of:=UNICHAR(HEX2DEC([.B861]))" office:value-type="string" office:string-value="ꍜ" calcext:value-type="string">
            <text:p>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y</text:p>
          </table:table-cell>
          <table:table-cell office:value-type="string" calcext:value-type="string">
            <text:p>A35D</text:p>
          </table:table-cell>
          <table:table-cell table:formula="of:=UNICHAR(HEX2DEC([.B862]))" office:value-type="string" office:string-value="ꍝ" calcext:value-type="string">
            <text:p>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yp</text:p>
          </table:table-cell>
          <table:table-cell office:value-type="string" calcext:value-type="string">
            <text:p>A35E</text:p>
          </table:table-cell>
          <table:table-cell table:formula="of:=UNICHAR(HEX2DEC([.B863]))" office:value-type="string" office:string-value="ꍞ" calcext:value-type="string">
            <text:p>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yrx</text:p>
          </table:table-cell>
          <table:table-cell office:value-type="string" calcext:value-type="string">
            <text:p>A35F</text:p>
          </table:table-cell>
          <table:table-cell table:formula="of:=UNICHAR(HEX2DEC([.B864]))" office:value-type="string" office:string-value="ꍟ" calcext:value-type="string">
            <text:p>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yr</text:p>
          </table:table-cell>
          <table:table-cell office:value-type="string" calcext:value-type="string">
            <text:p>A360</text:p>
          </table:table-cell>
          <table:table-cell table:formula="of:=UNICHAR(HEX2DEC([.B865]))" office:value-type="string" office:string-value="ꍠ" calcext:value-type="string">
            <text:p>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A361</text:p>
          </table:table-cell>
          <table:table-cell table:formula="of:=UNICHAR(HEX2DEC([.B866]))" office:value-type="string" office:string-value="ꍡ" calcext:value-type="string">
            <text:p>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x</text:p>
          </table:table-cell>
          <table:table-cell office:value-type="string" calcext:value-type="string">
            <text:p>A362</text:p>
          </table:table-cell>
          <table:table-cell table:formula="of:=UNICHAR(HEX2DEC([.B867]))" office:value-type="string" office:string-value="ꍢ" calcext:value-type="string">
            <text:p>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A363</text:p>
          </table:table-cell>
          <table:table-cell table:formula="of:=UNICHAR(HEX2DEC([.B868]))" office:value-type="string" office:string-value="ꍣ" calcext:value-type="string">
            <text:p>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p</text:p>
          </table:table-cell>
          <table:table-cell office:value-type="string" calcext:value-type="string">
            <text:p>A364</text:p>
          </table:table-cell>
          <table:table-cell table:formula="of:=UNICHAR(HEX2DEC([.B869]))" office:value-type="string" office:string-value="ꍤ" calcext:value-type="string">
            <text:p>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ot</text:p>
          </table:table-cell>
          <table:table-cell office:value-type="string" calcext:value-type="string">
            <text:p>A365</text:p>
          </table:table-cell>
          <table:table-cell table:formula="of:=UNICHAR(HEX2DEC([.B870]))" office:value-type="string" office:string-value="ꍥ" calcext:value-type="string">
            <text:p>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ox</text:p>
          </table:table-cell>
          <table:table-cell office:value-type="string" calcext:value-type="string">
            <text:p>A366</text:p>
          </table:table-cell>
          <table:table-cell table:formula="of:=UNICHAR(HEX2DEC([.B871]))" office:value-type="string" office:string-value="ꍦ" calcext:value-type="string">
            <text:p>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o</text:p>
          </table:table-cell>
          <table:table-cell office:value-type="string" calcext:value-type="string">
            <text:p>A367</text:p>
          </table:table-cell>
          <table:table-cell table:formula="of:=UNICHAR(HEX2DEC([.B872]))" office:value-type="string" office:string-value="ꍧ" calcext:value-type="string">
            <text:p>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op</text:p>
          </table:table-cell>
          <table:table-cell office:value-type="string" calcext:value-type="string">
            <text:p>A368</text:p>
          </table:table-cell>
          <table:table-cell table:formula="of:=UNICHAR(HEX2DEC([.B873]))" office:value-type="string" office:string-value="ꍨ" calcext:value-type="string">
            <text:p>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t</text:p>
          </table:table-cell>
          <table:table-cell office:value-type="string" calcext:value-type="string">
            <text:p>A369</text:p>
          </table:table-cell>
          <table:table-cell table:formula="of:=UNICHAR(HEX2DEC([.B874]))" office:value-type="string" office:string-value="ꍩ" calcext:value-type="string">
            <text:p>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x</text:p>
          </table:table-cell>
          <table:table-cell office:value-type="string" calcext:value-type="string">
            <text:p>A36A</text:p>
          </table:table-cell>
          <table:table-cell table:formula="of:=UNICHAR(HEX2DEC([.B875]))" office:value-type="string" office:string-value="ꍪ" calcext:value-type="string">
            <text:p>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A36B</text:p>
          </table:table-cell>
          <table:table-cell table:formula="of:=UNICHAR(HEX2DEC([.B876]))" office:value-type="string" office:string-value="ꍫ" calcext:value-type="string">
            <text:p>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p</text:p>
          </table:table-cell>
          <table:table-cell office:value-type="string" calcext:value-type="string">
            <text:p>A36C</text:p>
          </table:table-cell>
          <table:table-cell table:formula="of:=UNICHAR(HEX2DEC([.B877]))" office:value-type="string" office:string-value="ꍬ" calcext:value-type="string">
            <text:p>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t</text:p>
          </table:table-cell>
          <table:table-cell office:value-type="string" calcext:value-type="string">
            <text:p>A36D</text:p>
          </table:table-cell>
          <table:table-cell table:formula="of:=UNICHAR(HEX2DEC([.B878]))" office:value-type="string" office:string-value="ꍭ" calcext:value-type="string">
            <text:p>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x</text:p>
          </table:table-cell>
          <table:table-cell office:value-type="string" calcext:value-type="string">
            <text:p>A36E</text:p>
          </table:table-cell>
          <table:table-cell table:formula="of:=UNICHAR(HEX2DEC([.B879]))" office:value-type="string" office:string-value="ꍮ" calcext:value-type="string">
            <text:p>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A36F</text:p>
          </table:table-cell>
          <table:table-cell table:formula="of:=UNICHAR(HEX2DEC([.B880]))" office:value-type="string" office:string-value="ꍯ" calcext:value-type="string">
            <text:p>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p</text:p>
          </table:table-cell>
          <table:table-cell office:value-type="string" calcext:value-type="string">
            <text:p>A370</text:p>
          </table:table-cell>
          <table:table-cell table:formula="of:=UNICHAR(HEX2DEC([.B881]))" office:value-type="string" office:string-value="ꍰ" calcext:value-type="string">
            <text:p>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x</text:p>
          </table:table-cell>
          <table:table-cell office:value-type="string" calcext:value-type="string">
            <text:p>A371</text:p>
          </table:table-cell>
          <table:table-cell table:formula="of:=UNICHAR(HEX2DEC([.B882]))" office:value-type="string" office:string-value="ꍱ" calcext:value-type="string">
            <text:p>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A372</text:p>
          </table:table-cell>
          <table:table-cell table:formula="of:=UNICHAR(HEX2DEC([.B883]))" office:value-type="string" office:string-value="ꍲ" calcext:value-type="string">
            <text:p>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p</text:p>
          </table:table-cell>
          <table:table-cell office:value-type="string" calcext:value-type="string">
            <text:p>A373</text:p>
          </table:table-cell>
          <table:table-cell table:formula="of:=UNICHAR(HEX2DEC([.B884]))" office:value-type="string" office:string-value="ꍳ" calcext:value-type="string">
            <text:p>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rx</text:p>
          </table:table-cell>
          <table:table-cell office:value-type="string" calcext:value-type="string">
            <text:p>A374</text:p>
          </table:table-cell>
          <table:table-cell table:formula="of:=UNICHAR(HEX2DEC([.B885]))" office:value-type="string" office:string-value="ꍴ" calcext:value-type="string">
            <text:p>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r</text:p>
          </table:table-cell>
          <table:table-cell office:value-type="string" calcext:value-type="string">
            <text:p>A375</text:p>
          </table:table-cell>
          <table:table-cell table:formula="of:=UNICHAR(HEX2DEC([.B886]))" office:value-type="string" office:string-value="ꍵ" calcext:value-type="string">
            <text:p>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yt</text:p>
          </table:table-cell>
          <table:table-cell office:value-type="string" calcext:value-type="string">
            <text:p>A376</text:p>
          </table:table-cell>
          <table:table-cell table:formula="of:=UNICHAR(HEX2DEC([.B887]))" office:value-type="string" office:string-value="ꍶ" calcext:value-type="string">
            <text:p>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yx</text:p>
          </table:table-cell>
          <table:table-cell office:value-type="string" calcext:value-type="string">
            <text:p>A377</text:p>
          </table:table-cell>
          <table:table-cell table:formula="of:=UNICHAR(HEX2DEC([.B888]))" office:value-type="string" office:string-value="ꍷ" calcext:value-type="string">
            <text:p>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y</text:p>
          </table:table-cell>
          <table:table-cell office:value-type="string" calcext:value-type="string">
            <text:p>A378</text:p>
          </table:table-cell>
          <table:table-cell table:formula="of:=UNICHAR(HEX2DEC([.B889]))" office:value-type="string" office:string-value="ꍸ" calcext:value-type="string">
            <text:p>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yp</text:p>
          </table:table-cell>
          <table:table-cell office:value-type="string" calcext:value-type="string">
            <text:p>A379</text:p>
          </table:table-cell>
          <table:table-cell table:formula="of:=UNICHAR(HEX2DEC([.B890]))" office:value-type="string" office:string-value="ꍹ" calcext:value-type="string">
            <text:p>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yrx</text:p>
          </table:table-cell>
          <table:table-cell office:value-type="string" calcext:value-type="string">
            <text:p>A37A</text:p>
          </table:table-cell>
          <table:table-cell table:formula="of:=UNICHAR(HEX2DEC([.B891]))" office:value-type="string" office:string-value="ꍺ" calcext:value-type="string">
            <text:p>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yr</text:p>
          </table:table-cell>
          <table:table-cell office:value-type="string" calcext:value-type="string">
            <text:p>A37B</text:p>
          </table:table-cell>
          <table:table-cell table:formula="of:=UNICHAR(HEX2DEC([.B892]))" office:value-type="string" office:string-value="ꍻ" calcext:value-type="string">
            <text:p>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ax</text:p>
          </table:table-cell>
          <table:table-cell office:value-type="string" calcext:value-type="string">
            <text:p>A37C</text:p>
          </table:table-cell>
          <table:table-cell table:formula="of:=UNICHAR(HEX2DEC([.B893]))" office:value-type="string" office:string-value="ꍼ" calcext:value-type="string">
            <text:p>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a</text:p>
          </table:table-cell>
          <table:table-cell office:value-type="string" calcext:value-type="string">
            <text:p>A37D</text:p>
          </table:table-cell>
          <table:table-cell table:formula="of:=UNICHAR(HEX2DEC([.B894]))" office:value-type="string" office:string-value="ꍽ" calcext:value-type="string">
            <text:p>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uox</text:p>
          </table:table-cell>
          <table:table-cell office:value-type="string" calcext:value-type="string">
            <text:p>A37E</text:p>
          </table:table-cell>
          <table:table-cell table:formula="of:=UNICHAR(HEX2DEC([.B895]))" office:value-type="string" office:string-value="ꍾ" calcext:value-type="string">
            <text:p>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uo</text:p>
          </table:table-cell>
          <table:table-cell office:value-type="string" calcext:value-type="string">
            <text:p>A37F</text:p>
          </table:table-cell>
          <table:table-cell table:formula="of:=UNICHAR(HEX2DEC([.B896]))" office:value-type="string" office:string-value="ꍿ" calcext:value-type="string">
            <text:p>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ot</text:p>
          </table:table-cell>
          <table:table-cell office:value-type="string" calcext:value-type="string">
            <text:p>A380</text:p>
          </table:table-cell>
          <table:table-cell table:formula="of:=UNICHAR(HEX2DEC([.B897]))" office:value-type="string" office:string-value="ꎀ" calcext:value-type="string">
            <text:p>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ox</text:p>
          </table:table-cell>
          <table:table-cell office:value-type="string" calcext:value-type="string">
            <text:p>A381</text:p>
          </table:table-cell>
          <table:table-cell table:formula="of:=UNICHAR(HEX2DEC([.B898]))" office:value-type="string" office:string-value="ꎁ" calcext:value-type="string">
            <text:p>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o</text:p>
          </table:table-cell>
          <table:table-cell office:value-type="string" calcext:value-type="string">
            <text:p>A382</text:p>
          </table:table-cell>
          <table:table-cell table:formula="of:=UNICHAR(HEX2DEC([.B899]))" office:value-type="string" office:string-value="ꎂ" calcext:value-type="string">
            <text:p>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op</text:p>
          </table:table-cell>
          <table:table-cell office:value-type="string" calcext:value-type="string">
            <text:p>A383</text:p>
          </table:table-cell>
          <table:table-cell table:formula="of:=UNICHAR(HEX2DEC([.B900]))" office:value-type="string" office:string-value="ꎃ" calcext:value-type="string">
            <text:p>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et</text:p>
          </table:table-cell>
          <table:table-cell office:value-type="string" calcext:value-type="string">
            <text:p>A384</text:p>
          </table:table-cell>
          <table:table-cell table:formula="of:=UNICHAR(HEX2DEC([.B901]))" office:value-type="string" office:string-value="ꎄ" calcext:value-type="string">
            <text:p>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ex</text:p>
          </table:table-cell>
          <table:table-cell office:value-type="string" calcext:value-type="string">
            <text:p>A385</text:p>
          </table:table-cell>
          <table:table-cell table:formula="of:=UNICHAR(HEX2DEC([.B902]))" office:value-type="string" office:string-value="ꎅ" calcext:value-type="string">
            <text:p>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e</text:p>
          </table:table-cell>
          <table:table-cell office:value-type="string" calcext:value-type="string">
            <text:p>A386</text:p>
          </table:table-cell>
          <table:table-cell table:formula="of:=UNICHAR(HEX2DEC([.B903]))" office:value-type="string" office:string-value="ꎆ" calcext:value-type="string">
            <text:p>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ep</text:p>
          </table:table-cell>
          <table:table-cell office:value-type="string" calcext:value-type="string">
            <text:p>A387</text:p>
          </table:table-cell>
          <table:table-cell table:formula="of:=UNICHAR(HEX2DEC([.B904]))" office:value-type="string" office:string-value="ꎇ" calcext:value-type="string">
            <text:p>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ut</text:p>
          </table:table-cell>
          <table:table-cell office:value-type="string" calcext:value-type="string">
            <text:p>A388</text:p>
          </table:table-cell>
          <table:table-cell table:formula="of:=UNICHAR(HEX2DEC([.B905]))" office:value-type="string" office:string-value="ꎈ" calcext:value-type="string">
            <text:p>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ux</text:p>
          </table:table-cell>
          <table:table-cell office:value-type="string" calcext:value-type="string">
            <text:p>A389</text:p>
          </table:table-cell>
          <table:table-cell table:formula="of:=UNICHAR(HEX2DEC([.B906]))" office:value-type="string" office:string-value="ꎉ" calcext:value-type="string">
            <text:p>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u</text:p>
          </table:table-cell>
          <table:table-cell office:value-type="string" calcext:value-type="string">
            <text:p>A38A</text:p>
          </table:table-cell>
          <table:table-cell table:formula="of:=UNICHAR(HEX2DEC([.B907]))" office:value-type="string" office:string-value="ꎊ" calcext:value-type="string">
            <text:p>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up</text:p>
          </table:table-cell>
          <table:table-cell office:value-type="string" calcext:value-type="string">
            <text:p>A38B</text:p>
          </table:table-cell>
          <table:table-cell table:formula="of:=UNICHAR(HEX2DEC([.B908]))" office:value-type="string" office:string-value="ꎋ" calcext:value-type="string">
            <text:p>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urx</text:p>
          </table:table-cell>
          <table:table-cell office:value-type="string" calcext:value-type="string">
            <text:p>A38C</text:p>
          </table:table-cell>
          <table:table-cell table:formula="of:=UNICHAR(HEX2DEC([.B909]))" office:value-type="string" office:string-value="ꎌ" calcext:value-type="string">
            <text:p>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ur</text:p>
          </table:table-cell>
          <table:table-cell office:value-type="string" calcext:value-type="string">
            <text:p>A38D</text:p>
          </table:table-cell>
          <table:table-cell table:formula="of:=UNICHAR(HEX2DEC([.B910]))" office:value-type="string" office:string-value="ꎍ" calcext:value-type="string">
            <text:p>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yt</text:p>
          </table:table-cell>
          <table:table-cell office:value-type="string" calcext:value-type="string">
            <text:p>A38E</text:p>
          </table:table-cell>
          <table:table-cell table:formula="of:=UNICHAR(HEX2DEC([.B911]))" office:value-type="string" office:string-value="ꎎ" calcext:value-type="string">
            <text:p>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yx</text:p>
          </table:table-cell>
          <table:table-cell office:value-type="string" calcext:value-type="string">
            <text:p>A38F</text:p>
          </table:table-cell>
          <table:table-cell table:formula="of:=UNICHAR(HEX2DEC([.B912]))" office:value-type="string" office:string-value="ꎏ" calcext:value-type="string">
            <text:p>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y</text:p>
          </table:table-cell>
          <table:table-cell office:value-type="string" calcext:value-type="string">
            <text:p>A390</text:p>
          </table:table-cell>
          <table:table-cell table:formula="of:=UNICHAR(HEX2DEC([.B913]))" office:value-type="string" office:string-value="ꎐ" calcext:value-type="string">
            <text:p>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yp</text:p>
          </table:table-cell>
          <table:table-cell office:value-type="string" calcext:value-type="string">
            <text:p>A391</text:p>
          </table:table-cell>
          <table:table-cell table:formula="of:=UNICHAR(HEX2DEC([.B914]))" office:value-type="string" office:string-value="ꎑ" calcext:value-type="string">
            <text:p>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yrx</text:p>
          </table:table-cell>
          <table:table-cell office:value-type="string" calcext:value-type="string">
            <text:p>A392</text:p>
          </table:table-cell>
          <table:table-cell table:formula="of:=UNICHAR(HEX2DEC([.B915]))" office:value-type="string" office:string-value="ꎒ" calcext:value-type="string">
            <text:p>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ryr</text:p>
          </table:table-cell>
          <table:table-cell office:value-type="string" calcext:value-type="string">
            <text:p>A393</text:p>
          </table:table-cell>
          <table:table-cell table:formula="of:=UNICHAR(HEX2DEC([.B916]))" office:value-type="string" office:string-value="ꎓ" calcext:value-type="string">
            <text:p>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at</text:p>
          </table:table-cell>
          <table:table-cell office:value-type="string" calcext:value-type="string">
            <text:p>A394</text:p>
          </table:table-cell>
          <table:table-cell table:formula="of:=UNICHAR(HEX2DEC([.B917]))" office:value-type="string" office:string-value="ꎔ" calcext:value-type="string">
            <text:p>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ax</text:p>
          </table:table-cell>
          <table:table-cell office:value-type="string" calcext:value-type="string">
            <text:p>A395</text:p>
          </table:table-cell>
          <table:table-cell table:formula="of:=UNICHAR(HEX2DEC([.B918]))" office:value-type="string" office:string-value="ꎕ" calcext:value-type="string">
            <text:p>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a</text:p>
          </table:table-cell>
          <table:table-cell office:value-type="string" calcext:value-type="string">
            <text:p>A396</text:p>
          </table:table-cell>
          <table:table-cell table:formula="of:=UNICHAR(HEX2DEC([.B919]))" office:value-type="string" office:string-value="ꎖ" calcext:value-type="string">
            <text:p>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ap</text:p>
          </table:table-cell>
          <table:table-cell office:value-type="string" calcext:value-type="string">
            <text:p>A397</text:p>
          </table:table-cell>
          <table:table-cell table:formula="of:=UNICHAR(HEX2DEC([.B920]))" office:value-type="string" office:string-value="ꎗ" calcext:value-type="string">
            <text:p>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ox</text:p>
          </table:table-cell>
          <table:table-cell office:value-type="string" calcext:value-type="string">
            <text:p>A398</text:p>
          </table:table-cell>
          <table:table-cell table:formula="of:=UNICHAR(HEX2DEC([.B921]))" office:value-type="string" office:string-value="ꎘ" calcext:value-type="string">
            <text:p>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A399</text:p>
          </table:table-cell>
          <table:table-cell table:formula="of:=UNICHAR(HEX2DEC([.B922]))" office:value-type="string" office:string-value="ꎙ" calcext:value-type="string">
            <text:p>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op</text:p>
          </table:table-cell>
          <table:table-cell office:value-type="string" calcext:value-type="string">
            <text:p>A39A</text:p>
          </table:table-cell>
          <table:table-cell table:formula="of:=UNICHAR(HEX2DEC([.B923]))" office:value-type="string" office:string-value="ꎚ" calcext:value-type="string">
            <text:p>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et</text:p>
          </table:table-cell>
          <table:table-cell office:value-type="string" calcext:value-type="string">
            <text:p>A39B</text:p>
          </table:table-cell>
          <table:table-cell table:formula="of:=UNICHAR(HEX2DEC([.B924]))" office:value-type="string" office:string-value="ꎛ" calcext:value-type="string">
            <text:p>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ex</text:p>
          </table:table-cell>
          <table:table-cell office:value-type="string" calcext:value-type="string">
            <text:p>A39C</text:p>
          </table:table-cell>
          <table:table-cell table:formula="of:=UNICHAR(HEX2DEC([.B925]))" office:value-type="string" office:string-value="ꎜ" calcext:value-type="string">
            <text:p>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e</text:p>
          </table:table-cell>
          <table:table-cell office:value-type="string" calcext:value-type="string">
            <text:p>A39D</text:p>
          </table:table-cell>
          <table:table-cell table:formula="of:=UNICHAR(HEX2DEC([.B926]))" office:value-type="string" office:string-value="ꎝ" calcext:value-type="string">
            <text:p>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ep</text:p>
          </table:table-cell>
          <table:table-cell office:value-type="string" calcext:value-type="string">
            <text:p>A39E</text:p>
          </table:table-cell>
          <table:table-cell table:formula="of:=UNICHAR(HEX2DEC([.B927]))" office:value-type="string" office:string-value="ꎞ" calcext:value-type="string">
            <text:p>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ut</text:p>
          </table:table-cell>
          <table:table-cell office:value-type="string" calcext:value-type="string">
            <text:p>A39F</text:p>
          </table:table-cell>
          <table:table-cell table:formula="of:=UNICHAR(HEX2DEC([.B928]))" office:value-type="string" office:string-value="ꎟ" calcext:value-type="string">
            <text:p>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ux</text:p>
          </table:table-cell>
          <table:table-cell office:value-type="string" calcext:value-type="string">
            <text:p>A3A0</text:p>
          </table:table-cell>
          <table:table-cell table:formula="of:=UNICHAR(HEX2DEC([.B929]))" office:value-type="string" office:string-value="ꎠ" calcext:value-type="string">
            <text:p>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u</text:p>
          </table:table-cell>
          <table:table-cell office:value-type="string" calcext:value-type="string">
            <text:p>A3A1</text:p>
          </table:table-cell>
          <table:table-cell table:formula="of:=UNICHAR(HEX2DEC([.B930]))" office:value-type="string" office:string-value="ꎡ" calcext:value-type="string">
            <text:p>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up</text:p>
          </table:table-cell>
          <table:table-cell office:value-type="string" calcext:value-type="string">
            <text:p>A3A2</text:p>
          </table:table-cell>
          <table:table-cell table:formula="of:=UNICHAR(HEX2DEC([.B931]))" office:value-type="string" office:string-value="ꎢ" calcext:value-type="string">
            <text:p>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urx</text:p>
          </table:table-cell>
          <table:table-cell office:value-type="string" calcext:value-type="string">
            <text:p>A3A3</text:p>
          </table:table-cell>
          <table:table-cell table:formula="of:=UNICHAR(HEX2DEC([.B932]))" office:value-type="string" office:string-value="ꎣ" calcext:value-type="string">
            <text:p>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ur</text:p>
          </table:table-cell>
          <table:table-cell office:value-type="string" calcext:value-type="string">
            <text:p>A3A4</text:p>
          </table:table-cell>
          <table:table-cell table:formula="of:=UNICHAR(HEX2DEC([.B933]))" office:value-type="string" office:string-value="ꎤ" calcext:value-type="string">
            <text:p>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yt</text:p>
          </table:table-cell>
          <table:table-cell office:value-type="string" calcext:value-type="string">
            <text:p>A3A5</text:p>
          </table:table-cell>
          <table:table-cell table:formula="of:=UNICHAR(HEX2DEC([.B934]))" office:value-type="string" office:string-value="ꎥ" calcext:value-type="string">
            <text:p>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yx</text:p>
          </table:table-cell>
          <table:table-cell office:value-type="string" calcext:value-type="string">
            <text:p>A3A6</text:p>
          </table:table-cell>
          <table:table-cell table:formula="of:=UNICHAR(HEX2DEC([.B935]))" office:value-type="string" office:string-value="ꎦ" calcext:value-type="string">
            <text:p>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y</text:p>
          </table:table-cell>
          <table:table-cell office:value-type="string" calcext:value-type="string">
            <text:p>A3A7</text:p>
          </table:table-cell>
          <table:table-cell table:formula="of:=UNICHAR(HEX2DEC([.B936]))" office:value-type="string" office:string-value="ꎧ" calcext:value-type="string">
            <text:p>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yp</text:p>
          </table:table-cell>
          <table:table-cell office:value-type="string" calcext:value-type="string">
            <text:p>A3A8</text:p>
          </table:table-cell>
          <table:table-cell table:formula="of:=UNICHAR(HEX2DEC([.B937]))" office:value-type="string" office:string-value="ꎨ" calcext:value-type="string">
            <text:p>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yrx</text:p>
          </table:table-cell>
          <table:table-cell office:value-type="string" calcext:value-type="string">
            <text:p>A3A9</text:p>
          </table:table-cell>
          <table:table-cell table:formula="of:=UNICHAR(HEX2DEC([.B938]))" office:value-type="string" office:string-value="ꎩ" calcext:value-type="string">
            <text:p>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yr</text:p>
          </table:table-cell>
          <table:table-cell office:value-type="string" calcext:value-type="string">
            <text:p>A3AA</text:p>
          </table:table-cell>
          <table:table-cell table:formula="of:=UNICHAR(HEX2DEC([.B939]))" office:value-type="string" office:string-value="ꎪ" calcext:value-type="string">
            <text:p>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t</text:p>
          </table:table-cell>
          <table:table-cell office:value-type="string" calcext:value-type="string">
            <text:p>A3AB</text:p>
          </table:table-cell>
          <table:table-cell table:formula="of:=UNICHAR(HEX2DEC([.B940]))" office:value-type="string" office:string-value="ꎫ" calcext:value-type="string">
            <text:p>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x</text:p>
          </table:table-cell>
          <table:table-cell office:value-type="string" calcext:value-type="string">
            <text:p>A3AC</text:p>
          </table:table-cell>
          <table:table-cell table:formula="of:=UNICHAR(HEX2DEC([.B941]))" office:value-type="string" office:string-value="ꎬ" calcext:value-type="string">
            <text:p>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A3AD</text:p>
          </table:table-cell>
          <table:table-cell table:formula="of:=UNICHAR(HEX2DEC([.B942]))" office:value-type="string" office:string-value="ꎭ" calcext:value-type="string">
            <text:p>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p</text:p>
          </table:table-cell>
          <table:table-cell office:value-type="string" calcext:value-type="string">
            <text:p>A3AE</text:p>
          </table:table-cell>
          <table:table-cell table:formula="of:=UNICHAR(HEX2DEC([.B943]))" office:value-type="string" office:string-value="ꎮ" calcext:value-type="string">
            <text:p>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ox</text:p>
          </table:table-cell>
          <table:table-cell office:value-type="string" calcext:value-type="string">
            <text:p>A3AF</text:p>
          </table:table-cell>
          <table:table-cell table:formula="of:=UNICHAR(HEX2DEC([.B944]))" office:value-type="string" office:string-value="ꎯ" calcext:value-type="string">
            <text:p>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o</text:p>
          </table:table-cell>
          <table:table-cell office:value-type="string" calcext:value-type="string">
            <text:p>A3B0</text:p>
          </table:table-cell>
          <table:table-cell table:formula="of:=UNICHAR(HEX2DEC([.B945]))" office:value-type="string" office:string-value="ꎰ" calcext:value-type="string">
            <text:p>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op</text:p>
          </table:table-cell>
          <table:table-cell office:value-type="string" calcext:value-type="string">
            <text:p>A3B1</text:p>
          </table:table-cell>
          <table:table-cell table:formula="of:=UNICHAR(HEX2DEC([.B946]))" office:value-type="string" office:string-value="ꎱ" calcext:value-type="string">
            <text:p>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A3B2</text:p>
          </table:table-cell>
          <table:table-cell table:formula="of:=UNICHAR(HEX2DEC([.B947]))" office:value-type="string" office:string-value="ꎲ" calcext:value-type="string">
            <text:p>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ox</text:p>
          </table:table-cell>
          <table:table-cell office:value-type="string" calcext:value-type="string">
            <text:p>A3B3</text:p>
          </table:table-cell>
          <table:table-cell table:formula="of:=UNICHAR(HEX2DEC([.B948]))" office:value-type="string" office:string-value="ꎳ" calcext:value-type="string">
            <text:p>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o</text:p>
          </table:table-cell>
          <table:table-cell office:value-type="string" calcext:value-type="string">
            <text:p>A3B4</text:p>
          </table:table-cell>
          <table:table-cell table:formula="of:=UNICHAR(HEX2DEC([.B949]))" office:value-type="string" office:string-value="ꎴ" calcext:value-type="string">
            <text:p>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A3B5</text:p>
          </table:table-cell>
          <table:table-cell table:formula="of:=UNICHAR(HEX2DEC([.B950]))" office:value-type="string" office:string-value="ꎵ" calcext:value-type="string">
            <text:p>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t</text:p>
          </table:table-cell>
          <table:table-cell office:value-type="string" calcext:value-type="string">
            <text:p>A3B6</text:p>
          </table:table-cell>
          <table:table-cell table:formula="of:=UNICHAR(HEX2DEC([.B951]))" office:value-type="string" office:string-value="ꎶ" calcext:value-type="string">
            <text:p>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x</text:p>
          </table:table-cell>
          <table:table-cell office:value-type="string" calcext:value-type="string">
            <text:p>A3B7</text:p>
          </table:table-cell>
          <table:table-cell table:formula="of:=UNICHAR(HEX2DEC([.B952]))" office:value-type="string" office:string-value="ꎷ" calcext:value-type="string">
            <text:p>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A3B8</text:p>
          </table:table-cell>
          <table:table-cell table:formula="of:=UNICHAR(HEX2DEC([.B953]))" office:value-type="string" office:string-value="ꎸ" calcext:value-type="string">
            <text:p>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p</text:p>
          </table:table-cell>
          <table:table-cell office:value-type="string" calcext:value-type="string">
            <text:p>A3B9</text:p>
          </table:table-cell>
          <table:table-cell table:formula="of:=UNICHAR(HEX2DEC([.B954]))" office:value-type="string" office:string-value="ꎹ" calcext:value-type="string">
            <text:p>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t</text:p>
          </table:table-cell>
          <table:table-cell office:value-type="string" calcext:value-type="string">
            <text:p>A3BA</text:p>
          </table:table-cell>
          <table:table-cell table:formula="of:=UNICHAR(HEX2DEC([.B955]))" office:value-type="string" office:string-value="ꎺ" calcext:value-type="string">
            <text:p>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x</text:p>
          </table:table-cell>
          <table:table-cell office:value-type="string" calcext:value-type="string">
            <text:p>A3BB</text:p>
          </table:table-cell>
          <table:table-cell table:formula="of:=UNICHAR(HEX2DEC([.B956]))" office:value-type="string" office:string-value="ꎻ" calcext:value-type="string">
            <text:p>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</text:p>
          </table:table-cell>
          <table:table-cell office:value-type="string" calcext:value-type="string">
            <text:p>A3BC</text:p>
          </table:table-cell>
          <table:table-cell table:formula="of:=UNICHAR(HEX2DEC([.B957]))" office:value-type="string" office:string-value="ꎼ" calcext:value-type="string">
            <text:p>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p</text:p>
          </table:table-cell>
          <table:table-cell office:value-type="string" calcext:value-type="string">
            <text:p>A3BD</text:p>
          </table:table-cell>
          <table:table-cell table:formula="of:=UNICHAR(HEX2DEC([.B958]))" office:value-type="string" office:string-value="ꎽ" calcext:value-type="string">
            <text:p>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rx</text:p>
          </table:table-cell>
          <table:table-cell office:value-type="string" calcext:value-type="string">
            <text:p>A3BE</text:p>
          </table:table-cell>
          <table:table-cell table:formula="of:=UNICHAR(HEX2DEC([.B959]))" office:value-type="string" office:string-value="ꎾ" calcext:value-type="string">
            <text:p>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r</text:p>
          </table:table-cell>
          <table:table-cell office:value-type="string" calcext:value-type="string">
            <text:p>A3BF</text:p>
          </table:table-cell>
          <table:table-cell table:formula="of:=UNICHAR(HEX2DEC([.B960]))" office:value-type="string" office:string-value="ꎿ" calcext:value-type="string">
            <text:p>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yt</text:p>
          </table:table-cell>
          <table:table-cell office:value-type="string" calcext:value-type="string">
            <text:p>A3C0</text:p>
          </table:table-cell>
          <table:table-cell table:formula="of:=UNICHAR(HEX2DEC([.B961]))" office:value-type="string" office:string-value="ꏀ" calcext:value-type="string">
            <text:p>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yx</text:p>
          </table:table-cell>
          <table:table-cell office:value-type="string" calcext:value-type="string">
            <text:p>A3C1</text:p>
          </table:table-cell>
          <table:table-cell table:formula="of:=UNICHAR(HEX2DEC([.B962]))" office:value-type="string" office:string-value="ꏁ" calcext:value-type="string">
            <text:p>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A3C2</text:p>
          </table:table-cell>
          <table:table-cell table:formula="of:=UNICHAR(HEX2DEC([.B963]))" office:value-type="string" office:string-value="ꏂ" calcext:value-type="string">
            <text:p>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yp</text:p>
          </table:table-cell>
          <table:table-cell office:value-type="string" calcext:value-type="string">
            <text:p>A3C3</text:p>
          </table:table-cell>
          <table:table-cell table:formula="of:=UNICHAR(HEX2DEC([.B964]))" office:value-type="string" office:string-value="ꏃ" calcext:value-type="string">
            <text:p>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yrx</text:p>
          </table:table-cell>
          <table:table-cell office:value-type="string" calcext:value-type="string">
            <text:p>A3C4</text:p>
          </table:table-cell>
          <table:table-cell table:formula="of:=UNICHAR(HEX2DEC([.B965]))" office:value-type="string" office:string-value="ꏄ" calcext:value-type="string">
            <text:p>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yr</text:p>
          </table:table-cell>
          <table:table-cell office:value-type="string" calcext:value-type="string">
            <text:p>A3C5</text:p>
          </table:table-cell>
          <table:table-cell table:formula="of:=UNICHAR(HEX2DEC([.B966]))" office:value-type="string" office:string-value="ꏅ" calcext:value-type="string">
            <text:p>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A3C6</text:p>
          </table:table-cell>
          <table:table-cell table:formula="of:=UNICHAR(HEX2DEC([.B967]))" office:value-type="string" office:string-value="ꏆ" calcext:value-type="string">
            <text:p>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x</text:p>
          </table:table-cell>
          <table:table-cell office:value-type="string" calcext:value-type="string">
            <text:p>A3C7</text:p>
          </table:table-cell>
          <table:table-cell table:formula="of:=UNICHAR(HEX2DEC([.B968]))" office:value-type="string" office:string-value="ꏇ" calcext:value-type="string">
            <text:p>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A3C8</text:p>
          </table:table-cell>
          <table:table-cell table:formula="of:=UNICHAR(HEX2DEC([.B969]))" office:value-type="string" office:string-value="ꏈ" calcext:value-type="string">
            <text:p>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p</text:p>
          </table:table-cell>
          <table:table-cell office:value-type="string" calcext:value-type="string">
            <text:p>A3C9</text:p>
          </table:table-cell>
          <table:table-cell table:formula="of:=UNICHAR(HEX2DEC([.B970]))" office:value-type="string" office:string-value="ꏉ" calcext:value-type="string">
            <text:p>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ox</text:p>
          </table:table-cell>
          <table:table-cell office:value-type="string" calcext:value-type="string">
            <text:p>A3CA</text:p>
          </table:table-cell>
          <table:table-cell table:formula="of:=UNICHAR(HEX2DEC([.B971]))" office:value-type="string" office:string-value="ꏊ" calcext:value-type="string">
            <text:p>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o</text:p>
          </table:table-cell>
          <table:table-cell office:value-type="string" calcext:value-type="string">
            <text:p>A3CB</text:p>
          </table:table-cell>
          <table:table-cell table:formula="of:=UNICHAR(HEX2DEC([.B972]))" office:value-type="string" office:string-value="ꏋ" calcext:value-type="string">
            <text:p>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op</text:p>
          </table:table-cell>
          <table:table-cell office:value-type="string" calcext:value-type="string">
            <text:p>A3CC</text:p>
          </table:table-cell>
          <table:table-cell table:formula="of:=UNICHAR(HEX2DEC([.B973]))" office:value-type="string" office:string-value="ꏌ" calcext:value-type="string">
            <text:p>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A3CD</text:p>
          </table:table-cell>
          <table:table-cell table:formula="of:=UNICHAR(HEX2DEC([.B974]))" office:value-type="string" office:string-value="ꏍ" calcext:value-type="string">
            <text:p>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x</text:p>
          </table:table-cell>
          <table:table-cell office:value-type="string" calcext:value-type="string">
            <text:p>A3CE</text:p>
          </table:table-cell>
          <table:table-cell table:formula="of:=UNICHAR(HEX2DEC([.B975]))" office:value-type="string" office:string-value="ꏎ" calcext:value-type="string">
            <text:p>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A3CF</text:p>
          </table:table-cell>
          <table:table-cell table:formula="of:=UNICHAR(HEX2DEC([.B976]))" office:value-type="string" office:string-value="ꏏ" calcext:value-type="string">
            <text:p>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p</text:p>
          </table:table-cell>
          <table:table-cell office:value-type="string" calcext:value-type="string">
            <text:p>A3D0</text:p>
          </table:table-cell>
          <table:table-cell table:formula="of:=UNICHAR(HEX2DEC([.B977]))" office:value-type="string" office:string-value="ꏐ" calcext:value-type="string">
            <text:p>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x</text:p>
          </table:table-cell>
          <table:table-cell office:value-type="string" calcext:value-type="string">
            <text:p>A3D1</text:p>
          </table:table-cell>
          <table:table-cell table:formula="of:=UNICHAR(HEX2DEC([.B978]))" office:value-type="string" office:string-value="ꏑ" calcext:value-type="string">
            <text:p>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A3D2</text:p>
          </table:table-cell>
          <table:table-cell table:formula="of:=UNICHAR(HEX2DEC([.B979]))" office:value-type="string" office:string-value="ꏒ" calcext:value-type="string">
            <text:p>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3D3</text:p>
          </table:table-cell>
          <table:table-cell table:formula="of:=UNICHAR(HEX2DEC([.B980]))" office:value-type="string" office:string-value="ꏓ" calcext:value-type="string">
            <text:p>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t</text:p>
          </table:table-cell>
          <table:table-cell office:value-type="string" calcext:value-type="string">
            <text:p>A3D4</text:p>
          </table:table-cell>
          <table:table-cell table:formula="of:=UNICHAR(HEX2DEC([.B981]))" office:value-type="string" office:string-value="ꏔ" calcext:value-type="string">
            <text:p>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x</text:p>
          </table:table-cell>
          <table:table-cell office:value-type="string" calcext:value-type="string">
            <text:p>A3D5</text:p>
          </table:table-cell>
          <table:table-cell table:formula="of:=UNICHAR(HEX2DEC([.B982]))" office:value-type="string" office:string-value="ꏕ" calcext:value-type="string">
            <text:p>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A3D6</text:p>
          </table:table-cell>
          <table:table-cell table:formula="of:=UNICHAR(HEX2DEC([.B983]))" office:value-type="string" office:string-value="ꏖ" calcext:value-type="string">
            <text:p>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p</text:p>
          </table:table-cell>
          <table:table-cell office:value-type="string" calcext:value-type="string">
            <text:p>A3D7</text:p>
          </table:table-cell>
          <table:table-cell table:formula="of:=UNICHAR(HEX2DEC([.B984]))" office:value-type="string" office:string-value="ꏗ" calcext:value-type="string">
            <text:p>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rx</text:p>
          </table:table-cell>
          <table:table-cell office:value-type="string" calcext:value-type="string">
            <text:p>A3D8</text:p>
          </table:table-cell>
          <table:table-cell table:formula="of:=UNICHAR(HEX2DEC([.B985]))" office:value-type="string" office:string-value="ꏘ" calcext:value-type="string">
            <text:p>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r</text:p>
          </table:table-cell>
          <table:table-cell office:value-type="string" calcext:value-type="string">
            <text:p>A3D9</text:p>
          </table:table-cell>
          <table:table-cell table:formula="of:=UNICHAR(HEX2DEC([.B986]))" office:value-type="string" office:string-value="ꏙ" calcext:value-type="string">
            <text:p>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t</text:p>
          </table:table-cell>
          <table:table-cell office:value-type="string" calcext:value-type="string">
            <text:p>A3DA</text:p>
          </table:table-cell>
          <table:table-cell table:formula="of:=UNICHAR(HEX2DEC([.B987]))" office:value-type="string" office:string-value="ꏚ" calcext:value-type="string">
            <text:p>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x</text:p>
          </table:table-cell>
          <table:table-cell office:value-type="string" calcext:value-type="string">
            <text:p>A3DB</text:p>
          </table:table-cell>
          <table:table-cell table:formula="of:=UNICHAR(HEX2DEC([.B988]))" office:value-type="string" office:string-value="ꏛ" calcext:value-type="string">
            <text:p>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A3DC</text:p>
          </table:table-cell>
          <table:table-cell table:formula="of:=UNICHAR(HEX2DEC([.B989]))" office:value-type="string" office:string-value="ꏜ" calcext:value-type="string">
            <text:p>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p</text:p>
          </table:table-cell>
          <table:table-cell office:value-type="string" calcext:value-type="string">
            <text:p>A3DD</text:p>
          </table:table-cell>
          <table:table-cell table:formula="of:=UNICHAR(HEX2DEC([.B990]))" office:value-type="string" office:string-value="ꏝ" calcext:value-type="string">
            <text:p>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rx</text:p>
          </table:table-cell>
          <table:table-cell office:value-type="string" calcext:value-type="string">
            <text:p>A3DE</text:p>
          </table:table-cell>
          <table:table-cell table:formula="of:=UNICHAR(HEX2DEC([.B991]))" office:value-type="string" office:string-value="ꏞ" calcext:value-type="string">
            <text:p>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r</text:p>
          </table:table-cell>
          <table:table-cell office:value-type="string" calcext:value-type="string">
            <text:p>A3DF</text:p>
          </table:table-cell>
          <table:table-cell table:formula="of:=UNICHAR(HEX2DEC([.B992]))" office:value-type="string" office:string-value="ꏟ" calcext:value-type="string">
            <text:p>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t</text:p>
          </table:table-cell>
          <table:table-cell office:value-type="string" calcext:value-type="string">
            <text:p>A3E0</text:p>
          </table:table-cell>
          <table:table-cell table:formula="of:=UNICHAR(HEX2DEC([.B993]))" office:value-type="string" office:string-value="ꏠ" calcext:value-type="string">
            <text:p>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x</text:p>
          </table:table-cell>
          <table:table-cell office:value-type="string" calcext:value-type="string">
            <text:p>A3E1</text:p>
          </table:table-cell>
          <table:table-cell table:formula="of:=UNICHAR(HEX2DEC([.B994]))" office:value-type="string" office:string-value="ꏡ" calcext:value-type="string">
            <text:p>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</text:p>
          </table:table-cell>
          <table:table-cell office:value-type="string" calcext:value-type="string">
            <text:p>A3E2</text:p>
          </table:table-cell>
          <table:table-cell table:formula="of:=UNICHAR(HEX2DEC([.B995]))" office:value-type="string" office:string-value="ꏢ" calcext:value-type="string">
            <text:p>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p</text:p>
          </table:table-cell>
          <table:table-cell office:value-type="string" calcext:value-type="string">
            <text:p>A3E3</text:p>
          </table:table-cell>
          <table:table-cell table:formula="of:=UNICHAR(HEX2DEC([.B996]))" office:value-type="string" office:string-value="ꏣ" calcext:value-type="string">
            <text:p>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et</text:p>
          </table:table-cell>
          <table:table-cell office:value-type="string" calcext:value-type="string">
            <text:p>A3E4</text:p>
          </table:table-cell>
          <table:table-cell table:formula="of:=UNICHAR(HEX2DEC([.B997]))" office:value-type="string" office:string-value="ꏤ" calcext:value-type="string">
            <text:p>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ex</text:p>
          </table:table-cell>
          <table:table-cell office:value-type="string" calcext:value-type="string">
            <text:p>A3E5</text:p>
          </table:table-cell>
          <table:table-cell table:formula="of:=UNICHAR(HEX2DEC([.B998]))" office:value-type="string" office:string-value="ꏥ" calcext:value-type="string">
            <text:p>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e</text:p>
          </table:table-cell>
          <table:table-cell office:value-type="string" calcext:value-type="string">
            <text:p>A3E6</text:p>
          </table:table-cell>
          <table:table-cell table:formula="of:=UNICHAR(HEX2DEC([.B999]))" office:value-type="string" office:string-value="ꏦ" calcext:value-type="string">
            <text:p>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ep</text:p>
          </table:table-cell>
          <table:table-cell office:value-type="string" calcext:value-type="string">
            <text:p>A3E7</text:p>
          </table:table-cell>
          <table:table-cell table:formula="of:=UNICHAR(HEX2DEC([.B1000]))" office:value-type="string" office:string-value="ꏧ" calcext:value-type="string">
            <text:p>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ot</text:p>
          </table:table-cell>
          <table:table-cell office:value-type="string" calcext:value-type="string">
            <text:p>A3E8</text:p>
          </table:table-cell>
          <table:table-cell table:formula="of:=UNICHAR(HEX2DEC([.B1001]))" office:value-type="string" office:string-value="ꏨ" calcext:value-type="string">
            <text:p>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ox</text:p>
          </table:table-cell>
          <table:table-cell office:value-type="string" calcext:value-type="string">
            <text:p>A3E9</text:p>
          </table:table-cell>
          <table:table-cell table:formula="of:=UNICHAR(HEX2DEC([.B1002]))" office:value-type="string" office:string-value="ꏩ" calcext:value-type="string">
            <text:p>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o</text:p>
          </table:table-cell>
          <table:table-cell office:value-type="string" calcext:value-type="string">
            <text:p>A3EA</text:p>
          </table:table-cell>
          <table:table-cell table:formula="of:=UNICHAR(HEX2DEC([.B1003]))" office:value-type="string" office:string-value="ꏪ" calcext:value-type="string">
            <text:p>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op</text:p>
          </table:table-cell>
          <table:table-cell office:value-type="string" calcext:value-type="string">
            <text:p>A3EB</text:p>
          </table:table-cell>
          <table:table-cell table:formula="of:=UNICHAR(HEX2DEC([.B1004]))" office:value-type="string" office:string-value="ꏫ" calcext:value-type="string">
            <text:p>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t</text:p>
          </table:table-cell>
          <table:table-cell office:value-type="string" calcext:value-type="string">
            <text:p>A3EC</text:p>
          </table:table-cell>
          <table:table-cell table:formula="of:=UNICHAR(HEX2DEC([.B1005]))" office:value-type="string" office:string-value="ꏬ" calcext:value-type="string">
            <text:p>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x</text:p>
          </table:table-cell>
          <table:table-cell office:value-type="string" calcext:value-type="string">
            <text:p>A3ED</text:p>
          </table:table-cell>
          <table:table-cell table:formula="of:=UNICHAR(HEX2DEC([.B1006]))" office:value-type="string" office:string-value="ꏭ" calcext:value-type="string">
            <text:p>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A3EE</text:p>
          </table:table-cell>
          <table:table-cell table:formula="of:=UNICHAR(HEX2DEC([.B1007]))" office:value-type="string" office:string-value="ꏮ" calcext:value-type="string">
            <text:p>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A3EF</text:p>
          </table:table-cell>
          <table:table-cell table:formula="of:=UNICHAR(HEX2DEC([.B1008]))" office:value-type="string" office:string-value="ꏯ" calcext:value-type="string">
            <text:p>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t</text:p>
          </table:table-cell>
          <table:table-cell office:value-type="string" calcext:value-type="string">
            <text:p>A3F0</text:p>
          </table:table-cell>
          <table:table-cell table:formula="of:=UNICHAR(HEX2DEC([.B1009]))" office:value-type="string" office:string-value="ꏰ" calcext:value-type="string">
            <text:p>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x</text:p>
          </table:table-cell>
          <table:table-cell office:value-type="string" calcext:value-type="string">
            <text:p>A3F1</text:p>
          </table:table-cell>
          <table:table-cell table:formula="of:=UNICHAR(HEX2DEC([.B1010]))" office:value-type="string" office:string-value="ꏱ" calcext:value-type="string">
            <text:p>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A3F2</text:p>
          </table:table-cell>
          <table:table-cell table:formula="of:=UNICHAR(HEX2DEC([.B1011]))" office:value-type="string" office:string-value="ꏲ" calcext:value-type="string">
            <text:p>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p</text:p>
          </table:table-cell>
          <table:table-cell office:value-type="string" calcext:value-type="string">
            <text:p>A3F3</text:p>
          </table:table-cell>
          <table:table-cell table:formula="of:=UNICHAR(HEX2DEC([.B1012]))" office:value-type="string" office:string-value="ꏳ" calcext:value-type="string">
            <text:p>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rx</text:p>
          </table:table-cell>
          <table:table-cell office:value-type="string" calcext:value-type="string">
            <text:p>A3F4</text:p>
          </table:table-cell>
          <table:table-cell table:formula="of:=UNICHAR(HEX2DEC([.B1013]))" office:value-type="string" office:string-value="ꏴ" calcext:value-type="string">
            <text:p>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r</text:p>
          </table:table-cell>
          <table:table-cell office:value-type="string" calcext:value-type="string">
            <text:p>A3F5</text:p>
          </table:table-cell>
          <table:table-cell table:formula="of:=UNICHAR(HEX2DEC([.B1014]))" office:value-type="string" office:string-value="ꏵ" calcext:value-type="string">
            <text:p>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yt</text:p>
          </table:table-cell>
          <table:table-cell office:value-type="string" calcext:value-type="string">
            <text:p>A3F6</text:p>
          </table:table-cell>
          <table:table-cell table:formula="of:=UNICHAR(HEX2DEC([.B1015]))" office:value-type="string" office:string-value="ꏶ" calcext:value-type="string">
            <text:p>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yx</text:p>
          </table:table-cell>
          <table:table-cell office:value-type="string" calcext:value-type="string">
            <text:p>A3F7</text:p>
          </table:table-cell>
          <table:table-cell table:formula="of:=UNICHAR(HEX2DEC([.B1016]))" office:value-type="string" office:string-value="ꏷ" calcext:value-type="string">
            <text:p>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y</text:p>
          </table:table-cell>
          <table:table-cell office:value-type="string" calcext:value-type="string">
            <text:p>A3F8</text:p>
          </table:table-cell>
          <table:table-cell table:formula="of:=UNICHAR(HEX2DEC([.B1017]))" office:value-type="string" office:string-value="ꏸ" calcext:value-type="string">
            <text:p>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yp</text:p>
          </table:table-cell>
          <table:table-cell office:value-type="string" calcext:value-type="string">
            <text:p>A3F9</text:p>
          </table:table-cell>
          <table:table-cell table:formula="of:=UNICHAR(HEX2DEC([.B1018]))" office:value-type="string" office:string-value="ꏹ" calcext:value-type="string">
            <text:p>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yrx</text:p>
          </table:table-cell>
          <table:table-cell office:value-type="string" calcext:value-type="string">
            <text:p>A3FA</text:p>
          </table:table-cell>
          <table:table-cell table:formula="of:=UNICHAR(HEX2DEC([.B1019]))" office:value-type="string" office:string-value="ꏺ" calcext:value-type="string">
            <text:p>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yr</text:p>
          </table:table-cell>
          <table:table-cell office:value-type="string" calcext:value-type="string">
            <text:p>A3FB</text:p>
          </table:table-cell>
          <table:table-cell table:formula="of:=UNICHAR(HEX2DEC([.B1020]))" office:value-type="string" office:string-value="ꏻ" calcext:value-type="string">
            <text:p>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it</text:p>
          </table:table-cell>
          <table:table-cell office:value-type="string" calcext:value-type="string">
            <text:p>A3FC</text:p>
          </table:table-cell>
          <table:table-cell table:formula="of:=UNICHAR(HEX2DEC([.B1021]))" office:value-type="string" office:string-value="ꏼ" calcext:value-type="string">
            <text:p>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ix</text:p>
          </table:table-cell>
          <table:table-cell office:value-type="string" calcext:value-type="string">
            <text:p>A3FD</text:p>
          </table:table-cell>
          <table:table-cell table:formula="of:=UNICHAR(HEX2DEC([.B1022]))" office:value-type="string" office:string-value="ꏽ" calcext:value-type="string">
            <text:p>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A3FE</text:p>
          </table:table-cell>
          <table:table-cell table:formula="of:=UNICHAR(HEX2DEC([.B1023]))" office:value-type="string" office:string-value="ꏾ" calcext:value-type="string">
            <text:p>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ip</text:p>
          </table:table-cell>
          <table:table-cell office:value-type="string" calcext:value-type="string">
            <text:p>A3FF</text:p>
          </table:table-cell>
          <table:table-cell table:formula="of:=UNICHAR(HEX2DEC([.B1024]))" office:value-type="string" office:string-value="ꏿ" calcext:value-type="string">
            <text:p>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iet</text:p>
          </table:table-cell>
          <table:table-cell office:value-type="string" calcext:value-type="string">
            <text:p>A400</text:p>
          </table:table-cell>
          <table:table-cell table:formula="of:=UNICHAR(HEX2DEC([.B1025]))" office:value-type="string" office:string-value="ꐀ" calcext:value-type="string">
            <text:p>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iex</text:p>
          </table:table-cell>
          <table:table-cell office:value-type="string" calcext:value-type="string">
            <text:p>A401</text:p>
          </table:table-cell>
          <table:table-cell table:formula="of:=UNICHAR(HEX2DEC([.B1026]))" office:value-type="string" office:string-value="ꐁ" calcext:value-type="string">
            <text:p>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ie</text:p>
          </table:table-cell>
          <table:table-cell office:value-type="string" calcext:value-type="string">
            <text:p>A402</text:p>
          </table:table-cell>
          <table:table-cell table:formula="of:=UNICHAR(HEX2DEC([.B1027]))" office:value-type="string" office:string-value="ꐂ" calcext:value-type="string">
            <text:p>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iep</text:p>
          </table:table-cell>
          <table:table-cell office:value-type="string" calcext:value-type="string">
            <text:p>A403</text:p>
          </table:table-cell>
          <table:table-cell table:formula="of:=UNICHAR(HEX2DEC([.B1028]))" office:value-type="string" office:string-value="ꐃ" calcext:value-type="string">
            <text:p>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ot</text:p>
          </table:table-cell>
          <table:table-cell office:value-type="string" calcext:value-type="string">
            <text:p>A404</text:p>
          </table:table-cell>
          <table:table-cell table:formula="of:=UNICHAR(HEX2DEC([.B1029]))" office:value-type="string" office:string-value="ꐄ" calcext:value-type="string">
            <text:p>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ox</text:p>
          </table:table-cell>
          <table:table-cell office:value-type="string" calcext:value-type="string">
            <text:p>A405</text:p>
          </table:table-cell>
          <table:table-cell table:formula="of:=UNICHAR(HEX2DEC([.B1030]))" office:value-type="string" office:string-value="ꐅ" calcext:value-type="string">
            <text:p>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o</text:p>
          </table:table-cell>
          <table:table-cell office:value-type="string" calcext:value-type="string">
            <text:p>A406</text:p>
          </table:table-cell>
          <table:table-cell table:formula="of:=UNICHAR(HEX2DEC([.B1031]))" office:value-type="string" office:string-value="ꐆ" calcext:value-type="string">
            <text:p>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op</text:p>
          </table:table-cell>
          <table:table-cell office:value-type="string" calcext:value-type="string">
            <text:p>A407</text:p>
          </table:table-cell>
          <table:table-cell table:formula="of:=UNICHAR(HEX2DEC([.B1032]))" office:value-type="string" office:string-value="ꐇ" calcext:value-type="string">
            <text:p>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ot</text:p>
          </table:table-cell>
          <table:table-cell office:value-type="string" calcext:value-type="string">
            <text:p>A408</text:p>
          </table:table-cell>
          <table:table-cell table:formula="of:=UNICHAR(HEX2DEC([.B1033]))" office:value-type="string" office:string-value="ꐈ" calcext:value-type="string">
            <text:p>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ox</text:p>
          </table:table-cell>
          <table:table-cell office:value-type="string" calcext:value-type="string">
            <text:p>A409</text:p>
          </table:table-cell>
          <table:table-cell table:formula="of:=UNICHAR(HEX2DEC([.B1034]))" office:value-type="string" office:string-value="ꐉ" calcext:value-type="string">
            <text:p>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o</text:p>
          </table:table-cell>
          <table:table-cell office:value-type="string" calcext:value-type="string">
            <text:p>A40A</text:p>
          </table:table-cell>
          <table:table-cell table:formula="of:=UNICHAR(HEX2DEC([.B1035]))" office:value-type="string" office:string-value="ꐊ" calcext:value-type="string">
            <text:p>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op</text:p>
          </table:table-cell>
          <table:table-cell office:value-type="string" calcext:value-type="string">
            <text:p>A40B</text:p>
          </table:table-cell>
          <table:table-cell table:formula="of:=UNICHAR(HEX2DEC([.B1036]))" office:value-type="string" office:string-value="ꐋ" calcext:value-type="string">
            <text:p>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t</text:p>
          </table:table-cell>
          <table:table-cell office:value-type="string" calcext:value-type="string">
            <text:p>A40C</text:p>
          </table:table-cell>
          <table:table-cell table:formula="of:=UNICHAR(HEX2DEC([.B1037]))" office:value-type="string" office:string-value="ꐌ" calcext:value-type="string">
            <text:p>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x</text:p>
          </table:table-cell>
          <table:table-cell office:value-type="string" calcext:value-type="string">
            <text:p>A40D</text:p>
          </table:table-cell>
          <table:table-cell table:formula="of:=UNICHAR(HEX2DEC([.B1038]))" office:value-type="string" office:string-value="ꐍ" calcext:value-type="string">
            <text:p>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A40E</text:p>
          </table:table-cell>
          <table:table-cell table:formula="of:=UNICHAR(HEX2DEC([.B1039]))" office:value-type="string" office:string-value="ꐎ" calcext:value-type="string">
            <text:p>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p</text:p>
          </table:table-cell>
          <table:table-cell office:value-type="string" calcext:value-type="string">
            <text:p>A40F</text:p>
          </table:table-cell>
          <table:table-cell table:formula="of:=UNICHAR(HEX2DEC([.B1040]))" office:value-type="string" office:string-value="ꐏ" calcext:value-type="string">
            <text:p>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rx</text:p>
          </table:table-cell>
          <table:table-cell office:value-type="string" calcext:value-type="string">
            <text:p>A410</text:p>
          </table:table-cell>
          <table:table-cell table:formula="of:=UNICHAR(HEX2DEC([.B1041]))" office:value-type="string" office:string-value="ꐐ" calcext:value-type="string">
            <text:p>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r</text:p>
          </table:table-cell>
          <table:table-cell office:value-type="string" calcext:value-type="string">
            <text:p>A411</text:p>
          </table:table-cell>
          <table:table-cell table:formula="of:=UNICHAR(HEX2DEC([.B1042]))" office:value-type="string" office:string-value="ꐑ" calcext:value-type="string">
            <text:p>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yt</text:p>
          </table:table-cell>
          <table:table-cell office:value-type="string" calcext:value-type="string">
            <text:p>A412</text:p>
          </table:table-cell>
          <table:table-cell table:formula="of:=UNICHAR(HEX2DEC([.B1043]))" office:value-type="string" office:string-value="ꐒ" calcext:value-type="string">
            <text:p>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yx</text:p>
          </table:table-cell>
          <table:table-cell office:value-type="string" calcext:value-type="string">
            <text:p>A413</text:p>
          </table:table-cell>
          <table:table-cell table:formula="of:=UNICHAR(HEX2DEC([.B1044]))" office:value-type="string" office:string-value="ꐓ" calcext:value-type="string">
            <text:p>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y</text:p>
          </table:table-cell>
          <table:table-cell office:value-type="string" calcext:value-type="string">
            <text:p>A414</text:p>
          </table:table-cell>
          <table:table-cell table:formula="of:=UNICHAR(HEX2DEC([.B1045]))" office:value-type="string" office:string-value="ꐔ" calcext:value-type="string">
            <text:p>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yp</text:p>
          </table:table-cell>
          <table:table-cell office:value-type="string" calcext:value-type="string">
            <text:p>A415</text:p>
          </table:table-cell>
          <table:table-cell table:formula="of:=UNICHAR(HEX2DEC([.B1046]))" office:value-type="string" office:string-value="ꐕ" calcext:value-type="string">
            <text:p>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yrx</text:p>
          </table:table-cell>
          <table:table-cell office:value-type="string" calcext:value-type="string">
            <text:p>A416</text:p>
          </table:table-cell>
          <table:table-cell table:formula="of:=UNICHAR(HEX2DEC([.B1047]))" office:value-type="string" office:string-value="ꐖ" calcext:value-type="string">
            <text:p>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yr</text:p>
          </table:table-cell>
          <table:table-cell office:value-type="string" calcext:value-type="string">
            <text:p>A417</text:p>
          </table:table-cell>
          <table:table-cell table:formula="of:=UNICHAR(HEX2DEC([.B1048]))" office:value-type="string" office:string-value="ꐗ" calcext:value-type="string">
            <text:p>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it</text:p>
          </table:table-cell>
          <table:table-cell office:value-type="string" calcext:value-type="string">
            <text:p>A418</text:p>
          </table:table-cell>
          <table:table-cell table:formula="of:=UNICHAR(HEX2DEC([.B1049]))" office:value-type="string" office:string-value="ꐘ" calcext:value-type="string">
            <text:p>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ix</text:p>
          </table:table-cell>
          <table:table-cell office:value-type="string" calcext:value-type="string">
            <text:p>A419</text:p>
          </table:table-cell>
          <table:table-cell table:formula="of:=UNICHAR(HEX2DEC([.B1050]))" office:value-type="string" office:string-value="ꐙ" calcext:value-type="string">
            <text:p>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i</text:p>
          </table:table-cell>
          <table:table-cell office:value-type="string" calcext:value-type="string">
            <text:p>A41A</text:p>
          </table:table-cell>
          <table:table-cell table:formula="of:=UNICHAR(HEX2DEC([.B1051]))" office:value-type="string" office:string-value="ꐚ" calcext:value-type="string">
            <text:p>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ip</text:p>
          </table:table-cell>
          <table:table-cell office:value-type="string" calcext:value-type="string">
            <text:p>A41B</text:p>
          </table:table-cell>
          <table:table-cell table:formula="of:=UNICHAR(HEX2DEC([.B1052]))" office:value-type="string" office:string-value="ꐛ" calcext:value-type="string">
            <text:p>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iet</text:p>
          </table:table-cell>
          <table:table-cell office:value-type="string" calcext:value-type="string">
            <text:p>A41C</text:p>
          </table:table-cell>
          <table:table-cell table:formula="of:=UNICHAR(HEX2DEC([.B1053]))" office:value-type="string" office:string-value="ꐜ" calcext:value-type="string">
            <text:p>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iex</text:p>
          </table:table-cell>
          <table:table-cell office:value-type="string" calcext:value-type="string">
            <text:p>A41D</text:p>
          </table:table-cell>
          <table:table-cell table:formula="of:=UNICHAR(HEX2DEC([.B1054]))" office:value-type="string" office:string-value="ꐝ" calcext:value-type="string">
            <text:p>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ie</text:p>
          </table:table-cell>
          <table:table-cell office:value-type="string" calcext:value-type="string">
            <text:p>A41E</text:p>
          </table:table-cell>
          <table:table-cell table:formula="of:=UNICHAR(HEX2DEC([.B1055]))" office:value-type="string" office:string-value="ꐞ" calcext:value-type="string">
            <text:p>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iep</text:p>
          </table:table-cell>
          <table:table-cell office:value-type="string" calcext:value-type="string">
            <text:p>A41F</text:p>
          </table:table-cell>
          <table:table-cell table:formula="of:=UNICHAR(HEX2DEC([.B1056]))" office:value-type="string" office:string-value="ꐟ" calcext:value-type="string">
            <text:p>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uox</text:p>
          </table:table-cell>
          <table:table-cell office:value-type="string" calcext:value-type="string">
            <text:p>A420</text:p>
          </table:table-cell>
          <table:table-cell table:formula="of:=UNICHAR(HEX2DEC([.B1057]))" office:value-type="string" office:string-value="ꐠ" calcext:value-type="string">
            <text:p>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uo</text:p>
          </table:table-cell>
          <table:table-cell office:value-type="string" calcext:value-type="string">
            <text:p>A421</text:p>
          </table:table-cell>
          <table:table-cell table:formula="of:=UNICHAR(HEX2DEC([.B1058]))" office:value-type="string" office:string-value="ꐡ" calcext:value-type="string">
            <text:p>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uop</text:p>
          </table:table-cell>
          <table:table-cell office:value-type="string" calcext:value-type="string">
            <text:p>A422</text:p>
          </table:table-cell>
          <table:table-cell table:formula="of:=UNICHAR(HEX2DEC([.B1059]))" office:value-type="string" office:string-value="ꐢ" calcext:value-type="string">
            <text:p>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ot</text:p>
          </table:table-cell>
          <table:table-cell office:value-type="string" calcext:value-type="string">
            <text:p>A423</text:p>
          </table:table-cell>
          <table:table-cell table:formula="of:=UNICHAR(HEX2DEC([.B1060]))" office:value-type="string" office:string-value="ꐣ" calcext:value-type="string">
            <text:p>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ox</text:p>
          </table:table-cell>
          <table:table-cell office:value-type="string" calcext:value-type="string">
            <text:p>A424</text:p>
          </table:table-cell>
          <table:table-cell table:formula="of:=UNICHAR(HEX2DEC([.B1061]))" office:value-type="string" office:string-value="ꐤ" calcext:value-type="string">
            <text:p>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o</text:p>
          </table:table-cell>
          <table:table-cell office:value-type="string" calcext:value-type="string">
            <text:p>A425</text:p>
          </table:table-cell>
          <table:table-cell table:formula="of:=UNICHAR(HEX2DEC([.B1062]))" office:value-type="string" office:string-value="ꐥ" calcext:value-type="string">
            <text:p>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op</text:p>
          </table:table-cell>
          <table:table-cell office:value-type="string" calcext:value-type="string">
            <text:p>A426</text:p>
          </table:table-cell>
          <table:table-cell table:formula="of:=UNICHAR(HEX2DEC([.B1063]))" office:value-type="string" office:string-value="ꐦ" calcext:value-type="string">
            <text:p>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ut</text:p>
          </table:table-cell>
          <table:table-cell office:value-type="string" calcext:value-type="string">
            <text:p>A427</text:p>
          </table:table-cell>
          <table:table-cell table:formula="of:=UNICHAR(HEX2DEC([.B1064]))" office:value-type="string" office:string-value="ꐧ" calcext:value-type="string">
            <text:p>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ux</text:p>
          </table:table-cell>
          <table:table-cell office:value-type="string" calcext:value-type="string">
            <text:p>A428</text:p>
          </table:table-cell>
          <table:table-cell table:formula="of:=UNICHAR(HEX2DEC([.B1065]))" office:value-type="string" office:string-value="ꐨ" calcext:value-type="string">
            <text:p>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u</text:p>
          </table:table-cell>
          <table:table-cell office:value-type="string" calcext:value-type="string">
            <text:p>A429</text:p>
          </table:table-cell>
          <table:table-cell table:formula="of:=UNICHAR(HEX2DEC([.B1066]))" office:value-type="string" office:string-value="ꐩ" calcext:value-type="string">
            <text:p>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up</text:p>
          </table:table-cell>
          <table:table-cell office:value-type="string" calcext:value-type="string">
            <text:p>A42A</text:p>
          </table:table-cell>
          <table:table-cell table:formula="of:=UNICHAR(HEX2DEC([.B1067]))" office:value-type="string" office:string-value="ꐪ" calcext:value-type="string">
            <text:p>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urx</text:p>
          </table:table-cell>
          <table:table-cell office:value-type="string" calcext:value-type="string">
            <text:p>A42B</text:p>
          </table:table-cell>
          <table:table-cell table:formula="of:=UNICHAR(HEX2DEC([.B1068]))" office:value-type="string" office:string-value="ꐫ" calcext:value-type="string">
            <text:p>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ur</text:p>
          </table:table-cell>
          <table:table-cell office:value-type="string" calcext:value-type="string">
            <text:p>A42C</text:p>
          </table:table-cell>
          <table:table-cell table:formula="of:=UNICHAR(HEX2DEC([.B1069]))" office:value-type="string" office:string-value="ꐬ" calcext:value-type="string">
            <text:p>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yt</text:p>
          </table:table-cell>
          <table:table-cell office:value-type="string" calcext:value-type="string">
            <text:p>A42D</text:p>
          </table:table-cell>
          <table:table-cell table:formula="of:=UNICHAR(HEX2DEC([.B1070]))" office:value-type="string" office:string-value="ꐭ" calcext:value-type="string">
            <text:p>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yx</text:p>
          </table:table-cell>
          <table:table-cell office:value-type="string" calcext:value-type="string">
            <text:p>A42E</text:p>
          </table:table-cell>
          <table:table-cell table:formula="of:=UNICHAR(HEX2DEC([.B1071]))" office:value-type="string" office:string-value="ꐮ" calcext:value-type="string">
            <text:p>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y</text:p>
          </table:table-cell>
          <table:table-cell office:value-type="string" calcext:value-type="string">
            <text:p>A42F</text:p>
          </table:table-cell>
          <table:table-cell table:formula="of:=UNICHAR(HEX2DEC([.B1072]))" office:value-type="string" office:string-value="ꐯ" calcext:value-type="string">
            <text:p>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jyp</text:p>
          </table:table-cell>
          <table:table-cell office:value-type="string" calcext:value-type="string">
            <text:p>A430</text:p>
          </table:table-cell>
          <table:table-cell table:formula="of:=UNICHAR(HEX2DEC([.B1073]))" office:value-type="string" office:string-value="ꐰ" calcext:value-type="string">
            <text:p>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it</text:p>
          </table:table-cell>
          <table:table-cell office:value-type="string" calcext:value-type="string">
            <text:p>A431</text:p>
          </table:table-cell>
          <table:table-cell table:formula="of:=UNICHAR(HEX2DEC([.B1074]))" office:value-type="string" office:string-value="ꐱ" calcext:value-type="string">
            <text:p>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ix</text:p>
          </table:table-cell>
          <table:table-cell office:value-type="string" calcext:value-type="string">
            <text:p>A432</text:p>
          </table:table-cell>
          <table:table-cell table:formula="of:=UNICHAR(HEX2DEC([.B1075]))" office:value-type="string" office:string-value="ꐲ" calcext:value-type="string">
            <text:p>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i</text:p>
          </table:table-cell>
          <table:table-cell office:value-type="string" calcext:value-type="string">
            <text:p>A433</text:p>
          </table:table-cell>
          <table:table-cell table:formula="of:=UNICHAR(HEX2DEC([.B1076]))" office:value-type="string" office:string-value="ꐳ" calcext:value-type="string">
            <text:p>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ip</text:p>
          </table:table-cell>
          <table:table-cell office:value-type="string" calcext:value-type="string">
            <text:p>A434</text:p>
          </table:table-cell>
          <table:table-cell table:formula="of:=UNICHAR(HEX2DEC([.B1077]))" office:value-type="string" office:string-value="ꐴ" calcext:value-type="string">
            <text:p>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iet</text:p>
          </table:table-cell>
          <table:table-cell office:value-type="string" calcext:value-type="string">
            <text:p>A435</text:p>
          </table:table-cell>
          <table:table-cell table:formula="of:=UNICHAR(HEX2DEC([.B1078]))" office:value-type="string" office:string-value="ꐵ" calcext:value-type="string">
            <text:p>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iex</text:p>
          </table:table-cell>
          <table:table-cell office:value-type="string" calcext:value-type="string">
            <text:p>A436</text:p>
          </table:table-cell>
          <table:table-cell table:formula="of:=UNICHAR(HEX2DEC([.B1079]))" office:value-type="string" office:string-value="ꐶ" calcext:value-type="string">
            <text:p>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ie</text:p>
          </table:table-cell>
          <table:table-cell office:value-type="string" calcext:value-type="string">
            <text:p>A437</text:p>
          </table:table-cell>
          <table:table-cell table:formula="of:=UNICHAR(HEX2DEC([.B1080]))" office:value-type="string" office:string-value="ꐷ" calcext:value-type="string">
            <text:p>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iep</text:p>
          </table:table-cell>
          <table:table-cell office:value-type="string" calcext:value-type="string">
            <text:p>A438</text:p>
          </table:table-cell>
          <table:table-cell table:formula="of:=UNICHAR(HEX2DEC([.B1081]))" office:value-type="string" office:string-value="ꐸ" calcext:value-type="string">
            <text:p>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uox</text:p>
          </table:table-cell>
          <table:table-cell office:value-type="string" calcext:value-type="string">
            <text:p>A439</text:p>
          </table:table-cell>
          <table:table-cell table:formula="of:=UNICHAR(HEX2DEC([.B1082]))" office:value-type="string" office:string-value="ꐹ" calcext:value-type="string">
            <text:p>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uo</text:p>
          </table:table-cell>
          <table:table-cell office:value-type="string" calcext:value-type="string">
            <text:p>A43A</text:p>
          </table:table-cell>
          <table:table-cell table:formula="of:=UNICHAR(HEX2DEC([.B1083]))" office:value-type="string" office:string-value="ꐺ" calcext:value-type="string">
            <text:p>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ot</text:p>
          </table:table-cell>
          <table:table-cell office:value-type="string" calcext:value-type="string">
            <text:p>A43B</text:p>
          </table:table-cell>
          <table:table-cell table:formula="of:=UNICHAR(HEX2DEC([.B1084]))" office:value-type="string" office:string-value="ꐻ" calcext:value-type="string">
            <text:p>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ox</text:p>
          </table:table-cell>
          <table:table-cell office:value-type="string" calcext:value-type="string">
            <text:p>A43C</text:p>
          </table:table-cell>
          <table:table-cell table:formula="of:=UNICHAR(HEX2DEC([.B1085]))" office:value-type="string" office:string-value="ꐼ" calcext:value-type="string">
            <text:p>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o</text:p>
          </table:table-cell>
          <table:table-cell office:value-type="string" calcext:value-type="string">
            <text:p>A43D</text:p>
          </table:table-cell>
          <table:table-cell table:formula="of:=UNICHAR(HEX2DEC([.B1086]))" office:value-type="string" office:string-value="ꐽ" calcext:value-type="string">
            <text:p>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op</text:p>
          </table:table-cell>
          <table:table-cell office:value-type="string" calcext:value-type="string">
            <text:p>A43E</text:p>
          </table:table-cell>
          <table:table-cell table:formula="of:=UNICHAR(HEX2DEC([.B1087]))" office:value-type="string" office:string-value="ꐾ" calcext:value-type="string">
            <text:p>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ux</text:p>
          </table:table-cell>
          <table:table-cell office:value-type="string" calcext:value-type="string">
            <text:p>A43F</text:p>
          </table:table-cell>
          <table:table-cell table:formula="of:=UNICHAR(HEX2DEC([.B1088]))" office:value-type="string" office:string-value="ꐿ" calcext:value-type="string">
            <text:p>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u</text:p>
          </table:table-cell>
          <table:table-cell office:value-type="string" calcext:value-type="string">
            <text:p>A440</text:p>
          </table:table-cell>
          <table:table-cell table:formula="of:=UNICHAR(HEX2DEC([.B1089]))" office:value-type="string" office:string-value="ꑀ" calcext:value-type="string">
            <text:p>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up</text:p>
          </table:table-cell>
          <table:table-cell office:value-type="string" calcext:value-type="string">
            <text:p>A441</text:p>
          </table:table-cell>
          <table:table-cell table:formula="of:=UNICHAR(HEX2DEC([.B1090]))" office:value-type="string" office:string-value="ꑁ" calcext:value-type="string">
            <text:p>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urx</text:p>
          </table:table-cell>
          <table:table-cell office:value-type="string" calcext:value-type="string">
            <text:p>A442</text:p>
          </table:table-cell>
          <table:table-cell table:formula="of:=UNICHAR(HEX2DEC([.B1091]))" office:value-type="string" office:string-value="ꑂ" calcext:value-type="string">
            <text:p>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ur</text:p>
          </table:table-cell>
          <table:table-cell office:value-type="string" calcext:value-type="string">
            <text:p>A443</text:p>
          </table:table-cell>
          <table:table-cell table:formula="of:=UNICHAR(HEX2DEC([.B1092]))" office:value-type="string" office:string-value="ꑃ" calcext:value-type="string">
            <text:p>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yt</text:p>
          </table:table-cell>
          <table:table-cell office:value-type="string" calcext:value-type="string">
            <text:p>A444</text:p>
          </table:table-cell>
          <table:table-cell table:formula="of:=UNICHAR(HEX2DEC([.B1093]))" office:value-type="string" office:string-value="ꑄ" calcext:value-type="string">
            <text:p>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yx</text:p>
          </table:table-cell>
          <table:table-cell office:value-type="string" calcext:value-type="string">
            <text:p>A445</text:p>
          </table:table-cell>
          <table:table-cell table:formula="of:=UNICHAR(HEX2DEC([.B1094]))" office:value-type="string" office:string-value="ꑅ" calcext:value-type="string">
            <text:p>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y</text:p>
          </table:table-cell>
          <table:table-cell office:value-type="string" calcext:value-type="string">
            <text:p>A446</text:p>
          </table:table-cell>
          <table:table-cell table:formula="of:=UNICHAR(HEX2DEC([.B1095]))" office:value-type="string" office:string-value="ꑆ" calcext:value-type="string">
            <text:p>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yp</text:p>
          </table:table-cell>
          <table:table-cell office:value-type="string" calcext:value-type="string">
            <text:p>A447</text:p>
          </table:table-cell>
          <table:table-cell table:formula="of:=UNICHAR(HEX2DEC([.B1096]))" office:value-type="string" office:string-value="ꑇ" calcext:value-type="string">
            <text:p>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yrx</text:p>
          </table:table-cell>
          <table:table-cell office:value-type="string" calcext:value-type="string">
            <text:p>A448</text:p>
          </table:table-cell>
          <table:table-cell table:formula="of:=UNICHAR(HEX2DEC([.B1097]))" office:value-type="string" office:string-value="ꑈ" calcext:value-type="string">
            <text:p>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jyr</text:p>
          </table:table-cell>
          <table:table-cell office:value-type="string" calcext:value-type="string">
            <text:p>A449</text:p>
          </table:table-cell>
          <table:table-cell table:formula="of:=UNICHAR(HEX2DEC([.B1098]))" office:value-type="string" office:string-value="ꑉ" calcext:value-type="string">
            <text:p>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it</text:p>
          </table:table-cell>
          <table:table-cell office:value-type="string" calcext:value-type="string">
            <text:p>A44A</text:p>
          </table:table-cell>
          <table:table-cell table:formula="of:=UNICHAR(HEX2DEC([.B1099]))" office:value-type="string" office:string-value="ꑊ" calcext:value-type="string">
            <text:p>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ix</text:p>
          </table:table-cell>
          <table:table-cell office:value-type="string" calcext:value-type="string">
            <text:p>A44B</text:p>
          </table:table-cell>
          <table:table-cell table:formula="of:=UNICHAR(HEX2DEC([.B1100]))" office:value-type="string" office:string-value="ꑋ" calcext:value-type="string">
            <text:p>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i</text:p>
          </table:table-cell>
          <table:table-cell office:value-type="string" calcext:value-type="string">
            <text:p>A44C</text:p>
          </table:table-cell>
          <table:table-cell table:formula="of:=UNICHAR(HEX2DEC([.B1101]))" office:value-type="string" office:string-value="ꑌ" calcext:value-type="string">
            <text:p>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ip</text:p>
          </table:table-cell>
          <table:table-cell office:value-type="string" calcext:value-type="string">
            <text:p>A44D</text:p>
          </table:table-cell>
          <table:table-cell table:formula="of:=UNICHAR(HEX2DEC([.B1102]))" office:value-type="string" office:string-value="ꑍ" calcext:value-type="string">
            <text:p>ꑍ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iet</text:p>
          </table:table-cell>
          <table:table-cell office:value-type="string" calcext:value-type="string">
            <text:p>A44E</text:p>
          </table:table-cell>
          <table:table-cell table:formula="of:=UNICHAR(HEX2DEC([.B1103]))" office:value-type="string" office:string-value="ꑎ" calcext:value-type="string">
            <text:p>ꑎ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iex</text:p>
          </table:table-cell>
          <table:table-cell office:value-type="string" calcext:value-type="string">
            <text:p>A44F</text:p>
          </table:table-cell>
          <table:table-cell table:formula="of:=UNICHAR(HEX2DEC([.B1104]))" office:value-type="string" office:string-value="ꑏ" calcext:value-type="string">
            <text:p>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ie</text:p>
          </table:table-cell>
          <table:table-cell office:value-type="string" calcext:value-type="string">
            <text:p>A450</text:p>
          </table:table-cell>
          <table:table-cell table:formula="of:=UNICHAR(HEX2DEC([.B1105]))" office:value-type="string" office:string-value="ꑐ" calcext:value-type="string">
            <text:p>ꑐ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iep</text:p>
          </table:table-cell>
          <table:table-cell office:value-type="string" calcext:value-type="string">
            <text:p>A451</text:p>
          </table:table-cell>
          <table:table-cell table:formula="of:=UNICHAR(HEX2DEC([.B1106]))" office:value-type="string" office:string-value="ꑑ" calcext:value-type="string">
            <text:p>ꑑ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uox</text:p>
          </table:table-cell>
          <table:table-cell office:value-type="string" calcext:value-type="string">
            <text:p>A452</text:p>
          </table:table-cell>
          <table:table-cell table:formula="of:=UNICHAR(HEX2DEC([.B1107]))" office:value-type="string" office:string-value="ꑒ" calcext:value-type="string">
            <text:p>ꑒ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uo</text:p>
          </table:table-cell>
          <table:table-cell office:value-type="string" calcext:value-type="string">
            <text:p>A453</text:p>
          </table:table-cell>
          <table:table-cell table:formula="of:=UNICHAR(HEX2DEC([.B1108]))" office:value-type="string" office:string-value="ꑓ" calcext:value-type="string">
            <text:p>ꑓ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uop</text:p>
          </table:table-cell>
          <table:table-cell office:value-type="string" calcext:value-type="string">
            <text:p>A454</text:p>
          </table:table-cell>
          <table:table-cell table:formula="of:=UNICHAR(HEX2DEC([.B1109]))" office:value-type="string" office:string-value="ꑔ" calcext:value-type="string">
            <text:p>ꑔ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ot</text:p>
          </table:table-cell>
          <table:table-cell office:value-type="string" calcext:value-type="string">
            <text:p>A455</text:p>
          </table:table-cell>
          <table:table-cell table:formula="of:=UNICHAR(HEX2DEC([.B1110]))" office:value-type="string" office:string-value="ꑕ" calcext:value-type="string">
            <text:p>ꑕ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ox</text:p>
          </table:table-cell>
          <table:table-cell office:value-type="string" calcext:value-type="string">
            <text:p>A456</text:p>
          </table:table-cell>
          <table:table-cell table:formula="of:=UNICHAR(HEX2DEC([.B1111]))" office:value-type="string" office:string-value="ꑖ" calcext:value-type="string">
            <text:p>ꑖ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o</text:p>
          </table:table-cell>
          <table:table-cell office:value-type="string" calcext:value-type="string">
            <text:p>A457</text:p>
          </table:table-cell>
          <table:table-cell table:formula="of:=UNICHAR(HEX2DEC([.B1112]))" office:value-type="string" office:string-value="ꑗ" calcext:value-type="string">
            <text:p>ꑗ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op</text:p>
          </table:table-cell>
          <table:table-cell office:value-type="string" calcext:value-type="string">
            <text:p>A458</text:p>
          </table:table-cell>
          <table:table-cell table:formula="of:=UNICHAR(HEX2DEC([.B1113]))" office:value-type="string" office:string-value="ꑘ" calcext:value-type="string">
            <text:p>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ut</text:p>
          </table:table-cell>
          <table:table-cell office:value-type="string" calcext:value-type="string">
            <text:p>A459</text:p>
          </table:table-cell>
          <table:table-cell table:formula="of:=UNICHAR(HEX2DEC([.B1114]))" office:value-type="string" office:string-value="ꑙ" calcext:value-type="string">
            <text:p>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ux</text:p>
          </table:table-cell>
          <table:table-cell office:value-type="string" calcext:value-type="string">
            <text:p>A45A</text:p>
          </table:table-cell>
          <table:table-cell table:formula="of:=UNICHAR(HEX2DEC([.B1115]))" office:value-type="string" office:string-value="ꑚ" calcext:value-type="string">
            <text:p>ꑚ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u</text:p>
          </table:table-cell>
          <table:table-cell office:value-type="string" calcext:value-type="string">
            <text:p>A45B</text:p>
          </table:table-cell>
          <table:table-cell table:formula="of:=UNICHAR(HEX2DEC([.B1116]))" office:value-type="string" office:string-value="ꑛ" calcext:value-type="string">
            <text:p>ꑛ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up</text:p>
          </table:table-cell>
          <table:table-cell office:value-type="string" calcext:value-type="string">
            <text:p>A45C</text:p>
          </table:table-cell>
          <table:table-cell table:formula="of:=UNICHAR(HEX2DEC([.B1117]))" office:value-type="string" office:string-value="ꑜ" calcext:value-type="string">
            <text:p>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it</text:p>
          </table:table-cell>
          <table:table-cell office:value-type="string" calcext:value-type="string">
            <text:p>A45D</text:p>
          </table:table-cell>
          <table:table-cell table:formula="of:=UNICHAR(HEX2DEC([.B1118]))" office:value-type="string" office:string-value="ꑝ" calcext:value-type="string">
            <text:p>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ix</text:p>
          </table:table-cell>
          <table:table-cell office:value-type="string" calcext:value-type="string">
            <text:p>A45E</text:p>
          </table:table-cell>
          <table:table-cell table:formula="of:=UNICHAR(HEX2DEC([.B1119]))" office:value-type="string" office:string-value="ꑞ" calcext:value-type="string">
            <text:p>ꑞ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45F</text:p>
          </table:table-cell>
          <table:table-cell table:formula="of:=UNICHAR(HEX2DEC([.B1120]))" office:value-type="string" office:string-value="ꑟ" calcext:value-type="string">
            <text:p>ꑟ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ip</text:p>
          </table:table-cell>
          <table:table-cell office:value-type="string" calcext:value-type="string">
            <text:p>A460</text:p>
          </table:table-cell>
          <table:table-cell table:formula="of:=UNICHAR(HEX2DEC([.B1121]))" office:value-type="string" office:string-value="ꑠ" calcext:value-type="string">
            <text:p>ꑠ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iet</text:p>
          </table:table-cell>
          <table:table-cell office:value-type="string" calcext:value-type="string">
            <text:p>A461</text:p>
          </table:table-cell>
          <table:table-cell table:formula="of:=UNICHAR(HEX2DEC([.B1122]))" office:value-type="string" office:string-value="ꑡ" calcext:value-type="string">
            <text:p>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iex</text:p>
          </table:table-cell>
          <table:table-cell office:value-type="string" calcext:value-type="string">
            <text:p>A462</text:p>
          </table:table-cell>
          <table:table-cell table:formula="of:=UNICHAR(HEX2DEC([.B1123]))" office:value-type="string" office:string-value="ꑢ" calcext:value-type="string">
            <text:p>ꑢ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ie</text:p>
          </table:table-cell>
          <table:table-cell office:value-type="string" calcext:value-type="string">
            <text:p>A463</text:p>
          </table:table-cell>
          <table:table-cell table:formula="of:=UNICHAR(HEX2DEC([.B1124]))" office:value-type="string" office:string-value="ꑣ" calcext:value-type="string">
            <text:p>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iep</text:p>
          </table:table-cell>
          <table:table-cell office:value-type="string" calcext:value-type="string">
            <text:p>A464</text:p>
          </table:table-cell>
          <table:table-cell table:formula="of:=UNICHAR(HEX2DEC([.B1125]))" office:value-type="string" office:string-value="ꑤ" calcext:value-type="string">
            <text:p>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uox</text:p>
          </table:table-cell>
          <table:table-cell office:value-type="string" calcext:value-type="string">
            <text:p>A465</text:p>
          </table:table-cell>
          <table:table-cell table:formula="of:=UNICHAR(HEX2DEC([.B1126]))" office:value-type="string" office:string-value="ꑥ" calcext:value-type="string">
            <text:p>ꑥ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uo</text:p>
          </table:table-cell>
          <table:table-cell office:value-type="string" calcext:value-type="string">
            <text:p>A466</text:p>
          </table:table-cell>
          <table:table-cell table:formula="of:=UNICHAR(HEX2DEC([.B1127]))" office:value-type="string" office:string-value="ꑦ" calcext:value-type="string">
            <text:p>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t</text:p>
          </table:table-cell>
          <table:table-cell office:value-type="string" calcext:value-type="string">
            <text:p>A467</text:p>
          </table:table-cell>
          <table:table-cell table:formula="of:=UNICHAR(HEX2DEC([.B1128]))" office:value-type="string" office:string-value="ꑧ" calcext:value-type="string">
            <text:p>ꑧ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x</text:p>
          </table:table-cell>
          <table:table-cell office:value-type="string" calcext:value-type="string">
            <text:p>A468</text:p>
          </table:table-cell>
          <table:table-cell table:formula="of:=UNICHAR(HEX2DEC([.B1129]))" office:value-type="string" office:string-value="ꑨ" calcext:value-type="string">
            <text:p>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A469</text:p>
          </table:table-cell>
          <table:table-cell table:formula="of:=UNICHAR(HEX2DEC([.B1130]))" office:value-type="string" office:string-value="ꑩ" calcext:value-type="string">
            <text:p>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p</text:p>
          </table:table-cell>
          <table:table-cell office:value-type="string" calcext:value-type="string">
            <text:p>A46A</text:p>
          </table:table-cell>
          <table:table-cell table:formula="of:=UNICHAR(HEX2DEC([.B1131]))" office:value-type="string" office:string-value="ꑪ" calcext:value-type="string">
            <text:p>ꑪ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yt</text:p>
          </table:table-cell>
          <table:table-cell office:value-type="string" calcext:value-type="string">
            <text:p>A46B</text:p>
          </table:table-cell>
          <table:table-cell table:formula="of:=UNICHAR(HEX2DEC([.B1132]))" office:value-type="string" office:string-value="ꑫ" calcext:value-type="string">
            <text:p>ꑫ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yx</text:p>
          </table:table-cell>
          <table:table-cell office:value-type="string" calcext:value-type="string">
            <text:p>A46C</text:p>
          </table:table-cell>
          <table:table-cell table:formula="of:=UNICHAR(HEX2DEC([.B1133]))" office:value-type="string" office:string-value="ꑬ" calcext:value-type="string">
            <text:p>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y</text:p>
          </table:table-cell>
          <table:table-cell office:value-type="string" calcext:value-type="string">
            <text:p>A46D</text:p>
          </table:table-cell>
          <table:table-cell table:formula="of:=UNICHAR(HEX2DEC([.B1134]))" office:value-type="string" office:string-value="ꑭ" calcext:value-type="string">
            <text:p>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yp</text:p>
          </table:table-cell>
          <table:table-cell office:value-type="string" calcext:value-type="string">
            <text:p>A46E</text:p>
          </table:table-cell>
          <table:table-cell table:formula="of:=UNICHAR(HEX2DEC([.B1135]))" office:value-type="string" office:string-value="ꑮ" calcext:value-type="string">
            <text:p>ꑮ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yrx</text:p>
          </table:table-cell>
          <table:table-cell office:value-type="string" calcext:value-type="string">
            <text:p>A46F</text:p>
          </table:table-cell>
          <table:table-cell table:formula="of:=UNICHAR(HEX2DEC([.B1136]))" office:value-type="string" office:string-value="ꑯ" calcext:value-type="string">
            <text:p>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yr</text:p>
          </table:table-cell>
          <table:table-cell office:value-type="string" calcext:value-type="string">
            <text:p>A470</text:p>
          </table:table-cell>
          <table:table-cell table:formula="of:=UNICHAR(HEX2DEC([.B1137]))" office:value-type="string" office:string-value="ꑰ" calcext:value-type="string">
            <text:p>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it</text:p>
          </table:table-cell>
          <table:table-cell office:value-type="string" calcext:value-type="string">
            <text:p>A471</text:p>
          </table:table-cell>
          <table:table-cell table:formula="of:=UNICHAR(HEX2DEC([.B1138]))" office:value-type="string" office:string-value="ꑱ" calcext:value-type="string">
            <text:p>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ix</text:p>
          </table:table-cell>
          <table:table-cell office:value-type="string" calcext:value-type="string">
            <text:p>A472</text:p>
          </table:table-cell>
          <table:table-cell table:formula="of:=UNICHAR(HEX2DEC([.B1139]))" office:value-type="string" office:string-value="ꑲ" calcext:value-type="string">
            <text:p>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A473</text:p>
          </table:table-cell>
          <table:table-cell table:formula="of:=UNICHAR(HEX2DEC([.B1140]))" office:value-type="string" office:string-value="ꑳ" calcext:value-type="string">
            <text:p>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ip</text:p>
          </table:table-cell>
          <table:table-cell office:value-type="string" calcext:value-type="string">
            <text:p>A474</text:p>
          </table:table-cell>
          <table:table-cell table:formula="of:=UNICHAR(HEX2DEC([.B1141]))" office:value-type="string" office:string-value="ꑴ" calcext:value-type="string">
            <text:p>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iet</text:p>
          </table:table-cell>
          <table:table-cell office:value-type="string" calcext:value-type="string">
            <text:p>A475</text:p>
          </table:table-cell>
          <table:table-cell table:formula="of:=UNICHAR(HEX2DEC([.B1142]))" office:value-type="string" office:string-value="ꑵ" calcext:value-type="string">
            <text:p>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iex</text:p>
          </table:table-cell>
          <table:table-cell office:value-type="string" calcext:value-type="string">
            <text:p>A476</text:p>
          </table:table-cell>
          <table:table-cell table:formula="of:=UNICHAR(HEX2DEC([.B1143]))" office:value-type="string" office:string-value="ꑶ" calcext:value-type="string">
            <text:p>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ie</text:p>
          </table:table-cell>
          <table:table-cell office:value-type="string" calcext:value-type="string">
            <text:p>A477</text:p>
          </table:table-cell>
          <table:table-cell table:formula="of:=UNICHAR(HEX2DEC([.B1144]))" office:value-type="string" office:string-value="ꑷ" calcext:value-type="string">
            <text:p>ꑷ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iep</text:p>
          </table:table-cell>
          <table:table-cell office:value-type="string" calcext:value-type="string">
            <text:p>A478</text:p>
          </table:table-cell>
          <table:table-cell table:formula="of:=UNICHAR(HEX2DEC([.B1145]))" office:value-type="string" office:string-value="ꑸ" calcext:value-type="string">
            <text:p>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ot</text:p>
          </table:table-cell>
          <table:table-cell office:value-type="string" calcext:value-type="string">
            <text:p>A479</text:p>
          </table:table-cell>
          <table:table-cell table:formula="of:=UNICHAR(HEX2DEC([.B1146]))" office:value-type="string" office:string-value="ꑹ" calcext:value-type="string">
            <text:p>ꑹ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ox</text:p>
          </table:table-cell>
          <table:table-cell office:value-type="string" calcext:value-type="string">
            <text:p>A47A</text:p>
          </table:table-cell>
          <table:table-cell table:formula="of:=UNICHAR(HEX2DEC([.B1147]))" office:value-type="string" office:string-value="ꑺ" calcext:value-type="string">
            <text:p>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o</text:p>
          </table:table-cell>
          <table:table-cell office:value-type="string" calcext:value-type="string">
            <text:p>A47B</text:p>
          </table:table-cell>
          <table:table-cell table:formula="of:=UNICHAR(HEX2DEC([.B1148]))" office:value-type="string" office:string-value="ꑻ" calcext:value-type="string">
            <text:p>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op</text:p>
          </table:table-cell>
          <table:table-cell office:value-type="string" calcext:value-type="string">
            <text:p>A47C</text:p>
          </table:table-cell>
          <table:table-cell table:formula="of:=UNICHAR(HEX2DEC([.B1149]))" office:value-type="string" office:string-value="ꑼ" calcext:value-type="string">
            <text:p>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t</text:p>
          </table:table-cell>
          <table:table-cell office:value-type="string" calcext:value-type="string">
            <text:p>A47D</text:p>
          </table:table-cell>
          <table:table-cell table:formula="of:=UNICHAR(HEX2DEC([.B1150]))" office:value-type="string" office:string-value="ꑽ" calcext:value-type="string">
            <text:p>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x</text:p>
          </table:table-cell>
          <table:table-cell office:value-type="string" calcext:value-type="string">
            <text:p>A47E</text:p>
          </table:table-cell>
          <table:table-cell table:formula="of:=UNICHAR(HEX2DEC([.B1151]))" office:value-type="string" office:string-value="ꑾ" calcext:value-type="string">
            <text:p>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A47F</text:p>
          </table:table-cell>
          <table:table-cell table:formula="of:=UNICHAR(HEX2DEC([.B1152]))" office:value-type="string" office:string-value="ꑿ" calcext:value-type="string">
            <text:p>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p</text:p>
          </table:table-cell>
          <table:table-cell office:value-type="string" calcext:value-type="string">
            <text:p>A480</text:p>
          </table:table-cell>
          <table:table-cell table:formula="of:=UNICHAR(HEX2DEC([.B1153]))" office:value-type="string" office:string-value="ꒀ" calcext:value-type="string">
            <text:p>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t</text:p>
          </table:table-cell>
          <table:table-cell office:value-type="string" calcext:value-type="string">
            <text:p>A481</text:p>
          </table:table-cell>
          <table:table-cell table:formula="of:=UNICHAR(HEX2DEC([.B1154]))" office:value-type="string" office:string-value="ꒁ" calcext:value-type="string">
            <text:p>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x</text:p>
          </table:table-cell>
          <table:table-cell office:value-type="string" calcext:value-type="string">
            <text:p>A482</text:p>
          </table:table-cell>
          <table:table-cell table:formula="of:=UNICHAR(HEX2DEC([.B1155]))" office:value-type="string" office:string-value="ꒂ" calcext:value-type="string">
            <text:p>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A483</text:p>
          </table:table-cell>
          <table:table-cell table:formula="of:=UNICHAR(HEX2DEC([.B1156]))" office:value-type="string" office:string-value="ꒃ" calcext:value-type="string">
            <text:p>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p</text:p>
          </table:table-cell>
          <table:table-cell office:value-type="string" calcext:value-type="string">
            <text:p>A484</text:p>
          </table:table-cell>
          <table:table-cell table:formula="of:=UNICHAR(HEX2DEC([.B1157]))" office:value-type="string" office:string-value="ꒄ" calcext:value-type="string">
            <text:p>ꒄ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rx</text:p>
          </table:table-cell>
          <table:table-cell office:value-type="string" calcext:value-type="string">
            <text:p>A485</text:p>
          </table:table-cell>
          <table:table-cell table:formula="of:=UNICHAR(HEX2DEC([.B1158]))" office:value-type="string" office:string-value="ꒅ" calcext:value-type="string">
            <text:p>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r</text:p>
          </table:table-cell>
          <table:table-cell office:value-type="string" calcext:value-type="string">
            <text:p>A486</text:p>
          </table:table-cell>
          <table:table-cell table:formula="of:=UNICHAR(HEX2DEC([.B1159]))" office:value-type="string" office:string-value="ꒆ" calcext:value-type="string">
            <text:p>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yt</text:p>
          </table:table-cell>
          <table:table-cell office:value-type="string" calcext:value-type="string">
            <text:p>A487</text:p>
          </table:table-cell>
          <table:table-cell table:formula="of:=UNICHAR(HEX2DEC([.B1160]))" office:value-type="string" office:string-value="ꒇ" calcext:value-type="string">
            <text:p>ꒇ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yx</text:p>
          </table:table-cell>
          <table:table-cell office:value-type="string" calcext:value-type="string">
            <text:p>A488</text:p>
          </table:table-cell>
          <table:table-cell table:formula="of:=UNICHAR(HEX2DEC([.B1161]))" office:value-type="string" office:string-value="ꒈ" calcext:value-type="string">
            <text:p>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489</text:p>
          </table:table-cell>
          <table:table-cell table:formula="of:=UNICHAR(HEX2DEC([.B1162]))" office:value-type="string" office:string-value="ꒉ" calcext:value-type="string">
            <text:p>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yp</text:p>
          </table:table-cell>
          <table:table-cell office:value-type="string" calcext:value-type="string">
            <text:p>A48A</text:p>
          </table:table-cell>
          <table:table-cell table:formula="of:=UNICHAR(HEX2DEC([.B1163]))" office:value-type="string" office:string-value="ꒊ" calcext:value-type="string">
            <text:p>ꒊ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yrx</text:p>
          </table:table-cell>
          <table:table-cell office:value-type="string" calcext:value-type="string">
            <text:p>A48B</text:p>
          </table:table-cell>
          <table:table-cell table:formula="of:=UNICHAR(HEX2DEC([.B1164]))" office:value-type="string" office:string-value="ꒋ" calcext:value-type="string">
            <text:p>ꒋ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yr</text:p>
          </table:table-cell>
          <table:table-cell office:value-type="string" calcext:value-type="string">
            <text:p>A48C</text:p>
          </table:table-cell>
          <table:table-cell table:formula="of:=UNICHAR(HEX2DEC([.B1165]))" office:value-type="string" office:string-value="ꒌ" calcext:value-type="string">
            <text:p>ꒌ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0:23:17.59024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1T14:41:07.043000000</meta:creation-date>
    <dc:date>2025-10-09T10:25:02.984906700</dc:date>
    <meta:editing-duration>P1DT3H20M29S</meta:editing-duration>
    <meta:editing-cycles>10</meta:editing-cycles>
    <meta:generator>LibreOffice/25.8.1.1$Windows_X86_64 LibreOffice_project/54047653041915e595ad4e45cccea684809c77b5</meta:generator>
    <meta:document-statistic meta:table-count="2" meta:cell-count="5950" meta:object-count="0"/>
  </office:meta>
</office:document-meta>
</file>